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44mm"/>
    </style:style>
    <style:style style:name="co2" style:family="table-column">
      <style:table-column-properties fo:break-before="auto" style:column-width="13.0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0folds" table:style-name="ta1">
        <table:table-column table:style-name="co1" table:number-columns-repeated="2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34.603" calcext:value-type="float">
            <text:p>34,603</text:p>
          </table:table-cell>
          <table:table-cell office:value-type="float" office:value="37.016" calcext:value-type="float">
            <text:p>37,016</text:p>
          </table:table-cell>
          <table:table-cell office:value-type="float" office:value="39.365" calcext:value-type="float">
            <text:p>39,365</text:p>
          </table:table-cell>
          <table:table-cell office:value-type="float" office:value="40.889" calcext:value-type="float">
            <text:p>40,889</text:p>
          </table:table-cell>
          <table:table-cell office:value-type="float" office:value="42.921" calcext:value-type="float">
            <text:p>42,921</text:p>
          </table:table-cell>
          <table:table-cell office:value-type="float" office:value="43.683" calcext:value-type="float">
            <text:p>43,683</text:p>
          </table:table-cell>
          <table:table-cell office:value-type="float" office:value="44.254" calcext:value-type="float">
            <text:p>44,254</text:p>
          </table:table-cell>
          <table:table-cell office:value-type="float" office:value="44.444" calcext:value-type="float">
            <text:p>44,444</text:p>
          </table:table-cell>
          <table:table-cell office:value-type="float" office:value="44.19" calcext:value-type="float">
            <text:p>44,19</text:p>
          </table:table-cell>
          <table:table-cell office:value-type="float" office:value="43.429" calcext:value-type="float">
            <text:p>43,429</text:p>
          </table:table-cell>
          <table:table-cell office:value-type="float" office:value="42.984" calcext:value-type="float">
            <text:p>42,984</text:p>
          </table:table-cell>
          <table:table-cell table:number-columns-repeated="2" office:value-type="float" office:value="43.048" calcext:value-type="float">
            <text:p>43,048</text:p>
          </table:table-cell>
          <table:table-cell table:number-columns-repeated="2" office:value-type="float" office:value="41.714" calcext:value-type="float">
            <text:p>41,714</text:p>
          </table:table-cell>
          <table:table-cell table:number-columns-repeated="2" office:value-type="float" office:value="40.825" calcext:value-type="float">
            <text:p>40,825</text:p>
          </table:table-cell>
          <table:table-cell office:value-type="float" office:value="40.317" calcext:value-type="float">
            <text:p>40,317</text:p>
          </table:table-cell>
          <table:table-cell table:number-columns-repeated="3" office:value-type="float" office:value="39.873" calcext:value-type="float">
            <text:p>39,873</text:p>
          </table:table-cell>
          <table:table-cell office:value-type="float" office:value="39.111" calcext:value-type="float">
            <text:p>39,111</text:p>
          </table:table-cell>
          <table:table-cell office:value-type="float" office:value="38.984" calcext:value-type="float">
            <text:p>38,984</text:p>
          </table:table-cell>
          <table:table-cell office:value-type="float" office:value="38.54" calcext:value-type="float">
            <text:p>38,54</text:p>
          </table:table-cell>
        </table:table-row>
        <table:table-row table:style-name="ro1">
          <table:table-cell office:value-type="float" office:value="40.423" calcext:value-type="float">
            <text:p>40,423</text:p>
          </table:table-cell>
          <table:table-cell office:value-type="float" office:value="42.37" calcext:value-type="float">
            <text:p>42,37</text:p>
          </table:table-cell>
          <table:table-cell office:value-type="float" office:value="44.233" calcext:value-type="float">
            <text:p>44,233</text:p>
          </table:table-cell>
          <table:table-cell office:value-type="float" office:value="45.27" calcext:value-type="float">
            <text:p>45,27</text:p>
          </table:table-cell>
          <table:table-cell office:value-type="float" office:value="46.497" calcext:value-type="float">
            <text:p>46,497</text:p>
          </table:table-cell>
          <table:table-cell office:value-type="float" office:value="46.37" calcext:value-type="float">
            <text:p>46,37</text:p>
          </table:table-cell>
          <table:table-cell office:value-type="float" office:value="46.667" calcext:value-type="float">
            <text:p>46,667</text:p>
          </table:table-cell>
          <table:table-cell office:value-type="float" office:value="46.73" calcext:value-type="float">
            <text:p>46,73</text:p>
          </table:table-cell>
          <table:table-cell office:value-type="float" office:value="46.497" calcext:value-type="float">
            <text:p>46,497</text:p>
          </table:table-cell>
          <table:table-cell office:value-type="float" office:value="45.862" calcext:value-type="float">
            <text:p>45,862</text:p>
          </table:table-cell>
          <table:table-cell office:value-type="float" office:value="45.524" calcext:value-type="float">
            <text:p>45,524</text:p>
          </table:table-cell>
          <table:table-cell table:number-columns-repeated="2" office:value-type="float" office:value="45.608" calcext:value-type="float">
            <text:p>45,608</text:p>
          </table:table-cell>
          <table:table-cell table:number-columns-repeated="2" office:value-type="float" office:value="44.508" calcext:value-type="float">
            <text:p>44,508</text:p>
          </table:table-cell>
          <table:table-cell table:number-columns-repeated="2" office:value-type="float" office:value="43.831" calcext:value-type="float">
            <text:p>43,831</text:p>
          </table:table-cell>
          <table:table-cell office:value-type="float" office:value="43.365" calcext:value-type="float">
            <text:p>43,365</text:p>
          </table:table-cell>
          <table:table-cell table:number-columns-repeated="3" office:value-type="float" office:value="43.069" calcext:value-type="float">
            <text:p>43,069</text:p>
          </table:table-cell>
          <table:table-cell office:value-type="float" office:value="42.624" calcext:value-type="float">
            <text:p>42,624</text:p>
          </table:table-cell>
          <table:table-cell office:value-type="float" office:value="42.561" calcext:value-type="float">
            <text:p>42,561</text:p>
          </table:table-cell>
          <table:table-cell office:value-type="float" office:value="42.265" calcext:value-type="float">
            <text:p>42,26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26" calcext:value-type="float">
            <text:p>326</text:p>
          </table:table-cell>
          <table:table-cell office:value-type="float" office:value="508" calcext:value-type="float">
            <text:p>508</text:p>
          </table:table-cell>
          <table:table-cell office:value-type="float" office:value="651" calcext:value-type="float">
            <text:p>651</text:p>
          </table:table-cell>
          <table:table-cell office:value-type="float" office:value="827" calcext:value-type="float">
            <text:p>827</text:p>
          </table:table-cell>
          <table:table-cell office:value-type="float" office:value="962" calcext:value-type="float">
            <text:p>962</text:p>
          </table:table-cell>
          <table:table-cell office:value-type="float" office:value="1050" calcext:value-type="float">
            <text:p>1050</text:p>
          </table:table-cell>
          <table:table-cell office:value-type="float" office:value="1065" calcext:value-type="float">
            <text:p>1065</text:p>
          </table:table-cell>
          <table:table-cell office:value-type="float" office:value="1055" calcext:value-type="float">
            <text:p>1055</text:p>
          </table:table-cell>
          <table:table-cell office:value-type="float" office:value="1028" calcext:value-type="float">
            <text:p>1028</text:p>
          </table:table-cell>
          <table:table-cell office:value-type="float" office:value="1002" calcext:value-type="float">
            <text:p>1002</text:p>
          </table:table-cell>
          <table:table-cell table:number-columns-repeated="2" office:value-type="float" office:value="998" calcext:value-type="float">
            <text:p>998</text:p>
          </table:table-cell>
          <table:table-cell table:number-columns-repeated="2" office:value-type="float" office:value="951" calcext:value-type="float">
            <text:p>951</text:p>
          </table:table-cell>
          <table:table-cell table:number-columns-repeated="2" office:value-type="float" office:value="896" calcext:value-type="float">
            <text:p>896</text:p>
          </table:table-cell>
          <table:table-cell office:value-type="float" office:value="855" calcext:value-type="float">
            <text:p>855</text:p>
          </table:table-cell>
          <table:table-cell table:number-columns-repeated="3" office:value-type="float" office:value="833" calcext:value-type="float">
            <text:p>833</text:p>
          </table:table-cell>
          <table:table-cell office:value-type="float" office:value="776" calcext:value-type="float">
            <text:p>776</text:p>
          </table:table-cell>
          <table:table-cell office:value-type="float" office:value="758" calcext:value-type="float">
            <text:p>758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34.603" calcext:value-type="float">
            <text:p>34,603</text:p>
          </table:table-cell>
          <table:table-cell office:value-type="float" office:value="37.016" calcext:value-type="float">
            <text:p>37,016</text:p>
          </table:table-cell>
          <table:table-cell office:value-type="float" office:value="39.365" calcext:value-type="float">
            <text:p>39,365</text:p>
          </table:table-cell>
          <table:table-cell office:value-type="float" office:value="40.889" calcext:value-type="float">
            <text:p>40,889</text:p>
          </table:table-cell>
          <table:table-cell office:value-type="float" office:value="42.921" calcext:value-type="float">
            <text:p>42,921</text:p>
          </table:table-cell>
          <table:table-cell office:value-type="float" office:value="43.683" calcext:value-type="float">
            <text:p>43,683</text:p>
          </table:table-cell>
          <table:table-cell office:value-type="float" office:value="43.873" calcext:value-type="float">
            <text:p>43,873</text:p>
          </table:table-cell>
          <table:table-cell office:value-type="float" office:value="43.683" calcext:value-type="float">
            <text:p>43,683</text:p>
          </table:table-cell>
          <table:table-cell office:value-type="float" office:value="43.238" calcext:value-type="float">
            <text:p>43,238</text:p>
          </table:table-cell>
          <table:table-cell office:value-type="float" office:value="42.73" calcext:value-type="float">
            <text:p>42,73</text:p>
          </table:table-cell>
          <table:table-cell office:value-type="float" office:value="42.095" calcext:value-type="float">
            <text:p>42,095</text:p>
          </table:table-cell>
          <table:table-cell table:number-columns-repeated="2" office:value-type="float" office:value="42.159" calcext:value-type="float">
            <text:p>42,159</text:p>
          </table:table-cell>
          <table:table-cell table:number-columns-repeated="2" office:value-type="float" office:value="41.46" calcext:value-type="float">
            <text:p>41,46</text:p>
          </table:table-cell>
          <table:table-cell table:number-columns-repeated="2" office:value-type="float" office:value="40.635" calcext:value-type="float">
            <text:p>40,635</text:p>
          </table:table-cell>
          <table:table-cell office:value-type="float" office:value="39.81" calcext:value-type="float">
            <text:p>39,81</text:p>
          </table:table-cell>
          <table:table-cell table:number-columns-repeated="2" office:value-type="float" office:value="39.429" calcext:value-type="float">
            <text:p>39,429</text:p>
          </table:table-cell>
          <table:table-cell office:value-type="float" office:value="39.238" calcext:value-type="float">
            <text:p>39,238</text:p>
          </table:table-cell>
          <table:table-cell table:number-columns-repeated="2" office:value-type="float" office:value="38.413" calcext:value-type="float">
            <text:p>38,413</text:p>
          </table:table-cell>
          <table:table-cell office:value-type="float" office:value="38.032" calcext:value-type="float">
            <text:p>38,032</text:p>
          </table:table-cell>
        </table:table-row>
        <table:table-row table:style-name="ro1">
          <table:table-cell office:value-type="float" office:value="40.423" calcext:value-type="float">
            <text:p>40,423</text:p>
          </table:table-cell>
          <table:table-cell office:value-type="float" office:value="42.37" calcext:value-type="float">
            <text:p>42,37</text:p>
          </table:table-cell>
          <table:table-cell office:value-type="float" office:value="44.233" calcext:value-type="float">
            <text:p>44,233</text:p>
          </table:table-cell>
          <table:table-cell office:value-type="float" office:value="45.27" calcext:value-type="float">
            <text:p>45,27</text:p>
          </table:table-cell>
          <table:table-cell office:value-type="float" office:value="46.497" calcext:value-type="float">
            <text:p>46,497</text:p>
          </table:table-cell>
          <table:table-cell office:value-type="float" office:value="46.37" calcext:value-type="float">
            <text:p>46,37</text:p>
          </table:table-cell>
          <table:table-cell office:value-type="float" office:value="46.497" calcext:value-type="float">
            <text:p>46,497</text:p>
          </table:table-cell>
          <table:table-cell office:value-type="float" office:value="46.307" calcext:value-type="float">
            <text:p>46,307</text:p>
          </table:table-cell>
          <table:table-cell office:value-type="float" office:value="46.053" calcext:value-type="float">
            <text:p>46,053</text:p>
          </table:table-cell>
          <table:table-cell office:value-type="float" office:value="45.587" calcext:value-type="float">
            <text:p>45,587</text:p>
          </table:table-cell>
          <table:table-cell office:value-type="float" office:value="45.122" calcext:value-type="float">
            <text:p>45,122</text:p>
          </table:table-cell>
          <table:table-cell table:number-columns-repeated="2" office:value-type="float" office:value="45.185" calcext:value-type="float">
            <text:p>45,185</text:p>
          </table:table-cell>
          <table:table-cell table:number-columns-repeated="2" office:value-type="float" office:value="44.508" calcext:value-type="float">
            <text:p>44,508</text:p>
          </table:table-cell>
          <table:table-cell office:value-type="float" office:value="43.831" calcext:value-type="float">
            <text:p>43,831</text:p>
          </table:table-cell>
          <table:table-cell office:value-type="float" office:value="43.852" calcext:value-type="float">
            <text:p>43,852</text:p>
          </table:table-cell>
          <table:table-cell office:value-type="float" office:value="43.259" calcext:value-type="float">
            <text:p>43,259</text:p>
          </table:table-cell>
          <table:table-cell table:number-columns-repeated="2" office:value-type="float" office:value="42.963" calcext:value-type="float">
            <text:p>42,963</text:p>
          </table:table-cell>
          <table:table-cell office:value-type="float" office:value="42.984" calcext:value-type="float">
            <text:p>42,984</text:p>
          </table:table-cell>
          <table:table-cell table:number-columns-repeated="2" office:value-type="float" office:value="42.476" calcext:value-type="float">
            <text:p>42,476</text:p>
          </table:table-cell>
          <table:table-cell office:value-type="float" office:value="42.18" calcext:value-type="float">
            <text:p>42,1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26" calcext:value-type="float">
            <text:p>326</text:p>
          </table:table-cell>
          <table:table-cell office:value-type="float" office:value="508" calcext:value-type="float">
            <text:p>508</text:p>
          </table:table-cell>
          <table:table-cell office:value-type="float" office:value="651" calcext:value-type="float">
            <text:p>651</text:p>
          </table:table-cell>
          <table:table-cell office:value-type="float" office:value="827" calcext:value-type="float">
            <text:p>827</text:p>
          </table:table-cell>
          <table:table-cell office:value-type="float" office:value="962" calcext:value-type="float">
            <text:p>962</text:p>
          </table:table-cell>
          <table:table-cell office:value-type="float" office:value="1001" calcext:value-type="float">
            <text:p>1001</text:p>
          </table:table-cell>
          <table:table-cell office:value-type="float" office:value="989" calcext:value-type="float">
            <text:p>989</text:p>
          </table:table-cell>
          <table:table-cell office:value-type="float" office:value="953" calcext:value-type="float">
            <text:p>953</text:p>
          </table:table-cell>
          <table:table-cell office:value-type="float" office:value="948" calcext:value-type="float">
            <text:p>948</text:p>
          </table:table-cell>
          <table:table-cell table:number-columns-repeated="3" office:value-type="float" office:value="916" calcext:value-type="float">
            <text:p>916</text:p>
          </table:table-cell>
          <table:table-cell table:number-columns-repeated="2" office:value-type="float" office:value="906" calcext:value-type="float">
            <text:p>906</text:p>
          </table:table-cell>
          <table:table-cell office:value-type="float" office:value="851" calcext:value-type="float">
            <text:p>851</text:p>
          </table:table-cell>
          <table:table-cell office:value-type="float" office:value="847" calcext:value-type="float">
            <text:p>847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778" calcext:value-type="float">
            <text:p>778</text:p>
          </table:table-cell>
          <table:table-cell office:value-type="float" office:value="756" calcext:value-type="float">
            <text:p>756</text:p>
          </table:table-cell>
          <table:table-cell table:number-columns-repeated="2" office:value-type="float" office:value="693" calcext:value-type="float">
            <text:p>693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34.603" calcext:value-type="float">
            <text:p>34,603</text:p>
          </table:table-cell>
          <table:table-cell office:value-type="float" office:value="37.016" calcext:value-type="float">
            <text:p>37,016</text:p>
          </table:table-cell>
          <table:table-cell office:value-type="float" office:value="39.365" calcext:value-type="float">
            <text:p>39,365</text:p>
          </table:table-cell>
          <table:table-cell office:value-type="float" office:value="40.889" calcext:value-type="float">
            <text:p>40,889</text:p>
          </table:table-cell>
          <table:table-cell office:value-type="float" office:value="42.921" calcext:value-type="float">
            <text:p>42,921</text:p>
          </table:table-cell>
          <table:table-cell office:value-type="float" office:value="43.365" calcext:value-type="float">
            <text:p>43,365</text:p>
          </table:table-cell>
          <table:table-cell office:value-type="float" office:value="42.857" calcext:value-type="float">
            <text:p>42,857</text:p>
          </table:table-cell>
          <table:table-cell office:value-type="float" office:value="42.667" calcext:value-type="float">
            <text:p>42,667</text:p>
          </table:table-cell>
          <table:table-cell office:value-type="float" office:value="42.095" calcext:value-type="float">
            <text:p>42,095</text:p>
          </table:table-cell>
          <table:table-cell office:value-type="float" office:value="41.651" calcext:value-type="float">
            <text:p>41,651</text:p>
          </table:table-cell>
          <table:table-cell office:value-type="float" office:value="41.016" calcext:value-type="float">
            <text:p>41,016</text:p>
          </table:table-cell>
          <table:table-cell table:number-columns-repeated="2" office:value-type="float" office:value="40.762" calcext:value-type="float">
            <text:p>40,762</text:p>
          </table:table-cell>
          <table:table-cell table:number-columns-repeated="2" office:value-type="float" office:value="40.063" calcext:value-type="float">
            <text:p>40,063</text:p>
          </table:table-cell>
          <table:table-cell table:number-columns-repeated="2" office:value-type="float" office:value="39.556" calcext:value-type="float">
            <text:p>39,556</text:p>
          </table:table-cell>
          <table:table-cell table:number-columns-repeated="3" office:value-type="float" office:value="38.73" calcext:value-type="float">
            <text:p>38,73</text:p>
          </table:table-cell>
          <table:table-cell office:value-type="float" office:value="38.54" calcext:value-type="float">
            <text:p>38,54</text:p>
          </table:table-cell>
          <table:table-cell table:number-columns-repeated="2" office:value-type="float" office:value="37.778" calcext:value-type="float">
            <text:p>37,778</text:p>
          </table:table-cell>
          <table:table-cell office:value-type="float" office:value="37.333" calcext:value-type="float">
            <text:p>37,333</text:p>
          </table:table-cell>
        </table:table-row>
        <table:table-row table:style-name="ro1">
          <table:table-cell office:value-type="float" office:value="40.423" calcext:value-type="float">
            <text:p>40,423</text:p>
          </table:table-cell>
          <table:table-cell office:value-type="float" office:value="42.37" calcext:value-type="float">
            <text:p>42,37</text:p>
          </table:table-cell>
          <table:table-cell office:value-type="float" office:value="44.233" calcext:value-type="float">
            <text:p>44,233</text:p>
          </table:table-cell>
          <table:table-cell office:value-type="float" office:value="45.27" calcext:value-type="float">
            <text:p>45,27</text:p>
          </table:table-cell>
          <table:table-cell office:value-type="float" office:value="46.497" calcext:value-type="float">
            <text:p>46,497</text:p>
          </table:table-cell>
          <table:table-cell office:value-type="float" office:value="46.138" calcext:value-type="float">
            <text:p>46,138</text:p>
          </table:table-cell>
          <table:table-cell office:value-type="float" office:value="45.735" calcext:value-type="float">
            <text:p>45,735</text:p>
          </table:table-cell>
          <table:table-cell office:value-type="float" office:value="45.545" calcext:value-type="float">
            <text:p>45,545</text:p>
          </table:table-cell>
          <table:table-cell office:value-type="float" office:value="45.164" calcext:value-type="float">
            <text:p>45,164</text:p>
          </table:table-cell>
          <table:table-cell office:value-type="float" office:value="44.698" calcext:value-type="float">
            <text:p>44,698</text:p>
          </table:table-cell>
          <table:table-cell office:value-type="float" office:value="44.233" calcext:value-type="float">
            <text:p>44,233</text:p>
          </table:table-cell>
          <table:table-cell table:number-columns-repeated="2" office:value-type="float" office:value="43.937" calcext:value-type="float">
            <text:p>43,937</text:p>
          </table:table-cell>
          <table:table-cell table:number-columns-repeated="2" office:value-type="float" office:value="43.259" calcext:value-type="float">
            <text:p>43,259</text:p>
          </table:table-cell>
          <table:table-cell office:value-type="float" office:value="42.942" calcext:value-type="float">
            <text:p>42,942</text:p>
          </table:table-cell>
          <table:table-cell office:value-type="float" office:value="42.963" calcext:value-type="float">
            <text:p>42,963</text:p>
          </table:table-cell>
          <table:table-cell table:number-columns-repeated="3" office:value-type="float" office:value="42.37" calcext:value-type="float">
            <text:p>42,37</text:p>
          </table:table-cell>
          <table:table-cell office:value-type="float" office:value="42.392" calcext:value-type="float">
            <text:p>42,392</text:p>
          </table:table-cell>
          <table:table-cell table:number-columns-repeated="2" office:value-type="float" office:value="41.884" calcext:value-type="float">
            <text:p>41,884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26" calcext:value-type="float">
            <text:p>326</text:p>
          </table:table-cell>
          <table:table-cell office:value-type="float" office:value="508" calcext:value-type="float">
            <text:p>508</text:p>
          </table:table-cell>
          <table:table-cell office:value-type="float" office:value="651" calcext:value-type="float">
            <text:p>651</text:p>
          </table:table-cell>
          <table:table-cell office:value-type="float" office:value="827" calcext:value-type="float">
            <text:p>827</text:p>
          </table:table-cell>
          <table:table-cell office:value-type="float" office:value="928" calcext:value-type="float">
            <text:p>928</text:p>
          </table:table-cell>
          <table:table-cell office:value-type="float" office:value="917" calcext:value-type="float">
            <text:p>917</text:p>
          </table:table-cell>
          <table:table-cell office:value-type="float" office:value="905" calcext:value-type="float">
            <text:p>905</text:p>
          </table:table-cell>
          <table:table-cell office:value-type="float" office:value="866" calcext:value-type="float">
            <text:p>866</text:p>
          </table:table-cell>
          <table:table-cell office:value-type="float" office:value="861" calcext:value-type="float">
            <text:p>861</text:p>
          </table:table-cell>
          <table:table-cell office:value-type="float" office:value="829" calcext:value-type="float">
            <text:p>829</text:p>
          </table:table-cell>
          <table:table-cell table:number-columns-repeated="2" office:value-type="float" office:value="810" calcext:value-type="float">
            <text:p>81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776" calcext:value-type="float">
            <text:p>776</text:p>
          </table:table-cell>
          <table:table-cell office:value-type="float" office:value="772" calcext:value-type="float">
            <text:p>772</text:p>
          </table:table-cell>
          <table:table-cell table:number-columns-repeated="3" office:value-type="float" office:value="725" calcext:value-type="float">
            <text:p>725</text:p>
          </table:table-cell>
          <table:table-cell office:value-type="float" office:value="703" calcext:value-type="float">
            <text:p>703</text:p>
          </table:table-cell>
          <table:table-cell table:number-columns-repeated="2" office:value-type="float" office:value="640" calcext:value-type="float">
            <text:p>640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34.603" calcext:value-type="float">
            <text:p>34,603</text:p>
          </table:table-cell>
          <table:table-cell office:value-type="float" office:value="37.016" calcext:value-type="float">
            <text:p>37,016</text:p>
          </table:table-cell>
          <table:table-cell office:value-type="float" office:value="39.365" calcext:value-type="float">
            <text:p>39,365</text:p>
          </table:table-cell>
          <table:table-cell office:value-type="float" office:value="40.889" calcext:value-type="float">
            <text:p>40,889</text:p>
          </table:table-cell>
          <table:table-cell office:value-type="float" office:value="42.921" calcext:value-type="float">
            <text:p>42,921</text:p>
          </table:table-cell>
          <table:table-cell office:value-type="float" office:value="42.667" calcext:value-type="float">
            <text:p>42,667</text:p>
          </table:table-cell>
          <table:table-cell office:value-type="float" office:value="42.286" calcext:value-type="float">
            <text:p>42,286</text:p>
          </table:table-cell>
          <table:table-cell office:value-type="float" office:value="42.032" calcext:value-type="float">
            <text:p>42,032</text:p>
          </table:table-cell>
          <table:table-cell office:value-type="float" office:value="41.968" calcext:value-type="float">
            <text:p>41,968</text:p>
          </table:table-cell>
          <table:table-cell office:value-type="float" office:value="41.46" calcext:value-type="float">
            <text:p>41,46</text:p>
          </table:table-cell>
          <table:table-cell office:value-type="float" office:value="40.825" calcext:value-type="float">
            <text:p>40,825</text:p>
          </table:table-cell>
          <table:table-cell table:number-columns-repeated="2" office:value-type="float" office:value="40.571" calcext:value-type="float">
            <text:p>40,571</text:p>
          </table:table-cell>
          <table:table-cell table:number-columns-repeated="2" office:value-type="float" office:value="39.746" calcext:value-type="float">
            <text:p>39,746</text:p>
          </table:table-cell>
          <table:table-cell office:value-type="float" office:value="38.794" calcext:value-type="float">
            <text:p>38,794</text:p>
          </table:table-cell>
          <table:table-cell office:value-type="float" office:value="38.73" calcext:value-type="float">
            <text:p>38,73</text:p>
          </table:table-cell>
          <table:table-cell table:number-columns-repeated="3" office:value-type="float" office:value="37.968" calcext:value-type="float">
            <text:p>37,968</text:p>
          </table:table-cell>
          <table:table-cell table:number-columns-repeated="3" office:value-type="float" office:value="37.778" calcext:value-type="float">
            <text:p>37,778</text:p>
          </table:table-cell>
          <table:table-cell office:value-type="float" office:value="37.333" calcext:value-type="float">
            <text:p>37,333</text:p>
          </table:table-cell>
        </table:table-row>
        <table:table-row table:style-name="ro1">
          <table:table-cell office:value-type="float" office:value="40.423" calcext:value-type="float">
            <text:p>40,423</text:p>
          </table:table-cell>
          <table:table-cell office:value-type="float" office:value="42.37" calcext:value-type="float">
            <text:p>42,37</text:p>
          </table:table-cell>
          <table:table-cell office:value-type="float" office:value="44.233" calcext:value-type="float">
            <text:p>44,233</text:p>
          </table:table-cell>
          <table:table-cell office:value-type="float" office:value="45.27" calcext:value-type="float">
            <text:p>45,27</text:p>
          </table:table-cell>
          <table:table-cell office:value-type="float" office:value="46.497" calcext:value-type="float">
            <text:p>46,497</text:p>
          </table:table-cell>
          <table:table-cell office:value-type="float" office:value="45.82" calcext:value-type="float">
            <text:p>45,82</text:p>
          </table:table-cell>
          <table:table-cell office:value-type="float" office:value="45.418" calcext:value-type="float">
            <text:p>45,418</text:p>
          </table:table-cell>
          <table:table-cell office:value-type="float" office:value="45.228" calcext:value-type="float">
            <text:p>45,228</text:p>
          </table:table-cell>
          <table:table-cell office:value-type="float" office:value="45.101" calcext:value-type="float">
            <text:p>45,101</text:p>
          </table:table-cell>
          <table:table-cell office:value-type="float" office:value="44.635" calcext:value-type="float">
            <text:p>44,635</text:p>
          </table:table-cell>
          <table:table-cell office:value-type="float" office:value="44.169" calcext:value-type="float">
            <text:p>44,169</text:p>
          </table:table-cell>
          <table:table-cell table:number-columns-repeated="2" office:value-type="float" office:value="43.873" calcext:value-type="float">
            <text:p>43,873</text:p>
          </table:table-cell>
          <table:table-cell table:number-columns-repeated="2" office:value-type="float" office:value="43.196" calcext:value-type="float">
            <text:p>43,196</text:p>
          </table:table-cell>
          <table:table-cell office:value-type="float" office:value="42.476" calcext:value-type="float">
            <text:p>42,476</text:p>
          </table:table-cell>
          <table:table-cell office:value-type="float" office:value="42.497" calcext:value-type="float">
            <text:p>42,497</text:p>
          </table:table-cell>
          <table:table-cell table:number-columns-repeated="3" office:value-type="float" office:value="41.905" calcext:value-type="float">
            <text:p>41,905</text:p>
          </table:table-cell>
          <table:table-cell table:number-columns-repeated="3" office:value-type="float" office:value="41.884" calcext:value-type="float">
            <text:p>41,884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26" calcext:value-type="float">
            <text:p>326</text:p>
          </table:table-cell>
          <table:table-cell office:value-type="float" office:value="508" calcext:value-type="float">
            <text:p>508</text:p>
          </table:table-cell>
          <table:table-cell office:value-type="float" office:value="651" calcext:value-type="float">
            <text:p>651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office:value-type="float" office:value="866" calcext:value-type="float">
            <text:p>866</text:p>
          </table:table-cell>
          <table:table-cell office:value-type="float" office:value="854" calcext:value-type="float">
            <text:p>854</text:p>
          </table:table-cell>
          <table:table-cell office:value-type="float" office:value="839" calcext:value-type="float">
            <text:p>839</text:p>
          </table:table-cell>
          <table:table-cell office:value-type="float" office:value="834" calcext:value-type="float">
            <text:p>834</text:p>
          </table:table-cell>
          <table:table-cell office:value-type="float" office:value="799" calcext:value-type="float">
            <text:p>799</text:p>
          </table:table-cell>
          <table:table-cell table:number-columns-repeated="2" office:value-type="float" office:value="780" calcext:value-type="float">
            <text:p>780</text:p>
          </table:table-cell>
          <table:table-cell table:number-columns-repeated="2" office:value-type="float" office:value="767" calcext:value-type="float">
            <text:p>767</text:p>
          </table:table-cell>
          <table:table-cell office:value-type="float" office:value="714" calcext:value-type="float">
            <text:p>714</text:p>
          </table:table-cell>
          <table:table-cell office:value-type="float" office:value="710" calcext:value-type="float">
            <text:p>710</text:p>
          </table:table-cell>
          <table:table-cell table:number-columns-repeated="3" office:value-type="float" office:value="663" calcext:value-type="float">
            <text:p>663</text:p>
          </table:table-cell>
          <table:table-cell table:number-columns-repeated="3" office:value-type="float" office:value="640" calcext:value-type="float">
            <text:p>640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34.603" calcext:value-type="float">
            <text:p>34,603</text:p>
          </table:table-cell>
          <table:table-cell office:value-type="float" office:value="37.016" calcext:value-type="float">
            <text:p>37,016</text:p>
          </table:table-cell>
          <table:table-cell office:value-type="float" office:value="39.365" calcext:value-type="float">
            <text:p>39,365</text:p>
          </table:table-cell>
          <table:table-cell office:value-type="float" office:value="40.889" calcext:value-type="float">
            <text:p>40,889</text:p>
          </table:table-cell>
          <table:table-cell office:value-type="float" office:value="42.921" calcext:value-type="float">
            <text:p>42,921</text:p>
          </table:table-cell>
          <table:table-cell office:value-type="float" office:value="42.095" calcext:value-type="float">
            <text:p>42,095</text:p>
          </table:table-cell>
          <table:table-cell office:value-type="float" office:value="41.651" calcext:value-type="float">
            <text:p>41,651</text:p>
          </table:table-cell>
          <table:table-cell office:value-type="float" office:value="41.397" calcext:value-type="float">
            <text:p>41,397</text:p>
          </table:table-cell>
          <table:table-cell office:value-type="float" office:value="41.27" calcext:value-type="float">
            <text:p>41,27</text:p>
          </table:table-cell>
          <table:table-cell office:value-type="float" office:value="40.381" calcext:value-type="float">
            <text:p>40,381</text:p>
          </table:table-cell>
          <table:table-cell office:value-type="float" office:value="39.873" calcext:value-type="float">
            <text:p>39,873</text:p>
          </table:table-cell>
          <table:table-cell table:number-columns-repeated="2" office:value-type="float" office:value="39.492" calcext:value-type="float">
            <text:p>39,492</text:p>
          </table:table-cell>
          <table:table-cell table:number-columns-repeated="2" office:value-type="float" office:value="38.794" calcext:value-type="float">
            <text:p>38,794</text:p>
          </table:table-cell>
          <table:table-cell table:number-columns-repeated="2" office:value-type="float" office:value="37.905" calcext:value-type="float">
            <text:p>37,905</text:p>
          </table:table-cell>
          <table:table-cell table:number-columns-repeated="7" office:value-type="float" office:value="37.079" calcext:value-type="float">
            <text:p>37,079</text:p>
          </table:table-cell>
        </table:table-row>
        <table:table-row table:style-name="ro1">
          <table:table-cell office:value-type="float" office:value="40.423" calcext:value-type="float">
            <text:p>40,423</text:p>
          </table:table-cell>
          <table:table-cell office:value-type="float" office:value="42.37" calcext:value-type="float">
            <text:p>42,37</text:p>
          </table:table-cell>
          <table:table-cell office:value-type="float" office:value="44.233" calcext:value-type="float">
            <text:p>44,233</text:p>
          </table:table-cell>
          <table:table-cell office:value-type="float" office:value="45.27" calcext:value-type="float">
            <text:p>45,27</text:p>
          </table:table-cell>
          <table:table-cell office:value-type="float" office:value="46.497" calcext:value-type="float">
            <text:p>46,497</text:p>
          </table:table-cell>
          <table:table-cell office:value-type="float" office:value="45.735" calcext:value-type="float">
            <text:p>45,735</text:p>
          </table:table-cell>
          <table:table-cell office:value-type="float" office:value="45.333" calcext:value-type="float">
            <text:p>45,333</text:p>
          </table:table-cell>
          <table:table-cell office:value-type="float" office:value="45.143" calcext:value-type="float">
            <text:p>45,143</text:p>
          </table:table-cell>
          <table:table-cell office:value-type="float" office:value="44.995" calcext:value-type="float">
            <text:p>44,995</text:p>
          </table:table-cell>
          <table:table-cell office:value-type="float" office:value="44.19" calcext:value-type="float">
            <text:p>44,19</text:p>
          </table:table-cell>
          <table:table-cell office:value-type="float" office:value="43.746" calcext:value-type="float">
            <text:p>43,746</text:p>
          </table:table-cell>
          <table:table-cell table:number-columns-repeated="2" office:value-type="float" office:value="43.45" calcext:value-type="float">
            <text:p>43,45</text:p>
          </table:table-cell>
          <table:table-cell table:number-columns-repeated="2" office:value-type="float" office:value="42.772" calcext:value-type="float">
            <text:p>42,772</text:p>
          </table:table-cell>
          <table:table-cell table:number-columns-repeated="2" office:value-type="float" office:value="42.053" calcext:value-type="float">
            <text:p>42,053</text:p>
          </table:table-cell>
          <table:table-cell table:number-columns-repeated="7" office:value-type="float" office:value="41.46" calcext:value-type="float">
            <text:p>41,4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26" calcext:value-type="float">
            <text:p>326</text:p>
          </table:table-cell>
          <table:table-cell office:value-type="float" office:value="508" calcext:value-type="float">
            <text:p>508</text:p>
          </table:table-cell>
          <table:table-cell office:value-type="float" office:value="651" calcext:value-type="float">
            <text:p>651</text:p>
          </table:table-cell>
          <table:table-cell office:value-type="float" office:value="827" calcext:value-type="float">
            <text:p>827</text:p>
          </table:table-cell>
          <table:table-cell office:value-type="float" office:value="791" calcext:value-type="float">
            <text:p>791</text:p>
          </table:table-cell>
          <table:table-cell office:value-type="float" office:value="780" calcext:value-type="float">
            <text:p>780</text:p>
          </table:table-cell>
          <table:table-cell office:value-type="float" office:value="768" calcext:value-type="float">
            <text:p>768</text:p>
          </table:table-cell>
          <table:table-cell office:value-type="float" office:value="751" calcext:value-type="float">
            <text:p>751</text:p>
          </table:table-cell>
          <table:table-cell office:value-type="float" office:value="723" calcext:value-type="float">
            <text:p>723</text:p>
          </table:table-cell>
          <table:table-cell office:value-type="float" office:value="687" calcext:value-type="float">
            <text:p>687</text:p>
          </table:table-cell>
          <table:table-cell table:number-columns-repeated="2" office:value-type="float" office:value="668" calcext:value-type="float">
            <text:p>668</text:p>
          </table:table-cell>
          <table:table-cell table:number-columns-repeated="2" office:value-type="float" office:value="667" calcext:value-type="float">
            <text:p>667</text:p>
          </table:table-cell>
          <table:table-cell table:number-columns-repeated="2" office:value-type="float" office:value="614" calcext:value-type="float">
            <text:p>614</text:p>
          </table:table-cell>
          <table:table-cell table:number-columns-repeated="7"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34.603" calcext:value-type="float">
            <text:p>34,603</text:p>
          </table:table-cell>
          <table:table-cell office:value-type="float" office:value="37.016" calcext:value-type="float">
            <text:p>37,016</text:p>
          </table:table-cell>
          <table:table-cell office:value-type="float" office:value="39.365" calcext:value-type="float">
            <text:p>39,365</text:p>
          </table:table-cell>
          <table:table-cell office:value-type="float" office:value="40.889" calcext:value-type="float">
            <text:p>40,889</text:p>
          </table:table-cell>
          <table:table-cell office:value-type="float" office:value="42.476" calcext:value-type="float">
            <text:p>42,476</text:p>
          </table:table-cell>
          <table:table-cell office:value-type="float" office:value="41.778" calcext:value-type="float">
            <text:p>41,778</text:p>
          </table:table-cell>
          <table:table-cell office:value-type="float" office:value="41.397" calcext:value-type="float">
            <text:p>41,397</text:p>
          </table:table-cell>
          <table:table-cell office:value-type="float" office:value="41.206" calcext:value-type="float">
            <text:p>41,206</text:p>
          </table:table-cell>
          <table:table-cell office:value-type="float" office:value="40.952" calcext:value-type="float">
            <text:p>40,952</text:p>
          </table:table-cell>
          <table:table-cell office:value-type="float" office:value="40.127" calcext:value-type="float">
            <text:p>40,127</text:p>
          </table:table-cell>
          <table:table-cell office:value-type="float" office:value="39.492" calcext:value-type="float">
            <text:p>39,492</text:p>
          </table:table-cell>
          <table:table-cell table:number-columns-repeated="2" office:value-type="float" office:value="39.238" calcext:value-type="float">
            <text:p>39,238</text:p>
          </table:table-cell>
          <table:table-cell table:number-columns-repeated="2" office:value-type="float" office:value="38.54" calcext:value-type="float">
            <text:p>38,54</text:p>
          </table:table-cell>
          <table:table-cell table:number-columns-repeated="2" office:value-type="float" office:value="37.587" calcext:value-type="float">
            <text:p>37,587</text:p>
          </table:table-cell>
          <table:table-cell table:number-columns-repeated="7" office:value-type="float" office:value="36.19" calcext:value-type="float">
            <text:p>36,19</text:p>
          </table:table-cell>
        </table:table-row>
        <table:table-row table:style-name="ro1">
          <table:table-cell office:value-type="float" office:value="40.423" calcext:value-type="float">
            <text:p>40,423</text:p>
          </table:table-cell>
          <table:table-cell office:value-type="float" office:value="42.37" calcext:value-type="float">
            <text:p>42,37</text:p>
          </table:table-cell>
          <table:table-cell office:value-type="float" office:value="44.233" calcext:value-type="float">
            <text:p>44,233</text:p>
          </table:table-cell>
          <table:table-cell office:value-type="float" office:value="45.27" calcext:value-type="float">
            <text:p>45,27</text:p>
          </table:table-cell>
          <table:table-cell office:value-type="float" office:value="46.18" calcext:value-type="float">
            <text:p>46,18</text:p>
          </table:table-cell>
          <table:table-cell office:value-type="float" office:value="45.524" calcext:value-type="float">
            <text:p>45,524</text:p>
          </table:table-cell>
          <table:table-cell office:value-type="float" office:value="45.122" calcext:value-type="float">
            <text:p>45,122</text:p>
          </table:table-cell>
          <table:table-cell office:value-type="float" office:value="44.931" calcext:value-type="float">
            <text:p>44,931</text:p>
          </table:table-cell>
          <table:table-cell office:value-type="float" office:value="44.783" calcext:value-type="float">
            <text:p>44,783</text:p>
          </table:table-cell>
          <table:table-cell office:value-type="float" office:value="43.937" calcext:value-type="float">
            <text:p>43,937</text:p>
          </table:table-cell>
          <table:table-cell office:value-type="float" office:value="43.492" calcext:value-type="float">
            <text:p>43,492</text:p>
          </table:table-cell>
          <table:table-cell table:number-columns-repeated="2" office:value-type="float" office:value="43.196" calcext:value-type="float">
            <text:p>43,196</text:p>
          </table:table-cell>
          <table:table-cell table:number-columns-repeated="2" office:value-type="float" office:value="42.519" calcext:value-type="float">
            <text:p>42,519</text:p>
          </table:table-cell>
          <table:table-cell table:number-columns-repeated="2" office:value-type="float" office:value="41.757" calcext:value-type="float">
            <text:p>41,757</text:p>
          </table:table-cell>
          <table:table-cell table:number-columns-repeated="7" office:value-type="float" office:value="40.698" calcext:value-type="float">
            <text:p>40,6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26" calcext:value-type="float">
            <text:p>326</text:p>
          </table:table-cell>
          <table:table-cell office:value-type="float" office:value="508" calcext:value-type="float">
            <text:p>508</text:p>
          </table:table-cell>
          <table:table-cell office:value-type="float" office:value="651" calcext:value-type="float">
            <text:p>651</text:p>
          </table:table-cell>
          <table:table-cell office:value-type="float" office:value="788" calcext:value-type="float">
            <text:p>788</text:p>
          </table:table-cell>
          <table:table-cell office:value-type="float" office:value="768" calcext:value-type="float">
            <text:p>768</text:p>
          </table:table-cell>
          <table:table-cell office:value-type="float" office:value="757" calcext:value-type="float">
            <text:p>757</text:p>
          </table:table-cell>
          <table:table-cell office:value-type="float" office:value="745" calcext:value-type="float">
            <text:p>745</text:p>
          </table:table-cell>
          <table:table-cell office:value-type="float" office:value="728" calcext:value-type="float">
            <text:p>728</text:p>
          </table:table-cell>
          <table:table-cell office:value-type="float" office:value="699" calcext:value-type="float">
            <text:p>699</text:p>
          </table:table-cell>
          <table:table-cell office:value-type="float" office:value="663" calcext:value-type="float">
            <text:p>663</text:p>
          </table:table-cell>
          <table:table-cell table:number-columns-repeated="2" office:value-type="float" office:value="644" calcext:value-type="float">
            <text:p>644</text:p>
          </table:table-cell>
          <table:table-cell table:number-columns-repeated="2" office:value-type="float" office:value="643" calcext:value-type="float">
            <text:p>643</text:p>
          </table:table-cell>
          <table:table-cell table:number-columns-repeated="2" office:value-type="float" office:value="583" calcext:value-type="float">
            <text:p>583</text:p>
          </table:table-cell>
          <table:table-cell table:number-columns-repeated="7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34.603" calcext:value-type="float">
            <text:p>34,603</text:p>
          </table:table-cell>
          <table:table-cell office:value-type="float" office:value="37.016" calcext:value-type="float">
            <text:p>37,016</text:p>
          </table:table-cell>
          <table:table-cell office:value-type="float" office:value="39.365" calcext:value-type="float">
            <text:p>39,365</text:p>
          </table:table-cell>
          <table:table-cell office:value-type="float" office:value="40.889" calcext:value-type="float">
            <text:p>40,889</text:p>
          </table:table-cell>
          <table:table-cell office:value-type="float" office:value="41.841" calcext:value-type="float">
            <text:p>41,841</text:p>
          </table:table-cell>
          <table:table-cell office:value-type="float" office:value="41.206" calcext:value-type="float">
            <text:p>41,206</text:p>
          </table:table-cell>
          <table:table-cell office:value-type="float" office:value="40.762" calcext:value-type="float">
            <text:p>40,762</text:p>
          </table:table-cell>
          <table:table-cell office:value-type="float" office:value="40.317" calcext:value-type="float">
            <text:p>40,317</text:p>
          </table:table-cell>
          <table:table-cell office:value-type="float" office:value="40.19" calcext:value-type="float">
            <text:p>40,19</text:p>
          </table:table-cell>
          <table:table-cell office:value-type="float" office:value="39.238" calcext:value-type="float">
            <text:p>39,238</text:p>
          </table:table-cell>
          <table:table-cell office:value-type="float" office:value="39.175" calcext:value-type="float">
            <text:p>39,175</text:p>
          </table:table-cell>
          <table:table-cell table:number-columns-repeated="2" office:value-type="float" office:value="38.857" calcext:value-type="float">
            <text:p>38,857</text:p>
          </table:table-cell>
          <table:table-cell table:number-columns-repeated="2" office:value-type="float" office:value="37.651" calcext:value-type="float">
            <text:p>37,651</text:p>
          </table:table-cell>
          <table:table-cell table:number-columns-repeated="2" office:value-type="float" office:value="37.587" calcext:value-type="float">
            <text:p>37,587</text:p>
          </table:table-cell>
          <table:table-cell table:number-columns-repeated="7" office:value-type="float" office:value="36.19" calcext:value-type="float">
            <text:p>36,19</text:p>
          </table:table-cell>
        </table:table-row>
        <table:table-row table:style-name="ro1">
          <table:table-cell office:value-type="float" office:value="40.423" calcext:value-type="float">
            <text:p>40,423</text:p>
          </table:table-cell>
          <table:table-cell office:value-type="float" office:value="42.37" calcext:value-type="float">
            <text:p>42,37</text:p>
          </table:table-cell>
          <table:table-cell office:value-type="float" office:value="44.233" calcext:value-type="float">
            <text:p>44,233</text:p>
          </table:table-cell>
          <table:table-cell office:value-type="float" office:value="45.27" calcext:value-type="float">
            <text:p>45,27</text:p>
          </table:table-cell>
          <table:table-cell office:value-type="float" office:value="45.714" calcext:value-type="float">
            <text:p>45,714</text:p>
          </table:table-cell>
          <table:table-cell office:value-type="float" office:value="45.058" calcext:value-type="float">
            <text:p>45,058</text:p>
          </table:table-cell>
          <table:table-cell office:value-type="float" office:value="44.656" calcext:value-type="float">
            <text:p>44,656</text:p>
          </table:table-cell>
          <table:table-cell office:value-type="float" office:value="44.339" calcext:value-type="float">
            <text:p>44,339</text:p>
          </table:table-cell>
          <table:table-cell office:value-type="float" office:value="44.19" calcext:value-type="float">
            <text:p>44,19</text:p>
          </table:table-cell>
          <table:table-cell office:value-type="float" office:value="43.344" calcext:value-type="float">
            <text:p>43,344</text:p>
          </table:table-cell>
          <table:table-cell office:value-type="float" office:value="43.238" calcext:value-type="float">
            <text:p>43,238</text:p>
          </table:table-cell>
          <table:table-cell table:number-columns-repeated="2" office:value-type="float" office:value="42.942" calcext:value-type="float">
            <text:p>42,942</text:p>
          </table:table-cell>
          <table:table-cell table:number-columns-repeated="2" office:value-type="float" office:value="41.862" calcext:value-type="float">
            <text:p>41,862</text:p>
          </table:table-cell>
          <table:table-cell table:number-columns-repeated="2" office:value-type="float" office:value="41.757" calcext:value-type="float">
            <text:p>41,757</text:p>
          </table:table-cell>
          <table:table-cell table:number-columns-repeated="7" office:value-type="float" office:value="40.698" calcext:value-type="float">
            <text:p>40,6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26" calcext:value-type="float">
            <text:p>326</text:p>
          </table:table-cell>
          <table:table-cell office:value-type="float" office:value="508" calcext:value-type="float">
            <text:p>508</text:p>
          </table:table-cell>
          <table:table-cell office:value-type="float" office:value="651" calcext:value-type="float">
            <text:p>651</text:p>
          </table:table-cell>
          <table:table-cell office:value-type="float" office:value="741" calcext:value-type="float">
            <text:p>741</text:p>
          </table:table-cell>
          <table:table-cell office:value-type="float" office:value="721" calcext:value-type="float">
            <text:p>721</text:p>
          </table:table-cell>
          <table:table-cell office:value-type="float" office:value="710" calcext:value-type="float">
            <text:p>710</text:p>
          </table:table-cell>
          <table:table-cell office:value-type="float" office:value="686" calcext:value-type="float">
            <text:p>686</text:p>
          </table:table-cell>
          <table:table-cell office:value-type="float" office:value="669" calcext:value-type="float">
            <text:p>669</text:p>
          </table:table-cell>
          <table:table-cell office:value-type="float" office:value="640" calcext:value-type="float">
            <text:p>640</text:p>
          </table:table-cell>
          <table:table-cell office:value-type="float" office:value="636" calcext:value-type="float">
            <text:p>636</text:p>
          </table:table-cell>
          <table:table-cell table:number-columns-repeated="2" office:value-type="float" office:value="617" calcext:value-type="float">
            <text:p>617</text:p>
          </table:table-cell>
          <table:table-cell table:number-columns-repeated="2" office:value-type="float" office:value="590" calcext:value-type="float">
            <text:p>590</text:p>
          </table:table-cell>
          <table:table-cell table:number-columns-repeated="2" office:value-type="float" office:value="583" calcext:value-type="float">
            <text:p>583</text:p>
          </table:table-cell>
          <table:table-cell table:number-columns-repeated="7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34.603" calcext:value-type="float">
            <text:p>34,603</text:p>
          </table:table-cell>
          <table:table-cell office:value-type="float" office:value="37.016" calcext:value-type="float">
            <text:p>37,016</text:p>
          </table:table-cell>
          <table:table-cell office:value-type="float" office:value="39.365" calcext:value-type="float">
            <text:p>39,365</text:p>
          </table:table-cell>
          <table:table-cell office:value-type="float" office:value="40.889" calcext:value-type="float">
            <text:p>40,889</text:p>
          </table:table-cell>
          <table:table-cell office:value-type="float" office:value="41.714" calcext:value-type="float">
            <text:p>41,714</text:p>
          </table:table-cell>
          <table:table-cell office:value-type="float" office:value="40.889" calcext:value-type="float">
            <text:p>40,889</text:p>
          </table:table-cell>
          <table:table-cell office:value-type="float" office:value="40.508" calcext:value-type="float">
            <text:p>40,508</text:p>
          </table:table-cell>
          <table:table-cell office:value-type="float" office:value="40.063" calcext:value-type="float">
            <text:p>40,063</text:p>
          </table:table-cell>
          <table:table-cell office:value-type="float" office:value="39.873" calcext:value-type="float">
            <text:p>39,873</text:p>
          </table:table-cell>
          <table:table-cell office:value-type="float" office:value="38.984" calcext:value-type="float">
            <text:p>38,984</text:p>
          </table:table-cell>
          <table:table-cell office:value-type="float" office:value="38.54" calcext:value-type="float">
            <text:p>38,54</text:p>
          </table:table-cell>
          <table:table-cell table:number-columns-repeated="2" office:value-type="float" office:value="38.159" calcext:value-type="float">
            <text:p>38,159</text:p>
          </table:table-cell>
          <table:table-cell table:number-columns-repeated="2" office:value-type="float" office:value="37.079" calcext:value-type="float">
            <text:p>37,079</text:p>
          </table:table-cell>
          <table:table-cell table:number-columns-repeated="2" office:value-type="float" office:value="36.444" calcext:value-type="float">
            <text:p>36,444</text:p>
          </table:table-cell>
          <table:table-cell table:number-columns-repeated="7" office:value-type="float" office:value="36.19" calcext:value-type="float">
            <text:p>36,19</text:p>
          </table:table-cell>
        </table:table-row>
        <table:table-row table:style-name="ro1">
          <table:table-cell office:value-type="float" office:value="40.423" calcext:value-type="float">
            <text:p>40,423</text:p>
          </table:table-cell>
          <table:table-cell office:value-type="float" office:value="42.37" calcext:value-type="float">
            <text:p>42,37</text:p>
          </table:table-cell>
          <table:table-cell office:value-type="float" office:value="44.233" calcext:value-type="float">
            <text:p>44,233</text:p>
          </table:table-cell>
          <table:table-cell office:value-type="float" office:value="45.27" calcext:value-type="float">
            <text:p>45,27</text:p>
          </table:table-cell>
          <table:table-cell office:value-type="float" office:value="45.651" calcext:value-type="float">
            <text:p>45,651</text:p>
          </table:table-cell>
          <table:table-cell office:value-type="float" office:value="44.91" calcext:value-type="float">
            <text:p>44,91</text:p>
          </table:table-cell>
          <table:table-cell office:value-type="float" office:value="44.508" calcext:value-type="float">
            <text:p>44,508</text:p>
          </table:table-cell>
          <table:table-cell office:value-type="float" office:value="44.19" calcext:value-type="float">
            <text:p>44,19</text:p>
          </table:table-cell>
          <table:table-cell office:value-type="float" office:value="44.042" calcext:value-type="float">
            <text:p>44,042</text:p>
          </table:table-cell>
          <table:table-cell office:value-type="float" office:value="43.196" calcext:value-type="float">
            <text:p>43,196</text:p>
          </table:table-cell>
          <table:table-cell office:value-type="float" office:value="42.815" calcext:value-type="float">
            <text:p>42,815</text:p>
          </table:table-cell>
          <table:table-cell table:number-columns-repeated="2" office:value-type="float" office:value="42.519" calcext:value-type="float">
            <text:p>42,519</text:p>
          </table:table-cell>
          <table:table-cell table:number-columns-repeated="2" office:value-type="float" office:value="41.439" calcext:value-type="float">
            <text:p>41,439</text:p>
          </table:table-cell>
          <table:table-cell table:number-columns-repeated="2" office:value-type="float" office:value="40.889" calcext:value-type="float">
            <text:p>40,889</text:p>
          </table:table-cell>
          <table:table-cell table:number-columns-repeated="7" office:value-type="float" office:value="40.698" calcext:value-type="float">
            <text:p>40,6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26" calcext:value-type="float">
            <text:p>326</text:p>
          </table:table-cell>
          <table:table-cell office:value-type="float" office:value="508" calcext:value-type="float">
            <text:p>508</text:p>
          </table:table-cell>
          <table:table-cell office:value-type="float" office:value="651" calcext:value-type="float">
            <text:p>651</text:p>
          </table:table-cell>
          <table:table-cell office:value-type="float" office:value="720" calcext:value-type="float">
            <text:p>720</text:p>
          </table:table-cell>
          <table:table-cell office:value-type="float" office:value="692" calcext:value-type="float">
            <text:p>692</text:p>
          </table:table-cell>
          <table:table-cell office:value-type="float" office:value="681" calcext:value-type="float">
            <text:p>681</text:p>
          </table:table-cell>
          <table:table-cell office:value-type="float" office:value="657" calcext:value-type="float">
            <text:p>657</text:p>
          </table:table-cell>
          <table:table-cell office:value-type="float" office:value="640" calcext:value-type="float">
            <text:p>640</text:p>
          </table:table-cell>
          <table:table-cell office:value-type="float" office:value="611" calcext:value-type="float">
            <text:p>611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571" calcext:value-type="float">
            <text:p>571</text:p>
          </table:table-cell>
          <table:table-cell table:number-columns-repeated="2" office:value-type="float" office:value="544" calcext:value-type="float">
            <text:p>544</text:p>
          </table:table-cell>
          <table:table-cell table:number-columns-repeated="2" office:value-type="float" office:value="522" calcext:value-type="float">
            <text:p>522</text:p>
          </table:table-cell>
          <table:table-cell table:number-columns-repeated="7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34.603" calcext:value-type="float">
            <text:p>34,603</text:p>
          </table:table-cell>
          <table:table-cell office:value-type="float" office:value="37.016" calcext:value-type="float">
            <text:p>37,016</text:p>
          </table:table-cell>
          <table:table-cell office:value-type="float" office:value="39.365" calcext:value-type="float">
            <text:p>39,365</text:p>
          </table:table-cell>
          <table:table-cell office:value-type="float" office:value="39.619" calcext:value-type="float">
            <text:p>39,619</text:p>
          </table:table-cell>
          <table:table-cell office:value-type="float" office:value="39.048" calcext:value-type="float">
            <text:p>39,048</text:p>
          </table:table-cell>
          <table:table-cell office:value-type="float" office:value="38.222" calcext:value-type="float">
            <text:p>38,222</text:p>
          </table:table-cell>
          <table:table-cell table:number-columns-repeated="2" office:value-type="float" office:value="37.778" calcext:value-type="float">
            <text:p>37,778</text:p>
          </table:table-cell>
          <table:table-cell office:value-type="float" office:value="37.333" calcext:value-type="float">
            <text:p>37,333</text:p>
          </table:table-cell>
          <table:table-cell office:value-type="float" office:value="36.444" calcext:value-type="float">
            <text:p>36,444</text:p>
          </table:table-cell>
          <table:table-cell office:value-type="float" office:value="35.81" calcext:value-type="float">
            <text:p>35,81</text:p>
          </table:table-cell>
          <table:table-cell table:number-columns-repeated="2" office:value-type="float" office:value="34.032" calcext:value-type="float">
            <text:p>34,032</text:p>
          </table:table-cell>
          <table:table-cell table:number-columns-repeated="2" office:value-type="float" office:value="32.063" calcext:value-type="float">
            <text:p>32,063</text:p>
          </table:table-cell>
          <table:table-cell office:value-type="float" office:value="31.556" calcext:value-type="float">
            <text:p>31,556</text:p>
          </table:table-cell>
          <table:table-cell office:value-type="float" office:value="31.429" calcext:value-type="float">
            <text:p>31,429</text:p>
          </table:table-cell>
          <table:table-cell table:number-columns-repeated="7" office:value-type="float" office:value="31.111" calcext:value-type="float">
            <text:p>31,111</text:p>
          </table:table-cell>
        </table:table-row>
        <table:table-row table:style-name="ro1">
          <table:table-cell office:value-type="float" office:value="40.423" calcext:value-type="float">
            <text:p>40,423</text:p>
          </table:table-cell>
          <table:table-cell office:value-type="float" office:value="42.37" calcext:value-type="float">
            <text:p>42,37</text:p>
          </table:table-cell>
          <table:table-cell office:value-type="float" office:value="44.233" calcext:value-type="float">
            <text:p>44,233</text:p>
          </table:table-cell>
          <table:table-cell office:value-type="float" office:value="44.296" calcext:value-type="float">
            <text:p>44,296</text:p>
          </table:table-cell>
          <table:table-cell office:value-type="float" office:value="43.788" calcext:value-type="float">
            <text:p>43,788</text:p>
          </table:table-cell>
          <table:table-cell office:value-type="float" office:value="43.048" calcext:value-type="float">
            <text:p>43,048</text:p>
          </table:table-cell>
          <table:table-cell table:number-columns-repeated="2" office:value-type="float" office:value="42.646" calcext:value-type="float">
            <text:p>42,646</text:p>
          </table:table-cell>
          <table:table-cell office:value-type="float" office:value="42.307" calcext:value-type="float">
            <text:p>42,307</text:p>
          </table:table-cell>
          <table:table-cell office:value-type="float" office:value="41.418" calcext:value-type="float">
            <text:p>41,418</text:p>
          </table:table-cell>
          <table:table-cell office:value-type="float" office:value="40.931" calcext:value-type="float">
            <text:p>40,931</text:p>
          </table:table-cell>
          <table:table-cell table:number-columns-repeated="2" office:value-type="float" office:value="39.323" calcext:value-type="float">
            <text:p>39,323</text:p>
          </table:table-cell>
          <table:table-cell table:number-columns-repeated="2" office:value-type="float" office:value="37.439" calcext:value-type="float">
            <text:p>37,439</text:p>
          </table:table-cell>
          <table:table-cell office:value-type="float" office:value="36.931" calcext:value-type="float">
            <text:p>36,931</text:p>
          </table:table-cell>
          <table:table-cell office:value-type="float" office:value="36.91" calcext:value-type="float">
            <text:p>36,91</text:p>
          </table:table-cell>
          <table:table-cell table:number-columns-repeated="7" office:value-type="float" office:value="36.614" calcext:value-type="float">
            <text:p>36,61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26" calcext:value-type="float">
            <text:p>326</text:p>
          </table:table-cell>
          <table:table-cell office:value-type="float" office:value="508" calcext:value-type="float">
            <text:p>508</text:p>
          </table:table-cell>
          <table:table-cell office:value-type="float" office:value="562" calcext:value-type="float">
            <text:p>562</text:p>
          </table:table-cell>
          <table:table-cell office:value-type="float" office:value="538" calcext:value-type="float">
            <text:p>538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499" calcext:value-type="float">
            <text:p>499</text:p>
          </table:table-cell>
          <table:table-cell office:value-type="float" office:value="473" calcext:value-type="float">
            <text:p>473</text:p>
          </table:table-cell>
          <table:table-cell office:value-type="float" office:value="431" calcext:value-type="float">
            <text:p>431</text:p>
          </table:table-cell>
          <table:table-cell office:value-type="float" office:value="406" calcext:value-type="float">
            <text:p>406</text:p>
          </table:table-cell>
          <table:table-cell table:number-columns-repeated="2" office:value-type="float" office:value="344" calcext:value-type="float">
            <text:p>344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56" calcext:value-type="float">
            <text:p>256</text:p>
          </table:table-cell>
          <table:table-cell office:value-type="float" office:value="242" calcext:value-type="float">
            <text:p>242</text:p>
          </table:table-cell>
          <table:table-cell table:number-columns-repeated="7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4.603" calcext:value-type="float">
            <text:p>34,603</text:p>
          </table:table-cell>
          <table:table-cell office:value-type="float" office:value="37.016" calcext:value-type="float">
            <text:p>37,016</text:p>
          </table:table-cell>
          <table:table-cell office:value-type="float" office:value="39.365" calcext:value-type="float">
            <text:p>39,365</text:p>
          </table:table-cell>
          <table:table-cell office:value-type="float" office:value="39.048" calcext:value-type="float">
            <text:p>39,048</text:p>
          </table:table-cell>
          <table:table-cell office:value-type="float" office:value="38.222" calcext:value-type="float">
            <text:p>38,222</text:p>
          </table:table-cell>
          <table:table-cell office:value-type="float" office:value="37.206" calcext:value-type="float">
            <text:p>37,206</text:p>
          </table:table-cell>
          <table:table-cell table:number-columns-repeated="2" office:value-type="float" office:value="36.825" calcext:value-type="float">
            <text:p>36,825</text:p>
          </table:table-cell>
          <table:table-cell office:value-type="float" office:value="36.127" calcext:value-type="float">
            <text:p>36,127</text:p>
          </table:table-cell>
          <table:table-cell office:value-type="float" office:value="35.492" calcext:value-type="float">
            <text:p>35,492</text:p>
          </table:table-cell>
          <table:table-cell office:value-type="float" office:value="34.984" calcext:value-type="float">
            <text:p>34,984</text:p>
          </table:table-cell>
          <table:table-cell table:number-columns-repeated="2" office:value-type="float" office:value="33.206" calcext:value-type="float">
            <text:p>33,206</text:p>
          </table:table-cell>
          <table:table-cell table:number-columns-repeated="2" office:value-type="float" office:value="30.984" calcext:value-type="float">
            <text:p>30,984</text:p>
          </table:table-cell>
          <table:table-cell table:number-columns-repeated="2" office:value-type="float" office:value="30.476" calcext:value-type="float">
            <text:p>30,476</text:p>
          </table:table-cell>
          <table:table-cell table:number-columns-repeated="7" office:value-type="float" office:value="30.095" calcext:value-type="float">
            <text:p>30,095</text:p>
          </table:table-cell>
        </table:table-row>
        <table:table-row table:style-name="ro1">
          <table:table-cell office:value-type="float" office:value="40.423" calcext:value-type="float">
            <text:p>40,423</text:p>
          </table:table-cell>
          <table:table-cell office:value-type="float" office:value="42.37" calcext:value-type="float">
            <text:p>42,37</text:p>
          </table:table-cell>
          <table:table-cell office:value-type="float" office:value="44.233" calcext:value-type="float">
            <text:p>44,233</text:p>
          </table:table-cell>
          <table:table-cell office:value-type="float" office:value="43.852" calcext:value-type="float">
            <text:p>43,852</text:p>
          </table:table-cell>
          <table:table-cell office:value-type="float" office:value="43.153" calcext:value-type="float">
            <text:p>43,153</text:p>
          </table:table-cell>
          <table:table-cell office:value-type="float" office:value="42.222" calcext:value-type="float">
            <text:p>42,222</text:p>
          </table:table-cell>
          <table:table-cell table:number-columns-repeated="2" office:value-type="float" office:value="41.799" calcext:value-type="float">
            <text:p>41,799</text:p>
          </table:table-cell>
          <table:table-cell office:value-type="float" office:value="41.312" calcext:value-type="float">
            <text:p>41,312</text:p>
          </table:table-cell>
          <table:table-cell office:value-type="float" office:value="40.72" calcext:value-type="float">
            <text:p>40,72</text:p>
          </table:table-cell>
          <table:table-cell office:value-type="float" office:value="40.254" calcext:value-type="float">
            <text:p>40,254</text:p>
          </table:table-cell>
          <table:table-cell table:number-columns-repeated="2" office:value-type="float" office:value="38.561" calcext:value-type="float">
            <text:p>38,561</text:p>
          </table:table-cell>
          <table:table-cell table:number-columns-repeated="2" office:value-type="float" office:value="36.571" calcext:value-type="float">
            <text:p>36,571</text:p>
          </table:table-cell>
          <table:table-cell office:value-type="float" office:value="36.063" calcext:value-type="float">
            <text:p>36,063</text:p>
          </table:table-cell>
          <table:table-cell office:value-type="float" office:value="36.106" calcext:value-type="float">
            <text:p>36,106</text:p>
          </table:table-cell>
          <table:table-cell table:number-columns-repeated="7" office:value-type="float" office:value="35.81" calcext:value-type="float">
            <text:p>35,8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26" calcext:value-type="float">
            <text:p>326</text:p>
          </table:table-cell>
          <table:table-cell office:value-type="float" office:value="508" calcext:value-type="float">
            <text:p>508</text:p>
          </table:table-cell>
          <table:table-cell office:value-type="float" office:value="520" calcext:value-type="float">
            <text:p>520</text:p>
          </table:table-cell>
          <table:table-cell office:value-type="float" office:value="490" calcext:value-type="float">
            <text:p>490</text:p>
          </table:table-cell>
          <table:table-cell office:value-type="float" office:value="453" calcext:value-type="float">
            <text:p>453</text:p>
          </table:table-cell>
          <table:table-cell table:number-columns-repeated="2" office:value-type="float" office:value="440" calcext:value-type="float">
            <text:p>440</text:p>
          </table:table-cell>
          <table:table-cell office:value-type="float" office:value="403" calcext:value-type="float">
            <text:p>403</text:p>
          </table:table-cell>
          <table:table-cell office:value-type="float" office:value="368" calcext:value-type="float">
            <text:p>368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272" calcext:value-type="float">
            <text:p>272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65" calcext:value-type="float">
            <text:p>165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4.603" calcext:value-type="float">
            <text:p>34,603</text:p>
          </table:table-cell>
          <table:table-cell office:value-type="float" office:value="37.016" calcext:value-type="float">
            <text:p>37,016</text:p>
          </table:table-cell>
          <table:table-cell office:value-type="float" office:value="39.365" calcext:value-type="float">
            <text:p>39,365</text:p>
          </table:table-cell>
          <table:table-cell office:value-type="float" office:value="39.048" calcext:value-type="float">
            <text:p>39,048</text:p>
          </table:table-cell>
          <table:table-cell office:value-type="float" office:value="38.222" calcext:value-type="float">
            <text:p>38,222</text:p>
          </table:table-cell>
          <table:table-cell office:value-type="float" office:value="37.206" calcext:value-type="float">
            <text:p>37,206</text:p>
          </table:table-cell>
          <table:table-cell table:number-columns-repeated="2" office:value-type="float" office:value="36.635" calcext:value-type="float">
            <text:p>36,635</text:p>
          </table:table-cell>
          <table:table-cell office:value-type="float" office:value="35.873" calcext:value-type="float">
            <text:p>35,873</text:p>
          </table:table-cell>
          <table:table-cell office:value-type="float" office:value="35.238" calcext:value-type="float">
            <text:p>35,238</text:p>
          </table:table-cell>
          <table:table-cell office:value-type="float" office:value="34.73" calcext:value-type="float">
            <text:p>34,73</text:p>
          </table:table-cell>
          <table:table-cell table:number-columns-repeated="2" office:value-type="float" office:value="33.206" calcext:value-type="float">
            <text:p>33,206</text:p>
          </table:table-cell>
          <table:table-cell table:number-columns-repeated="2" office:value-type="float" office:value="30.984" calcext:value-type="float">
            <text:p>30,984</text:p>
          </table:table-cell>
          <table:table-cell table:number-columns-repeated="2" office:value-type="float" office:value="30.476" calcext:value-type="float">
            <text:p>30,476</text:p>
          </table:table-cell>
          <table:table-cell table:number-columns-repeated="7" office:value-type="float" office:value="30.095" calcext:value-type="float">
            <text:p>30,095</text:p>
          </table:table-cell>
        </table:table-row>
        <table:table-row table:style-name="ro1">
          <table:table-cell office:value-type="float" office:value="40.423" calcext:value-type="float">
            <text:p>40,423</text:p>
          </table:table-cell>
          <table:table-cell office:value-type="float" office:value="42.37" calcext:value-type="float">
            <text:p>42,37</text:p>
          </table:table-cell>
          <table:table-cell office:value-type="float" office:value="44.233" calcext:value-type="float">
            <text:p>44,233</text:p>
          </table:table-cell>
          <table:table-cell office:value-type="float" office:value="43.852" calcext:value-type="float">
            <text:p>43,852</text:p>
          </table:table-cell>
          <table:table-cell office:value-type="float" office:value="43.153" calcext:value-type="float">
            <text:p>43,153</text:p>
          </table:table-cell>
          <table:table-cell office:value-type="float" office:value="42.222" calcext:value-type="float">
            <text:p>42,222</text:p>
          </table:table-cell>
          <table:table-cell table:number-columns-repeated="2" office:value-type="float" office:value="41.651" calcext:value-type="float">
            <text:p>41,651</text:p>
          </table:table-cell>
          <table:table-cell office:value-type="float" office:value="41.079" calcext:value-type="float">
            <text:p>41,079</text:p>
          </table:table-cell>
          <table:table-cell office:value-type="float" office:value="40.487" calcext:value-type="float">
            <text:p>40,487</text:p>
          </table:table-cell>
          <table:table-cell office:value-type="float" office:value="40.021" calcext:value-type="float">
            <text:p>40,021</text:p>
          </table:table-cell>
          <table:table-cell table:number-columns-repeated="2" office:value-type="float" office:value="38.561" calcext:value-type="float">
            <text:p>38,561</text:p>
          </table:table-cell>
          <table:table-cell table:number-columns-repeated="2" office:value-type="float" office:value="36.571" calcext:value-type="float">
            <text:p>36,571</text:p>
          </table:table-cell>
          <table:table-cell office:value-type="float" office:value="36.063" calcext:value-type="float">
            <text:p>36,063</text:p>
          </table:table-cell>
          <table:table-cell office:value-type="float" office:value="36.106" calcext:value-type="float">
            <text:p>36,106</text:p>
          </table:table-cell>
          <table:table-cell table:number-columns-repeated="7" office:value-type="float" office:value="35.81" calcext:value-type="float">
            <text:p>35,8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26" calcext:value-type="float">
            <text:p>326</text:p>
          </table:table-cell>
          <table:table-cell office:value-type="float" office:value="508" calcext:value-type="float">
            <text:p>508</text:p>
          </table:table-cell>
          <table:table-cell office:value-type="float" office:value="520" calcext:value-type="float">
            <text:p>520</text:p>
          </table:table-cell>
          <table:table-cell office:value-type="float" office:value="490" calcext:value-type="float">
            <text:p>490</text:p>
          </table:table-cell>
          <table:table-cell office:value-type="float" office:value="453" calcext:value-type="float">
            <text:p>453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390" calcext:value-type="float">
            <text:p>390</text:p>
          </table:table-cell>
          <table:table-cell office:value-type="float" office:value="355" calcext:value-type="float">
            <text:p>355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272" calcext:value-type="float">
            <text:p>272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65" calcext:value-type="float">
            <text:p>165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4.603" calcext:value-type="float">
            <text:p>34,603</text:p>
          </table:table-cell>
          <table:table-cell office:value-type="float" office:value="37.016" calcext:value-type="float">
            <text:p>37,016</text:p>
          </table:table-cell>
          <table:table-cell office:value-type="float" office:value="39.238" calcext:value-type="float">
            <text:p>39,238</text:p>
          </table:table-cell>
          <table:table-cell office:value-type="float" office:value="38.476" calcext:value-type="float">
            <text:p>38,476</text:p>
          </table:table-cell>
          <table:table-cell office:value-type="float" office:value="37.651" calcext:value-type="float">
            <text:p>37,651</text:p>
          </table:table-cell>
          <table:table-cell office:value-type="float" office:value="36.635" calcext:value-type="float">
            <text:p>36,635</text:p>
          </table:table-cell>
          <table:table-cell table:number-columns-repeated="2" office:value-type="float" office:value="35.81" calcext:value-type="float">
            <text:p>35,81</text:p>
          </table:table-cell>
          <table:table-cell office:value-type="float" office:value="35.365" calcext:value-type="float">
            <text:p>35,365</text:p>
          </table:table-cell>
          <table:table-cell office:value-type="float" office:value="34.73" calcext:value-type="float">
            <text:p>34,73</text:p>
          </table:table-cell>
          <table:table-cell office:value-type="float" office:value="33.778" calcext:value-type="float">
            <text:p>33,778</text:p>
          </table:table-cell>
          <table:table-cell table:number-columns-repeated="2" office:value-type="float" office:value="32.635" calcext:value-type="float">
            <text:p>32,635</text:p>
          </table:table-cell>
          <table:table-cell table:number-columns-repeated="2" office:value-type="float" office:value="30.476" calcext:value-type="float">
            <text:p>30,476</text:p>
          </table:table-cell>
          <table:table-cell table:number-columns-repeated="2" office:value-type="float" office:value="29.905" calcext:value-type="float">
            <text:p>29,905</text:p>
          </table:table-cell>
          <table:table-cell table:number-columns-repeated="7" office:value-type="float" office:value="29.841" calcext:value-type="float">
            <text:p>29,841</text:p>
          </table:table-cell>
        </table:table-row>
        <table:table-row table:style-name="ro1">
          <table:table-cell office:value-type="float" office:value="40.423" calcext:value-type="float">
            <text:p>40,423</text:p>
          </table:table-cell>
          <table:table-cell office:value-type="float" office:value="42.37" calcext:value-type="float">
            <text:p>42,37</text:p>
          </table:table-cell>
          <table:table-cell office:value-type="float" office:value="44.169" calcext:value-type="float">
            <text:p>44,169</text:p>
          </table:table-cell>
          <table:table-cell office:value-type="float" office:value="43.556" calcext:value-type="float">
            <text:p>43,556</text:p>
          </table:table-cell>
          <table:table-cell office:value-type="float" office:value="42.751" calcext:value-type="float">
            <text:p>42,751</text:p>
          </table:table-cell>
          <table:table-cell office:value-type="float" office:value="41.841" calcext:value-type="float">
            <text:p>41,841</text:p>
          </table:table-cell>
          <table:table-cell table:number-columns-repeated="2" office:value-type="float" office:value="41.016" calcext:value-type="float">
            <text:p>41,016</text:p>
          </table:table-cell>
          <table:table-cell office:value-type="float" office:value="40.656" calcext:value-type="float">
            <text:p>40,656</text:p>
          </table:table-cell>
          <table:table-cell office:value-type="float" office:value="40.063" calcext:value-type="float">
            <text:p>40,063</text:p>
          </table:table-cell>
          <table:table-cell office:value-type="float" office:value="39.28" calcext:value-type="float">
            <text:p>39,28</text:p>
          </table:table-cell>
          <table:table-cell table:number-columns-repeated="2" office:value-type="float" office:value="38.18" calcext:value-type="float">
            <text:p>38,18</text:p>
          </table:table-cell>
          <table:table-cell table:number-columns-repeated="2" office:value-type="float" office:value="36.19" calcext:value-type="float">
            <text:p>36,19</text:p>
          </table:table-cell>
          <table:table-cell office:value-type="float" office:value="35.683" calcext:value-type="float">
            <text:p>35,683</text:p>
          </table:table-cell>
          <table:table-cell office:value-type="float" office:value="35.725" calcext:value-type="float">
            <text:p>35,725</text:p>
          </table:table-cell>
          <table:table-cell table:number-columns-repeated="7" office:value-type="float" office:value="35.619" calcext:value-type="float">
            <text:p>35,61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26" calcext:value-type="float">
            <text:p>326</text:p>
          </table:table-cell>
          <table:table-cell office:value-type="float" office:value="481" calcext:value-type="float">
            <text:p>481</text:p>
          </table:table-cell>
          <table:table-cell office:value-type="float" office:value="462" calcext:value-type="float">
            <text:p>462</text:p>
          </table:table-cell>
          <table:table-cell office:value-type="float" office:value="428" calcext:value-type="float">
            <text:p>428</text:p>
          </table:table-cell>
          <table:table-cell office:value-type="float" office:value="393" calcext:value-type="float">
            <text:p>393</text:p>
          </table:table-cell>
          <table:table-cell table:number-columns-repeated="2" office:value-type="float" office:value="360" calcext:value-type="float">
            <text:p>360</text:p>
          </table:table-cell>
          <table:table-cell office:value-type="float" office:value="344" calcext:value-type="float">
            <text:p>344</text:p>
          </table:table-cell>
          <table:table-cell office:value-type="float" office:value="309" calcext:value-type="float">
            <text:p>309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233" calcext:value-type="float">
            <text:p>233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table:number-columns-repeated="7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4.603" calcext:value-type="float">
            <text:p>34,603</text:p>
          </table:table-cell>
          <table:table-cell office:value-type="float" office:value="37.016" calcext:value-type="float">
            <text:p>37,016</text:p>
          </table:table-cell>
          <table:table-cell office:value-type="float" office:value="38.857" calcext:value-type="float">
            <text:p>38,857</text:p>
          </table:table-cell>
          <table:table-cell office:value-type="float" office:value="38.286" calcext:value-type="float">
            <text:p>38,286</text:p>
          </table:table-cell>
          <table:table-cell office:value-type="float" office:value="37.27" calcext:value-type="float">
            <text:p>37,27</text:p>
          </table:table-cell>
          <table:table-cell office:value-type="float" office:value="36.19" calcext:value-type="float">
            <text:p>36,19</text:p>
          </table:table-cell>
          <table:table-cell table:number-columns-repeated="2" office:value-type="float" office:value="35.302" calcext:value-type="float">
            <text:p>35,302</text:p>
          </table:table-cell>
          <table:table-cell office:value-type="float" office:value="34.73" calcext:value-type="float">
            <text:p>34,73</text:p>
          </table:table-cell>
          <table:table-cell office:value-type="float" office:value="34.095" calcext:value-type="float">
            <text:p>34,095</text:p>
          </table:table-cell>
          <table:table-cell office:value-type="float" office:value="33.524" calcext:value-type="float">
            <text:p>33,524</text:p>
          </table:table-cell>
          <table:table-cell table:number-columns-repeated="2" office:value-type="float" office:value="32.381" calcext:value-type="float">
            <text:p>32,381</text:p>
          </table:table-cell>
          <table:table-cell table:number-columns-repeated="2" office:value-type="float" office:value="30.222" calcext:value-type="float">
            <text:p>30,222</text:p>
          </table:table-cell>
          <table:table-cell table:number-columns-repeated="2" office:value-type="float" office:value="29.651" calcext:value-type="float">
            <text:p>29,651</text:p>
          </table:table-cell>
          <table:table-cell table:number-columns-repeated="7" office:value-type="float" office:value="29.206" calcext:value-type="float">
            <text:p>29,206</text:p>
          </table:table-cell>
        </table:table-row>
        <table:table-row table:style-name="ro1">
          <table:table-cell office:value-type="float" office:value="40.423" calcext:value-type="float">
            <text:p>40,423</text:p>
          </table:table-cell>
          <table:table-cell office:value-type="float" office:value="42.37" calcext:value-type="float">
            <text:p>42,37</text:p>
          </table:table-cell>
          <table:table-cell office:value-type="float" office:value="43.937" calcext:value-type="float">
            <text:p>43,937</text:p>
          </table:table-cell>
          <table:table-cell office:value-type="float" office:value="43.323" calcext:value-type="float">
            <text:p>43,323</text:p>
          </table:table-cell>
          <table:table-cell office:value-type="float" office:value="42.455" calcext:value-type="float">
            <text:p>42,455</text:p>
          </table:table-cell>
          <table:table-cell office:value-type="float" office:value="41.397" calcext:value-type="float">
            <text:p>41,397</text:p>
          </table:table-cell>
          <table:table-cell table:number-columns-repeated="2" office:value-type="float" office:value="40.571" calcext:value-type="float">
            <text:p>40,571</text:p>
          </table:table-cell>
          <table:table-cell office:value-type="float" office:value="40.127" calcext:value-type="float">
            <text:p>40,127</text:p>
          </table:table-cell>
          <table:table-cell office:value-type="float" office:value="39.534" calcext:value-type="float">
            <text:p>39,534</text:p>
          </table:table-cell>
          <table:table-cell office:value-type="float" office:value="39.026" calcext:value-type="float">
            <text:p>39,026</text:p>
          </table:table-cell>
          <table:table-cell table:number-columns-repeated="2" office:value-type="float" office:value="37.926" calcext:value-type="float">
            <text:p>37,926</text:p>
          </table:table-cell>
          <table:table-cell table:number-columns-repeated="2" office:value-type="float" office:value="35.915" calcext:value-type="float">
            <text:p>35,915</text:p>
          </table:table-cell>
          <table:table-cell office:value-type="float" office:value="35.407" calcext:value-type="float">
            <text:p>35,407</text:p>
          </table:table-cell>
          <table:table-cell office:value-type="float" office:value="35.45" calcext:value-type="float">
            <text:p>35,45</text:p>
          </table:table-cell>
          <table:table-cell table:number-columns-repeated="7" office:value-type="float" office:value="35.069" calcext:value-type="float">
            <text:p>35,06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26" calcext:value-type="float">
            <text:p>326</text:p>
          </table:table-cell>
          <table:table-cell office:value-type="float" office:value="456" calcext:value-type="float">
            <text:p>456</text:p>
          </table:table-cell>
          <table:table-cell office:value-type="float" office:value="437" calcext:value-type="float">
            <text:p>437</text:p>
          </table:table-cell>
          <table:table-cell office:value-type="float" office:value="400" calcext:value-type="float">
            <text:p>40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float" office:value="309" calcext:value-type="float">
            <text:p>309</text:p>
          </table:table-cell>
          <table:table-cell office:value-type="float" office:value="274" calcext:value-type="float">
            <text:p>274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215" calcext:value-type="float">
            <text:p>21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table:number-columns-repeated="7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4.603" calcext:value-type="float">
            <text:p>34,603</text:p>
          </table:table-cell>
          <table:table-cell office:value-type="float" office:value="37.016" calcext:value-type="float">
            <text:p>37,016</text:p>
          </table:table-cell>
          <table:table-cell office:value-type="float" office:value="38.286" calcext:value-type="float">
            <text:p>38,286</text:p>
          </table:table-cell>
          <table:table-cell office:value-type="float" office:value="37.651" calcext:value-type="float">
            <text:p>37,651</text:p>
          </table:table-cell>
          <table:table-cell office:value-type="float" office:value="37.143" calcext:value-type="float">
            <text:p>37,143</text:p>
          </table:table-cell>
          <table:table-cell office:value-type="float" office:value="36.063" calcext:value-type="float">
            <text:p>36,063</text:p>
          </table:table-cell>
          <table:table-cell table:number-columns-repeated="2" office:value-type="float" office:value="35.175" calcext:value-type="float">
            <text:p>35,175</text:p>
          </table:table-cell>
          <table:table-cell office:value-type="float" office:value="34.603" calcext:value-type="float">
            <text:p>34,603</text:p>
          </table:table-cell>
          <table:table-cell office:value-type="float" office:value="33.841" calcext:value-type="float">
            <text:p>33,841</text:p>
          </table:table-cell>
          <table:table-cell office:value-type="float" office:value="33.333" calcext:value-type="float">
            <text:p>33,333</text:p>
          </table:table-cell>
          <table:table-cell table:number-columns-repeated="2" office:value-type="float" office:value="32.063" calcext:value-type="float">
            <text:p>32,063</text:p>
          </table:table-cell>
          <table:table-cell table:number-columns-repeated="2" office:value-type="float" office:value="30.222" calcext:value-type="float">
            <text:p>30,222</text:p>
          </table:table-cell>
          <table:table-cell table:number-columns-repeated="2" office:value-type="float" office:value="29.651" calcext:value-type="float">
            <text:p>29,651</text:p>
          </table:table-cell>
          <table:table-cell table:number-columns-repeated="7" office:value-type="float" office:value="29.206" calcext:value-type="float">
            <text:p>29,206</text:p>
          </table:table-cell>
        </table:table-row>
        <table:table-row table:style-name="ro1">
          <table:table-cell office:value-type="float" office:value="40.423" calcext:value-type="float">
            <text:p>40,423</text:p>
          </table:table-cell>
          <table:table-cell office:value-type="float" office:value="42.37" calcext:value-type="float">
            <text:p>42,37</text:p>
          </table:table-cell>
          <table:table-cell office:value-type="float" office:value="43.429" calcext:value-type="float">
            <text:p>43,429</text:p>
          </table:table-cell>
          <table:table-cell office:value-type="float" office:value="42.836" calcext:value-type="float">
            <text:p>42,836</text:p>
          </table:table-cell>
          <table:table-cell office:value-type="float" office:value="42.349" calcext:value-type="float">
            <text:p>42,349</text:p>
          </table:table-cell>
          <table:table-cell office:value-type="float" office:value="41.291" calcext:value-type="float">
            <text:p>41,291</text:p>
          </table:table-cell>
          <table:table-cell table:number-columns-repeated="2" office:value-type="float" office:value="40.466" calcext:value-type="float">
            <text:p>40,466</text:p>
          </table:table-cell>
          <table:table-cell office:value-type="float" office:value="39.937" calcext:value-type="float">
            <text:p>39,937</text:p>
          </table:table-cell>
          <table:table-cell office:value-type="float" office:value="39.302" calcext:value-type="float">
            <text:p>39,302</text:p>
          </table:table-cell>
          <table:table-cell office:value-type="float" office:value="38.794" calcext:value-type="float">
            <text:p>38,794</text:p>
          </table:table-cell>
          <table:table-cell table:number-columns-repeated="2" office:value-type="float" office:value="37.651" calcext:value-type="float">
            <text:p>37,651</text:p>
          </table:table-cell>
          <table:table-cell table:number-columns-repeated="2" office:value-type="float" office:value="35.915" calcext:value-type="float">
            <text:p>35,915</text:p>
          </table:table-cell>
          <table:table-cell office:value-type="float" office:value="35.407" calcext:value-type="float">
            <text:p>35,407</text:p>
          </table:table-cell>
          <table:table-cell office:value-type="float" office:value="35.45" calcext:value-type="float">
            <text:p>35,45</text:p>
          </table:table-cell>
          <table:table-cell table:number-columns-repeated="7" office:value-type="float" office:value="35.069" calcext:value-type="float">
            <text:p>35,06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26" calcext:value-type="float">
            <text:p>326</text:p>
          </table:table-cell>
          <table:table-cell office:value-type="float" office:value="432" calcext:value-type="float">
            <text:p>432</text:p>
          </table:table-cell>
          <table:table-cell office:value-type="float" office:value="412" calcext:value-type="float">
            <text:p>412</text:p>
          </table:table-cell>
          <table:table-cell office:value-type="float" office:value="393" calcext:value-type="float">
            <text:p>393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300" calcext:value-type="float">
            <text:p>300</text:p>
          </table:table-cell>
          <table:table-cell office:value-type="float" office:value="264" calcext:value-type="float">
            <text:p>26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01" calcext:value-type="float">
            <text:p>20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table:number-columns-repeated="7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4.603" calcext:value-type="float">
            <text:p>34,603</text:p>
          </table:table-cell>
          <table:table-cell office:value-type="float" office:value="37.016" calcext:value-type="float">
            <text:p>37,016</text:p>
          </table:table-cell>
          <table:table-cell office:value-type="float" office:value="37.714" calcext:value-type="float">
            <text:p>37,714</text:p>
          </table:table-cell>
          <table:table-cell office:value-type="float" office:value="37.079" calcext:value-type="float">
            <text:p>37,079</text:p>
          </table:table-cell>
          <table:table-cell office:value-type="float" office:value="36.571" calcext:value-type="float">
            <text:p>36,571</text:p>
          </table:table-cell>
          <table:table-cell office:value-type="float" office:value="35.492" calcext:value-type="float">
            <text:p>35,492</text:p>
          </table:table-cell>
          <table:table-cell table:number-columns-repeated="2" office:value-type="float" office:value="35.175" calcext:value-type="float">
            <text:p>35,175</text:p>
          </table:table-cell>
          <table:table-cell office:value-type="float" office:value="34.603" calcext:value-type="float">
            <text:p>34,603</text:p>
          </table:table-cell>
          <table:table-cell office:value-type="float" office:value="33.841" calcext:value-type="float">
            <text:p>33,841</text:p>
          </table:table-cell>
          <table:table-cell office:value-type="float" office:value="33.333" calcext:value-type="float">
            <text:p>33,333</text:p>
          </table:table-cell>
          <table:table-cell table:number-columns-repeated="2" office:value-type="float" office:value="32.063" calcext:value-type="float">
            <text:p>32,063</text:p>
          </table:table-cell>
          <table:table-cell table:number-columns-repeated="2" office:value-type="float" office:value="30.222" calcext:value-type="float">
            <text:p>30,222</text:p>
          </table:table-cell>
          <table:table-cell table:number-columns-repeated="2" office:value-type="float" office:value="29.651" calcext:value-type="float">
            <text:p>29,651</text:p>
          </table:table-cell>
          <table:table-cell table:number-columns-repeated="7" office:value-type="float" office:value="29.206" calcext:value-type="float">
            <text:p>29,206</text:p>
          </table:table-cell>
        </table:table-row>
        <table:table-row table:style-name="ro1">
          <table:table-cell office:value-type="float" office:value="40.423" calcext:value-type="float">
            <text:p>40,423</text:p>
          </table:table-cell>
          <table:table-cell office:value-type="float" office:value="42.37" calcext:value-type="float">
            <text:p>42,37</text:p>
          </table:table-cell>
          <table:table-cell office:value-type="float" office:value="42.878" calcext:value-type="float">
            <text:p>42,878</text:p>
          </table:table-cell>
          <table:table-cell office:value-type="float" office:value="42.286" calcext:value-type="float">
            <text:p>42,286</text:p>
          </table:table-cell>
          <table:table-cell office:value-type="float" office:value="41.799" calcext:value-type="float">
            <text:p>41,799</text:p>
          </table:table-cell>
          <table:table-cell office:value-type="float" office:value="40.741" calcext:value-type="float">
            <text:p>40,741</text:p>
          </table:table-cell>
          <table:table-cell table:number-columns-repeated="2" office:value-type="float" office:value="40.466" calcext:value-type="float">
            <text:p>40,466</text:p>
          </table:table-cell>
          <table:table-cell office:value-type="float" office:value="39.937" calcext:value-type="float">
            <text:p>39,937</text:p>
          </table:table-cell>
          <table:table-cell office:value-type="float" office:value="39.302" calcext:value-type="float">
            <text:p>39,302</text:p>
          </table:table-cell>
          <table:table-cell office:value-type="float" office:value="38.794" calcext:value-type="float">
            <text:p>38,794</text:p>
          </table:table-cell>
          <table:table-cell table:number-columns-repeated="2" office:value-type="float" office:value="37.651" calcext:value-type="float">
            <text:p>37,651</text:p>
          </table:table-cell>
          <table:table-cell table:number-columns-repeated="2" office:value-type="float" office:value="35.915" calcext:value-type="float">
            <text:p>35,915</text:p>
          </table:table-cell>
          <table:table-cell office:value-type="float" office:value="35.407" calcext:value-type="float">
            <text:p>35,407</text:p>
          </table:table-cell>
          <table:table-cell office:value-type="float" office:value="35.45" calcext:value-type="float">
            <text:p>35,45</text:p>
          </table:table-cell>
          <table:table-cell table:number-columns-repeated="7" office:value-type="float" office:value="35.069" calcext:value-type="float">
            <text:p>35,06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26" calcext:value-type="float">
            <text:p>326</text:p>
          </table:table-cell>
          <table:table-cell office:value-type="float" office:value="404" calcext:value-type="float">
            <text:p>404</text:p>
          </table:table-cell>
          <table:table-cell office:value-type="float" office:value="384" calcext:value-type="float">
            <text:p>384</text:p>
          </table:table-cell>
          <table:table-cell office:value-type="float" office:value="365" calcext:value-type="float">
            <text:p>365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300" calcext:value-type="float">
            <text:p>300</text:p>
          </table:table-cell>
          <table:table-cell office:value-type="float" office:value="264" calcext:value-type="float">
            <text:p>26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01" calcext:value-type="float">
            <text:p>20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table:number-columns-repeated="7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4.603" calcext:value-type="float">
            <text:p>34,603</text:p>
          </table:table-cell>
          <table:table-cell office:value-type="float" office:value="37.016" calcext:value-type="float">
            <text:p>37,016</text:p>
          </table:table-cell>
          <table:table-cell office:value-type="float" office:value="37.524" calcext:value-type="float">
            <text:p>37,524</text:p>
          </table:table-cell>
          <table:table-cell office:value-type="float" office:value="36.571" calcext:value-type="float">
            <text:p>36,571</text:p>
          </table:table-cell>
          <table:table-cell office:value-type="float" office:value="36.127" calcext:value-type="float">
            <text:p>36,127</text:p>
          </table:table-cell>
          <table:table-cell office:value-type="float" office:value="34.921" calcext:value-type="float">
            <text:p>34,921</text:p>
          </table:table-cell>
          <table:table-cell table:number-columns-repeated="2" office:value-type="float" office:value="34.73" calcext:value-type="float">
            <text:p>34,73</text:p>
          </table:table-cell>
          <table:table-cell office:value-type="float" office:value="34.413" calcext:value-type="float">
            <text:p>34,413</text:p>
          </table:table-cell>
          <table:table-cell office:value-type="float" office:value="33.714" calcext:value-type="float">
            <text:p>33,714</text:p>
          </table:table-cell>
          <table:table-cell office:value-type="float" office:value="33.143" calcext:value-type="float">
            <text:p>33,143</text:p>
          </table:table-cell>
          <table:table-cell table:number-columns-repeated="2" office:value-type="float" office:value="31.937" calcext:value-type="float">
            <text:p>31,937</text:p>
          </table:table-cell>
          <table:table-cell table:number-columns-repeated="2" office:value-type="float" office:value="29.778" calcext:value-type="float">
            <text:p>29,778</text:p>
          </table:table-cell>
          <table:table-cell office:value-type="float" office:value="29.143" calcext:value-type="float">
            <text:p>29,143</text:p>
          </table:table-cell>
          <table:table-cell table:number-columns-repeated="8" office:value-type="float" office:value="29.206" calcext:value-type="float">
            <text:p>29,206</text:p>
          </table:table-cell>
        </table:table-row>
        <table:table-row table:style-name="ro1">
          <table:table-cell office:value-type="float" office:value="40.423" calcext:value-type="float">
            <text:p>40,423</text:p>
          </table:table-cell>
          <table:table-cell office:value-type="float" office:value="42.37" calcext:value-type="float">
            <text:p>42,37</text:p>
          </table:table-cell>
          <table:table-cell office:value-type="float" office:value="42.646" calcext:value-type="float">
            <text:p>42,646</text:p>
          </table:table-cell>
          <table:table-cell office:value-type="float" office:value="41.841" calcext:value-type="float">
            <text:p>41,841</text:p>
          </table:table-cell>
          <table:table-cell office:value-type="float" office:value="41.354" calcext:value-type="float">
            <text:p>41,354</text:p>
          </table:table-cell>
          <table:table-cell office:value-type="float" office:value="40.296" calcext:value-type="float">
            <text:p>40,296</text:p>
          </table:table-cell>
          <table:table-cell table:number-columns-repeated="2" office:value-type="float" office:value="40.021" calcext:value-type="float">
            <text:p>40,021</text:p>
          </table:table-cell>
          <table:table-cell office:value-type="float" office:value="39.81" calcext:value-type="float">
            <text:p>39,81</text:p>
          </table:table-cell>
          <table:table-cell office:value-type="float" office:value="39.175" calcext:value-type="float">
            <text:p>39,175</text:p>
          </table:table-cell>
          <table:table-cell office:value-type="float" office:value="38.667" calcext:value-type="float">
            <text:p>38,667</text:p>
          </table:table-cell>
          <table:table-cell table:number-columns-repeated="2" office:value-type="float" office:value="37.524" calcext:value-type="float">
            <text:p>37,524</text:p>
          </table:table-cell>
          <table:table-cell table:number-columns-repeated="2" office:value-type="float" office:value="35.534" calcext:value-type="float">
            <text:p>35,534</text:p>
          </table:table-cell>
          <table:table-cell office:value-type="float" office:value="35.026" calcext:value-type="float">
            <text:p>35,026</text:p>
          </table:table-cell>
          <table:table-cell table:number-columns-repeated="8" office:value-type="float" office:value="35.069" calcext:value-type="float">
            <text:p>35,06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26" calcext:value-type="float">
            <text:p>326</text:p>
          </table:table-cell>
          <table:table-cell office:value-type="float" office:value="394" calcext:value-type="float">
            <text:p>394</text:p>
          </table:table-cell>
          <table:table-cell office:value-type="float" office:value="369" calcext:value-type="float">
            <text:p>369</text:p>
          </table:table-cell>
          <table:table-cell office:value-type="float" office:value="350" calcext:value-type="float">
            <text:p>35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float" office:value="294" calcext:value-type="float">
            <text:p>294</text:p>
          </table:table-cell>
          <table:table-cell office:value-type="float" office:value="258" calcext:value-type="float">
            <text:p>258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195" calcext:value-type="float">
            <text:p>195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82" calcext:value-type="float">
            <text:p>82</text:p>
          </table:table-cell>
          <table:table-cell table:number-columns-repeated="8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4.603" calcext:value-type="float">
            <text:p>34,603</text:p>
          </table:table-cell>
          <table:table-cell office:value-type="float" office:value="37.016" calcext:value-type="float">
            <text:p>37,016</text:p>
          </table:table-cell>
          <table:table-cell office:value-type="float" office:value="36.381" calcext:value-type="float">
            <text:p>36,381</text:p>
          </table:table-cell>
          <table:table-cell office:value-type="float" office:value="35.556" calcext:value-type="float">
            <text:p>35,556</text:p>
          </table:table-cell>
          <table:table-cell office:value-type="float" office:value="34.984" calcext:value-type="float">
            <text:p>34,984</text:p>
          </table:table-cell>
          <table:table-cell office:value-type="float" office:value="33.905" calcext:value-type="float">
            <text:p>33,905</text:p>
          </table:table-cell>
          <table:table-cell table:number-columns-repeated="2" office:value-type="float" office:value="33.587" calcext:value-type="float">
            <text:p>33,587</text:p>
          </table:table-cell>
          <table:table-cell office:value-type="float" office:value="33.27" calcext:value-type="float">
            <text:p>33,27</text:p>
          </table:table-cell>
          <table:table-cell office:value-type="float" office:value="32.571" calcext:value-type="float">
            <text:p>32,57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0.73" calcext:value-type="float">
            <text:p>30,73</text:p>
          </table:table-cell>
          <table:table-cell table:number-columns-repeated="2" office:value-type="float" office:value="28.571" calcext:value-type="float">
            <text:p>28,571</text:p>
          </table:table-cell>
          <table:table-cell office:value-type="float" office:value="28.063" calcext:value-type="float">
            <text:p>28,063</text:p>
          </table:table-cell>
          <table:table-cell table:number-columns-repeated="8" office:value-type="float" office:value="28.127" calcext:value-type="float">
            <text:p>28,127</text:p>
          </table:table-cell>
        </table:table-row>
        <table:table-row table:style-name="ro1">
          <table:table-cell office:value-type="float" office:value="40.423" calcext:value-type="float">
            <text:p>40,423</text:p>
          </table:table-cell>
          <table:table-cell office:value-type="float" office:value="42.37" calcext:value-type="float">
            <text:p>42,37</text:p>
          </table:table-cell>
          <table:table-cell office:value-type="float" office:value="41.735" calcext:value-type="float">
            <text:p>41,735</text:p>
          </table:table-cell>
          <table:table-cell office:value-type="float" office:value="40.931" calcext:value-type="float">
            <text:p>40,931</text:p>
          </table:table-cell>
          <table:table-cell office:value-type="float" office:value="40.444" calcext:value-type="float">
            <text:p>40,444</text:p>
          </table:table-cell>
          <table:table-cell office:value-type="float" office:value="39.386" calcext:value-type="float">
            <text:p>39,386</text:p>
          </table:table-cell>
          <table:table-cell table:number-columns-repeated="2" office:value-type="float" office:value="39.111" calcext:value-type="float">
            <text:p>39,111</text:p>
          </table:table-cell>
          <table:table-cell office:value-type="float" office:value="38.899" calcext:value-type="float">
            <text:p>38,899</text:p>
          </table:table-cell>
          <table:table-cell office:value-type="float" office:value="38.265" calcext:value-type="float">
            <text:p>38,265</text:p>
          </table:table-cell>
          <table:table-cell office:value-type="float" office:value="37.757" calcext:value-type="float">
            <text:p>37,757</text:p>
          </table:table-cell>
          <table:table-cell table:number-columns-repeated="2" office:value-type="float" office:value="36.614" calcext:value-type="float">
            <text:p>36,614</text:p>
          </table:table-cell>
          <table:table-cell table:number-columns-repeated="2" office:value-type="float" office:value="34.624" calcext:value-type="float">
            <text:p>34,624</text:p>
          </table:table-cell>
          <table:table-cell office:value-type="float" office:value="34.116" calcext:value-type="float">
            <text:p>34,116</text:p>
          </table:table-cell>
          <table:table-cell table:number-columns-repeated="8" office:value-type="float" office:value="34.159" calcext:value-type="float">
            <text:p>34,15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26" calcext:value-type="float">
            <text:p>326</text:p>
          </table:table-cell>
          <table:table-cell office:value-type="float" office:value="350" calcext:value-type="float">
            <text:p>350</text:p>
          </table:table-cell>
          <table:table-cell office:value-type="float" office:value="325" calcext:value-type="float">
            <text:p>325</text:p>
          </table:table-cell>
          <table:table-cell office:value-type="float" office:value="306" calcext:value-type="float">
            <text:p>306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250" calcext:value-type="float">
            <text:p>250</text:p>
          </table:table-cell>
          <table:table-cell office:value-type="float" office:value="214" calcext:value-type="float">
            <text:p>214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table:number-columns-repeated="8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4.603" calcext:value-type="float">
            <text:p>34,603</text:p>
          </table:table-cell>
          <table:table-cell office:value-type="float" office:value="37.016" calcext:value-type="float">
            <text:p>37,016</text:p>
          </table:table-cell>
          <table:table-cell office:value-type="float" office:value="34.857" calcext:value-type="float">
            <text:p>34,857</text:p>
          </table:table-cell>
          <table:table-cell office:value-type="float" office:value="33.905" calcext:value-type="float">
            <text:p>33,905</text:p>
          </table:table-cell>
          <table:table-cell office:value-type="float" office:value="33.333" calcext:value-type="float">
            <text:p>33,333</text:p>
          </table:table-cell>
          <table:table-cell office:value-type="float" office:value="32.825" calcext:value-type="float">
            <text:p>32,825</text:p>
          </table:table-cell>
          <table:table-cell office:value-type="float" office:value="32.571" calcext:value-type="float">
            <text:p>32,571</text:p>
          </table:table-cell>
          <table:table-cell office:value-type="float" office:value="32.508" calcext:value-type="float">
            <text:p>32,508</text:p>
          </table:table-cell>
          <table:table-cell office:value-type="float" office:value="32.254" calcext:value-type="float">
            <text:p>32,254</text:p>
          </table:table-cell>
          <table:table-cell office:value-type="float" office:value="32.127" calcext:value-type="float">
            <text:p>32,127</text:p>
          </table:table-cell>
          <table:table-cell office:value-type="float" office:value="30.984" calcext:value-type="float">
            <text:p>30,984</text:p>
          </table:table-cell>
          <table:table-cell table:number-columns-repeated="2" office:value-type="float" office:value="29.079" calcext:value-type="float">
            <text:p>29,079</text:p>
          </table:table-cell>
          <table:table-cell table:number-columns-repeated="3" office:value-type="float" office:value="28.063" calcext:value-type="float">
            <text:p>28,063</text:p>
          </table:table-cell>
          <table:table-cell table:number-columns-repeated="8" office:value-type="float" office:value="28.127" calcext:value-type="float">
            <text:p>28,127</text:p>
          </table:table-cell>
        </table:table-row>
        <table:table-row table:style-name="ro1">
          <table:table-cell office:value-type="float" office:value="40.423" calcext:value-type="float">
            <text:p>40,423</text:p>
          </table:table-cell>
          <table:table-cell office:value-type="float" office:value="42.37" calcext:value-type="float">
            <text:p>42,37</text:p>
          </table:table-cell>
          <table:table-cell office:value-type="float" office:value="40.381" calcext:value-type="float">
            <text:p>40,381</text:p>
          </table:table-cell>
          <table:table-cell office:value-type="float" office:value="39.45" calcext:value-type="float">
            <text:p>39,45</text:p>
          </table:table-cell>
          <table:table-cell office:value-type="float" office:value="38.963" calcext:value-type="float">
            <text:p>38,963</text:p>
          </table:table-cell>
          <table:table-cell office:value-type="float" office:value="38.434" calcext:value-type="float">
            <text:p>38,434</text:p>
          </table:table-cell>
          <table:table-cell office:value-type="float" office:value="38.159" calcext:value-type="float">
            <text:p>38,159</text:p>
          </table:table-cell>
          <table:table-cell office:value-type="float" office:value="38.138" calcext:value-type="float">
            <text:p>38,138</text:p>
          </table:table-cell>
          <table:table-cell office:value-type="float" office:value="37.926" calcext:value-type="float">
            <text:p>37,926</text:p>
          </table:table-cell>
          <table:table-cell office:value-type="float" office:value="37.799" calcext:value-type="float">
            <text:p>37,799</text:p>
          </table:table-cell>
          <table:table-cell office:value-type="float" office:value="36.783" calcext:value-type="float">
            <text:p>36,783</text:p>
          </table:table-cell>
          <table:table-cell table:number-columns-repeated="2" office:value-type="float" office:value="34.984" calcext:value-type="float">
            <text:p>34,984</text:p>
          </table:table-cell>
          <table:table-cell table:number-columns-repeated="3" office:value-type="float" office:value="34.116" calcext:value-type="float">
            <text:p>34,116</text:p>
          </table:table-cell>
          <table:table-cell table:number-columns-repeated="8" office:value-type="float" office:value="34.159" calcext:value-type="float">
            <text:p>34,15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26" calcext:value-type="float">
            <text:p>326</text:p>
          </table:table-cell>
          <table:table-cell office:value-type="float" office:value="270" calcext:value-type="float">
            <text:p>270</text:p>
          </table:table-cell>
          <table:table-cell office:value-type="float" office:value="248" calcext:value-type="float">
            <text:p>248</text:p>
          </table:table-cell>
          <table:table-cell office:value-type="float" office:value="229" calcext:value-type="float">
            <text:p>229</text:p>
          </table:table-cell>
          <table:table-cell office:value-type="float" office:value="215" calcext:value-type="float">
            <text:p>215</text:p>
          </table:table-cell>
          <table:table-cell office:value-type="float" office:value="210" calcext:value-type="float">
            <text:p>210</text:p>
          </table:table-cell>
          <table:table-cell office:value-type="float" office:value="208" calcext:value-type="float">
            <text:p>208</text:p>
          </table:table-cell>
          <table:table-cell office:value-type="float" office:value="197" calcext:value-type="float">
            <text:p>197</text:p>
          </table:table-cell>
          <table:table-cell office:value-type="float" office:value="182" calcext:value-type="float">
            <text:p>182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8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4.603" calcext:value-type="float">
            <text:p>34,603</text:p>
          </table:table-cell>
          <table:table-cell office:value-type="float" office:value="37.016" calcext:value-type="float">
            <text:p>37,016</text:p>
          </table:table-cell>
          <table:table-cell office:value-type="float" office:value="34.857" calcext:value-type="float">
            <text:p>34,857</text:p>
          </table:table-cell>
          <table:table-cell office:value-type="float" office:value="33.905" calcext:value-type="float">
            <text:p>33,905</text:p>
          </table:table-cell>
          <table:table-cell office:value-type="float" office:value="33.333" calcext:value-type="float">
            <text:p>33,333</text:p>
          </table:table-cell>
          <table:table-cell office:value-type="float" office:value="32.825" calcext:value-type="float">
            <text:p>32,825</text:p>
          </table:table-cell>
          <table:table-cell office:value-type="float" office:value="32.571" calcext:value-type="float">
            <text:p>32,571</text:p>
          </table:table-cell>
          <table:table-cell office:value-type="float" office:value="32.508" calcext:value-type="float">
            <text:p>32,508</text:p>
          </table:table-cell>
          <table:table-cell office:value-type="float" office:value="32.254" calcext:value-type="float">
            <text:p>32,254</text:p>
          </table:table-cell>
          <table:table-cell office:value-type="float" office:value="32.127" calcext:value-type="float">
            <text:p>32,127</text:p>
          </table:table-cell>
          <table:table-cell office:value-type="float" office:value="30.984" calcext:value-type="float">
            <text:p>30,984</text:p>
          </table:table-cell>
          <table:table-cell table:number-columns-repeated="2" office:value-type="float" office:value="29.079" calcext:value-type="float">
            <text:p>29,079</text:p>
          </table:table-cell>
          <table:table-cell table:number-columns-repeated="3" office:value-type="float" office:value="28.063" calcext:value-type="float">
            <text:p>28,063</text:p>
          </table:table-cell>
          <table:table-cell table:number-columns-repeated="8" office:value-type="float" office:value="28.127" calcext:value-type="float">
            <text:p>28,127</text:p>
          </table:table-cell>
        </table:table-row>
        <table:table-row table:style-name="ro1">
          <table:table-cell office:value-type="float" office:value="40.423" calcext:value-type="float">
            <text:p>40,423</text:p>
          </table:table-cell>
          <table:table-cell office:value-type="float" office:value="42.37" calcext:value-type="float">
            <text:p>42,37</text:p>
          </table:table-cell>
          <table:table-cell office:value-type="float" office:value="40.381" calcext:value-type="float">
            <text:p>40,381</text:p>
          </table:table-cell>
          <table:table-cell office:value-type="float" office:value="39.45" calcext:value-type="float">
            <text:p>39,45</text:p>
          </table:table-cell>
          <table:table-cell office:value-type="float" office:value="38.963" calcext:value-type="float">
            <text:p>38,963</text:p>
          </table:table-cell>
          <table:table-cell office:value-type="float" office:value="38.434" calcext:value-type="float">
            <text:p>38,434</text:p>
          </table:table-cell>
          <table:table-cell office:value-type="float" office:value="38.159" calcext:value-type="float">
            <text:p>38,159</text:p>
          </table:table-cell>
          <table:table-cell office:value-type="float" office:value="38.138" calcext:value-type="float">
            <text:p>38,138</text:p>
          </table:table-cell>
          <table:table-cell office:value-type="float" office:value="37.926" calcext:value-type="float">
            <text:p>37,926</text:p>
          </table:table-cell>
          <table:table-cell office:value-type="float" office:value="37.799" calcext:value-type="float">
            <text:p>37,799</text:p>
          </table:table-cell>
          <table:table-cell office:value-type="float" office:value="36.783" calcext:value-type="float">
            <text:p>36,783</text:p>
          </table:table-cell>
          <table:table-cell table:number-columns-repeated="2" office:value-type="float" office:value="34.984" calcext:value-type="float">
            <text:p>34,984</text:p>
          </table:table-cell>
          <table:table-cell table:number-columns-repeated="3" office:value-type="float" office:value="34.116" calcext:value-type="float">
            <text:p>34,116</text:p>
          </table:table-cell>
          <table:table-cell table:number-columns-repeated="8" office:value-type="float" office:value="34.159" calcext:value-type="float">
            <text:p>34,15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26" calcext:value-type="float">
            <text:p>326</text:p>
          </table:table-cell>
          <table:table-cell office:value-type="float" office:value="270" calcext:value-type="float">
            <text:p>270</text:p>
          </table:table-cell>
          <table:table-cell office:value-type="float" office:value="248" calcext:value-type="float">
            <text:p>248</text:p>
          </table:table-cell>
          <table:table-cell office:value-type="float" office:value="229" calcext:value-type="float">
            <text:p>229</text:p>
          </table:table-cell>
          <table:table-cell office:value-type="float" office:value="215" calcext:value-type="float">
            <text:p>215</text:p>
          </table:table-cell>
          <table:table-cell office:value-type="float" office:value="210" calcext:value-type="float">
            <text:p>210</text:p>
          </table:table-cell>
          <table:table-cell office:value-type="float" office:value="208" calcext:value-type="float">
            <text:p>208</text:p>
          </table:table-cell>
          <table:table-cell office:value-type="float" office:value="197" calcext:value-type="float">
            <text:p>197</text:p>
          </table:table-cell>
          <table:table-cell office:value-type="float" office:value="182" calcext:value-type="float">
            <text:p>182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8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4.603" calcext:value-type="float">
            <text:p>34,603</text:p>
          </table:table-cell>
          <table:table-cell office:value-type="float" office:value="36.889" calcext:value-type="float">
            <text:p>36,889</text:p>
          </table:table-cell>
          <table:table-cell office:value-type="float" office:value="34.857" calcext:value-type="float">
            <text:p>34,857</text:p>
          </table:table-cell>
          <table:table-cell office:value-type="float" office:value="33.905" calcext:value-type="float">
            <text:p>33,905</text:p>
          </table:table-cell>
          <table:table-cell office:value-type="float" office:value="33.333" calcext:value-type="float">
            <text:p>33,333</text:p>
          </table:table-cell>
          <table:table-cell office:value-type="float" office:value="32.825" calcext:value-type="float">
            <text:p>32,825</text:p>
          </table:table-cell>
          <table:table-cell office:value-type="float" office:value="32.508" calcext:value-type="float">
            <text:p>32,508</text:p>
          </table:table-cell>
          <table:table-cell office:value-type="float" office:value="32.444" calcext:value-type="float">
            <text:p>32,444</text:p>
          </table:table-cell>
          <table:table-cell office:value-type="float" office:value="31.81" calcext:value-type="float">
            <text:p>31,81</text:p>
          </table:table-cell>
          <table:table-cell office:value-type="float" office:value="31.683" calcext:value-type="float">
            <text:p>31,683</text:p>
          </table:table-cell>
          <table:table-cell office:value-type="float" office:value="30.984" calcext:value-type="float">
            <text:p>30,984</text:p>
          </table:table-cell>
          <table:table-cell table:number-columns-repeated="2" office:value-type="float" office:value="29.079" calcext:value-type="float">
            <text:p>29,079</text:p>
          </table:table-cell>
          <table:table-cell table:number-columns-repeated="3" office:value-type="float" office:value="28.063" calcext:value-type="float">
            <text:p>28,063</text:p>
          </table:table-cell>
          <table:table-cell table:number-columns-repeated="8" office:value-type="float" office:value="28.127" calcext:value-type="float">
            <text:p>28,127</text:p>
          </table:table-cell>
        </table:table-row>
        <table:table-row table:style-name="ro1">
          <table:table-cell office:value-type="float" office:value="40.423" calcext:value-type="float">
            <text:p>40,423</text:p>
          </table:table-cell>
          <table:table-cell office:value-type="float" office:value="42.328" calcext:value-type="float">
            <text:p>42,328</text:p>
          </table:table-cell>
          <table:table-cell office:value-type="float" office:value="40.339" calcext:value-type="float">
            <text:p>40,339</text:p>
          </table:table-cell>
          <table:table-cell office:value-type="float" office:value="39.407" calcext:value-type="float">
            <text:p>39,407</text:p>
          </table:table-cell>
          <table:table-cell office:value-type="float" office:value="38.921" calcext:value-type="float">
            <text:p>38,921</text:p>
          </table:table-cell>
          <table:table-cell office:value-type="float" office:value="38.392" calcext:value-type="float">
            <text:p>38,392</text:p>
          </table:table-cell>
          <table:table-cell office:value-type="float" office:value="38.116" calcext:value-type="float">
            <text:p>38,116</text:p>
          </table:table-cell>
          <table:table-cell office:value-type="float" office:value="38.095" calcext:value-type="float">
            <text:p>38,095</text:p>
          </table:table-cell>
          <table:table-cell office:value-type="float" office:value="37.566" calcext:value-type="float">
            <text:p>37,566</text:p>
          </table:table-cell>
          <table:table-cell office:value-type="float" office:value="37.439" calcext:value-type="float">
            <text:p>37,439</text:p>
          </table:table-cell>
          <table:table-cell office:value-type="float" office:value="36.783" calcext:value-type="float">
            <text:p>36,783</text:p>
          </table:table-cell>
          <table:table-cell table:number-columns-repeated="2" office:value-type="float" office:value="34.984" calcext:value-type="float">
            <text:p>34,984</text:p>
          </table:table-cell>
          <table:table-cell table:number-columns-repeated="3" office:value-type="float" office:value="34.116" calcext:value-type="float">
            <text:p>34,116</text:p>
          </table:table-cell>
          <table:table-cell table:number-columns-repeated="8" office:value-type="float" office:value="34.159" calcext:value-type="float">
            <text:p>34,15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22" calcext:value-type="float">
            <text:p>322</text:p>
          </table:table-cell>
          <table:table-cell office:value-type="float" office:value="266" calcext:value-type="float">
            <text:p>266</text:p>
          </table:table-cell>
          <table:table-cell office:value-type="float" office:value="244" calcext:value-type="float">
            <text:p>244</text:p>
          </table:table-cell>
          <table:table-cell office:value-type="float" office:value="225" calcext:value-type="float">
            <text:p>225</text:p>
          </table:table-cell>
          <table:table-cell office:value-type="float" office:value="211" calcext:value-type="float">
            <text:p>211</text:p>
          </table:table-cell>
          <table:table-cell office:value-type="float" office:value="206" calcext:value-type="float">
            <text:p>206</text:p>
          </table:table-cell>
          <table:table-cell office:value-type="float" office:value="204" calcext:value-type="float">
            <text:p>204</text:p>
          </table:table-cell>
          <table:table-cell office:value-type="float" office:value="181" calcext:value-type="float">
            <text:p>181</text:p>
          </table:table-cell>
          <table:table-cell office:value-type="float" office:value="166" calcext:value-type="float">
            <text:p>166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8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4.603" calcext:value-type="float">
            <text:p>34,603</text:p>
          </table:table-cell>
          <table:table-cell office:value-type="float" office:value="36.571" calcext:value-type="float">
            <text:p>36,571</text:p>
          </table:table-cell>
          <table:table-cell office:value-type="float" office:value="34.476" calcext:value-type="float">
            <text:p>34,476</text:p>
          </table:table-cell>
          <table:table-cell office:value-type="float" office:value="33.524" calcext:value-type="float">
            <text:p>33,524</text:p>
          </table:table-cell>
          <table:table-cell office:value-type="float" office:value="32.952" calcext:value-type="float">
            <text:p>32,952</text:p>
          </table:table-cell>
          <table:table-cell office:value-type="float" office:value="32.444" calcext:value-type="float">
            <text:p>32,444</text:p>
          </table:table-cell>
          <table:table-cell office:value-type="float" office:value="32.127" calcext:value-type="float">
            <text:p>32,127</text:p>
          </table:table-cell>
          <table:table-cell office:value-type="float" office:value="32.063" calcext:value-type="float">
            <text:p>32,063</text:p>
          </table:table-cell>
          <table:table-cell office:value-type="float" office:value="31.619" calcext:value-type="float">
            <text:p>31,619</text:p>
          </table:table-cell>
          <table:table-cell office:value-type="float" office:value="31.429" calcext:value-type="float">
            <text:p>31,429</text:p>
          </table:table-cell>
          <table:table-cell office:value-type="float" office:value="30.73" calcext:value-type="float">
            <text:p>30,73</text:p>
          </table:table-cell>
          <table:table-cell table:number-columns-repeated="2" office:value-type="float" office:value="28.825" calcext:value-type="float">
            <text:p>28,825</text:p>
          </table:table-cell>
          <table:table-cell table:number-columns-repeated="3" office:value-type="float" office:value="27.81" calcext:value-type="float">
            <text:p>27,8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423" calcext:value-type="float">
            <text:p>40,423</text:p>
          </table:table-cell>
          <table:table-cell office:value-type="float" office:value="42.095" calcext:value-type="float">
            <text:p>42,095</text:p>
          </table:table-cell>
          <table:table-cell office:value-type="float" office:value="40.106" calcext:value-type="float">
            <text:p>40,106</text:p>
          </table:table-cell>
          <table:table-cell office:value-type="float" office:value="39.196" calcext:value-type="float">
            <text:p>39,196</text:p>
          </table:table-cell>
          <table:table-cell office:value-type="float" office:value="38.667" calcext:value-type="float">
            <text:p>38,667</text:p>
          </table:table-cell>
          <table:table-cell office:value-type="float" office:value="38.138" calcext:value-type="float">
            <text:p>38,138</text:p>
          </table:table-cell>
          <table:table-cell office:value-type="float" office:value="37.841" calcext:value-type="float">
            <text:p>37,841</text:p>
          </table:table-cell>
          <table:table-cell office:value-type="float" office:value="37.82" calcext:value-type="float">
            <text:p>37,82</text:p>
          </table:table-cell>
          <table:table-cell office:value-type="float" office:value="37.354" calcext:value-type="float">
            <text:p>37,354</text:p>
          </table:table-cell>
          <table:table-cell office:value-type="float" office:value="37.228" calcext:value-type="float">
            <text:p>37,228</text:p>
          </table:table-cell>
          <table:table-cell office:value-type="float" office:value="36.571" calcext:value-type="float">
            <text:p>36,571</text:p>
          </table:table-cell>
          <table:table-cell table:number-columns-repeated="2" office:value-type="float" office:value="34.772" calcext:value-type="float">
            <text:p>34,772</text:p>
          </table:table-cell>
          <table:table-cell table:number-columns-repeated="3" office:value-type="float" office:value="33.926" calcext:value-type="float">
            <text:p>33,926</text:p>
          </table:table-cell>
          <table:table-cell table:number-columns-repeated="8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09" calcext:value-type="float">
            <text:p>309</text:p>
          </table:table-cell>
          <table:table-cell office:value-type="float" office:value="253" calcext:value-type="float">
            <text:p>253</text:p>
          </table:table-cell>
          <table:table-cell office:value-type="float" office:value="230" calcext:value-type="float">
            <text:p>230</text:p>
          </table:table-cell>
          <table:table-cell office:value-type="float" office:value="207" calcext:value-type="float">
            <text:p>207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167" calcext:value-type="float">
            <text:p>167</text:p>
          </table:table-cell>
          <table:table-cell office:value-type="float" office:value="152" calcext:value-type="float">
            <text:p>152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603" calcext:value-type="float">
            <text:p>34,603</text:p>
          </table:table-cell>
          <table:table-cell office:value-type="float" office:value="36" calcext:value-type="float">
            <text:p>36</text:p>
          </table:table-cell>
          <table:table-cell office:value-type="float" office:value="33.841" calcext:value-type="float">
            <text:p>33,841</text:p>
          </table:table-cell>
          <table:table-cell office:value-type="float" office:value="32.889" calcext:value-type="float">
            <text:p>32,889</text:p>
          </table:table-cell>
          <table:table-cell office:value-type="float" office:value="32.063" calcext:value-type="float">
            <text:p>32,063</text:p>
          </table:table-cell>
          <table:table-cell office:value-type="float" office:value="31.556" calcext:value-type="float">
            <text:p>31,556</text:p>
          </table:table-cell>
          <table:table-cell table:number-columns-repeated="2" office:value-type="float" office:value="31.175" calcext:value-type="float">
            <text:p>31,175</text:p>
          </table:table-cell>
          <table:table-cell office:value-type="float" office:value="30.667" calcext:value-type="float">
            <text:p>30,667</text:p>
          </table:table-cell>
          <table:table-cell office:value-type="float" office:value="30.349" calcext:value-type="float">
            <text:p>30,349</text:p>
          </table:table-cell>
          <table:table-cell office:value-type="float" office:value="29.714" calcext:value-type="float">
            <text:p>29,714</text:p>
          </table:table-cell>
          <table:table-cell table:number-columns-repeated="5" office:value-type="float" office:value="27.81" calcext:value-type="float">
            <text:p>27,8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423" calcext:value-type="float">
            <text:p>40,423</text:p>
          </table:table-cell>
          <table:table-cell office:value-type="float" office:value="41.566" calcext:value-type="float">
            <text:p>41,566</text:p>
          </table:table-cell>
          <table:table-cell office:value-type="float" office:value="39.513" calcext:value-type="float">
            <text:p>39,513</text:p>
          </table:table-cell>
          <table:table-cell office:value-type="float" office:value="38.603" calcext:value-type="float">
            <text:p>38,603</text:p>
          </table:table-cell>
          <table:table-cell office:value-type="float" office:value="37.884" calcext:value-type="float">
            <text:p>37,884</text:p>
          </table:table-cell>
          <table:table-cell office:value-type="float" office:value="37.397" calcext:value-type="float">
            <text:p>37,397</text:p>
          </table:table-cell>
          <table:table-cell office:value-type="float" office:value="37.101" calcext:value-type="float">
            <text:p>37,101</text:p>
          </table:table-cell>
          <table:table-cell office:value-type="float" office:value="37.079" calcext:value-type="float">
            <text:p>37,079</text:p>
          </table:table-cell>
          <table:table-cell office:value-type="float" office:value="36.614" calcext:value-type="float">
            <text:p>36,614</text:p>
          </table:table-cell>
          <table:table-cell office:value-type="float" office:value="36.36" calcext:value-type="float">
            <text:p>36,36</text:p>
          </table:table-cell>
          <table:table-cell office:value-type="float" office:value="35.704" calcext:value-type="float">
            <text:p>35,704</text:p>
          </table:table-cell>
          <table:table-cell table:number-columns-repeated="5" office:value-type="float" office:value="33.926" calcext:value-type="float">
            <text:p>33,926</text:p>
          </table:table-cell>
          <table:table-cell table:number-columns-repeated="8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86" calcext:value-type="float">
            <text:p>286</text:p>
          </table:table-cell>
          <table:table-cell office:value-type="float" office:value="227" calcext:value-type="float">
            <text:p>227</text:p>
          </table:table-cell>
          <table:table-cell office:value-type="float" office:value="204" calcext:value-type="float">
            <text:p>204</text:p>
          </table:table-cell>
          <table:table-cell office:value-type="float" office:value="175" calcext:value-type="float">
            <text:p>175</text:p>
          </table:table-cell>
          <table:table-cell office:value-type="float" office:value="159" calcext:value-type="float">
            <text:p>159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office:value-type="float" office:value="133" calcext:value-type="float">
            <text:p>133</text:p>
          </table:table-cell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603" calcext:value-type="float">
            <text:p>34,603</text:p>
          </table:table-cell>
          <table:table-cell office:value-type="float" office:value="35.556" calcext:value-type="float">
            <text:p>35,556</text:p>
          </table:table-cell>
          <table:table-cell office:value-type="float" office:value="33.079" calcext:value-type="float">
            <text:p>33,079</text:p>
          </table:table-cell>
          <table:table-cell office:value-type="float" office:value="32.063" calcext:value-type="float">
            <text:p>32,063</text:p>
          </table:table-cell>
          <table:table-cell office:value-type="float" office:value="31.81" calcext:value-type="float">
            <text:p>31,81</text:p>
          </table:table-cell>
          <table:table-cell office:value-type="float" office:value="31.238" calcext:value-type="float">
            <text:p>31,238</text:p>
          </table:table-cell>
          <table:table-cell office:value-type="float" office:value="30.921" calcext:value-type="float">
            <text:p>30,921</text:p>
          </table:table-cell>
          <table:table-cell office:value-type="float" office:value="30.857" calcext:value-type="float">
            <text:p>30,857</text:p>
          </table:table-cell>
          <table:table-cell table:number-columns-repeated="2" office:value-type="float" office:value="30.349" calcext:value-type="float">
            <text:p>30,349</text:p>
          </table:table-cell>
          <table:table-cell office:value-type="float" office:value="29.714" calcext:value-type="float">
            <text:p>29,714</text:p>
          </table:table-cell>
          <table:table-cell table:number-columns-repeated="5" office:value-type="float" office:value="27.81" calcext:value-type="float">
            <text:p>27,8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423" calcext:value-type="float">
            <text:p>40,423</text:p>
          </table:table-cell>
          <table:table-cell office:value-type="float" office:value="41.206" calcext:value-type="float">
            <text:p>41,206</text:p>
          </table:table-cell>
          <table:table-cell office:value-type="float" office:value="38.836" calcext:value-type="float">
            <text:p>38,836</text:p>
          </table:table-cell>
          <table:table-cell office:value-type="float" office:value="37.884" calcext:value-type="float">
            <text:p>37,884</text:p>
          </table:table-cell>
          <table:table-cell office:value-type="float" office:value="37.63" calcext:value-type="float">
            <text:p>37,63</text:p>
          </table:table-cell>
          <table:table-cell office:value-type="float" office:value="37.143" calcext:value-type="float">
            <text:p>37,143</text:p>
          </table:table-cell>
          <table:table-cell office:value-type="float" office:value="36.847" calcext:value-type="float">
            <text:p>36,847</text:p>
          </table:table-cell>
          <table:table-cell office:value-type="float" office:value="36.825" calcext:value-type="float">
            <text:p>36,825</text:p>
          </table:table-cell>
          <table:table-cell table:number-columns-repeated="2" office:value-type="float" office:value="36.36" calcext:value-type="float">
            <text:p>36,36</text:p>
          </table:table-cell>
          <table:table-cell office:value-type="float" office:value="35.704" calcext:value-type="float">
            <text:p>35,704</text:p>
          </table:table-cell>
          <table:table-cell table:number-columns-repeated="5" office:value-type="float" office:value="33.926" calcext:value-type="float">
            <text:p>33,926</text:p>
          </table:table-cell>
          <table:table-cell table:number-columns-repeated="8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8" calcext:value-type="float">
            <text:p>258</text:p>
          </table:table-cell>
          <table:table-cell office:value-type="float" office:value="190" calcext:value-type="float">
            <text:p>190</text:p>
          </table:table-cell>
          <table:table-cell office:value-type="float" office:value="163" calcext:value-type="float">
            <text:p>163</text:p>
          </table:table-cell>
          <table:table-cell office:value-type="float" office:value="154" calcext:value-type="float">
            <text:p>154</text:p>
          </table:table-cell>
          <table:table-cell office:value-type="float" office:value="138" calcext:value-type="float">
            <text:p>138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603" calcext:value-type="float">
            <text:p>34,603</text:p>
          </table:table-cell>
          <table:table-cell office:value-type="float" office:value="35.492" calcext:value-type="float">
            <text:p>35,492</text:p>
          </table:table-cell>
          <table:table-cell office:value-type="float" office:value="33.016" calcext:value-type="float">
            <text:p>33,016</text:p>
          </table:table-cell>
          <table:table-cell office:value-type="float" office:value="32" calcext:value-type="float">
            <text:p>32</text:p>
          </table:table-cell>
          <table:table-cell office:value-type="float" office:value="31.683" calcext:value-type="float">
            <text:p>31,683</text:p>
          </table:table-cell>
          <table:table-cell office:value-type="float" office:value="31.048" calcext:value-type="float">
            <text:p>31,048</text:p>
          </table:table-cell>
          <table:table-cell office:value-type="float" office:value="30.794" calcext:value-type="float">
            <text:p>30,794</text:p>
          </table:table-cell>
          <table:table-cell office:value-type="float" office:value="30.73" calcext:value-type="float">
            <text:p>30,73</text:p>
          </table:table-cell>
          <table:table-cell table:number-columns-repeated="2" office:value-type="float" office:value="30.159" calcext:value-type="float">
            <text:p>30,159</text:p>
          </table:table-cell>
          <table:table-cell office:value-type="float" office:value="29.46" calcext:value-type="float">
            <text:p>29,46</text:p>
          </table:table-cell>
          <table:table-cell table:number-columns-repeated="5" office:value-type="float" office:value="27.81" calcext:value-type="float">
            <text:p>27,8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423" calcext:value-type="float">
            <text:p>40,423</text:p>
          </table:table-cell>
          <table:table-cell office:value-type="float" office:value="41.122" calcext:value-type="float">
            <text:p>41,122</text:p>
          </table:table-cell>
          <table:table-cell office:value-type="float" office:value="38.772" calcext:value-type="float">
            <text:p>38,772</text:p>
          </table:table-cell>
          <table:table-cell office:value-type="float" office:value="37.82" calcext:value-type="float">
            <text:p>37,82</text:p>
          </table:table-cell>
          <table:table-cell office:value-type="float" office:value="37.524" calcext:value-type="float">
            <text:p>37,524</text:p>
          </table:table-cell>
          <table:table-cell office:value-type="float" office:value="36.952" calcext:value-type="float">
            <text:p>36,952</text:p>
          </table:table-cell>
          <table:table-cell office:value-type="float" office:value="36.698" calcext:value-type="float">
            <text:p>36,698</text:p>
          </table:table-cell>
          <table:table-cell office:value-type="float" office:value="36.677" calcext:value-type="float">
            <text:p>36,677</text:p>
          </table:table-cell>
          <table:table-cell table:number-columns-repeated="2" office:value-type="float" office:value="36.212" calcext:value-type="float">
            <text:p>36,212</text:p>
          </table:table-cell>
          <table:table-cell office:value-type="float" office:value="35.471" calcext:value-type="float">
            <text:p>35,471</text:p>
          </table:table-cell>
          <table:table-cell table:number-columns-repeated="5" office:value-type="float" office:value="33.926" calcext:value-type="float">
            <text:p>33,926</text:p>
          </table:table-cell>
          <table:table-cell table:number-columns-repeated="8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6" calcext:value-type="float">
            <text:p>256</text:p>
          </table:table-cell>
          <table:table-cell office:value-type="float" office:value="187" calcext:value-type="float">
            <text:p>187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603" calcext:value-type="float">
            <text:p>34,603</text:p>
          </table:table-cell>
          <table:table-cell office:value-type="float" office:value="35.365" calcext:value-type="float">
            <text:p>35,365</text:p>
          </table:table-cell>
          <table:table-cell office:value-type="float" office:value="32.952" calcext:value-type="float">
            <text:p>32,952</text:p>
          </table:table-cell>
          <table:table-cell office:value-type="float" office:value="31.937" calcext:value-type="float">
            <text:p>31,937</text:p>
          </table:table-cell>
          <table:table-cell office:value-type="float" office:value="31.619" calcext:value-type="float">
            <text:p>31,619</text:p>
          </table:table-cell>
          <table:table-cell office:value-type="float" office:value="30.921" calcext:value-type="float">
            <text:p>30,921</text:p>
          </table:table-cell>
          <table:table-cell office:value-type="float" office:value="30.73" calcext:value-type="float">
            <text:p>30,73</text:p>
          </table:table-cell>
          <table:table-cell office:value-type="float" office:value="30.413" calcext:value-type="float">
            <text:p>30,413</text:p>
          </table:table-cell>
          <table:table-cell table:number-columns-repeated="2" office:value-type="float" office:value="29.841" calcext:value-type="float">
            <text:p>29,841</text:p>
          </table:table-cell>
          <table:table-cell office:value-type="float" office:value="29.46" calcext:value-type="float">
            <text:p>29,46</text:p>
          </table:table-cell>
          <table:table-cell table:number-columns-repeated="5" office:value-type="float" office:value="27.873" calcext:value-type="float">
            <text:p>27,87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423" calcext:value-type="float">
            <text:p>40,423</text:p>
          </table:table-cell>
          <table:table-cell office:value-type="float" office:value="41.058" calcext:value-type="float">
            <text:p>41,058</text:p>
          </table:table-cell>
          <table:table-cell office:value-type="float" office:value="38.709" calcext:value-type="float">
            <text:p>38,709</text:p>
          </table:table-cell>
          <table:table-cell office:value-type="float" office:value="37.799" calcext:value-type="float">
            <text:p>37,799</text:p>
          </table:table-cell>
          <table:table-cell office:value-type="float" office:value="37.503" calcext:value-type="float">
            <text:p>37,503</text:p>
          </table:table-cell>
          <table:table-cell office:value-type="float" office:value="36.931" calcext:value-type="float">
            <text:p>36,931</text:p>
          </table:table-cell>
          <table:table-cell office:value-type="float" office:value="36.677" calcext:value-type="float">
            <text:p>36,677</text:p>
          </table:table-cell>
          <table:table-cell office:value-type="float" office:value="36.381" calcext:value-type="float">
            <text:p>36,381</text:p>
          </table:table-cell>
          <table:table-cell table:number-columns-repeated="2" office:value-type="float" office:value="35.915" calcext:value-type="float">
            <text:p>35,915</text:p>
          </table:table-cell>
          <table:table-cell office:value-type="float" office:value="35.513" calcext:value-type="float">
            <text:p>35,513</text:p>
          </table:table-cell>
          <table:table-cell table:number-columns-repeated="5" office:value-type="float" office:value="33.968" calcext:value-type="float">
            <text:p>33,968</text:p>
          </table:table-cell>
          <table:table-cell table:number-columns-repeated="8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0" calcext:value-type="float">
            <text:p>250</text:p>
          </table:table-cell>
          <table:table-cell office:value-type="float" office:value="181" calcext:value-type="float">
            <text:p>181</text:p>
          </table:table-cell>
          <table:table-cell office:value-type="float" office:value="152" calcext:value-type="float">
            <text:p>152</text:p>
          </table:table-cell>
          <table:table-cell office:value-type="float" office:value="142" calcext:value-type="float">
            <text:p>142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603" calcext:value-type="float">
            <text:p>34,603</text:p>
          </table:table-cell>
          <table:table-cell office:value-type="float" office:value="35.365" calcext:value-type="float">
            <text:p>35,365</text:p>
          </table:table-cell>
          <table:table-cell office:value-type="float" office:value="32.952" calcext:value-type="float">
            <text:p>32,952</text:p>
          </table:table-cell>
          <table:table-cell office:value-type="float" office:value="31.937" calcext:value-type="float">
            <text:p>31,937</text:p>
          </table:table-cell>
          <table:table-cell office:value-type="float" office:value="31.619" calcext:value-type="float">
            <text:p>31,619</text:p>
          </table:table-cell>
          <table:table-cell office:value-type="float" office:value="30.921" calcext:value-type="float">
            <text:p>30,921</text:p>
          </table:table-cell>
          <table:table-cell office:value-type="float" office:value="30.73" calcext:value-type="float">
            <text:p>30,73</text:p>
          </table:table-cell>
          <table:table-cell office:value-type="float" office:value="30.413" calcext:value-type="float">
            <text:p>30,413</text:p>
          </table:table-cell>
          <table:table-cell table:number-columns-repeated="2" office:value-type="float" office:value="29.841" calcext:value-type="float">
            <text:p>29,841</text:p>
          </table:table-cell>
          <table:table-cell office:value-type="float" office:value="29.46" calcext:value-type="float">
            <text:p>29,46</text:p>
          </table:table-cell>
          <table:table-cell table:number-columns-repeated="5" office:value-type="float" office:value="27.873" calcext:value-type="float">
            <text:p>27,87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423" calcext:value-type="float">
            <text:p>40,423</text:p>
          </table:table-cell>
          <table:table-cell office:value-type="float" office:value="41.058" calcext:value-type="float">
            <text:p>41,058</text:p>
          </table:table-cell>
          <table:table-cell office:value-type="float" office:value="38.709" calcext:value-type="float">
            <text:p>38,709</text:p>
          </table:table-cell>
          <table:table-cell office:value-type="float" office:value="37.799" calcext:value-type="float">
            <text:p>37,799</text:p>
          </table:table-cell>
          <table:table-cell office:value-type="float" office:value="37.503" calcext:value-type="float">
            <text:p>37,503</text:p>
          </table:table-cell>
          <table:table-cell office:value-type="float" office:value="36.931" calcext:value-type="float">
            <text:p>36,931</text:p>
          </table:table-cell>
          <table:table-cell office:value-type="float" office:value="36.677" calcext:value-type="float">
            <text:p>36,677</text:p>
          </table:table-cell>
          <table:table-cell office:value-type="float" office:value="36.381" calcext:value-type="float">
            <text:p>36,381</text:p>
          </table:table-cell>
          <table:table-cell table:number-columns-repeated="2" office:value-type="float" office:value="35.915" calcext:value-type="float">
            <text:p>35,915</text:p>
          </table:table-cell>
          <table:table-cell office:value-type="float" office:value="35.513" calcext:value-type="float">
            <text:p>35,513</text:p>
          </table:table-cell>
          <table:table-cell table:number-columns-repeated="5" office:value-type="float" office:value="33.968" calcext:value-type="float">
            <text:p>33,968</text:p>
          </table:table-cell>
          <table:table-cell table:number-columns-repeated="8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0" calcext:value-type="float">
            <text:p>250</text:p>
          </table:table-cell>
          <table:table-cell office:value-type="float" office:value="181" calcext:value-type="float">
            <text:p>181</text:p>
          </table:table-cell>
          <table:table-cell office:value-type="float" office:value="152" calcext:value-type="float">
            <text:p>152</text:p>
          </table:table-cell>
          <table:table-cell office:value-type="float" office:value="142" calcext:value-type="float">
            <text:p>142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603" calcext:value-type="float">
            <text:p>34,603</text:p>
          </table:table-cell>
          <table:table-cell office:value-type="float" office:value="33.587" calcext:value-type="float">
            <text:p>33,587</text:p>
          </table:table-cell>
          <table:table-cell office:value-type="float" office:value="32.317" calcext:value-type="float">
            <text:p>32,317</text:p>
          </table:table-cell>
          <table:table-cell office:value-type="float" office:value="31.238" calcext:value-type="float">
            <text:p>31,238</text:p>
          </table:table-cell>
          <table:table-cell office:value-type="float" office:value="30.73" calcext:value-type="float">
            <text:p>30,73</text:p>
          </table:table-cell>
          <table:table-cell office:value-type="float" office:value="30.159" calcext:value-type="float">
            <text:p>30,159</text:p>
          </table:table-cell>
          <table:table-cell office:value-type="float" office:value="29.905" calcext:value-type="float">
            <text:p>29,905</text:p>
          </table:table-cell>
          <table:table-cell table:number-columns-repeated="3" office:value-type="float" office:value="29.651" calcext:value-type="float">
            <text:p>29,651</text:p>
          </table:table-cell>
          <table:table-cell office:value-type="float" office:value="29.206" calcext:value-type="float">
            <text:p>29,206</text:p>
          </table:table-cell>
          <table:table-cell table:number-columns-repeated="5" office:value-type="float" office:value="27.873" calcext:value-type="float">
            <text:p>27,87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423" calcext:value-type="float">
            <text:p>40,423</text:p>
          </table:table-cell>
          <table:table-cell office:value-type="float" office:value="39.407" calcext:value-type="float">
            <text:p>39,407</text:p>
          </table:table-cell>
          <table:table-cell office:value-type="float" office:value="38.18" calcext:value-type="float">
            <text:p>38,18</text:p>
          </table:table-cell>
          <table:table-cell office:value-type="float" office:value="37.122" calcext:value-type="float">
            <text:p>37,122</text:p>
          </table:table-cell>
          <table:table-cell office:value-type="float" office:value="36.698" calcext:value-type="float">
            <text:p>36,698</text:p>
          </table:table-cell>
          <table:table-cell office:value-type="float" office:value="36.212" calcext:value-type="float">
            <text:p>36,212</text:p>
          </table:table-cell>
          <table:table-cell office:value-type="float" office:value="35.958" calcext:value-type="float">
            <text:p>35,958</text:p>
          </table:table-cell>
          <table:table-cell table:number-columns-repeated="3" office:value-type="float" office:value="35.661" calcext:value-type="float">
            <text:p>35,661</text:p>
          </table:table-cell>
          <table:table-cell office:value-type="float" office:value="35.259" calcext:value-type="float">
            <text:p>35,259</text:p>
          </table:table-cell>
          <table:table-cell table:number-columns-repeated="5" office:value-type="float" office:value="33.968" calcext:value-type="float">
            <text:p>33,968</text:p>
          </table:table-cell>
          <table:table-cell table:number-columns-repeated="8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4" calcext:value-type="float">
            <text:p>184</text:p>
          </table:table-cell>
          <table:table-cell office:value-type="float" office:value="155" calcext:value-type="float">
            <text:p>155</text:p>
          </table:table-cell>
          <table:table-cell office:value-type="float" office:value="121" calcext:value-type="float">
            <text:p>121</text:p>
          </table:table-cell>
          <table:table-cell office:value-type="float" office:value="108" calcext:value-type="float">
            <text:p>108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603" calcext:value-type="float">
            <text:p>34,603</text:p>
          </table:table-cell>
          <table:table-cell office:value-type="float" office:value="33.587" calcext:value-type="float">
            <text:p>33,587</text:p>
          </table:table-cell>
          <table:table-cell office:value-type="float" office:value="32.317" calcext:value-type="float">
            <text:p>32,317</text:p>
          </table:table-cell>
          <table:table-cell office:value-type="float" office:value="31.238" calcext:value-type="float">
            <text:p>31,238</text:p>
          </table:table-cell>
          <table:table-cell office:value-type="float" office:value="30.73" calcext:value-type="float">
            <text:p>30,73</text:p>
          </table:table-cell>
          <table:table-cell office:value-type="float" office:value="30.159" calcext:value-type="float">
            <text:p>30,159</text:p>
          </table:table-cell>
          <table:table-cell office:value-type="float" office:value="29.905" calcext:value-type="float">
            <text:p>29,905</text:p>
          </table:table-cell>
          <table:table-cell table:number-columns-repeated="3" office:value-type="float" office:value="29.651" calcext:value-type="float">
            <text:p>29,651</text:p>
          </table:table-cell>
          <table:table-cell office:value-type="float" office:value="29.206" calcext:value-type="float">
            <text:p>29,206</text:p>
          </table:table-cell>
          <table:table-cell table:number-columns-repeated="5" office:value-type="float" office:value="27.873" calcext:value-type="float">
            <text:p>27,87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423" calcext:value-type="float">
            <text:p>40,423</text:p>
          </table:table-cell>
          <table:table-cell office:value-type="float" office:value="39.407" calcext:value-type="float">
            <text:p>39,407</text:p>
          </table:table-cell>
          <table:table-cell office:value-type="float" office:value="38.18" calcext:value-type="float">
            <text:p>38,18</text:p>
          </table:table-cell>
          <table:table-cell office:value-type="float" office:value="37.122" calcext:value-type="float">
            <text:p>37,122</text:p>
          </table:table-cell>
          <table:table-cell office:value-type="float" office:value="36.698" calcext:value-type="float">
            <text:p>36,698</text:p>
          </table:table-cell>
          <table:table-cell office:value-type="float" office:value="36.212" calcext:value-type="float">
            <text:p>36,212</text:p>
          </table:table-cell>
          <table:table-cell office:value-type="float" office:value="35.958" calcext:value-type="float">
            <text:p>35,958</text:p>
          </table:table-cell>
          <table:table-cell table:number-columns-repeated="3" office:value-type="float" office:value="35.661" calcext:value-type="float">
            <text:p>35,661</text:p>
          </table:table-cell>
          <table:table-cell office:value-type="float" office:value="35.259" calcext:value-type="float">
            <text:p>35,259</text:p>
          </table:table-cell>
          <table:table-cell table:number-columns-repeated="5" office:value-type="float" office:value="33.968" calcext:value-type="float">
            <text:p>33,968</text:p>
          </table:table-cell>
          <table:table-cell table:number-columns-repeated="8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4" calcext:value-type="float">
            <text:p>184</text:p>
          </table:table-cell>
          <table:table-cell office:value-type="float" office:value="155" calcext:value-type="float">
            <text:p>155</text:p>
          </table:table-cell>
          <table:table-cell office:value-type="float" office:value="121" calcext:value-type="float">
            <text:p>121</text:p>
          </table:table-cell>
          <table:table-cell office:value-type="float" office:value="108" calcext:value-type="float">
            <text:p>108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603" calcext:value-type="float">
            <text:p>34,603</text:p>
          </table:table-cell>
          <table:table-cell office:value-type="float" office:value="33.333" calcext:value-type="float">
            <text:p>33,333</text:p>
          </table:table-cell>
          <table:table-cell office:value-type="float" office:value="32.063" calcext:value-type="float">
            <text:p>32,063</text:p>
          </table:table-cell>
          <table:table-cell office:value-type="float" office:value="30.984" calcext:value-type="float">
            <text:p>30,984</text:p>
          </table:table-cell>
          <table:table-cell office:value-type="float" office:value="30.476" calcext:value-type="float">
            <text:p>30,476</text:p>
          </table:table-cell>
          <table:table-cell table:number-columns-repeated="2" office:value-type="float" office:value="29.905" calcext:value-type="float">
            <text:p>29,905</text:p>
          </table:table-cell>
          <table:table-cell table:number-columns-repeated="3" office:value-type="float" office:value="29.651" calcext:value-type="float">
            <text:p>29,651</text:p>
          </table:table-cell>
          <table:table-cell office:value-type="float" office:value="29.206" calcext:value-type="float">
            <text:p>29,206</text:p>
          </table:table-cell>
          <table:table-cell table:number-columns-repeated="5" office:value-type="float" office:value="27.873" calcext:value-type="float">
            <text:p>27,87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423" calcext:value-type="float">
            <text:p>40,423</text:p>
          </table:table-cell>
          <table:table-cell office:value-type="float" office:value="39.196" calcext:value-type="float">
            <text:p>39,196</text:p>
          </table:table-cell>
          <table:table-cell office:value-type="float" office:value="37.968" calcext:value-type="float">
            <text:p>37,968</text:p>
          </table:table-cell>
          <table:table-cell office:value-type="float" office:value="36.868" calcext:value-type="float">
            <text:p>36,868</text:p>
          </table:table-cell>
          <table:table-cell office:value-type="float" office:value="36.444" calcext:value-type="float">
            <text:p>36,444</text:p>
          </table:table-cell>
          <table:table-cell table:number-columns-repeated="2" office:value-type="float" office:value="35.958" calcext:value-type="float">
            <text:p>35,958</text:p>
          </table:table-cell>
          <table:table-cell table:number-columns-repeated="3" office:value-type="float" office:value="35.661" calcext:value-type="float">
            <text:p>35,661</text:p>
          </table:table-cell>
          <table:table-cell office:value-type="float" office:value="35.259" calcext:value-type="float">
            <text:p>35,259</text:p>
          </table:table-cell>
          <table:table-cell table:number-columns-repeated="5" office:value-type="float" office:value="33.968" calcext:value-type="float">
            <text:p>33,968</text:p>
          </table:table-cell>
          <table:table-cell table:number-columns-repeated="8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6" calcext:value-type="float">
            <text:p>176</text:p>
          </table:table-cell>
          <table:table-cell office:value-type="float" office:value="147" calcext:value-type="float">
            <text:p>147</text:p>
          </table:table-cell>
          <table:table-cell office:value-type="float" office:value="112" calcext:value-type="float">
            <text:p>11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3"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603" calcext:value-type="float">
            <text:p>34,603</text:p>
          </table:table-cell>
          <table:table-cell office:value-type="float" office:value="33.333" calcext:value-type="float">
            <text:p>33,333</text:p>
          </table:table-cell>
          <table:table-cell office:value-type="float" office:value="32.063" calcext:value-type="float">
            <text:p>32,063</text:p>
          </table:table-cell>
          <table:table-cell office:value-type="float" office:value="30.984" calcext:value-type="float">
            <text:p>30,984</text:p>
          </table:table-cell>
          <table:table-cell office:value-type="float" office:value="30.476" calcext:value-type="float">
            <text:p>30,476</text:p>
          </table:table-cell>
          <table:table-cell table:number-columns-repeated="2" office:value-type="float" office:value="29.905" calcext:value-type="float">
            <text:p>29,905</text:p>
          </table:table-cell>
          <table:table-cell table:number-columns-repeated="3" office:value-type="float" office:value="29.651" calcext:value-type="float">
            <text:p>29,651</text:p>
          </table:table-cell>
          <table:table-cell office:value-type="float" office:value="29.206" calcext:value-type="float">
            <text:p>29,206</text:p>
          </table:table-cell>
          <table:table-cell table:number-columns-repeated="5" office:value-type="float" office:value="27.873" calcext:value-type="float">
            <text:p>27,87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423" calcext:value-type="float">
            <text:p>40,423</text:p>
          </table:table-cell>
          <table:table-cell office:value-type="float" office:value="39.196" calcext:value-type="float">
            <text:p>39,196</text:p>
          </table:table-cell>
          <table:table-cell office:value-type="float" office:value="37.968" calcext:value-type="float">
            <text:p>37,968</text:p>
          </table:table-cell>
          <table:table-cell office:value-type="float" office:value="36.868" calcext:value-type="float">
            <text:p>36,868</text:p>
          </table:table-cell>
          <table:table-cell office:value-type="float" office:value="36.444" calcext:value-type="float">
            <text:p>36,444</text:p>
          </table:table-cell>
          <table:table-cell table:number-columns-repeated="2" office:value-type="float" office:value="35.958" calcext:value-type="float">
            <text:p>35,958</text:p>
          </table:table-cell>
          <table:table-cell table:number-columns-repeated="3" office:value-type="float" office:value="35.661" calcext:value-type="float">
            <text:p>35,661</text:p>
          </table:table-cell>
          <table:table-cell office:value-type="float" office:value="35.259" calcext:value-type="float">
            <text:p>35,259</text:p>
          </table:table-cell>
          <table:table-cell table:number-columns-repeated="5" office:value-type="float" office:value="33.968" calcext:value-type="float">
            <text:p>33,968</text:p>
          </table:table-cell>
          <table:table-cell table:number-columns-repeated="8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6" calcext:value-type="float">
            <text:p>176</text:p>
          </table:table-cell>
          <table:table-cell office:value-type="float" office:value="147" calcext:value-type="float">
            <text:p>147</text:p>
          </table:table-cell>
          <table:table-cell office:value-type="float" office:value="112" calcext:value-type="float">
            <text:p>11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3"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603" calcext:value-type="float">
            <text:p>34,603</text:p>
          </table:table-cell>
          <table:table-cell office:value-type="float" office:value="33.333" calcext:value-type="float">
            <text:p>33,333</text:p>
          </table:table-cell>
          <table:table-cell office:value-type="float" office:value="32.063" calcext:value-type="float">
            <text:p>32,063</text:p>
          </table:table-cell>
          <table:table-cell office:value-type="float" office:value="30.984" calcext:value-type="float">
            <text:p>30,984</text:p>
          </table:table-cell>
          <table:table-cell office:value-type="float" office:value="30.476" calcext:value-type="float">
            <text:p>30,476</text:p>
          </table:table-cell>
          <table:table-cell table:number-columns-repeated="2" office:value-type="float" office:value="29.905" calcext:value-type="float">
            <text:p>29,905</text:p>
          </table:table-cell>
          <table:table-cell table:number-columns-repeated="3" office:value-type="float" office:value="29.651" calcext:value-type="float">
            <text:p>29,651</text:p>
          </table:table-cell>
          <table:table-cell office:value-type="float" office:value="29.206" calcext:value-type="float">
            <text:p>29,206</text:p>
          </table:table-cell>
          <table:table-cell table:number-columns-repeated="5" office:value-type="float" office:value="27.873" calcext:value-type="float">
            <text:p>27,87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423" calcext:value-type="float">
            <text:p>40,423</text:p>
          </table:table-cell>
          <table:table-cell office:value-type="float" office:value="39.196" calcext:value-type="float">
            <text:p>39,196</text:p>
          </table:table-cell>
          <table:table-cell office:value-type="float" office:value="37.968" calcext:value-type="float">
            <text:p>37,968</text:p>
          </table:table-cell>
          <table:table-cell office:value-type="float" office:value="36.868" calcext:value-type="float">
            <text:p>36,868</text:p>
          </table:table-cell>
          <table:table-cell office:value-type="float" office:value="36.444" calcext:value-type="float">
            <text:p>36,444</text:p>
          </table:table-cell>
          <table:table-cell table:number-columns-repeated="2" office:value-type="float" office:value="35.958" calcext:value-type="float">
            <text:p>35,958</text:p>
          </table:table-cell>
          <table:table-cell table:number-columns-repeated="3" office:value-type="float" office:value="35.661" calcext:value-type="float">
            <text:p>35,661</text:p>
          </table:table-cell>
          <table:table-cell office:value-type="float" office:value="35.259" calcext:value-type="float">
            <text:p>35,259</text:p>
          </table:table-cell>
          <table:table-cell table:number-columns-repeated="5" office:value-type="float" office:value="33.968" calcext:value-type="float">
            <text:p>33,968</text:p>
          </table:table-cell>
          <table:table-cell table:number-columns-repeated="8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6" calcext:value-type="float">
            <text:p>176</text:p>
          </table:table-cell>
          <table:table-cell office:value-type="float" office:value="147" calcext:value-type="float">
            <text:p>147</text:p>
          </table:table-cell>
          <table:table-cell office:value-type="float" office:value="112" calcext:value-type="float">
            <text:p>11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3"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46" calcext:value-type="float">
            <text:p>33,46</text:p>
          </table:table-cell>
          <table:table-cell office:value-type="float" office:value="31.619" calcext:value-type="float">
            <text:p>31,619</text:p>
          </table:table-cell>
          <table:table-cell office:value-type="float" office:value="30.032" calcext:value-type="float">
            <text:p>30,032</text:p>
          </table:table-cell>
          <table:table-cell office:value-type="float" office:value="29.333" calcext:value-type="float">
            <text:p>29,333</text:p>
          </table:table-cell>
          <table:table-cell office:value-type="float" office:value="28.889" calcext:value-type="float">
            <text:p>28,889</text:p>
          </table:table-cell>
          <table:table-cell office:value-type="float" office:value="28.381" calcext:value-type="float">
            <text:p>28,381</text:p>
          </table:table-cell>
          <table:table-cell table:number-columns-repeated="4" office:value-type="float" office:value="28.063" calcext:value-type="float">
            <text:p>28,063</text:p>
          </table:table-cell>
          <table:table-cell office:value-type="float" office:value="27.619" calcext:value-type="float">
            <text:p>27,6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344" calcext:value-type="float">
            <text:p>39,344</text:p>
          </table:table-cell>
          <table:table-cell office:value-type="float" office:value="37.608" calcext:value-type="float">
            <text:p>37,608</text:p>
          </table:table-cell>
          <table:table-cell office:value-type="float" office:value="36.042" calcext:value-type="float">
            <text:p>36,042</text:p>
          </table:table-cell>
          <table:table-cell office:value-type="float" office:value="35.407" calcext:value-type="float">
            <text:p>35,407</text:p>
          </table:table-cell>
          <table:table-cell office:value-type="float" office:value="34.984" calcext:value-type="float">
            <text:p>34,984</text:p>
          </table:table-cell>
          <table:table-cell office:value-type="float" office:value="34.497" calcext:value-type="float">
            <text:p>34,497</text:p>
          </table:table-cell>
          <table:table-cell table:number-columns-repeated="4" office:value-type="float" office:value="34.222" calcext:value-type="float">
            <text:p>34,222</text:p>
          </table:table-cell>
          <table:table-cell office:value-type="float" office:value="33.82" calcext:value-type="float">
            <text:p>33,82</text:p>
          </table:table-cell>
          <table:table-cell table:number-columns-repeated="13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3" calcext:value-type="float">
            <text:p>113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46" calcext:value-type="float">
            <text:p>33,46</text:p>
          </table:table-cell>
          <table:table-cell office:value-type="float" office:value="31.619" calcext:value-type="float">
            <text:p>31,619</text:p>
          </table:table-cell>
          <table:table-cell office:value-type="float" office:value="30.032" calcext:value-type="float">
            <text:p>30,032</text:p>
          </table:table-cell>
          <table:table-cell office:value-type="float" office:value="29.333" calcext:value-type="float">
            <text:p>29,333</text:p>
          </table:table-cell>
          <table:table-cell office:value-type="float" office:value="28.889" calcext:value-type="float">
            <text:p>28,889</text:p>
          </table:table-cell>
          <table:table-cell office:value-type="float" office:value="28.381" calcext:value-type="float">
            <text:p>28,381</text:p>
          </table:table-cell>
          <table:table-cell table:number-columns-repeated="4" office:value-type="float" office:value="28.063" calcext:value-type="float">
            <text:p>28,063</text:p>
          </table:table-cell>
          <table:table-cell office:value-type="float" office:value="27.619" calcext:value-type="float">
            <text:p>27,6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344" calcext:value-type="float">
            <text:p>39,344</text:p>
          </table:table-cell>
          <table:table-cell office:value-type="float" office:value="37.608" calcext:value-type="float">
            <text:p>37,608</text:p>
          </table:table-cell>
          <table:table-cell office:value-type="float" office:value="36.042" calcext:value-type="float">
            <text:p>36,042</text:p>
          </table:table-cell>
          <table:table-cell office:value-type="float" office:value="35.407" calcext:value-type="float">
            <text:p>35,407</text:p>
          </table:table-cell>
          <table:table-cell office:value-type="float" office:value="34.984" calcext:value-type="float">
            <text:p>34,984</text:p>
          </table:table-cell>
          <table:table-cell office:value-type="float" office:value="34.497" calcext:value-type="float">
            <text:p>34,497</text:p>
          </table:table-cell>
          <table:table-cell table:number-columns-repeated="4" office:value-type="float" office:value="34.222" calcext:value-type="float">
            <text:p>34,222</text:p>
          </table:table-cell>
          <table:table-cell office:value-type="float" office:value="33.82" calcext:value-type="float">
            <text:p>33,82</text:p>
          </table:table-cell>
          <table:table-cell table:number-columns-repeated="13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3" calcext:value-type="float">
            <text:p>113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46" calcext:value-type="float">
            <text:p>33,46</text:p>
          </table:table-cell>
          <table:table-cell office:value-type="float" office:value="31.619" calcext:value-type="float">
            <text:p>31,619</text:p>
          </table:table-cell>
          <table:table-cell office:value-type="float" office:value="30.032" calcext:value-type="float">
            <text:p>30,032</text:p>
          </table:table-cell>
          <table:table-cell office:value-type="float" office:value="29.333" calcext:value-type="float">
            <text:p>29,333</text:p>
          </table:table-cell>
          <table:table-cell office:value-type="float" office:value="28.889" calcext:value-type="float">
            <text:p>28,889</text:p>
          </table:table-cell>
          <table:table-cell office:value-type="float" office:value="28.381" calcext:value-type="float">
            <text:p>28,381</text:p>
          </table:table-cell>
          <table:table-cell table:number-columns-repeated="4" office:value-type="float" office:value="28.063" calcext:value-type="float">
            <text:p>28,063</text:p>
          </table:table-cell>
          <table:table-cell office:value-type="float" office:value="27.619" calcext:value-type="float">
            <text:p>27,6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344" calcext:value-type="float">
            <text:p>39,344</text:p>
          </table:table-cell>
          <table:table-cell office:value-type="float" office:value="37.608" calcext:value-type="float">
            <text:p>37,608</text:p>
          </table:table-cell>
          <table:table-cell office:value-type="float" office:value="36.042" calcext:value-type="float">
            <text:p>36,042</text:p>
          </table:table-cell>
          <table:table-cell office:value-type="float" office:value="35.407" calcext:value-type="float">
            <text:p>35,407</text:p>
          </table:table-cell>
          <table:table-cell office:value-type="float" office:value="34.984" calcext:value-type="float">
            <text:p>34,984</text:p>
          </table:table-cell>
          <table:table-cell office:value-type="float" office:value="34.497" calcext:value-type="float">
            <text:p>34,497</text:p>
          </table:table-cell>
          <table:table-cell table:number-columns-repeated="4" office:value-type="float" office:value="34.222" calcext:value-type="float">
            <text:p>34,222</text:p>
          </table:table-cell>
          <table:table-cell office:value-type="float" office:value="33.82" calcext:value-type="float">
            <text:p>33,82</text:p>
          </table:table-cell>
          <table:table-cell table:number-columns-repeated="13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3" calcext:value-type="float">
            <text:p>113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27" calcext:value-type="float">
            <text:p>33,27</text:p>
          </table:table-cell>
          <table:table-cell office:value-type="float" office:value="31.429" calcext:value-type="float">
            <text:p>31,429</text:p>
          </table:table-cell>
          <table:table-cell office:value-type="float" office:value="29.714" calcext:value-type="float">
            <text:p>29,714</text:p>
          </table:table-cell>
          <table:table-cell office:value-type="float" office:value="29.079" calcext:value-type="float">
            <text:p>29,079</text:p>
          </table:table-cell>
          <table:table-cell office:value-type="float" office:value="28.889" calcext:value-type="float">
            <text:p>28,889</text:p>
          </table:table-cell>
          <table:table-cell office:value-type="float" office:value="28.381" calcext:value-type="float">
            <text:p>28,381</text:p>
          </table:table-cell>
          <table:table-cell table:number-columns-repeated="4" office:value-type="float" office:value="28.063" calcext:value-type="float">
            <text:p>28,063</text:p>
          </table:table-cell>
          <table:table-cell office:value-type="float" office:value="27.619" calcext:value-type="float">
            <text:p>27,6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175" calcext:value-type="float">
            <text:p>39,175</text:p>
          </table:table-cell>
          <table:table-cell office:value-type="float" office:value="37.439" calcext:value-type="float">
            <text:p>37,439</text:p>
          </table:table-cell>
          <table:table-cell office:value-type="float" office:value="35.788" calcext:value-type="float">
            <text:p>35,788</text:p>
          </table:table-cell>
          <table:table-cell office:value-type="float" office:value="35.153" calcext:value-type="float">
            <text:p>35,153</text:p>
          </table:table-cell>
          <table:table-cell office:value-type="float" office:value="34.984" calcext:value-type="float">
            <text:p>34,984</text:p>
          </table:table-cell>
          <table:table-cell office:value-type="float" office:value="34.497" calcext:value-type="float">
            <text:p>34,497</text:p>
          </table:table-cell>
          <table:table-cell table:number-columns-repeated="4" office:value-type="float" office:value="34.222" calcext:value-type="float">
            <text:p>34,222</text:p>
          </table:table-cell>
          <table:table-cell office:value-type="float" office:value="33.82" calcext:value-type="float">
            <text:p>33,82</text:p>
          </table:table-cell>
          <table:table-cell table:number-columns-repeated="13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27" calcext:value-type="float">
            <text:p>33,27</text:p>
          </table:table-cell>
          <table:table-cell office:value-type="float" office:value="31.429" calcext:value-type="float">
            <text:p>31,429</text:p>
          </table:table-cell>
          <table:table-cell office:value-type="float" office:value="29.714" calcext:value-type="float">
            <text:p>29,714</text:p>
          </table:table-cell>
          <table:table-cell office:value-type="float" office:value="29.079" calcext:value-type="float">
            <text:p>29,079</text:p>
          </table:table-cell>
          <table:table-cell office:value-type="float" office:value="28.889" calcext:value-type="float">
            <text:p>28,889</text:p>
          </table:table-cell>
          <table:table-cell office:value-type="float" office:value="28.381" calcext:value-type="float">
            <text:p>28,381</text:p>
          </table:table-cell>
          <table:table-cell table:number-columns-repeated="4" office:value-type="float" office:value="28.063" calcext:value-type="float">
            <text:p>28,063</text:p>
          </table:table-cell>
          <table:table-cell office:value-type="float" office:value="27.619" calcext:value-type="float">
            <text:p>27,6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175" calcext:value-type="float">
            <text:p>39,175</text:p>
          </table:table-cell>
          <table:table-cell office:value-type="float" office:value="37.439" calcext:value-type="float">
            <text:p>37,439</text:p>
          </table:table-cell>
          <table:table-cell office:value-type="float" office:value="35.788" calcext:value-type="float">
            <text:p>35,788</text:p>
          </table:table-cell>
          <table:table-cell office:value-type="float" office:value="35.153" calcext:value-type="float">
            <text:p>35,153</text:p>
          </table:table-cell>
          <table:table-cell office:value-type="float" office:value="34.984" calcext:value-type="float">
            <text:p>34,984</text:p>
          </table:table-cell>
          <table:table-cell office:value-type="float" office:value="34.497" calcext:value-type="float">
            <text:p>34,497</text:p>
          </table:table-cell>
          <table:table-cell table:number-columns-repeated="4" office:value-type="float" office:value="34.222" calcext:value-type="float">
            <text:p>34,222</text:p>
          </table:table-cell>
          <table:table-cell office:value-type="float" office:value="33.82" calcext:value-type="float">
            <text:p>33,82</text:p>
          </table:table-cell>
          <table:table-cell table:number-columns-repeated="13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016" calcext:value-type="float">
            <text:p>33,016</text:p>
          </table:table-cell>
          <table:table-cell office:value-type="float" office:value="31.048" calcext:value-type="float">
            <text:p>31,048</text:p>
          </table:table-cell>
          <table:table-cell office:value-type="float" office:value="29.206" calcext:value-type="float">
            <text:p>29,206</text:p>
          </table:table-cell>
          <table:table-cell office:value-type="float" office:value="28.508" calcext:value-type="float">
            <text:p>28,508</text:p>
          </table:table-cell>
          <table:table-cell table:number-columns-repeated="2" office:value-type="float" office:value="28.381" calcext:value-type="float">
            <text:p>28,381</text:p>
          </table:table-cell>
          <table:table-cell table:number-columns-repeated="4" office:value-type="float" office:value="28.063" calcext:value-type="float">
            <text:p>28,063</text:p>
          </table:table-cell>
          <table:table-cell office:value-type="float" office:value="27.619" calcext:value-type="float">
            <text:p>27,6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942" calcext:value-type="float">
            <text:p>38,942</text:p>
          </table:table-cell>
          <table:table-cell office:value-type="float" office:value="37.122" calcext:value-type="float">
            <text:p>37,122</text:p>
          </table:table-cell>
          <table:table-cell office:value-type="float" office:value="35.344" calcext:value-type="float">
            <text:p>35,344</text:p>
          </table:table-cell>
          <table:table-cell office:value-type="float" office:value="34.667" calcext:value-type="float">
            <text:p>34,667</text:p>
          </table:table-cell>
          <table:table-cell table:number-columns-repeated="2" office:value-type="float" office:value="34.497" calcext:value-type="float">
            <text:p>34,497</text:p>
          </table:table-cell>
          <table:table-cell table:number-columns-repeated="4" office:value-type="float" office:value="34.222" calcext:value-type="float">
            <text:p>34,222</text:p>
          </table:table-cell>
          <table:table-cell office:value-type="float" office:value="33.82" calcext:value-type="float">
            <text:p>33,82</text:p>
          </table:table-cell>
          <table:table-cell table:number-columns-repeated="13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016" calcext:value-type="float">
            <text:p>33,016</text:p>
          </table:table-cell>
          <table:table-cell office:value-type="float" office:value="31.048" calcext:value-type="float">
            <text:p>31,048</text:p>
          </table:table-cell>
          <table:table-cell office:value-type="float" office:value="29.206" calcext:value-type="float">
            <text:p>29,206</text:p>
          </table:table-cell>
          <table:table-cell office:value-type="float" office:value="28.508" calcext:value-type="float">
            <text:p>28,508</text:p>
          </table:table-cell>
          <table:table-cell table:number-columns-repeated="2" office:value-type="float" office:value="28.381" calcext:value-type="float">
            <text:p>28,381</text:p>
          </table:table-cell>
          <table:table-cell table:number-columns-repeated="4" office:value-type="float" office:value="28.063" calcext:value-type="float">
            <text:p>28,063</text:p>
          </table:table-cell>
          <table:table-cell office:value-type="float" office:value="27.619" calcext:value-type="float">
            <text:p>27,6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942" calcext:value-type="float">
            <text:p>38,942</text:p>
          </table:table-cell>
          <table:table-cell office:value-type="float" office:value="37.122" calcext:value-type="float">
            <text:p>37,122</text:p>
          </table:table-cell>
          <table:table-cell office:value-type="float" office:value="35.344" calcext:value-type="float">
            <text:p>35,344</text:p>
          </table:table-cell>
          <table:table-cell office:value-type="float" office:value="34.667" calcext:value-type="float">
            <text:p>34,667</text:p>
          </table:table-cell>
          <table:table-cell table:number-columns-repeated="2" office:value-type="float" office:value="34.497" calcext:value-type="float">
            <text:p>34,497</text:p>
          </table:table-cell>
          <table:table-cell table:number-columns-repeated="4" office:value-type="float" office:value="34.222" calcext:value-type="float">
            <text:p>34,222</text:p>
          </table:table-cell>
          <table:table-cell office:value-type="float" office:value="33.82" calcext:value-type="float">
            <text:p>33,82</text:p>
          </table:table-cell>
          <table:table-cell table:number-columns-repeated="13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762" calcext:value-type="float">
            <text:p>32,762</text:p>
          </table:table-cell>
          <table:table-cell office:value-type="float" office:value="30.794" calcext:value-type="float">
            <text:p>30,794</text:p>
          </table:table-cell>
          <table:table-cell office:value-type="float" office:value="28.952" calcext:value-type="float">
            <text:p>28,952</text:p>
          </table:table-cell>
          <table:table-cell office:value-type="float" office:value="28.254" calcext:value-type="float">
            <text:p>28,254</text:p>
          </table:table-cell>
          <table:table-cell table:number-columns-repeated="6" office:value-type="float" office:value="28.063" calcext:value-type="float">
            <text:p>28,063</text:p>
          </table:table-cell>
          <table:table-cell office:value-type="float" office:value="27.619" calcext:value-type="float">
            <text:p>27,6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667" calcext:value-type="float">
            <text:p>38,667</text:p>
          </table:table-cell>
          <table:table-cell office:value-type="float" office:value="36.847" calcext:value-type="float">
            <text:p>36,847</text:p>
          </table:table-cell>
          <table:table-cell office:value-type="float" office:value="35.069" calcext:value-type="float">
            <text:p>35,069</text:p>
          </table:table-cell>
          <table:table-cell office:value-type="float" office:value="34.392" calcext:value-type="float">
            <text:p>34,392</text:p>
          </table:table-cell>
          <table:table-cell table:number-columns-repeated="6" office:value-type="float" office:value="34.222" calcext:value-type="float">
            <text:p>34,222</text:p>
          </table:table-cell>
          <table:table-cell office:value-type="float" office:value="33.82" calcext:value-type="float">
            <text:p>33,82</text:p>
          </table:table-cell>
          <table:table-cell table:number-columns-repeated="13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6" calcext:value-type="float">
            <text:p>86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762" calcext:value-type="float">
            <text:p>32,762</text:p>
          </table:table-cell>
          <table:table-cell office:value-type="float" office:value="30.794" calcext:value-type="float">
            <text:p>30,794</text:p>
          </table:table-cell>
          <table:table-cell office:value-type="float" office:value="28.952" calcext:value-type="float">
            <text:p>28,952</text:p>
          </table:table-cell>
          <table:table-cell office:value-type="float" office:value="28.254" calcext:value-type="float">
            <text:p>28,254</text:p>
          </table:table-cell>
          <table:table-cell table:number-columns-repeated="6" office:value-type="float" office:value="28.063" calcext:value-type="float">
            <text:p>28,063</text:p>
          </table:table-cell>
          <table:table-cell office:value-type="float" office:value="27.619" calcext:value-type="float">
            <text:p>27,6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667" calcext:value-type="float">
            <text:p>38,667</text:p>
          </table:table-cell>
          <table:table-cell office:value-type="float" office:value="36.847" calcext:value-type="float">
            <text:p>36,847</text:p>
          </table:table-cell>
          <table:table-cell office:value-type="float" office:value="35.069" calcext:value-type="float">
            <text:p>35,069</text:p>
          </table:table-cell>
          <table:table-cell office:value-type="float" office:value="34.392" calcext:value-type="float">
            <text:p>34,392</text:p>
          </table:table-cell>
          <table:table-cell table:number-columns-repeated="6" office:value-type="float" office:value="34.222" calcext:value-type="float">
            <text:p>34,222</text:p>
          </table:table-cell>
          <table:table-cell office:value-type="float" office:value="33.82" calcext:value-type="float">
            <text:p>33,82</text:p>
          </table:table-cell>
          <table:table-cell table:number-columns-repeated="13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6" calcext:value-type="float">
            <text:p>86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762" calcext:value-type="float">
            <text:p>32,762</text:p>
          </table:table-cell>
          <table:table-cell office:value-type="float" office:value="30.794" calcext:value-type="float">
            <text:p>30,794</text:p>
          </table:table-cell>
          <table:table-cell office:value-type="float" office:value="28.952" calcext:value-type="float">
            <text:p>28,952</text:p>
          </table:table-cell>
          <table:table-cell office:value-type="float" office:value="28.254" calcext:value-type="float">
            <text:p>28,254</text:p>
          </table:table-cell>
          <table:table-cell table:number-columns-repeated="6" office:value-type="float" office:value="28.063" calcext:value-type="float">
            <text:p>28,063</text:p>
          </table:table-cell>
          <table:table-cell office:value-type="float" office:value="27.619" calcext:value-type="float">
            <text:p>27,6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667" calcext:value-type="float">
            <text:p>38,667</text:p>
          </table:table-cell>
          <table:table-cell office:value-type="float" office:value="36.847" calcext:value-type="float">
            <text:p>36,847</text:p>
          </table:table-cell>
          <table:table-cell office:value-type="float" office:value="35.069" calcext:value-type="float">
            <text:p>35,069</text:p>
          </table:table-cell>
          <table:table-cell office:value-type="float" office:value="34.392" calcext:value-type="float">
            <text:p>34,392</text:p>
          </table:table-cell>
          <table:table-cell table:number-columns-repeated="6" office:value-type="float" office:value="34.222" calcext:value-type="float">
            <text:p>34,222</text:p>
          </table:table-cell>
          <table:table-cell office:value-type="float" office:value="33.82" calcext:value-type="float">
            <text:p>33,82</text:p>
          </table:table-cell>
          <table:table-cell table:number-columns-repeated="13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6" calcext:value-type="float">
            <text:p>86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762" calcext:value-type="float">
            <text:p>32,762</text:p>
          </table:table-cell>
          <table:table-cell office:value-type="float" office:value="30.794" calcext:value-type="float">
            <text:p>30,794</text:p>
          </table:table-cell>
          <table:table-cell office:value-type="float" office:value="28.952" calcext:value-type="float">
            <text:p>28,952</text:p>
          </table:table-cell>
          <table:table-cell office:value-type="float" office:value="28.254" calcext:value-type="float">
            <text:p>28,254</text:p>
          </table:table-cell>
          <table:table-cell table:number-columns-repeated="6" office:value-type="float" office:value="28.063" calcext:value-type="float">
            <text:p>28,063</text:p>
          </table:table-cell>
          <table:table-cell office:value-type="float" office:value="27.619" calcext:value-type="float">
            <text:p>27,6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667" calcext:value-type="float">
            <text:p>38,667</text:p>
          </table:table-cell>
          <table:table-cell office:value-type="float" office:value="36.847" calcext:value-type="float">
            <text:p>36,847</text:p>
          </table:table-cell>
          <table:table-cell office:value-type="float" office:value="35.069" calcext:value-type="float">
            <text:p>35,069</text:p>
          </table:table-cell>
          <table:table-cell office:value-type="float" office:value="34.392" calcext:value-type="float">
            <text:p>34,392</text:p>
          </table:table-cell>
          <table:table-cell table:number-columns-repeated="6" office:value-type="float" office:value="34.222" calcext:value-type="float">
            <text:p>34,222</text:p>
          </table:table-cell>
          <table:table-cell office:value-type="float" office:value="33.82" calcext:value-type="float">
            <text:p>33,82</text:p>
          </table:table-cell>
          <table:table-cell table:number-columns-repeated="13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6" calcext:value-type="float">
            <text:p>86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762" calcext:value-type="float">
            <text:p>32,762</text:p>
          </table:table-cell>
          <table:table-cell office:value-type="float" office:value="30.794" calcext:value-type="float">
            <text:p>30,794</text:p>
          </table:table-cell>
          <table:table-cell office:value-type="float" office:value="28.952" calcext:value-type="float">
            <text:p>28,952</text:p>
          </table:table-cell>
          <table:table-cell office:value-type="float" office:value="28.254" calcext:value-type="float">
            <text:p>28,254</text:p>
          </table:table-cell>
          <table:table-cell table:number-columns-repeated="7" office:value-type="float" office:value="27.619" calcext:value-type="float">
            <text:p>27,6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688" calcext:value-type="float">
            <text:p>38,688</text:p>
          </table:table-cell>
          <table:table-cell office:value-type="float" office:value="36.868" calcext:value-type="float">
            <text:p>36,868</text:p>
          </table:table-cell>
          <table:table-cell office:value-type="float" office:value="35.09" calcext:value-type="float">
            <text:p>35,09</text:p>
          </table:table-cell>
          <table:table-cell office:value-type="float" office:value="34.413" calcext:value-type="float">
            <text:p>34,413</text:p>
          </table:table-cell>
          <table:table-cell table:number-columns-repeated="7" office:value-type="float" office:value="33.82" calcext:value-type="float">
            <text:p>33,82</text:p>
          </table:table-cell>
          <table:table-cell table:number-columns-repeated="13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table:number-columns-repeated="7" office:value-type="float" office:value="13" calcext:value-type="float">
            <text:p>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698" calcext:value-type="float">
            <text:p>32,698</text:p>
          </table:table-cell>
          <table:table-cell office:value-type="float" office:value="30.667" calcext:value-type="float">
            <text:p>30,667</text:p>
          </table:table-cell>
          <table:table-cell office:value-type="float" office:value="28.825" calcext:value-type="float">
            <text:p>28,825</text:p>
          </table:table-cell>
          <table:table-cell office:value-type="float" office:value="27.937" calcext:value-type="float">
            <text:p>27,937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667" calcext:value-type="float">
            <text:p>38,667</text:p>
          </table:table-cell>
          <table:table-cell office:value-type="float" office:value="36.762" calcext:value-type="float">
            <text:p>36,762</text:p>
          </table:table-cell>
          <table:table-cell office:value-type="float" office:value="34.984" calcext:value-type="float">
            <text:p>34,984</text:p>
          </table:table-cell>
          <table:table-cell office:value-type="float" office:value="34.138" calcext:value-type="float">
            <text:p>34,138</text:p>
          </table:table-cell>
          <table:table-cell table:number-columns-repeated="20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698" calcext:value-type="float">
            <text:p>32,698</text:p>
          </table:table-cell>
          <table:table-cell office:value-type="float" office:value="30.667" calcext:value-type="float">
            <text:p>30,667</text:p>
          </table:table-cell>
          <table:table-cell office:value-type="float" office:value="28.825" calcext:value-type="float">
            <text:p>28,825</text:p>
          </table:table-cell>
          <table:table-cell office:value-type="float" office:value="27.937" calcext:value-type="float">
            <text:p>27,937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667" calcext:value-type="float">
            <text:p>38,667</text:p>
          </table:table-cell>
          <table:table-cell office:value-type="float" office:value="36.762" calcext:value-type="float">
            <text:p>36,762</text:p>
          </table:table-cell>
          <table:table-cell office:value-type="float" office:value="34.984" calcext:value-type="float">
            <text:p>34,984</text:p>
          </table:table-cell>
          <table:table-cell office:value-type="float" office:value="34.138" calcext:value-type="float">
            <text:p>34,138</text:p>
          </table:table-cell>
          <table:table-cell table:number-columns-repeated="20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698" calcext:value-type="float">
            <text:p>32,698</text:p>
          </table:table-cell>
          <table:table-cell office:value-type="float" office:value="30.667" calcext:value-type="float">
            <text:p>30,667</text:p>
          </table:table-cell>
          <table:table-cell office:value-type="float" office:value="28.825" calcext:value-type="float">
            <text:p>28,825</text:p>
          </table:table-cell>
          <table:table-cell office:value-type="float" office:value="27.937" calcext:value-type="float">
            <text:p>27,937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667" calcext:value-type="float">
            <text:p>38,667</text:p>
          </table:table-cell>
          <table:table-cell office:value-type="float" office:value="36.762" calcext:value-type="float">
            <text:p>36,762</text:p>
          </table:table-cell>
          <table:table-cell office:value-type="float" office:value="34.984" calcext:value-type="float">
            <text:p>34,984</text:p>
          </table:table-cell>
          <table:table-cell office:value-type="float" office:value="34.138" calcext:value-type="float">
            <text:p>34,138</text:p>
          </table:table-cell>
          <table:table-cell table:number-columns-repeated="20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698" calcext:value-type="float">
            <text:p>32,698</text:p>
          </table:table-cell>
          <table:table-cell office:value-type="float" office:value="30.667" calcext:value-type="float">
            <text:p>30,667</text:p>
          </table:table-cell>
          <table:table-cell office:value-type="float" office:value="28.825" calcext:value-type="float">
            <text:p>28,825</text:p>
          </table:table-cell>
          <table:table-cell office:value-type="float" office:value="27.937" calcext:value-type="float">
            <text:p>27,937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667" calcext:value-type="float">
            <text:p>38,667</text:p>
          </table:table-cell>
          <table:table-cell office:value-type="float" office:value="36.762" calcext:value-type="float">
            <text:p>36,762</text:p>
          </table:table-cell>
          <table:table-cell office:value-type="float" office:value="34.984" calcext:value-type="float">
            <text:p>34,984</text:p>
          </table:table-cell>
          <table:table-cell office:value-type="float" office:value="34.138" calcext:value-type="float">
            <text:p>34,138</text:p>
          </table:table-cell>
          <table:table-cell table:number-columns-repeated="20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698" calcext:value-type="float">
            <text:p>32,698</text:p>
          </table:table-cell>
          <table:table-cell office:value-type="float" office:value="30.667" calcext:value-type="float">
            <text:p>30,667</text:p>
          </table:table-cell>
          <table:table-cell office:value-type="float" office:value="28.825" calcext:value-type="float">
            <text:p>28,825</text:p>
          </table:table-cell>
          <table:table-cell office:value-type="float" office:value="27.937" calcext:value-type="float">
            <text:p>27,937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667" calcext:value-type="float">
            <text:p>38,667</text:p>
          </table:table-cell>
          <table:table-cell office:value-type="float" office:value="36.762" calcext:value-type="float">
            <text:p>36,762</text:p>
          </table:table-cell>
          <table:table-cell office:value-type="float" office:value="34.984" calcext:value-type="float">
            <text:p>34,984</text:p>
          </table:table-cell>
          <table:table-cell office:value-type="float" office:value="34.138" calcext:value-type="float">
            <text:p>34,138</text:p>
          </table:table-cell>
          <table:table-cell table:number-columns-repeated="20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698" calcext:value-type="float">
            <text:p>32,698</text:p>
          </table:table-cell>
          <table:table-cell office:value-type="float" office:value="30.667" calcext:value-type="float">
            <text:p>30,667</text:p>
          </table:table-cell>
          <table:table-cell office:value-type="float" office:value="28.825" calcext:value-type="float">
            <text:p>28,825</text:p>
          </table:table-cell>
          <table:table-cell office:value-type="float" office:value="27.937" calcext:value-type="float">
            <text:p>27,937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667" calcext:value-type="float">
            <text:p>38,667</text:p>
          </table:table-cell>
          <table:table-cell office:value-type="float" office:value="36.762" calcext:value-type="float">
            <text:p>36,762</text:p>
          </table:table-cell>
          <table:table-cell office:value-type="float" office:value="34.984" calcext:value-type="float">
            <text:p>34,984</text:p>
          </table:table-cell>
          <table:table-cell office:value-type="float" office:value="34.138" calcext:value-type="float">
            <text:p>34,138</text:p>
          </table:table-cell>
          <table:table-cell table:number-columns-repeated="20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698" calcext:value-type="float">
            <text:p>32,698</text:p>
          </table:table-cell>
          <table:table-cell office:value-type="float" office:value="30.667" calcext:value-type="float">
            <text:p>30,667</text:p>
          </table:table-cell>
          <table:table-cell office:value-type="float" office:value="28.825" calcext:value-type="float">
            <text:p>28,825</text:p>
          </table:table-cell>
          <table:table-cell office:value-type="float" office:value="27.937" calcext:value-type="float">
            <text:p>27,937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667" calcext:value-type="float">
            <text:p>38,667</text:p>
          </table:table-cell>
          <table:table-cell office:value-type="float" office:value="36.762" calcext:value-type="float">
            <text:p>36,762</text:p>
          </table:table-cell>
          <table:table-cell office:value-type="float" office:value="34.984" calcext:value-type="float">
            <text:p>34,984</text:p>
          </table:table-cell>
          <table:table-cell office:value-type="float" office:value="34.138" calcext:value-type="float">
            <text:p>34,138</text:p>
          </table:table-cell>
          <table:table-cell table:number-columns-repeated="20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 office:value-type="float" office:value="30.033" calcext:value-type="float">
            <text:p>30,033</text:p>
          </table:table-cell>
          <table:table-cell table:number-columns-repeated="20" office:value-type="float" office:value="29.9" calcext:value-type="float">
            <text:p>29,9</text:p>
          </table:table-cell>
        </table:table-row>
        <table:table-row table:style-name="ro1">
          <table:table-cell table:number-columns-repeated="4" office:value-type="float" office:value="34.862" calcext:value-type="float">
            <text:p>34,862</text:p>
          </table:table-cell>
          <table:table-cell table:number-columns-repeated="20" office:value-type="float" office:value="34.707" calcext:value-type="float">
            <text:p>34,707</text:p>
          </table:table-cell>
        </table:table-row>
        <table:table-row table:style-name="ro1">
          <table:table-cell table:number-columns-repeated="4" office:value-type="float" office:value="66" calcext:value-type="float">
            <text:p>66</text:p>
          </table:table-cell>
          <table:table-cell table:number-columns-repeated="20" office:value-type="float" office:value="58" calcext:value-type="float">
            <text:p>58</text:p>
          </table:table-cell>
        </table:table-row>
        <table:table-row table:style-name="ro1">
          <table:table-cell table:number-columns-repeated="4" office:value-type="float" office:value="30.033" calcext:value-type="float">
            <text:p>30,033</text:p>
          </table:table-cell>
          <table:table-cell table:number-columns-repeated="20" office:value-type="float" office:value="29.9" calcext:value-type="float">
            <text:p>29,9</text:p>
          </table:table-cell>
        </table:table-row>
        <table:table-row table:style-name="ro1">
          <table:table-cell table:number-columns-repeated="4" office:value-type="float" office:value="34.862" calcext:value-type="float">
            <text:p>34,862</text:p>
          </table:table-cell>
          <table:table-cell table:number-columns-repeated="20" office:value-type="float" office:value="34.707" calcext:value-type="float">
            <text:p>34,707</text:p>
          </table:table-cell>
        </table:table-row>
        <table:table-row table:style-name="ro1">
          <table:table-cell table:number-columns-repeated="4" office:value-type="float" office:value="66" calcext:value-type="float">
            <text:p>66</text:p>
          </table:table-cell>
          <table:table-cell table:number-columns-repeated="20" office:value-type="float" office:value="58" calcext:value-type="float">
            <text:p>58</text:p>
          </table:table-cell>
        </table:table-row>
        <table:table-row table:style-name="ro1">
          <table:table-cell table:number-columns-repeated="4" office:value-type="float" office:value="30.033" calcext:value-type="float">
            <text:p>30,033</text:p>
          </table:table-cell>
          <table:table-cell table:number-columns-repeated="20" office:value-type="float" office:value="29.9" calcext:value-type="float">
            <text:p>29,9</text:p>
          </table:table-cell>
        </table:table-row>
        <table:table-row table:style-name="ro1">
          <table:table-cell table:number-columns-repeated="4" office:value-type="float" office:value="34.862" calcext:value-type="float">
            <text:p>34,862</text:p>
          </table:table-cell>
          <table:table-cell table:number-columns-repeated="20" office:value-type="float" office:value="34.707" calcext:value-type="float">
            <text:p>34,707</text:p>
          </table:table-cell>
        </table:table-row>
        <table:table-row table:style-name="ro1">
          <table:table-cell table:number-columns-repeated="4" office:value-type="float" office:value="66" calcext:value-type="float">
            <text:p>66</text:p>
          </table:table-cell>
          <table:table-cell table:number-columns-repeated="20" office:value-type="float" office:value="58" calcext:value-type="float">
            <text:p>58</text:p>
          </table:table-cell>
        </table:table-row>
        <table:table-row table:style-name="ro1">
          <table:table-cell table:number-columns-repeated="4" office:value-type="float" office:value="30.033" calcext:value-type="float">
            <text:p>30,033</text:p>
          </table:table-cell>
          <table:table-cell table:number-columns-repeated="20" office:value-type="float" office:value="29.9" calcext:value-type="float">
            <text:p>29,9</text:p>
          </table:table-cell>
        </table:table-row>
        <table:table-row table:style-name="ro1">
          <table:table-cell table:number-columns-repeated="4" office:value-type="float" office:value="34.862" calcext:value-type="float">
            <text:p>34,862</text:p>
          </table:table-cell>
          <table:table-cell table:number-columns-repeated="20" office:value-type="float" office:value="34.707" calcext:value-type="float">
            <text:p>34,707</text:p>
          </table:table-cell>
        </table:table-row>
        <table:table-row table:style-name="ro1">
          <table:table-cell table:number-columns-repeated="4" office:value-type="float" office:value="66" calcext:value-type="float">
            <text:p>66</text:p>
          </table:table-cell>
          <table:table-cell table:number-columns-repeated="20" office:value-type="float" office:value="58" calcext:value-type="float">
            <text:p>58</text:p>
          </table:table-cell>
        </table:table-row>
        <table:table-row table:style-name="ro1">
          <table:table-cell table:number-columns-repeated="4" office:value-type="float" office:value="30.033" calcext:value-type="float">
            <text:p>30,033</text:p>
          </table:table-cell>
          <table:table-cell table:number-columns-repeated="20" office:value-type="float" office:value="29.9" calcext:value-type="float">
            <text:p>29,9</text:p>
          </table:table-cell>
        </table:table-row>
        <table:table-row table:style-name="ro1">
          <table:table-cell table:number-columns-repeated="4" office:value-type="float" office:value="34.862" calcext:value-type="float">
            <text:p>34,862</text:p>
          </table:table-cell>
          <table:table-cell table:number-columns-repeated="20" office:value-type="float" office:value="34.707" calcext:value-type="float">
            <text:p>34,707</text:p>
          </table:table-cell>
        </table:table-row>
        <table:table-row table:style-name="ro1">
          <table:table-cell table:number-columns-repeated="4" office:value-type="float" office:value="66" calcext:value-type="float">
            <text:p>66</text:p>
          </table:table-cell>
          <table:table-cell table:number-columns-repeated="20" office:value-type="float" office:value="58" calcext:value-type="float">
            <text:p>58</text:p>
          </table:table-cell>
        </table:table-row>
        <table:table-row table:style-name="ro1">
          <table:table-cell table:number-columns-repeated="4" office:value-type="float" office:value="30.033" calcext:value-type="float">
            <text:p>30,033</text:p>
          </table:table-cell>
          <table:table-cell table:number-columns-repeated="20" office:value-type="float" office:value="29.9" calcext:value-type="float">
            <text:p>29,9</text:p>
          </table:table-cell>
        </table:table-row>
        <table:table-row table:style-name="ro1">
          <table:table-cell table:number-columns-repeated="4" office:value-type="float" office:value="34.862" calcext:value-type="float">
            <text:p>34,862</text:p>
          </table:table-cell>
          <table:table-cell table:number-columns-repeated="20" office:value-type="float" office:value="34.707" calcext:value-type="float">
            <text:p>34,707</text:p>
          </table:table-cell>
        </table:table-row>
        <table:table-row table:style-name="ro1">
          <table:table-cell table:number-columns-repeated="4" office:value-type="float" office:value="66" calcext:value-type="float">
            <text:p>66</text:p>
          </table:table-cell>
          <table:table-cell table:number-columns-repeated="20" office:value-type="float" office:value="58" calcext:value-type="float">
            <text:p>58</text:p>
          </table:table-cell>
        </table:table-row>
        <table:table-row table:style-name="ro1">
          <table:table-cell table:number-columns-repeated="4" office:value-type="float" office:value="30.033" calcext:value-type="float">
            <text:p>30,033</text:p>
          </table:table-cell>
          <table:table-cell table:number-columns-repeated="20" office:value-type="float" office:value="29.9" calcext:value-type="float">
            <text:p>29,9</text:p>
          </table:table-cell>
        </table:table-row>
        <table:table-row table:style-name="ro1">
          <table:table-cell table:number-columns-repeated="4" office:value-type="float" office:value="34.862" calcext:value-type="float">
            <text:p>34,862</text:p>
          </table:table-cell>
          <table:table-cell table:number-columns-repeated="20" office:value-type="float" office:value="34.707" calcext:value-type="float">
            <text:p>34,707</text:p>
          </table:table-cell>
        </table:table-row>
        <table:table-row table:style-name="ro1">
          <table:table-cell table:number-columns-repeated="4" office:value-type="float" office:value="66" calcext:value-type="float">
            <text:p>66</text:p>
          </table:table-cell>
          <table:table-cell table:number-columns-repeated="20" office:value-type="float" office:value="58" calcext:value-type="float">
            <text:p>58</text:p>
          </table:table-cell>
        </table:table-row>
        <table:table-row table:style-name="ro1">
          <table:table-cell table:number-columns-repeated="4" office:value-type="float" office:value="30.033" calcext:value-type="float">
            <text:p>30,033</text:p>
          </table:table-cell>
          <table:table-cell table:number-columns-repeated="20" office:value-type="float" office:value="29.9" calcext:value-type="float">
            <text:p>29,9</text:p>
          </table:table-cell>
        </table:table-row>
        <table:table-row table:style-name="ro1">
          <table:table-cell table:number-columns-repeated="4" office:value-type="float" office:value="34.862" calcext:value-type="float">
            <text:p>34,862</text:p>
          </table:table-cell>
          <table:table-cell table:number-columns-repeated="20" office:value-type="float" office:value="34.707" calcext:value-type="float">
            <text:p>34,707</text:p>
          </table:table-cell>
        </table:table-row>
        <table:table-row table:style-name="ro1">
          <table:table-cell table:number-columns-repeated="4" office:value-type="float" office:value="66" calcext:value-type="float">
            <text:p>66</text:p>
          </table:table-cell>
          <table:table-cell table:number-columns-repeated="20" office:value-type="float" office:value="58" calcext:value-type="float">
            <text:p>58</text:p>
          </table:table-cell>
        </table:table-row>
        <table:table-row table:style-name="ro1">
          <table:table-cell table:number-columns-repeated="4" office:value-type="float" office:value="30.033" calcext:value-type="float">
            <text:p>30,033</text:p>
          </table:table-cell>
          <table:table-cell table:number-columns-repeated="20" office:value-type="float" office:value="29.9" calcext:value-type="float">
            <text:p>29,9</text:p>
          </table:table-cell>
        </table:table-row>
        <table:table-row table:style-name="ro1">
          <table:table-cell table:number-columns-repeated="4" office:value-type="float" office:value="34.862" calcext:value-type="float">
            <text:p>34,862</text:p>
          </table:table-cell>
          <table:table-cell table:number-columns-repeated="20" office:value-type="float" office:value="34.707" calcext:value-type="float">
            <text:p>34,707</text:p>
          </table:table-cell>
        </table:table-row>
        <table:table-row table:style-name="ro1">
          <table:table-cell table:number-columns-repeated="4" office:value-type="float" office:value="66" calcext:value-type="float">
            <text:p>66</text:p>
          </table:table-cell>
          <table:table-cell table:number-columns-repeated="20" office:value-type="float" office:value="58" calcext:value-type="float">
            <text:p>58</text:p>
          </table:table-cell>
        </table:table-row>
        <table:table-row table:style-name="ro1">
          <table:table-cell table:number-columns-repeated="4" office:value-type="float" office:value="30.033" calcext:value-type="float">
            <text:p>30,033</text:p>
          </table:table-cell>
          <table:table-cell table:number-columns-repeated="20" office:value-type="float" office:value="29.9" calcext:value-type="float">
            <text:p>29,9</text:p>
          </table:table-cell>
        </table:table-row>
        <table:table-row table:style-name="ro1">
          <table:table-cell table:number-columns-repeated="4" office:value-type="float" office:value="34.862" calcext:value-type="float">
            <text:p>34,862</text:p>
          </table:table-cell>
          <table:table-cell table:number-columns-repeated="20" office:value-type="float" office:value="34.707" calcext:value-type="float">
            <text:p>34,707</text:p>
          </table:table-cell>
        </table:table-row>
        <table:table-row table:style-name="ro1">
          <table:table-cell table:number-columns-repeated="4" office:value-type="float" office:value="66" calcext:value-type="float">
            <text:p>66</text:p>
          </table:table-cell>
          <table:table-cell table:number-columns-repeated="20" office:value-type="float" office:value="58" calcext:value-type="float">
            <text:p>58</text:p>
          </table:table-cell>
        </table:table-row>
        <table:table-row table:style-name="ro1">
          <table:table-cell table:number-columns-repeated="4" office:value-type="float" office:value="30.033" calcext:value-type="float">
            <text:p>30,033</text:p>
          </table:table-cell>
          <table:table-cell table:number-columns-repeated="20" office:value-type="float" office:value="29.9" calcext:value-type="float">
            <text:p>29,9</text:p>
          </table:table-cell>
        </table:table-row>
        <table:table-row table:style-name="ro1">
          <table:table-cell table:number-columns-repeated="4" office:value-type="float" office:value="34.862" calcext:value-type="float">
            <text:p>34,862</text:p>
          </table:table-cell>
          <table:table-cell table:number-columns-repeated="20" office:value-type="float" office:value="34.707" calcext:value-type="float">
            <text:p>34,707</text:p>
          </table:table-cell>
        </table:table-row>
        <table:table-row table:style-name="ro1">
          <table:table-cell table:number-columns-repeated="4" office:value-type="float" office:value="66" calcext:value-type="float">
            <text:p>66</text:p>
          </table:table-cell>
          <table:table-cell table:number-columns-repeated="20" office:value-type="float" office:value="58" calcext:value-type="float">
            <text:p>58</text:p>
          </table:table-cell>
        </table:table-row>
        <table:table-row table:style-name="ro1">
          <table:table-cell table:number-columns-repeated="4" office:value-type="float" office:value="30.033" calcext:value-type="float">
            <text:p>30,033</text:p>
          </table:table-cell>
          <table:table-cell table:number-columns-repeated="20" office:value-type="float" office:value="29.9" calcext:value-type="float">
            <text:p>29,9</text:p>
          </table:table-cell>
        </table:table-row>
        <table:table-row table:style-name="ro1">
          <table:table-cell table:number-columns-repeated="4" office:value-type="float" office:value="34.862" calcext:value-type="float">
            <text:p>34,862</text:p>
          </table:table-cell>
          <table:table-cell table:number-columns-repeated="20" office:value-type="float" office:value="34.707" calcext:value-type="float">
            <text:p>34,707</text:p>
          </table:table-cell>
        </table:table-row>
        <table:table-row table:style-name="ro1">
          <table:table-cell table:number-columns-repeated="4" office:value-type="float" office:value="66" calcext:value-type="float">
            <text:p>66</text:p>
          </table:table-cell>
          <table:table-cell table:number-columns-repeated="20" office:value-type="float" office:value="58" calcext:value-type="float">
            <text:p>58</text:p>
          </table:table-cell>
        </table:table-row>
        <table:table-row table:style-name="ro1">
          <table:table-cell table:number-columns-repeated="4" office:value-type="float" office:value="30.033" calcext:value-type="float">
            <text:p>30,033</text:p>
          </table:table-cell>
          <table:table-cell table:number-columns-repeated="20" office:value-type="float" office:value="29.9" calcext:value-type="float">
            <text:p>29,9</text:p>
          </table:table-cell>
        </table:table-row>
        <table:table-row table:style-name="ro1">
          <table:table-cell table:number-columns-repeated="4" office:value-type="float" office:value="34.862" calcext:value-type="float">
            <text:p>34,862</text:p>
          </table:table-cell>
          <table:table-cell table:number-columns-repeated="20" office:value-type="float" office:value="34.707" calcext:value-type="float">
            <text:p>34,707</text:p>
          </table:table-cell>
        </table:table-row>
        <table:table-row table:style-name="ro1">
          <table:table-cell table:number-columns-repeated="4" office:value-type="float" office:value="66" calcext:value-type="float">
            <text:p>66</text:p>
          </table:table-cell>
          <table:table-cell table:number-columns-repeated="20" office:value-type="float" office:value="58" calcext:value-type="float">
            <text:p>58</text:p>
          </table:table-cell>
        </table:table-row>
        <table:table-row table:style-name="ro1">
          <table:table-cell table:number-columns-repeated="24" office:value-type="float" office:value="29.9" calcext:value-type="float">
            <text:p>29,9</text:p>
          </table:table-cell>
        </table:table-row>
        <table:table-row table:style-name="ro1">
          <table:table-cell table:number-columns-repeated="24" office:value-type="float" office:value="34.707" calcext:value-type="float">
            <text:p>34,707</text:p>
          </table:table-cell>
        </table:table-row>
        <table:table-row table:style-name="ro1">
          <table:table-cell table:number-columns-repeated="24" office:value-type="float" office:value="58" calcext:value-type="float">
            <text:p>58</text:p>
          </table:table-cell>
        </table:table-row>
        <table:table-row table:style-name="ro1">
          <table:table-cell table:number-columns-repeated="24" office:value-type="float" office:value="29.9" calcext:value-type="float">
            <text:p>29,9</text:p>
          </table:table-cell>
        </table:table-row>
        <table:table-row table:style-name="ro1">
          <table:table-cell table:number-columns-repeated="24" office:value-type="float" office:value="34.707" calcext:value-type="float">
            <text:p>34,707</text:p>
          </table:table-cell>
        </table:table-row>
        <table:table-row table:style-name="ro1">
          <table:table-cell table:number-columns-repeated="24" office:value-type="float" office:value="58" calcext:value-type="float">
            <text:p>58</text:p>
          </table:table-cell>
        </table:table-row>
        <table:table-row table:style-name="ro1">
          <table:table-cell table:number-columns-repeated="24" office:value-type="float" office:value="29.9" calcext:value-type="float">
            <text:p>29,9</text:p>
          </table:table-cell>
        </table:table-row>
        <table:table-row table:style-name="ro1">
          <table:table-cell table:number-columns-repeated="24" office:value-type="float" office:value="34.707" calcext:value-type="float">
            <text:p>34,707</text:p>
          </table:table-cell>
        </table:table-row>
        <table:table-row table:style-name="ro1">
          <table:table-cell table:number-columns-repeated="24" office:value-type="float" office:value="58" calcext:value-type="float">
            <text:p>58</text:p>
          </table:table-cell>
        </table:table-row>
        <table:table-row table:style-name="ro1">
          <table:table-cell table:number-columns-repeated="24" office:value-type="float" office:value="29.9" calcext:value-type="float">
            <text:p>29,9</text:p>
          </table:table-cell>
        </table:table-row>
        <table:table-row table:style-name="ro1">
          <table:table-cell table:number-columns-repeated="24" office:value-type="float" office:value="34.707" calcext:value-type="float">
            <text:p>34,707</text:p>
          </table:table-cell>
        </table:table-row>
        <table:table-row table:style-name="ro1">
          <table:table-cell table:number-columns-repeated="24" office:value-type="float" office:value="58" calcext:value-type="float">
            <text:p>58</text:p>
          </table:table-cell>
        </table:table-row>
        <table:table-row table:style-name="ro1">
          <table:table-cell table:number-columns-repeated="24" office:value-type="float" office:value="29.9" calcext:value-type="float">
            <text:p>29,9</text:p>
          </table:table-cell>
        </table:table-row>
        <table:table-row table:style-name="ro1">
          <table:table-cell table:number-columns-repeated="24" office:value-type="float" office:value="34.707" calcext:value-type="float">
            <text:p>34,707</text:p>
          </table:table-cell>
        </table:table-row>
        <table:table-row table:style-name="ro1">
          <table:table-cell table:number-columns-repeated="24" office:value-type="float" office:value="58" calcext:value-type="float">
            <text:p>58</text:p>
          </table:table-cell>
        </table:table-row>
        <table:table-row table:style-name="ro1">
          <table:table-cell table:number-columns-repeated="24" office:value-type="float" office:value="29.9" calcext:value-type="float">
            <text:p>29,9</text:p>
          </table:table-cell>
        </table:table-row>
        <table:table-row table:style-name="ro1">
          <table:table-cell table:number-columns-repeated="24" office:value-type="float" office:value="34.707" calcext:value-type="float">
            <text:p>34,707</text:p>
          </table:table-cell>
        </table:table-row>
        <table:table-row table:style-name="ro1">
          <table:table-cell table:number-columns-repeated="24" office:value-type="float" office:value="58" calcext:value-type="float">
            <text:p>58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33.333" calcext:value-type="float">
            <text:p>33,333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33.333" calcext:value-type="float">
            <text:p>33,333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33.333" calcext:value-type="float">
            <text:p>33,333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33.333" calcext:value-type="float">
            <text:p>33,333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33.333" calcext:value-type="float">
            <text:p>33,333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33.333" calcext:value-type="float">
            <text:p>33,333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33.333" calcext:value-type="float">
            <text:p>33,333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33.333" calcext:value-type="float">
            <text:p>33,333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33.333" calcext:value-type="float">
            <text:p>33,333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33.333" calcext:value-type="float">
            <text:p>33,333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33.333" calcext:value-type="float">
            <text:p>33,333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33.333" calcext:value-type="float">
            <text:p>33,333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33.333" calcext:value-type="float">
            <text:p>33,333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33.333" calcext:value-type="float">
            <text:p>33,333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33.333" calcext:value-type="float">
            <text:p>33,333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33.333" calcext:value-type="float">
            <text:p>33,333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33.333" calcext:value-type="float">
            <text:p>33,333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33.333" calcext:value-type="float">
            <text:p>33,333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33.333" calcext:value-type="float">
            <text:p>33,333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33.333" calcext:value-type="float">
            <text:p>33,333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33.333" calcext:value-type="float">
            <text:p>33,333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33.333" calcext:value-type="float">
            <text:p>33,333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33.333" calcext:value-type="float">
            <text:p>33,333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33.333" calcext:value-type="float">
            <text:p>33,333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33.333" calcext:value-type="float">
            <text:p>33,333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33.333" calcext:value-type="float">
            <text:p>33,333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33.333" calcext:value-type="float">
            <text:p>33,333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33.333" calcext:value-type="float">
            <text:p>33,333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33.333" calcext:value-type="float">
            <text:p>33,333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33.333" calcext:value-type="float">
            <text:p>33,333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33.333" calcext:value-type="float">
            <text:p>33,333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49.932" calcext:value-type="float">
            <text:p>49,932</text:p>
          </table:table-cell>
          <table:table-cell table:number-columns-repeated="2" office:value-type="float" office:value="50.744" calcext:value-type="float">
            <text:p>50,744</text:p>
          </table:table-cell>
          <table:table-cell office:value-type="float" office:value="50.541" calcext:value-type="float">
            <text:p>50,541</text:p>
          </table:table-cell>
          <table:table-cell table:number-columns-repeated="5" office:value-type="float" office:value="50.338" calcext:value-type="float">
            <text:p>50,338</text:p>
          </table:table-cell>
          <table:table-cell table:number-columns-repeated="3" office:value-type="float" office:value="50.271" calcext:value-type="float">
            <text:p>50,271</text:p>
          </table:table-cell>
          <table:table-cell table:number-columns-repeated="1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.631" calcext:value-type="float">
            <text:p>50,631</text:p>
          </table:table-cell>
          <table:table-cell office:value-type="float" office:value="51.466" calcext:value-type="float">
            <text:p>51,466</text:p>
          </table:table-cell>
          <table:table-cell office:value-type="float" office:value="51.488" calcext:value-type="float">
            <text:p>51,488</text:p>
          </table:table-cell>
          <table:table-cell office:value-type="float" office:value="51.286" calcext:value-type="float">
            <text:p>51,286</text:p>
          </table:table-cell>
          <table:table-cell table:number-columns-repeated="2" office:value-type="float" office:value="51.128" calcext:value-type="float">
            <text:p>51,128</text:p>
          </table:table-cell>
          <table:table-cell table:number-columns-repeated="3" office:value-type="float" office:value="51.105" calcext:value-type="float">
            <text:p>51,105</text:p>
          </table:table-cell>
          <table:table-cell table:number-columns-repeated="3" office:value-type="float" office:value="51.015" calcext:value-type="float">
            <text:p>51,015</text:p>
          </table:table-cell>
          <table:table-cell table:number-columns-repeated="12" office:value-type="float" office:value="50.789" calcext:value-type="float">
            <text:p>50,789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849" calcext:value-type="float">
            <text:p>849</text:p>
          </table:table-cell>
          <table:table-cell table:number-columns-repeated="2" office:value-type="float" office:value="848" calcext:value-type="float">
            <text:p>848</text:p>
          </table:table-cell>
          <table:table-cell table:number-columns-repeated="2" office:value-type="float" office:value="831" calcext:value-type="float">
            <text:p>831</text:p>
          </table:table-cell>
          <table:table-cell table:number-columns-repeated="3" office:value-type="float" office:value="829" calcext:value-type="float">
            <text:p>829</text:p>
          </table:table-cell>
          <table:table-cell table:number-columns-repeated="3" office:value-type="float" office:value="827" calcext:value-type="float">
            <text:p>827</text:p>
          </table:table-cell>
          <table:table-cell table:number-columns-repeated="12"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49.932" calcext:value-type="float">
            <text:p>49,932</text:p>
          </table:table-cell>
          <table:table-cell table:number-columns-repeated="2" office:value-type="float" office:value="50.068" calcext:value-type="float">
            <text:p>50,068</text:p>
          </table:table-cell>
          <table:table-cell office:value-type="float" office:value="49.865" calcext:value-type="float">
            <text:p>49,865</text:p>
          </table:table-cell>
          <table:table-cell office:value-type="float" office:value="49.729" calcext:value-type="float">
            <text:p>49,729</text:p>
          </table:table-cell>
          <table:table-cell table:number-columns-repeated="4" office:value-type="float" office:value="49.526" calcext:value-type="float">
            <text:p>49,526</text:p>
          </table:table-cell>
          <table:table-cell table:number-columns-repeated="3" office:value-type="float" office:value="49.459" calcext:value-type="float">
            <text:p>49,459</text:p>
          </table:table-cell>
          <table:table-cell table:number-columns-repeated="12" office:value-type="float" office:value="49.323" calcext:value-type="float">
            <text:p>49,323</text:p>
          </table:table-cell>
        </table:table-row>
        <table:table-row table:style-name="ro1">
          <table:table-cell office:value-type="float" office:value="50.631" calcext:value-type="float">
            <text:p>50,631</text:p>
          </table:table-cell>
          <table:table-cell office:value-type="float" office:value="51.015" calcext:value-type="float">
            <text:p>51,015</text:p>
          </table:table-cell>
          <table:table-cell office:value-type="float" office:value="51.037" calcext:value-type="float">
            <text:p>51,037</text:p>
          </table:table-cell>
          <table:table-cell office:value-type="float" office:value="50.834" calcext:value-type="float">
            <text:p>50,834</text:p>
          </table:table-cell>
          <table:table-cell office:value-type="float" office:value="50.677" calcext:value-type="float">
            <text:p>50,677</text:p>
          </table:table-cell>
          <table:table-cell table:number-columns-repeated="4" office:value-type="float" office:value="50.451" calcext:value-type="float">
            <text:p>50,451</text:p>
          </table:table-cell>
          <table:table-cell table:number-columns-repeated="3" office:value-type="float" office:value="50.383" calcext:value-type="float">
            <text:p>50,383</text:p>
          </table:table-cell>
          <table:table-cell table:number-columns-repeated="12" office:value-type="float" office:value="50.135" calcext:value-type="float">
            <text:p>50,13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52" calcext:value-type="float">
            <text:p>752</text:p>
          </table:table-cell>
          <table:table-cell table:number-columns-repeated="2" office:value-type="float" office:value="751" calcext:value-type="float">
            <text:p>751</text:p>
          </table:table-cell>
          <table:table-cell office:value-type="float" office:value="740" calcext:value-type="float">
            <text:p>740</text:p>
          </table:table-cell>
          <table:table-cell office:value-type="float" office:value="732" calcext:value-type="float">
            <text:p>732</text:p>
          </table:table-cell>
          <table:table-cell table:number-columns-repeated="3" office:value-type="float" office:value="723" calcext:value-type="float">
            <text:p>723</text:p>
          </table:table-cell>
          <table:table-cell table:number-columns-repeated="3" office:value-type="float" office:value="720" calcext:value-type="float">
            <text:p>720</text:p>
          </table:table-cell>
          <table:table-cell table:number-columns-repeated="12"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49.932" calcext:value-type="float">
            <text:p>49,932</text:p>
          </table:table-cell>
          <table:table-cell table:number-columns-repeated="2" office:value-type="float" office:value="50.068" calcext:value-type="float">
            <text:p>50,068</text:p>
          </table:table-cell>
          <table:table-cell office:value-type="float" office:value="49.865" calcext:value-type="float">
            <text:p>49,865</text:p>
          </table:table-cell>
          <table:table-cell office:value-type="float" office:value="49.729" calcext:value-type="float">
            <text:p>49,729</text:p>
          </table:table-cell>
          <table:table-cell table:number-columns-repeated="4" office:value-type="float" office:value="49.526" calcext:value-type="float">
            <text:p>49,526</text:p>
          </table:table-cell>
          <table:table-cell table:number-columns-repeated="3" office:value-type="float" office:value="49.459" calcext:value-type="float">
            <text:p>49,459</text:p>
          </table:table-cell>
          <table:table-cell table:number-columns-repeated="12" office:value-type="float" office:value="49.323" calcext:value-type="float">
            <text:p>49,323</text:p>
          </table:table-cell>
        </table:table-row>
        <table:table-row table:style-name="ro1">
          <table:table-cell office:value-type="float" office:value="50.631" calcext:value-type="float">
            <text:p>50,631</text:p>
          </table:table-cell>
          <table:table-cell office:value-type="float" office:value="51.015" calcext:value-type="float">
            <text:p>51,015</text:p>
          </table:table-cell>
          <table:table-cell office:value-type="float" office:value="51.037" calcext:value-type="float">
            <text:p>51,037</text:p>
          </table:table-cell>
          <table:table-cell office:value-type="float" office:value="50.834" calcext:value-type="float">
            <text:p>50,834</text:p>
          </table:table-cell>
          <table:table-cell office:value-type="float" office:value="50.677" calcext:value-type="float">
            <text:p>50,677</text:p>
          </table:table-cell>
          <table:table-cell table:number-columns-repeated="4" office:value-type="float" office:value="50.451" calcext:value-type="float">
            <text:p>50,451</text:p>
          </table:table-cell>
          <table:table-cell table:number-columns-repeated="3" office:value-type="float" office:value="50.383" calcext:value-type="float">
            <text:p>50,383</text:p>
          </table:table-cell>
          <table:table-cell table:number-columns-repeated="12" office:value-type="float" office:value="50.135" calcext:value-type="float">
            <text:p>50,13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52" calcext:value-type="float">
            <text:p>752</text:p>
          </table:table-cell>
          <table:table-cell table:number-columns-repeated="2" office:value-type="float" office:value="751" calcext:value-type="float">
            <text:p>751</text:p>
          </table:table-cell>
          <table:table-cell office:value-type="float" office:value="740" calcext:value-type="float">
            <text:p>740</text:p>
          </table:table-cell>
          <table:table-cell office:value-type="float" office:value="732" calcext:value-type="float">
            <text:p>732</text:p>
          </table:table-cell>
          <table:table-cell table:number-columns-repeated="3" office:value-type="float" office:value="723" calcext:value-type="float">
            <text:p>723</text:p>
          </table:table-cell>
          <table:table-cell table:number-columns-repeated="3" office:value-type="float" office:value="720" calcext:value-type="float">
            <text:p>720</text:p>
          </table:table-cell>
          <table:table-cell table:number-columns-repeated="12"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49.932" calcext:value-type="float">
            <text:p>49,932</text:p>
          </table:table-cell>
          <table:table-cell table:number-columns-repeated="2" office:value-type="float" office:value="50.068" calcext:value-type="float">
            <text:p>50,068</text:p>
          </table:table-cell>
          <table:table-cell office:value-type="float" office:value="49.865" calcext:value-type="float">
            <text:p>49,865</text:p>
          </table:table-cell>
          <table:table-cell office:value-type="float" office:value="49.729" calcext:value-type="float">
            <text:p>49,729</text:p>
          </table:table-cell>
          <table:table-cell table:number-columns-repeated="4" office:value-type="float" office:value="49.526" calcext:value-type="float">
            <text:p>49,526</text:p>
          </table:table-cell>
          <table:table-cell table:number-columns-repeated="3" office:value-type="float" office:value="49.459" calcext:value-type="float">
            <text:p>49,459</text:p>
          </table:table-cell>
          <table:table-cell table:number-columns-repeated="12" office:value-type="float" office:value="49.323" calcext:value-type="float">
            <text:p>49,323</text:p>
          </table:table-cell>
        </table:table-row>
        <table:table-row table:style-name="ro1">
          <table:table-cell office:value-type="float" office:value="50.631" calcext:value-type="float">
            <text:p>50,631</text:p>
          </table:table-cell>
          <table:table-cell office:value-type="float" office:value="51.015" calcext:value-type="float">
            <text:p>51,015</text:p>
          </table:table-cell>
          <table:table-cell office:value-type="float" office:value="51.037" calcext:value-type="float">
            <text:p>51,037</text:p>
          </table:table-cell>
          <table:table-cell office:value-type="float" office:value="50.834" calcext:value-type="float">
            <text:p>50,834</text:p>
          </table:table-cell>
          <table:table-cell office:value-type="float" office:value="50.677" calcext:value-type="float">
            <text:p>50,677</text:p>
          </table:table-cell>
          <table:table-cell table:number-columns-repeated="4" office:value-type="float" office:value="50.451" calcext:value-type="float">
            <text:p>50,451</text:p>
          </table:table-cell>
          <table:table-cell table:number-columns-repeated="3" office:value-type="float" office:value="50.383" calcext:value-type="float">
            <text:p>50,383</text:p>
          </table:table-cell>
          <table:table-cell table:number-columns-repeated="12" office:value-type="float" office:value="50.135" calcext:value-type="float">
            <text:p>50,13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52" calcext:value-type="float">
            <text:p>752</text:p>
          </table:table-cell>
          <table:table-cell table:number-columns-repeated="2" office:value-type="float" office:value="751" calcext:value-type="float">
            <text:p>751</text:p>
          </table:table-cell>
          <table:table-cell office:value-type="float" office:value="740" calcext:value-type="float">
            <text:p>740</text:p>
          </table:table-cell>
          <table:table-cell office:value-type="float" office:value="732" calcext:value-type="float">
            <text:p>732</text:p>
          </table:table-cell>
          <table:table-cell table:number-columns-repeated="3" office:value-type="float" office:value="723" calcext:value-type="float">
            <text:p>723</text:p>
          </table:table-cell>
          <table:table-cell table:number-columns-repeated="3" office:value-type="float" office:value="720" calcext:value-type="float">
            <text:p>720</text:p>
          </table:table-cell>
          <table:table-cell table:number-columns-repeated="12"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49.932" calcext:value-type="float">
            <text:p>49,9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9.797" calcext:value-type="float">
            <text:p>49,797</text:p>
          </table:table-cell>
          <table:table-cell office:value-type="float" office:value="49.662" calcext:value-type="float">
            <text:p>49,662</text:p>
          </table:table-cell>
          <table:table-cell office:value-type="float" office:value="49.459" calcext:value-type="float">
            <text:p>49,459</text:p>
          </table:table-cell>
          <table:table-cell table:number-columns-repeated="3" office:value-type="float" office:value="49.526" calcext:value-type="float">
            <text:p>49,526</text:p>
          </table:table-cell>
          <table:table-cell table:number-columns-repeated="3" office:value-type="float" office:value="49.459" calcext:value-type="float">
            <text:p>49,459</text:p>
          </table:table-cell>
          <table:table-cell table:number-columns-repeated="12" office:value-type="float" office:value="49.256" calcext:value-type="float">
            <text:p>49,256</text:p>
          </table:table-cell>
        </table:table-row>
        <table:table-row table:style-name="ro1">
          <table:table-cell office:value-type="float" office:value="50.631" calcext:value-type="float">
            <text:p>50,631</text:p>
          </table:table-cell>
          <table:table-cell office:value-type="float" office:value="50.925" calcext:value-type="float">
            <text:p>50,925</text:p>
          </table:table-cell>
          <table:table-cell office:value-type="float" office:value="50.947" calcext:value-type="float">
            <text:p>50,947</text:p>
          </table:table-cell>
          <table:table-cell office:value-type="float" office:value="50.744" calcext:value-type="float">
            <text:p>50,744</text:p>
          </table:table-cell>
          <table:table-cell office:value-type="float" office:value="50.586" calcext:value-type="float">
            <text:p>50,586</text:p>
          </table:table-cell>
          <table:table-cell table:number-columns-repeated="4" office:value-type="float" office:value="50.361" calcext:value-type="float">
            <text:p>50,361</text:p>
          </table:table-cell>
          <table:table-cell table:number-columns-repeated="3" office:value-type="float" office:value="50.293" calcext:value-type="float">
            <text:p>50,293</text:p>
          </table:table-cell>
          <table:table-cell table:number-columns-repeated="12" office:value-type="float" office:value="50.045" calcext:value-type="float">
            <text:p>50,04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44" calcext:value-type="float">
            <text:p>744</text:p>
          </table:table-cell>
          <table:table-cell table:number-columns-repeated="2" office:value-type="float" office:value="743" calcext:value-type="float">
            <text:p>743</text:p>
          </table:table-cell>
          <table:table-cell office:value-type="float" office:value="732" calcext:value-type="float">
            <text:p>732</text:p>
          </table:table-cell>
          <table:table-cell office:value-type="float" office:value="724" calcext:value-type="float">
            <text:p>724</text:p>
          </table:table-cell>
          <table:table-cell table:number-columns-repeated="3" office:value-type="float" office:value="715" calcext:value-type="float">
            <text:p>715</text:p>
          </table:table-cell>
          <table:table-cell table:number-columns-repeated="3" office:value-type="float" office:value="712" calcext:value-type="float">
            <text:p>712</text:p>
          </table:table-cell>
          <table:table-cell table:number-columns-repeated="12"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49.932" calcext:value-type="float">
            <text:p>49,9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9.797" calcext:value-type="float">
            <text:p>49,797</text:p>
          </table:table-cell>
          <table:table-cell office:value-type="float" office:value="49.662" calcext:value-type="float">
            <text:p>49,662</text:p>
          </table:table-cell>
          <table:table-cell office:value-type="float" office:value="49.459" calcext:value-type="float">
            <text:p>49,459</text:p>
          </table:table-cell>
          <table:table-cell table:number-columns-repeated="3" office:value-type="float" office:value="49.526" calcext:value-type="float">
            <text:p>49,526</text:p>
          </table:table-cell>
          <table:table-cell table:number-columns-repeated="3" office:value-type="float" office:value="49.459" calcext:value-type="float">
            <text:p>49,459</text:p>
          </table:table-cell>
          <table:table-cell table:number-columns-repeated="12" office:value-type="float" office:value="49.256" calcext:value-type="float">
            <text:p>49,256</text:p>
          </table:table-cell>
        </table:table-row>
        <table:table-row table:style-name="ro1">
          <table:table-cell office:value-type="float" office:value="50.631" calcext:value-type="float">
            <text:p>50,631</text:p>
          </table:table-cell>
          <table:table-cell office:value-type="float" office:value="50.925" calcext:value-type="float">
            <text:p>50,925</text:p>
          </table:table-cell>
          <table:table-cell office:value-type="float" office:value="50.947" calcext:value-type="float">
            <text:p>50,947</text:p>
          </table:table-cell>
          <table:table-cell office:value-type="float" office:value="50.744" calcext:value-type="float">
            <text:p>50,744</text:p>
          </table:table-cell>
          <table:table-cell office:value-type="float" office:value="50.586" calcext:value-type="float">
            <text:p>50,586</text:p>
          </table:table-cell>
          <table:table-cell table:number-columns-repeated="4" office:value-type="float" office:value="50.361" calcext:value-type="float">
            <text:p>50,361</text:p>
          </table:table-cell>
          <table:table-cell table:number-columns-repeated="3" office:value-type="float" office:value="50.293" calcext:value-type="float">
            <text:p>50,293</text:p>
          </table:table-cell>
          <table:table-cell table:number-columns-repeated="12" office:value-type="float" office:value="50.045" calcext:value-type="float">
            <text:p>50,04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44" calcext:value-type="float">
            <text:p>744</text:p>
          </table:table-cell>
          <table:table-cell table:number-columns-repeated="2" office:value-type="float" office:value="743" calcext:value-type="float">
            <text:p>743</text:p>
          </table:table-cell>
          <table:table-cell office:value-type="float" office:value="732" calcext:value-type="float">
            <text:p>732</text:p>
          </table:table-cell>
          <table:table-cell office:value-type="float" office:value="724" calcext:value-type="float">
            <text:p>724</text:p>
          </table:table-cell>
          <table:table-cell table:number-columns-repeated="3" office:value-type="float" office:value="715" calcext:value-type="float">
            <text:p>715</text:p>
          </table:table-cell>
          <table:table-cell table:number-columns-repeated="3" office:value-type="float" office:value="712" calcext:value-type="float">
            <text:p>712</text:p>
          </table:table-cell>
          <table:table-cell table:number-columns-repeated="12"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49.932" calcext:value-type="float">
            <text:p>49,9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9.797" calcext:value-type="float">
            <text:p>49,797</text:p>
          </table:table-cell>
          <table:table-cell office:value-type="float" office:value="49.662" calcext:value-type="float">
            <text:p>49,662</text:p>
          </table:table-cell>
          <table:table-cell office:value-type="float" office:value="49.459" calcext:value-type="float">
            <text:p>49,459</text:p>
          </table:table-cell>
          <table:table-cell table:number-columns-repeated="3" office:value-type="float" office:value="49.526" calcext:value-type="float">
            <text:p>49,526</text:p>
          </table:table-cell>
          <table:table-cell table:number-columns-repeated="3" office:value-type="float" office:value="49.459" calcext:value-type="float">
            <text:p>49,459</text:p>
          </table:table-cell>
          <table:table-cell table:number-columns-repeated="12" office:value-type="float" office:value="49.256" calcext:value-type="float">
            <text:p>49,256</text:p>
          </table:table-cell>
        </table:table-row>
        <table:table-row table:style-name="ro1">
          <table:table-cell office:value-type="float" office:value="50.631" calcext:value-type="float">
            <text:p>50,631</text:p>
          </table:table-cell>
          <table:table-cell office:value-type="float" office:value="50.925" calcext:value-type="float">
            <text:p>50,925</text:p>
          </table:table-cell>
          <table:table-cell office:value-type="float" office:value="50.947" calcext:value-type="float">
            <text:p>50,947</text:p>
          </table:table-cell>
          <table:table-cell office:value-type="float" office:value="50.744" calcext:value-type="float">
            <text:p>50,744</text:p>
          </table:table-cell>
          <table:table-cell office:value-type="float" office:value="50.586" calcext:value-type="float">
            <text:p>50,586</text:p>
          </table:table-cell>
          <table:table-cell table:number-columns-repeated="4" office:value-type="float" office:value="50.361" calcext:value-type="float">
            <text:p>50,361</text:p>
          </table:table-cell>
          <table:table-cell table:number-columns-repeated="3" office:value-type="float" office:value="50.293" calcext:value-type="float">
            <text:p>50,293</text:p>
          </table:table-cell>
          <table:table-cell table:number-columns-repeated="12" office:value-type="float" office:value="50.045" calcext:value-type="float">
            <text:p>50,04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44" calcext:value-type="float">
            <text:p>744</text:p>
          </table:table-cell>
          <table:table-cell table:number-columns-repeated="2" office:value-type="float" office:value="743" calcext:value-type="float">
            <text:p>743</text:p>
          </table:table-cell>
          <table:table-cell office:value-type="float" office:value="732" calcext:value-type="float">
            <text:p>732</text:p>
          </table:table-cell>
          <table:table-cell office:value-type="float" office:value="724" calcext:value-type="float">
            <text:p>724</text:p>
          </table:table-cell>
          <table:table-cell table:number-columns-repeated="3" office:value-type="float" office:value="715" calcext:value-type="float">
            <text:p>715</text:p>
          </table:table-cell>
          <table:table-cell table:number-columns-repeated="3" office:value-type="float" office:value="712" calcext:value-type="float">
            <text:p>712</text:p>
          </table:table-cell>
          <table:table-cell table:number-columns-repeated="12"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49.932" calcext:value-type="float">
            <text:p>49,932</text:p>
          </table:table-cell>
          <table:table-cell office:value-type="float" office:value="49.865" calcext:value-type="float">
            <text:p>49,865</text:p>
          </table:table-cell>
          <table:table-cell office:value-type="float" office:value="49.797" calcext:value-type="float">
            <text:p>49,797</text:p>
          </table:table-cell>
          <table:table-cell office:value-type="float" office:value="49.594" calcext:value-type="float">
            <text:p>49,594</text:p>
          </table:table-cell>
          <table:table-cell office:value-type="float" office:value="49.526" calcext:value-type="float">
            <text:p>49,526</text:p>
          </table:table-cell>
          <table:table-cell office:value-type="float" office:value="49.323" calcext:value-type="float">
            <text:p>49,323</text:p>
          </table:table-cell>
          <table:table-cell table:number-columns-repeated="18" office:value-type="float" office:value="49.256" calcext:value-type="float">
            <text:p>49,256</text:p>
          </table:table-cell>
        </table:table-row>
        <table:table-row table:style-name="ro1">
          <table:table-cell office:value-type="float" office:value="50.631" calcext:value-type="float">
            <text:p>50,631</text:p>
          </table:table-cell>
          <table:table-cell office:value-type="float" office:value="50.767" calcext:value-type="float">
            <text:p>50,767</text:p>
          </table:table-cell>
          <table:table-cell office:value-type="float" office:value="50.699" calcext:value-type="float">
            <text:p>50,699</text:p>
          </table:table-cell>
          <table:table-cell office:value-type="float" office:value="50.496" calcext:value-type="float">
            <text:p>50,496</text:p>
          </table:table-cell>
          <table:table-cell office:value-type="float" office:value="50.338" calcext:value-type="float">
            <text:p>50,338</text:p>
          </table:table-cell>
          <table:table-cell table:number-columns-repeated="4" office:value-type="float" office:value="50.113" calcext:value-type="float">
            <text:p>50,113</text:p>
          </table:table-cell>
          <table:table-cell table:number-columns-repeated="15" office:value-type="float" office:value="50.045" calcext:value-type="float">
            <text:p>50,04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30" calcext:value-type="float">
            <text:p>730</text:p>
          </table:table-cell>
          <table:table-cell table:number-columns-repeated="2" office:value-type="float" office:value="724" calcext:value-type="float">
            <text:p>724</text:p>
          </table:table-cell>
          <table:table-cell office:value-type="float" office:value="713" calcext:value-type="float">
            <text:p>713</text:p>
          </table:table-cell>
          <table:table-cell office:value-type="float" office:value="705" calcext:value-type="float">
            <text:p>705</text:p>
          </table:table-cell>
          <table:table-cell table:number-columns-repeated="3" office:value-type="float" office:value="696" calcext:value-type="float">
            <text:p>696</text:p>
          </table:table-cell>
          <table:table-cell table:number-columns-repeated="15"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49.932" calcext:value-type="float">
            <text:p>49,932</text:p>
          </table:table-cell>
          <table:table-cell office:value-type="float" office:value="49.526" calcext:value-type="float">
            <text:p>49,526</text:p>
          </table:table-cell>
          <table:table-cell office:value-type="float" office:value="49.459" calcext:value-type="float">
            <text:p>49,459</text:p>
          </table:table-cell>
          <table:table-cell office:value-type="float" office:value="49.391" calcext:value-type="float">
            <text:p>49,391</text:p>
          </table:table-cell>
          <table:table-cell office:value-type="float" office:value="49.12" calcext:value-type="float">
            <text:p>49,12</text:p>
          </table:table-cell>
          <table:table-cell table:number-columns-repeated="4" office:value-type="float" office:value="48.917" calcext:value-type="float">
            <text:p>48,917</text:p>
          </table:table-cell>
          <table:table-cell table:number-columns-repeated="15" office:value-type="float" office:value="48.85" calcext:value-type="float">
            <text:p>48,85</text:p>
          </table:table-cell>
        </table:table-row>
        <table:table-row table:style-name="ro1">
          <table:table-cell office:value-type="float" office:value="50.631" calcext:value-type="float">
            <text:p>50,631</text:p>
          </table:table-cell>
          <table:table-cell office:value-type="float" office:value="50.248" calcext:value-type="float">
            <text:p>50,248</text:p>
          </table:table-cell>
          <table:table-cell office:value-type="float" office:value="50.113" calcext:value-type="float">
            <text:p>50,113</text:p>
          </table:table-cell>
          <table:table-cell office:value-type="float" office:value="49.977" calcext:value-type="float">
            <text:p>49,977</text:p>
          </table:table-cell>
          <table:table-cell office:value-type="float" office:value="49.729" calcext:value-type="float">
            <text:p>49,729</text:p>
          </table:table-cell>
          <table:table-cell table:number-columns-repeated="4" office:value-type="float" office:value="49.504" calcext:value-type="float">
            <text:p>49,504</text:p>
          </table:table-cell>
          <table:table-cell table:number-columns-repeated="15" office:value-type="float" office:value="49.459" calcext:value-type="float">
            <text:p>49,459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90" calcext:value-type="float">
            <text:p>690</text:p>
          </table:table-cell>
          <table:table-cell office:value-type="float" office:value="681" calcext:value-type="float">
            <text:p>681</text:p>
          </table:table-cell>
          <table:table-cell office:value-type="float" office:value="675" calcext:value-type="float">
            <text:p>675</text:p>
          </table:table-cell>
          <table:table-cell office:value-type="float" office:value="662" calcext:value-type="float">
            <text:p>662</text:p>
          </table:table-cell>
          <table:table-cell office:value-type="float" office:value="654" calcext:value-type="float">
            <text:p>654</text:p>
          </table:table-cell>
          <table:table-cell table:number-columns-repeated="3" office:value-type="float" office:value="645" calcext:value-type="float">
            <text:p>645</text:p>
          </table:table-cell>
          <table:table-cell table:number-columns-repeated="15"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.594" calcext:value-type="float">
            <text:p>49,594</text:p>
          </table:table-cell>
          <table:table-cell office:value-type="float" office:value="49.459" calcext:value-type="float">
            <text:p>49,459</text:p>
          </table:table-cell>
          <table:table-cell office:value-type="float" office:value="49.391" calcext:value-type="float">
            <text:p>49,391</text:p>
          </table:table-cell>
          <table:table-cell office:value-type="float" office:value="49.188" calcext:value-type="float">
            <text:p>49,188</text:p>
          </table:table-cell>
          <table:table-cell table:number-columns-repeated="4" office:value-type="float" office:value="48.917" calcext:value-type="float">
            <text:p>48,917</text:p>
          </table:table-cell>
          <table:table-cell table:number-columns-repeated="15" office:value-type="float" office:value="48.85" calcext:value-type="float">
            <text:p>48,85</text:p>
          </table:table-cell>
        </table:table-row>
        <table:table-row table:style-name="ro1">
          <table:table-cell office:value-type="float" office:value="50.654" calcext:value-type="float">
            <text:p>50,654</text:p>
          </table:table-cell>
          <table:table-cell office:value-type="float" office:value="50.271" calcext:value-type="float">
            <text:p>50,271</text:p>
          </table:table-cell>
          <table:table-cell office:value-type="float" office:value="50.135" calcext:value-type="float">
            <text:p>50,135</text:p>
          </table:table-cell>
          <table:table-cell office:value-type="float" office:value="50" calcext:value-type="float">
            <text:p>50</text:p>
          </table:table-cell>
          <table:table-cell office:value-type="float" office:value="49.752" calcext:value-type="float">
            <text:p>49,752</text:p>
          </table:table-cell>
          <table:table-cell office:value-type="float" office:value="49.526" calcext:value-type="float">
            <text:p>49,526</text:p>
          </table:table-cell>
          <table:table-cell table:number-columns-repeated="3" office:value-type="float" office:value="49.504" calcext:value-type="float">
            <text:p>49,504</text:p>
          </table:table-cell>
          <table:table-cell table:number-columns-repeated="15" office:value-type="float" office:value="49.459" calcext:value-type="float">
            <text:p>49,459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83" calcext:value-type="float">
            <text:p>683</text:p>
          </table:table-cell>
          <table:table-cell office:value-type="float" office:value="674" calcext:value-type="float">
            <text:p>674</text:p>
          </table:table-cell>
          <table:table-cell office:value-type="float" office:value="668" calcext:value-type="float">
            <text:p>668</text:p>
          </table:table-cell>
          <table:table-cell office:value-type="float" office:value="655" calcext:value-type="float">
            <text:p>655</text:p>
          </table:table-cell>
          <table:table-cell office:value-type="float" office:value="647" calcext:value-type="float">
            <text:p>647</text:p>
          </table:table-cell>
          <table:table-cell table:number-columns-repeated="3" office:value-type="float" office:value="645" calcext:value-type="float">
            <text:p>645</text:p>
          </table:table-cell>
          <table:table-cell table:number-columns-repeated="15"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48.782" calcext:value-type="float">
            <text:p>48,782</text:p>
          </table:table-cell>
          <table:table-cell office:value-type="float" office:value="48.309" calcext:value-type="float">
            <text:p>48,309</text:p>
          </table:table-cell>
          <table:table-cell office:value-type="float" office:value="48.173" calcext:value-type="float">
            <text:p>48,173</text:p>
          </table:table-cell>
          <table:table-cell office:value-type="float" office:value="48.038" calcext:value-type="float">
            <text:p>48,038</text:p>
          </table:table-cell>
          <table:table-cell office:value-type="float" office:value="47.835" calcext:value-type="float">
            <text:p>47,835</text:p>
          </table:table-cell>
          <table:table-cell table:number-columns-repeated="4" office:value-type="float" office:value="47.632" calcext:value-type="float">
            <text:p>47,632</text:p>
          </table:table-cell>
          <table:table-cell table:number-columns-repeated="15" office:value-type="float" office:value="47.564" calcext:value-type="float">
            <text:p>47,564</text:p>
          </table:table-cell>
        </table:table-row>
        <table:table-row table:style-name="ro1">
          <table:table-cell office:value-type="float" office:value="49.075" calcext:value-type="float">
            <text:p>49,075</text:p>
          </table:table-cell>
          <table:table-cell office:value-type="float" office:value="48.692" calcext:value-type="float">
            <text:p>48,692</text:p>
          </table:table-cell>
          <table:table-cell office:value-type="float" office:value="48.557" calcext:value-type="float">
            <text:p>48,557</text:p>
          </table:table-cell>
          <table:table-cell office:value-type="float" office:value="48.421" calcext:value-type="float">
            <text:p>48,421</text:p>
          </table:table-cell>
          <table:table-cell office:value-type="float" office:value="48.173" calcext:value-type="float">
            <text:p>48,173</text:p>
          </table:table-cell>
          <table:table-cell office:value-type="float" office:value="47.948" calcext:value-type="float">
            <text:p>47,948</text:p>
          </table:table-cell>
          <table:table-cell table:number-columns-repeated="3" office:value-type="float" office:value="47.925" calcext:value-type="float">
            <text:p>47,925</text:p>
          </table:table-cell>
          <table:table-cell table:number-columns-repeated="15" office:value-type="float" office:value="47.88" calcext:value-type="float">
            <text:p>47,8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82" calcext:value-type="float">
            <text:p>582</text:p>
          </table:table-cell>
          <table:table-cell office:value-type="float" office:value="573" calcext:value-type="float">
            <text:p>573</text:p>
          </table:table-cell>
          <table:table-cell office:value-type="float" office:value="567" calcext:value-type="float">
            <text:p>567</text:p>
          </table:table-cell>
          <table:table-cell office:value-type="float" office:value="554" calcext:value-type="float">
            <text:p>554</text:p>
          </table:table-cell>
          <table:table-cell office:value-type="float" office:value="546" calcext:value-type="float">
            <text:p>546</text:p>
          </table:table-cell>
          <table:table-cell table:number-columns-repeated="3" office:value-type="float" office:value="544" calcext:value-type="float">
            <text:p>544</text:p>
          </table:table-cell>
          <table:table-cell table:number-columns-repeated="15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48.647" calcext:value-type="float">
            <text:p>48,647</text:p>
          </table:table-cell>
          <table:table-cell table:number-columns-repeated="2" office:value-type="float" office:value="48.173" calcext:value-type="float">
            <text:p>48,173</text:p>
          </table:table-cell>
          <table:table-cell office:value-type="float" office:value="48.038" calcext:value-type="float">
            <text:p>48,038</text:p>
          </table:table-cell>
          <table:table-cell office:value-type="float" office:value="47.835" calcext:value-type="float">
            <text:p>47,835</text:p>
          </table:table-cell>
          <table:table-cell table:number-columns-repeated="4" office:value-type="float" office:value="47.632" calcext:value-type="float">
            <text:p>47,632</text:p>
          </table:table-cell>
          <table:table-cell table:number-columns-repeated="15" office:value-type="float" office:value="47.564" calcext:value-type="float">
            <text:p>47,564</text:p>
          </table:table-cell>
        </table:table-row>
        <table:table-row table:style-name="ro1">
          <table:table-cell office:value-type="float" office:value="48.94" calcext:value-type="float">
            <text:p>48,94</text:p>
          </table:table-cell>
          <table:table-cell table:number-columns-repeated="2" office:value-type="float" office:value="48.557" calcext:value-type="float">
            <text:p>48,557</text:p>
          </table:table-cell>
          <table:table-cell office:value-type="float" office:value="48.421" calcext:value-type="float">
            <text:p>48,421</text:p>
          </table:table-cell>
          <table:table-cell office:value-type="float" office:value="48.173" calcext:value-type="float">
            <text:p>48,173</text:p>
          </table:table-cell>
          <table:table-cell office:value-type="float" office:value="47.948" calcext:value-type="float">
            <text:p>47,948</text:p>
          </table:table-cell>
          <table:table-cell table:number-columns-repeated="3" office:value-type="float" office:value="47.925" calcext:value-type="float">
            <text:p>47,925</text:p>
          </table:table-cell>
          <table:table-cell table:number-columns-repeated="15" office:value-type="float" office:value="47.88" calcext:value-type="float">
            <text:p>47,8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 office:value-type="float" office:value="573" calcext:value-type="float">
            <text:p>573</text:p>
          </table:table-cell>
          <table:table-cell office:value-type="float" office:value="567" calcext:value-type="float">
            <text:p>567</text:p>
          </table:table-cell>
          <table:table-cell office:value-type="float" office:value="554" calcext:value-type="float">
            <text:p>554</text:p>
          </table:table-cell>
          <table:table-cell office:value-type="float" office:value="546" calcext:value-type="float">
            <text:p>546</text:p>
          </table:table-cell>
          <table:table-cell table:number-columns-repeated="3" office:value-type="float" office:value="544" calcext:value-type="float">
            <text:p>544</text:p>
          </table:table-cell>
          <table:table-cell table:number-columns-repeated="15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48.647" calcext:value-type="float">
            <text:p>48,647</text:p>
          </table:table-cell>
          <table:table-cell table:number-columns-repeated="2" office:value-type="float" office:value="48.173" calcext:value-type="float">
            <text:p>48,173</text:p>
          </table:table-cell>
          <table:table-cell office:value-type="float" office:value="48.038" calcext:value-type="float">
            <text:p>48,038</text:p>
          </table:table-cell>
          <table:table-cell office:value-type="float" office:value="47.835" calcext:value-type="float">
            <text:p>47,835</text:p>
          </table:table-cell>
          <table:table-cell table:number-columns-repeated="4" office:value-type="float" office:value="47.632" calcext:value-type="float">
            <text:p>47,632</text:p>
          </table:table-cell>
          <table:table-cell table:number-columns-repeated="15" office:value-type="float" office:value="47.564" calcext:value-type="float">
            <text:p>47,564</text:p>
          </table:table-cell>
        </table:table-row>
        <table:table-row table:style-name="ro1">
          <table:table-cell office:value-type="float" office:value="48.94" calcext:value-type="float">
            <text:p>48,94</text:p>
          </table:table-cell>
          <table:table-cell table:number-columns-repeated="2" office:value-type="float" office:value="48.557" calcext:value-type="float">
            <text:p>48,557</text:p>
          </table:table-cell>
          <table:table-cell office:value-type="float" office:value="48.421" calcext:value-type="float">
            <text:p>48,421</text:p>
          </table:table-cell>
          <table:table-cell office:value-type="float" office:value="48.173" calcext:value-type="float">
            <text:p>48,173</text:p>
          </table:table-cell>
          <table:table-cell office:value-type="float" office:value="47.948" calcext:value-type="float">
            <text:p>47,948</text:p>
          </table:table-cell>
          <table:table-cell table:number-columns-repeated="3" office:value-type="float" office:value="47.925" calcext:value-type="float">
            <text:p>47,925</text:p>
          </table:table-cell>
          <table:table-cell table:number-columns-repeated="15" office:value-type="float" office:value="47.88" calcext:value-type="float">
            <text:p>47,8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 office:value-type="float" office:value="573" calcext:value-type="float">
            <text:p>573</text:p>
          </table:table-cell>
          <table:table-cell office:value-type="float" office:value="567" calcext:value-type="float">
            <text:p>567</text:p>
          </table:table-cell>
          <table:table-cell office:value-type="float" office:value="554" calcext:value-type="float">
            <text:p>554</text:p>
          </table:table-cell>
          <table:table-cell office:value-type="float" office:value="546" calcext:value-type="float">
            <text:p>546</text:p>
          </table:table-cell>
          <table:table-cell table:number-columns-repeated="3" office:value-type="float" office:value="544" calcext:value-type="float">
            <text:p>544</text:p>
          </table:table-cell>
          <table:table-cell table:number-columns-repeated="15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48.647" calcext:value-type="float">
            <text:p>48,647</text:p>
          </table:table-cell>
          <table:table-cell table:number-columns-repeated="2" office:value-type="float" office:value="48.173" calcext:value-type="float">
            <text:p>48,173</text:p>
          </table:table-cell>
          <table:table-cell office:value-type="float" office:value="47.97" calcext:value-type="float">
            <text:p>47,97</text:p>
          </table:table-cell>
          <table:table-cell office:value-type="float" office:value="47.835" calcext:value-type="float">
            <text:p>47,835</text:p>
          </table:table-cell>
          <table:table-cell table:number-columns-repeated="4" office:value-type="float" office:value="47.632" calcext:value-type="float">
            <text:p>47,632</text:p>
          </table:table-cell>
          <table:table-cell table:number-columns-repeated="15" office:value-type="float" office:value="47.564" calcext:value-type="float">
            <text:p>47,564</text:p>
          </table:table-cell>
        </table:table-row>
        <table:table-row table:style-name="ro1">
          <table:table-cell office:value-type="float" office:value="48.917" calcext:value-type="float">
            <text:p>48,917</text:p>
          </table:table-cell>
          <table:table-cell table:number-columns-repeated="2" office:value-type="float" office:value="48.534" calcext:value-type="float">
            <text:p>48,534</text:p>
          </table:table-cell>
          <table:table-cell office:value-type="float" office:value="48.263" calcext:value-type="float">
            <text:p>48,263</text:p>
          </table:table-cell>
          <table:table-cell office:value-type="float" office:value="48.173" calcext:value-type="float">
            <text:p>48,173</text:p>
          </table:table-cell>
          <table:table-cell office:value-type="float" office:value="47.948" calcext:value-type="float">
            <text:p>47,948</text:p>
          </table:table-cell>
          <table:table-cell table:number-columns-repeated="3" office:value-type="float" office:value="47.925" calcext:value-type="float">
            <text:p>47,925</text:p>
          </table:table-cell>
          <table:table-cell table:number-columns-repeated="15" office:value-type="float" office:value="47.88" calcext:value-type="float">
            <text:p>47,8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 office:value-type="float" office:value="571" calcext:value-type="float">
            <text:p>571</text:p>
          </table:table-cell>
          <table:table-cell office:value-type="float" office:value="559" calcext:value-type="float">
            <text:p>559</text:p>
          </table:table-cell>
          <table:table-cell office:value-type="float" office:value="554" calcext:value-type="float">
            <text:p>554</text:p>
          </table:table-cell>
          <table:table-cell office:value-type="float" office:value="546" calcext:value-type="float">
            <text:p>546</text:p>
          </table:table-cell>
          <table:table-cell table:number-columns-repeated="3" office:value-type="float" office:value="544" calcext:value-type="float">
            <text:p>544</text:p>
          </table:table-cell>
          <table:table-cell table:number-columns-repeated="15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48.647" calcext:value-type="float">
            <text:p>48,647</text:p>
          </table:table-cell>
          <table:table-cell table:number-columns-repeated="2" office:value-type="float" office:value="48.173" calcext:value-type="float">
            <text:p>48,173</text:p>
          </table:table-cell>
          <table:table-cell office:value-type="float" office:value="47.903" calcext:value-type="float">
            <text:p>47,903</text:p>
          </table:table-cell>
          <table:table-cell office:value-type="float" office:value="47.835" calcext:value-type="float">
            <text:p>47,835</text:p>
          </table:table-cell>
          <table:table-cell table:number-columns-repeated="4" office:value-type="float" office:value="47.632" calcext:value-type="float">
            <text:p>47,632</text:p>
          </table:table-cell>
          <table:table-cell table:number-columns-repeated="15" office:value-type="float" office:value="47.564" calcext:value-type="float">
            <text:p>47,564</text:p>
          </table:table-cell>
        </table:table-row>
        <table:table-row table:style-name="ro1">
          <table:table-cell office:value-type="float" office:value="48.94" calcext:value-type="float">
            <text:p>48,94</text:p>
          </table:table-cell>
          <table:table-cell table:number-columns-repeated="2" office:value-type="float" office:value="48.512" calcext:value-type="float">
            <text:p>48,512</text:p>
          </table:table-cell>
          <table:table-cell office:value-type="float" office:value="48.241" calcext:value-type="float">
            <text:p>48,241</text:p>
          </table:table-cell>
          <table:table-cell office:value-type="float" office:value="48.151" calcext:value-type="float">
            <text:p>48,151</text:p>
          </table:table-cell>
          <table:table-cell table:number-columns-repeated="4" office:value-type="float" office:value="47.925" calcext:value-type="float">
            <text:p>47,925</text:p>
          </table:table-cell>
          <table:table-cell table:number-columns-repeated="15" office:value-type="float" office:value="47.88" calcext:value-type="float">
            <text:p>47,8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 office:value-type="float" office:value="569" calcext:value-type="float">
            <text:p>569</text:p>
          </table:table-cell>
          <table:table-cell office:value-type="float" office:value="557" calcext:value-type="float">
            <text:p>557</text:p>
          </table:table-cell>
          <table:table-cell office:value-type="float" office:value="552" calcext:value-type="float">
            <text:p>552</text:p>
          </table:table-cell>
          <table:table-cell table:number-columns-repeated="4" office:value-type="float" office:value="544" calcext:value-type="float">
            <text:p>544</text:p>
          </table:table-cell>
          <table:table-cell table:number-columns-repeated="15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48.647" calcext:value-type="float">
            <text:p>48,647</text:p>
          </table:table-cell>
          <table:table-cell table:number-columns-repeated="2" office:value-type="float" office:value="48.173" calcext:value-type="float">
            <text:p>48,173</text:p>
          </table:table-cell>
          <table:table-cell office:value-type="float" office:value="47.903" calcext:value-type="float">
            <text:p>47,903</text:p>
          </table:table-cell>
          <table:table-cell office:value-type="float" office:value="47.835" calcext:value-type="float">
            <text:p>47,835</text:p>
          </table:table-cell>
          <table:table-cell table:number-columns-repeated="4" office:value-type="float" office:value="47.632" calcext:value-type="float">
            <text:p>47,632</text:p>
          </table:table-cell>
          <table:table-cell table:number-columns-repeated="15" office:value-type="float" office:value="47.564" calcext:value-type="float">
            <text:p>47,564</text:p>
          </table:table-cell>
        </table:table-row>
        <table:table-row table:style-name="ro1">
          <table:table-cell office:value-type="float" office:value="48.94" calcext:value-type="float">
            <text:p>48,94</text:p>
          </table:table-cell>
          <table:table-cell table:number-columns-repeated="2" office:value-type="float" office:value="48.512" calcext:value-type="float">
            <text:p>48,512</text:p>
          </table:table-cell>
          <table:table-cell office:value-type="float" office:value="48.241" calcext:value-type="float">
            <text:p>48,241</text:p>
          </table:table-cell>
          <table:table-cell office:value-type="float" office:value="48.151" calcext:value-type="float">
            <text:p>48,151</text:p>
          </table:table-cell>
          <table:table-cell table:number-columns-repeated="4" office:value-type="float" office:value="47.925" calcext:value-type="float">
            <text:p>47,925</text:p>
          </table:table-cell>
          <table:table-cell table:number-columns-repeated="15" office:value-type="float" office:value="47.88" calcext:value-type="float">
            <text:p>47,8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 office:value-type="float" office:value="569" calcext:value-type="float">
            <text:p>569</text:p>
          </table:table-cell>
          <table:table-cell office:value-type="float" office:value="557" calcext:value-type="float">
            <text:p>557</text:p>
          </table:table-cell>
          <table:table-cell office:value-type="float" office:value="552" calcext:value-type="float">
            <text:p>552</text:p>
          </table:table-cell>
          <table:table-cell table:number-columns-repeated="4" office:value-type="float" office:value="544" calcext:value-type="float">
            <text:p>544</text:p>
          </table:table-cell>
          <table:table-cell table:number-columns-repeated="15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48.647" calcext:value-type="float">
            <text:p>48,647</text:p>
          </table:table-cell>
          <table:table-cell table:number-columns-repeated="2" office:value-type="float" office:value="48.106" calcext:value-type="float">
            <text:p>48,106</text:p>
          </table:table-cell>
          <table:table-cell office:value-type="float" office:value="47.835" calcext:value-type="float">
            <text:p>47,835</text:p>
          </table:table-cell>
          <table:table-cell office:value-type="float" office:value="47.7" calcext:value-type="float">
            <text:p>47,7</text:p>
          </table:table-cell>
          <table:table-cell table:number-columns-repeated="19" office:value-type="float" office:value="47.361" calcext:value-type="float">
            <text:p>47,361</text:p>
          </table:table-cell>
        </table:table-row>
        <table:table-row table:style-name="ro1">
          <table:table-cell office:value-type="float" office:value="48.985" calcext:value-type="float">
            <text:p>48,985</text:p>
          </table:table-cell>
          <table:table-cell table:number-columns-repeated="2" office:value-type="float" office:value="48.512" calcext:value-type="float">
            <text:p>48,512</text:p>
          </table:table-cell>
          <table:table-cell office:value-type="float" office:value="48.241" calcext:value-type="float">
            <text:p>48,241</text:p>
          </table:table-cell>
          <table:table-cell office:value-type="float" office:value="48.06" calcext:value-type="float">
            <text:p>48,06</text:p>
          </table:table-cell>
          <table:table-cell table:number-columns-repeated="4" office:value-type="float" office:value="47.722" calcext:value-type="float">
            <text:p>47,722</text:p>
          </table:table-cell>
          <table:table-cell table:number-columns-repeated="15" office:value-type="float" office:value="47.677" calcext:value-type="float">
            <text:p>47,67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 office:value-type="float" office:value="557" calcext:value-type="float">
            <text:p>557</text:p>
          </table:table-cell>
          <table:table-cell office:value-type="float" office:value="545" calcext:value-type="float">
            <text:p>545</text:p>
          </table:table-cell>
          <table:table-cell office:value-type="float" office:value="538" calcext:value-type="float">
            <text:p>538</text:p>
          </table:table-cell>
          <table:table-cell table:number-columns-repeated="4" office:value-type="float" office:value="523" calcext:value-type="float">
            <text:p>523</text:p>
          </table:table-cell>
          <table:table-cell table:number-columns-repeated="15"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47.903" calcext:value-type="float">
            <text:p>47,903</text:p>
          </table:table-cell>
          <table:table-cell table:number-columns-repeated="3" office:value-type="float" office:value="47.7" calcext:value-type="float">
            <text:p>47,7</text:p>
          </table:table-cell>
          <table:table-cell office:value-type="float" office:value="47.564" calcext:value-type="float">
            <text:p>47,564</text:p>
          </table:table-cell>
          <table:table-cell table:number-columns-repeated="19" office:value-type="float" office:value="47.361" calcext:value-type="float">
            <text:p>47,361</text:p>
          </table:table-cell>
        </table:table-row>
        <table:table-row table:style-name="ro1">
          <table:table-cell office:value-type="float" office:value="48.309" calcext:value-type="float">
            <text:p>48,309</text:p>
          </table:table-cell>
          <table:table-cell office:value-type="float" office:value="48.06" calcext:value-type="float">
            <text:p>48,06</text:p>
          </table:table-cell>
          <table:table-cell table:number-columns-repeated="2" office:value-type="float" office:value="48.083" calcext:value-type="float">
            <text:p>48,083</text:p>
          </table:table-cell>
          <table:table-cell office:value-type="float" office:value="47.903" calcext:value-type="float">
            <text:p>47,903</text:p>
          </table:table-cell>
          <table:table-cell table:number-columns-repeated="19" office:value-type="float" office:value="47.677" calcext:value-type="float">
            <text:p>47,67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35" calcext:value-type="float">
            <text:p>535</text:p>
          </table:table-cell>
          <table:table-cell table:number-columns-repeated="2" office:value-type="float" office:value="534" calcext:value-type="float">
            <text:p>534</text:p>
          </table:table-cell>
          <table:table-cell office:value-type="float" office:value="527" calcext:value-type="float">
            <text:p>527</text:p>
          </table:table-cell>
          <table:table-cell table:number-columns-repeated="19"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47.294" calcext:value-type="float">
            <text:p>47,294</text:p>
          </table:table-cell>
          <table:table-cell table:number-columns-repeated="3" office:value-type="float" office:value="47.091" calcext:value-type="float">
            <text:p>47,091</text:p>
          </table:table-cell>
          <table:table-cell office:value-type="float" office:value="46.752" calcext:value-type="float">
            <text:p>46,752</text:p>
          </table:table-cell>
          <table:table-cell table:number-columns-repeated="12" office:value-type="float" office:value="46.549" calcext:value-type="float">
            <text:p>46,549</text:p>
          </table:table-cell>
          <table:table-cell table:number-columns-repeated="7" office:value-type="float" office:value="45.94" calcext:value-type="float">
            <text:p>45,94</text:p>
          </table:table-cell>
        </table:table-row>
        <table:table-row table:style-name="ro1">
          <table:table-cell office:value-type="float" office:value="47.767" calcext:value-type="float">
            <text:p>47,767</text:p>
          </table:table-cell>
          <table:table-cell office:value-type="float" office:value="47.519" calcext:value-type="float">
            <text:p>47,519</text:p>
          </table:table-cell>
          <table:table-cell table:number-columns-repeated="2" office:value-type="float" office:value="47.542" calcext:value-type="float">
            <text:p>47,542</text:p>
          </table:table-cell>
          <table:table-cell office:value-type="float" office:value="47.181" calcext:value-type="float">
            <text:p>47,181</text:p>
          </table:table-cell>
          <table:table-cell table:number-columns-repeated="12" office:value-type="float" office:value="46.955" calcext:value-type="float">
            <text:p>46,955</text:p>
          </table:table-cell>
          <table:table-cell table:number-columns-repeated="7" office:value-type="float" office:value="46.301" calcext:value-type="float">
            <text:p>46,30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507" calcext:value-type="float">
            <text:p>507</text:p>
          </table:table-cell>
          <table:table-cell office:value-type="float" office:value="496" calcext:value-type="float">
            <text:p>496</text:p>
          </table:table-cell>
          <table:table-cell table:number-columns-repeated="12" office:value-type="float" office:value="488" calcext:value-type="float">
            <text:p>488</text:p>
          </table:table-cell>
          <table:table-cell table:number-columns-repeated="7"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47.294" calcext:value-type="float">
            <text:p>47,294</text:p>
          </table:table-cell>
          <table:table-cell table:number-columns-repeated="3" office:value-type="float" office:value="47.091" calcext:value-type="float">
            <text:p>47,091</text:p>
          </table:table-cell>
          <table:table-cell office:value-type="float" office:value="46.752" calcext:value-type="float">
            <text:p>46,752</text:p>
          </table:table-cell>
          <table:table-cell table:number-columns-repeated="12" office:value-type="float" office:value="46.549" calcext:value-type="float">
            <text:p>46,549</text:p>
          </table:table-cell>
          <table:table-cell table:number-columns-repeated="7" office:value-type="float" office:value="45.94" calcext:value-type="float">
            <text:p>45,94</text:p>
          </table:table-cell>
        </table:table-row>
        <table:table-row table:style-name="ro1">
          <table:table-cell office:value-type="float" office:value="47.767" calcext:value-type="float">
            <text:p>47,767</text:p>
          </table:table-cell>
          <table:table-cell office:value-type="float" office:value="47.519" calcext:value-type="float">
            <text:p>47,519</text:p>
          </table:table-cell>
          <table:table-cell table:number-columns-repeated="2" office:value-type="float" office:value="47.542" calcext:value-type="float">
            <text:p>47,542</text:p>
          </table:table-cell>
          <table:table-cell office:value-type="float" office:value="47.181" calcext:value-type="float">
            <text:p>47,181</text:p>
          </table:table-cell>
          <table:table-cell table:number-columns-repeated="12" office:value-type="float" office:value="46.955" calcext:value-type="float">
            <text:p>46,955</text:p>
          </table:table-cell>
          <table:table-cell table:number-columns-repeated="7" office:value-type="float" office:value="46.301" calcext:value-type="float">
            <text:p>46,30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507" calcext:value-type="float">
            <text:p>507</text:p>
          </table:table-cell>
          <table:table-cell office:value-type="float" office:value="496" calcext:value-type="float">
            <text:p>496</text:p>
          </table:table-cell>
          <table:table-cell table:number-columns-repeated="12" office:value-type="float" office:value="488" calcext:value-type="float">
            <text:p>488</text:p>
          </table:table-cell>
          <table:table-cell table:number-columns-repeated="7"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47.294" calcext:value-type="float">
            <text:p>47,294</text:p>
          </table:table-cell>
          <table:table-cell table:number-columns-repeated="3" office:value-type="float" office:value="47.091" calcext:value-type="float">
            <text:p>47,091</text:p>
          </table:table-cell>
          <table:table-cell office:value-type="float" office:value="46.752" calcext:value-type="float">
            <text:p>46,752</text:p>
          </table:table-cell>
          <table:table-cell table:number-columns-repeated="12" office:value-type="float" office:value="46.549" calcext:value-type="float">
            <text:p>46,549</text:p>
          </table:table-cell>
          <table:table-cell table:number-columns-repeated="7" office:value-type="float" office:value="45.94" calcext:value-type="float">
            <text:p>45,94</text:p>
          </table:table-cell>
        </table:table-row>
        <table:table-row table:style-name="ro1">
          <table:table-cell office:value-type="float" office:value="47.767" calcext:value-type="float">
            <text:p>47,767</text:p>
          </table:table-cell>
          <table:table-cell office:value-type="float" office:value="47.519" calcext:value-type="float">
            <text:p>47,519</text:p>
          </table:table-cell>
          <table:table-cell table:number-columns-repeated="2" office:value-type="float" office:value="47.542" calcext:value-type="float">
            <text:p>47,542</text:p>
          </table:table-cell>
          <table:table-cell office:value-type="float" office:value="47.181" calcext:value-type="float">
            <text:p>47,181</text:p>
          </table:table-cell>
          <table:table-cell table:number-columns-repeated="12" office:value-type="float" office:value="46.955" calcext:value-type="float">
            <text:p>46,955</text:p>
          </table:table-cell>
          <table:table-cell table:number-columns-repeated="7" office:value-type="float" office:value="46.301" calcext:value-type="float">
            <text:p>46,30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507" calcext:value-type="float">
            <text:p>507</text:p>
          </table:table-cell>
          <table:table-cell office:value-type="float" office:value="496" calcext:value-type="float">
            <text:p>496</text:p>
          </table:table-cell>
          <table:table-cell table:number-columns-repeated="12" office:value-type="float" office:value="488" calcext:value-type="float">
            <text:p>488</text:p>
          </table:table-cell>
          <table:table-cell table:number-columns-repeated="7"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46.549" calcext:value-type="float">
            <text:p>46,549</text:p>
          </table:table-cell>
          <table:table-cell table:number-columns-repeated="2" office:value-type="float" office:value="46.279" calcext:value-type="float">
            <text:p>46,279</text:p>
          </table:table-cell>
          <table:table-cell office:value-type="float" office:value="46.211" calcext:value-type="float">
            <text:p>46,211</text:p>
          </table:table-cell>
          <table:table-cell office:value-type="float" office:value="45.737" calcext:value-type="float">
            <text:p>45,737</text:p>
          </table:table-cell>
          <table:table-cell table:number-columns-repeated="5" office:value-type="float" office:value="45.535" calcext:value-type="float">
            <text:p>45,535</text:p>
          </table:table-cell>
          <table:table-cell table:number-columns-repeated="7" office:value-type="float" office:value="45.399" calcext:value-type="float">
            <text:p>45,399</text:p>
          </table:table-cell>
          <table:table-cell table:number-columns-repeated="7" office:value-type="float" office:value="44.79" calcext:value-type="float">
            <text:p>44,79</text:p>
          </table:table-cell>
        </table:table-row>
        <table:table-row table:style-name="ro1">
          <table:table-cell office:value-type="float" office:value="46.865" calcext:value-type="float">
            <text:p>46,865</text:p>
          </table:table-cell>
          <table:table-cell office:value-type="float" office:value="46.64" calcext:value-type="float">
            <text:p>46,64</text:p>
          </table:table-cell>
          <table:table-cell office:value-type="float" office:value="46.662" calcext:value-type="float">
            <text:p>46,662</text:p>
          </table:table-cell>
          <table:table-cell office:value-type="float" office:value="46.504" calcext:value-type="float">
            <text:p>46,504</text:p>
          </table:table-cell>
          <table:table-cell office:value-type="float" office:value="46.008" calcext:value-type="float">
            <text:p>46,008</text:p>
          </table:table-cell>
          <table:table-cell table:number-columns-repeated="5" office:value-type="float" office:value="45.783" calcext:value-type="float">
            <text:p>45,783</text:p>
          </table:table-cell>
          <table:table-cell table:number-columns-repeated="7" office:value-type="float" office:value="45.58" calcext:value-type="float">
            <text:p>45,58</text:p>
          </table:table-cell>
          <table:table-cell table:number-columns-repeated="7" office:value-type="float" office:value="44.926" calcext:value-type="float">
            <text:p>44,92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36" calcext:value-type="float">
            <text:p>436</text:p>
          </table:table-cell>
          <table:table-cell office:value-type="float" office:value="435" calcext:value-type="float">
            <text:p>435</text:p>
          </table:table-cell>
          <table:table-cell office:value-type="float" office:value="430" calcext:value-type="float">
            <text:p>430</text:p>
          </table:table-cell>
          <table:table-cell office:value-type="float" office:value="416" calcext:value-type="float">
            <text:p>416</text:p>
          </table:table-cell>
          <table:table-cell table:number-columns-repeated="5" office:value-type="float" office:value="408" calcext:value-type="float">
            <text:p>408</text:p>
          </table:table-cell>
          <table:table-cell table:number-columns-repeated="7" office:value-type="float" office:value="402" calcext:value-type="float">
            <text:p>402</text:p>
          </table:table-cell>
          <table:table-cell table:number-columns-repeated="7"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46.549" calcext:value-type="float">
            <text:p>46,549</text:p>
          </table:table-cell>
          <table:table-cell table:number-columns-repeated="2" office:value-type="float" office:value="46.346" calcext:value-type="float">
            <text:p>46,346</text:p>
          </table:table-cell>
          <table:table-cell office:value-type="float" office:value="46.076" calcext:value-type="float">
            <text:p>46,076</text:p>
          </table:table-cell>
          <table:table-cell office:value-type="float" office:value="45.737" calcext:value-type="float">
            <text:p>45,737</text:p>
          </table:table-cell>
          <table:table-cell table:number-columns-repeated="5" office:value-type="float" office:value="45.535" calcext:value-type="float">
            <text:p>45,535</text:p>
          </table:table-cell>
          <table:table-cell table:number-columns-repeated="7" office:value-type="float" office:value="45.399" calcext:value-type="float">
            <text:p>45,399</text:p>
          </table:table-cell>
          <table:table-cell table:number-columns-repeated="7" office:value-type="float" office:value="44.79" calcext:value-type="float">
            <text:p>44,79</text:p>
          </table:table-cell>
        </table:table-row>
        <table:table-row table:style-name="ro1">
          <table:table-cell office:value-type="float" office:value="46.865" calcext:value-type="float">
            <text:p>46,865</text:p>
          </table:table-cell>
          <table:table-cell office:value-type="float" office:value="46.64" calcext:value-type="float">
            <text:p>46,64</text:p>
          </table:table-cell>
          <table:table-cell office:value-type="float" office:value="46.662" calcext:value-type="float">
            <text:p>46,662</text:p>
          </table:table-cell>
          <table:table-cell office:value-type="float" office:value="46.324" calcext:value-type="float">
            <text:p>46,324</text:p>
          </table:table-cell>
          <table:table-cell office:value-type="float" office:value="46.008" calcext:value-type="float">
            <text:p>46,008</text:p>
          </table:table-cell>
          <table:table-cell table:number-columns-repeated="5" office:value-type="float" office:value="45.783" calcext:value-type="float">
            <text:p>45,783</text:p>
          </table:table-cell>
          <table:table-cell table:number-columns-repeated="7" office:value-type="float" office:value="45.58" calcext:value-type="float">
            <text:p>45,58</text:p>
          </table:table-cell>
          <table:table-cell table:number-columns-repeated="7" office:value-type="float" office:value="44.926" calcext:value-type="float">
            <text:p>44,92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3" calcext:value-type="float">
            <text:p>433</text:p>
          </table:table-cell>
          <table:table-cell office:value-type="float" office:value="432" calcext:value-type="float">
            <text:p>432</text:p>
          </table:table-cell>
          <table:table-cell office:value-type="float" office:value="423" calcext:value-type="float">
            <text:p>423</text:p>
          </table:table-cell>
          <table:table-cell office:value-type="float" office:value="416" calcext:value-type="float">
            <text:p>416</text:p>
          </table:table-cell>
          <table:table-cell table:number-columns-repeated="5" office:value-type="float" office:value="408" calcext:value-type="float">
            <text:p>408</text:p>
          </table:table-cell>
          <table:table-cell table:number-columns-repeated="7" office:value-type="float" office:value="402" calcext:value-type="float">
            <text:p>402</text:p>
          </table:table-cell>
          <table:table-cell table:number-columns-repeated="7"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45.94" calcext:value-type="float">
            <text:p>45,94</text:p>
          </table:table-cell>
          <table:table-cell office:value-type="float" office:value="45.67" calcext:value-type="float">
            <text:p>45,67</text:p>
          </table:table-cell>
          <table:table-cell office:value-type="float" office:value="45.737" calcext:value-type="float">
            <text:p>45,737</text:p>
          </table:table-cell>
          <table:table-cell office:value-type="float" office:value="45.467" calcext:value-type="float">
            <text:p>45,467</text:p>
          </table:table-cell>
          <table:table-cell office:value-type="float" office:value="45.129" calcext:value-type="float">
            <text:p>45,129</text:p>
          </table:table-cell>
          <table:table-cell table:number-columns-repeated="5" office:value-type="float" office:value="44.926" calcext:value-type="float">
            <text:p>44,926</text:p>
          </table:table-cell>
          <table:table-cell table:number-columns-repeated="14" office:value-type="float" office:value="44.79" calcext:value-type="float">
            <text:p>44,79</text:p>
          </table:table-cell>
        </table:table-row>
        <table:table-row table:style-name="ro1">
          <table:table-cell office:value-type="float" office:value="46.211" calcext:value-type="float">
            <text:p>46,211</text:p>
          </table:table-cell>
          <table:table-cell office:value-type="float" office:value="45.986" calcext:value-type="float">
            <text:p>45,986</text:p>
          </table:table-cell>
          <table:table-cell office:value-type="float" office:value="46.008" calcext:value-type="float">
            <text:p>46,008</text:p>
          </table:table-cell>
          <table:table-cell office:value-type="float" office:value="45.67" calcext:value-type="float">
            <text:p>45,67</text:p>
          </table:table-cell>
          <table:table-cell office:value-type="float" office:value="45.354" calcext:value-type="float">
            <text:p>45,354</text:p>
          </table:table-cell>
          <table:table-cell table:number-columns-repeated="5" office:value-type="float" office:value="45.129" calcext:value-type="float">
            <text:p>45,129</text:p>
          </table:table-cell>
          <table:table-cell table:number-columns-repeated="14" office:value-type="float" office:value="44.926" calcext:value-type="float">
            <text:p>44,92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08" calcext:value-type="float">
            <text:p>408</text:p>
          </table:table-cell>
          <table:table-cell office:value-type="float" office:value="407" calcext:value-type="float">
            <text:p>407</text:p>
          </table:table-cell>
          <table:table-cell office:value-type="float" office:value="398" calcext:value-type="float">
            <text:p>398</text:p>
          </table:table-cell>
          <table:table-cell office:value-type="float" office:value="391" calcext:value-type="float">
            <text:p>391</text:p>
          </table:table-cell>
          <table:table-cell table:number-columns-repeated="5" office:value-type="float" office:value="383" calcext:value-type="float">
            <text:p>383</text:p>
          </table:table-cell>
          <table:table-cell table:number-columns-repeated="14"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45.94" calcext:value-type="float">
            <text:p>45,94</text:p>
          </table:table-cell>
          <table:table-cell office:value-type="float" office:value="45.67" calcext:value-type="float">
            <text:p>45,67</text:p>
          </table:table-cell>
          <table:table-cell office:value-type="float" office:value="45.737" calcext:value-type="float">
            <text:p>45,737</text:p>
          </table:table-cell>
          <table:table-cell office:value-type="float" office:value="45.467" calcext:value-type="float">
            <text:p>45,467</text:p>
          </table:table-cell>
          <table:table-cell office:value-type="float" office:value="45.129" calcext:value-type="float">
            <text:p>45,129</text:p>
          </table:table-cell>
          <table:table-cell table:number-columns-repeated="5" office:value-type="float" office:value="44.926" calcext:value-type="float">
            <text:p>44,926</text:p>
          </table:table-cell>
          <table:table-cell table:number-columns-repeated="14" office:value-type="float" office:value="44.79" calcext:value-type="float">
            <text:p>44,79</text:p>
          </table:table-cell>
        </table:table-row>
        <table:table-row table:style-name="ro1">
          <table:table-cell office:value-type="float" office:value="46.211" calcext:value-type="float">
            <text:p>46,211</text:p>
          </table:table-cell>
          <table:table-cell office:value-type="float" office:value="45.986" calcext:value-type="float">
            <text:p>45,986</text:p>
          </table:table-cell>
          <table:table-cell office:value-type="float" office:value="46.008" calcext:value-type="float">
            <text:p>46,008</text:p>
          </table:table-cell>
          <table:table-cell office:value-type="float" office:value="45.67" calcext:value-type="float">
            <text:p>45,67</text:p>
          </table:table-cell>
          <table:table-cell office:value-type="float" office:value="45.354" calcext:value-type="float">
            <text:p>45,354</text:p>
          </table:table-cell>
          <table:table-cell table:number-columns-repeated="5" office:value-type="float" office:value="45.129" calcext:value-type="float">
            <text:p>45,129</text:p>
          </table:table-cell>
          <table:table-cell table:number-columns-repeated="14" office:value-type="float" office:value="44.926" calcext:value-type="float">
            <text:p>44,92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08" calcext:value-type="float">
            <text:p>408</text:p>
          </table:table-cell>
          <table:table-cell office:value-type="float" office:value="407" calcext:value-type="float">
            <text:p>407</text:p>
          </table:table-cell>
          <table:table-cell office:value-type="float" office:value="398" calcext:value-type="float">
            <text:p>398</text:p>
          </table:table-cell>
          <table:table-cell office:value-type="float" office:value="391" calcext:value-type="float">
            <text:p>391</text:p>
          </table:table-cell>
          <table:table-cell table:number-columns-repeated="5" office:value-type="float" office:value="383" calcext:value-type="float">
            <text:p>383</text:p>
          </table:table-cell>
          <table:table-cell table:number-columns-repeated="14"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45.467" calcext:value-type="float">
            <text:p>45,467</text:p>
          </table:table-cell>
          <table:table-cell office:value-type="float" office:value="45.196" calcext:value-type="float">
            <text:p>45,196</text:p>
          </table:table-cell>
          <table:table-cell office:value-type="float" office:value="45.129" calcext:value-type="float">
            <text:p>45,129</text:p>
          </table:table-cell>
          <table:table-cell office:value-type="float" office:value="44.858" calcext:value-type="float">
            <text:p>44,858</text:p>
          </table:table-cell>
          <table:table-cell office:value-type="float" office:value="44.52" calcext:value-type="float">
            <text:p>44,52</text:p>
          </table:table-cell>
          <table:table-cell table:number-columns-repeated="5" office:value-type="float" office:value="44.249" calcext:value-type="float">
            <text:p>44,249</text:p>
          </table:table-cell>
          <table:table-cell table:number-columns-repeated="14" office:value-type="float" office:value="43.978" calcext:value-type="float">
            <text:p>43,978</text:p>
          </table:table-cell>
        </table:table-row>
        <table:table-row table:style-name="ro1">
          <table:table-cell office:value-type="float" office:value="45.489" calcext:value-type="float">
            <text:p>45,489</text:p>
          </table:table-cell>
          <table:table-cell office:value-type="float" office:value="45.264" calcext:value-type="float">
            <text:p>45,264</text:p>
          </table:table-cell>
          <table:table-cell office:value-type="float" office:value="45.151" calcext:value-type="float">
            <text:p>45,151</text:p>
          </table:table-cell>
          <table:table-cell office:value-type="float" office:value="44.813" calcext:value-type="float">
            <text:p>44,813</text:p>
          </table:table-cell>
          <table:table-cell office:value-type="float" office:value="44.497" calcext:value-type="float">
            <text:p>44,497</text:p>
          </table:table-cell>
          <table:table-cell table:number-columns-repeated="5" office:value-type="float" office:value="44.272" calcext:value-type="float">
            <text:p>44,272</text:p>
          </table:table-cell>
          <table:table-cell table:number-columns-repeated="14" office:value-type="float" office:value="43.866" calcext:value-type="float">
            <text:p>43,86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2" calcext:value-type="float">
            <text:p>362</text:p>
          </table:table-cell>
          <table:table-cell office:value-type="float" office:value="358" calcext:value-type="float">
            <text:p>358</text:p>
          </table:table-cell>
          <table:table-cell office:value-type="float" office:value="349" calcext:value-type="float">
            <text:p>349</text:p>
          </table:table-cell>
          <table:table-cell office:value-type="float" office:value="342" calcext:value-type="float">
            <text:p>342</text:p>
          </table:table-cell>
          <table:table-cell table:number-columns-repeated="5" office:value-type="float" office:value="334" calcext:value-type="float">
            <text:p>334</text:p>
          </table:table-cell>
          <table:table-cell table:number-columns-repeated="14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45.467" calcext:value-type="float">
            <text:p>45,467</text:p>
          </table:table-cell>
          <table:table-cell office:value-type="float" office:value="45.129" calcext:value-type="float">
            <text:p>45,129</text:p>
          </table:table-cell>
          <table:table-cell office:value-type="float" office:value="44.993" calcext:value-type="float">
            <text:p>44,993</text:p>
          </table:table-cell>
          <table:table-cell office:value-type="float" office:value="44.587" calcext:value-type="float">
            <text:p>44,587</text:p>
          </table:table-cell>
          <table:table-cell table:number-columns-repeated="6" office:value-type="float" office:value="44.249" calcext:value-type="float">
            <text:p>44,249</text:p>
          </table:table-cell>
          <table:table-cell table:number-columns-repeated="14" office:value-type="float" office:value="43.978" calcext:value-type="float">
            <text:p>43,978</text:p>
          </table:table-cell>
        </table:table-row>
        <table:table-row table:style-name="ro1">
          <table:table-cell office:value-type="float" office:value="45.489" calcext:value-type="float">
            <text:p>45,489</text:p>
          </table:table-cell>
          <table:table-cell office:value-type="float" office:value="45.219" calcext:value-type="float">
            <text:p>45,219</text:p>
          </table:table-cell>
          <table:table-cell office:value-type="float" office:value="45.083" calcext:value-type="float">
            <text:p>45,083</text:p>
          </table:table-cell>
          <table:table-cell office:value-type="float" office:value="44.587" calcext:value-type="float">
            <text:p>44,587</text:p>
          </table:table-cell>
          <table:table-cell table:number-columns-repeated="6" office:value-type="float" office:value="44.272" calcext:value-type="float">
            <text:p>44,272</text:p>
          </table:table-cell>
          <table:table-cell table:number-columns-repeated="14" office:value-type="float" office:value="43.866" calcext:value-type="float">
            <text:p>43,86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355" calcext:value-type="float">
            <text:p>355</text:p>
          </table:table-cell>
          <table:table-cell office:value-type="float" office:value="341" calcext:value-type="float">
            <text:p>341</text:p>
          </table:table-cell>
          <table:table-cell table:number-columns-repeated="6" office:value-type="float" office:value="334" calcext:value-type="float">
            <text:p>334</text:p>
          </table:table-cell>
          <table:table-cell table:number-columns-repeated="14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45.467" calcext:value-type="float">
            <text:p>45,467</text:p>
          </table:table-cell>
          <table:table-cell office:value-type="float" office:value="45.129" calcext:value-type="float">
            <text:p>45,129</text:p>
          </table:table-cell>
          <table:table-cell office:value-type="float" office:value="44.993" calcext:value-type="float">
            <text:p>44,993</text:p>
          </table:table-cell>
          <table:table-cell office:value-type="float" office:value="44.587" calcext:value-type="float">
            <text:p>44,587</text:p>
          </table:table-cell>
          <table:table-cell table:number-columns-repeated="6" office:value-type="float" office:value="44.249" calcext:value-type="float">
            <text:p>44,249</text:p>
          </table:table-cell>
          <table:table-cell table:number-columns-repeated="14" office:value-type="float" office:value="43.978" calcext:value-type="float">
            <text:p>43,978</text:p>
          </table:table-cell>
        </table:table-row>
        <table:table-row table:style-name="ro1">
          <table:table-cell office:value-type="float" office:value="45.489" calcext:value-type="float">
            <text:p>45,489</text:p>
          </table:table-cell>
          <table:table-cell office:value-type="float" office:value="45.219" calcext:value-type="float">
            <text:p>45,219</text:p>
          </table:table-cell>
          <table:table-cell office:value-type="float" office:value="45.083" calcext:value-type="float">
            <text:p>45,083</text:p>
          </table:table-cell>
          <table:table-cell office:value-type="float" office:value="44.587" calcext:value-type="float">
            <text:p>44,587</text:p>
          </table:table-cell>
          <table:table-cell table:number-columns-repeated="6" office:value-type="float" office:value="44.272" calcext:value-type="float">
            <text:p>44,272</text:p>
          </table:table-cell>
          <table:table-cell table:number-columns-repeated="14" office:value-type="float" office:value="43.866" calcext:value-type="float">
            <text:p>43,86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355" calcext:value-type="float">
            <text:p>355</text:p>
          </table:table-cell>
          <table:table-cell office:value-type="float" office:value="341" calcext:value-type="float">
            <text:p>341</text:p>
          </table:table-cell>
          <table:table-cell table:number-columns-repeated="6" office:value-type="float" office:value="334" calcext:value-type="float">
            <text:p>334</text:p>
          </table:table-cell>
          <table:table-cell table:number-columns-repeated="14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45.467" calcext:value-type="float">
            <text:p>45,467</text:p>
          </table:table-cell>
          <table:table-cell office:value-type="float" office:value="45.129" calcext:value-type="float">
            <text:p>45,129</text:p>
          </table:table-cell>
          <table:table-cell office:value-type="float" office:value="44.993" calcext:value-type="float">
            <text:p>44,993</text:p>
          </table:table-cell>
          <table:table-cell office:value-type="float" office:value="44.587" calcext:value-type="float">
            <text:p>44,587</text:p>
          </table:table-cell>
          <table:table-cell table:number-columns-repeated="6" office:value-type="float" office:value="44.249" calcext:value-type="float">
            <text:p>44,249</text:p>
          </table:table-cell>
          <table:table-cell table:number-columns-repeated="14" office:value-type="float" office:value="43.978" calcext:value-type="float">
            <text:p>43,978</text:p>
          </table:table-cell>
        </table:table-row>
        <table:table-row table:style-name="ro1">
          <table:table-cell office:value-type="float" office:value="45.489" calcext:value-type="float">
            <text:p>45,489</text:p>
          </table:table-cell>
          <table:table-cell office:value-type="float" office:value="45.219" calcext:value-type="float">
            <text:p>45,219</text:p>
          </table:table-cell>
          <table:table-cell office:value-type="float" office:value="45.083" calcext:value-type="float">
            <text:p>45,083</text:p>
          </table:table-cell>
          <table:table-cell office:value-type="float" office:value="44.587" calcext:value-type="float">
            <text:p>44,587</text:p>
          </table:table-cell>
          <table:table-cell table:number-columns-repeated="6" office:value-type="float" office:value="44.272" calcext:value-type="float">
            <text:p>44,272</text:p>
          </table:table-cell>
          <table:table-cell table:number-columns-repeated="14" office:value-type="float" office:value="43.866" calcext:value-type="float">
            <text:p>43,86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355" calcext:value-type="float">
            <text:p>355</text:p>
          </table:table-cell>
          <table:table-cell office:value-type="float" office:value="341" calcext:value-type="float">
            <text:p>341</text:p>
          </table:table-cell>
          <table:table-cell table:number-columns-repeated="6" office:value-type="float" office:value="334" calcext:value-type="float">
            <text:p>334</text:p>
          </table:table-cell>
          <table:table-cell table:number-columns-repeated="14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45.467" calcext:value-type="float">
            <text:p>45,467</text:p>
          </table:table-cell>
          <table:table-cell office:value-type="float" office:value="45.129" calcext:value-type="float">
            <text:p>45,129</text:p>
          </table:table-cell>
          <table:table-cell office:value-type="float" office:value="44.993" calcext:value-type="float">
            <text:p>44,993</text:p>
          </table:table-cell>
          <table:table-cell office:value-type="float" office:value="44.587" calcext:value-type="float">
            <text:p>44,587</text:p>
          </table:table-cell>
          <table:table-cell table:number-columns-repeated="6" office:value-type="float" office:value="44.249" calcext:value-type="float">
            <text:p>44,249</text:p>
          </table:table-cell>
          <table:table-cell table:number-columns-repeated="14" office:value-type="float" office:value="43.978" calcext:value-type="float">
            <text:p>43,978</text:p>
          </table:table-cell>
        </table:table-row>
        <table:table-row table:style-name="ro1">
          <table:table-cell office:value-type="float" office:value="45.489" calcext:value-type="float">
            <text:p>45,489</text:p>
          </table:table-cell>
          <table:table-cell office:value-type="float" office:value="45.219" calcext:value-type="float">
            <text:p>45,219</text:p>
          </table:table-cell>
          <table:table-cell office:value-type="float" office:value="45.083" calcext:value-type="float">
            <text:p>45,083</text:p>
          </table:table-cell>
          <table:table-cell office:value-type="float" office:value="44.587" calcext:value-type="float">
            <text:p>44,587</text:p>
          </table:table-cell>
          <table:table-cell table:number-columns-repeated="6" office:value-type="float" office:value="44.272" calcext:value-type="float">
            <text:p>44,272</text:p>
          </table:table-cell>
          <table:table-cell table:number-columns-repeated="14" office:value-type="float" office:value="43.866" calcext:value-type="float">
            <text:p>43,86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355" calcext:value-type="float">
            <text:p>355</text:p>
          </table:table-cell>
          <table:table-cell office:value-type="float" office:value="341" calcext:value-type="float">
            <text:p>341</text:p>
          </table:table-cell>
          <table:table-cell table:number-columns-repeated="6" office:value-type="float" office:value="334" calcext:value-type="float">
            <text:p>334</text:p>
          </table:table-cell>
          <table:table-cell table:number-columns-repeated="14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43.369" calcext:value-type="float">
            <text:p>43,369</text:p>
          </table:table-cell>
          <table:table-cell office:value-type="float" office:value="43.031" calcext:value-type="float">
            <text:p>43,031</text:p>
          </table:table-cell>
          <table:table-cell office:value-type="float" office:value="42.963" calcext:value-type="float">
            <text:p>42,963</text:p>
          </table:table-cell>
          <table:table-cell office:value-type="float" office:value="42.49" calcext:value-type="float">
            <text:p>42,49</text:p>
          </table:table-cell>
          <table:table-cell table:number-columns-repeated="6" office:value-type="float" office:value="42.152" calcext:value-type="float">
            <text:p>42,152</text:p>
          </table:table-cell>
          <table:table-cell table:number-columns-repeated="14" office:value-type="float" office:value="41.61" calcext:value-type="float">
            <text:p>41,61</text:p>
          </table:table-cell>
        </table:table-row>
        <table:table-row table:style-name="ro1">
          <table:table-cell office:value-type="float" office:value="42.738" calcext:value-type="float">
            <text:p>42,738</text:p>
          </table:table-cell>
          <table:table-cell office:value-type="float" office:value="42.467" calcext:value-type="float">
            <text:p>42,467</text:p>
          </table:table-cell>
          <table:table-cell office:value-type="float" office:value="42.332" calcext:value-type="float">
            <text:p>42,332</text:p>
          </table:table-cell>
          <table:table-cell office:value-type="float" office:value="41.836" calcext:value-type="float">
            <text:p>41,836</text:p>
          </table:table-cell>
          <table:table-cell table:number-columns-repeated="6" office:value-type="float" office:value="41.43" calcext:value-type="float">
            <text:p>41,43</text:p>
          </table:table-cell>
          <table:table-cell table:number-columns-repeated="14" office:value-type="float" office:value="40.776" calcext:value-type="float">
            <text:p>40,77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4" calcext:value-type="float">
            <text:p>264</text:p>
          </table:table-cell>
          <table:table-cell office:value-type="float" office:value="261" calcext:value-type="float">
            <text:p>261</text:p>
          </table:table-cell>
          <table:table-cell office:value-type="float" office:value="247" calcext:value-type="float">
            <text:p>247</text:p>
          </table:table-cell>
          <table:table-cell table:number-columns-repeated="6" office:value-type="float" office:value="238" calcext:value-type="float">
            <text:p>238</text:p>
          </table:table-cell>
          <table:table-cell table:number-columns-repeated="14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43.099" calcext:value-type="float">
            <text:p>43,099</text:p>
          </table:table-cell>
          <table:table-cell office:value-type="float" office:value="42.76" calcext:value-type="float">
            <text:p>42,76</text:p>
          </table:table-cell>
          <table:table-cell office:value-type="float" office:value="42.625" calcext:value-type="float">
            <text:p>42,625</text:p>
          </table:table-cell>
          <table:table-cell office:value-type="float" office:value="42.49" calcext:value-type="float">
            <text:p>42,49</text:p>
          </table:table-cell>
          <table:table-cell table:number-columns-repeated="6" office:value-type="float" office:value="42.152" calcext:value-type="float">
            <text:p>42,152</text:p>
          </table:table-cell>
          <table:table-cell table:number-columns-repeated="14" office:value-type="float" office:value="41.61" calcext:value-type="float">
            <text:p>41,61</text:p>
          </table:table-cell>
        </table:table-row>
        <table:table-row table:style-name="ro1">
          <table:table-cell office:value-type="float" office:value="42.422" calcext:value-type="float">
            <text:p>42,422</text:p>
          </table:table-cell>
          <table:table-cell office:value-type="float" office:value="42.152" calcext:value-type="float">
            <text:p>42,152</text:p>
          </table:table-cell>
          <table:table-cell office:value-type="float" office:value="42.016" calcext:value-type="float">
            <text:p>42,016</text:p>
          </table:table-cell>
          <table:table-cell office:value-type="float" office:value="41.836" calcext:value-type="float">
            <text:p>41,836</text:p>
          </table:table-cell>
          <table:table-cell table:number-columns-repeated="6" office:value-type="float" office:value="41.43" calcext:value-type="float">
            <text:p>41,43</text:p>
          </table:table-cell>
          <table:table-cell table:number-columns-repeated="14" office:value-type="float" office:value="40.776" calcext:value-type="float">
            <text:p>40,77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4" calcext:value-type="float">
            <text:p>254</text:p>
          </table:table-cell>
          <table:table-cell office:value-type="float" office:value="251" calcext:value-type="float">
            <text:p>251</text:p>
          </table:table-cell>
          <table:table-cell office:value-type="float" office:value="247" calcext:value-type="float">
            <text:p>247</text:p>
          </table:table-cell>
          <table:table-cell table:number-columns-repeated="6" office:value-type="float" office:value="238" calcext:value-type="float">
            <text:p>238</text:p>
          </table:table-cell>
          <table:table-cell table:number-columns-repeated="14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43.099" calcext:value-type="float">
            <text:p>43,099</text:p>
          </table:table-cell>
          <table:table-cell office:value-type="float" office:value="42.76" calcext:value-type="float">
            <text:p>42,76</text:p>
          </table:table-cell>
          <table:table-cell office:value-type="float" office:value="42.625" calcext:value-type="float">
            <text:p>42,625</text:p>
          </table:table-cell>
          <table:table-cell office:value-type="float" office:value="42.49" calcext:value-type="float">
            <text:p>42,49</text:p>
          </table:table-cell>
          <table:table-cell table:number-columns-repeated="6" office:value-type="float" office:value="42.152" calcext:value-type="float">
            <text:p>42,152</text:p>
          </table:table-cell>
          <table:table-cell table:number-columns-repeated="14" office:value-type="float" office:value="41.61" calcext:value-type="float">
            <text:p>41,61</text:p>
          </table:table-cell>
        </table:table-row>
        <table:table-row table:style-name="ro1">
          <table:table-cell office:value-type="float" office:value="42.422" calcext:value-type="float">
            <text:p>42,422</text:p>
          </table:table-cell>
          <table:table-cell office:value-type="float" office:value="42.152" calcext:value-type="float">
            <text:p>42,152</text:p>
          </table:table-cell>
          <table:table-cell office:value-type="float" office:value="42.016" calcext:value-type="float">
            <text:p>42,016</text:p>
          </table:table-cell>
          <table:table-cell office:value-type="float" office:value="41.836" calcext:value-type="float">
            <text:p>41,836</text:p>
          </table:table-cell>
          <table:table-cell table:number-columns-repeated="6" office:value-type="float" office:value="41.43" calcext:value-type="float">
            <text:p>41,43</text:p>
          </table:table-cell>
          <table:table-cell table:number-columns-repeated="14" office:value-type="float" office:value="40.776" calcext:value-type="float">
            <text:p>40,77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4" calcext:value-type="float">
            <text:p>254</text:p>
          </table:table-cell>
          <table:table-cell office:value-type="float" office:value="251" calcext:value-type="float">
            <text:p>251</text:p>
          </table:table-cell>
          <table:table-cell office:value-type="float" office:value="247" calcext:value-type="float">
            <text:p>247</text:p>
          </table:table-cell>
          <table:table-cell table:number-columns-repeated="6" office:value-type="float" office:value="238" calcext:value-type="float">
            <text:p>238</text:p>
          </table:table-cell>
          <table:table-cell table:number-columns-repeated="14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41.34" calcext:value-type="float">
            <text:p>41,34</text:p>
          </table:table-cell>
          <table:table-cell office:value-type="float" office:value="41.001" calcext:value-type="float">
            <text:p>41,001</text:p>
          </table:table-cell>
          <table:table-cell office:value-type="float" office:value="40.934" calcext:value-type="float">
            <text:p>40,934</text:p>
          </table:table-cell>
          <table:table-cell office:value-type="float" office:value="40.731" calcext:value-type="float">
            <text:p>40,731</text:p>
          </table:table-cell>
          <table:table-cell office:value-type="float" office:value="40.392" calcext:value-type="float">
            <text:p>40,392</text:p>
          </table:table-cell>
          <table:table-cell table:number-columns-repeated="5" office:value-type="float" office:value="40.325" calcext:value-type="float">
            <text:p>40,325</text:p>
          </table:table-cell>
          <table:table-cell office:value-type="float" office:value="39.851" calcext:value-type="float">
            <text:p>39,851</text:p>
          </table:table-cell>
          <table:table-cell table:number-columns-repeated="13" office:value-type="float" office:value="39.513" calcext:value-type="float">
            <text:p>39,513</text:p>
          </table:table-cell>
        </table:table-row>
        <table:table-row table:style-name="ro1">
          <table:table-cell office:value-type="float" office:value="40.325" calcext:value-type="float">
            <text:p>40,325</text:p>
          </table:table-cell>
          <table:table-cell office:value-type="float" office:value="40.054" calcext:value-type="float">
            <text:p>40,054</text:p>
          </table:table-cell>
          <table:table-cell office:value-type="float" office:value="39.919" calcext:value-type="float">
            <text:p>39,919</text:p>
          </table:table-cell>
          <table:table-cell office:value-type="float" office:value="39.738" calcext:value-type="float">
            <text:p>39,738</text:p>
          </table:table-cell>
          <table:table-cell office:value-type="float" office:value="39.332" calcext:value-type="float">
            <text:p>39,332</text:p>
          </table:table-cell>
          <table:table-cell table:number-columns-repeated="5" office:value-type="float" office:value="39.175" calcext:value-type="float">
            <text:p>39,175</text:p>
          </table:table-cell>
          <table:table-cell office:value-type="float" office:value="38.521" calcext:value-type="float">
            <text:p>38,521</text:p>
          </table:table-cell>
          <table:table-cell table:number-columns-repeated="13" office:value-type="float" office:value="38.024" calcext:value-type="float">
            <text:p>38,02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3" calcext:value-type="float">
            <text:p>173</text:p>
          </table:table-cell>
          <table:table-cell office:value-type="float" office:value="170" calcext:value-type="float">
            <text:p>170</text:p>
          </table:table-cell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table:number-columns-repeated="5"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table:number-columns-repeated="13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1.34" calcext:value-type="float">
            <text:p>41,34</text:p>
          </table:table-cell>
          <table:table-cell office:value-type="float" office:value="41.001" calcext:value-type="float">
            <text:p>41,001</text:p>
          </table:table-cell>
          <table:table-cell office:value-type="float" office:value="40.934" calcext:value-type="float">
            <text:p>40,934</text:p>
          </table:table-cell>
          <table:table-cell office:value-type="float" office:value="40.731" calcext:value-type="float">
            <text:p>40,731</text:p>
          </table:table-cell>
          <table:table-cell office:value-type="float" office:value="40.392" calcext:value-type="float">
            <text:p>40,392</text:p>
          </table:table-cell>
          <table:table-cell table:number-columns-repeated="5" office:value-type="float" office:value="40.325" calcext:value-type="float">
            <text:p>40,325</text:p>
          </table:table-cell>
          <table:table-cell office:value-type="float" office:value="39.851" calcext:value-type="float">
            <text:p>39,851</text:p>
          </table:table-cell>
          <table:table-cell table:number-columns-repeated="13" office:value-type="float" office:value="39.513" calcext:value-type="float">
            <text:p>39,513</text:p>
          </table:table-cell>
        </table:table-row>
        <table:table-row table:style-name="ro1">
          <table:table-cell office:value-type="float" office:value="40.325" calcext:value-type="float">
            <text:p>40,325</text:p>
          </table:table-cell>
          <table:table-cell office:value-type="float" office:value="40.054" calcext:value-type="float">
            <text:p>40,054</text:p>
          </table:table-cell>
          <table:table-cell office:value-type="float" office:value="39.919" calcext:value-type="float">
            <text:p>39,919</text:p>
          </table:table-cell>
          <table:table-cell office:value-type="float" office:value="39.738" calcext:value-type="float">
            <text:p>39,738</text:p>
          </table:table-cell>
          <table:table-cell office:value-type="float" office:value="39.332" calcext:value-type="float">
            <text:p>39,332</text:p>
          </table:table-cell>
          <table:table-cell table:number-columns-repeated="5" office:value-type="float" office:value="39.175" calcext:value-type="float">
            <text:p>39,175</text:p>
          </table:table-cell>
          <table:table-cell office:value-type="float" office:value="38.521" calcext:value-type="float">
            <text:p>38,521</text:p>
          </table:table-cell>
          <table:table-cell table:number-columns-repeated="13" office:value-type="float" office:value="38.024" calcext:value-type="float">
            <text:p>38,02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3" calcext:value-type="float">
            <text:p>173</text:p>
          </table:table-cell>
          <table:table-cell office:value-type="float" office:value="170" calcext:value-type="float">
            <text:p>170</text:p>
          </table:table-cell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table:number-columns-repeated="5"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table:number-columns-repeated="13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1.137" calcext:value-type="float">
            <text:p>41,137</text:p>
          </table:table-cell>
          <table:table-cell office:value-type="float" office:value="40.731" calcext:value-type="float">
            <text:p>40,731</text:p>
          </table:table-cell>
          <table:table-cell office:value-type="float" office:value="40.595" calcext:value-type="float">
            <text:p>40,595</text:p>
          </table:table-cell>
          <table:table-cell office:value-type="float" office:value="40.46" calcext:value-type="float">
            <text:p>40,46</text:p>
          </table:table-cell>
          <table:table-cell office:value-type="float" office:value="40.122" calcext:value-type="float">
            <text:p>40,122</text:p>
          </table:table-cell>
          <table:table-cell table:number-columns-repeated="6" office:value-type="float" office:value="39.851" calcext:value-type="float">
            <text:p>39,851</text:p>
          </table:table-cell>
          <table:table-cell table:number-columns-repeated="13" office:value-type="float" office:value="39.513" calcext:value-type="float">
            <text:p>39,513</text:p>
          </table:table-cell>
        </table:table-row>
        <table:table-row table:style-name="ro1">
          <table:table-cell office:value-type="float" office:value="40.009" calcext:value-type="float">
            <text:p>40,009</text:p>
          </table:table-cell>
          <table:table-cell office:value-type="float" office:value="39.648" calcext:value-type="float">
            <text:p>39,648</text:p>
          </table:table-cell>
          <table:table-cell office:value-type="float" office:value="39.513" calcext:value-type="float">
            <text:p>39,513</text:p>
          </table:table-cell>
          <table:table-cell office:value-type="float" office:value="39.332" calcext:value-type="float">
            <text:p>39,332</text:p>
          </table:table-cell>
          <table:table-cell office:value-type="float" office:value="38.926" calcext:value-type="float">
            <text:p>38,926</text:p>
          </table:table-cell>
          <table:table-cell table:number-columns-repeated="6" office:value-type="float" office:value="38.521" calcext:value-type="float">
            <text:p>38,521</text:p>
          </table:table-cell>
          <table:table-cell table:number-columns-repeated="13" office:value-type="float" office:value="38.024" calcext:value-type="float">
            <text:p>38,02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1" calcext:value-type="float">
            <text:p>161</text:p>
          </table:table-cell>
          <table:table-cell office:value-type="float" office:value="158" calcext:value-type="float">
            <text:p>158</text:p>
          </table:table-cell>
          <table:table-cell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  <table:table-cell table:number-columns-repeated="6" office:value-type="float" office:value="133" calcext:value-type="float">
            <text:p>133</text:p>
          </table:table-cell>
          <table:table-cell table:number-columns-repeated="13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0.663" calcext:value-type="float">
            <text:p>40,663</text:p>
          </table:table-cell>
          <table:table-cell office:value-type="float" office:value="40.257" calcext:value-type="float">
            <text:p>40,257</text:p>
          </table:table-cell>
          <table:table-cell office:value-type="float" office:value="40.189" calcext:value-type="float">
            <text:p>40,189</text:p>
          </table:table-cell>
          <table:table-cell office:value-type="float" office:value="40.054" calcext:value-type="float">
            <text:p>40,054</text:p>
          </table:table-cell>
          <table:table-cell table:number-columns-repeated="2" office:value-type="float" office:value="39.716" calcext:value-type="float">
            <text:p>39,716</text:p>
          </table:table-cell>
          <table:table-cell table:number-columns-repeated="18" office:value-type="float" office:value="39.513" calcext:value-type="float">
            <text:p>39,513</text:p>
          </table:table-cell>
        </table:table-row>
        <table:table-row table:style-name="ro1">
          <table:table-cell office:value-type="float" office:value="39.49" calcext:value-type="float">
            <text:p>39,49</text:p>
          </table:table-cell>
          <table:table-cell office:value-type="float" office:value="39.039" calcext:value-type="float">
            <text:p>39,039</text:p>
          </table:table-cell>
          <table:table-cell office:value-type="float" office:value="38.904" calcext:value-type="float">
            <text:p>38,904</text:p>
          </table:table-cell>
          <table:table-cell office:value-type="float" office:value="38.724" calcext:value-type="float">
            <text:p>38,724</text:p>
          </table:table-cell>
          <table:table-cell table:number-columns-repeated="2" office:value-type="float" office:value="38.318" calcext:value-type="float">
            <text:p>38,318</text:p>
          </table:table-cell>
          <table:table-cell table:number-columns-repeated="18" office:value-type="float" office:value="38.024" calcext:value-type="float">
            <text:p>38,02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18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0.663" calcext:value-type="float">
            <text:p>40,663</text:p>
          </table:table-cell>
          <table:table-cell office:value-type="float" office:value="40.257" calcext:value-type="float">
            <text:p>40,257</text:p>
          </table:table-cell>
          <table:table-cell office:value-type="float" office:value="40.189" calcext:value-type="float">
            <text:p>40,189</text:p>
          </table:table-cell>
          <table:table-cell office:value-type="float" office:value="40.054" calcext:value-type="float">
            <text:p>40,054</text:p>
          </table:table-cell>
          <table:table-cell table:number-columns-repeated="2" office:value-type="float" office:value="39.716" calcext:value-type="float">
            <text:p>39,716</text:p>
          </table:table-cell>
          <table:table-cell table:number-columns-repeated="18" office:value-type="float" office:value="39.513" calcext:value-type="float">
            <text:p>39,513</text:p>
          </table:table-cell>
        </table:table-row>
        <table:table-row table:style-name="ro1">
          <table:table-cell office:value-type="float" office:value="39.49" calcext:value-type="float">
            <text:p>39,49</text:p>
          </table:table-cell>
          <table:table-cell office:value-type="float" office:value="39.039" calcext:value-type="float">
            <text:p>39,039</text:p>
          </table:table-cell>
          <table:table-cell office:value-type="float" office:value="38.904" calcext:value-type="float">
            <text:p>38,904</text:p>
          </table:table-cell>
          <table:table-cell office:value-type="float" office:value="38.724" calcext:value-type="float">
            <text:p>38,724</text:p>
          </table:table-cell>
          <table:table-cell table:number-columns-repeated="2" office:value-type="float" office:value="38.318" calcext:value-type="float">
            <text:p>38,318</text:p>
          </table:table-cell>
          <table:table-cell table:number-columns-repeated="18" office:value-type="float" office:value="38.024" calcext:value-type="float">
            <text:p>38,02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18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0.46" calcext:value-type="float">
            <text:p>40,46</text:p>
          </table:table-cell>
          <table:table-cell office:value-type="float" office:value="40.054" calcext:value-type="float">
            <text:p>40,054</text:p>
          </table:table-cell>
          <table:table-cell office:value-type="float" office:value="39.919" calcext:value-type="float">
            <text:p>39,919</text:p>
          </table:table-cell>
          <table:table-cell office:value-type="float" office:value="39.783" calcext:value-type="float">
            <text:p>39,783</text:p>
          </table:table-cell>
          <table:table-cell table:number-columns-repeated="20" office:value-type="float" office:value="39.513" calcext:value-type="float">
            <text:p>39,513</text:p>
          </table:table-cell>
        </table:table-row>
        <table:table-row table:style-name="ro1">
          <table:table-cell office:value-type="float" office:value="39.197" calcext:value-type="float">
            <text:p>39,197</text:p>
          </table:table-cell>
          <table:table-cell office:value-type="float" office:value="38.746" calcext:value-type="float">
            <text:p>38,746</text:p>
          </table:table-cell>
          <table:table-cell office:value-type="float" office:value="38.611" calcext:value-type="float">
            <text:p>38,611</text:p>
          </table:table-cell>
          <table:table-cell office:value-type="float" office:value="38.43" calcext:value-type="float">
            <text:p>38,43</text:p>
          </table:table-cell>
          <table:table-cell table:number-columns-repeated="20" office:value-type="float" office:value="38.024" calcext:value-type="float">
            <text:p>38,02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28" calcext:value-type="float">
            <text:p>128</text:p>
          </table:table-cell>
          <table:table-cell table:number-columns-repeated="20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0.46" calcext:value-type="float">
            <text:p>40,46</text:p>
          </table:table-cell>
          <table:table-cell office:value-type="float" office:value="40.054" calcext:value-type="float">
            <text:p>40,054</text:p>
          </table:table-cell>
          <table:table-cell office:value-type="float" office:value="39.919" calcext:value-type="float">
            <text:p>39,919</text:p>
          </table:table-cell>
          <table:table-cell office:value-type="float" office:value="39.783" calcext:value-type="float">
            <text:p>39,783</text:p>
          </table:table-cell>
          <table:table-cell table:number-columns-repeated="20" office:value-type="float" office:value="39.513" calcext:value-type="float">
            <text:p>39,513</text:p>
          </table:table-cell>
        </table:table-row>
        <table:table-row table:style-name="ro1">
          <table:table-cell office:value-type="float" office:value="39.197" calcext:value-type="float">
            <text:p>39,197</text:p>
          </table:table-cell>
          <table:table-cell office:value-type="float" office:value="38.746" calcext:value-type="float">
            <text:p>38,746</text:p>
          </table:table-cell>
          <table:table-cell office:value-type="float" office:value="38.611" calcext:value-type="float">
            <text:p>38,611</text:p>
          </table:table-cell>
          <table:table-cell office:value-type="float" office:value="38.43" calcext:value-type="float">
            <text:p>38,43</text:p>
          </table:table-cell>
          <table:table-cell table:number-columns-repeated="20" office:value-type="float" office:value="38.024" calcext:value-type="float">
            <text:p>38,02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28" calcext:value-type="float">
            <text:p>128</text:p>
          </table:table-cell>
          <table:table-cell table:number-columns-repeated="20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0.46" calcext:value-type="float">
            <text:p>40,46</text:p>
          </table:table-cell>
          <table:table-cell office:value-type="float" office:value="40.054" calcext:value-type="float">
            <text:p>40,054</text:p>
          </table:table-cell>
          <table:table-cell office:value-type="float" office:value="39.919" calcext:value-type="float">
            <text:p>39,919</text:p>
          </table:table-cell>
          <table:table-cell office:value-type="float" office:value="39.783" calcext:value-type="float">
            <text:p>39,783</text:p>
          </table:table-cell>
          <table:table-cell table:number-columns-repeated="20" office:value-type="float" office:value="39.513" calcext:value-type="float">
            <text:p>39,513</text:p>
          </table:table-cell>
        </table:table-row>
        <table:table-row table:style-name="ro1">
          <table:table-cell office:value-type="float" office:value="39.197" calcext:value-type="float">
            <text:p>39,197</text:p>
          </table:table-cell>
          <table:table-cell office:value-type="float" office:value="38.746" calcext:value-type="float">
            <text:p>38,746</text:p>
          </table:table-cell>
          <table:table-cell office:value-type="float" office:value="38.611" calcext:value-type="float">
            <text:p>38,611</text:p>
          </table:table-cell>
          <table:table-cell office:value-type="float" office:value="38.43" calcext:value-type="float">
            <text:p>38,43</text:p>
          </table:table-cell>
          <table:table-cell table:number-columns-repeated="20" office:value-type="float" office:value="38.024" calcext:value-type="float">
            <text:p>38,02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28" calcext:value-type="float">
            <text:p>128</text:p>
          </table:table-cell>
          <table:table-cell table:number-columns-repeated="20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9.31" calcext:value-type="float">
            <text:p>39,31</text:p>
          </table:table-cell>
          <table:table-cell office:value-type="float" office:value="38.836" calcext:value-type="float">
            <text:p>38,836</text:p>
          </table:table-cell>
          <table:table-cell office:value-type="float" office:value="38.227" calcext:value-type="float">
            <text:p>38,227</text:p>
          </table:table-cell>
          <table:table-cell office:value-type="float" office:value="38.092" calcext:value-type="float">
            <text:p>38,092</text:p>
          </table:table-cell>
          <table:table-cell office:value-type="float" office:value="37.551" calcext:value-type="float">
            <text:p>37,551</text:p>
          </table:table-cell>
          <table:table-cell table:number-columns-repeated="19" office:value-type="float" office:value="37.145" calcext:value-type="float">
            <text:p>37,145</text:p>
          </table:table-cell>
        </table:table-row>
        <table:table-row table:style-name="ro1">
          <table:table-cell office:value-type="float" office:value="37.776" calcext:value-type="float">
            <text:p>37,776</text:p>
          </table:table-cell>
          <table:table-cell office:value-type="float" office:value="37.325" calcext:value-type="float">
            <text:p>37,325</text:p>
          </table:table-cell>
          <table:table-cell office:value-type="float" office:value="36.649" calcext:value-type="float">
            <text:p>36,649</text:p>
          </table:table-cell>
          <table:table-cell office:value-type="float" office:value="36.468" calcext:value-type="float">
            <text:p>36,468</text:p>
          </table:table-cell>
          <table:table-cell office:value-type="float" office:value="35.792" calcext:value-type="float">
            <text:p>35,792</text:p>
          </table:table-cell>
          <table:table-cell table:number-columns-repeated="19" office:value-type="float" office:value="35.431" calcext:value-type="float">
            <text:p>35,43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table:number-columns-repeated="19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9.31" calcext:value-type="float">
            <text:p>39,31</text:p>
          </table:table-cell>
          <table:table-cell office:value-type="float" office:value="38.836" calcext:value-type="float">
            <text:p>38,836</text:p>
          </table:table-cell>
          <table:table-cell office:value-type="float" office:value="38.227" calcext:value-type="float">
            <text:p>38,227</text:p>
          </table:table-cell>
          <table:table-cell office:value-type="float" office:value="38.092" calcext:value-type="float">
            <text:p>38,092</text:p>
          </table:table-cell>
          <table:table-cell office:value-type="float" office:value="37.551" calcext:value-type="float">
            <text:p>37,551</text:p>
          </table:table-cell>
          <table:table-cell table:number-columns-repeated="19" office:value-type="float" office:value="37.145" calcext:value-type="float">
            <text:p>37,145</text:p>
          </table:table-cell>
        </table:table-row>
        <table:table-row table:style-name="ro1">
          <table:table-cell office:value-type="float" office:value="37.776" calcext:value-type="float">
            <text:p>37,776</text:p>
          </table:table-cell>
          <table:table-cell office:value-type="float" office:value="37.325" calcext:value-type="float">
            <text:p>37,325</text:p>
          </table:table-cell>
          <table:table-cell office:value-type="float" office:value="36.649" calcext:value-type="float">
            <text:p>36,649</text:p>
          </table:table-cell>
          <table:table-cell office:value-type="float" office:value="36.468" calcext:value-type="float">
            <text:p>36,468</text:p>
          </table:table-cell>
          <table:table-cell office:value-type="float" office:value="35.792" calcext:value-type="float">
            <text:p>35,792</text:p>
          </table:table-cell>
          <table:table-cell table:number-columns-repeated="19" office:value-type="float" office:value="35.431" calcext:value-type="float">
            <text:p>35,43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table:number-columns-repeated="19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9.31" calcext:value-type="float">
            <text:p>39,31</text:p>
          </table:table-cell>
          <table:table-cell office:value-type="float" office:value="38.836" calcext:value-type="float">
            <text:p>38,836</text:p>
          </table:table-cell>
          <table:table-cell office:value-type="float" office:value="38.227" calcext:value-type="float">
            <text:p>38,227</text:p>
          </table:table-cell>
          <table:table-cell office:value-type="float" office:value="38.092" calcext:value-type="float">
            <text:p>38,092</text:p>
          </table:table-cell>
          <table:table-cell office:value-type="float" office:value="37.551" calcext:value-type="float">
            <text:p>37,551</text:p>
          </table:table-cell>
          <table:table-cell table:number-columns-repeated="19" office:value-type="float" office:value="37.145" calcext:value-type="float">
            <text:p>37,145</text:p>
          </table:table-cell>
        </table:table-row>
        <table:table-row table:style-name="ro1">
          <table:table-cell office:value-type="float" office:value="37.776" calcext:value-type="float">
            <text:p>37,776</text:p>
          </table:table-cell>
          <table:table-cell office:value-type="float" office:value="37.325" calcext:value-type="float">
            <text:p>37,325</text:p>
          </table:table-cell>
          <table:table-cell office:value-type="float" office:value="36.649" calcext:value-type="float">
            <text:p>36,649</text:p>
          </table:table-cell>
          <table:table-cell office:value-type="float" office:value="36.468" calcext:value-type="float">
            <text:p>36,468</text:p>
          </table:table-cell>
          <table:table-cell office:value-type="float" office:value="35.792" calcext:value-type="float">
            <text:p>35,792</text:p>
          </table:table-cell>
          <table:table-cell table:number-columns-repeated="19" office:value-type="float" office:value="35.431" calcext:value-type="float">
            <text:p>35,43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table:number-columns-repeated="19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9.31" calcext:value-type="float">
            <text:p>39,31</text:p>
          </table:table-cell>
          <table:table-cell office:value-type="float" office:value="38.836" calcext:value-type="float">
            <text:p>38,836</text:p>
          </table:table-cell>
          <table:table-cell office:value-type="float" office:value="38.227" calcext:value-type="float">
            <text:p>38,227</text:p>
          </table:table-cell>
          <table:table-cell office:value-type="float" office:value="38.092" calcext:value-type="float">
            <text:p>38,092</text:p>
          </table:table-cell>
          <table:table-cell office:value-type="float" office:value="37.551" calcext:value-type="float">
            <text:p>37,551</text:p>
          </table:table-cell>
          <table:table-cell table:number-columns-repeated="19" office:value-type="float" office:value="37.145" calcext:value-type="float">
            <text:p>37,145</text:p>
          </table:table-cell>
        </table:table-row>
        <table:table-row table:style-name="ro1">
          <table:table-cell office:value-type="float" office:value="37.776" calcext:value-type="float">
            <text:p>37,776</text:p>
          </table:table-cell>
          <table:table-cell office:value-type="float" office:value="37.325" calcext:value-type="float">
            <text:p>37,325</text:p>
          </table:table-cell>
          <table:table-cell office:value-type="float" office:value="36.649" calcext:value-type="float">
            <text:p>36,649</text:p>
          </table:table-cell>
          <table:table-cell office:value-type="float" office:value="36.468" calcext:value-type="float">
            <text:p>36,468</text:p>
          </table:table-cell>
          <table:table-cell office:value-type="float" office:value="35.792" calcext:value-type="float">
            <text:p>35,792</text:p>
          </table:table-cell>
          <table:table-cell table:number-columns-repeated="19" office:value-type="float" office:value="35.431" calcext:value-type="float">
            <text:p>35,43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table:number-columns-repeated="19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9.31" calcext:value-type="float">
            <text:p>39,31</text:p>
          </table:table-cell>
          <table:table-cell office:value-type="float" office:value="38.836" calcext:value-type="float">
            <text:p>38,836</text:p>
          </table:table-cell>
          <table:table-cell office:value-type="float" office:value="38.227" calcext:value-type="float">
            <text:p>38,227</text:p>
          </table:table-cell>
          <table:table-cell office:value-type="float" office:value="38.092" calcext:value-type="float">
            <text:p>38,092</text:p>
          </table:table-cell>
          <table:table-cell office:value-type="float" office:value="37.551" calcext:value-type="float">
            <text:p>37,551</text:p>
          </table:table-cell>
          <table:table-cell table:number-columns-repeated="19" office:value-type="float" office:value="37.145" calcext:value-type="float">
            <text:p>37,145</text:p>
          </table:table-cell>
        </table:table-row>
        <table:table-row table:style-name="ro1">
          <table:table-cell office:value-type="float" office:value="37.776" calcext:value-type="float">
            <text:p>37,776</text:p>
          </table:table-cell>
          <table:table-cell office:value-type="float" office:value="37.325" calcext:value-type="float">
            <text:p>37,325</text:p>
          </table:table-cell>
          <table:table-cell office:value-type="float" office:value="36.649" calcext:value-type="float">
            <text:p>36,649</text:p>
          </table:table-cell>
          <table:table-cell office:value-type="float" office:value="36.468" calcext:value-type="float">
            <text:p>36,468</text:p>
          </table:table-cell>
          <table:table-cell office:value-type="float" office:value="35.792" calcext:value-type="float">
            <text:p>35,792</text:p>
          </table:table-cell>
          <table:table-cell table:number-columns-repeated="19" office:value-type="float" office:value="35.431" calcext:value-type="float">
            <text:p>35,43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table:number-columns-repeated="19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8.904" calcext:value-type="float">
            <text:p>38,904</text:p>
          </table:table-cell>
          <table:table-cell office:value-type="float" office:value="38.498" calcext:value-type="float">
            <text:p>38,498</text:p>
          </table:table-cell>
          <table:table-cell office:value-type="float" office:value="37.821" calcext:value-type="float">
            <text:p>37,821</text:p>
          </table:table-cell>
          <table:table-cell office:value-type="float" office:value="37.686" calcext:value-type="float">
            <text:p>37,686</text:p>
          </table:table-cell>
          <table:table-cell office:value-type="float" office:value="37.145" calcext:value-type="float">
            <text:p>37,145</text:p>
          </table:table-cell>
          <table:table-cell table:number-columns-repeated="19" office:value-type="float" office:value="36.739" calcext:value-type="float">
            <text:p>36,739</text:p>
          </table:table-cell>
        </table:table-row>
        <table:table-row table:style-name="ro1">
          <table:table-cell office:value-type="float" office:value="37.19" calcext:value-type="float">
            <text:p>37,19</text:p>
          </table:table-cell>
          <table:table-cell office:value-type="float" office:value="36.739" calcext:value-type="float">
            <text:p>36,739</text:p>
          </table:table-cell>
          <table:table-cell office:value-type="float" office:value="36.062" calcext:value-type="float">
            <text:p>36,062</text:p>
          </table:table-cell>
          <table:table-cell office:value-type="float" office:value="35.882" calcext:value-type="float">
            <text:p>35,882</text:p>
          </table:table-cell>
          <table:table-cell office:value-type="float" office:value="35.205" calcext:value-type="float">
            <text:p>35,205</text:p>
          </table:table-cell>
          <table:table-cell table:number-columns-repeated="19" office:value-type="float" office:value="34.844" calcext:value-type="float">
            <text:p>34,84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table:number-columns-repeated="19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8.904" calcext:value-type="float">
            <text:p>38,904</text:p>
          </table:table-cell>
          <table:table-cell office:value-type="float" office:value="38.498" calcext:value-type="float">
            <text:p>38,498</text:p>
          </table:table-cell>
          <table:table-cell office:value-type="float" office:value="37.821" calcext:value-type="float">
            <text:p>37,821</text:p>
          </table:table-cell>
          <table:table-cell office:value-type="float" office:value="37.686" calcext:value-type="float">
            <text:p>37,686</text:p>
          </table:table-cell>
          <table:table-cell office:value-type="float" office:value="37.145" calcext:value-type="float">
            <text:p>37,145</text:p>
          </table:table-cell>
          <table:table-cell table:number-columns-repeated="19" office:value-type="float" office:value="36.739" calcext:value-type="float">
            <text:p>36,739</text:p>
          </table:table-cell>
        </table:table-row>
        <table:table-row table:style-name="ro1">
          <table:table-cell office:value-type="float" office:value="37.19" calcext:value-type="float">
            <text:p>37,19</text:p>
          </table:table-cell>
          <table:table-cell office:value-type="float" office:value="36.739" calcext:value-type="float">
            <text:p>36,739</text:p>
          </table:table-cell>
          <table:table-cell office:value-type="float" office:value="36.062" calcext:value-type="float">
            <text:p>36,062</text:p>
          </table:table-cell>
          <table:table-cell office:value-type="float" office:value="35.882" calcext:value-type="float">
            <text:p>35,882</text:p>
          </table:table-cell>
          <table:table-cell office:value-type="float" office:value="35.205" calcext:value-type="float">
            <text:p>35,205</text:p>
          </table:table-cell>
          <table:table-cell table:number-columns-repeated="19" office:value-type="float" office:value="34.844" calcext:value-type="float">
            <text:p>34,84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table:number-columns-repeated="19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8.701" calcext:value-type="float">
            <text:p>38,701</text:p>
          </table:table-cell>
          <table:table-cell office:value-type="float" office:value="38.295" calcext:value-type="float">
            <text:p>38,295</text:p>
          </table:table-cell>
          <table:table-cell office:value-type="float" office:value="37.618" calcext:value-type="float">
            <text:p>37,618</text:p>
          </table:table-cell>
          <table:table-cell office:value-type="float" office:value="37.483" calcext:value-type="float">
            <text:p>37,483</text:p>
          </table:table-cell>
          <table:table-cell office:value-type="float" office:value="36.942" calcext:value-type="float">
            <text:p>36,942</text:p>
          </table:table-cell>
          <table:table-cell table:number-columns-repeated="19" office:value-type="float" office:value="36.536" calcext:value-type="float">
            <text:p>36,536</text:p>
          </table:table-cell>
        </table:table-row>
        <table:table-row table:style-name="ro1">
          <table:table-cell office:value-type="float" office:value="36.987" calcext:value-type="float">
            <text:p>36,987</text:p>
          </table:table-cell>
          <table:table-cell office:value-type="float" office:value="36.536" calcext:value-type="float">
            <text:p>36,536</text:p>
          </table:table-cell>
          <table:table-cell office:value-type="float" office:value="35.859" calcext:value-type="float">
            <text:p>35,859</text:p>
          </table:table-cell>
          <table:table-cell office:value-type="float" office:value="35.679" calcext:value-type="float">
            <text:p>35,679</text:p>
          </table:table-cell>
          <table:table-cell office:value-type="float" office:value="35.002" calcext:value-type="float">
            <text:p>35,002</text:p>
          </table:table-cell>
          <table:table-cell table:number-columns-repeated="19" office:value-type="float" office:value="34.641" calcext:value-type="float">
            <text:p>34,64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table:number-columns-repeated="19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8.701" calcext:value-type="float">
            <text:p>38,701</text:p>
          </table:table-cell>
          <table:table-cell office:value-type="float" office:value="38.295" calcext:value-type="float">
            <text:p>38,295</text:p>
          </table:table-cell>
          <table:table-cell office:value-type="float" office:value="37.618" calcext:value-type="float">
            <text:p>37,618</text:p>
          </table:table-cell>
          <table:table-cell office:value-type="float" office:value="37.483" calcext:value-type="float">
            <text:p>37,483</text:p>
          </table:table-cell>
          <table:table-cell office:value-type="float" office:value="36.942" calcext:value-type="float">
            <text:p>36,942</text:p>
          </table:table-cell>
          <table:table-cell table:number-columns-repeated="19" office:value-type="float" office:value="36.536" calcext:value-type="float">
            <text:p>36,536</text:p>
          </table:table-cell>
        </table:table-row>
        <table:table-row table:style-name="ro1">
          <table:table-cell office:value-type="float" office:value="36.987" calcext:value-type="float">
            <text:p>36,987</text:p>
          </table:table-cell>
          <table:table-cell office:value-type="float" office:value="36.536" calcext:value-type="float">
            <text:p>36,536</text:p>
          </table:table-cell>
          <table:table-cell office:value-type="float" office:value="35.859" calcext:value-type="float">
            <text:p>35,859</text:p>
          </table:table-cell>
          <table:table-cell office:value-type="float" office:value="35.679" calcext:value-type="float">
            <text:p>35,679</text:p>
          </table:table-cell>
          <table:table-cell office:value-type="float" office:value="35.002" calcext:value-type="float">
            <text:p>35,002</text:p>
          </table:table-cell>
          <table:table-cell table:number-columns-repeated="19" office:value-type="float" office:value="34.641" calcext:value-type="float">
            <text:p>34,64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table:number-columns-repeated="19" office:value-type="float" office:value="29" calcext:value-type="float">
            <text:p>2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41.828" calcext:value-type="float">
            <text:p>41,828</text:p>
          </table:table-cell>
          <table:table-cell table:number-columns-repeated="2" office:value-type="float" office:value="41.679" calcext:value-type="float">
            <text:p>41,679</text:p>
          </table:table-cell>
          <table:table-cell office:value-type="float" office:value="40.862" calcext:value-type="float">
            <text:p>40,862</text:p>
          </table:table-cell>
          <table:table-cell table:number-columns-repeated="6" office:value-type="float" office:value="40.49" calcext:value-type="float">
            <text:p>40,49</text:p>
          </table:table-cell>
          <table:table-cell office:value-type="float" office:value="40.342" calcext:value-type="float">
            <text:p>40,342</text:p>
          </table:table-cell>
          <table:table-cell table:number-columns-repeated="6" office:value-type="float" office:value="40.045" calcext:value-type="float">
            <text:p>40,045</text:p>
          </table:table-cell>
          <table:table-cell table:number-columns-repeated="2" office:value-type="float" office:value="39.227" calcext:value-type="float">
            <text:p>39,227</text:p>
          </table:table-cell>
          <table:table-cell table:number-columns-repeated="2" office:value-type="float" office:value="38.633" calcext:value-type="float">
            <text:p>38,633</text:p>
          </table:table-cell>
          <table:table-cell table:number-columns-repeated="3" office:value-type="float" office:value="37.519" calcext:value-type="float">
            <text:p>37,519</text:p>
          </table:table-cell>
        </table:table-row>
        <table:table-row table:style-name="ro1">
          <table:table-cell office:value-type="float" office:value="42.818" calcext:value-type="float">
            <text:p>42,818</text:p>
          </table:table-cell>
          <table:table-cell table:number-columns-repeated="2" office:value-type="float" office:value="42.694" calcext:value-type="float">
            <text:p>42,694</text:p>
          </table:table-cell>
          <table:table-cell office:value-type="float" office:value="41.877" calcext:value-type="float">
            <text:p>41,877</text:p>
          </table:table-cell>
          <table:table-cell table:number-columns-repeated="6" office:value-type="float" office:value="41.506" calcext:value-type="float">
            <text:p>41,506</text:p>
          </table:table-cell>
          <table:table-cell office:value-type="float" office:value="41.308" calcext:value-type="float">
            <text:p>41,308</text:p>
          </table:table-cell>
          <table:table-cell table:number-columns-repeated="6" office:value-type="float" office:value="41.01" calcext:value-type="float">
            <text:p>41,01</text:p>
          </table:table-cell>
          <table:table-cell table:number-columns-repeated="2" office:value-type="float" office:value="40.267" calcext:value-type="float">
            <text:p>40,267</text:p>
          </table:table-cell>
          <table:table-cell table:number-columns-repeated="2" office:value-type="float" office:value="39.5" calcext:value-type="float">
            <text:p>39,5</text:p>
          </table:table-cell>
          <table:table-cell table:number-columns-repeated="3" office:value-type="float" office:value="38.212" calcext:value-type="float">
            <text:p>38,21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3" office:value-type="float" office:value="549" calcext:value-type="float">
            <text:p>549</text:p>
          </table:table-cell>
          <table:table-cell table:number-columns-repeated="6" office:value-type="float" office:value="534" calcext:value-type="float">
            <text:p>534</text:p>
          </table:table-cell>
          <table:table-cell office:value-type="float" office:value="524" calcext:value-type="float">
            <text:p>524</text:p>
          </table:table-cell>
          <table:table-cell table:number-columns-repeated="6" office:value-type="float" office:value="500" calcext:value-type="float">
            <text:p>500</text:p>
          </table:table-cell>
          <table:table-cell table:number-columns-repeated="2" office:value-type="float" office:value="476" calcext:value-type="float">
            <text:p>476</text:p>
          </table:table-cell>
          <table:table-cell table:number-columns-repeated="2" office:value-type="float" office:value="447" calcext:value-type="float">
            <text:p>447</text:p>
          </table:table-cell>
          <table:table-cell table:number-columns-repeated="3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8.782" calcext:value-type="float">
            <text:p>38,782</text:p>
          </table:table-cell>
          <table:table-cell table:number-columns-repeated="2" office:value-type="float" office:value="38.707" calcext:value-type="float">
            <text:p>38,707</text:p>
          </table:table-cell>
          <table:table-cell office:value-type="float" office:value="37.89" calcext:value-type="float">
            <text:p>37,89</text:p>
          </table:table-cell>
          <table:table-cell table:number-columns-repeated="6" office:value-type="float" office:value="37.519" calcext:value-type="float">
            <text:p>37,519</text:p>
          </table:table-cell>
          <table:table-cell table:number-columns-repeated="4" office:value-type="float" office:value="37.296" calcext:value-type="float">
            <text:p>37,296</text:p>
          </table:table-cell>
          <table:table-cell table:number-columns-repeated="3" office:value-type="float" office:value="36.85" calcext:value-type="float">
            <text:p>36,85</text:p>
          </table:table-cell>
          <table:table-cell table:number-columns-repeated="2" office:value-type="float" office:value="36.107" calcext:value-type="float">
            <text:p>36,107</text:p>
          </table:table-cell>
          <table:table-cell table:number-columns-repeated="2" office:value-type="float" office:value="35.513" calcext:value-type="float">
            <text:p>35,513</text:p>
          </table:table-cell>
          <table:table-cell table:number-columns-repeated="3" office:value-type="float" office:value="34.918" calcext:value-type="float">
            <text:p>34,918</text:p>
          </table:table-cell>
        </table:table-row>
        <table:table-row table:style-name="ro1">
          <table:table-cell office:value-type="float" office:value="39.698" calcext:value-type="float">
            <text:p>39,698</text:p>
          </table:table-cell>
          <table:table-cell table:number-columns-repeated="2" office:value-type="float" office:value="39.525" calcext:value-type="float">
            <text:p>39,525</text:p>
          </table:table-cell>
          <table:table-cell office:value-type="float" office:value="38.707" calcext:value-type="float">
            <text:p>38,707</text:p>
          </table:table-cell>
          <table:table-cell table:number-columns-repeated="6" office:value-type="float" office:value="38.336" calcext:value-type="float">
            <text:p>38,336</text:p>
          </table:table-cell>
          <table:table-cell table:number-columns-repeated="4" office:value-type="float" office:value="38.138" calcext:value-type="float">
            <text:p>38,138</text:p>
          </table:table-cell>
          <table:table-cell table:number-columns-repeated="3" office:value-type="float" office:value="37.618" calcext:value-type="float">
            <text:p>37,618</text:p>
          </table:table-cell>
          <table:table-cell table:number-columns-repeated="2" office:value-type="float" office:value="36.875" calcext:value-type="float">
            <text:p>36,875</text:p>
          </table:table-cell>
          <table:table-cell table:number-columns-repeated="2" office:value-type="float" office:value="36.206" calcext:value-type="float">
            <text:p>36,206</text:p>
          </table:table-cell>
          <table:table-cell table:number-columns-repeated="3" office:value-type="float" office:value="35.463" calcext:value-type="float">
            <text:p>35,46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 office:value-type="float" office:value="254" calcext:value-type="float">
            <text:p>254</text:p>
          </table:table-cell>
          <table:table-cell table:number-columns-repeated="6" office:value-type="float" office:value="239" calcext:value-type="float">
            <text:p>239</text:p>
          </table:table-cell>
          <table:table-cell table:number-columns-repeated="4" office:value-type="float" office:value="229" calcext:value-type="float">
            <text:p>229</text:p>
          </table:table-cell>
          <table:table-cell table:number-columns-repeated="3" office:value-type="float" office:value="205" calcext:value-type="float">
            <text:p>205</text:p>
          </table:table-cell>
          <table:table-cell table:number-columns-repeated="2" office:value-type="float" office:value="181" calcext:value-type="float">
            <text:p>181</text:p>
          </table:table-cell>
          <table:table-cell table:number-columns-repeated="2" office:value-type="float" office:value="148" calcext:value-type="float">
            <text:p>148</text:p>
          </table:table-cell>
          <table:table-cell table:number-columns-repeated="3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8.782" calcext:value-type="float">
            <text:p>38,782</text:p>
          </table:table-cell>
          <table:table-cell table:number-columns-repeated="2" office:value-type="float" office:value="38.707" calcext:value-type="float">
            <text:p>38,707</text:p>
          </table:table-cell>
          <table:table-cell office:value-type="float" office:value="37.89" calcext:value-type="float">
            <text:p>37,89</text:p>
          </table:table-cell>
          <table:table-cell table:number-columns-repeated="6" office:value-type="float" office:value="37.519" calcext:value-type="float">
            <text:p>37,519</text:p>
          </table:table-cell>
          <table:table-cell table:number-columns-repeated="4" office:value-type="float" office:value="37.296" calcext:value-type="float">
            <text:p>37,296</text:p>
          </table:table-cell>
          <table:table-cell table:number-columns-repeated="3" office:value-type="float" office:value="36.85" calcext:value-type="float">
            <text:p>36,85</text:p>
          </table:table-cell>
          <table:table-cell table:number-columns-repeated="2" office:value-type="float" office:value="36.107" calcext:value-type="float">
            <text:p>36,107</text:p>
          </table:table-cell>
          <table:table-cell table:number-columns-repeated="2" office:value-type="float" office:value="35.513" calcext:value-type="float">
            <text:p>35,513</text:p>
          </table:table-cell>
          <table:table-cell table:number-columns-repeated="3" office:value-type="float" office:value="34.918" calcext:value-type="float">
            <text:p>34,918</text:p>
          </table:table-cell>
        </table:table-row>
        <table:table-row table:style-name="ro1">
          <table:table-cell office:value-type="float" office:value="39.698" calcext:value-type="float">
            <text:p>39,698</text:p>
          </table:table-cell>
          <table:table-cell table:number-columns-repeated="2" office:value-type="float" office:value="39.525" calcext:value-type="float">
            <text:p>39,525</text:p>
          </table:table-cell>
          <table:table-cell office:value-type="float" office:value="38.707" calcext:value-type="float">
            <text:p>38,707</text:p>
          </table:table-cell>
          <table:table-cell table:number-columns-repeated="6" office:value-type="float" office:value="38.336" calcext:value-type="float">
            <text:p>38,336</text:p>
          </table:table-cell>
          <table:table-cell table:number-columns-repeated="4" office:value-type="float" office:value="38.138" calcext:value-type="float">
            <text:p>38,138</text:p>
          </table:table-cell>
          <table:table-cell table:number-columns-repeated="3" office:value-type="float" office:value="37.618" calcext:value-type="float">
            <text:p>37,618</text:p>
          </table:table-cell>
          <table:table-cell table:number-columns-repeated="2" office:value-type="float" office:value="36.875" calcext:value-type="float">
            <text:p>36,875</text:p>
          </table:table-cell>
          <table:table-cell table:number-columns-repeated="2" office:value-type="float" office:value="36.206" calcext:value-type="float">
            <text:p>36,206</text:p>
          </table:table-cell>
          <table:table-cell table:number-columns-repeated="3" office:value-type="float" office:value="35.463" calcext:value-type="float">
            <text:p>35,46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 office:value-type="float" office:value="254" calcext:value-type="float">
            <text:p>254</text:p>
          </table:table-cell>
          <table:table-cell table:number-columns-repeated="6" office:value-type="float" office:value="239" calcext:value-type="float">
            <text:p>239</text:p>
          </table:table-cell>
          <table:table-cell table:number-columns-repeated="4" office:value-type="float" office:value="229" calcext:value-type="float">
            <text:p>229</text:p>
          </table:table-cell>
          <table:table-cell table:number-columns-repeated="3" office:value-type="float" office:value="205" calcext:value-type="float">
            <text:p>205</text:p>
          </table:table-cell>
          <table:table-cell table:number-columns-repeated="2" office:value-type="float" office:value="181" calcext:value-type="float">
            <text:p>181</text:p>
          </table:table-cell>
          <table:table-cell table:number-columns-repeated="2" office:value-type="float" office:value="148" calcext:value-type="float">
            <text:p>148</text:p>
          </table:table-cell>
          <table:table-cell table:number-columns-repeated="3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8.782" calcext:value-type="float">
            <text:p>38,782</text:p>
          </table:table-cell>
          <table:table-cell table:number-columns-repeated="2" office:value-type="float" office:value="38.707" calcext:value-type="float">
            <text:p>38,707</text:p>
          </table:table-cell>
          <table:table-cell office:value-type="float" office:value="37.89" calcext:value-type="float">
            <text:p>37,89</text:p>
          </table:table-cell>
          <table:table-cell table:number-columns-repeated="6" office:value-type="float" office:value="37.519" calcext:value-type="float">
            <text:p>37,519</text:p>
          </table:table-cell>
          <table:table-cell table:number-columns-repeated="4" office:value-type="float" office:value="37.296" calcext:value-type="float">
            <text:p>37,296</text:p>
          </table:table-cell>
          <table:table-cell table:number-columns-repeated="3" office:value-type="float" office:value="36.85" calcext:value-type="float">
            <text:p>36,85</text:p>
          </table:table-cell>
          <table:table-cell table:number-columns-repeated="2" office:value-type="float" office:value="36.107" calcext:value-type="float">
            <text:p>36,107</text:p>
          </table:table-cell>
          <table:table-cell table:number-columns-repeated="2" office:value-type="float" office:value="35.513" calcext:value-type="float">
            <text:p>35,513</text:p>
          </table:table-cell>
          <table:table-cell table:number-columns-repeated="3" office:value-type="float" office:value="34.918" calcext:value-type="float">
            <text:p>34,918</text:p>
          </table:table-cell>
        </table:table-row>
        <table:table-row table:style-name="ro1">
          <table:table-cell office:value-type="float" office:value="39.698" calcext:value-type="float">
            <text:p>39,698</text:p>
          </table:table-cell>
          <table:table-cell table:number-columns-repeated="2" office:value-type="float" office:value="39.525" calcext:value-type="float">
            <text:p>39,525</text:p>
          </table:table-cell>
          <table:table-cell office:value-type="float" office:value="38.707" calcext:value-type="float">
            <text:p>38,707</text:p>
          </table:table-cell>
          <table:table-cell table:number-columns-repeated="6" office:value-type="float" office:value="38.336" calcext:value-type="float">
            <text:p>38,336</text:p>
          </table:table-cell>
          <table:table-cell table:number-columns-repeated="4" office:value-type="float" office:value="38.138" calcext:value-type="float">
            <text:p>38,138</text:p>
          </table:table-cell>
          <table:table-cell table:number-columns-repeated="3" office:value-type="float" office:value="37.618" calcext:value-type="float">
            <text:p>37,618</text:p>
          </table:table-cell>
          <table:table-cell table:number-columns-repeated="2" office:value-type="float" office:value="36.875" calcext:value-type="float">
            <text:p>36,875</text:p>
          </table:table-cell>
          <table:table-cell table:number-columns-repeated="2" office:value-type="float" office:value="36.206" calcext:value-type="float">
            <text:p>36,206</text:p>
          </table:table-cell>
          <table:table-cell table:number-columns-repeated="3" office:value-type="float" office:value="35.463" calcext:value-type="float">
            <text:p>35,46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 office:value-type="float" office:value="254" calcext:value-type="float">
            <text:p>254</text:p>
          </table:table-cell>
          <table:table-cell table:number-columns-repeated="6" office:value-type="float" office:value="239" calcext:value-type="float">
            <text:p>239</text:p>
          </table:table-cell>
          <table:table-cell table:number-columns-repeated="4" office:value-type="float" office:value="229" calcext:value-type="float">
            <text:p>229</text:p>
          </table:table-cell>
          <table:table-cell table:number-columns-repeated="3" office:value-type="float" office:value="205" calcext:value-type="float">
            <text:p>205</text:p>
          </table:table-cell>
          <table:table-cell table:number-columns-repeated="2" office:value-type="float" office:value="181" calcext:value-type="float">
            <text:p>181</text:p>
          </table:table-cell>
          <table:table-cell table:number-columns-repeated="2" office:value-type="float" office:value="148" calcext:value-type="float">
            <text:p>148</text:p>
          </table:table-cell>
          <table:table-cell table:number-columns-repeated="3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8.782" calcext:value-type="float">
            <text:p>38,782</text:p>
          </table:table-cell>
          <table:table-cell table:number-columns-repeated="2" office:value-type="float" office:value="38.707" calcext:value-type="float">
            <text:p>38,707</text:p>
          </table:table-cell>
          <table:table-cell office:value-type="float" office:value="37.89" calcext:value-type="float">
            <text:p>37,89</text:p>
          </table:table-cell>
          <table:table-cell table:number-columns-repeated="6" office:value-type="float" office:value="37.519" calcext:value-type="float">
            <text:p>37,519</text:p>
          </table:table-cell>
          <table:table-cell table:number-columns-repeated="4" office:value-type="float" office:value="37.296" calcext:value-type="float">
            <text:p>37,296</text:p>
          </table:table-cell>
          <table:table-cell table:number-columns-repeated="3" office:value-type="float" office:value="36.85" calcext:value-type="float">
            <text:p>36,85</text:p>
          </table:table-cell>
          <table:table-cell table:number-columns-repeated="2" office:value-type="float" office:value="36.107" calcext:value-type="float">
            <text:p>36,107</text:p>
          </table:table-cell>
          <table:table-cell table:number-columns-repeated="2" office:value-type="float" office:value="35.513" calcext:value-type="float">
            <text:p>35,513</text:p>
          </table:table-cell>
          <table:table-cell table:number-columns-repeated="3" office:value-type="float" office:value="34.918" calcext:value-type="float">
            <text:p>34,918</text:p>
          </table:table-cell>
        </table:table-row>
        <table:table-row table:style-name="ro1">
          <table:table-cell office:value-type="float" office:value="39.698" calcext:value-type="float">
            <text:p>39,698</text:p>
          </table:table-cell>
          <table:table-cell table:number-columns-repeated="2" office:value-type="float" office:value="39.525" calcext:value-type="float">
            <text:p>39,525</text:p>
          </table:table-cell>
          <table:table-cell office:value-type="float" office:value="38.707" calcext:value-type="float">
            <text:p>38,707</text:p>
          </table:table-cell>
          <table:table-cell table:number-columns-repeated="6" office:value-type="float" office:value="38.336" calcext:value-type="float">
            <text:p>38,336</text:p>
          </table:table-cell>
          <table:table-cell table:number-columns-repeated="4" office:value-type="float" office:value="38.138" calcext:value-type="float">
            <text:p>38,138</text:p>
          </table:table-cell>
          <table:table-cell table:number-columns-repeated="3" office:value-type="float" office:value="37.618" calcext:value-type="float">
            <text:p>37,618</text:p>
          </table:table-cell>
          <table:table-cell table:number-columns-repeated="2" office:value-type="float" office:value="36.875" calcext:value-type="float">
            <text:p>36,875</text:p>
          </table:table-cell>
          <table:table-cell table:number-columns-repeated="2" office:value-type="float" office:value="36.206" calcext:value-type="float">
            <text:p>36,206</text:p>
          </table:table-cell>
          <table:table-cell table:number-columns-repeated="3" office:value-type="float" office:value="35.463" calcext:value-type="float">
            <text:p>35,46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 office:value-type="float" office:value="254" calcext:value-type="float">
            <text:p>254</text:p>
          </table:table-cell>
          <table:table-cell table:number-columns-repeated="6" office:value-type="float" office:value="239" calcext:value-type="float">
            <text:p>239</text:p>
          </table:table-cell>
          <table:table-cell table:number-columns-repeated="4" office:value-type="float" office:value="229" calcext:value-type="float">
            <text:p>229</text:p>
          </table:table-cell>
          <table:table-cell table:number-columns-repeated="3" office:value-type="float" office:value="205" calcext:value-type="float">
            <text:p>205</text:p>
          </table:table-cell>
          <table:table-cell table:number-columns-repeated="2" office:value-type="float" office:value="181" calcext:value-type="float">
            <text:p>181</text:p>
          </table:table-cell>
          <table:table-cell table:number-columns-repeated="2" office:value-type="float" office:value="148" calcext:value-type="float">
            <text:p>148</text:p>
          </table:table-cell>
          <table:table-cell table:number-columns-repeated="3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8.782" calcext:value-type="float">
            <text:p>38,782</text:p>
          </table:table-cell>
          <table:table-cell table:number-columns-repeated="2" office:value-type="float" office:value="38.707" calcext:value-type="float">
            <text:p>38,707</text:p>
          </table:table-cell>
          <table:table-cell office:value-type="float" office:value="37.89" calcext:value-type="float">
            <text:p>37,89</text:p>
          </table:table-cell>
          <table:table-cell table:number-columns-repeated="6" office:value-type="float" office:value="37.519" calcext:value-type="float">
            <text:p>37,519</text:p>
          </table:table-cell>
          <table:table-cell table:number-columns-repeated="4" office:value-type="float" office:value="37.296" calcext:value-type="float">
            <text:p>37,296</text:p>
          </table:table-cell>
          <table:table-cell table:number-columns-repeated="3" office:value-type="float" office:value="36.85" calcext:value-type="float">
            <text:p>36,85</text:p>
          </table:table-cell>
          <table:table-cell table:number-columns-repeated="2" office:value-type="float" office:value="36.107" calcext:value-type="float">
            <text:p>36,107</text:p>
          </table:table-cell>
          <table:table-cell table:number-columns-repeated="2" office:value-type="float" office:value="35.513" calcext:value-type="float">
            <text:p>35,513</text:p>
          </table:table-cell>
          <table:table-cell table:number-columns-repeated="3" office:value-type="float" office:value="34.918" calcext:value-type="float">
            <text:p>34,918</text:p>
          </table:table-cell>
        </table:table-row>
        <table:table-row table:style-name="ro1">
          <table:table-cell office:value-type="float" office:value="39.698" calcext:value-type="float">
            <text:p>39,698</text:p>
          </table:table-cell>
          <table:table-cell table:number-columns-repeated="2" office:value-type="float" office:value="39.525" calcext:value-type="float">
            <text:p>39,525</text:p>
          </table:table-cell>
          <table:table-cell office:value-type="float" office:value="38.707" calcext:value-type="float">
            <text:p>38,707</text:p>
          </table:table-cell>
          <table:table-cell table:number-columns-repeated="6" office:value-type="float" office:value="38.336" calcext:value-type="float">
            <text:p>38,336</text:p>
          </table:table-cell>
          <table:table-cell table:number-columns-repeated="4" office:value-type="float" office:value="38.138" calcext:value-type="float">
            <text:p>38,138</text:p>
          </table:table-cell>
          <table:table-cell table:number-columns-repeated="3" office:value-type="float" office:value="37.618" calcext:value-type="float">
            <text:p>37,618</text:p>
          </table:table-cell>
          <table:table-cell table:number-columns-repeated="2" office:value-type="float" office:value="36.875" calcext:value-type="float">
            <text:p>36,875</text:p>
          </table:table-cell>
          <table:table-cell table:number-columns-repeated="2" office:value-type="float" office:value="36.206" calcext:value-type="float">
            <text:p>36,206</text:p>
          </table:table-cell>
          <table:table-cell table:number-columns-repeated="3" office:value-type="float" office:value="35.463" calcext:value-type="float">
            <text:p>35,46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 office:value-type="float" office:value="254" calcext:value-type="float">
            <text:p>254</text:p>
          </table:table-cell>
          <table:table-cell table:number-columns-repeated="6" office:value-type="float" office:value="239" calcext:value-type="float">
            <text:p>239</text:p>
          </table:table-cell>
          <table:table-cell table:number-columns-repeated="4" office:value-type="float" office:value="229" calcext:value-type="float">
            <text:p>229</text:p>
          </table:table-cell>
          <table:table-cell table:number-columns-repeated="3" office:value-type="float" office:value="205" calcext:value-type="float">
            <text:p>205</text:p>
          </table:table-cell>
          <table:table-cell table:number-columns-repeated="2" office:value-type="float" office:value="181" calcext:value-type="float">
            <text:p>181</text:p>
          </table:table-cell>
          <table:table-cell table:number-columns-repeated="2" office:value-type="float" office:value="148" calcext:value-type="float">
            <text:p>148</text:p>
          </table:table-cell>
          <table:table-cell table:number-columns-repeated="3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8.707" calcext:value-type="float">
            <text:p>38,707</text:p>
          </table:table-cell>
          <table:table-cell table:number-columns-repeated="2" office:value-type="float" office:value="38.484" calcext:value-type="float">
            <text:p>38,484</text:p>
          </table:table-cell>
          <table:table-cell office:value-type="float" office:value="37.667" calcext:value-type="float">
            <text:p>37,667</text:p>
          </table:table-cell>
          <table:table-cell table:number-columns-repeated="6" office:value-type="float" office:value="37.519" calcext:value-type="float">
            <text:p>37,519</text:p>
          </table:table-cell>
          <table:table-cell table:number-columns-repeated="4" office:value-type="float" office:value="37.296" calcext:value-type="float">
            <text:p>37,296</text:p>
          </table:table-cell>
          <table:table-cell table:number-columns-repeated="3" office:value-type="float" office:value="36.85" calcext:value-type="float">
            <text:p>36,85</text:p>
          </table:table-cell>
          <table:table-cell table:number-columns-repeated="2" office:value-type="float" office:value="36.107" calcext:value-type="float">
            <text:p>36,107</text:p>
          </table:table-cell>
          <table:table-cell table:number-columns-repeated="2" office:value-type="float" office:value="35.513" calcext:value-type="float">
            <text:p>35,513</text:p>
          </table:table-cell>
          <table:table-cell table:number-columns-repeated="3" office:value-type="float" office:value="34.918" calcext:value-type="float">
            <text:p>34,918</text:p>
          </table:table-cell>
        </table:table-row>
        <table:table-row table:style-name="ro1">
          <table:table-cell office:value-type="float" office:value="39.624" calcext:value-type="float">
            <text:p>39,624</text:p>
          </table:table-cell>
          <table:table-cell table:number-columns-repeated="2" office:value-type="float" office:value="39.376" calcext:value-type="float">
            <text:p>39,376</text:p>
          </table:table-cell>
          <table:table-cell office:value-type="float" office:value="38.559" calcext:value-type="float">
            <text:p>38,559</text:p>
          </table:table-cell>
          <table:table-cell table:number-columns-repeated="6" office:value-type="float" office:value="38.336" calcext:value-type="float">
            <text:p>38,336</text:p>
          </table:table-cell>
          <table:table-cell table:number-columns-repeated="4" office:value-type="float" office:value="38.138" calcext:value-type="float">
            <text:p>38,138</text:p>
          </table:table-cell>
          <table:table-cell table:number-columns-repeated="3" office:value-type="float" office:value="37.618" calcext:value-type="float">
            <text:p>37,618</text:p>
          </table:table-cell>
          <table:table-cell table:number-columns-repeated="2" office:value-type="float" office:value="36.875" calcext:value-type="float">
            <text:p>36,875</text:p>
          </table:table-cell>
          <table:table-cell table:number-columns-repeated="2" office:value-type="float" office:value="36.206" calcext:value-type="float">
            <text:p>36,206</text:p>
          </table:table-cell>
          <table:table-cell table:number-columns-repeated="3" office:value-type="float" office:value="35.463" calcext:value-type="float">
            <text:p>35,46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" office:value-type="float" office:value="245" calcext:value-type="float">
            <text:p>245</text:p>
          </table:table-cell>
          <table:table-cell table:number-columns-repeated="6" office:value-type="float" office:value="239" calcext:value-type="float">
            <text:p>239</text:p>
          </table:table-cell>
          <table:table-cell table:number-columns-repeated="4" office:value-type="float" office:value="229" calcext:value-type="float">
            <text:p>229</text:p>
          </table:table-cell>
          <table:table-cell table:number-columns-repeated="3" office:value-type="float" office:value="205" calcext:value-type="float">
            <text:p>205</text:p>
          </table:table-cell>
          <table:table-cell table:number-columns-repeated="2" office:value-type="float" office:value="181" calcext:value-type="float">
            <text:p>181</text:p>
          </table:table-cell>
          <table:table-cell table:number-columns-repeated="2" office:value-type="float" office:value="148" calcext:value-type="float">
            <text:p>148</text:p>
          </table:table-cell>
          <table:table-cell table:number-columns-repeated="3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8.707" calcext:value-type="float">
            <text:p>38,707</text:p>
          </table:table-cell>
          <table:table-cell table:number-columns-repeated="2" office:value-type="float" office:value="38.484" calcext:value-type="float">
            <text:p>38,484</text:p>
          </table:table-cell>
          <table:table-cell office:value-type="float" office:value="37.667" calcext:value-type="float">
            <text:p>37,667</text:p>
          </table:table-cell>
          <table:table-cell table:number-columns-repeated="6" office:value-type="float" office:value="37.519" calcext:value-type="float">
            <text:p>37,519</text:p>
          </table:table-cell>
          <table:table-cell table:number-columns-repeated="4" office:value-type="float" office:value="37.296" calcext:value-type="float">
            <text:p>37,296</text:p>
          </table:table-cell>
          <table:table-cell table:number-columns-repeated="3" office:value-type="float" office:value="36.85" calcext:value-type="float">
            <text:p>36,85</text:p>
          </table:table-cell>
          <table:table-cell table:number-columns-repeated="2" office:value-type="float" office:value="36.107" calcext:value-type="float">
            <text:p>36,107</text:p>
          </table:table-cell>
          <table:table-cell table:number-columns-repeated="2" office:value-type="float" office:value="35.513" calcext:value-type="float">
            <text:p>35,513</text:p>
          </table:table-cell>
          <table:table-cell table:number-columns-repeated="3" office:value-type="float" office:value="34.918" calcext:value-type="float">
            <text:p>34,918</text:p>
          </table:table-cell>
        </table:table-row>
        <table:table-row table:style-name="ro1">
          <table:table-cell office:value-type="float" office:value="39.624" calcext:value-type="float">
            <text:p>39,624</text:p>
          </table:table-cell>
          <table:table-cell table:number-columns-repeated="2" office:value-type="float" office:value="39.376" calcext:value-type="float">
            <text:p>39,376</text:p>
          </table:table-cell>
          <table:table-cell office:value-type="float" office:value="38.559" calcext:value-type="float">
            <text:p>38,559</text:p>
          </table:table-cell>
          <table:table-cell table:number-columns-repeated="6" office:value-type="float" office:value="38.336" calcext:value-type="float">
            <text:p>38,336</text:p>
          </table:table-cell>
          <table:table-cell table:number-columns-repeated="4" office:value-type="float" office:value="38.138" calcext:value-type="float">
            <text:p>38,138</text:p>
          </table:table-cell>
          <table:table-cell table:number-columns-repeated="3" office:value-type="float" office:value="37.618" calcext:value-type="float">
            <text:p>37,618</text:p>
          </table:table-cell>
          <table:table-cell table:number-columns-repeated="2" office:value-type="float" office:value="36.875" calcext:value-type="float">
            <text:p>36,875</text:p>
          </table:table-cell>
          <table:table-cell table:number-columns-repeated="2" office:value-type="float" office:value="36.206" calcext:value-type="float">
            <text:p>36,206</text:p>
          </table:table-cell>
          <table:table-cell table:number-columns-repeated="3" office:value-type="float" office:value="35.463" calcext:value-type="float">
            <text:p>35,46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" office:value-type="float" office:value="245" calcext:value-type="float">
            <text:p>245</text:p>
          </table:table-cell>
          <table:table-cell table:number-columns-repeated="6" office:value-type="float" office:value="239" calcext:value-type="float">
            <text:p>239</text:p>
          </table:table-cell>
          <table:table-cell table:number-columns-repeated="4" office:value-type="float" office:value="229" calcext:value-type="float">
            <text:p>229</text:p>
          </table:table-cell>
          <table:table-cell table:number-columns-repeated="3" office:value-type="float" office:value="205" calcext:value-type="float">
            <text:p>205</text:p>
          </table:table-cell>
          <table:table-cell table:number-columns-repeated="2" office:value-type="float" office:value="181" calcext:value-type="float">
            <text:p>181</text:p>
          </table:table-cell>
          <table:table-cell table:number-columns-repeated="2" office:value-type="float" office:value="148" calcext:value-type="float">
            <text:p>148</text:p>
          </table:table-cell>
          <table:table-cell table:number-columns-repeated="3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8.707" calcext:value-type="float">
            <text:p>38,707</text:p>
          </table:table-cell>
          <table:table-cell table:number-columns-repeated="2" office:value-type="float" office:value="38.484" calcext:value-type="float">
            <text:p>38,484</text:p>
          </table:table-cell>
          <table:table-cell office:value-type="float" office:value="37.667" calcext:value-type="float">
            <text:p>37,667</text:p>
          </table:table-cell>
          <table:table-cell table:number-columns-repeated="6" office:value-type="float" office:value="37.519" calcext:value-type="float">
            <text:p>37,519</text:p>
          </table:table-cell>
          <table:table-cell table:number-columns-repeated="4" office:value-type="float" office:value="37.296" calcext:value-type="float">
            <text:p>37,296</text:p>
          </table:table-cell>
          <table:table-cell table:number-columns-repeated="3" office:value-type="float" office:value="36.85" calcext:value-type="float">
            <text:p>36,85</text:p>
          </table:table-cell>
          <table:table-cell table:number-columns-repeated="2" office:value-type="float" office:value="36.107" calcext:value-type="float">
            <text:p>36,107</text:p>
          </table:table-cell>
          <table:table-cell table:number-columns-repeated="2" office:value-type="float" office:value="35.513" calcext:value-type="float">
            <text:p>35,513</text:p>
          </table:table-cell>
          <table:table-cell table:number-columns-repeated="3" office:value-type="float" office:value="34.918" calcext:value-type="float">
            <text:p>34,918</text:p>
          </table:table-cell>
        </table:table-row>
        <table:table-row table:style-name="ro1">
          <table:table-cell office:value-type="float" office:value="39.624" calcext:value-type="float">
            <text:p>39,624</text:p>
          </table:table-cell>
          <table:table-cell table:number-columns-repeated="2" office:value-type="float" office:value="39.376" calcext:value-type="float">
            <text:p>39,376</text:p>
          </table:table-cell>
          <table:table-cell office:value-type="float" office:value="38.559" calcext:value-type="float">
            <text:p>38,559</text:p>
          </table:table-cell>
          <table:table-cell table:number-columns-repeated="6" office:value-type="float" office:value="38.336" calcext:value-type="float">
            <text:p>38,336</text:p>
          </table:table-cell>
          <table:table-cell table:number-columns-repeated="4" office:value-type="float" office:value="38.138" calcext:value-type="float">
            <text:p>38,138</text:p>
          </table:table-cell>
          <table:table-cell table:number-columns-repeated="3" office:value-type="float" office:value="37.618" calcext:value-type="float">
            <text:p>37,618</text:p>
          </table:table-cell>
          <table:table-cell table:number-columns-repeated="2" office:value-type="float" office:value="36.875" calcext:value-type="float">
            <text:p>36,875</text:p>
          </table:table-cell>
          <table:table-cell table:number-columns-repeated="2" office:value-type="float" office:value="36.206" calcext:value-type="float">
            <text:p>36,206</text:p>
          </table:table-cell>
          <table:table-cell table:number-columns-repeated="3" office:value-type="float" office:value="35.463" calcext:value-type="float">
            <text:p>35,46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" office:value-type="float" office:value="245" calcext:value-type="float">
            <text:p>245</text:p>
          </table:table-cell>
          <table:table-cell table:number-columns-repeated="6" office:value-type="float" office:value="239" calcext:value-type="float">
            <text:p>239</text:p>
          </table:table-cell>
          <table:table-cell table:number-columns-repeated="4" office:value-type="float" office:value="229" calcext:value-type="float">
            <text:p>229</text:p>
          </table:table-cell>
          <table:table-cell table:number-columns-repeated="3" office:value-type="float" office:value="205" calcext:value-type="float">
            <text:p>205</text:p>
          </table:table-cell>
          <table:table-cell table:number-columns-repeated="2" office:value-type="float" office:value="181" calcext:value-type="float">
            <text:p>181</text:p>
          </table:table-cell>
          <table:table-cell table:number-columns-repeated="2" office:value-type="float" office:value="148" calcext:value-type="float">
            <text:p>148</text:p>
          </table:table-cell>
          <table:table-cell table:number-columns-repeated="3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8.633" calcext:value-type="float">
            <text:p>38,633</text:p>
          </table:table-cell>
          <table:table-cell office:value-type="float" office:value="38.336" calcext:value-type="float">
            <text:p>38,336</text:p>
          </table:table-cell>
          <table:table-cell office:value-type="float" office:value="38.262" calcext:value-type="float">
            <text:p>38,262</text:p>
          </table:table-cell>
          <table:table-cell office:value-type="float" office:value="37.296" calcext:value-type="float">
            <text:p>37,296</text:p>
          </table:table-cell>
          <table:table-cell table:number-columns-repeated="6" office:value-type="float" office:value="36.924" calcext:value-type="float">
            <text:p>36,924</text:p>
          </table:table-cell>
          <table:table-cell table:number-columns-repeated="4" office:value-type="float" office:value="36.701" calcext:value-type="float">
            <text:p>36,701</text:p>
          </table:table-cell>
          <table:table-cell table:number-columns-repeated="3" office:value-type="float" office:value="36.181" calcext:value-type="float">
            <text:p>36,181</text:p>
          </table:table-cell>
          <table:table-cell table:number-columns-repeated="2" office:value-type="float" office:value="35.513" calcext:value-type="float">
            <text:p>35,513</text:p>
          </table:table-cell>
          <table:table-cell table:number-columns-repeated="5" office:value-type="float" office:value="34.918" calcext:value-type="float">
            <text:p>34,918</text:p>
          </table:table-cell>
        </table:table-row>
        <table:table-row table:style-name="ro1">
          <table:table-cell office:value-type="float" office:value="39.475" calcext:value-type="float">
            <text:p>39,475</text:p>
          </table:table-cell>
          <table:table-cell office:value-type="float" office:value="39.227" calcext:value-type="float">
            <text:p>39,227</text:p>
          </table:table-cell>
          <table:table-cell office:value-type="float" office:value="39.104" calcext:value-type="float">
            <text:p>39,104</text:p>
          </table:table-cell>
          <table:table-cell office:value-type="float" office:value="38.113" calcext:value-type="float">
            <text:p>38,113</text:p>
          </table:table-cell>
          <table:table-cell table:number-columns-repeated="6" office:value-type="float" office:value="37.717" calcext:value-type="float">
            <text:p>37,717</text:p>
          </table:table-cell>
          <table:table-cell table:number-columns-repeated="4" office:value-type="float" office:value="37.395" calcext:value-type="float">
            <text:p>37,395</text:p>
          </table:table-cell>
          <table:table-cell table:number-columns-repeated="3" office:value-type="float" office:value="36.875" calcext:value-type="float">
            <text:p>36,875</text:p>
          </table:table-cell>
          <table:table-cell table:number-columns-repeated="2" office:value-type="float" office:value="36.132" calcext:value-type="float">
            <text:p>36,132</text:p>
          </table:table-cell>
          <table:table-cell table:number-columns-repeated="5" office:value-type="float" office:value="35.463" calcext:value-type="float">
            <text:p>35,46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office:value-type="float" office:value="226" calcext:value-type="float">
            <text:p>226</text:p>
          </table:table-cell>
          <table:table-cell office:value-type="float" office:value="221" calcext:value-type="float">
            <text:p>221</text:p>
          </table:table-cell>
          <table:table-cell table:number-columns-repeated="6" office:value-type="float" office:value="207" calcext:value-type="float">
            <text:p>207</text:p>
          </table:table-cell>
          <table:table-cell table:number-columns-repeated="4" office:value-type="float" office:value="190" calcext:value-type="float">
            <text:p>190</text:p>
          </table:table-cell>
          <table:table-cell table:number-columns-repeated="3" office:value-type="float" office:value="166" calcext:value-type="float">
            <text:p>166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5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8.113" calcext:value-type="float">
            <text:p>38,113</text:p>
          </table:table-cell>
          <table:table-cell office:value-type="float" office:value="37.816" calcext:value-type="float">
            <text:p>37,816</text:p>
          </table:table-cell>
          <table:table-cell office:value-type="float" office:value="37.741" calcext:value-type="float">
            <text:p>37,741</text:p>
          </table:table-cell>
          <table:table-cell office:value-type="float" office:value="36.776" calcext:value-type="float">
            <text:p>36,776</text:p>
          </table:table-cell>
          <table:table-cell table:number-columns-repeated="3" office:value-type="float" office:value="36.404" calcext:value-type="float">
            <text:p>36,404</text:p>
          </table:table-cell>
          <table:table-cell table:number-columns-repeated="3" office:value-type="float" office:value="36.181" calcext:value-type="float">
            <text:p>36,181</text:p>
          </table:table-cell>
          <table:table-cell table:number-columns-repeated="4" office:value-type="float" office:value="35.884" calcext:value-type="float">
            <text:p>35,884</text:p>
          </table:table-cell>
          <table:table-cell table:number-columns-repeated="3" office:value-type="float" office:value="35.513" calcext:value-type="float">
            <text:p>35,513</text:p>
          </table:table-cell>
          <table:table-cell table:number-columns-repeated="2" office:value-type="float" office:value="34.77" calcext:value-type="float">
            <text:p>34,77</text:p>
          </table:table-cell>
          <table:table-cell table:number-columns-repeated="5" office:value-type="float" office:value="34.25" calcext:value-type="float">
            <text:p>34,25</text:p>
          </table:table-cell>
        </table:table-row>
        <table:table-row table:style-name="ro1">
          <table:table-cell office:value-type="float" office:value="38.881" calcext:value-type="float">
            <text:p>38,881</text:p>
          </table:table-cell>
          <table:table-cell office:value-type="float" office:value="38.633" calcext:value-type="float">
            <text:p>38,633</text:p>
          </table:table-cell>
          <table:table-cell office:value-type="float" office:value="38.509" calcext:value-type="float">
            <text:p>38,509</text:p>
          </table:table-cell>
          <table:table-cell office:value-type="float" office:value="37.593" calcext:value-type="float">
            <text:p>37,593</text:p>
          </table:table-cell>
          <table:table-cell table:number-columns-repeated="3" office:value-type="float" office:value="37.197" calcext:value-type="float">
            <text:p>37,197</text:p>
          </table:table-cell>
          <table:table-cell table:number-columns-repeated="3" office:value-type="float" office:value="36.924" calcext:value-type="float">
            <text:p>36,924</text:p>
          </table:table-cell>
          <table:table-cell table:number-columns-repeated="4" office:value-type="float" office:value="36.602" calcext:value-type="float">
            <text:p>36,602</text:p>
          </table:table-cell>
          <table:table-cell table:number-columns-repeated="3" office:value-type="float" office:value="36.082" calcext:value-type="float">
            <text:p>36,082</text:p>
          </table:table-cell>
          <table:table-cell table:number-columns-repeated="2" office:value-type="float" office:value="35.339" calcext:value-type="float">
            <text:p>35,339</text:p>
          </table:table-cell>
          <table:table-cell table:number-columns-repeated="5" office:value-type="float" office:value="34.671" calcext:value-type="float">
            <text:p>34,67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94" calcext:value-type="float">
            <text:p>194</text:p>
          </table:table-cell>
          <table:table-cell office:value-type="float" office:value="190" calcext:value-type="float">
            <text:p>190</text:p>
          </table:table-cell>
          <table:table-cell office:value-type="float" office:value="179" calcext:value-type="float">
            <text:p>179</text:p>
          </table:table-cell>
          <table:table-cell table:number-columns-repeated="3" office:value-type="float" office:value="165" calcext:value-type="float">
            <text:p>165</text:p>
          </table:table-cell>
          <table:table-cell table:number-columns-repeated="3" office:value-type="float" office:value="152" calcext:value-type="float">
            <text:p>152</text:p>
          </table:table-cell>
          <table:table-cell table:number-columns-repeated="4" office:value-type="float" office:value="135" calcext:value-type="float">
            <text:p>135</text:p>
          </table:table-cell>
          <table:table-cell table:number-columns-repeated="3" office:value-type="float" office:value="111" calcext:value-type="float">
            <text:p>111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5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7.964" calcext:value-type="float">
            <text:p>37,964</text:p>
          </table:table-cell>
          <table:table-cell office:value-type="float" office:value="37.667" calcext:value-type="float">
            <text:p>37,667</text:p>
          </table:table-cell>
          <table:table-cell office:value-type="float" office:value="37.519" calcext:value-type="float">
            <text:p>37,519</text:p>
          </table:table-cell>
          <table:table-cell office:value-type="float" office:value="36.776" calcext:value-type="float">
            <text:p>36,776</text:p>
          </table:table-cell>
          <table:table-cell table:number-columns-repeated="3" office:value-type="float" office:value="36.33" calcext:value-type="float">
            <text:p>36,33</text:p>
          </table:table-cell>
          <table:table-cell table:number-columns-repeated="3" office:value-type="float" office:value="36.181" calcext:value-type="float">
            <text:p>36,181</text:p>
          </table:table-cell>
          <table:table-cell table:number-columns-repeated="2" office:value-type="float" office:value="35.81" calcext:value-type="float">
            <text:p>35,81</text:p>
          </table:table-cell>
          <table:table-cell table:number-columns-repeated="2" office:value-type="float" office:value="35.364" calcext:value-type="float">
            <text:p>35,364</text:p>
          </table:table-cell>
          <table:table-cell table:number-columns-repeated="3" office:value-type="float" office:value="34.918" calcext:value-type="float">
            <text:p>34,918</text:p>
          </table:table-cell>
          <table:table-cell table:number-columns-repeated="7" office:value-type="float" office:value="34.25" calcext:value-type="float">
            <text:p>34,25</text:p>
          </table:table-cell>
        </table:table-row>
        <table:table-row table:style-name="ro1">
          <table:table-cell office:value-type="float" office:value="38.732" calcext:value-type="float">
            <text:p>38,732</text:p>
          </table:table-cell>
          <table:table-cell office:value-type="float" office:value="38.484" calcext:value-type="float">
            <text:p>38,484</text:p>
          </table:table-cell>
          <table:table-cell office:value-type="float" office:value="38.237" calcext:value-type="float">
            <text:p>38,237</text:p>
          </table:table-cell>
          <table:table-cell office:value-type="float" office:value="37.519" calcext:value-type="float">
            <text:p>37,519</text:p>
          </table:table-cell>
          <table:table-cell table:number-columns-repeated="3" office:value-type="float" office:value="37.122" calcext:value-type="float">
            <text:p>37,122</text:p>
          </table:table-cell>
          <table:table-cell table:number-columns-repeated="3" office:value-type="float" office:value="36.85" calcext:value-type="float">
            <text:p>36,85</text:p>
          </table:table-cell>
          <table:table-cell table:number-columns-repeated="2" office:value-type="float" office:value="36.478" calcext:value-type="float">
            <text:p>36,478</text:p>
          </table:table-cell>
          <table:table-cell table:number-columns-repeated="2" office:value-type="float" office:value="35.934" calcext:value-type="float">
            <text:p>35,934</text:p>
          </table:table-cell>
          <table:table-cell table:number-columns-repeated="3" office:value-type="float" office:value="35.414" calcext:value-type="float">
            <text:p>35,414</text:p>
          </table:table-cell>
          <table:table-cell table:number-columns-repeated="7" office:value-type="float" office:value="34.671" calcext:value-type="float">
            <text:p>34,67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150" calcext:value-type="float">
            <text:p>150</text:p>
          </table:table-cell>
          <table:table-cell table:number-columns-repeated="3" office:value-type="float" office:value="137" calcext:value-type="float">
            <text:p>13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3" office:value-type="float" office:value="78" calcext:value-type="float">
            <text:p>78</text:p>
          </table:table-cell>
          <table:table-cell table:number-columns-repeated="7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7.444" calcext:value-type="float">
            <text:p>37,444</text:p>
          </table:table-cell>
          <table:table-cell office:value-type="float" office:value="37.147" calcext:value-type="float">
            <text:p>37,147</text:p>
          </table:table-cell>
          <table:table-cell office:value-type="float" office:value="36.999" calcext:value-type="float">
            <text:p>36,999</text:p>
          </table:table-cell>
          <table:table-cell office:value-type="float" office:value="36.256" calcext:value-type="float">
            <text:p>36,256</text:p>
          </table:table-cell>
          <table:table-cell table:number-columns-repeated="8" office:value-type="float" office:value="35.81" calcext:value-type="float">
            <text:p>35,81</text:p>
          </table:table-cell>
          <table:table-cell table:number-columns-repeated="2" office:value-type="float" office:value="35.364" calcext:value-type="float">
            <text:p>35,364</text:p>
          </table:table-cell>
          <table:table-cell table:number-columns-repeated="3" office:value-type="float" office:value="34.918" calcext:value-type="float">
            <text:p>34,918</text:p>
          </table:table-cell>
          <table:table-cell table:number-columns-repeated="7" office:value-type="float" office:value="34.25" calcext:value-type="float">
            <text:p>34,25</text:p>
          </table:table-cell>
        </table:table-row>
        <table:table-row table:style-name="ro1">
          <table:table-cell office:value-type="float" office:value="38.088" calcext:value-type="float">
            <text:p>38,088</text:p>
          </table:table-cell>
          <table:table-cell office:value-type="float" office:value="37.841" calcext:value-type="float">
            <text:p>37,841</text:p>
          </table:table-cell>
          <table:table-cell office:value-type="float" office:value="37.593" calcext:value-type="float">
            <text:p>37,593</text:p>
          </table:table-cell>
          <table:table-cell office:value-type="float" office:value="36.875" calcext:value-type="float">
            <text:p>36,875</text:p>
          </table:table-cell>
          <table:table-cell table:number-columns-repeated="8" office:value-type="float" office:value="36.478" calcext:value-type="float">
            <text:p>36,478</text:p>
          </table:table-cell>
          <table:table-cell table:number-columns-repeated="2" office:value-type="float" office:value="35.934" calcext:value-type="float">
            <text:p>35,934</text:p>
          </table:table-cell>
          <table:table-cell table:number-columns-repeated="3" office:value-type="float" office:value="35.414" calcext:value-type="float">
            <text:p>35,414</text:p>
          </table:table-cell>
          <table:table-cell table:number-columns-repeated="7" office:value-type="float" office:value="34.671" calcext:value-type="float">
            <text:p>34,67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0" calcext:value-type="float">
            <text:p>16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table:number-columns-repeated="8" office:value-type="float" office:value="119" calcext:value-type="float">
            <text:p>119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3" office:value-type="float" office:value="78" calcext:value-type="float">
            <text:p>78</text:p>
          </table:table-cell>
          <table:table-cell table:number-columns-repeated="7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6.776" calcext:value-type="float">
            <text:p>36,776</text:p>
          </table:table-cell>
          <table:table-cell office:value-type="float" office:value="36.553" calcext:value-type="float">
            <text:p>36,553</text:p>
          </table:table-cell>
          <table:table-cell office:value-type="float" office:value="36.33" calcext:value-type="float">
            <text:p>36,33</text:p>
          </table:table-cell>
          <table:table-cell office:value-type="float" office:value="35.587" calcext:value-type="float">
            <text:p>35,587</text:p>
          </table:table-cell>
          <table:table-cell table:number-columns-repeated="8" office:value-type="float" office:value="35.438" calcext:value-type="float">
            <text:p>35,438</text:p>
          </table:table-cell>
          <table:table-cell table:number-columns-repeated="5" office:value-type="float" office:value="34.918" calcext:value-type="float">
            <text:p>34,918</text:p>
          </table:table-cell>
          <table:table-cell table:number-columns-repeated="7" office:value-type="float" office:value="34.25" calcext:value-type="float">
            <text:p>34,25</text:p>
          </table:table-cell>
        </table:table-row>
        <table:table-row table:style-name="ro1">
          <table:table-cell office:value-type="float" office:value="37.395" calcext:value-type="float">
            <text:p>37,395</text:p>
          </table:table-cell>
          <table:table-cell office:value-type="float" office:value="37.147" calcext:value-type="float">
            <text:p>37,147</text:p>
          </table:table-cell>
          <table:table-cell office:value-type="float" office:value="36.899" calcext:value-type="float">
            <text:p>36,899</text:p>
          </table:table-cell>
          <table:table-cell office:value-type="float" office:value="36.181" calcext:value-type="float">
            <text:p>36,181</text:p>
          </table:table-cell>
          <table:table-cell table:number-columns-repeated="8" office:value-type="float" office:value="35.958" calcext:value-type="float">
            <text:p>35,958</text:p>
          </table:table-cell>
          <table:table-cell table:number-columns-repeated="5" office:value-type="float" office:value="35.414" calcext:value-type="float">
            <text:p>35,414</text:p>
          </table:table-cell>
          <table:table-cell table:number-columns-repeated="7" office:value-type="float" office:value="34.671" calcext:value-type="float">
            <text:p>34,67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 table:number-columns-repeated="8" office:value-type="float" office:value="95" calcext:value-type="float">
            <text:p>95</text:p>
          </table:table-cell>
          <table:table-cell table:number-columns-repeated="5" office:value-type="float" office:value="78" calcext:value-type="float">
            <text:p>78</text:p>
          </table:table-cell>
          <table:table-cell table:number-columns-repeated="7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6.776" calcext:value-type="float">
            <text:p>36,776</text:p>
          </table:table-cell>
          <table:table-cell office:value-type="float" office:value="36.553" calcext:value-type="float">
            <text:p>36,553</text:p>
          </table:table-cell>
          <table:table-cell office:value-type="float" office:value="36.33" calcext:value-type="float">
            <text:p>36,33</text:p>
          </table:table-cell>
          <table:table-cell office:value-type="float" office:value="35.587" calcext:value-type="float">
            <text:p>35,587</text:p>
          </table:table-cell>
          <table:table-cell table:number-columns-repeated="8" office:value-type="float" office:value="35.438" calcext:value-type="float">
            <text:p>35,438</text:p>
          </table:table-cell>
          <table:table-cell table:number-columns-repeated="5" office:value-type="float" office:value="34.918" calcext:value-type="float">
            <text:p>34,918</text:p>
          </table:table-cell>
          <table:table-cell table:number-columns-repeated="7" office:value-type="float" office:value="34.25" calcext:value-type="float">
            <text:p>34,25</text:p>
          </table:table-cell>
        </table:table-row>
        <table:table-row table:style-name="ro1">
          <table:table-cell office:value-type="float" office:value="37.395" calcext:value-type="float">
            <text:p>37,395</text:p>
          </table:table-cell>
          <table:table-cell office:value-type="float" office:value="37.147" calcext:value-type="float">
            <text:p>37,147</text:p>
          </table:table-cell>
          <table:table-cell office:value-type="float" office:value="36.899" calcext:value-type="float">
            <text:p>36,899</text:p>
          </table:table-cell>
          <table:table-cell office:value-type="float" office:value="36.181" calcext:value-type="float">
            <text:p>36,181</text:p>
          </table:table-cell>
          <table:table-cell table:number-columns-repeated="8" office:value-type="float" office:value="35.958" calcext:value-type="float">
            <text:p>35,958</text:p>
          </table:table-cell>
          <table:table-cell table:number-columns-repeated="5" office:value-type="float" office:value="35.414" calcext:value-type="float">
            <text:p>35,414</text:p>
          </table:table-cell>
          <table:table-cell table:number-columns-repeated="7" office:value-type="float" office:value="34.671" calcext:value-type="float">
            <text:p>34,67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 table:number-columns-repeated="8" office:value-type="float" office:value="95" calcext:value-type="float">
            <text:p>95</text:p>
          </table:table-cell>
          <table:table-cell table:number-columns-repeated="5" office:value-type="float" office:value="78" calcext:value-type="float">
            <text:p>78</text:p>
          </table:table-cell>
          <table:table-cell table:number-columns-repeated="7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6.776" calcext:value-type="float">
            <text:p>36,776</text:p>
          </table:table-cell>
          <table:table-cell office:value-type="float" office:value="36.553" calcext:value-type="float">
            <text:p>36,553</text:p>
          </table:table-cell>
          <table:table-cell office:value-type="float" office:value="36.33" calcext:value-type="float">
            <text:p>36,33</text:p>
          </table:table-cell>
          <table:table-cell office:value-type="float" office:value="35.587" calcext:value-type="float">
            <text:p>35,587</text:p>
          </table:table-cell>
          <table:table-cell table:number-columns-repeated="8" office:value-type="float" office:value="35.438" calcext:value-type="float">
            <text:p>35,438</text:p>
          </table:table-cell>
          <table:table-cell table:number-columns-repeated="5" office:value-type="float" office:value="34.918" calcext:value-type="float">
            <text:p>34,918</text:p>
          </table:table-cell>
          <table:table-cell table:number-columns-repeated="7" office:value-type="float" office:value="34.25" calcext:value-type="float">
            <text:p>34,25</text:p>
          </table:table-cell>
        </table:table-row>
        <table:table-row table:style-name="ro1">
          <table:table-cell office:value-type="float" office:value="37.395" calcext:value-type="float">
            <text:p>37,395</text:p>
          </table:table-cell>
          <table:table-cell office:value-type="float" office:value="37.147" calcext:value-type="float">
            <text:p>37,147</text:p>
          </table:table-cell>
          <table:table-cell office:value-type="float" office:value="36.899" calcext:value-type="float">
            <text:p>36,899</text:p>
          </table:table-cell>
          <table:table-cell office:value-type="float" office:value="36.181" calcext:value-type="float">
            <text:p>36,181</text:p>
          </table:table-cell>
          <table:table-cell table:number-columns-repeated="8" office:value-type="float" office:value="35.958" calcext:value-type="float">
            <text:p>35,958</text:p>
          </table:table-cell>
          <table:table-cell table:number-columns-repeated="5" office:value-type="float" office:value="35.414" calcext:value-type="float">
            <text:p>35,414</text:p>
          </table:table-cell>
          <table:table-cell table:number-columns-repeated="7" office:value-type="float" office:value="34.671" calcext:value-type="float">
            <text:p>34,67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 table:number-columns-repeated="8" office:value-type="float" office:value="95" calcext:value-type="float">
            <text:p>95</text:p>
          </table:table-cell>
          <table:table-cell table:number-columns-repeated="5" office:value-type="float" office:value="78" calcext:value-type="float">
            <text:p>78</text:p>
          </table:table-cell>
          <table:table-cell table:number-columns-repeated="7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6.776" calcext:value-type="float">
            <text:p>36,776</text:p>
          </table:table-cell>
          <table:table-cell office:value-type="float" office:value="36.553" calcext:value-type="float">
            <text:p>36,553</text:p>
          </table:table-cell>
          <table:table-cell office:value-type="float" office:value="36.33" calcext:value-type="float">
            <text:p>36,33</text:p>
          </table:table-cell>
          <table:table-cell office:value-type="float" office:value="35.587" calcext:value-type="float">
            <text:p>35,587</text:p>
          </table:table-cell>
          <table:table-cell table:number-columns-repeated="8" office:value-type="float" office:value="35.438" calcext:value-type="float">
            <text:p>35,438</text:p>
          </table:table-cell>
          <table:table-cell table:number-columns-repeated="5" office:value-type="float" office:value="34.918" calcext:value-type="float">
            <text:p>34,918</text:p>
          </table:table-cell>
          <table:table-cell table:number-columns-repeated="7" office:value-type="float" office:value="34.25" calcext:value-type="float">
            <text:p>34,25</text:p>
          </table:table-cell>
        </table:table-row>
        <table:table-row table:style-name="ro1">
          <table:table-cell office:value-type="float" office:value="37.395" calcext:value-type="float">
            <text:p>37,395</text:p>
          </table:table-cell>
          <table:table-cell office:value-type="float" office:value="37.147" calcext:value-type="float">
            <text:p>37,147</text:p>
          </table:table-cell>
          <table:table-cell office:value-type="float" office:value="36.899" calcext:value-type="float">
            <text:p>36,899</text:p>
          </table:table-cell>
          <table:table-cell office:value-type="float" office:value="36.181" calcext:value-type="float">
            <text:p>36,181</text:p>
          </table:table-cell>
          <table:table-cell table:number-columns-repeated="8" office:value-type="float" office:value="35.958" calcext:value-type="float">
            <text:p>35,958</text:p>
          </table:table-cell>
          <table:table-cell table:number-columns-repeated="5" office:value-type="float" office:value="35.414" calcext:value-type="float">
            <text:p>35,414</text:p>
          </table:table-cell>
          <table:table-cell table:number-columns-repeated="7" office:value-type="float" office:value="34.671" calcext:value-type="float">
            <text:p>34,67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 table:number-columns-repeated="8" office:value-type="float" office:value="95" calcext:value-type="float">
            <text:p>95</text:p>
          </table:table-cell>
          <table:table-cell table:number-columns-repeated="5" office:value-type="float" office:value="78" calcext:value-type="float">
            <text:p>78</text:p>
          </table:table-cell>
          <table:table-cell table:number-columns-repeated="7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5.29" calcext:value-type="float">
            <text:p>35,29</text:p>
          </table:table-cell>
          <table:table-cell office:value-type="float" office:value="35.215" calcext:value-type="float">
            <text:p>35,215</text:p>
          </table:table-cell>
          <table:table-cell office:value-type="float" office:value="34.918" calcext:value-type="float">
            <text:p>34,918</text:p>
          </table:table-cell>
          <table:table-cell office:value-type="float" office:value="34.398" calcext:value-type="float">
            <text:p>34,398</text:p>
          </table:table-cell>
          <table:table-cell table:number-columns-repeated="8" office:value-type="float" office:value="34.175" calcext:value-type="float">
            <text:p>34,175</text:p>
          </table:table-cell>
          <table:table-cell table:number-columns-repeated="5" office:value-type="float" office:value="33.73" calcext:value-type="float">
            <text:p>33,7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76" calcext:value-type="float">
            <text:p>35,76</text:p>
          </table:table-cell>
          <table:table-cell office:value-type="float" office:value="35.661" calcext:value-type="float">
            <text:p>35,661</text:p>
          </table:table-cell>
          <table:table-cell office:value-type="float" office:value="35.414" calcext:value-type="float">
            <text:p>35,414</text:p>
          </table:table-cell>
          <table:table-cell office:value-type="float" office:value="34.844" calcext:value-type="float">
            <text:p>34,844</text:p>
          </table:table-cell>
          <table:table-cell table:number-columns-repeated="8" office:value-type="float" office:value="34.621" calcext:value-type="float">
            <text:p>34,621</text:p>
          </table:table-cell>
          <table:table-cell table:number-columns-repeated="5" office:value-type="float" office:value="34.076" calcext:value-type="float">
            <text:p>34,076</text:p>
          </table:table-cell>
          <table:table-cell table:number-columns-repeated="7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table:number-columns-repeated="8" office:value-type="float" office:value="41" calcext:value-type="float">
            <text:p>41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29" calcext:value-type="float">
            <text:p>35,29</text:p>
          </table:table-cell>
          <table:table-cell office:value-type="float" office:value="35.215" calcext:value-type="float">
            <text:p>35,215</text:p>
          </table:table-cell>
          <table:table-cell office:value-type="float" office:value="34.918" calcext:value-type="float">
            <text:p>34,918</text:p>
          </table:table-cell>
          <table:table-cell office:value-type="float" office:value="34.398" calcext:value-type="float">
            <text:p>34,398</text:p>
          </table:table-cell>
          <table:table-cell table:number-columns-repeated="8" office:value-type="float" office:value="34.175" calcext:value-type="float">
            <text:p>34,175</text:p>
          </table:table-cell>
          <table:table-cell table:number-columns-repeated="5" office:value-type="float" office:value="33.73" calcext:value-type="float">
            <text:p>33,7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76" calcext:value-type="float">
            <text:p>35,76</text:p>
          </table:table-cell>
          <table:table-cell office:value-type="float" office:value="35.661" calcext:value-type="float">
            <text:p>35,661</text:p>
          </table:table-cell>
          <table:table-cell office:value-type="float" office:value="35.414" calcext:value-type="float">
            <text:p>35,414</text:p>
          </table:table-cell>
          <table:table-cell office:value-type="float" office:value="34.844" calcext:value-type="float">
            <text:p>34,844</text:p>
          </table:table-cell>
          <table:table-cell table:number-columns-repeated="8" office:value-type="float" office:value="34.621" calcext:value-type="float">
            <text:p>34,621</text:p>
          </table:table-cell>
          <table:table-cell table:number-columns-repeated="5" office:value-type="float" office:value="34.076" calcext:value-type="float">
            <text:p>34,076</text:p>
          </table:table-cell>
          <table:table-cell table:number-columns-repeated="7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table:number-columns-repeated="8" office:value-type="float" office:value="41" calcext:value-type="float">
            <text:p>41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29" calcext:value-type="float">
            <text:p>35,29</text:p>
          </table:table-cell>
          <table:table-cell office:value-type="float" office:value="35.215" calcext:value-type="float">
            <text:p>35,215</text:p>
          </table:table-cell>
          <table:table-cell office:value-type="float" office:value="34.918" calcext:value-type="float">
            <text:p>34,918</text:p>
          </table:table-cell>
          <table:table-cell office:value-type="float" office:value="34.398" calcext:value-type="float">
            <text:p>34,398</text:p>
          </table:table-cell>
          <table:table-cell table:number-columns-repeated="8" office:value-type="float" office:value="34.175" calcext:value-type="float">
            <text:p>34,175</text:p>
          </table:table-cell>
          <table:table-cell table:number-columns-repeated="5" office:value-type="float" office:value="33.73" calcext:value-type="float">
            <text:p>33,7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76" calcext:value-type="float">
            <text:p>35,76</text:p>
          </table:table-cell>
          <table:table-cell office:value-type="float" office:value="35.661" calcext:value-type="float">
            <text:p>35,661</text:p>
          </table:table-cell>
          <table:table-cell office:value-type="float" office:value="35.414" calcext:value-type="float">
            <text:p>35,414</text:p>
          </table:table-cell>
          <table:table-cell office:value-type="float" office:value="34.844" calcext:value-type="float">
            <text:p>34,844</text:p>
          </table:table-cell>
          <table:table-cell table:number-columns-repeated="8" office:value-type="float" office:value="34.621" calcext:value-type="float">
            <text:p>34,621</text:p>
          </table:table-cell>
          <table:table-cell table:number-columns-repeated="5" office:value-type="float" office:value="34.076" calcext:value-type="float">
            <text:p>34,076</text:p>
          </table:table-cell>
          <table:table-cell table:number-columns-repeated="7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table:number-columns-repeated="8" office:value-type="float" office:value="41" calcext:value-type="float">
            <text:p>41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29" calcext:value-type="float">
            <text:p>35,29</text:p>
          </table:table-cell>
          <table:table-cell office:value-type="float" office:value="35.215" calcext:value-type="float">
            <text:p>35,215</text:p>
          </table:table-cell>
          <table:table-cell office:value-type="float" office:value="34.918" calcext:value-type="float">
            <text:p>34,918</text:p>
          </table:table-cell>
          <table:table-cell office:value-type="float" office:value="34.398" calcext:value-type="float">
            <text:p>34,398</text:p>
          </table:table-cell>
          <table:table-cell table:number-columns-repeated="8" office:value-type="float" office:value="34.175" calcext:value-type="float">
            <text:p>34,175</text:p>
          </table:table-cell>
          <table:table-cell table:number-columns-repeated="5" office:value-type="float" office:value="33.73" calcext:value-type="float">
            <text:p>33,7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76" calcext:value-type="float">
            <text:p>35,76</text:p>
          </table:table-cell>
          <table:table-cell office:value-type="float" office:value="35.661" calcext:value-type="float">
            <text:p>35,661</text:p>
          </table:table-cell>
          <table:table-cell office:value-type="float" office:value="35.414" calcext:value-type="float">
            <text:p>35,414</text:p>
          </table:table-cell>
          <table:table-cell office:value-type="float" office:value="34.844" calcext:value-type="float">
            <text:p>34,844</text:p>
          </table:table-cell>
          <table:table-cell table:number-columns-repeated="8" office:value-type="float" office:value="34.621" calcext:value-type="float">
            <text:p>34,621</text:p>
          </table:table-cell>
          <table:table-cell table:number-columns-repeated="5" office:value-type="float" office:value="34.076" calcext:value-type="float">
            <text:p>34,076</text:p>
          </table:table-cell>
          <table:table-cell table:number-columns-repeated="7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table:number-columns-repeated="8" office:value-type="float" office:value="41" calcext:value-type="float">
            <text:p>41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29" calcext:value-type="float">
            <text:p>35,29</text:p>
          </table:table-cell>
          <table:table-cell office:value-type="float" office:value="35.215" calcext:value-type="float">
            <text:p>35,215</text:p>
          </table:table-cell>
          <table:table-cell office:value-type="float" office:value="34.918" calcext:value-type="float">
            <text:p>34,918</text:p>
          </table:table-cell>
          <table:table-cell office:value-type="float" office:value="34.398" calcext:value-type="float">
            <text:p>34,398</text:p>
          </table:table-cell>
          <table:table-cell table:number-columns-repeated="8" office:value-type="float" office:value="34.175" calcext:value-type="float">
            <text:p>34,175</text:p>
          </table:table-cell>
          <table:table-cell table:number-columns-repeated="5" office:value-type="float" office:value="33.73" calcext:value-type="float">
            <text:p>33,7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76" calcext:value-type="float">
            <text:p>35,76</text:p>
          </table:table-cell>
          <table:table-cell office:value-type="float" office:value="35.661" calcext:value-type="float">
            <text:p>35,661</text:p>
          </table:table-cell>
          <table:table-cell office:value-type="float" office:value="35.414" calcext:value-type="float">
            <text:p>35,414</text:p>
          </table:table-cell>
          <table:table-cell office:value-type="float" office:value="34.844" calcext:value-type="float">
            <text:p>34,844</text:p>
          </table:table-cell>
          <table:table-cell table:number-columns-repeated="8" office:value-type="float" office:value="34.621" calcext:value-type="float">
            <text:p>34,621</text:p>
          </table:table-cell>
          <table:table-cell table:number-columns-repeated="5" office:value-type="float" office:value="34.076" calcext:value-type="float">
            <text:p>34,076</text:p>
          </table:table-cell>
          <table:table-cell table:number-columns-repeated="7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table:number-columns-repeated="8" office:value-type="float" office:value="41" calcext:value-type="float">
            <text:p>41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29" calcext:value-type="float">
            <text:p>35,29</text:p>
          </table:table-cell>
          <table:table-cell office:value-type="float" office:value="35.215" calcext:value-type="float">
            <text:p>35,215</text:p>
          </table:table-cell>
          <table:table-cell office:value-type="float" office:value="34.918" calcext:value-type="float">
            <text:p>34,918</text:p>
          </table:table-cell>
          <table:table-cell office:value-type="float" office:value="34.398" calcext:value-type="float">
            <text:p>34,398</text:p>
          </table:table-cell>
          <table:table-cell table:number-columns-repeated="8" office:value-type="float" office:value="34.175" calcext:value-type="float">
            <text:p>34,175</text:p>
          </table:table-cell>
          <table:table-cell table:number-columns-repeated="5" office:value-type="float" office:value="33.73" calcext:value-type="float">
            <text:p>33,7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76" calcext:value-type="float">
            <text:p>35,76</text:p>
          </table:table-cell>
          <table:table-cell office:value-type="float" office:value="35.661" calcext:value-type="float">
            <text:p>35,661</text:p>
          </table:table-cell>
          <table:table-cell office:value-type="float" office:value="35.414" calcext:value-type="float">
            <text:p>35,414</text:p>
          </table:table-cell>
          <table:table-cell office:value-type="float" office:value="34.844" calcext:value-type="float">
            <text:p>34,844</text:p>
          </table:table-cell>
          <table:table-cell table:number-columns-repeated="8" office:value-type="float" office:value="34.621" calcext:value-type="float">
            <text:p>34,621</text:p>
          </table:table-cell>
          <table:table-cell table:number-columns-repeated="5" office:value-type="float" office:value="34.076" calcext:value-type="float">
            <text:p>34,076</text:p>
          </table:table-cell>
          <table:table-cell table:number-columns-repeated="7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table:number-columns-repeated="8" office:value-type="float" office:value="41" calcext:value-type="float">
            <text:p>41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29" calcext:value-type="float">
            <text:p>35,29</text:p>
          </table:table-cell>
          <table:table-cell office:value-type="float" office:value="35.215" calcext:value-type="float">
            <text:p>35,215</text:p>
          </table:table-cell>
          <table:table-cell office:value-type="float" office:value="34.918" calcext:value-type="float">
            <text:p>34,918</text:p>
          </table:table-cell>
          <table:table-cell office:value-type="float" office:value="34.398" calcext:value-type="float">
            <text:p>34,398</text:p>
          </table:table-cell>
          <table:table-cell table:number-columns-repeated="8" office:value-type="float" office:value="34.175" calcext:value-type="float">
            <text:p>34,175</text:p>
          </table:table-cell>
          <table:table-cell table:number-columns-repeated="5" office:value-type="float" office:value="33.73" calcext:value-type="float">
            <text:p>33,7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76" calcext:value-type="float">
            <text:p>35,76</text:p>
          </table:table-cell>
          <table:table-cell office:value-type="float" office:value="35.661" calcext:value-type="float">
            <text:p>35,661</text:p>
          </table:table-cell>
          <table:table-cell office:value-type="float" office:value="35.414" calcext:value-type="float">
            <text:p>35,414</text:p>
          </table:table-cell>
          <table:table-cell office:value-type="float" office:value="34.844" calcext:value-type="float">
            <text:p>34,844</text:p>
          </table:table-cell>
          <table:table-cell table:number-columns-repeated="8" office:value-type="float" office:value="34.621" calcext:value-type="float">
            <text:p>34,621</text:p>
          </table:table-cell>
          <table:table-cell table:number-columns-repeated="5" office:value-type="float" office:value="34.076" calcext:value-type="float">
            <text:p>34,076</text:p>
          </table:table-cell>
          <table:table-cell table:number-columns-repeated="7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table:number-columns-repeated="8" office:value-type="float" office:value="41" calcext:value-type="float">
            <text:p>41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29" calcext:value-type="float">
            <text:p>35,29</text:p>
          </table:table-cell>
          <table:table-cell office:value-type="float" office:value="35.215" calcext:value-type="float">
            <text:p>35,215</text:p>
          </table:table-cell>
          <table:table-cell office:value-type="float" office:value="34.918" calcext:value-type="float">
            <text:p>34,918</text:p>
          </table:table-cell>
          <table:table-cell office:value-type="float" office:value="34.398" calcext:value-type="float">
            <text:p>34,398</text:p>
          </table:table-cell>
          <table:table-cell table:number-columns-repeated="8" office:value-type="float" office:value="34.175" calcext:value-type="float">
            <text:p>34,175</text:p>
          </table:table-cell>
          <table:table-cell table:number-columns-repeated="5" office:value-type="float" office:value="33.73" calcext:value-type="float">
            <text:p>33,7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76" calcext:value-type="float">
            <text:p>35,76</text:p>
          </table:table-cell>
          <table:table-cell office:value-type="float" office:value="35.661" calcext:value-type="float">
            <text:p>35,661</text:p>
          </table:table-cell>
          <table:table-cell office:value-type="float" office:value="35.414" calcext:value-type="float">
            <text:p>35,414</text:p>
          </table:table-cell>
          <table:table-cell office:value-type="float" office:value="34.844" calcext:value-type="float">
            <text:p>34,844</text:p>
          </table:table-cell>
          <table:table-cell table:number-columns-repeated="8" office:value-type="float" office:value="34.621" calcext:value-type="float">
            <text:p>34,621</text:p>
          </table:table-cell>
          <table:table-cell table:number-columns-repeated="5" office:value-type="float" office:value="34.076" calcext:value-type="float">
            <text:p>34,076</text:p>
          </table:table-cell>
          <table:table-cell table:number-columns-repeated="7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table:number-columns-repeated="8" office:value-type="float" office:value="41" calcext:value-type="float">
            <text:p>41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29" calcext:value-type="float">
            <text:p>35,29</text:p>
          </table:table-cell>
          <table:table-cell office:value-type="float" office:value="35.215" calcext:value-type="float">
            <text:p>35,215</text:p>
          </table:table-cell>
          <table:table-cell office:value-type="float" office:value="34.918" calcext:value-type="float">
            <text:p>34,918</text:p>
          </table:table-cell>
          <table:table-cell office:value-type="float" office:value="34.398" calcext:value-type="float">
            <text:p>34,398</text:p>
          </table:table-cell>
          <table:table-cell table:number-columns-repeated="8" office:value-type="float" office:value="34.175" calcext:value-type="float">
            <text:p>34,175</text:p>
          </table:table-cell>
          <table:table-cell table:number-columns-repeated="5" office:value-type="float" office:value="33.73" calcext:value-type="float">
            <text:p>33,7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76" calcext:value-type="float">
            <text:p>35,76</text:p>
          </table:table-cell>
          <table:table-cell office:value-type="float" office:value="35.661" calcext:value-type="float">
            <text:p>35,661</text:p>
          </table:table-cell>
          <table:table-cell office:value-type="float" office:value="35.414" calcext:value-type="float">
            <text:p>35,414</text:p>
          </table:table-cell>
          <table:table-cell office:value-type="float" office:value="34.844" calcext:value-type="float">
            <text:p>34,844</text:p>
          </table:table-cell>
          <table:table-cell table:number-columns-repeated="8" office:value-type="float" office:value="34.621" calcext:value-type="float">
            <text:p>34,621</text:p>
          </table:table-cell>
          <table:table-cell table:number-columns-repeated="5" office:value-type="float" office:value="34.076" calcext:value-type="float">
            <text:p>34,076</text:p>
          </table:table-cell>
          <table:table-cell table:number-columns-repeated="7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table:number-columns-repeated="8" office:value-type="float" office:value="41" calcext:value-type="float">
            <text:p>41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25" calcext:value-type="float">
            <text:p>34,25</text:p>
          </table:table-cell>
          <table:table-cell table:number-columns-repeated="2" office:value-type="float" office:value="34.175" calcext:value-type="float">
            <text:p>34,175</text:p>
          </table:table-cell>
          <table:table-cell office:value-type="float" office:value="33.655" calcext:value-type="float">
            <text:p>33,655</text:p>
          </table:table-cell>
          <table:table-cell table:number-columns-repeated="8" office:value-type="float" office:value="33.432" calcext:value-type="float">
            <text:p>33,43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77" calcext:value-type="float">
            <text:p>34,77</text:p>
          </table:table-cell>
          <table:table-cell table:number-columns-repeated="2" office:value-type="float" office:value="34.671" calcext:value-type="float">
            <text:p>34,671</text:p>
          </table:table-cell>
          <table:table-cell office:value-type="float" office:value="34.101" calcext:value-type="float">
            <text:p>34,101</text:p>
          </table:table-cell>
          <table:table-cell table:number-columns-repeated="8" office:value-type="float" office:value="33.878" calcext:value-type="float">
            <text:p>33,878</text:p>
          </table:table-cell>
          <table:table-cell table:number-columns-repeated="12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878" calcext:value-type="float">
            <text:p>33,878</text:p>
          </table:table-cell>
          <table:table-cell table:number-columns-repeated="2" office:value-type="float" office:value="33.73" calcext:value-type="float">
            <text:p>33,73</text:p>
          </table:table-cell>
          <table:table-cell office:value-type="float" office:value="33.21" calcext:value-type="float">
            <text:p>33,2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225" calcext:value-type="float">
            <text:p>34,225</text:p>
          </table:table-cell>
          <table:table-cell table:number-columns-repeated="2" office:value-type="float" office:value="34.126" calcext:value-type="float">
            <text:p>34,126</text:p>
          </table:table-cell>
          <table:table-cell office:value-type="float" office:value="33.556" calcext:value-type="float">
            <text:p>33,556</text:p>
          </table:table-cell>
          <table:table-cell table:number-columns-repeated="20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878" calcext:value-type="float">
            <text:p>33,878</text:p>
          </table:table-cell>
          <table:table-cell table:number-columns-repeated="2" office:value-type="float" office:value="33.73" calcext:value-type="float">
            <text:p>33,73</text:p>
          </table:table-cell>
          <table:table-cell office:value-type="float" office:value="33.21" calcext:value-type="float">
            <text:p>33,2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225" calcext:value-type="float">
            <text:p>34,225</text:p>
          </table:table-cell>
          <table:table-cell table:number-columns-repeated="2" office:value-type="float" office:value="34.126" calcext:value-type="float">
            <text:p>34,126</text:p>
          </table:table-cell>
          <table:table-cell office:value-type="float" office:value="33.556" calcext:value-type="float">
            <text:p>33,556</text:p>
          </table:table-cell>
          <table:table-cell table:number-columns-repeated="20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878" calcext:value-type="float">
            <text:p>33,878</text:p>
          </table:table-cell>
          <table:table-cell table:number-columns-repeated="2" office:value-type="float" office:value="33.73" calcext:value-type="float">
            <text:p>33,73</text:p>
          </table:table-cell>
          <table:table-cell office:value-type="float" office:value="33.21" calcext:value-type="float">
            <text:p>33,2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225" calcext:value-type="float">
            <text:p>34,225</text:p>
          </table:table-cell>
          <table:table-cell table:number-columns-repeated="2" office:value-type="float" office:value="34.126" calcext:value-type="float">
            <text:p>34,126</text:p>
          </table:table-cell>
          <table:table-cell office:value-type="float" office:value="33.556" calcext:value-type="float">
            <text:p>33,556</text:p>
          </table:table-cell>
          <table:table-cell table:number-columns-repeated="20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878" calcext:value-type="float">
            <text:p>33,878</text:p>
          </table:table-cell>
          <table:table-cell table:number-columns-repeated="2" office:value-type="float" office:value="33.73" calcext:value-type="float">
            <text:p>33,73</text:p>
          </table:table-cell>
          <table:table-cell office:value-type="float" office:value="33.21" calcext:value-type="float">
            <text:p>33,2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225" calcext:value-type="float">
            <text:p>34,225</text:p>
          </table:table-cell>
          <table:table-cell table:number-columns-repeated="2" office:value-type="float" office:value="34.126" calcext:value-type="float">
            <text:p>34,126</text:p>
          </table:table-cell>
          <table:table-cell office:value-type="float" office:value="33.556" calcext:value-type="float">
            <text:p>33,556</text:p>
          </table:table-cell>
          <table:table-cell table:number-columns-repeated="20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73" calcext:value-type="float">
            <text:p>33,73</text:p>
          </table:table-cell>
          <table:table-cell table:number-columns-repeated="2" office:value-type="float" office:value="33.655" calcext:value-type="float">
            <text:p>33,655</text:p>
          </table:table-cell>
          <table:table-cell office:value-type="float" office:value="33.21" calcext:value-type="float">
            <text:p>33,2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052" calcext:value-type="float">
            <text:p>34,052</text:p>
          </table:table-cell>
          <table:table-cell table:number-columns-repeated="2" office:value-type="float" office:value="33.952" calcext:value-type="float">
            <text:p>33,952</text:p>
          </table:table-cell>
          <table:table-cell office:value-type="float" office:value="33.556" calcext:value-type="float">
            <text:p>33,556</text:p>
          </table:table-cell>
          <table:table-cell table:number-columns-repeated="20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73" calcext:value-type="float">
            <text:p>33,73</text:p>
          </table:table-cell>
          <table:table-cell table:number-columns-repeated="2" office:value-type="float" office:value="33.655" calcext:value-type="float">
            <text:p>33,655</text:p>
          </table:table-cell>
          <table:table-cell office:value-type="float" office:value="33.21" calcext:value-type="float">
            <text:p>33,2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052" calcext:value-type="float">
            <text:p>34,052</text:p>
          </table:table-cell>
          <table:table-cell table:number-columns-repeated="2" office:value-type="float" office:value="33.952" calcext:value-type="float">
            <text:p>33,952</text:p>
          </table:table-cell>
          <table:table-cell office:value-type="float" office:value="33.556" calcext:value-type="float">
            <text:p>33,556</text:p>
          </table:table-cell>
          <table:table-cell table:number-columns-repeated="20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73" calcext:value-type="float">
            <text:p>33,73</text:p>
          </table:table-cell>
          <table:table-cell table:number-columns-repeated="2" office:value-type="float" office:value="33.655" calcext:value-type="float">
            <text:p>33,655</text:p>
          </table:table-cell>
          <table:table-cell office:value-type="float" office:value="33.21" calcext:value-type="float">
            <text:p>33,2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052" calcext:value-type="float">
            <text:p>34,052</text:p>
          </table:table-cell>
          <table:table-cell table:number-columns-repeated="2" office:value-type="float" office:value="33.952" calcext:value-type="float">
            <text:p>33,952</text:p>
          </table:table-cell>
          <table:table-cell office:value-type="float" office:value="33.556" calcext:value-type="float">
            <text:p>33,556</text:p>
          </table:table-cell>
          <table:table-cell table:number-columns-repeated="20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581" calcext:value-type="float">
            <text:p>33,581</text:p>
          </table:table-cell>
          <table:table-cell table:number-columns-repeated="2" office:value-type="float" office:value="33.358" calcext:value-type="float">
            <text:p>33,358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928" calcext:value-type="float">
            <text:p>33,928</text:p>
          </table:table-cell>
          <table:table-cell table:number-columns-repeated="2" office:value-type="float" office:value="33.73" calcext:value-type="float">
            <text:p>33,73</text:p>
          </table:table-cell>
          <table:table-cell table:number-columns-repeated="2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581" calcext:value-type="float">
            <text:p>33,581</text:p>
          </table:table-cell>
          <table:table-cell table:number-columns-repeated="2" office:value-type="float" office:value="33.358" calcext:value-type="float">
            <text:p>33,358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928" calcext:value-type="float">
            <text:p>33,928</text:p>
          </table:table-cell>
          <table:table-cell table:number-columns-repeated="2" office:value-type="float" office:value="33.73" calcext:value-type="float">
            <text:p>33,73</text:p>
          </table:table-cell>
          <table:table-cell table:number-columns-repeated="2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581" calcext:value-type="float">
            <text:p>33,581</text:p>
          </table:table-cell>
          <table:table-cell table:number-columns-repeated="2" office:value-type="float" office:value="33.358" calcext:value-type="float">
            <text:p>33,358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928" calcext:value-type="float">
            <text:p>33,928</text:p>
          </table:table-cell>
          <table:table-cell table:number-columns-repeated="2" office:value-type="float" office:value="33.73" calcext:value-type="float">
            <text:p>33,73</text:p>
          </table:table-cell>
          <table:table-cell table:number-columns-repeated="2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581" calcext:value-type="float">
            <text:p>33,581</text:p>
          </table:table-cell>
          <table:table-cell table:number-columns-repeated="2" office:value-type="float" office:value="33.358" calcext:value-type="float">
            <text:p>33,358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928" calcext:value-type="float">
            <text:p>33,928</text:p>
          </table:table-cell>
          <table:table-cell table:number-columns-repeated="2" office:value-type="float" office:value="33.73" calcext:value-type="float">
            <text:p>33,73</text:p>
          </table:table-cell>
          <table:table-cell table:number-columns-repeated="2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581" calcext:value-type="float">
            <text:p>33,581</text:p>
          </table:table-cell>
          <table:table-cell table:number-columns-repeated="2" office:value-type="float" office:value="33.358" calcext:value-type="float">
            <text:p>33,358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928" calcext:value-type="float">
            <text:p>33,928</text:p>
          </table:table-cell>
          <table:table-cell table:number-columns-repeated="2" office:value-type="float" office:value="33.73" calcext:value-type="float">
            <text:p>33,73</text:p>
          </table:table-cell>
          <table:table-cell table:number-columns-repeated="2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581" calcext:value-type="float">
            <text:p>33,581</text:p>
          </table:table-cell>
          <table:table-cell table:number-columns-repeated="2" office:value-type="float" office:value="33.358" calcext:value-type="float">
            <text:p>33,358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928" calcext:value-type="float">
            <text:p>33,928</text:p>
          </table:table-cell>
          <table:table-cell table:number-columns-repeated="2" office:value-type="float" office:value="33.73" calcext:value-type="float">
            <text:p>33,73</text:p>
          </table:table-cell>
          <table:table-cell table:number-columns-repeated="2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581" calcext:value-type="float">
            <text:p>33,581</text:p>
          </table:table-cell>
          <table:table-cell table:number-columns-repeated="2" office:value-type="float" office:value="33.358" calcext:value-type="float">
            <text:p>33,358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928" calcext:value-type="float">
            <text:p>33,928</text:p>
          </table:table-cell>
          <table:table-cell table:number-columns-repeated="2" office:value-type="float" office:value="33.73" calcext:value-type="float">
            <text:p>33,73</text:p>
          </table:table-cell>
          <table:table-cell table:number-columns-repeated="2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581" calcext:value-type="float">
            <text:p>33,581</text:p>
          </table:table-cell>
          <table:table-cell table:number-columns-repeated="2" office:value-type="float" office:value="33.358" calcext:value-type="float">
            <text:p>33,358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928" calcext:value-type="float">
            <text:p>33,928</text:p>
          </table:table-cell>
          <table:table-cell table:number-columns-repeated="2" office:value-type="float" office:value="33.73" calcext:value-type="float">
            <text:p>33,73</text:p>
          </table:table-cell>
          <table:table-cell table:number-columns-repeated="2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581" calcext:value-type="float">
            <text:p>33,581</text:p>
          </table:table-cell>
          <table:table-cell table:number-columns-repeated="2" office:value-type="float" office:value="33.358" calcext:value-type="float">
            <text:p>33,358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928" calcext:value-type="float">
            <text:p>33,928</text:p>
          </table:table-cell>
          <table:table-cell table:number-columns-repeated="2" office:value-type="float" office:value="33.73" calcext:value-type="float">
            <text:p>33,73</text:p>
          </table:table-cell>
          <table:table-cell table:number-columns-repeated="2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581" calcext:value-type="float">
            <text:p>33,581</text:p>
          </table:table-cell>
          <table:table-cell table:number-columns-repeated="2" office:value-type="float" office:value="33.358" calcext:value-type="float">
            <text:p>33,358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928" calcext:value-type="float">
            <text:p>33,928</text:p>
          </table:table-cell>
          <table:table-cell table:number-columns-repeated="2" office:value-type="float" office:value="33.73" calcext:value-type="float">
            <text:p>33,73</text:p>
          </table:table-cell>
          <table:table-cell table:number-columns-repeated="2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581" calcext:value-type="float">
            <text:p>33,581</text:p>
          </table:table-cell>
          <table:table-cell table:number-columns-repeated="2" office:value-type="float" office:value="33.358" calcext:value-type="float">
            <text:p>33,358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928" calcext:value-type="float">
            <text:p>33,928</text:p>
          </table:table-cell>
          <table:table-cell table:number-columns-repeated="2" office:value-type="float" office:value="33.73" calcext:value-type="float">
            <text:p>33,73</text:p>
          </table:table-cell>
          <table:table-cell table:number-columns-repeated="2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581" calcext:value-type="float">
            <text:p>33,581</text:p>
          </table:table-cell>
          <table:table-cell table:number-columns-repeated="2" office:value-type="float" office:value="33.358" calcext:value-type="float">
            <text:p>33,358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928" calcext:value-type="float">
            <text:p>33,928</text:p>
          </table:table-cell>
          <table:table-cell table:number-columns-repeated="2" office:value-type="float" office:value="33.73" calcext:value-type="float">
            <text:p>33,73</text:p>
          </table:table-cell>
          <table:table-cell table:number-columns-repeated="2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581" calcext:value-type="float">
            <text:p>33,581</text:p>
          </table:table-cell>
          <table:table-cell table:number-columns-repeated="2" office:value-type="float" office:value="33.358" calcext:value-type="float">
            <text:p>33,358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928" calcext:value-type="float">
            <text:p>33,928</text:p>
          </table:table-cell>
          <table:table-cell table:number-columns-repeated="2" office:value-type="float" office:value="33.73" calcext:value-type="float">
            <text:p>33,73</text:p>
          </table:table-cell>
          <table:table-cell table:number-columns-repeated="2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581" calcext:value-type="float">
            <text:p>33,581</text:p>
          </table:table-cell>
          <table:table-cell table:number-columns-repeated="2" office:value-type="float" office:value="33.358" calcext:value-type="float">
            <text:p>33,358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928" calcext:value-type="float">
            <text:p>33,928</text:p>
          </table:table-cell>
          <table:table-cell table:number-columns-repeated="2" office:value-type="float" office:value="33.73" calcext:value-type="float">
            <text:p>33,73</text:p>
          </table:table-cell>
          <table:table-cell table:number-columns-repeated="2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581" calcext:value-type="float">
            <text:p>33,581</text:p>
          </table:table-cell>
          <table:table-cell table:number-columns-repeated="2" office:value-type="float" office:value="33.358" calcext:value-type="float">
            <text:p>33,358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928" calcext:value-type="float">
            <text:p>33,928</text:p>
          </table:table-cell>
          <table:table-cell table:number-columns-repeated="2" office:value-type="float" office:value="33.73" calcext:value-type="float">
            <text:p>33,73</text:p>
          </table:table-cell>
          <table:table-cell table:number-columns-repeated="2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581" calcext:value-type="float">
            <text:p>33,581</text:p>
          </table:table-cell>
          <table:table-cell table:number-columns-repeated="2" office:value-type="float" office:value="33.358" calcext:value-type="float">
            <text:p>33,358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928" calcext:value-type="float">
            <text:p>33,928</text:p>
          </table:table-cell>
          <table:table-cell table:number-columns-repeated="2" office:value-type="float" office:value="33.73" calcext:value-type="float">
            <text:p>33,73</text:p>
          </table:table-cell>
          <table:table-cell table:number-columns-repeated="2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40.987" calcext:value-type="float">
            <text:p>40,987</text:p>
          </table:table-cell>
          <table:table-cell office:value-type="float" office:value="39.89" calcext:value-type="float">
            <text:p>39,89</text:p>
          </table:table-cell>
          <table:table-cell office:value-type="float" office:value="39.028" calcext:value-type="float">
            <text:p>39,028</text:p>
          </table:table-cell>
          <table:table-cell table:number-columns-repeated="2" office:value-type="float" office:value="38.323" calcext:value-type="float">
            <text:p>38,323</text:p>
          </table:table-cell>
          <table:table-cell office:value-type="float" office:value="37.853" calcext:value-type="float">
            <text:p>37,853</text:p>
          </table:table-cell>
          <table:table-cell office:value-type="float" office:value="37.382" calcext:value-type="float">
            <text:p>37,382</text:p>
          </table:table-cell>
          <table:table-cell office:value-type="float" office:value="37.304" calcext:value-type="float">
            <text:p>37,304</text:p>
          </table:table-cell>
          <table:table-cell table:number-columns-repeated="9" office:value-type="float" office:value="36.285" calcext:value-type="float">
            <text:p>36,285</text:p>
          </table:table-cell>
          <table:table-cell table:number-columns-repeated="7" office:value-type="float" office:value="36.207" calcext:value-type="float">
            <text:p>36,207</text:p>
          </table:table-cell>
        </table:table-row>
        <table:table-row table:style-name="ro1">
          <table:table-cell office:value-type="float" office:value="45.089" calcext:value-type="float">
            <text:p>45,089</text:p>
          </table:table-cell>
          <table:table-cell office:value-type="float" office:value="44.07" calcext:value-type="float">
            <text:p>44,07</text:p>
          </table:table-cell>
          <table:table-cell office:value-type="float" office:value="43.13" calcext:value-type="float">
            <text:p>43,13</text:p>
          </table:table-cell>
          <table:table-cell table:number-columns-repeated="2" office:value-type="float" office:value="42.529" calcext:value-type="float">
            <text:p>42,529</text:p>
          </table:table-cell>
          <table:table-cell office:value-type="float" office:value="42.111" calcext:value-type="float">
            <text:p>42,111</text:p>
          </table:table-cell>
          <table:table-cell office:value-type="float" office:value="41.667" calcext:value-type="float">
            <text:p>41,667</text:p>
          </table:table-cell>
          <table:table-cell office:value-type="float" office:value="41.588" calcext:value-type="float">
            <text:p>41,588</text:p>
          </table:table-cell>
          <table:table-cell table:number-columns-repeated="9" office:value-type="float" office:value="40.674" calcext:value-type="float">
            <text:p>40,674</text:p>
          </table:table-cell>
          <table:table-cell table:number-columns-repeated="7" office:value-type="float" office:value="40.596" calcext:value-type="float">
            <text:p>40,59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01" calcext:value-type="float">
            <text:p>501</text:p>
          </table:table-cell>
          <table:table-cell office:value-type="float" office:value="486" calcext:value-type="float">
            <text:p>486</text:p>
          </table:table-cell>
          <table:table-cell table:number-columns-repeated="2" office:value-type="float" office:value="476" calcext:value-type="float">
            <text:p>476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452" calcext:value-type="float">
            <text:p>452</text:p>
          </table:table-cell>
          <table:table-cell table:number-columns-repeated="9" office:value-type="float" office:value="436" calcext:value-type="float">
            <text:p>436</text:p>
          </table:table-cell>
          <table:table-cell table:number-columns-repeated="7"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0.987" calcext:value-type="float">
            <text:p>40,987</text:p>
          </table:table-cell>
          <table:table-cell office:value-type="float" office:value="39.89" calcext:value-type="float">
            <text:p>39,89</text:p>
          </table:table-cell>
          <table:table-cell office:value-type="float" office:value="38.715" calcext:value-type="float">
            <text:p>38,715</text:p>
          </table:table-cell>
          <table:table-cell table:number-columns-repeated="2" office:value-type="float" office:value="38.088" calcext:value-type="float">
            <text:p>38,088</text:p>
          </table:table-cell>
          <table:table-cell office:value-type="float" office:value="37.618" calcext:value-type="float">
            <text:p>37,618</text:p>
          </table:table-cell>
          <table:table-cell office:value-type="float" office:value="36.991" calcext:value-type="float">
            <text:p>36,991</text:p>
          </table:table-cell>
          <table:table-cell office:value-type="float" office:value="36.912" calcext:value-type="float">
            <text:p>36,912</text:p>
          </table:table-cell>
          <table:table-cell table:number-columns-repeated="9" office:value-type="float" office:value="36.285" calcext:value-type="float">
            <text:p>36,285</text:p>
          </table:table-cell>
          <table:table-cell table:number-columns-repeated="7" office:value-type="float" office:value="36.207" calcext:value-type="float">
            <text:p>36,207</text:p>
          </table:table-cell>
        </table:table-row>
        <table:table-row table:style-name="ro1">
          <table:table-cell office:value-type="float" office:value="45.01" calcext:value-type="float">
            <text:p>45,01</text:p>
          </table:table-cell>
          <table:table-cell office:value-type="float" office:value="43.992" calcext:value-type="float">
            <text:p>43,992</text:p>
          </table:table-cell>
          <table:table-cell office:value-type="float" office:value="42.894" calcext:value-type="float">
            <text:p>42,894</text:p>
          </table:table-cell>
          <table:table-cell table:number-columns-repeated="2" office:value-type="float" office:value="42.294" calcext:value-type="float">
            <text:p>42,294</text:p>
          </table:table-cell>
          <table:table-cell office:value-type="float" office:value="41.823" calcext:value-type="float">
            <text:p>41,823</text:p>
          </table:table-cell>
          <table:table-cell office:value-type="float" office:value="41.379" calcext:value-type="float">
            <text:p>41,379</text:p>
          </table:table-cell>
          <table:table-cell office:value-type="float" office:value="41.301" calcext:value-type="float">
            <text:p>41,301</text:p>
          </table:table-cell>
          <table:table-cell table:number-columns-repeated="9" office:value-type="float" office:value="40.674" calcext:value-type="float">
            <text:p>40,674</text:p>
          </table:table-cell>
          <table:table-cell table:number-columns-repeated="7" office:value-type="float" office:value="40.596" calcext:value-type="float">
            <text:p>40,59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86" calcext:value-type="float">
            <text:p>486</text:p>
          </table:table-cell>
          <table:table-cell office:value-type="float" office:value="471" calcext:value-type="float">
            <text:p>471</text:p>
          </table:table-cell>
          <table:table-cell table:number-columns-repeated="2" office:value-type="float" office:value="461" calcext:value-type="float">
            <text:p>461</text:p>
          </table:table-cell>
          <table:table-cell office:value-type="float" office:value="449" calcext:value-type="float">
            <text:p>449</text:p>
          </table:table-cell>
          <table:table-cell table:number-columns-repeated="11" office:value-type="float" office:value="436" calcext:value-type="float">
            <text:p>436</text:p>
          </table:table-cell>
          <table:table-cell table:number-columns-repeated="7"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39.89" calcext:value-type="float">
            <text:p>39,89</text:p>
          </table:table-cell>
          <table:table-cell office:value-type="float" office:value="38.793" calcext:value-type="float">
            <text:p>38,793</text:p>
          </table:table-cell>
          <table:table-cell office:value-type="float" office:value="37.774" calcext:value-type="float">
            <text:p>37,774</text:p>
          </table:table-cell>
          <table:table-cell table:number-columns-repeated="2" office:value-type="float" office:value="37.069" calcext:value-type="float">
            <text:p>37,069</text:p>
          </table:table-cell>
          <table:table-cell office:value-type="float" office:value="36.599" calcext:value-type="float">
            <text:p>36,599</text:p>
          </table:table-cell>
          <table:table-cell office:value-type="float" office:value="35.972" calcext:value-type="float">
            <text:p>35,972</text:p>
          </table:table-cell>
          <table:table-cell office:value-type="float" office:value="35.893" calcext:value-type="float">
            <text:p>35,893</text:p>
          </table:table-cell>
          <table:table-cell table:number-columns-repeated="9" office:value-type="float" office:value="35.266" calcext:value-type="float">
            <text:p>35,266</text:p>
          </table:table-cell>
          <table:table-cell table:number-columns-repeated="7" office:value-type="float" office:value="35.188" calcext:value-type="float">
            <text:p>35,188</text:p>
          </table:table-cell>
        </table:table-row>
        <table:table-row table:style-name="ro1">
          <table:table-cell office:value-type="float" office:value="44.253" calcext:value-type="float">
            <text:p>44,253</text:p>
          </table:table-cell>
          <table:table-cell office:value-type="float" office:value="43.234" calcext:value-type="float">
            <text:p>43,234</text:p>
          </table:table-cell>
          <table:table-cell office:value-type="float" office:value="42.137" calcext:value-type="float">
            <text:p>42,137</text:p>
          </table:table-cell>
          <table:table-cell table:number-columns-repeated="2" office:value-type="float" office:value="41.536" calcext:value-type="float">
            <text:p>41,536</text:p>
          </table:table-cell>
          <table:table-cell office:value-type="float" office:value="41.066" calcext:value-type="float">
            <text:p>41,066</text:p>
          </table:table-cell>
          <table:table-cell office:value-type="float" office:value="40.622" calcext:value-type="float">
            <text:p>40,622</text:p>
          </table:table-cell>
          <table:table-cell office:value-type="float" office:value="40.543" calcext:value-type="float">
            <text:p>40,543</text:p>
          </table:table-cell>
          <table:table-cell table:number-columns-repeated="9" office:value-type="float" office:value="39.916" calcext:value-type="float">
            <text:p>39,916</text:p>
          </table:table-cell>
          <table:table-cell table:number-columns-repeated="7" office:value-type="float" office:value="39.838" calcext:value-type="float">
            <text:p>39,83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34" calcext:value-type="float">
            <text:p>434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409" calcext:value-type="float">
            <text:p>409</text:p>
          </table:table-cell>
          <table:table-cell office:value-type="float" office:value="397" calcext:value-type="float">
            <text:p>397</text:p>
          </table:table-cell>
          <table:table-cell table:number-columns-repeated="11" office:value-type="float" office:value="384" calcext:value-type="float">
            <text:p>384</text:p>
          </table:table-cell>
          <table:table-cell table:number-columns-repeated="7"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9.89" calcext:value-type="float">
            <text:p>39,89</text:p>
          </table:table-cell>
          <table:table-cell office:value-type="float" office:value="38.793" calcext:value-type="float">
            <text:p>38,793</text:p>
          </table:table-cell>
          <table:table-cell office:value-type="float" office:value="37.774" calcext:value-type="float">
            <text:p>37,774</text:p>
          </table:table-cell>
          <table:table-cell table:number-columns-repeated="2" office:value-type="float" office:value="37.069" calcext:value-type="float">
            <text:p>37,069</text:p>
          </table:table-cell>
          <table:table-cell office:value-type="float" office:value="36.599" calcext:value-type="float">
            <text:p>36,599</text:p>
          </table:table-cell>
          <table:table-cell office:value-type="float" office:value="35.972" calcext:value-type="float">
            <text:p>35,972</text:p>
          </table:table-cell>
          <table:table-cell office:value-type="float" office:value="35.893" calcext:value-type="float">
            <text:p>35,893</text:p>
          </table:table-cell>
          <table:table-cell table:number-columns-repeated="9" office:value-type="float" office:value="35.266" calcext:value-type="float">
            <text:p>35,266</text:p>
          </table:table-cell>
          <table:table-cell table:number-columns-repeated="7" office:value-type="float" office:value="35.188" calcext:value-type="float">
            <text:p>35,188</text:p>
          </table:table-cell>
        </table:table-row>
        <table:table-row table:style-name="ro1">
          <table:table-cell office:value-type="float" office:value="44.253" calcext:value-type="float">
            <text:p>44,253</text:p>
          </table:table-cell>
          <table:table-cell office:value-type="float" office:value="43.234" calcext:value-type="float">
            <text:p>43,234</text:p>
          </table:table-cell>
          <table:table-cell office:value-type="float" office:value="42.137" calcext:value-type="float">
            <text:p>42,137</text:p>
          </table:table-cell>
          <table:table-cell table:number-columns-repeated="2" office:value-type="float" office:value="41.536" calcext:value-type="float">
            <text:p>41,536</text:p>
          </table:table-cell>
          <table:table-cell office:value-type="float" office:value="41.066" calcext:value-type="float">
            <text:p>41,066</text:p>
          </table:table-cell>
          <table:table-cell office:value-type="float" office:value="40.622" calcext:value-type="float">
            <text:p>40,622</text:p>
          </table:table-cell>
          <table:table-cell office:value-type="float" office:value="40.543" calcext:value-type="float">
            <text:p>40,543</text:p>
          </table:table-cell>
          <table:table-cell table:number-columns-repeated="9" office:value-type="float" office:value="39.916" calcext:value-type="float">
            <text:p>39,916</text:p>
          </table:table-cell>
          <table:table-cell table:number-columns-repeated="7" office:value-type="float" office:value="39.838" calcext:value-type="float">
            <text:p>39,83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34" calcext:value-type="float">
            <text:p>434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409" calcext:value-type="float">
            <text:p>409</text:p>
          </table:table-cell>
          <table:table-cell office:value-type="float" office:value="397" calcext:value-type="float">
            <text:p>397</text:p>
          </table:table-cell>
          <table:table-cell table:number-columns-repeated="11" office:value-type="float" office:value="384" calcext:value-type="float">
            <text:p>384</text:p>
          </table:table-cell>
          <table:table-cell table:number-columns-repeated="7"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9.107" calcext:value-type="float">
            <text:p>39,107</text:p>
          </table:table-cell>
          <table:table-cell office:value-type="float" office:value="38.088" calcext:value-type="float">
            <text:p>38,088</text:p>
          </table:table-cell>
          <table:table-cell office:value-type="float" office:value="36.912" calcext:value-type="float">
            <text:p>36,912</text:p>
          </table:table-cell>
          <table:table-cell table:number-columns-repeated="2" office:value-type="float" office:value="36.364" calcext:value-type="float">
            <text:p>36,364</text:p>
          </table:table-cell>
          <table:table-cell office:value-type="float" office:value="35.815" calcext:value-type="float">
            <text:p>35,815</text:p>
          </table:table-cell>
          <table:table-cell office:value-type="float" office:value="35.58" calcext:value-type="float">
            <text:p>35,58</text:p>
          </table:table-cell>
          <table:table-cell office:value-type="float" office:value="35.266" calcext:value-type="float">
            <text:p>35,266</text:p>
          </table:table-cell>
          <table:table-cell table:number-columns-repeated="9" office:value-type="float" office:value="34.326" calcext:value-type="float">
            <text:p>34,326</text:p>
          </table:table-cell>
          <table:table-cell table:number-columns-repeated="3" office:value-type="float" office:value="34.248" calcext:value-type="float">
            <text:p>34,248</text:p>
          </table:table-cell>
          <table:table-cell table:number-columns-repeated="4" office:value-type="float" office:value="33.934" calcext:value-type="float">
            <text:p>33,934</text:p>
          </table:table-cell>
        </table:table-row>
        <table:table-row table:style-name="ro1">
          <table:table-cell office:value-type="float" office:value="43.73" calcext:value-type="float">
            <text:p>43,73</text:p>
          </table:table-cell>
          <table:table-cell office:value-type="float" office:value="42.659" calcext:value-type="float">
            <text:p>42,659</text:p>
          </table:table-cell>
          <table:table-cell office:value-type="float" office:value="41.562" calcext:value-type="float">
            <text:p>41,562</text:p>
          </table:table-cell>
          <table:table-cell table:number-columns-repeated="2" office:value-type="float" office:value="41.066" calcext:value-type="float">
            <text:p>41,066</text:p>
          </table:table-cell>
          <table:table-cell office:value-type="float" office:value="40.543" calcext:value-type="float">
            <text:p>40,543</text:p>
          </table:table-cell>
          <table:table-cell office:value-type="float" office:value="40.334" calcext:value-type="float">
            <text:p>40,334</text:p>
          </table:table-cell>
          <table:table-cell office:value-type="float" office:value="40.047" calcext:value-type="float">
            <text:p>40,047</text:p>
          </table:table-cell>
          <table:table-cell table:number-columns-repeated="9" office:value-type="float" office:value="39.08" calcext:value-type="float">
            <text:p>39,08</text:p>
          </table:table-cell>
          <table:table-cell table:number-columns-repeated="3" office:value-type="float" office:value="39.002" calcext:value-type="float">
            <text:p>39,002</text:p>
          </table:table-cell>
          <table:table-cell table:number-columns-repeated="4" office:value-type="float" office:value="38.715" calcext:value-type="float">
            <text:p>38,71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75" calcext:value-type="float">
            <text:p>375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340" calcext:value-type="float">
            <text:p>340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310" calcext:value-type="float">
            <text:p>310</text:p>
          </table:table-cell>
          <table:table-cell table:number-columns-repeated="9" office:value-type="float" office:value="299" calcext:value-type="float">
            <text:p>299</text:p>
          </table:table-cell>
          <table:table-cell table:number-columns-repeated="3" office:value-type="float" office:value="293" calcext:value-type="float">
            <text:p>293</text:p>
          </table:table-cell>
          <table:table-cell table:number-columns-repeated="4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39.107" calcext:value-type="float">
            <text:p>39,107</text:p>
          </table:table-cell>
          <table:table-cell office:value-type="float" office:value="38.088" calcext:value-type="float">
            <text:p>38,088</text:p>
          </table:table-cell>
          <table:table-cell office:value-type="float" office:value="36.912" calcext:value-type="float">
            <text:p>36,912</text:p>
          </table:table-cell>
          <table:table-cell table:number-columns-repeated="2" office:value-type="float" office:value="36.129" calcext:value-type="float">
            <text:p>36,129</text:p>
          </table:table-cell>
          <table:table-cell office:value-type="float" office:value="35.815" calcext:value-type="float">
            <text:p>35,815</text:p>
          </table:table-cell>
          <table:table-cell office:value-type="float" office:value="35.58" calcext:value-type="float">
            <text:p>35,58</text:p>
          </table:table-cell>
          <table:table-cell office:value-type="float" office:value="35.266" calcext:value-type="float">
            <text:p>35,266</text:p>
          </table:table-cell>
          <table:table-cell table:number-columns-repeated="9" office:value-type="float" office:value="34.326" calcext:value-type="float">
            <text:p>34,326</text:p>
          </table:table-cell>
          <table:table-cell table:number-columns-repeated="3" office:value-type="float" office:value="34.248" calcext:value-type="float">
            <text:p>34,248</text:p>
          </table:table-cell>
          <table:table-cell table:number-columns-repeated="4" office:value-type="float" office:value="33.934" calcext:value-type="float">
            <text:p>33,934</text:p>
          </table:table-cell>
        </table:table-row>
        <table:table-row table:style-name="ro1">
          <table:table-cell office:value-type="float" office:value="43.757" calcext:value-type="float">
            <text:p>43,757</text:p>
          </table:table-cell>
          <table:table-cell office:value-type="float" office:value="42.685" calcext:value-type="float">
            <text:p>42,685</text:p>
          </table:table-cell>
          <table:table-cell office:value-type="float" office:value="41.536" calcext:value-type="float">
            <text:p>41,536</text:p>
          </table:table-cell>
          <table:table-cell table:number-columns-repeated="2" office:value-type="float" office:value="40.883" calcext:value-type="float">
            <text:p>40,883</text:p>
          </table:table-cell>
          <table:table-cell office:value-type="float" office:value="40.543" calcext:value-type="float">
            <text:p>40,543</text:p>
          </table:table-cell>
          <table:table-cell office:value-type="float" office:value="40.334" calcext:value-type="float">
            <text:p>40,334</text:p>
          </table:table-cell>
          <table:table-cell office:value-type="float" office:value="40.047" calcext:value-type="float">
            <text:p>40,047</text:p>
          </table:table-cell>
          <table:table-cell table:number-columns-repeated="9" office:value-type="float" office:value="39.08" calcext:value-type="float">
            <text:p>39,08</text:p>
          </table:table-cell>
          <table:table-cell table:number-columns-repeated="3" office:value-type="float" office:value="39.002" calcext:value-type="float">
            <text:p>39,002</text:p>
          </table:table-cell>
          <table:table-cell table:number-columns-repeated="4" office:value-type="float" office:value="38.715" calcext:value-type="float">
            <text:p>38,71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74" calcext:value-type="float">
            <text:p>374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310" calcext:value-type="float">
            <text:p>310</text:p>
          </table:table-cell>
          <table:table-cell table:number-columns-repeated="9" office:value-type="float" office:value="299" calcext:value-type="float">
            <text:p>299</text:p>
          </table:table-cell>
          <table:table-cell table:number-columns-repeated="3" office:value-type="float" office:value="293" calcext:value-type="float">
            <text:p>293</text:p>
          </table:table-cell>
          <table:table-cell table:number-columns-repeated="4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39.028" calcext:value-type="float">
            <text:p>39,028</text:p>
          </table:table-cell>
          <table:table-cell office:value-type="float" office:value="37.931" calcext:value-type="float">
            <text:p>37,931</text:p>
          </table:table-cell>
          <table:table-cell office:value-type="float" office:value="36.677" calcext:value-type="float">
            <text:p>36,677</text:p>
          </table:table-cell>
          <table:table-cell table:number-columns-repeated="2" office:value-type="float" office:value="36.129" calcext:value-type="float">
            <text:p>36,129</text:p>
          </table:table-cell>
          <table:table-cell office:value-type="float" office:value="35.815" calcext:value-type="float">
            <text:p>35,815</text:p>
          </table:table-cell>
          <table:table-cell office:value-type="float" office:value="35.58" calcext:value-type="float">
            <text:p>35,58</text:p>
          </table:table-cell>
          <table:table-cell office:value-type="float" office:value="35.266" calcext:value-type="float">
            <text:p>35,266</text:p>
          </table:table-cell>
          <table:table-cell table:number-columns-repeated="9" office:value-type="float" office:value="34.326" calcext:value-type="float">
            <text:p>34,326</text:p>
          </table:table-cell>
          <table:table-cell table:number-columns-repeated="3" office:value-type="float" office:value="34.248" calcext:value-type="float">
            <text:p>34,248</text:p>
          </table:table-cell>
          <table:table-cell table:number-columns-repeated="4" office:value-type="float" office:value="33.934" calcext:value-type="float">
            <text:p>33,934</text:p>
          </table:table-cell>
        </table:table-row>
        <table:table-row table:style-name="ro1">
          <table:table-cell office:value-type="float" office:value="43.652" calcext:value-type="float">
            <text:p>43,652</text:p>
          </table:table-cell>
          <table:table-cell office:value-type="float" office:value="42.581" calcext:value-type="float">
            <text:p>42,581</text:p>
          </table:table-cell>
          <table:table-cell office:value-type="float" office:value="41.353" calcext:value-type="float">
            <text:p>41,353</text:p>
          </table:table-cell>
          <table:table-cell table:number-columns-repeated="2" office:value-type="float" office:value="40.883" calcext:value-type="float">
            <text:p>40,883</text:p>
          </table:table-cell>
          <table:table-cell office:value-type="float" office:value="40.543" calcext:value-type="float">
            <text:p>40,543</text:p>
          </table:table-cell>
          <table:table-cell office:value-type="float" office:value="40.334" calcext:value-type="float">
            <text:p>40,334</text:p>
          </table:table-cell>
          <table:table-cell office:value-type="float" office:value="40.047" calcext:value-type="float">
            <text:p>40,047</text:p>
          </table:table-cell>
          <table:table-cell table:number-columns-repeated="9" office:value-type="float" office:value="39.08" calcext:value-type="float">
            <text:p>39,08</text:p>
          </table:table-cell>
          <table:table-cell table:number-columns-repeated="3" office:value-type="float" office:value="39.002" calcext:value-type="float">
            <text:p>39,002</text:p>
          </table:table-cell>
          <table:table-cell table:number-columns-repeated="4" office:value-type="float" office:value="38.715" calcext:value-type="float">
            <text:p>38,71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57" calcext:value-type="float">
            <text:p>357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310" calcext:value-type="float">
            <text:p>310</text:p>
          </table:table-cell>
          <table:table-cell table:number-columns-repeated="9" office:value-type="float" office:value="299" calcext:value-type="float">
            <text:p>299</text:p>
          </table:table-cell>
          <table:table-cell table:number-columns-repeated="3" office:value-type="float" office:value="293" calcext:value-type="float">
            <text:p>293</text:p>
          </table:table-cell>
          <table:table-cell table:number-columns-repeated="4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39.028" calcext:value-type="float">
            <text:p>39,028</text:p>
          </table:table-cell>
          <table:table-cell office:value-type="float" office:value="37.931" calcext:value-type="float">
            <text:p>37,931</text:p>
          </table:table-cell>
          <table:table-cell office:value-type="float" office:value="36.677" calcext:value-type="float">
            <text:p>36,677</text:p>
          </table:table-cell>
          <table:table-cell table:number-columns-repeated="2" office:value-type="float" office:value="36.129" calcext:value-type="float">
            <text:p>36,129</text:p>
          </table:table-cell>
          <table:table-cell office:value-type="float" office:value="35.815" calcext:value-type="float">
            <text:p>35,815</text:p>
          </table:table-cell>
          <table:table-cell office:value-type="float" office:value="35.58" calcext:value-type="float">
            <text:p>35,58</text:p>
          </table:table-cell>
          <table:table-cell office:value-type="float" office:value="35.266" calcext:value-type="float">
            <text:p>35,266</text:p>
          </table:table-cell>
          <table:table-cell table:number-columns-repeated="9" office:value-type="float" office:value="34.326" calcext:value-type="float">
            <text:p>34,326</text:p>
          </table:table-cell>
          <table:table-cell table:number-columns-repeated="3" office:value-type="float" office:value="34.248" calcext:value-type="float">
            <text:p>34,248</text:p>
          </table:table-cell>
          <table:table-cell table:number-columns-repeated="4" office:value-type="float" office:value="33.934" calcext:value-type="float">
            <text:p>33,934</text:p>
          </table:table-cell>
        </table:table-row>
        <table:table-row table:style-name="ro1">
          <table:table-cell office:value-type="float" office:value="43.652" calcext:value-type="float">
            <text:p>43,652</text:p>
          </table:table-cell>
          <table:table-cell office:value-type="float" office:value="42.581" calcext:value-type="float">
            <text:p>42,581</text:p>
          </table:table-cell>
          <table:table-cell office:value-type="float" office:value="41.353" calcext:value-type="float">
            <text:p>41,353</text:p>
          </table:table-cell>
          <table:table-cell table:number-columns-repeated="2" office:value-type="float" office:value="40.883" calcext:value-type="float">
            <text:p>40,883</text:p>
          </table:table-cell>
          <table:table-cell office:value-type="float" office:value="40.543" calcext:value-type="float">
            <text:p>40,543</text:p>
          </table:table-cell>
          <table:table-cell office:value-type="float" office:value="40.334" calcext:value-type="float">
            <text:p>40,334</text:p>
          </table:table-cell>
          <table:table-cell office:value-type="float" office:value="40.047" calcext:value-type="float">
            <text:p>40,047</text:p>
          </table:table-cell>
          <table:table-cell table:number-columns-repeated="9" office:value-type="float" office:value="39.08" calcext:value-type="float">
            <text:p>39,08</text:p>
          </table:table-cell>
          <table:table-cell table:number-columns-repeated="3" office:value-type="float" office:value="39.002" calcext:value-type="float">
            <text:p>39,002</text:p>
          </table:table-cell>
          <table:table-cell table:number-columns-repeated="4" office:value-type="float" office:value="38.715" calcext:value-type="float">
            <text:p>38,71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57" calcext:value-type="float">
            <text:p>357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310" calcext:value-type="float">
            <text:p>310</text:p>
          </table:table-cell>
          <table:table-cell table:number-columns-repeated="9" office:value-type="float" office:value="299" calcext:value-type="float">
            <text:p>299</text:p>
          </table:table-cell>
          <table:table-cell table:number-columns-repeated="3" office:value-type="float" office:value="293" calcext:value-type="float">
            <text:p>293</text:p>
          </table:table-cell>
          <table:table-cell table:number-columns-repeated="4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39.028" calcext:value-type="float">
            <text:p>39,028</text:p>
          </table:table-cell>
          <table:table-cell office:value-type="float" office:value="37.931" calcext:value-type="float">
            <text:p>37,931</text:p>
          </table:table-cell>
          <table:table-cell office:value-type="float" office:value="36.677" calcext:value-type="float">
            <text:p>36,677</text:p>
          </table:table-cell>
          <table:table-cell table:number-columns-repeated="2" office:value-type="float" office:value="36.129" calcext:value-type="float">
            <text:p>36,129</text:p>
          </table:table-cell>
          <table:table-cell office:value-type="float" office:value="35.815" calcext:value-type="float">
            <text:p>35,815</text:p>
          </table:table-cell>
          <table:table-cell office:value-type="float" office:value="35.58" calcext:value-type="float">
            <text:p>35,58</text:p>
          </table:table-cell>
          <table:table-cell office:value-type="float" office:value="35.266" calcext:value-type="float">
            <text:p>35,266</text:p>
          </table:table-cell>
          <table:table-cell table:number-columns-repeated="9" office:value-type="float" office:value="34.326" calcext:value-type="float">
            <text:p>34,326</text:p>
          </table:table-cell>
          <table:table-cell table:number-columns-repeated="3" office:value-type="float" office:value="34.248" calcext:value-type="float">
            <text:p>34,248</text:p>
          </table:table-cell>
          <table:table-cell table:number-columns-repeated="4" office:value-type="float" office:value="33.934" calcext:value-type="float">
            <text:p>33,934</text:p>
          </table:table-cell>
        </table:table-row>
        <table:table-row table:style-name="ro1">
          <table:table-cell office:value-type="float" office:value="43.652" calcext:value-type="float">
            <text:p>43,652</text:p>
          </table:table-cell>
          <table:table-cell office:value-type="float" office:value="42.581" calcext:value-type="float">
            <text:p>42,581</text:p>
          </table:table-cell>
          <table:table-cell office:value-type="float" office:value="41.353" calcext:value-type="float">
            <text:p>41,353</text:p>
          </table:table-cell>
          <table:table-cell table:number-columns-repeated="2" office:value-type="float" office:value="40.883" calcext:value-type="float">
            <text:p>40,883</text:p>
          </table:table-cell>
          <table:table-cell office:value-type="float" office:value="40.543" calcext:value-type="float">
            <text:p>40,543</text:p>
          </table:table-cell>
          <table:table-cell office:value-type="float" office:value="40.334" calcext:value-type="float">
            <text:p>40,334</text:p>
          </table:table-cell>
          <table:table-cell office:value-type="float" office:value="40.047" calcext:value-type="float">
            <text:p>40,047</text:p>
          </table:table-cell>
          <table:table-cell table:number-columns-repeated="9" office:value-type="float" office:value="39.08" calcext:value-type="float">
            <text:p>39,08</text:p>
          </table:table-cell>
          <table:table-cell table:number-columns-repeated="3" office:value-type="float" office:value="39.002" calcext:value-type="float">
            <text:p>39,002</text:p>
          </table:table-cell>
          <table:table-cell table:number-columns-repeated="4" office:value-type="float" office:value="38.715" calcext:value-type="float">
            <text:p>38,71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57" calcext:value-type="float">
            <text:p>357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310" calcext:value-type="float">
            <text:p>310</text:p>
          </table:table-cell>
          <table:table-cell table:number-columns-repeated="9" office:value-type="float" office:value="299" calcext:value-type="float">
            <text:p>299</text:p>
          </table:table-cell>
          <table:table-cell table:number-columns-repeated="3" office:value-type="float" office:value="293" calcext:value-type="float">
            <text:p>293</text:p>
          </table:table-cell>
          <table:table-cell table:number-columns-repeated="4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39.028" calcext:value-type="float">
            <text:p>39,028</text:p>
          </table:table-cell>
          <table:table-cell office:value-type="float" office:value="37.931" calcext:value-type="float">
            <text:p>37,931</text:p>
          </table:table-cell>
          <table:table-cell office:value-type="float" office:value="36.677" calcext:value-type="float">
            <text:p>36,677</text:p>
          </table:table-cell>
          <table:table-cell table:number-columns-repeated="2" office:value-type="float" office:value="36.129" calcext:value-type="float">
            <text:p>36,129</text:p>
          </table:table-cell>
          <table:table-cell office:value-type="float" office:value="35.423" calcext:value-type="float">
            <text:p>35,423</text:p>
          </table:table-cell>
          <table:table-cell office:value-type="float" office:value="35.188" calcext:value-type="float">
            <text:p>35,188</text:p>
          </table:table-cell>
          <table:table-cell office:value-type="float" office:value="34.953" calcext:value-type="float">
            <text:p>34,953</text:p>
          </table:table-cell>
          <table:table-cell table:number-columns-repeated="9" office:value-type="float" office:value="34.013" calcext:value-type="float">
            <text:p>34,013</text:p>
          </table:table-cell>
          <table:table-cell table:number-columns-repeated="7" office:value-type="float" office:value="33.934" calcext:value-type="float">
            <text:p>33,934</text:p>
          </table:table-cell>
        </table:table-row>
        <table:table-row table:style-name="ro1">
          <table:table-cell office:value-type="float" office:value="43.704" calcext:value-type="float">
            <text:p>43,704</text:p>
          </table:table-cell>
          <table:table-cell office:value-type="float" office:value="42.633" calcext:value-type="float">
            <text:p>42,633</text:p>
          </table:table-cell>
          <table:table-cell office:value-type="float" office:value="41.405" calcext:value-type="float">
            <text:p>41,405</text:p>
          </table:table-cell>
          <table:table-cell table:number-columns-repeated="2" office:value-type="float" office:value="40.883" calcext:value-type="float">
            <text:p>40,883</text:p>
          </table:table-cell>
          <table:table-cell office:value-type="float" office:value="40.256" calcext:value-type="float">
            <text:p>40,256</text:p>
          </table:table-cell>
          <table:table-cell office:value-type="float" office:value="40.047" calcext:value-type="float">
            <text:p>40,047</text:p>
          </table:table-cell>
          <table:table-cell office:value-type="float" office:value="39.76" calcext:value-type="float">
            <text:p>39,76</text:p>
          </table:table-cell>
          <table:table-cell table:number-columns-repeated="9" office:value-type="float" office:value="38.793" calcext:value-type="float">
            <text:p>38,793</text:p>
          </table:table-cell>
          <table:table-cell table:number-columns-repeated="7" office:value-type="float" office:value="38.715" calcext:value-type="float">
            <text:p>38,71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43" calcext:value-type="float">
            <text:p>343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office:value-type="float" office:value="288" calcext:value-type="float">
            <text:p>288</text:p>
          </table:table-cell>
          <table:table-cell table:number-columns-repeated="9" office:value-type="float" office:value="277" calcext:value-type="float">
            <text:p>277</text:p>
          </table:table-cell>
          <table:table-cell table:number-columns-repeated="7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39.028" calcext:value-type="float">
            <text:p>39,028</text:p>
          </table:table-cell>
          <table:table-cell office:value-type="float" office:value="37.931" calcext:value-type="float">
            <text:p>37,931</text:p>
          </table:table-cell>
          <table:table-cell office:value-type="float" office:value="36.677" calcext:value-type="float">
            <text:p>36,677</text:p>
          </table:table-cell>
          <table:table-cell table:number-columns-repeated="2" office:value-type="float" office:value="36.129" calcext:value-type="float">
            <text:p>36,129</text:p>
          </table:table-cell>
          <table:table-cell office:value-type="float" office:value="35.423" calcext:value-type="float">
            <text:p>35,423</text:p>
          </table:table-cell>
          <table:table-cell office:value-type="float" office:value="35.188" calcext:value-type="float">
            <text:p>35,188</text:p>
          </table:table-cell>
          <table:table-cell office:value-type="float" office:value="34.953" calcext:value-type="float">
            <text:p>34,953</text:p>
          </table:table-cell>
          <table:table-cell table:number-columns-repeated="9" office:value-type="float" office:value="34.013" calcext:value-type="float">
            <text:p>34,013</text:p>
          </table:table-cell>
          <table:table-cell table:number-columns-repeated="7" office:value-type="float" office:value="33.934" calcext:value-type="float">
            <text:p>33,934</text:p>
          </table:table-cell>
        </table:table-row>
        <table:table-row table:style-name="ro1">
          <table:table-cell office:value-type="float" office:value="43.704" calcext:value-type="float">
            <text:p>43,704</text:p>
          </table:table-cell>
          <table:table-cell office:value-type="float" office:value="42.633" calcext:value-type="float">
            <text:p>42,633</text:p>
          </table:table-cell>
          <table:table-cell office:value-type="float" office:value="41.405" calcext:value-type="float">
            <text:p>41,405</text:p>
          </table:table-cell>
          <table:table-cell table:number-columns-repeated="2" office:value-type="float" office:value="40.883" calcext:value-type="float">
            <text:p>40,883</text:p>
          </table:table-cell>
          <table:table-cell office:value-type="float" office:value="40.256" calcext:value-type="float">
            <text:p>40,256</text:p>
          </table:table-cell>
          <table:table-cell office:value-type="float" office:value="40.047" calcext:value-type="float">
            <text:p>40,047</text:p>
          </table:table-cell>
          <table:table-cell office:value-type="float" office:value="39.76" calcext:value-type="float">
            <text:p>39,76</text:p>
          </table:table-cell>
          <table:table-cell table:number-columns-repeated="9" office:value-type="float" office:value="38.793" calcext:value-type="float">
            <text:p>38,793</text:p>
          </table:table-cell>
          <table:table-cell table:number-columns-repeated="7" office:value-type="float" office:value="38.715" calcext:value-type="float">
            <text:p>38,71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43" calcext:value-type="float">
            <text:p>343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office:value-type="float" office:value="288" calcext:value-type="float">
            <text:p>288</text:p>
          </table:table-cell>
          <table:table-cell table:number-columns-repeated="9" office:value-type="float" office:value="277" calcext:value-type="float">
            <text:p>277</text:p>
          </table:table-cell>
          <table:table-cell table:number-columns-repeated="7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38.871" calcext:value-type="float">
            <text:p>38,871</text:p>
          </table:table-cell>
          <table:table-cell office:value-type="float" office:value="37.696" calcext:value-type="float">
            <text:p>37,696</text:p>
          </table:table-cell>
          <table:table-cell office:value-type="float" office:value="36.677" calcext:value-type="float">
            <text:p>36,677</text:p>
          </table:table-cell>
          <table:table-cell table:number-columns-repeated="2" office:value-type="float" office:value="36.129" calcext:value-type="float">
            <text:p>36,129</text:p>
          </table:table-cell>
          <table:table-cell office:value-type="float" office:value="35.423" calcext:value-type="float">
            <text:p>35,423</text:p>
          </table:table-cell>
          <table:table-cell office:value-type="float" office:value="35.188" calcext:value-type="float">
            <text:p>35,188</text:p>
          </table:table-cell>
          <table:table-cell office:value-type="float" office:value="34.953" calcext:value-type="float">
            <text:p>34,953</text:p>
          </table:table-cell>
          <table:table-cell table:number-columns-repeated="9" office:value-type="float" office:value="34.013" calcext:value-type="float">
            <text:p>34,013</text:p>
          </table:table-cell>
          <table:table-cell table:number-columns-repeated="7" office:value-type="float" office:value="33.934" calcext:value-type="float">
            <text:p>33,934</text:p>
          </table:table-cell>
        </table:table-row>
        <table:table-row table:style-name="ro1">
          <table:table-cell office:value-type="float" office:value="43.652" calcext:value-type="float">
            <text:p>43,652</text:p>
          </table:table-cell>
          <table:table-cell office:value-type="float" office:value="42.503" calcext:value-type="float">
            <text:p>42,503</text:p>
          </table:table-cell>
          <table:table-cell office:value-type="float" office:value="41.432" calcext:value-type="float">
            <text:p>41,432</text:p>
          </table:table-cell>
          <table:table-cell table:number-columns-repeated="2" office:value-type="float" office:value="40.909" calcext:value-type="float">
            <text:p>40,909</text:p>
          </table:table-cell>
          <table:table-cell office:value-type="float" office:value="40.256" calcext:value-type="float">
            <text:p>40,256</text:p>
          </table:table-cell>
          <table:table-cell office:value-type="float" office:value="40.047" calcext:value-type="float">
            <text:p>40,047</text:p>
          </table:table-cell>
          <table:table-cell office:value-type="float" office:value="39.76" calcext:value-type="float">
            <text:p>39,76</text:p>
          </table:table-cell>
          <table:table-cell table:number-columns-repeated="9" office:value-type="float" office:value="38.793" calcext:value-type="float">
            <text:p>38,793</text:p>
          </table:table-cell>
          <table:table-cell table:number-columns-repeated="7" office:value-type="float" office:value="38.715" calcext:value-type="float">
            <text:p>38,71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33" calcext:value-type="float">
            <text:p>333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313" calcext:value-type="float">
            <text:p>313</text:p>
          </table:table-cell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office:value-type="float" office:value="288" calcext:value-type="float">
            <text:p>288</text:p>
          </table:table-cell>
          <table:table-cell table:number-columns-repeated="9" office:value-type="float" office:value="277" calcext:value-type="float">
            <text:p>277</text:p>
          </table:table-cell>
          <table:table-cell table:number-columns-repeated="7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38.245" calcext:value-type="float">
            <text:p>38,245</text:p>
          </table:table-cell>
          <table:table-cell office:value-type="float" office:value="36.991" calcext:value-type="float">
            <text:p>36,991</text:p>
          </table:table-cell>
          <table:table-cell office:value-type="float" office:value="35.972" calcext:value-type="float">
            <text:p>35,972</text:p>
          </table:table-cell>
          <table:table-cell table:number-columns-repeated="2" office:value-type="float" office:value="35.423" calcext:value-type="float">
            <text:p>35,423</text:p>
          </table:table-cell>
          <table:table-cell office:value-type="float" office:value="34.796" calcext:value-type="float">
            <text:p>34,796</text:p>
          </table:table-cell>
          <table:table-cell office:value-type="float" office:value="34.561" calcext:value-type="float">
            <text:p>34,561</text:p>
          </table:table-cell>
          <table:table-cell office:value-type="float" office:value="34.326" calcext:value-type="float">
            <text:p>34,326</text:p>
          </table:table-cell>
          <table:table-cell table:number-columns-repeated="9" office:value-type="float" office:value="33.386" calcext:value-type="float">
            <text:p>33,386</text:p>
          </table:table-cell>
          <table:table-cell office:value-type="float" office:value="33.307" calcext:value-type="float">
            <text:p>33,307</text:p>
          </table:table-cell>
          <table:table-cell table:number-columns-repeated="6" office:value-type="float" office:value="33.229" calcext:value-type="float">
            <text:p>33,229</text:p>
          </table:table-cell>
        </table:table-row>
        <table:table-row table:style-name="ro1">
          <table:table-cell office:value-type="float" office:value="42.999" calcext:value-type="float">
            <text:p>42,999</text:p>
          </table:table-cell>
          <table:table-cell office:value-type="float" office:value="41.902" calcext:value-type="float">
            <text:p>41,902</text:p>
          </table:table-cell>
          <table:table-cell office:value-type="float" office:value="40.935" calcext:value-type="float">
            <text:p>40,935</text:p>
          </table:table-cell>
          <table:table-cell table:number-columns-repeated="2" office:value-type="float" office:value="40.413" calcext:value-type="float">
            <text:p>40,413</text:p>
          </table:table-cell>
          <table:table-cell office:value-type="float" office:value="39.812" calcext:value-type="float">
            <text:p>39,812</text:p>
          </table:table-cell>
          <table:table-cell office:value-type="float" office:value="39.603" calcext:value-type="float">
            <text:p>39,603</text:p>
          </table:table-cell>
          <table:table-cell office:value-type="float" office:value="39.316" calcext:value-type="float">
            <text:p>39,316</text:p>
          </table:table-cell>
          <table:table-cell table:number-columns-repeated="9" office:value-type="float" office:value="38.375" calcext:value-type="float">
            <text:p>38,375</text:p>
          </table:table-cell>
          <table:table-cell office:value-type="float" office:value="38.297" calcext:value-type="float">
            <text:p>38,297</text:p>
          </table:table-cell>
          <table:table-cell table:number-columns-repeated="6" office:value-type="float" office:value="38.218" calcext:value-type="float">
            <text:p>38,21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93" calcext:value-type="float">
            <text:p>293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float" office:value="253" calcext:value-type="float">
            <text:p>253</text:p>
          </table:table-cell>
          <table:table-cell office:value-type="float" office:value="249" calcext:value-type="float">
            <text:p>249</text:p>
          </table:table-cell>
          <table:table-cell office:value-type="float" office:value="239" calcext:value-type="float">
            <text:p>239</text:p>
          </table:table-cell>
          <table:table-cell table:number-columns-repeated="9"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8.245" calcext:value-type="float">
            <text:p>38,245</text:p>
          </table:table-cell>
          <table:table-cell office:value-type="float" office:value="36.991" calcext:value-type="float">
            <text:p>36,991</text:p>
          </table:table-cell>
          <table:table-cell office:value-type="float" office:value="35.972" calcext:value-type="float">
            <text:p>35,972</text:p>
          </table:table-cell>
          <table:table-cell table:number-columns-repeated="2" office:value-type="float" office:value="35.423" calcext:value-type="float">
            <text:p>35,423</text:p>
          </table:table-cell>
          <table:table-cell office:value-type="float" office:value="34.796" calcext:value-type="float">
            <text:p>34,796</text:p>
          </table:table-cell>
          <table:table-cell office:value-type="float" office:value="34.561" calcext:value-type="float">
            <text:p>34,561</text:p>
          </table:table-cell>
          <table:table-cell office:value-type="float" office:value="34.326" calcext:value-type="float">
            <text:p>34,326</text:p>
          </table:table-cell>
          <table:table-cell table:number-columns-repeated="9" office:value-type="float" office:value="33.386" calcext:value-type="float">
            <text:p>33,386</text:p>
          </table:table-cell>
          <table:table-cell office:value-type="float" office:value="33.307" calcext:value-type="float">
            <text:p>33,307</text:p>
          </table:table-cell>
          <table:table-cell table:number-columns-repeated="6" office:value-type="float" office:value="33.229" calcext:value-type="float">
            <text:p>33,229</text:p>
          </table:table-cell>
        </table:table-row>
        <table:table-row table:style-name="ro1">
          <table:table-cell office:value-type="float" office:value="42.999" calcext:value-type="float">
            <text:p>42,999</text:p>
          </table:table-cell>
          <table:table-cell office:value-type="float" office:value="41.902" calcext:value-type="float">
            <text:p>41,902</text:p>
          </table:table-cell>
          <table:table-cell office:value-type="float" office:value="40.935" calcext:value-type="float">
            <text:p>40,935</text:p>
          </table:table-cell>
          <table:table-cell table:number-columns-repeated="2" office:value-type="float" office:value="40.413" calcext:value-type="float">
            <text:p>40,413</text:p>
          </table:table-cell>
          <table:table-cell office:value-type="float" office:value="39.812" calcext:value-type="float">
            <text:p>39,812</text:p>
          </table:table-cell>
          <table:table-cell office:value-type="float" office:value="39.603" calcext:value-type="float">
            <text:p>39,603</text:p>
          </table:table-cell>
          <table:table-cell office:value-type="float" office:value="39.316" calcext:value-type="float">
            <text:p>39,316</text:p>
          </table:table-cell>
          <table:table-cell table:number-columns-repeated="9" office:value-type="float" office:value="38.375" calcext:value-type="float">
            <text:p>38,375</text:p>
          </table:table-cell>
          <table:table-cell office:value-type="float" office:value="38.297" calcext:value-type="float">
            <text:p>38,297</text:p>
          </table:table-cell>
          <table:table-cell table:number-columns-repeated="6" office:value-type="float" office:value="38.218" calcext:value-type="float">
            <text:p>38,21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93" calcext:value-type="float">
            <text:p>293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float" office:value="253" calcext:value-type="float">
            <text:p>253</text:p>
          </table:table-cell>
          <table:table-cell office:value-type="float" office:value="249" calcext:value-type="float">
            <text:p>249</text:p>
          </table:table-cell>
          <table:table-cell office:value-type="float" office:value="239" calcext:value-type="float">
            <text:p>239</text:p>
          </table:table-cell>
          <table:table-cell table:number-columns-repeated="9"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7.304" calcext:value-type="float">
            <text:p>37,304</text:p>
          </table:table-cell>
          <table:table-cell office:value-type="float" office:value="35.972" calcext:value-type="float">
            <text:p>35,972</text:p>
          </table:table-cell>
          <table:table-cell office:value-type="float" office:value="34.953" calcext:value-type="float">
            <text:p>34,953</text:p>
          </table:table-cell>
          <table:table-cell table:number-columns-repeated="2" office:value-type="float" office:value="34.404" calcext:value-type="float">
            <text:p>34,404</text:p>
          </table:table-cell>
          <table:table-cell table:number-columns-repeated="2" office:value-type="float" office:value="33.856" calcext:value-type="float">
            <text:p>33,856</text:p>
          </table:table-cell>
          <table:table-cell office:value-type="float" office:value="33.621" calcext:value-type="float">
            <text:p>33,621</text:p>
          </table:table-cell>
          <table:table-cell table:number-columns-repeated="10" office:value-type="float" office:value="32.68" calcext:value-type="float">
            <text:p>32,68</text:p>
          </table:table-cell>
          <table:table-cell table:number-columns-repeated="6" office:value-type="float" office:value="32.132" calcext:value-type="float">
            <text:p>32,132</text:p>
          </table:table-cell>
        </table:table-row>
        <table:table-row table:style-name="ro1">
          <table:table-cell office:value-type="float" office:value="42.111" calcext:value-type="float">
            <text:p>42,111</text:p>
          </table:table-cell>
          <table:table-cell office:value-type="float" office:value="40.961" calcext:value-type="float">
            <text:p>40,961</text:p>
          </table:table-cell>
          <table:table-cell office:value-type="float" office:value="39.995" calcext:value-type="float">
            <text:p>39,995</text:p>
          </table:table-cell>
          <table:table-cell table:number-columns-repeated="2" office:value-type="float" office:value="39.472" calcext:value-type="float">
            <text:p>39,472</text:p>
          </table:table-cell>
          <table:table-cell table:number-columns-repeated="2" office:value-type="float" office:value="38.976" calcext:value-type="float">
            <text:p>38,976</text:p>
          </table:table-cell>
          <table:table-cell office:value-type="float" office:value="38.689" calcext:value-type="float">
            <text:p>38,689</text:p>
          </table:table-cell>
          <table:table-cell table:number-columns-repeated="9" office:value-type="float" office:value="37.827" calcext:value-type="float">
            <text:p>37,827</text:p>
          </table:table-cell>
          <table:table-cell office:value-type="float" office:value="37.8" calcext:value-type="float">
            <text:p>37,8</text:p>
          </table:table-cell>
          <table:table-cell table:number-columns-repeated="6" office:value-type="float" office:value="37.147" calcext:value-type="float">
            <text:p>37,14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57" calcext:value-type="float">
            <text:p>257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33" calcext:value-type="float">
            <text:p>233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203" calcext:value-type="float">
            <text:p>203</text:p>
          </table:table-cell>
          <table:table-cell table:number-columns-repeated="9" office:value-type="float" office:value="182" calcext:value-type="float">
            <text:p>182</text:p>
          </table:table-cell>
          <table:table-cell office:value-type="float" office:value="174" calcext:value-type="float">
            <text:p>174</text:p>
          </table:table-cell>
          <table:table-cell table:number-columns-repeated="6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7.304" calcext:value-type="float">
            <text:p>37,304</text:p>
          </table:table-cell>
          <table:table-cell office:value-type="float" office:value="35.972" calcext:value-type="float">
            <text:p>35,972</text:p>
          </table:table-cell>
          <table:table-cell office:value-type="float" office:value="34.953" calcext:value-type="float">
            <text:p>34,953</text:p>
          </table:table-cell>
          <table:table-cell table:number-columns-repeated="2" office:value-type="float" office:value="34.404" calcext:value-type="float">
            <text:p>34,404</text:p>
          </table:table-cell>
          <table:table-cell table:number-columns-repeated="2" office:value-type="float" office:value="33.856" calcext:value-type="float">
            <text:p>33,856</text:p>
          </table:table-cell>
          <table:table-cell office:value-type="float" office:value="33.621" calcext:value-type="float">
            <text:p>33,621</text:p>
          </table:table-cell>
          <table:table-cell table:number-columns-repeated="10" office:value-type="float" office:value="32.68" calcext:value-type="float">
            <text:p>32,68</text:p>
          </table:table-cell>
          <table:table-cell table:number-columns-repeated="6" office:value-type="float" office:value="32.132" calcext:value-type="float">
            <text:p>32,132</text:p>
          </table:table-cell>
        </table:table-row>
        <table:table-row table:style-name="ro1">
          <table:table-cell office:value-type="float" office:value="42.111" calcext:value-type="float">
            <text:p>42,111</text:p>
          </table:table-cell>
          <table:table-cell office:value-type="float" office:value="40.961" calcext:value-type="float">
            <text:p>40,961</text:p>
          </table:table-cell>
          <table:table-cell office:value-type="float" office:value="39.995" calcext:value-type="float">
            <text:p>39,995</text:p>
          </table:table-cell>
          <table:table-cell table:number-columns-repeated="2" office:value-type="float" office:value="39.472" calcext:value-type="float">
            <text:p>39,472</text:p>
          </table:table-cell>
          <table:table-cell table:number-columns-repeated="2" office:value-type="float" office:value="38.976" calcext:value-type="float">
            <text:p>38,976</text:p>
          </table:table-cell>
          <table:table-cell office:value-type="float" office:value="38.689" calcext:value-type="float">
            <text:p>38,689</text:p>
          </table:table-cell>
          <table:table-cell table:number-columns-repeated="9" office:value-type="float" office:value="37.827" calcext:value-type="float">
            <text:p>37,827</text:p>
          </table:table-cell>
          <table:table-cell office:value-type="float" office:value="37.8" calcext:value-type="float">
            <text:p>37,8</text:p>
          </table:table-cell>
          <table:table-cell table:number-columns-repeated="6" office:value-type="float" office:value="37.147" calcext:value-type="float">
            <text:p>37,14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57" calcext:value-type="float">
            <text:p>257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33" calcext:value-type="float">
            <text:p>233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203" calcext:value-type="float">
            <text:p>203</text:p>
          </table:table-cell>
          <table:table-cell table:number-columns-repeated="9" office:value-type="float" office:value="182" calcext:value-type="float">
            <text:p>182</text:p>
          </table:table-cell>
          <table:table-cell office:value-type="float" office:value="174" calcext:value-type="float">
            <text:p>174</text:p>
          </table:table-cell>
          <table:table-cell table:number-columns-repeated="6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7.304" calcext:value-type="float">
            <text:p>37,304</text:p>
          </table:table-cell>
          <table:table-cell office:value-type="float" office:value="35.972" calcext:value-type="float">
            <text:p>35,972</text:p>
          </table:table-cell>
          <table:table-cell office:value-type="float" office:value="34.953" calcext:value-type="float">
            <text:p>34,953</text:p>
          </table:table-cell>
          <table:table-cell table:number-columns-repeated="2" office:value-type="float" office:value="34.404" calcext:value-type="float">
            <text:p>34,404</text:p>
          </table:table-cell>
          <table:table-cell table:number-columns-repeated="2" office:value-type="float" office:value="33.856" calcext:value-type="float">
            <text:p>33,856</text:p>
          </table:table-cell>
          <table:table-cell office:value-type="float" office:value="33.621" calcext:value-type="float">
            <text:p>33,621</text:p>
          </table:table-cell>
          <table:table-cell table:number-columns-repeated="10" office:value-type="float" office:value="32.68" calcext:value-type="float">
            <text:p>32,68</text:p>
          </table:table-cell>
          <table:table-cell table:number-columns-repeated="6" office:value-type="float" office:value="32.132" calcext:value-type="float">
            <text:p>32,132</text:p>
          </table:table-cell>
        </table:table-row>
        <table:table-row table:style-name="ro1">
          <table:table-cell office:value-type="float" office:value="42.111" calcext:value-type="float">
            <text:p>42,111</text:p>
          </table:table-cell>
          <table:table-cell office:value-type="float" office:value="40.961" calcext:value-type="float">
            <text:p>40,961</text:p>
          </table:table-cell>
          <table:table-cell office:value-type="float" office:value="39.995" calcext:value-type="float">
            <text:p>39,995</text:p>
          </table:table-cell>
          <table:table-cell table:number-columns-repeated="2" office:value-type="float" office:value="39.472" calcext:value-type="float">
            <text:p>39,472</text:p>
          </table:table-cell>
          <table:table-cell table:number-columns-repeated="2" office:value-type="float" office:value="38.976" calcext:value-type="float">
            <text:p>38,976</text:p>
          </table:table-cell>
          <table:table-cell office:value-type="float" office:value="38.689" calcext:value-type="float">
            <text:p>38,689</text:p>
          </table:table-cell>
          <table:table-cell table:number-columns-repeated="9" office:value-type="float" office:value="37.827" calcext:value-type="float">
            <text:p>37,827</text:p>
          </table:table-cell>
          <table:table-cell office:value-type="float" office:value="37.8" calcext:value-type="float">
            <text:p>37,8</text:p>
          </table:table-cell>
          <table:table-cell table:number-columns-repeated="6" office:value-type="float" office:value="37.147" calcext:value-type="float">
            <text:p>37,14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57" calcext:value-type="float">
            <text:p>257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33" calcext:value-type="float">
            <text:p>233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203" calcext:value-type="float">
            <text:p>203</text:p>
          </table:table-cell>
          <table:table-cell table:number-columns-repeated="9" office:value-type="float" office:value="182" calcext:value-type="float">
            <text:p>182</text:p>
          </table:table-cell>
          <table:table-cell office:value-type="float" office:value="174" calcext:value-type="float">
            <text:p>174</text:p>
          </table:table-cell>
          <table:table-cell table:number-columns-repeated="6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6.442" calcext:value-type="float">
            <text:p>36,442</text:p>
          </table:table-cell>
          <table:table-cell office:value-type="float" office:value="35.502" calcext:value-type="float">
            <text:p>35,502</text:p>
          </table:table-cell>
          <table:table-cell office:value-type="float" office:value="34.326" calcext:value-type="float">
            <text:p>34,326</text:p>
          </table:table-cell>
          <table:table-cell table:number-columns-repeated="2" office:value-type="float" office:value="33.777" calcext:value-type="float">
            <text:p>33,777</text:p>
          </table:table-cell>
          <table:table-cell table:number-columns-repeated="2" office:value-type="float" office:value="33.229" calcext:value-type="float">
            <text:p>33,229</text:p>
          </table:table-cell>
          <table:table-cell office:value-type="float" office:value="32.915" calcext:value-type="float">
            <text:p>32,915</text:p>
          </table:table-cell>
          <table:table-cell table:number-columns-repeated="10" office:value-type="float" office:value="32.288" calcext:value-type="float">
            <text:p>32,288</text:p>
          </table:table-cell>
          <table:table-cell table:number-columns-repeated="6" office:value-type="float" office:value="31.74" calcext:value-type="float">
            <text:p>31,74</text:p>
          </table:table-cell>
        </table:table-row>
        <table:table-row table:style-name="ro1">
          <table:table-cell office:value-type="float" office:value="41.432" calcext:value-type="float">
            <text:p>41,432</text:p>
          </table:table-cell>
          <table:table-cell office:value-type="float" office:value="40.491" calcext:value-type="float">
            <text:p>40,491</text:p>
          </table:table-cell>
          <table:table-cell office:value-type="float" office:value="39.446" calcext:value-type="float">
            <text:p>39,446</text:p>
          </table:table-cell>
          <table:table-cell table:number-columns-repeated="2" office:value-type="float" office:value="38.871" calcext:value-type="float">
            <text:p>38,871</text:p>
          </table:table-cell>
          <table:table-cell table:number-columns-repeated="2" office:value-type="float" office:value="38.349" calcext:value-type="float">
            <text:p>38,349</text:p>
          </table:table-cell>
          <table:table-cell office:value-type="float" office:value="38.062" calcext:value-type="float">
            <text:p>38,062</text:p>
          </table:table-cell>
          <table:table-cell table:number-columns-repeated="6" office:value-type="float" office:value="37.356" calcext:value-type="float">
            <text:p>37,356</text:p>
          </table:table-cell>
          <table:table-cell table:number-columns-repeated="4" office:value-type="float" office:value="37.409" calcext:value-type="float">
            <text:p>37,409</text:p>
          </table:table-cell>
          <table:table-cell table:number-columns-repeated="6" office:value-type="float" office:value="36.755" calcext:value-type="float">
            <text:p>36,75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12" calcext:value-type="float">
            <text:p>21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87" calcext:value-type="float">
            <text:p>187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61" calcext:value-type="float">
            <text:p>161</text:p>
          </table:table-cell>
          <table:table-cell table:number-columns-repeated="6" office:value-type="float" office:value="146" calcext:value-type="float">
            <text:p>146</text:p>
          </table:table-cell>
          <table:table-cell table:number-columns-repeated="4" office:value-type="float" office:value="144" calcext:value-type="float">
            <text:p>144</text:p>
          </table:table-cell>
          <table:table-cell table:number-columns-repeated="6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6.442" calcext:value-type="float">
            <text:p>36,442</text:p>
          </table:table-cell>
          <table:table-cell office:value-type="float" office:value="35.502" calcext:value-type="float">
            <text:p>35,502</text:p>
          </table:table-cell>
          <table:table-cell office:value-type="float" office:value="34.326" calcext:value-type="float">
            <text:p>34,326</text:p>
          </table:table-cell>
          <table:table-cell table:number-columns-repeated="2" office:value-type="float" office:value="33.777" calcext:value-type="float">
            <text:p>33,777</text:p>
          </table:table-cell>
          <table:table-cell table:number-columns-repeated="2" office:value-type="float" office:value="33.229" calcext:value-type="float">
            <text:p>33,229</text:p>
          </table:table-cell>
          <table:table-cell office:value-type="float" office:value="32.915" calcext:value-type="float">
            <text:p>32,915</text:p>
          </table:table-cell>
          <table:table-cell table:number-columns-repeated="10" office:value-type="float" office:value="32.288" calcext:value-type="float">
            <text:p>32,288</text:p>
          </table:table-cell>
          <table:table-cell table:number-columns-repeated="6" office:value-type="float" office:value="31.74" calcext:value-type="float">
            <text:p>31,74</text:p>
          </table:table-cell>
        </table:table-row>
        <table:table-row table:style-name="ro1">
          <table:table-cell office:value-type="float" office:value="41.432" calcext:value-type="float">
            <text:p>41,432</text:p>
          </table:table-cell>
          <table:table-cell office:value-type="float" office:value="40.491" calcext:value-type="float">
            <text:p>40,491</text:p>
          </table:table-cell>
          <table:table-cell office:value-type="float" office:value="39.446" calcext:value-type="float">
            <text:p>39,446</text:p>
          </table:table-cell>
          <table:table-cell table:number-columns-repeated="2" office:value-type="float" office:value="38.871" calcext:value-type="float">
            <text:p>38,871</text:p>
          </table:table-cell>
          <table:table-cell table:number-columns-repeated="2" office:value-type="float" office:value="38.349" calcext:value-type="float">
            <text:p>38,349</text:p>
          </table:table-cell>
          <table:table-cell office:value-type="float" office:value="38.062" calcext:value-type="float">
            <text:p>38,062</text:p>
          </table:table-cell>
          <table:table-cell table:number-columns-repeated="6" office:value-type="float" office:value="37.356" calcext:value-type="float">
            <text:p>37,356</text:p>
          </table:table-cell>
          <table:table-cell table:number-columns-repeated="4" office:value-type="float" office:value="37.409" calcext:value-type="float">
            <text:p>37,409</text:p>
          </table:table-cell>
          <table:table-cell table:number-columns-repeated="6" office:value-type="float" office:value="36.755" calcext:value-type="float">
            <text:p>36,75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12" calcext:value-type="float">
            <text:p>21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87" calcext:value-type="float">
            <text:p>187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61" calcext:value-type="float">
            <text:p>161</text:p>
          </table:table-cell>
          <table:table-cell table:number-columns-repeated="6" office:value-type="float" office:value="146" calcext:value-type="float">
            <text:p>146</text:p>
          </table:table-cell>
          <table:table-cell table:number-columns-repeated="4" office:value-type="float" office:value="144" calcext:value-type="float">
            <text:p>144</text:p>
          </table:table-cell>
          <table:table-cell table:number-columns-repeated="6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6.207" calcext:value-type="float">
            <text:p>36,207</text:p>
          </table:table-cell>
          <table:table-cell office:value-type="float" office:value="35.11" calcext:value-type="float">
            <text:p>35,11</text:p>
          </table:table-cell>
          <table:table-cell office:value-type="float" office:value="34.013" calcext:value-type="float">
            <text:p>34,013</text:p>
          </table:table-cell>
          <table:table-cell table:number-columns-repeated="2" office:value-type="float" office:value="33.542" calcext:value-type="float">
            <text:p>33,542</text:p>
          </table:table-cell>
          <table:table-cell table:number-columns-repeated="2" office:value-type="float" office:value="32.994" calcext:value-type="float">
            <text:p>32,994</text:p>
          </table:table-cell>
          <table:table-cell office:value-type="float" office:value="32.759" calcext:value-type="float">
            <text:p>32,759</text:p>
          </table:table-cell>
          <table:table-cell table:number-columns-repeated="6" office:value-type="float" office:value="32.053" calcext:value-type="float">
            <text:p>32,053</text:p>
          </table:table-cell>
          <table:table-cell table:number-columns-repeated="4" office:value-type="float" office:value="31.426" calcext:value-type="float">
            <text:p>31,426</text:p>
          </table:table-cell>
          <table:table-cell table:number-columns-repeated="6" office:value-type="float" office:value="29.781" calcext:value-type="float">
            <text:p>29,781</text:p>
          </table:table-cell>
        </table:table-row>
        <table:table-row table:style-name="ro1">
          <table:table-cell office:value-type="float" office:value="41.17" calcext:value-type="float">
            <text:p>41,17</text:p>
          </table:table-cell>
          <table:table-cell office:value-type="float" office:value="40.23" calcext:value-type="float">
            <text:p>40,23</text:p>
          </table:table-cell>
          <table:table-cell office:value-type="float" office:value="39.185" calcext:value-type="float">
            <text:p>39,185</text:p>
          </table:table-cell>
          <table:table-cell table:number-columns-repeated="2" office:value-type="float" office:value="38.689" calcext:value-type="float">
            <text:p>38,689</text:p>
          </table:table-cell>
          <table:table-cell table:number-columns-repeated="2" office:value-type="float" office:value="38.166" calcext:value-type="float">
            <text:p>38,166</text:p>
          </table:table-cell>
          <table:table-cell office:value-type="float" office:value="37.879" calcext:value-type="float">
            <text:p>37,879</text:p>
          </table:table-cell>
          <table:table-cell table:number-columns-repeated="6" office:value-type="float" office:value="37.173" calcext:value-type="float">
            <text:p>37,173</text:p>
          </table:table-cell>
          <table:table-cell table:number-columns-repeated="4" office:value-type="float" office:value="36.546" calcext:value-type="float">
            <text:p>36,546</text:p>
          </table:table-cell>
          <table:table-cell table:number-columns-repeated="6" office:value-type="float" office:value="34.848" calcext:value-type="float">
            <text:p>34,84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98" calcext:value-type="float">
            <text:p>198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67" calcext:value-type="float">
            <text:p>167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41" calcext:value-type="float">
            <text:p>141</text:p>
          </table:table-cell>
          <table:table-cell table:number-columns-repeated="6" office:value-type="float" office:value="117" calcext:value-type="float">
            <text:p>117</text:p>
          </table:table-cell>
          <table:table-cell table:number-columns-repeated="4" office:value-type="float" office:value="96" calcext:value-type="float">
            <text:p>96</text:p>
          </table:table-cell>
          <table:table-cell table:number-columns-repeated="6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.815" calcext:value-type="float">
            <text:p>35,815</text:p>
          </table:table-cell>
          <table:table-cell office:value-type="float" office:value="34.796" calcext:value-type="float">
            <text:p>34,796</text:p>
          </table:table-cell>
          <table:table-cell office:value-type="float" office:value="33.699" calcext:value-type="float">
            <text:p>33,699</text:p>
          </table:table-cell>
          <table:table-cell table:number-columns-repeated="2" office:value-type="float" office:value="33.229" calcext:value-type="float">
            <text:p>33,229</text:p>
          </table:table-cell>
          <table:table-cell table:number-columns-repeated="2" office:value-type="float" office:value="32.68" calcext:value-type="float">
            <text:p>32,68</text:p>
          </table:table-cell>
          <table:table-cell office:value-type="float" office:value="32.367" calcext:value-type="float">
            <text:p>32,367</text:p>
          </table:table-cell>
          <table:table-cell table:number-columns-repeated="6" office:value-type="float" office:value="32.053" calcext:value-type="float">
            <text:p>32,053</text:p>
          </table:table-cell>
          <table:table-cell table:number-columns-repeated="4" office:value-type="float" office:value="31.426" calcext:value-type="float">
            <text:p>31,426</text:p>
          </table:table-cell>
          <table:table-cell table:number-columns-repeated="6" office:value-type="float" office:value="29.781" calcext:value-type="float">
            <text:p>29,781</text:p>
          </table:table-cell>
        </table:table-row>
        <table:table-row table:style-name="ro1">
          <table:table-cell office:value-type="float" office:value="40.805" calcext:value-type="float">
            <text:p>40,805</text:p>
          </table:table-cell>
          <table:table-cell office:value-type="float" office:value="39.864" calcext:value-type="float">
            <text:p>39,864</text:p>
          </table:table-cell>
          <table:table-cell office:value-type="float" office:value="38.819" calcext:value-type="float">
            <text:p>38,819</text:p>
          </table:table-cell>
          <table:table-cell table:number-columns-repeated="2" office:value-type="float" office:value="38.323" calcext:value-type="float">
            <text:p>38,323</text:p>
          </table:table-cell>
          <table:table-cell table:number-columns-repeated="2" office:value-type="float" office:value="37.8" calcext:value-type="float">
            <text:p>37,8</text:p>
          </table:table-cell>
          <table:table-cell office:value-type="float" office:value="37.513" calcext:value-type="float">
            <text:p>37,513</text:p>
          </table:table-cell>
          <table:table-cell table:number-columns-repeated="6" office:value-type="float" office:value="37.173" calcext:value-type="float">
            <text:p>37,173</text:p>
          </table:table-cell>
          <table:table-cell table:number-columns-repeated="4" office:value-type="float" office:value="36.546" calcext:value-type="float">
            <text:p>36,546</text:p>
          </table:table-cell>
          <table:table-cell table:number-columns-repeated="6" office:value-type="float" office:value="34.848" calcext:value-type="float">
            <text:p>34,8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5" calcext:value-type="float">
            <text:p>185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54" calcext:value-type="float">
            <text:p>154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128" calcext:value-type="float">
            <text:p>128</text:p>
          </table:table-cell>
          <table:table-cell table:number-columns-repeated="6" office:value-type="float" office:value="117" calcext:value-type="float">
            <text:p>117</text:p>
          </table:table-cell>
          <table:table-cell table:number-columns-repeated="4" office:value-type="float" office:value="96" calcext:value-type="float">
            <text:p>96</text:p>
          </table:table-cell>
          <table:table-cell table:number-columns-repeated="6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.815" calcext:value-type="float">
            <text:p>35,815</text:p>
          </table:table-cell>
          <table:table-cell office:value-type="float" office:value="34.796" calcext:value-type="float">
            <text:p>34,796</text:p>
          </table:table-cell>
          <table:table-cell office:value-type="float" office:value="33.699" calcext:value-type="float">
            <text:p>33,699</text:p>
          </table:table-cell>
          <table:table-cell table:number-columns-repeated="2" office:value-type="float" office:value="33.229" calcext:value-type="float">
            <text:p>33,229</text:p>
          </table:table-cell>
          <table:table-cell table:number-columns-repeated="2" office:value-type="float" office:value="32.68" calcext:value-type="float">
            <text:p>32,68</text:p>
          </table:table-cell>
          <table:table-cell office:value-type="float" office:value="32.367" calcext:value-type="float">
            <text:p>32,367</text:p>
          </table:table-cell>
          <table:table-cell table:number-columns-repeated="6" office:value-type="float" office:value="32.053" calcext:value-type="float">
            <text:p>32,053</text:p>
          </table:table-cell>
          <table:table-cell table:number-columns-repeated="4" office:value-type="float" office:value="31.426" calcext:value-type="float">
            <text:p>31,426</text:p>
          </table:table-cell>
          <table:table-cell table:number-columns-repeated="6" office:value-type="float" office:value="29.781" calcext:value-type="float">
            <text:p>29,781</text:p>
          </table:table-cell>
        </table:table-row>
        <table:table-row table:style-name="ro1">
          <table:table-cell office:value-type="float" office:value="40.805" calcext:value-type="float">
            <text:p>40,805</text:p>
          </table:table-cell>
          <table:table-cell office:value-type="float" office:value="39.864" calcext:value-type="float">
            <text:p>39,864</text:p>
          </table:table-cell>
          <table:table-cell office:value-type="float" office:value="38.819" calcext:value-type="float">
            <text:p>38,819</text:p>
          </table:table-cell>
          <table:table-cell table:number-columns-repeated="2" office:value-type="float" office:value="38.323" calcext:value-type="float">
            <text:p>38,323</text:p>
          </table:table-cell>
          <table:table-cell table:number-columns-repeated="2" office:value-type="float" office:value="37.8" calcext:value-type="float">
            <text:p>37,8</text:p>
          </table:table-cell>
          <table:table-cell office:value-type="float" office:value="37.513" calcext:value-type="float">
            <text:p>37,513</text:p>
          </table:table-cell>
          <table:table-cell table:number-columns-repeated="6" office:value-type="float" office:value="37.173" calcext:value-type="float">
            <text:p>37,173</text:p>
          </table:table-cell>
          <table:table-cell table:number-columns-repeated="4" office:value-type="float" office:value="36.546" calcext:value-type="float">
            <text:p>36,546</text:p>
          </table:table-cell>
          <table:table-cell table:number-columns-repeated="6" office:value-type="float" office:value="34.848" calcext:value-type="float">
            <text:p>34,8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5" calcext:value-type="float">
            <text:p>185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54" calcext:value-type="float">
            <text:p>154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128" calcext:value-type="float">
            <text:p>128</text:p>
          </table:table-cell>
          <table:table-cell table:number-columns-repeated="6" office:value-type="float" office:value="117" calcext:value-type="float">
            <text:p>117</text:p>
          </table:table-cell>
          <table:table-cell table:number-columns-repeated="4" office:value-type="float" office:value="96" calcext:value-type="float">
            <text:p>96</text:p>
          </table:table-cell>
          <table:table-cell table:number-columns-repeated="6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.737" calcext:value-type="float">
            <text:p>35,737</text:p>
          </table:table-cell>
          <table:table-cell office:value-type="float" office:value="34.718" calcext:value-type="float">
            <text:p>34,718</text:p>
          </table:table-cell>
          <table:table-cell office:value-type="float" office:value="33.621" calcext:value-type="float">
            <text:p>33,621</text:p>
          </table:table-cell>
          <table:table-cell table:number-columns-repeated="2" office:value-type="float" office:value="33.15" calcext:value-type="float">
            <text:p>33,15</text:p>
          </table:table-cell>
          <table:table-cell table:number-columns-repeated="2" office:value-type="float" office:value="32.602" calcext:value-type="float">
            <text:p>32,602</text:p>
          </table:table-cell>
          <table:table-cell office:value-type="float" office:value="32.367" calcext:value-type="float">
            <text:p>32,367</text:p>
          </table:table-cell>
          <table:table-cell table:number-columns-repeated="6" office:value-type="float" office:value="32.053" calcext:value-type="float">
            <text:p>32,053</text:p>
          </table:table-cell>
          <table:table-cell table:number-columns-repeated="3" office:value-type="float" office:value="31.348" calcext:value-type="float">
            <text:p>31,348</text:p>
          </table:table-cell>
          <table:table-cell office:value-type="float" office:value="30.564" calcext:value-type="float">
            <text:p>30,564</text:p>
          </table:table-cell>
          <table:table-cell table:number-columns-repeated="6" office:value-type="float" office:value="29.781" calcext:value-type="float">
            <text:p>29,781</text:p>
          </table:table-cell>
        </table:table-row>
        <table:table-row table:style-name="ro1">
          <table:table-cell office:value-type="float" office:value="40.726" calcext:value-type="float">
            <text:p>40,726</text:p>
          </table:table-cell>
          <table:table-cell office:value-type="float" office:value="39.786" calcext:value-type="float">
            <text:p>39,786</text:p>
          </table:table-cell>
          <table:table-cell office:value-type="float" office:value="38.793" calcext:value-type="float">
            <text:p>38,793</text:p>
          </table:table-cell>
          <table:table-cell table:number-columns-repeated="2" office:value-type="float" office:value="38.297" calcext:value-type="float">
            <text:p>38,297</text:p>
          </table:table-cell>
          <table:table-cell table:number-columns-repeated="2" office:value-type="float" office:value="37.774" calcext:value-type="float">
            <text:p>37,774</text:p>
          </table:table-cell>
          <table:table-cell office:value-type="float" office:value="37.487" calcext:value-type="float">
            <text:p>37,487</text:p>
          </table:table-cell>
          <table:table-cell table:number-columns-repeated="6" office:value-type="float" office:value="37.147" calcext:value-type="float">
            <text:p>37,147</text:p>
          </table:table-cell>
          <table:table-cell table:number-columns-repeated="3" office:value-type="float" office:value="36.468" calcext:value-type="float">
            <text:p>36,468</text:p>
          </table:table-cell>
          <table:table-cell office:value-type="float" office:value="35.711" calcext:value-type="float">
            <text:p>35,711</text:p>
          </table:table-cell>
          <table:table-cell table:number-columns-repeated="6" office:value-type="float" office:value="34.848" calcext:value-type="float">
            <text:p>34,84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82" calcext:value-type="float">
            <text:p>182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49" calcext:value-type="float">
            <text:p>149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23" calcext:value-type="float">
            <text:p>123</text:p>
          </table:table-cell>
          <table:table-cell table:number-columns-repeated="6" office:value-type="float" office:value="112" calcext:value-type="float">
            <text:p>112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table:number-columns-repeated="6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4.718" calcext:value-type="float">
            <text:p>34,718</text:p>
          </table:table-cell>
          <table:table-cell office:value-type="float" office:value="33.621" calcext:value-type="float">
            <text:p>33,621</text:p>
          </table:table-cell>
          <table:table-cell office:value-type="float" office:value="32.602" calcext:value-type="float">
            <text:p>32,602</text:p>
          </table:table-cell>
          <table:table-cell table:number-columns-repeated="2" office:value-type="float" office:value="32.132" calcext:value-type="float">
            <text:p>32,132</text:p>
          </table:table-cell>
          <table:table-cell table:number-columns-repeated="3" office:value-type="float" office:value="31.583" calcext:value-type="float">
            <text:p>31,583</text:p>
          </table:table-cell>
          <table:table-cell table:number-columns-repeated="6" office:value-type="float" office:value="31.27" calcext:value-type="float">
            <text:p>31,27</text:p>
          </table:table-cell>
          <table:table-cell table:number-columns-repeated="4" office:value-type="float" office:value="30.564" calcext:value-type="float">
            <text:p>30,564</text:p>
          </table:table-cell>
          <table:table-cell table:number-columns-repeated="6" office:value-type="float" office:value="29.781" calcext:value-type="float">
            <text:p>29,781</text:p>
          </table:table-cell>
        </table:table-row>
        <table:table-row table:style-name="ro1">
          <table:table-cell office:value-type="float" office:value="39.681" calcext:value-type="float">
            <text:p>39,681</text:p>
          </table:table-cell>
          <table:table-cell office:value-type="float" office:value="38.741" calcext:value-type="float">
            <text:p>38,741</text:p>
          </table:table-cell>
          <table:table-cell office:value-type="float" office:value="37.748" calcext:value-type="float">
            <text:p>37,748</text:p>
          </table:table-cell>
          <table:table-cell table:number-columns-repeated="2" office:value-type="float" office:value="37.252" calcext:value-type="float">
            <text:p>37,252</text:p>
          </table:table-cell>
          <table:table-cell table:number-columns-repeated="3" office:value-type="float" office:value="36.729" calcext:value-type="float">
            <text:p>36,729</text:p>
          </table:table-cell>
          <table:table-cell table:number-columns-repeated="6" office:value-type="float" office:value="36.39" calcext:value-type="float">
            <text:p>36,39</text:p>
          </table:table-cell>
          <table:table-cell table:number-columns-repeated="4" office:value-type="float" office:value="35.711" calcext:value-type="float">
            <text:p>35,711</text:p>
          </table:table-cell>
          <table:table-cell table:number-columns-repeated="6" office:value-type="float" office:value="34.848" calcext:value-type="float">
            <text:p>34,84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7" calcext:value-type="float">
            <text:p>147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3" office:value-type="float" office:value="98" calcext:value-type="float">
            <text:p>98</text:p>
          </table:table-cell>
          <table:table-cell table:number-columns-repeated="6" office:value-type="float" office:value="87" calcext:value-type="float">
            <text:p>87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6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4.718" calcext:value-type="float">
            <text:p>34,718</text:p>
          </table:table-cell>
          <table:table-cell office:value-type="float" office:value="33.621" calcext:value-type="float">
            <text:p>33,621</text:p>
          </table:table-cell>
          <table:table-cell office:value-type="float" office:value="32.602" calcext:value-type="float">
            <text:p>32,602</text:p>
          </table:table-cell>
          <table:table-cell table:number-columns-repeated="2" office:value-type="float" office:value="32.132" calcext:value-type="float">
            <text:p>32,132</text:p>
          </table:table-cell>
          <table:table-cell table:number-columns-repeated="3" office:value-type="float" office:value="31.583" calcext:value-type="float">
            <text:p>31,583</text:p>
          </table:table-cell>
          <table:table-cell table:number-columns-repeated="6" office:value-type="float" office:value="31.27" calcext:value-type="float">
            <text:p>31,27</text:p>
          </table:table-cell>
          <table:table-cell table:number-columns-repeated="4" office:value-type="float" office:value="30.564" calcext:value-type="float">
            <text:p>30,564</text:p>
          </table:table-cell>
          <table:table-cell table:number-columns-repeated="6" office:value-type="float" office:value="29.781" calcext:value-type="float">
            <text:p>29,781</text:p>
          </table:table-cell>
        </table:table-row>
        <table:table-row table:style-name="ro1">
          <table:table-cell office:value-type="float" office:value="39.681" calcext:value-type="float">
            <text:p>39,681</text:p>
          </table:table-cell>
          <table:table-cell office:value-type="float" office:value="38.741" calcext:value-type="float">
            <text:p>38,741</text:p>
          </table:table-cell>
          <table:table-cell office:value-type="float" office:value="37.748" calcext:value-type="float">
            <text:p>37,748</text:p>
          </table:table-cell>
          <table:table-cell table:number-columns-repeated="2" office:value-type="float" office:value="37.252" calcext:value-type="float">
            <text:p>37,252</text:p>
          </table:table-cell>
          <table:table-cell table:number-columns-repeated="3" office:value-type="float" office:value="36.729" calcext:value-type="float">
            <text:p>36,729</text:p>
          </table:table-cell>
          <table:table-cell table:number-columns-repeated="6" office:value-type="float" office:value="36.39" calcext:value-type="float">
            <text:p>36,39</text:p>
          </table:table-cell>
          <table:table-cell table:number-columns-repeated="4" office:value-type="float" office:value="35.711" calcext:value-type="float">
            <text:p>35,711</text:p>
          </table:table-cell>
          <table:table-cell table:number-columns-repeated="6" office:value-type="float" office:value="34.848" calcext:value-type="float">
            <text:p>34,84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7" calcext:value-type="float">
            <text:p>147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3" office:value-type="float" office:value="98" calcext:value-type="float">
            <text:p>98</text:p>
          </table:table-cell>
          <table:table-cell table:number-columns-repeated="6" office:value-type="float" office:value="87" calcext:value-type="float">
            <text:p>87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6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4.718" calcext:value-type="float">
            <text:p>34,718</text:p>
          </table:table-cell>
          <table:table-cell office:value-type="float" office:value="33.621" calcext:value-type="float">
            <text:p>33,621</text:p>
          </table:table-cell>
          <table:table-cell office:value-type="float" office:value="32.602" calcext:value-type="float">
            <text:p>32,602</text:p>
          </table:table-cell>
          <table:table-cell table:number-columns-repeated="2" office:value-type="float" office:value="32.132" calcext:value-type="float">
            <text:p>32,132</text:p>
          </table:table-cell>
          <table:table-cell table:number-columns-repeated="3" office:value-type="float" office:value="31.583" calcext:value-type="float">
            <text:p>31,583</text:p>
          </table:table-cell>
          <table:table-cell table:number-columns-repeated="6" office:value-type="float" office:value="31.27" calcext:value-type="float">
            <text:p>31,27</text:p>
          </table:table-cell>
          <table:table-cell table:number-columns-repeated="4" office:value-type="float" office:value="30.564" calcext:value-type="float">
            <text:p>30,564</text:p>
          </table:table-cell>
          <table:table-cell table:number-columns-repeated="6" office:value-type="float" office:value="29.781" calcext:value-type="float">
            <text:p>29,781</text:p>
          </table:table-cell>
        </table:table-row>
        <table:table-row table:style-name="ro1">
          <table:table-cell office:value-type="float" office:value="39.681" calcext:value-type="float">
            <text:p>39,681</text:p>
          </table:table-cell>
          <table:table-cell office:value-type="float" office:value="38.741" calcext:value-type="float">
            <text:p>38,741</text:p>
          </table:table-cell>
          <table:table-cell office:value-type="float" office:value="37.748" calcext:value-type="float">
            <text:p>37,748</text:p>
          </table:table-cell>
          <table:table-cell table:number-columns-repeated="2" office:value-type="float" office:value="37.252" calcext:value-type="float">
            <text:p>37,252</text:p>
          </table:table-cell>
          <table:table-cell table:number-columns-repeated="3" office:value-type="float" office:value="36.729" calcext:value-type="float">
            <text:p>36,729</text:p>
          </table:table-cell>
          <table:table-cell table:number-columns-repeated="6" office:value-type="float" office:value="36.39" calcext:value-type="float">
            <text:p>36,39</text:p>
          </table:table-cell>
          <table:table-cell table:number-columns-repeated="4" office:value-type="float" office:value="35.711" calcext:value-type="float">
            <text:p>35,711</text:p>
          </table:table-cell>
          <table:table-cell table:number-columns-repeated="6" office:value-type="float" office:value="34.848" calcext:value-type="float">
            <text:p>34,84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7" calcext:value-type="float">
            <text:p>147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3" office:value-type="float" office:value="98" calcext:value-type="float">
            <text:p>98</text:p>
          </table:table-cell>
          <table:table-cell table:number-columns-repeated="6" office:value-type="float" office:value="87" calcext:value-type="float">
            <text:p>87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6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4.091" calcext:value-type="float">
            <text:p>34,091</text:p>
          </table:table-cell>
          <table:table-cell office:value-type="float" office:value="33.072" calcext:value-type="float">
            <text:p>33,072</text:p>
          </table:table-cell>
          <table:table-cell office:value-type="float" office:value="32.445" calcext:value-type="float">
            <text:p>32,445</text:p>
          </table:table-cell>
          <table:table-cell table:number-columns-repeated="2" office:value-type="float" office:value="31.661" calcext:value-type="float">
            <text:p>31,661</text:p>
          </table:table-cell>
          <table:table-cell table:number-columns-repeated="3" office:value-type="float" office:value="31.348" calcext:value-type="float">
            <text:p>31,348</text:p>
          </table:table-cell>
          <table:table-cell table:number-columns-repeated="6" office:value-type="float" office:value="31.034" calcext:value-type="float">
            <text:p>31,034</text:p>
          </table:table-cell>
          <table:table-cell table:number-columns-repeated="4" office:value-type="float" office:value="30.408" calcext:value-type="float">
            <text:p>30,408</text:p>
          </table:table-cell>
          <table:table-cell table:number-columns-repeated="6" office:value-type="float" office:value="29.624" calcext:value-type="float">
            <text:p>29,624</text:p>
          </table:table-cell>
        </table:table-row>
        <table:table-row table:style-name="ro1">
          <table:table-cell office:value-type="float" office:value="39.107" calcext:value-type="float">
            <text:p>39,107</text:p>
          </table:table-cell>
          <table:table-cell office:value-type="float" office:value="38.166" calcext:value-type="float">
            <text:p>38,166</text:p>
          </table:table-cell>
          <table:table-cell office:value-type="float" office:value="37.539" calcext:value-type="float">
            <text:p>37,539</text:p>
          </table:table-cell>
          <table:table-cell table:number-columns-repeated="2" office:value-type="float" office:value="36.834" calcext:value-type="float">
            <text:p>36,834</text:p>
          </table:table-cell>
          <table:table-cell table:number-columns-repeated="3" office:value-type="float" office:value="36.546" calcext:value-type="float">
            <text:p>36,546</text:p>
          </table:table-cell>
          <table:table-cell table:number-columns-repeated="6" office:value-type="float" office:value="36.207" calcext:value-type="float">
            <text:p>36,207</text:p>
          </table:table-cell>
          <table:table-cell table:number-columns-repeated="4" office:value-type="float" office:value="35.528" calcext:value-type="float">
            <text:p>35,528</text:p>
          </table:table-cell>
          <table:table-cell table:number-columns-repeated="6" office:value-type="float" office:value="34.666" calcext:value-type="float">
            <text:p>34,66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3" office:value-type="float" office:value="87" calcext:value-type="float">
            <text:p>87</text:p>
          </table:table-cell>
          <table:table-cell table:number-columns-repeated="6" office:value-type="float" office:value="76" calcext:value-type="float">
            <text:p>76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6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.934" calcext:value-type="float">
            <text:p>33,934</text:p>
          </table:table-cell>
          <table:table-cell office:value-type="float" office:value="32.915" calcext:value-type="float">
            <text:p>32,915</text:p>
          </table:table-cell>
          <table:table-cell office:value-type="float" office:value="32.288" calcext:value-type="float">
            <text:p>32,288</text:p>
          </table:table-cell>
          <table:table-cell table:number-columns-repeated="2" office:value-type="float" office:value="31.348" calcext:value-type="float">
            <text:p>31,348</text:p>
          </table:table-cell>
          <table:table-cell table:number-columns-repeated="9" office:value-type="float" office:value="31.034" calcext:value-type="float">
            <text:p>31,034</text:p>
          </table:table-cell>
          <table:table-cell table:number-columns-repeated="4" office:value-type="float" office:value="30.408" calcext:value-type="float">
            <text:p>30,408</text:p>
          </table:table-cell>
          <table:table-cell table:number-columns-repeated="6" office:value-type="float" office:value="29.624" calcext:value-type="float">
            <text:p>29,624</text:p>
          </table:table-cell>
        </table:table-row>
        <table:table-row table:style-name="ro1">
          <table:table-cell office:value-type="float" office:value="38.976" calcext:value-type="float">
            <text:p>38,976</text:p>
          </table:table-cell>
          <table:table-cell office:value-type="float" office:value="38.036" calcext:value-type="float">
            <text:p>38,036</text:p>
          </table:table-cell>
          <table:table-cell office:value-type="float" office:value="37.409" calcext:value-type="float">
            <text:p>37,409</text:p>
          </table:table-cell>
          <table:table-cell table:number-columns-repeated="2" office:value-type="float" office:value="36.494" calcext:value-type="float">
            <text:p>36,494</text:p>
          </table:table-cell>
          <table:table-cell table:number-columns-repeated="9" office:value-type="float" office:value="36.207" calcext:value-type="float">
            <text:p>36,207</text:p>
          </table:table-cell>
          <table:table-cell table:number-columns-repeated="4" office:value-type="float" office:value="35.528" calcext:value-type="float">
            <text:p>35,528</text:p>
          </table:table-cell>
          <table:table-cell table:number-columns-repeated="6" office:value-type="float" office:value="34.666" calcext:value-type="float">
            <text:p>34,66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9" office:value-type="float" office:value="76" calcext:value-type="float">
            <text:p>76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6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.934" calcext:value-type="float">
            <text:p>33,934</text:p>
          </table:table-cell>
          <table:table-cell office:value-type="float" office:value="32.915" calcext:value-type="float">
            <text:p>32,915</text:p>
          </table:table-cell>
          <table:table-cell office:value-type="float" office:value="32.288" calcext:value-type="float">
            <text:p>32,288</text:p>
          </table:table-cell>
          <table:table-cell table:number-columns-repeated="2" office:value-type="float" office:value="31.348" calcext:value-type="float">
            <text:p>31,348</text:p>
          </table:table-cell>
          <table:table-cell table:number-columns-repeated="9" office:value-type="float" office:value="31.034" calcext:value-type="float">
            <text:p>31,034</text:p>
          </table:table-cell>
          <table:table-cell table:number-columns-repeated="4" office:value-type="float" office:value="30.408" calcext:value-type="float">
            <text:p>30,408</text:p>
          </table:table-cell>
          <table:table-cell table:number-columns-repeated="6" office:value-type="float" office:value="29.624" calcext:value-type="float">
            <text:p>29,624</text:p>
          </table:table-cell>
        </table:table-row>
        <table:table-row table:style-name="ro1">
          <table:table-cell office:value-type="float" office:value="38.976" calcext:value-type="float">
            <text:p>38,976</text:p>
          </table:table-cell>
          <table:table-cell office:value-type="float" office:value="38.036" calcext:value-type="float">
            <text:p>38,036</text:p>
          </table:table-cell>
          <table:table-cell office:value-type="float" office:value="37.409" calcext:value-type="float">
            <text:p>37,409</text:p>
          </table:table-cell>
          <table:table-cell table:number-columns-repeated="2" office:value-type="float" office:value="36.494" calcext:value-type="float">
            <text:p>36,494</text:p>
          </table:table-cell>
          <table:table-cell table:number-columns-repeated="9" office:value-type="float" office:value="36.207" calcext:value-type="float">
            <text:p>36,207</text:p>
          </table:table-cell>
          <table:table-cell table:number-columns-repeated="4" office:value-type="float" office:value="35.528" calcext:value-type="float">
            <text:p>35,528</text:p>
          </table:table-cell>
          <table:table-cell table:number-columns-repeated="6" office:value-type="float" office:value="34.666" calcext:value-type="float">
            <text:p>34,66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9" office:value-type="float" office:value="76" calcext:value-type="float">
            <text:p>76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6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.307" calcext:value-type="float">
            <text:p>33,307</text:p>
          </table:table-cell>
          <table:table-cell office:value-type="float" office:value="32.288" calcext:value-type="float">
            <text:p>32,288</text:p>
          </table:table-cell>
          <table:table-cell office:value-type="float" office:value="31.661" calcext:value-type="float">
            <text:p>31,661</text:p>
          </table:table-cell>
          <table:table-cell table:number-columns-repeated="2" office:value-type="float" office:value="30.721" calcext:value-type="float">
            <text:p>30,721</text:p>
          </table:table-cell>
          <table:table-cell table:number-columns-repeated="13" office:value-type="float" office:value="30.408" calcext:value-type="float">
            <text:p>30,408</text:p>
          </table:table-cell>
          <table:table-cell table:number-columns-repeated="6" office:value-type="float" office:value="29.624" calcext:value-type="float">
            <text:p>29,624</text:p>
          </table:table-cell>
        </table:table-row>
        <table:table-row table:style-name="ro1">
          <table:table-cell office:value-type="float" office:value="38.297" calcext:value-type="float">
            <text:p>38,297</text:p>
          </table:table-cell>
          <table:table-cell office:value-type="float" office:value="37.356" calcext:value-type="float">
            <text:p>37,356</text:p>
          </table:table-cell>
          <table:table-cell office:value-type="float" office:value="36.729" calcext:value-type="float">
            <text:p>36,729</text:p>
          </table:table-cell>
          <table:table-cell table:number-columns-repeated="2" office:value-type="float" office:value="35.815" calcext:value-type="float">
            <text:p>35,815</text:p>
          </table:table-cell>
          <table:table-cell table:number-columns-repeated="13" office:value-type="float" office:value="35.528" calcext:value-type="float">
            <text:p>35,528</text:p>
          </table:table-cell>
          <table:table-cell table:number-columns-repeated="6" office:value-type="float" office:value="34.666" calcext:value-type="float">
            <text:p>34,66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13" office:value-type="float" office:value="57" calcext:value-type="float">
            <text:p>57</text:p>
          </table:table-cell>
          <table:table-cell table:number-columns-repeated="6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.915" calcext:value-type="float">
            <text:p>32,915</text:p>
          </table:table-cell>
          <table:table-cell office:value-type="float" office:value="31.661" calcext:value-type="float">
            <text:p>31,661</text:p>
          </table:table-cell>
          <table:table-cell office:value-type="float" office:value="31.034" calcext:value-type="float">
            <text:p>31,034</text:p>
          </table:table-cell>
          <table:table-cell table:number-columns-repeated="2" office:value-type="float" office:value="30.172" calcext:value-type="float">
            <text:p>30,172</text:p>
          </table:table-cell>
          <table:table-cell table:number-columns-repeated="19" office:value-type="float" office:value="29.624" calcext:value-type="float">
            <text:p>29,624</text:p>
          </table:table-cell>
        </table:table-row>
        <table:table-row table:style-name="ro1">
          <table:table-cell office:value-type="float" office:value="37.827" calcext:value-type="float">
            <text:p>37,827</text:p>
          </table:table-cell>
          <table:table-cell office:value-type="float" office:value="36.782" calcext:value-type="float">
            <text:p>36,782</text:p>
          </table:table-cell>
          <table:table-cell office:value-type="float" office:value="36.155" calcext:value-type="float">
            <text:p>36,155</text:p>
          </table:table-cell>
          <table:table-cell table:number-columns-repeated="2" office:value-type="float" office:value="35.24" calcext:value-type="float">
            <text:p>35,24</text:p>
          </table:table-cell>
          <table:table-cell table:number-columns-repeated="19" office:value-type="float" office:value="34.666" calcext:value-type="float">
            <text:p>34,66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19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.915" calcext:value-type="float">
            <text:p>32,915</text:p>
          </table:table-cell>
          <table:table-cell office:value-type="float" office:value="31.661" calcext:value-type="float">
            <text:p>31,661</text:p>
          </table:table-cell>
          <table:table-cell office:value-type="float" office:value="31.034" calcext:value-type="float">
            <text:p>31,034</text:p>
          </table:table-cell>
          <table:table-cell table:number-columns-repeated="2" office:value-type="float" office:value="30.172" calcext:value-type="float">
            <text:p>30,172</text:p>
          </table:table-cell>
          <table:table-cell table:number-columns-repeated="19" office:value-type="float" office:value="29.624" calcext:value-type="float">
            <text:p>29,624</text:p>
          </table:table-cell>
        </table:table-row>
        <table:table-row table:style-name="ro1">
          <table:table-cell office:value-type="float" office:value="37.827" calcext:value-type="float">
            <text:p>37,827</text:p>
          </table:table-cell>
          <table:table-cell office:value-type="float" office:value="36.782" calcext:value-type="float">
            <text:p>36,782</text:p>
          </table:table-cell>
          <table:table-cell office:value-type="float" office:value="36.155" calcext:value-type="float">
            <text:p>36,155</text:p>
          </table:table-cell>
          <table:table-cell table:number-columns-repeated="2" office:value-type="float" office:value="35.24" calcext:value-type="float">
            <text:p>35,24</text:p>
          </table:table-cell>
          <table:table-cell table:number-columns-repeated="19" office:value-type="float" office:value="34.666" calcext:value-type="float">
            <text:p>34,66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19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.915" calcext:value-type="float">
            <text:p>32,915</text:p>
          </table:table-cell>
          <table:table-cell office:value-type="float" office:value="31.661" calcext:value-type="float">
            <text:p>31,661</text:p>
          </table:table-cell>
          <table:table-cell office:value-type="float" office:value="31.034" calcext:value-type="float">
            <text:p>31,034</text:p>
          </table:table-cell>
          <table:table-cell table:number-columns-repeated="2" office:value-type="float" office:value="30.172" calcext:value-type="float">
            <text:p>30,172</text:p>
          </table:table-cell>
          <table:table-cell table:number-columns-repeated="19" office:value-type="float" office:value="29.624" calcext:value-type="float">
            <text:p>29,624</text:p>
          </table:table-cell>
        </table:table-row>
        <table:table-row table:style-name="ro1">
          <table:table-cell office:value-type="float" office:value="37.827" calcext:value-type="float">
            <text:p>37,827</text:p>
          </table:table-cell>
          <table:table-cell office:value-type="float" office:value="36.782" calcext:value-type="float">
            <text:p>36,782</text:p>
          </table:table-cell>
          <table:table-cell office:value-type="float" office:value="36.155" calcext:value-type="float">
            <text:p>36,155</text:p>
          </table:table-cell>
          <table:table-cell table:number-columns-repeated="2" office:value-type="float" office:value="35.24" calcext:value-type="float">
            <text:p>35,24</text:p>
          </table:table-cell>
          <table:table-cell table:number-columns-repeated="19" office:value-type="float" office:value="34.666" calcext:value-type="float">
            <text:p>34,66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19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.915" calcext:value-type="float">
            <text:p>32,915</text:p>
          </table:table-cell>
          <table:table-cell office:value-type="float" office:value="31.661" calcext:value-type="float">
            <text:p>31,661</text:p>
          </table:table-cell>
          <table:table-cell office:value-type="float" office:value="31.034" calcext:value-type="float">
            <text:p>31,034</text:p>
          </table:table-cell>
          <table:table-cell table:number-columns-repeated="2" office:value-type="float" office:value="30.172" calcext:value-type="float">
            <text:p>30,172</text:p>
          </table:table-cell>
          <table:table-cell table:number-columns-repeated="19" office:value-type="float" office:value="29.624" calcext:value-type="float">
            <text:p>29,624</text:p>
          </table:table-cell>
        </table:table-row>
        <table:table-row table:style-name="ro1">
          <table:table-cell office:value-type="float" office:value="37.827" calcext:value-type="float">
            <text:p>37,827</text:p>
          </table:table-cell>
          <table:table-cell office:value-type="float" office:value="36.782" calcext:value-type="float">
            <text:p>36,782</text:p>
          </table:table-cell>
          <table:table-cell office:value-type="float" office:value="36.155" calcext:value-type="float">
            <text:p>36,155</text:p>
          </table:table-cell>
          <table:table-cell table:number-columns-repeated="2" office:value-type="float" office:value="35.24" calcext:value-type="float">
            <text:p>35,24</text:p>
          </table:table-cell>
          <table:table-cell table:number-columns-repeated="19" office:value-type="float" office:value="34.666" calcext:value-type="float">
            <text:p>34,66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19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.602" calcext:value-type="float">
            <text:p>32,602</text:p>
          </table:table-cell>
          <table:table-cell office:value-type="float" office:value="31.505" calcext:value-type="float">
            <text:p>31,505</text:p>
          </table:table-cell>
          <table:table-cell office:value-type="float" office:value="30.799" calcext:value-type="float">
            <text:p>30,799</text:p>
          </table:table-cell>
          <table:table-cell table:number-columns-repeated="2" office:value-type="float" office:value="30.172" calcext:value-type="float">
            <text:p>30,172</text:p>
          </table:table-cell>
          <table:table-cell table:number-columns-repeated="19" office:value-type="float" office:value="29.624" calcext:value-type="float">
            <text:p>29,624</text:p>
          </table:table-cell>
        </table:table-row>
        <table:table-row table:style-name="ro1">
          <table:table-cell office:value-type="float" office:value="37.591" calcext:value-type="float">
            <text:p>37,591</text:p>
          </table:table-cell>
          <table:table-cell office:value-type="float" office:value="36.546" calcext:value-type="float">
            <text:p>36,546</text:p>
          </table:table-cell>
          <table:table-cell office:value-type="float" office:value="35.92" calcext:value-type="float">
            <text:p>35,92</text:p>
          </table:table-cell>
          <table:table-cell table:number-columns-repeated="2" office:value-type="float" office:value="35.24" calcext:value-type="float">
            <text:p>35,24</text:p>
          </table:table-cell>
          <table:table-cell table:number-columns-repeated="19" office:value-type="float" office:value="34.666" calcext:value-type="float">
            <text:p>34,66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19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1.348" calcext:value-type="float">
            <text:p>31,348</text:p>
          </table:table-cell>
          <table:table-cell office:value-type="float" office:value="30.094" calcext:value-type="float">
            <text:p>30,094</text:p>
          </table:table-cell>
          <table:table-cell office:value-type="float" office:value="29.467" calcext:value-type="float">
            <text:p>29,467</text:p>
          </table:table-cell>
          <table:table-cell table:number-columns-repeated="2" office:value-type="float" office:value="28.84" calcext:value-type="float">
            <text:p>28,84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259" calcext:value-type="float">
            <text:p>36,259</text:p>
          </table:table-cell>
          <table:table-cell office:value-type="float" office:value="35.214" calcext:value-type="float">
            <text:p>35,214</text:p>
          </table:table-cell>
          <table:table-cell office:value-type="float" office:value="34.587" calcext:value-type="float">
            <text:p>34,587</text:p>
          </table:table-cell>
          <table:table-cell table:number-columns-repeated="2" office:value-type="float" office:value="33.908" calcext:value-type="float">
            <text:p>33,908</text:p>
          </table:table-cell>
          <table:table-cell table:number-columns-repeated="19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799" calcext:value-type="float">
            <text:p>30,799</text:p>
          </table:table-cell>
          <table:table-cell office:value-type="float" office:value="29.624" calcext:value-type="float">
            <text:p>29,624</text:p>
          </table:table-cell>
          <table:table-cell office:value-type="float" office:value="28.997" calcext:value-type="float">
            <text:p>28,997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684" calcext:value-type="float">
            <text:p>35,684</text:p>
          </table:table-cell>
          <table:table-cell office:value-type="float" office:value="34.639" calcext:value-type="float">
            <text:p>34,639</text:p>
          </table:table-cell>
          <table:table-cell office:value-type="float" office:value="34.013" calcext:value-type="float">
            <text:p>34,013</text:p>
          </table:table-cell>
          <table:table-cell table:number-columns-repeated="2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799" calcext:value-type="float">
            <text:p>30,799</text:p>
          </table:table-cell>
          <table:table-cell office:value-type="float" office:value="29.624" calcext:value-type="float">
            <text:p>29,624</text:p>
          </table:table-cell>
          <table:table-cell office:value-type="float" office:value="28.997" calcext:value-type="float">
            <text:p>28,997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684" calcext:value-type="float">
            <text:p>35,684</text:p>
          </table:table-cell>
          <table:table-cell office:value-type="float" office:value="34.639" calcext:value-type="float">
            <text:p>34,639</text:p>
          </table:table-cell>
          <table:table-cell office:value-type="float" office:value="34.013" calcext:value-type="float">
            <text:p>34,013</text:p>
          </table:table-cell>
          <table:table-cell table:number-columns-repeated="2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799" calcext:value-type="float">
            <text:p>30,799</text:p>
          </table:table-cell>
          <table:table-cell office:value-type="float" office:value="29.624" calcext:value-type="float">
            <text:p>29,624</text:p>
          </table:table-cell>
          <table:table-cell office:value-type="float" office:value="28.997" calcext:value-type="float">
            <text:p>28,997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684" calcext:value-type="float">
            <text:p>35,684</text:p>
          </table:table-cell>
          <table:table-cell office:value-type="float" office:value="34.639" calcext:value-type="float">
            <text:p>34,639</text:p>
          </table:table-cell>
          <table:table-cell office:value-type="float" office:value="34.013" calcext:value-type="float">
            <text:p>34,013</text:p>
          </table:table-cell>
          <table:table-cell table:number-columns-repeated="2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799" calcext:value-type="float">
            <text:p>30,799</text:p>
          </table:table-cell>
          <table:table-cell office:value-type="float" office:value="29.624" calcext:value-type="float">
            <text:p>29,624</text:p>
          </table:table-cell>
          <table:table-cell office:value-type="float" office:value="28.997" calcext:value-type="float">
            <text:p>28,997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684" calcext:value-type="float">
            <text:p>35,684</text:p>
          </table:table-cell>
          <table:table-cell office:value-type="float" office:value="34.639" calcext:value-type="float">
            <text:p>34,639</text:p>
          </table:table-cell>
          <table:table-cell office:value-type="float" office:value="34.013" calcext:value-type="float">
            <text:p>34,013</text:p>
          </table:table-cell>
          <table:table-cell table:number-columns-repeated="2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799" calcext:value-type="float">
            <text:p>30,799</text:p>
          </table:table-cell>
          <table:table-cell office:value-type="float" office:value="29.624" calcext:value-type="float">
            <text:p>29,624</text:p>
          </table:table-cell>
          <table:table-cell office:value-type="float" office:value="28.997" calcext:value-type="float">
            <text:p>28,997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684" calcext:value-type="float">
            <text:p>35,684</text:p>
          </table:table-cell>
          <table:table-cell office:value-type="float" office:value="34.639" calcext:value-type="float">
            <text:p>34,639</text:p>
          </table:table-cell>
          <table:table-cell office:value-type="float" office:value="34.013" calcext:value-type="float">
            <text:p>34,013</text:p>
          </table:table-cell>
          <table:table-cell table:number-columns-repeated="2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799" calcext:value-type="float">
            <text:p>30,799</text:p>
          </table:table-cell>
          <table:table-cell office:value-type="float" office:value="29.624" calcext:value-type="float">
            <text:p>29,624</text:p>
          </table:table-cell>
          <table:table-cell office:value-type="float" office:value="28.997" calcext:value-type="float">
            <text:p>28,997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684" calcext:value-type="float">
            <text:p>35,684</text:p>
          </table:table-cell>
          <table:table-cell office:value-type="float" office:value="34.639" calcext:value-type="float">
            <text:p>34,639</text:p>
          </table:table-cell>
          <table:table-cell office:value-type="float" office:value="34.013" calcext:value-type="float">
            <text:p>34,013</text:p>
          </table:table-cell>
          <table:table-cell table:number-columns-repeated="2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799" calcext:value-type="float">
            <text:p>30,799</text:p>
          </table:table-cell>
          <table:table-cell office:value-type="float" office:value="29.624" calcext:value-type="float">
            <text:p>29,624</text:p>
          </table:table-cell>
          <table:table-cell office:value-type="float" office:value="28.997" calcext:value-type="float">
            <text:p>28,997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684" calcext:value-type="float">
            <text:p>35,684</text:p>
          </table:table-cell>
          <table:table-cell office:value-type="float" office:value="34.639" calcext:value-type="float">
            <text:p>34,639</text:p>
          </table:table-cell>
          <table:table-cell office:value-type="float" office:value="34.013" calcext:value-type="float">
            <text:p>34,013</text:p>
          </table:table-cell>
          <table:table-cell table:number-columns-repeated="2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799" calcext:value-type="float">
            <text:p>30,799</text:p>
          </table:table-cell>
          <table:table-cell office:value-type="float" office:value="29.624" calcext:value-type="float">
            <text:p>29,624</text:p>
          </table:table-cell>
          <table:table-cell office:value-type="float" office:value="28.997" calcext:value-type="float">
            <text:p>28,997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684" calcext:value-type="float">
            <text:p>35,684</text:p>
          </table:table-cell>
          <table:table-cell office:value-type="float" office:value="34.639" calcext:value-type="float">
            <text:p>34,639</text:p>
          </table:table-cell>
          <table:table-cell office:value-type="float" office:value="34.013" calcext:value-type="float">
            <text:p>34,013</text:p>
          </table:table-cell>
          <table:table-cell table:number-columns-repeated="2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799" calcext:value-type="float">
            <text:p>30,799</text:p>
          </table:table-cell>
          <table:table-cell office:value-type="float" office:value="29.624" calcext:value-type="float">
            <text:p>29,624</text:p>
          </table:table-cell>
          <table:table-cell office:value-type="float" office:value="28.997" calcext:value-type="float">
            <text:p>28,997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684" calcext:value-type="float">
            <text:p>35,684</text:p>
          </table:table-cell>
          <table:table-cell office:value-type="float" office:value="34.639" calcext:value-type="float">
            <text:p>34,639</text:p>
          </table:table-cell>
          <table:table-cell office:value-type="float" office:value="34.013" calcext:value-type="float">
            <text:p>34,013</text:p>
          </table:table-cell>
          <table:table-cell table:number-columns-repeated="2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799" calcext:value-type="float">
            <text:p>30,799</text:p>
          </table:table-cell>
          <table:table-cell office:value-type="float" office:value="29.624" calcext:value-type="float">
            <text:p>29,624</text:p>
          </table:table-cell>
          <table:table-cell office:value-type="float" office:value="28.997" calcext:value-type="float">
            <text:p>28,997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684" calcext:value-type="float">
            <text:p>35,684</text:p>
          </table:table-cell>
          <table:table-cell office:value-type="float" office:value="34.639" calcext:value-type="float">
            <text:p>34,639</text:p>
          </table:table-cell>
          <table:table-cell office:value-type="float" office:value="34.013" calcext:value-type="float">
            <text:p>34,013</text:p>
          </table:table-cell>
          <table:table-cell table:number-columns-repeated="2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799" calcext:value-type="float">
            <text:p>30,799</text:p>
          </table:table-cell>
          <table:table-cell office:value-type="float" office:value="29.624" calcext:value-type="float">
            <text:p>29,624</text:p>
          </table:table-cell>
          <table:table-cell office:value-type="float" office:value="28.997" calcext:value-type="float">
            <text:p>28,997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684" calcext:value-type="float">
            <text:p>35,684</text:p>
          </table:table-cell>
          <table:table-cell office:value-type="float" office:value="34.639" calcext:value-type="float">
            <text:p>34,639</text:p>
          </table:table-cell>
          <table:table-cell office:value-type="float" office:value="34.013" calcext:value-type="float">
            <text:p>34,013</text:p>
          </table:table-cell>
          <table:table-cell table:number-columns-repeated="2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799" calcext:value-type="float">
            <text:p>30,799</text:p>
          </table:table-cell>
          <table:table-cell office:value-type="float" office:value="29.624" calcext:value-type="float">
            <text:p>29,624</text:p>
          </table:table-cell>
          <table:table-cell office:value-type="float" office:value="28.997" calcext:value-type="float">
            <text:p>28,997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684" calcext:value-type="float">
            <text:p>35,684</text:p>
          </table:table-cell>
          <table:table-cell office:value-type="float" office:value="34.639" calcext:value-type="float">
            <text:p>34,639</text:p>
          </table:table-cell>
          <table:table-cell office:value-type="float" office:value="34.013" calcext:value-type="float">
            <text:p>34,013</text:p>
          </table:table-cell>
          <table:table-cell table:number-columns-repeated="2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799" calcext:value-type="float">
            <text:p>30,799</text:p>
          </table:table-cell>
          <table:table-cell office:value-type="float" office:value="29.624" calcext:value-type="float">
            <text:p>29,624</text:p>
          </table:table-cell>
          <table:table-cell office:value-type="float" office:value="28.997" calcext:value-type="float">
            <text:p>28,997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684" calcext:value-type="float">
            <text:p>35,684</text:p>
          </table:table-cell>
          <table:table-cell office:value-type="float" office:value="34.639" calcext:value-type="float">
            <text:p>34,639</text:p>
          </table:table-cell>
          <table:table-cell office:value-type="float" office:value="34.013" calcext:value-type="float">
            <text:p>34,013</text:p>
          </table:table-cell>
          <table:table-cell table:number-columns-repeated="2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799" calcext:value-type="float">
            <text:p>30,799</text:p>
          </table:table-cell>
          <table:table-cell office:value-type="float" office:value="29.624" calcext:value-type="float">
            <text:p>29,624</text:p>
          </table:table-cell>
          <table:table-cell office:value-type="float" office:value="28.997" calcext:value-type="float">
            <text:p>28,997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684" calcext:value-type="float">
            <text:p>35,684</text:p>
          </table:table-cell>
          <table:table-cell office:value-type="float" office:value="34.639" calcext:value-type="float">
            <text:p>34,639</text:p>
          </table:table-cell>
          <table:table-cell office:value-type="float" office:value="34.013" calcext:value-type="float">
            <text:p>34,013</text:p>
          </table:table-cell>
          <table:table-cell table:number-columns-repeated="2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38.849" calcext:value-type="float">
            <text:p>38,849</text:p>
          </table:table-cell>
          <table:table-cell office:value-type="float" office:value="37.89" calcext:value-type="float">
            <text:p>37,89</text:p>
          </table:table-cell>
          <table:table-cell office:value-type="float" office:value="37.01" calcext:value-type="float">
            <text:p>37,01</text:p>
          </table:table-cell>
          <table:table-cell office:value-type="float" office:value="36.851" calcext:value-type="float">
            <text:p>36,851</text:p>
          </table:table-cell>
          <table:table-cell table:number-columns-repeated="2" office:value-type="float" office:value="36.531" calcext:value-type="float">
            <text:p>36,531</text:p>
          </table:table-cell>
          <table:table-cell office:value-type="float" office:value="36.451" calcext:value-type="float">
            <text:p>36,451</text:p>
          </table:table-cell>
          <table:table-cell table:number-columns-repeated="2" office:value-type="float" office:value="36.131" calcext:value-type="float">
            <text:p>36,131</text:p>
          </table:table-cell>
          <table:table-cell office:value-type="float" office:value="34.852" calcext:value-type="float">
            <text:p>34,852</text:p>
          </table:table-cell>
          <table:table-cell office:value-type="float" office:value="34.932" calcext:value-type="float">
            <text:p>34,932</text:p>
          </table:table-cell>
          <table:table-cell table:number-columns-repeated="5" office:value-type="float" office:value="34.612" calcext:value-type="float">
            <text:p>34,612</text:p>
          </table:table-cell>
          <table:table-cell office:value-type="float" office:value="34.213" calcext:value-type="float">
            <text:p>34,213</text:p>
          </table:table-cell>
          <table:table-cell office:value-type="float" office:value="33.893" calcext:value-type="float">
            <text:p>33,893</text:p>
          </table:table-cell>
          <table:table-cell table:number-columns-repeated="4" office:value-type="float" office:value="33.173" calcext:value-type="float">
            <text:p>33,173</text:p>
          </table:table-cell>
          <table:table-cell office:value-type="float" office:value="32.694" calcext:value-type="float">
            <text:p>32,694</text:p>
          </table:table-cell>
          <table:table-cell office:value-type="float" office:value="32.214" calcext:value-type="float">
            <text:p>32,214</text:p>
          </table:table-cell>
        </table:table-row>
        <table:table-row table:style-name="ro1">
          <table:table-cell office:value-type="float" office:value="43.245" calcext:value-type="float">
            <text:p>43,245</text:p>
          </table:table-cell>
          <table:table-cell office:value-type="float" office:value="42.419" calcext:value-type="float">
            <text:p>42,419</text:p>
          </table:table-cell>
          <table:table-cell office:value-type="float" office:value="41.593" calcext:value-type="float">
            <text:p>41,593</text:p>
          </table:table-cell>
          <table:table-cell office:value-type="float" office:value="41.46" calcext:value-type="float">
            <text:p>41,46</text:p>
          </table:table-cell>
          <table:table-cell office:value-type="float" office:value="41.167" calcext:value-type="float">
            <text:p>41,167</text:p>
          </table:table-cell>
          <table:table-cell office:value-type="float" office:value="41.194" calcext:value-type="float">
            <text:p>41,194</text:p>
          </table:table-cell>
          <table:table-cell office:value-type="float" office:value="41.114" calcext:value-type="float">
            <text:p>41,114</text:p>
          </table:table-cell>
          <table:table-cell table:number-columns-repeated="2" office:value-type="float" office:value="40.901" calcext:value-type="float">
            <text:p>40,901</text:p>
          </table:table-cell>
          <table:table-cell office:value-type="float" office:value="39.755" calcext:value-type="float">
            <text:p>39,755</text:p>
          </table:table-cell>
          <table:table-cell office:value-type="float" office:value="39.835" calcext:value-type="float">
            <text:p>39,835</text:p>
          </table:table-cell>
          <table:table-cell table:number-columns-repeated="5" office:value-type="float" office:value="39.568" calcext:value-type="float">
            <text:p>39,568</text:p>
          </table:table-cell>
          <table:table-cell office:value-type="float" office:value="39.249" calcext:value-type="float">
            <text:p>39,249</text:p>
          </table:table-cell>
          <table:table-cell office:value-type="float" office:value="38.876" calcext:value-type="float">
            <text:p>38,876</text:p>
          </table:table-cell>
          <table:table-cell table:number-columns-repeated="4" office:value-type="float" office:value="38.343" calcext:value-type="float">
            <text:p>38,343</text:p>
          </table:table-cell>
          <table:table-cell office:value-type="float" office:value="37.783" calcext:value-type="float">
            <text:p>37,783</text:p>
          </table:table-cell>
          <table:table-cell office:value-type="float" office:value="37.463" calcext:value-type="float">
            <text:p>37,46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81" calcext:value-type="float">
            <text:p>481</text:p>
          </table:table-cell>
          <table:table-cell office:value-type="float" office:value="467" calcext:value-type="float">
            <text:p>467</text:p>
          </table:table-cell>
          <table:table-cell office:value-type="float" office:value="460" calcext:value-type="float">
            <text:p>460</text:p>
          </table:table-cell>
          <table:table-cell office:value-type="float" office:value="441" calcext:value-type="float">
            <text:p>441</text:p>
          </table:table-cell>
          <table:table-cell office:value-type="float" office:value="437" calcext:value-type="float">
            <text:p>437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418" calcext:value-type="float">
            <text:p>418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5"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371" calcext:value-type="float">
            <text:p>371</text:p>
          </table:table-cell>
          <table:table-cell table:number-columns-repeated="4" office:value-type="float" office:value="343" calcext:value-type="float">
            <text:p>343</text:p>
          </table:table-cell>
          <table:table-cell office:value-type="float" office:value="319" calcext:value-type="float">
            <text:p>319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38.289" calcext:value-type="float">
            <text:p>38,289</text:p>
          </table:table-cell>
          <table:table-cell office:value-type="float" office:value="37.57" calcext:value-type="float">
            <text:p>37,57</text:p>
          </table:table-cell>
          <table:table-cell office:value-type="float" office:value="36.691" calcext:value-type="float">
            <text:p>36,691</text:p>
          </table:table-cell>
          <table:table-cell office:value-type="float" office:value="36.291" calcext:value-type="float">
            <text:p>36,291</text:p>
          </table:table-cell>
          <table:table-cell office:value-type="float" office:value="36.131" calcext:value-type="float">
            <text:p>36,131</text:p>
          </table:table-cell>
          <table:table-cell office:value-type="float" office:value="36.211" calcext:value-type="float">
            <text:p>36,211</text:p>
          </table:table-cell>
          <table:table-cell table:number-columns-repeated="3" office:value-type="float" office:value="36.131" calcext:value-type="float">
            <text:p>36,131</text:p>
          </table:table-cell>
          <table:table-cell office:value-type="float" office:value="34.852" calcext:value-type="float">
            <text:p>34,852</text:p>
          </table:table-cell>
          <table:table-cell office:value-type="float" office:value="34.932" calcext:value-type="float">
            <text:p>34,932</text:p>
          </table:table-cell>
          <table:table-cell table:number-columns-repeated="5" office:value-type="float" office:value="34.612" calcext:value-type="float">
            <text:p>34,612</text:p>
          </table:table-cell>
          <table:table-cell office:value-type="float" office:value="34.213" calcext:value-type="float">
            <text:p>34,213</text:p>
          </table:table-cell>
          <table:table-cell office:value-type="float" office:value="33.893" calcext:value-type="float">
            <text:p>33,893</text:p>
          </table:table-cell>
          <table:table-cell table:number-columns-repeated="4" office:value-type="float" office:value="33.173" calcext:value-type="float">
            <text:p>33,173</text:p>
          </table:table-cell>
          <table:table-cell office:value-type="float" office:value="32.694" calcext:value-type="float">
            <text:p>32,694</text:p>
          </table:table-cell>
          <table:table-cell office:value-type="float" office:value="32.214" calcext:value-type="float">
            <text:p>32,214</text:p>
          </table:table-cell>
        </table:table-row>
        <table:table-row table:style-name="ro1">
          <table:table-cell office:value-type="float" office:value="42.872" calcext:value-type="float">
            <text:p>42,872</text:p>
          </table:table-cell>
          <table:table-cell office:value-type="float" office:value="42.233" calcext:value-type="float">
            <text:p>42,233</text:p>
          </table:table-cell>
          <table:table-cell office:value-type="float" office:value="41.407" calcext:value-type="float">
            <text:p>41,407</text:p>
          </table:table-cell>
          <table:table-cell office:value-type="float" office:value="41.114" calcext:value-type="float">
            <text:p>41,114</text:p>
          </table:table-cell>
          <table:table-cell office:value-type="float" office:value="40.954" calcext:value-type="float">
            <text:p>40,954</text:p>
          </table:table-cell>
          <table:table-cell office:value-type="float" office:value="40.981" calcext:value-type="float">
            <text:p>40,981</text:p>
          </table:table-cell>
          <table:table-cell table:number-columns-repeated="3" office:value-type="float" office:value="40.901" calcext:value-type="float">
            <text:p>40,901</text:p>
          </table:table-cell>
          <table:table-cell office:value-type="float" office:value="39.755" calcext:value-type="float">
            <text:p>39,755</text:p>
          </table:table-cell>
          <table:table-cell office:value-type="float" office:value="39.835" calcext:value-type="float">
            <text:p>39,835</text:p>
          </table:table-cell>
          <table:table-cell table:number-columns-repeated="5" office:value-type="float" office:value="39.568" calcext:value-type="float">
            <text:p>39,568</text:p>
          </table:table-cell>
          <table:table-cell office:value-type="float" office:value="39.249" calcext:value-type="float">
            <text:p>39,249</text:p>
          </table:table-cell>
          <table:table-cell office:value-type="float" office:value="38.876" calcext:value-type="float">
            <text:p>38,876</text:p>
          </table:table-cell>
          <table:table-cell table:number-columns-repeated="4" office:value-type="float" office:value="38.343" calcext:value-type="float">
            <text:p>38,343</text:p>
          </table:table-cell>
          <table:table-cell office:value-type="float" office:value="37.783" calcext:value-type="float">
            <text:p>37,783</text:p>
          </table:table-cell>
          <table:table-cell office:value-type="float" office:value="37.463" calcext:value-type="float">
            <text:p>37,46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61" calcext:value-type="float">
            <text:p>461</text:p>
          </table:table-cell>
          <table:table-cell office:value-type="float" office:value="447" calcext:value-type="float">
            <text:p>447</text:p>
          </table:table-cell>
          <table:table-cell office:value-type="float" office:value="434" calcext:value-type="float">
            <text:p>434</text:p>
          </table:table-cell>
          <table:table-cell office:value-type="float" office:value="425" calcext:value-type="float">
            <text:p>425</text:p>
          </table:table-cell>
          <table:table-cell office:value-type="float" office:value="421" calcext:value-type="float">
            <text:p>421</text:p>
          </table:table-cell>
          <table:table-cell table:number-columns-repeated="3" office:value-type="float" office:value="418" calcext:value-type="float">
            <text:p>418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5"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371" calcext:value-type="float">
            <text:p>371</text:p>
          </table:table-cell>
          <table:table-cell table:number-columns-repeated="4" office:value-type="float" office:value="343" calcext:value-type="float">
            <text:p>343</text:p>
          </table:table-cell>
          <table:table-cell office:value-type="float" office:value="319" calcext:value-type="float">
            <text:p>319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34.053" calcext:value-type="float">
            <text:p>34,053</text:p>
          </table:table-cell>
          <table:table-cell office:value-type="float" office:value="33.253" calcext:value-type="float">
            <text:p>33,253</text:p>
          </table:table-cell>
          <table:table-cell office:value-type="float" office:value="32.374" calcext:value-type="float">
            <text:p>32,374</text:p>
          </table:table-cell>
          <table:table-cell office:value-type="float" office:value="31.974" calcext:value-type="float">
            <text:p>31,974</text:p>
          </table:table-cell>
          <table:table-cell table:number-columns-repeated="2" office:value-type="float" office:value="31.735" calcext:value-type="float">
            <text:p>31,735</text:p>
          </table:table-cell>
          <table:table-cell table:number-columns-repeated="3" office:value-type="float" office:value="31.655" calcext:value-type="float">
            <text:p>31,655</text:p>
          </table:table-cell>
          <table:table-cell office:value-type="float" office:value="30.456" calcext:value-type="float">
            <text:p>30,456</text:p>
          </table:table-cell>
          <table:table-cell office:value-type="float" office:value="30.536" calcext:value-type="float">
            <text:p>30,536</text:p>
          </table:table-cell>
          <table:table-cell table:number-columns-repeated="3" office:value-type="float" office:value="29.896" calcext:value-type="float">
            <text:p>29,896</text:p>
          </table:table-cell>
          <table:table-cell table:number-columns-repeated="2" office:value-type="float" office:value="29.656" calcext:value-type="float">
            <text:p>29,656</text:p>
          </table:table-cell>
          <table:table-cell office:value-type="float" office:value="29.017" calcext:value-type="float">
            <text:p>29,017</text:p>
          </table:table-cell>
          <table:table-cell office:value-type="float" office:value="28.617" calcext:value-type="float">
            <text:p>28,617</text:p>
          </table:table-cell>
          <table:table-cell table:number-columns-repeated="4" office:value-type="float" office:value="27.978" calcext:value-type="float">
            <text:p>27,978</text:p>
          </table:table-cell>
          <table:table-cell office:value-type="float" office:value="27.338" calcext:value-type="float">
            <text:p>27,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075" calcext:value-type="float">
            <text:p>40,075</text:p>
          </table:table-cell>
          <table:table-cell office:value-type="float" office:value="39.435" calcext:value-type="float">
            <text:p>39,435</text:p>
          </table:table-cell>
          <table:table-cell office:value-type="float" office:value="38.582" calcext:value-type="float">
            <text:p>38,582</text:p>
          </table:table-cell>
          <table:table-cell office:value-type="float" office:value="38.156" calcext:value-type="float">
            <text:p>38,156</text:p>
          </table:table-cell>
          <table:table-cell office:value-type="float" office:value="37.996" calcext:value-type="float">
            <text:p>37,996</text:p>
          </table:table-cell>
          <table:table-cell office:value-type="float" office:value="38.023" calcext:value-type="float">
            <text:p>38,023</text:p>
          </table:table-cell>
          <table:table-cell table:number-columns-repeated="3" office:value-type="float" office:value="37.943" calcext:value-type="float">
            <text:p>37,943</text:p>
          </table:table-cell>
          <table:table-cell office:value-type="float" office:value="37.037" calcext:value-type="float">
            <text:p>37,037</text:p>
          </table:table-cell>
          <table:table-cell office:value-type="float" office:value="37.117" calcext:value-type="float">
            <text:p>37,117</text:p>
          </table:table-cell>
          <table:table-cell table:number-columns-repeated="3" office:value-type="float" office:value="36.424" calcext:value-type="float">
            <text:p>36,424</text:p>
          </table:table-cell>
          <table:table-cell table:number-columns-repeated="2" office:value-type="float" office:value="36.264" calcext:value-type="float">
            <text:p>36,264</text:p>
          </table:table-cell>
          <table:table-cell office:value-type="float" office:value="35.705" calcext:value-type="float">
            <text:p>35,705</text:p>
          </table:table-cell>
          <table:table-cell office:value-type="float" office:value="35.332" calcext:value-type="float">
            <text:p>35,332</text:p>
          </table:table-cell>
          <table:table-cell table:number-columns-repeated="4" office:value-type="float" office:value="34.692" calcext:value-type="float">
            <text:p>34,692</text:p>
          </table:table-cell>
          <table:table-cell office:value-type="float" office:value="34.133" calcext:value-type="float">
            <text:p>34,133</text:p>
          </table:table-cell>
          <table:table-cell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57" calcext:value-type="float">
            <text:p>257</text:p>
          </table:table-cell>
          <table:table-cell office:value-type="float" office:value="238" calcext:value-type="float">
            <text:p>238</text:p>
          </table:table-cell>
          <table:table-cell office:value-type="float" office:value="218" calcext:value-type="float">
            <text:p>218</text:p>
          </table:table-cell>
          <table:table-cell office:value-type="float" office:value="209" calcext:value-type="float">
            <text:p>209</text:p>
          </table:table-cell>
          <table:table-cell office:value-type="float" office:value="205" calcext:value-type="float">
            <text:p>205</text:p>
          </table:table-cell>
          <table:table-cell table:number-columns-repeated="3" office:value-type="float" office:value="202" calcext:value-type="float">
            <text:p>202</text:p>
          </table:table-cell>
          <table:table-cell table:number-columns-repeated="2" office:value-type="float" office:value="176" calcext:value-type="float">
            <text:p>176</text:p>
          </table:table-cell>
          <table:table-cell table:number-columns-repeated="3" office:value-type="float" office:value="148" calcext:value-type="float">
            <text:p>148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  <table:table-cell table:number-columns-repeated="4"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053" calcext:value-type="float">
            <text:p>34,053</text:p>
          </table:table-cell>
          <table:table-cell office:value-type="float" office:value="33.253" calcext:value-type="float">
            <text:p>33,253</text:p>
          </table:table-cell>
          <table:table-cell office:value-type="float" office:value="32.374" calcext:value-type="float">
            <text:p>32,374</text:p>
          </table:table-cell>
          <table:table-cell office:value-type="float" office:value="31.974" calcext:value-type="float">
            <text:p>31,974</text:p>
          </table:table-cell>
          <table:table-cell table:number-columns-repeated="2" office:value-type="float" office:value="31.735" calcext:value-type="float">
            <text:p>31,735</text:p>
          </table:table-cell>
          <table:table-cell table:number-columns-repeated="3" office:value-type="float" office:value="31.655" calcext:value-type="float">
            <text:p>31,655</text:p>
          </table:table-cell>
          <table:table-cell office:value-type="float" office:value="30.456" calcext:value-type="float">
            <text:p>30,456</text:p>
          </table:table-cell>
          <table:table-cell office:value-type="float" office:value="30.536" calcext:value-type="float">
            <text:p>30,536</text:p>
          </table:table-cell>
          <table:table-cell table:number-columns-repeated="3" office:value-type="float" office:value="29.896" calcext:value-type="float">
            <text:p>29,896</text:p>
          </table:table-cell>
          <table:table-cell table:number-columns-repeated="2" office:value-type="float" office:value="29.656" calcext:value-type="float">
            <text:p>29,656</text:p>
          </table:table-cell>
          <table:table-cell office:value-type="float" office:value="29.017" calcext:value-type="float">
            <text:p>29,017</text:p>
          </table:table-cell>
          <table:table-cell office:value-type="float" office:value="28.617" calcext:value-type="float">
            <text:p>28,617</text:p>
          </table:table-cell>
          <table:table-cell table:number-columns-repeated="4" office:value-type="float" office:value="27.978" calcext:value-type="float">
            <text:p>27,978</text:p>
          </table:table-cell>
          <table:table-cell office:value-type="float" office:value="27.338" calcext:value-type="float">
            <text:p>27,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075" calcext:value-type="float">
            <text:p>40,075</text:p>
          </table:table-cell>
          <table:table-cell office:value-type="float" office:value="39.435" calcext:value-type="float">
            <text:p>39,435</text:p>
          </table:table-cell>
          <table:table-cell office:value-type="float" office:value="38.582" calcext:value-type="float">
            <text:p>38,582</text:p>
          </table:table-cell>
          <table:table-cell office:value-type="float" office:value="38.156" calcext:value-type="float">
            <text:p>38,156</text:p>
          </table:table-cell>
          <table:table-cell office:value-type="float" office:value="37.996" calcext:value-type="float">
            <text:p>37,996</text:p>
          </table:table-cell>
          <table:table-cell office:value-type="float" office:value="38.023" calcext:value-type="float">
            <text:p>38,023</text:p>
          </table:table-cell>
          <table:table-cell table:number-columns-repeated="3" office:value-type="float" office:value="37.943" calcext:value-type="float">
            <text:p>37,943</text:p>
          </table:table-cell>
          <table:table-cell office:value-type="float" office:value="37.037" calcext:value-type="float">
            <text:p>37,037</text:p>
          </table:table-cell>
          <table:table-cell office:value-type="float" office:value="37.117" calcext:value-type="float">
            <text:p>37,117</text:p>
          </table:table-cell>
          <table:table-cell table:number-columns-repeated="3" office:value-type="float" office:value="36.424" calcext:value-type="float">
            <text:p>36,424</text:p>
          </table:table-cell>
          <table:table-cell table:number-columns-repeated="2" office:value-type="float" office:value="36.264" calcext:value-type="float">
            <text:p>36,264</text:p>
          </table:table-cell>
          <table:table-cell office:value-type="float" office:value="35.705" calcext:value-type="float">
            <text:p>35,705</text:p>
          </table:table-cell>
          <table:table-cell office:value-type="float" office:value="35.332" calcext:value-type="float">
            <text:p>35,332</text:p>
          </table:table-cell>
          <table:table-cell table:number-columns-repeated="4" office:value-type="float" office:value="34.692" calcext:value-type="float">
            <text:p>34,692</text:p>
          </table:table-cell>
          <table:table-cell office:value-type="float" office:value="34.133" calcext:value-type="float">
            <text:p>34,133</text:p>
          </table:table-cell>
          <table:table-cell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57" calcext:value-type="float">
            <text:p>257</text:p>
          </table:table-cell>
          <table:table-cell office:value-type="float" office:value="238" calcext:value-type="float">
            <text:p>238</text:p>
          </table:table-cell>
          <table:table-cell office:value-type="float" office:value="218" calcext:value-type="float">
            <text:p>218</text:p>
          </table:table-cell>
          <table:table-cell office:value-type="float" office:value="209" calcext:value-type="float">
            <text:p>209</text:p>
          </table:table-cell>
          <table:table-cell office:value-type="float" office:value="205" calcext:value-type="float">
            <text:p>205</text:p>
          </table:table-cell>
          <table:table-cell table:number-columns-repeated="3" office:value-type="float" office:value="202" calcext:value-type="float">
            <text:p>202</text:p>
          </table:table-cell>
          <table:table-cell table:number-columns-repeated="2" office:value-type="float" office:value="176" calcext:value-type="float">
            <text:p>176</text:p>
          </table:table-cell>
          <table:table-cell table:number-columns-repeated="3" office:value-type="float" office:value="148" calcext:value-type="float">
            <text:p>148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  <table:table-cell table:number-columns-repeated="4"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053" calcext:value-type="float">
            <text:p>34,053</text:p>
          </table:table-cell>
          <table:table-cell office:value-type="float" office:value="33.253" calcext:value-type="float">
            <text:p>33,253</text:p>
          </table:table-cell>
          <table:table-cell office:value-type="float" office:value="32.374" calcext:value-type="float">
            <text:p>32,374</text:p>
          </table:table-cell>
          <table:table-cell office:value-type="float" office:value="31.974" calcext:value-type="float">
            <text:p>31,974</text:p>
          </table:table-cell>
          <table:table-cell table:number-columns-repeated="2" office:value-type="float" office:value="31.735" calcext:value-type="float">
            <text:p>31,735</text:p>
          </table:table-cell>
          <table:table-cell table:number-columns-repeated="3" office:value-type="float" office:value="31.655" calcext:value-type="float">
            <text:p>31,655</text:p>
          </table:table-cell>
          <table:table-cell office:value-type="float" office:value="30.456" calcext:value-type="float">
            <text:p>30,456</text:p>
          </table:table-cell>
          <table:table-cell office:value-type="float" office:value="30.536" calcext:value-type="float">
            <text:p>30,536</text:p>
          </table:table-cell>
          <table:table-cell table:number-columns-repeated="3" office:value-type="float" office:value="29.896" calcext:value-type="float">
            <text:p>29,896</text:p>
          </table:table-cell>
          <table:table-cell table:number-columns-repeated="2" office:value-type="float" office:value="29.656" calcext:value-type="float">
            <text:p>29,656</text:p>
          </table:table-cell>
          <table:table-cell office:value-type="float" office:value="29.017" calcext:value-type="float">
            <text:p>29,017</text:p>
          </table:table-cell>
          <table:table-cell office:value-type="float" office:value="28.617" calcext:value-type="float">
            <text:p>28,617</text:p>
          </table:table-cell>
          <table:table-cell table:number-columns-repeated="4" office:value-type="float" office:value="27.978" calcext:value-type="float">
            <text:p>27,978</text:p>
          </table:table-cell>
          <table:table-cell office:value-type="float" office:value="27.338" calcext:value-type="float">
            <text:p>27,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075" calcext:value-type="float">
            <text:p>40,075</text:p>
          </table:table-cell>
          <table:table-cell office:value-type="float" office:value="39.435" calcext:value-type="float">
            <text:p>39,435</text:p>
          </table:table-cell>
          <table:table-cell office:value-type="float" office:value="38.582" calcext:value-type="float">
            <text:p>38,582</text:p>
          </table:table-cell>
          <table:table-cell office:value-type="float" office:value="38.156" calcext:value-type="float">
            <text:p>38,156</text:p>
          </table:table-cell>
          <table:table-cell office:value-type="float" office:value="37.996" calcext:value-type="float">
            <text:p>37,996</text:p>
          </table:table-cell>
          <table:table-cell office:value-type="float" office:value="38.023" calcext:value-type="float">
            <text:p>38,023</text:p>
          </table:table-cell>
          <table:table-cell table:number-columns-repeated="3" office:value-type="float" office:value="37.943" calcext:value-type="float">
            <text:p>37,943</text:p>
          </table:table-cell>
          <table:table-cell office:value-type="float" office:value="37.037" calcext:value-type="float">
            <text:p>37,037</text:p>
          </table:table-cell>
          <table:table-cell office:value-type="float" office:value="37.117" calcext:value-type="float">
            <text:p>37,117</text:p>
          </table:table-cell>
          <table:table-cell table:number-columns-repeated="3" office:value-type="float" office:value="36.424" calcext:value-type="float">
            <text:p>36,424</text:p>
          </table:table-cell>
          <table:table-cell table:number-columns-repeated="2" office:value-type="float" office:value="36.264" calcext:value-type="float">
            <text:p>36,264</text:p>
          </table:table-cell>
          <table:table-cell office:value-type="float" office:value="35.705" calcext:value-type="float">
            <text:p>35,705</text:p>
          </table:table-cell>
          <table:table-cell office:value-type="float" office:value="35.332" calcext:value-type="float">
            <text:p>35,332</text:p>
          </table:table-cell>
          <table:table-cell table:number-columns-repeated="4" office:value-type="float" office:value="34.692" calcext:value-type="float">
            <text:p>34,692</text:p>
          </table:table-cell>
          <table:table-cell office:value-type="float" office:value="34.133" calcext:value-type="float">
            <text:p>34,133</text:p>
          </table:table-cell>
          <table:table-cell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57" calcext:value-type="float">
            <text:p>257</text:p>
          </table:table-cell>
          <table:table-cell office:value-type="float" office:value="238" calcext:value-type="float">
            <text:p>238</text:p>
          </table:table-cell>
          <table:table-cell office:value-type="float" office:value="218" calcext:value-type="float">
            <text:p>218</text:p>
          </table:table-cell>
          <table:table-cell office:value-type="float" office:value="209" calcext:value-type="float">
            <text:p>209</text:p>
          </table:table-cell>
          <table:table-cell office:value-type="float" office:value="205" calcext:value-type="float">
            <text:p>205</text:p>
          </table:table-cell>
          <table:table-cell table:number-columns-repeated="3" office:value-type="float" office:value="202" calcext:value-type="float">
            <text:p>202</text:p>
          </table:table-cell>
          <table:table-cell table:number-columns-repeated="2" office:value-type="float" office:value="176" calcext:value-type="float">
            <text:p>176</text:p>
          </table:table-cell>
          <table:table-cell table:number-columns-repeated="3" office:value-type="float" office:value="148" calcext:value-type="float">
            <text:p>148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  <table:table-cell table:number-columns-repeated="4"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213" calcext:value-type="float">
            <text:p>34,213</text:p>
          </table:table-cell>
          <table:table-cell office:value-type="float" office:value="33.413" calcext:value-type="float">
            <text:p>33,413</text:p>
          </table:table-cell>
          <table:table-cell office:value-type="float" office:value="32.454" calcext:value-type="float">
            <text:p>32,454</text:p>
          </table:table-cell>
          <table:table-cell office:value-type="float" office:value="31.815" calcext:value-type="float">
            <text:p>31,815</text:p>
          </table:table-cell>
          <table:table-cell office:value-type="float" office:value="31.575" calcext:value-type="float">
            <text:p>31,575</text:p>
          </table:table-cell>
          <table:table-cell office:value-type="float" office:value="31.655" calcext:value-type="float">
            <text:p>31,655</text:p>
          </table:table-cell>
          <table:table-cell table:number-columns-repeated="3" office:value-type="float" office:value="31.575" calcext:value-type="float">
            <text:p>31,575</text:p>
          </table:table-cell>
          <table:table-cell office:value-type="float" office:value="30.376" calcext:value-type="float">
            <text:p>30,376</text:p>
          </table:table-cell>
          <table:table-cell office:value-type="float" office:value="29.896" calcext:value-type="float">
            <text:p>29,896</text:p>
          </table:table-cell>
          <table:table-cell table:number-columns-repeated="3" office:value-type="float" office:value="29.177" calcext:value-type="float">
            <text:p>29,177</text:p>
          </table:table-cell>
          <table:table-cell table:number-columns-repeated="3" office:value-type="float" office:value="29.017" calcext:value-type="float">
            <text:p>29,017</text:p>
          </table:table-cell>
          <table:table-cell office:value-type="float" office:value="28.617" calcext:value-type="float">
            <text:p>28,617</text:p>
          </table:table-cell>
          <table:table-cell table:number-columns-repeated="4" office:value-type="float" office:value="27.978" calcext:value-type="float">
            <text:p>27,978</text:p>
          </table:table-cell>
          <table:table-cell office:value-type="float" office:value="27.338" calcext:value-type="float">
            <text:p>27,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234" calcext:value-type="float">
            <text:p>40,234</text:p>
          </table:table-cell>
          <table:table-cell office:value-type="float" office:value="39.542" calcext:value-type="float">
            <text:p>39,542</text:p>
          </table:table-cell>
          <table:table-cell office:value-type="float" office:value="38.689" calcext:value-type="float">
            <text:p>38,689</text:p>
          </table:table-cell>
          <table:table-cell office:value-type="float" office:value="38.103" calcext:value-type="float">
            <text:p>38,103</text:p>
          </table:table-cell>
          <table:table-cell office:value-type="float" office:value="37.916" calcext:value-type="float">
            <text:p>37,916</text:p>
          </table:table-cell>
          <table:table-cell office:value-type="float" office:value="37.943" calcext:value-type="float">
            <text:p>37,943</text:p>
          </table:table-cell>
          <table:table-cell table:number-columns-repeated="3" office:value-type="float" office:value="37.863" calcext:value-type="float">
            <text:p>37,863</text:p>
          </table:table-cell>
          <table:table-cell office:value-type="float" office:value="36.957" calcext:value-type="float">
            <text:p>36,957</text:p>
          </table:table-cell>
          <table:table-cell office:value-type="float" office:value="36.557" calcext:value-type="float">
            <text:p>36,557</text:p>
          </table:table-cell>
          <table:table-cell table:number-columns-repeated="3" office:value-type="float" office:value="35.865" calcext:value-type="float">
            <text:p>35,865</text:p>
          </table:table-cell>
          <table:table-cell table:number-columns-repeated="3" office:value-type="float" office:value="35.705" calcext:value-type="float">
            <text:p>35,705</text:p>
          </table:table-cell>
          <table:table-cell office:value-type="float" office:value="35.332" calcext:value-type="float">
            <text:p>35,332</text:p>
          </table:table-cell>
          <table:table-cell table:number-columns-repeated="4" office:value-type="float" office:value="34.692" calcext:value-type="float">
            <text:p>34,692</text:p>
          </table:table-cell>
          <table:table-cell office:value-type="float" office:value="34.133" calcext:value-type="float">
            <text:p>34,133</text:p>
          </table:table-cell>
          <table:table-cell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50" calcext:value-type="float">
            <text:p>250</text:p>
          </table:table-cell>
          <table:table-cell office:value-type="float" office:value="228" calcext:value-type="float">
            <text:p>228</text:p>
          </table:table-cell>
          <table:table-cell office:value-type="float" office:value="205" calcext:value-type="float">
            <text:p>205</text:p>
          </table:table-cell>
          <table:table-cell office:value-type="float" office:value="194" calcext:value-type="float">
            <text:p>194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187" calcext:value-type="float">
            <text:p>187</text:p>
          </table:table-cell>
          <table:table-cell office:value-type="float" office:value="161" calcext:value-type="float">
            <text:p>161</text:p>
          </table:table-cell>
          <table:table-cell office:value-type="float" office:value="146" calcext:value-type="float">
            <text:p>146</text:p>
          </table:table-cell>
          <table:table-cell table:number-columns-repeated="3" office:value-type="float" office:value="118" calcext:value-type="float">
            <text:p>118</text:p>
          </table:table-cell>
          <table:table-cell table:number-columns-repeated="3"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  <table:table-cell table:number-columns-repeated="4"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053" calcext:value-type="float">
            <text:p>34,053</text:p>
          </table:table-cell>
          <table:table-cell office:value-type="float" office:value="33.333" calcext:value-type="float">
            <text:p>33,333</text:p>
          </table:table-cell>
          <table:table-cell office:value-type="float" office:value="32.294" calcext:value-type="float">
            <text:p>32,294</text:p>
          </table:table-cell>
          <table:table-cell table:number-columns-repeated="3" office:value-type="float" office:value="31.575" calcext:value-type="float">
            <text:p>31,575</text:p>
          </table:table-cell>
          <table:table-cell table:number-columns-repeated="3" office:value-type="float" office:value="31.495" calcext:value-type="float">
            <text:p>31,495</text:p>
          </table:table-cell>
          <table:table-cell office:value-type="float" office:value="30.296" calcext:value-type="float">
            <text:p>30,296</text:p>
          </table:table-cell>
          <table:table-cell office:value-type="float" office:value="29.896" calcext:value-type="float">
            <text:p>29,896</text:p>
          </table:table-cell>
          <table:table-cell table:number-columns-repeated="3" office:value-type="float" office:value="29.097" calcext:value-type="float">
            <text:p>29,097</text:p>
          </table:table-cell>
          <table:table-cell table:number-columns-repeated="3" office:value-type="float" office:value="28.377" calcext:value-type="float">
            <text:p>28,377</text:p>
          </table:table-cell>
          <table:table-cell office:value-type="float" office:value="28.058" calcext:value-type="float">
            <text:p>28,058</text:p>
          </table:table-cell>
          <table:table-cell table:number-columns-repeated="4" office:value-type="float" office:value="27.258" calcext:value-type="float">
            <text:p>27,2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128" calcext:value-type="float">
            <text:p>40,128</text:p>
          </table:table-cell>
          <table:table-cell office:value-type="float" office:value="39.435" calcext:value-type="float">
            <text:p>39,435</text:p>
          </table:table-cell>
          <table:table-cell office:value-type="float" office:value="38.476" calcext:value-type="float">
            <text:p>38,476</text:p>
          </table:table-cell>
          <table:table-cell office:value-type="float" office:value="37.89" calcext:value-type="float">
            <text:p>37,89</text:p>
          </table:table-cell>
          <table:table-cell office:value-type="float" office:value="37.863" calcext:value-type="float">
            <text:p>37,863</text:p>
          </table:table-cell>
          <table:table-cell office:value-type="float" office:value="37.89" calcext:value-type="float">
            <text:p>37,89</text:p>
          </table:table-cell>
          <table:table-cell table:number-columns-repeated="3" office:value-type="float" office:value="37.81" calcext:value-type="float">
            <text:p>37,81</text:p>
          </table:table-cell>
          <table:table-cell office:value-type="float" office:value="36.904" calcext:value-type="float">
            <text:p>36,904</text:p>
          </table:table-cell>
          <table:table-cell office:value-type="float" office:value="36.504" calcext:value-type="float">
            <text:p>36,504</text:p>
          </table:table-cell>
          <table:table-cell table:number-columns-repeated="3" office:value-type="float" office:value="35.731" calcext:value-type="float">
            <text:p>35,731</text:p>
          </table:table-cell>
          <table:table-cell table:number-columns-repeated="3" office:value-type="float" office:value="35.092" calcext:value-type="float">
            <text:p>35,092</text:p>
          </table:table-cell>
          <table:table-cell office:value-type="float" office:value="34.772" calcext:value-type="float">
            <text:p>34,772</text:p>
          </table:table-cell>
          <table:table-cell table:number-columns-repeated="4" office:value-type="float" office:value="34.133" calcext:value-type="float">
            <text:p>34,133</text:p>
          </table:table-cell>
          <table:table-cell table:number-columns-repeated="2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42" calcext:value-type="float">
            <text:p>242</text:p>
          </table:table-cell>
          <table:table-cell office:value-type="float" office:value="218" calcext:value-type="float">
            <text:p>218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89" calcext:value-type="float">
            <text:p>189</text:p>
          </table:table-cell>
          <table:table-cell table:number-columns-repeated="3" office:value-type="float" office:value="186" calcext:value-type="float">
            <text:p>186</text:p>
          </table:table-cell>
          <table:table-cell office:value-type="float" office:value="160" calcext:value-type="float">
            <text:p>160</text:p>
          </table:table-cell>
          <table:table-cell office:value-type="float" office:value="145" calcext:value-type="float">
            <text:p>145</text:p>
          </table:table-cell>
          <table:table-cell table:number-columns-repeated="3" office:value-type="float" office:value="114" calcext:value-type="float">
            <text:p>114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053" calcext:value-type="float">
            <text:p>34,053</text:p>
          </table:table-cell>
          <table:table-cell office:value-type="float" office:value="33.333" calcext:value-type="float">
            <text:p>33,333</text:p>
          </table:table-cell>
          <table:table-cell office:value-type="float" office:value="32.294" calcext:value-type="float">
            <text:p>32,294</text:p>
          </table:table-cell>
          <table:table-cell table:number-columns-repeated="3" office:value-type="float" office:value="31.575" calcext:value-type="float">
            <text:p>31,575</text:p>
          </table:table-cell>
          <table:table-cell table:number-columns-repeated="3" office:value-type="float" office:value="31.495" calcext:value-type="float">
            <text:p>31,495</text:p>
          </table:table-cell>
          <table:table-cell office:value-type="float" office:value="30.296" calcext:value-type="float">
            <text:p>30,296</text:p>
          </table:table-cell>
          <table:table-cell office:value-type="float" office:value="29.896" calcext:value-type="float">
            <text:p>29,896</text:p>
          </table:table-cell>
          <table:table-cell table:number-columns-repeated="3" office:value-type="float" office:value="29.097" calcext:value-type="float">
            <text:p>29,097</text:p>
          </table:table-cell>
          <table:table-cell table:number-columns-repeated="3" office:value-type="float" office:value="28.377" calcext:value-type="float">
            <text:p>28,377</text:p>
          </table:table-cell>
          <table:table-cell office:value-type="float" office:value="28.058" calcext:value-type="float">
            <text:p>28,058</text:p>
          </table:table-cell>
          <table:table-cell table:number-columns-repeated="4" office:value-type="float" office:value="27.258" calcext:value-type="float">
            <text:p>27,2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128" calcext:value-type="float">
            <text:p>40,128</text:p>
          </table:table-cell>
          <table:table-cell office:value-type="float" office:value="39.435" calcext:value-type="float">
            <text:p>39,435</text:p>
          </table:table-cell>
          <table:table-cell office:value-type="float" office:value="38.476" calcext:value-type="float">
            <text:p>38,476</text:p>
          </table:table-cell>
          <table:table-cell office:value-type="float" office:value="37.89" calcext:value-type="float">
            <text:p>37,89</text:p>
          </table:table-cell>
          <table:table-cell office:value-type="float" office:value="37.863" calcext:value-type="float">
            <text:p>37,863</text:p>
          </table:table-cell>
          <table:table-cell office:value-type="float" office:value="37.89" calcext:value-type="float">
            <text:p>37,89</text:p>
          </table:table-cell>
          <table:table-cell table:number-columns-repeated="3" office:value-type="float" office:value="37.81" calcext:value-type="float">
            <text:p>37,81</text:p>
          </table:table-cell>
          <table:table-cell office:value-type="float" office:value="36.904" calcext:value-type="float">
            <text:p>36,904</text:p>
          </table:table-cell>
          <table:table-cell office:value-type="float" office:value="36.504" calcext:value-type="float">
            <text:p>36,504</text:p>
          </table:table-cell>
          <table:table-cell table:number-columns-repeated="3" office:value-type="float" office:value="35.731" calcext:value-type="float">
            <text:p>35,731</text:p>
          </table:table-cell>
          <table:table-cell table:number-columns-repeated="3" office:value-type="float" office:value="35.092" calcext:value-type="float">
            <text:p>35,092</text:p>
          </table:table-cell>
          <table:table-cell office:value-type="float" office:value="34.772" calcext:value-type="float">
            <text:p>34,772</text:p>
          </table:table-cell>
          <table:table-cell table:number-columns-repeated="4" office:value-type="float" office:value="34.133" calcext:value-type="float">
            <text:p>34,133</text:p>
          </table:table-cell>
          <table:table-cell table:number-columns-repeated="2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42" calcext:value-type="float">
            <text:p>242</text:p>
          </table:table-cell>
          <table:table-cell office:value-type="float" office:value="218" calcext:value-type="float">
            <text:p>218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89" calcext:value-type="float">
            <text:p>189</text:p>
          </table:table-cell>
          <table:table-cell table:number-columns-repeated="3" office:value-type="float" office:value="186" calcext:value-type="float">
            <text:p>186</text:p>
          </table:table-cell>
          <table:table-cell office:value-type="float" office:value="160" calcext:value-type="float">
            <text:p>160</text:p>
          </table:table-cell>
          <table:table-cell office:value-type="float" office:value="145" calcext:value-type="float">
            <text:p>145</text:p>
          </table:table-cell>
          <table:table-cell table:number-columns-repeated="3" office:value-type="float" office:value="114" calcext:value-type="float">
            <text:p>114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893" calcext:value-type="float">
            <text:p>33,893</text:p>
          </table:table-cell>
          <table:table-cell office:value-type="float" office:value="33.173" calcext:value-type="float">
            <text:p>33,173</text:p>
          </table:table-cell>
          <table:table-cell office:value-type="float" office:value="31.815" calcext:value-type="float">
            <text:p>31,815</text:p>
          </table:table-cell>
          <table:table-cell table:number-columns-repeated="3" office:value-type="float" office:value="31.415" calcext:value-type="float">
            <text:p>31,415</text:p>
          </table:table-cell>
          <table:table-cell table:number-columns-repeated="3" office:value-type="float" office:value="31.335" calcext:value-type="float">
            <text:p>31,335</text:p>
          </table:table-cell>
          <table:table-cell office:value-type="float" office:value="30.216" calcext:value-type="float">
            <text:p>30,216</text:p>
          </table:table-cell>
          <table:table-cell office:value-type="float" office:value="29.816" calcext:value-type="float">
            <text:p>29,816</text:p>
          </table:table-cell>
          <table:table-cell table:number-columns-repeated="3" office:value-type="float" office:value="28.697" calcext:value-type="float">
            <text:p>28,697</text:p>
          </table:table-cell>
          <table:table-cell table:number-columns-repeated="3" office:value-type="float" office:value="27.978" calcext:value-type="float">
            <text:p>27,978</text:p>
          </table:table-cell>
          <table:table-cell table:number-columns-repeated="5" office:value-type="float" office:value="27.258" calcext:value-type="float">
            <text:p>27,2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075" calcext:value-type="float">
            <text:p>40,075</text:p>
          </table:table-cell>
          <table:table-cell office:value-type="float" office:value="39.382" calcext:value-type="float">
            <text:p>39,382</text:p>
          </table:table-cell>
          <table:table-cell office:value-type="float" office:value="38.156" calcext:value-type="float">
            <text:p>38,156</text:p>
          </table:table-cell>
          <table:table-cell office:value-type="float" office:value="37.836" calcext:value-type="float">
            <text:p>37,836</text:p>
          </table:table-cell>
          <table:table-cell office:value-type="float" office:value="37.81" calcext:value-type="float">
            <text:p>37,81</text:p>
          </table:table-cell>
          <table:table-cell office:value-type="float" office:value="37.836" calcext:value-type="float">
            <text:p>37,836</text:p>
          </table:table-cell>
          <table:table-cell table:number-columns-repeated="3" office:value-type="float" office:value="37.756" calcext:value-type="float">
            <text:p>37,756</text:p>
          </table:table-cell>
          <table:table-cell office:value-type="float" office:value="36.851" calcext:value-type="float">
            <text:p>36,851</text:p>
          </table:table-cell>
          <table:table-cell office:value-type="float" office:value="36.451" calcext:value-type="float">
            <text:p>36,451</text:p>
          </table:table-cell>
          <table:table-cell table:number-columns-repeated="3" office:value-type="float" office:value="35.412" calcext:value-type="float">
            <text:p>35,412</text:p>
          </table:table-cell>
          <table:table-cell table:number-columns-repeated="3" office:value-type="float" office:value="34.772" calcext:value-type="float">
            <text:p>34,772</text:p>
          </table:table-cell>
          <table:table-cell table:number-columns-repeated="5" office:value-type="float" office:value="34.133" calcext:value-type="float">
            <text:p>34,133</text:p>
          </table:table-cell>
          <table:table-cell table:number-columns-repeated="2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20" calcext:value-type="float">
            <text:p>220</text:p>
          </table:table-cell>
          <table:table-cell office:value-type="float" office:value="188" calcext:value-type="float">
            <text:p>188</text:p>
          </table:table-cell>
          <table:table-cell office:value-type="float" office:value="179" calcext:value-type="float">
            <text:p>179</text:p>
          </table:table-cell>
          <table:table-cell office:value-type="float" office:value="177" calcext:value-type="float">
            <text:p>177</text:p>
          </table:table-cell>
          <table:table-cell office:value-type="float" office:value="173" calcext:value-type="float">
            <text:p>173</text:p>
          </table:table-cell>
          <table:table-cell table:number-columns-repeated="3" office:value-type="float" office:value="170" calcext:value-type="float">
            <text:p>170</text:p>
          </table:table-cell>
          <table:table-cell office:value-type="float" office:value="144" calcext:value-type="float">
            <text:p>144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90" calcext:value-type="float">
            <text:p>90</text:p>
          </table:table-cell>
          <table:table-cell table:number-columns-repeated="3" office:value-type="float" office:value="69" calcext:value-type="float">
            <text:p>69</text:p>
          </table:table-cell>
          <table:table-cell table:number-columns-repeated="5"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573" calcext:value-type="float">
            <text:p>33,573</text:p>
          </table:table-cell>
          <table:table-cell office:value-type="float" office:value="32.774" calcext:value-type="float">
            <text:p>32,774</text:p>
          </table:table-cell>
          <table:table-cell office:value-type="float" office:value="31.495" calcext:value-type="float">
            <text:p>31,495</text:p>
          </table:table-cell>
          <table:table-cell table:number-columns-repeated="2" office:value-type="float" office:value="31.095" calcext:value-type="float">
            <text:p>31,095</text:p>
          </table:table-cell>
          <table:table-cell office:value-type="float" office:value="31.015" calcext:value-type="float">
            <text:p>31,015</text:p>
          </table:table-cell>
          <table:table-cell table:number-columns-repeated="3" office:value-type="float" office:value="30.935" calcext:value-type="float">
            <text:p>30,935</text:p>
          </table:table-cell>
          <table:table-cell office:value-type="float" office:value="29.736" calcext:value-type="float">
            <text:p>29,736</text:p>
          </table:table-cell>
          <table:table-cell office:value-type="float" office:value="29.337" calcext:value-type="float">
            <text:p>29,337</text:p>
          </table:table-cell>
          <table:table-cell table:number-columns-repeated="3" office:value-type="float" office:value="27.738" calcext:value-type="float">
            <text:p>27,738</text:p>
          </table:table-cell>
          <table:table-cell table:number-columns-repeated="3" office:value-type="float" office:value="27.018" calcext:value-type="float">
            <text:p>27,01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782" calcext:value-type="float">
            <text:p>39,782</text:p>
          </table:table-cell>
          <table:table-cell office:value-type="float" office:value="39.115" calcext:value-type="float">
            <text:p>39,115</text:p>
          </table:table-cell>
          <table:table-cell office:value-type="float" office:value="37.89" calcext:value-type="float">
            <text:p>37,89</text:p>
          </table:table-cell>
          <table:table-cell office:value-type="float" office:value="37.57" calcext:value-type="float">
            <text:p>37,57</text:p>
          </table:table-cell>
          <table:table-cell office:value-type="float" office:value="37.543" calcext:value-type="float">
            <text:p>37,543</text:p>
          </table:table-cell>
          <table:table-cell office:value-type="float" office:value="37.57" calcext:value-type="float">
            <text:p>37,57</text:p>
          </table:table-cell>
          <table:table-cell table:number-columns-repeated="3" office:value-type="float" office:value="37.49" calcext:value-type="float">
            <text:p>37,49</text:p>
          </table:table-cell>
          <table:table-cell office:value-type="float" office:value="36.584" calcext:value-type="float">
            <text:p>36,584</text:p>
          </table:table-cell>
          <table:table-cell office:value-type="float" office:value="36.184" calcext:value-type="float">
            <text:p>36,184</text:p>
          </table:table-cell>
          <table:table-cell table:number-columns-repeated="3" office:value-type="float" office:value="34.612" calcext:value-type="float">
            <text:p>34,612</text:p>
          </table:table-cell>
          <table:table-cell table:number-columns-repeated="3" office:value-type="float" office:value="33.973" calcext:value-type="float">
            <text:p>33,973</text:p>
          </table:table-cell>
          <table:table-cell table:number-columns-repeated="7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97" calcext:value-type="float">
            <text:p>197</text:p>
          </table:table-cell>
          <table:table-cell office:value-type="float" office:value="165" calcext:value-type="float">
            <text:p>165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47" calcext:value-type="float">
            <text:p>147</text:p>
          </table:table-cell>
          <table:table-cell office:value-type="float" office:value="121" calcext:value-type="float">
            <text:p>121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51" calcext:value-type="float">
            <text:p>51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573" calcext:value-type="float">
            <text:p>33,573</text:p>
          </table:table-cell>
          <table:table-cell office:value-type="float" office:value="32.774" calcext:value-type="float">
            <text:p>32,774</text:p>
          </table:table-cell>
          <table:table-cell office:value-type="float" office:value="31.495" calcext:value-type="float">
            <text:p>31,495</text:p>
          </table:table-cell>
          <table:table-cell table:number-columns-repeated="2" office:value-type="float" office:value="31.095" calcext:value-type="float">
            <text:p>31,095</text:p>
          </table:table-cell>
          <table:table-cell office:value-type="float" office:value="31.015" calcext:value-type="float">
            <text:p>31,015</text:p>
          </table:table-cell>
          <table:table-cell table:number-columns-repeated="3" office:value-type="float" office:value="30.935" calcext:value-type="float">
            <text:p>30,935</text:p>
          </table:table-cell>
          <table:table-cell office:value-type="float" office:value="29.736" calcext:value-type="float">
            <text:p>29,736</text:p>
          </table:table-cell>
          <table:table-cell office:value-type="float" office:value="29.337" calcext:value-type="float">
            <text:p>29,337</text:p>
          </table:table-cell>
          <table:table-cell table:number-columns-repeated="3" office:value-type="float" office:value="27.738" calcext:value-type="float">
            <text:p>27,738</text:p>
          </table:table-cell>
          <table:table-cell table:number-columns-repeated="3" office:value-type="float" office:value="27.018" calcext:value-type="float">
            <text:p>27,01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782" calcext:value-type="float">
            <text:p>39,782</text:p>
          </table:table-cell>
          <table:table-cell office:value-type="float" office:value="39.115" calcext:value-type="float">
            <text:p>39,115</text:p>
          </table:table-cell>
          <table:table-cell office:value-type="float" office:value="37.89" calcext:value-type="float">
            <text:p>37,89</text:p>
          </table:table-cell>
          <table:table-cell office:value-type="float" office:value="37.57" calcext:value-type="float">
            <text:p>37,57</text:p>
          </table:table-cell>
          <table:table-cell office:value-type="float" office:value="37.543" calcext:value-type="float">
            <text:p>37,543</text:p>
          </table:table-cell>
          <table:table-cell office:value-type="float" office:value="37.57" calcext:value-type="float">
            <text:p>37,57</text:p>
          </table:table-cell>
          <table:table-cell table:number-columns-repeated="3" office:value-type="float" office:value="37.49" calcext:value-type="float">
            <text:p>37,49</text:p>
          </table:table-cell>
          <table:table-cell office:value-type="float" office:value="36.584" calcext:value-type="float">
            <text:p>36,584</text:p>
          </table:table-cell>
          <table:table-cell office:value-type="float" office:value="36.184" calcext:value-type="float">
            <text:p>36,184</text:p>
          </table:table-cell>
          <table:table-cell table:number-columns-repeated="3" office:value-type="float" office:value="34.612" calcext:value-type="float">
            <text:p>34,612</text:p>
          </table:table-cell>
          <table:table-cell table:number-columns-repeated="3" office:value-type="float" office:value="33.973" calcext:value-type="float">
            <text:p>33,973</text:p>
          </table:table-cell>
          <table:table-cell table:number-columns-repeated="7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97" calcext:value-type="float">
            <text:p>197</text:p>
          </table:table-cell>
          <table:table-cell office:value-type="float" office:value="165" calcext:value-type="float">
            <text:p>165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47" calcext:value-type="float">
            <text:p>147</text:p>
          </table:table-cell>
          <table:table-cell office:value-type="float" office:value="121" calcext:value-type="float">
            <text:p>121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51" calcext:value-type="float">
            <text:p>51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333" calcext:value-type="float">
            <text:p>33,333</text:p>
          </table:table-cell>
          <table:table-cell office:value-type="float" office:value="32.454" calcext:value-type="float">
            <text:p>32,454</text:p>
          </table:table-cell>
          <table:table-cell office:value-type="float" office:value="31.415" calcext:value-type="float">
            <text:p>31,415</text:p>
          </table:table-cell>
          <table:table-cell office:value-type="float" office:value="31.015" calcext:value-type="float">
            <text:p>31,015</text:p>
          </table:table-cell>
          <table:table-cell table:number-columns-repeated="2" office:value-type="float" office:value="30.775" calcext:value-type="float">
            <text:p>30,775</text:p>
          </table:table-cell>
          <table:table-cell table:number-columns-repeated="3" office:value-type="float" office:value="30.296" calcext:value-type="float">
            <text:p>30,296</text:p>
          </table:table-cell>
          <table:table-cell office:value-type="float" office:value="29.177" calcext:value-type="float">
            <text:p>29,177</text:p>
          </table:table-cell>
          <table:table-cell office:value-type="float" office:value="28.697" calcext:value-type="float">
            <text:p>28,697</text:p>
          </table:table-cell>
          <table:table-cell table:number-columns-repeated="3" office:value-type="float" office:value="27.018" calcext:value-type="float">
            <text:p>27,01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702" calcext:value-type="float">
            <text:p>39,702</text:p>
          </table:table-cell>
          <table:table-cell office:value-type="float" office:value="38.956" calcext:value-type="float">
            <text:p>38,956</text:p>
          </table:table-cell>
          <table:table-cell office:value-type="float" office:value="37.97" calcext:value-type="float">
            <text:p>37,97</text:p>
          </table:table-cell>
          <table:table-cell office:value-type="float" office:value="37.65" calcext:value-type="float">
            <text:p>37,65</text:p>
          </table:table-cell>
          <table:table-cell office:value-type="float" office:value="37.357" calcext:value-type="float">
            <text:p>37,357</text:p>
          </table:table-cell>
          <table:table-cell office:value-type="float" office:value="37.383" calcext:value-type="float">
            <text:p>37,383</text:p>
          </table:table-cell>
          <table:table-cell table:number-columns-repeated="3" office:value-type="float" office:value="36.904" calcext:value-type="float">
            <text:p>36,904</text:p>
          </table:table-cell>
          <table:table-cell office:value-type="float" office:value="35.998" calcext:value-type="float">
            <text:p>35,998</text:p>
          </table:table-cell>
          <table:table-cell office:value-type="float" office:value="35.545" calcext:value-type="float">
            <text:p>35,545</text:p>
          </table:table-cell>
          <table:table-cell table:number-columns-repeated="3" office:value-type="float" office:value="33.973" calcext:value-type="float">
            <text:p>33,973</text:p>
          </table:table-cell>
          <table:table-cell table:number-columns-repeated="10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73" calcext:value-type="float">
            <text:p>173</text:p>
          </table:table-cell>
          <table:table-cell office:value-type="float" office:value="153" calcext:value-type="float">
            <text:p>153</text:p>
          </table:table-cell>
          <table:table-cell office:value-type="float" office:value="144" calcext:value-type="float">
            <text:p>144</text:p>
          </table:table-cell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333" calcext:value-type="float">
            <text:p>33,333</text:p>
          </table:table-cell>
          <table:table-cell office:value-type="float" office:value="32.454" calcext:value-type="float">
            <text:p>32,454</text:p>
          </table:table-cell>
          <table:table-cell office:value-type="float" office:value="31.415" calcext:value-type="float">
            <text:p>31,415</text:p>
          </table:table-cell>
          <table:table-cell office:value-type="float" office:value="31.015" calcext:value-type="float">
            <text:p>31,015</text:p>
          </table:table-cell>
          <table:table-cell table:number-columns-repeated="2" office:value-type="float" office:value="30.775" calcext:value-type="float">
            <text:p>30,775</text:p>
          </table:table-cell>
          <table:table-cell table:number-columns-repeated="3" office:value-type="float" office:value="30.296" calcext:value-type="float">
            <text:p>30,296</text:p>
          </table:table-cell>
          <table:table-cell office:value-type="float" office:value="29.177" calcext:value-type="float">
            <text:p>29,177</text:p>
          </table:table-cell>
          <table:table-cell office:value-type="float" office:value="28.697" calcext:value-type="float">
            <text:p>28,697</text:p>
          </table:table-cell>
          <table:table-cell table:number-columns-repeated="3" office:value-type="float" office:value="27.018" calcext:value-type="float">
            <text:p>27,01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702" calcext:value-type="float">
            <text:p>39,702</text:p>
          </table:table-cell>
          <table:table-cell office:value-type="float" office:value="38.956" calcext:value-type="float">
            <text:p>38,956</text:p>
          </table:table-cell>
          <table:table-cell office:value-type="float" office:value="37.97" calcext:value-type="float">
            <text:p>37,97</text:p>
          </table:table-cell>
          <table:table-cell office:value-type="float" office:value="37.65" calcext:value-type="float">
            <text:p>37,65</text:p>
          </table:table-cell>
          <table:table-cell office:value-type="float" office:value="37.357" calcext:value-type="float">
            <text:p>37,357</text:p>
          </table:table-cell>
          <table:table-cell office:value-type="float" office:value="37.383" calcext:value-type="float">
            <text:p>37,383</text:p>
          </table:table-cell>
          <table:table-cell table:number-columns-repeated="3" office:value-type="float" office:value="36.904" calcext:value-type="float">
            <text:p>36,904</text:p>
          </table:table-cell>
          <table:table-cell office:value-type="float" office:value="35.998" calcext:value-type="float">
            <text:p>35,998</text:p>
          </table:table-cell>
          <table:table-cell office:value-type="float" office:value="35.545" calcext:value-type="float">
            <text:p>35,545</text:p>
          </table:table-cell>
          <table:table-cell table:number-columns-repeated="3" office:value-type="float" office:value="33.973" calcext:value-type="float">
            <text:p>33,973</text:p>
          </table:table-cell>
          <table:table-cell table:number-columns-repeated="10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73" calcext:value-type="float">
            <text:p>173</text:p>
          </table:table-cell>
          <table:table-cell office:value-type="float" office:value="153" calcext:value-type="float">
            <text:p>153</text:p>
          </table:table-cell>
          <table:table-cell office:value-type="float" office:value="144" calcext:value-type="float">
            <text:p>144</text:p>
          </table:table-cell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333" calcext:value-type="float">
            <text:p>33,333</text:p>
          </table:table-cell>
          <table:table-cell office:value-type="float" office:value="32.454" calcext:value-type="float">
            <text:p>32,454</text:p>
          </table:table-cell>
          <table:table-cell office:value-type="float" office:value="31.415" calcext:value-type="float">
            <text:p>31,415</text:p>
          </table:table-cell>
          <table:table-cell office:value-type="float" office:value="31.015" calcext:value-type="float">
            <text:p>31,015</text:p>
          </table:table-cell>
          <table:table-cell table:number-columns-repeated="2" office:value-type="float" office:value="30.775" calcext:value-type="float">
            <text:p>30,775</text:p>
          </table:table-cell>
          <table:table-cell table:number-columns-repeated="3" office:value-type="float" office:value="30.296" calcext:value-type="float">
            <text:p>30,296</text:p>
          </table:table-cell>
          <table:table-cell office:value-type="float" office:value="29.177" calcext:value-type="float">
            <text:p>29,177</text:p>
          </table:table-cell>
          <table:table-cell office:value-type="float" office:value="28.697" calcext:value-type="float">
            <text:p>28,697</text:p>
          </table:table-cell>
          <table:table-cell table:number-columns-repeated="3" office:value-type="float" office:value="27.018" calcext:value-type="float">
            <text:p>27,01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702" calcext:value-type="float">
            <text:p>39,702</text:p>
          </table:table-cell>
          <table:table-cell office:value-type="float" office:value="38.956" calcext:value-type="float">
            <text:p>38,956</text:p>
          </table:table-cell>
          <table:table-cell office:value-type="float" office:value="37.97" calcext:value-type="float">
            <text:p>37,97</text:p>
          </table:table-cell>
          <table:table-cell office:value-type="float" office:value="37.65" calcext:value-type="float">
            <text:p>37,65</text:p>
          </table:table-cell>
          <table:table-cell office:value-type="float" office:value="37.357" calcext:value-type="float">
            <text:p>37,357</text:p>
          </table:table-cell>
          <table:table-cell office:value-type="float" office:value="37.383" calcext:value-type="float">
            <text:p>37,383</text:p>
          </table:table-cell>
          <table:table-cell table:number-columns-repeated="3" office:value-type="float" office:value="36.904" calcext:value-type="float">
            <text:p>36,904</text:p>
          </table:table-cell>
          <table:table-cell office:value-type="float" office:value="35.998" calcext:value-type="float">
            <text:p>35,998</text:p>
          </table:table-cell>
          <table:table-cell office:value-type="float" office:value="35.545" calcext:value-type="float">
            <text:p>35,545</text:p>
          </table:table-cell>
          <table:table-cell table:number-columns-repeated="3" office:value-type="float" office:value="33.973" calcext:value-type="float">
            <text:p>33,973</text:p>
          </table:table-cell>
          <table:table-cell table:number-columns-repeated="10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73" calcext:value-type="float">
            <text:p>173</text:p>
          </table:table-cell>
          <table:table-cell office:value-type="float" office:value="153" calcext:value-type="float">
            <text:p>153</text:p>
          </table:table-cell>
          <table:table-cell office:value-type="float" office:value="144" calcext:value-type="float">
            <text:p>144</text:p>
          </table:table-cell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333" calcext:value-type="float">
            <text:p>33,333</text:p>
          </table:table-cell>
          <table:table-cell office:value-type="float" office:value="32.454" calcext:value-type="float">
            <text:p>32,454</text:p>
          </table:table-cell>
          <table:table-cell office:value-type="float" office:value="31.415" calcext:value-type="float">
            <text:p>31,415</text:p>
          </table:table-cell>
          <table:table-cell office:value-type="float" office:value="31.015" calcext:value-type="float">
            <text:p>31,015</text:p>
          </table:table-cell>
          <table:table-cell table:number-columns-repeated="2" office:value-type="float" office:value="30.775" calcext:value-type="float">
            <text:p>30,775</text:p>
          </table:table-cell>
          <table:table-cell table:number-columns-repeated="3" office:value-type="float" office:value="30.296" calcext:value-type="float">
            <text:p>30,296</text:p>
          </table:table-cell>
          <table:table-cell office:value-type="float" office:value="29.177" calcext:value-type="float">
            <text:p>29,177</text:p>
          </table:table-cell>
          <table:table-cell office:value-type="float" office:value="28.697" calcext:value-type="float">
            <text:p>28,697</text:p>
          </table:table-cell>
          <table:table-cell table:number-columns-repeated="3" office:value-type="float" office:value="27.018" calcext:value-type="float">
            <text:p>27,01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702" calcext:value-type="float">
            <text:p>39,702</text:p>
          </table:table-cell>
          <table:table-cell office:value-type="float" office:value="38.956" calcext:value-type="float">
            <text:p>38,956</text:p>
          </table:table-cell>
          <table:table-cell office:value-type="float" office:value="37.97" calcext:value-type="float">
            <text:p>37,97</text:p>
          </table:table-cell>
          <table:table-cell office:value-type="float" office:value="37.65" calcext:value-type="float">
            <text:p>37,65</text:p>
          </table:table-cell>
          <table:table-cell office:value-type="float" office:value="37.357" calcext:value-type="float">
            <text:p>37,357</text:p>
          </table:table-cell>
          <table:table-cell office:value-type="float" office:value="37.383" calcext:value-type="float">
            <text:p>37,383</text:p>
          </table:table-cell>
          <table:table-cell table:number-columns-repeated="3" office:value-type="float" office:value="36.904" calcext:value-type="float">
            <text:p>36,904</text:p>
          </table:table-cell>
          <table:table-cell office:value-type="float" office:value="35.998" calcext:value-type="float">
            <text:p>35,998</text:p>
          </table:table-cell>
          <table:table-cell office:value-type="float" office:value="35.545" calcext:value-type="float">
            <text:p>35,545</text:p>
          </table:table-cell>
          <table:table-cell table:number-columns-repeated="3" office:value-type="float" office:value="33.973" calcext:value-type="float">
            <text:p>33,973</text:p>
          </table:table-cell>
          <table:table-cell table:number-columns-repeated="10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73" calcext:value-type="float">
            <text:p>173</text:p>
          </table:table-cell>
          <table:table-cell office:value-type="float" office:value="153" calcext:value-type="float">
            <text:p>153</text:p>
          </table:table-cell>
          <table:table-cell office:value-type="float" office:value="144" calcext:value-type="float">
            <text:p>144</text:p>
          </table:table-cell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333" calcext:value-type="float">
            <text:p>33,333</text:p>
          </table:table-cell>
          <table:table-cell office:value-type="float" office:value="32.454" calcext:value-type="float">
            <text:p>32,454</text:p>
          </table:table-cell>
          <table:table-cell office:value-type="float" office:value="31.415" calcext:value-type="float">
            <text:p>31,415</text:p>
          </table:table-cell>
          <table:table-cell office:value-type="float" office:value="31.015" calcext:value-type="float">
            <text:p>31,015</text:p>
          </table:table-cell>
          <table:table-cell table:number-columns-repeated="2" office:value-type="float" office:value="30.775" calcext:value-type="float">
            <text:p>30,775</text:p>
          </table:table-cell>
          <table:table-cell table:number-columns-repeated="3" office:value-type="float" office:value="30.296" calcext:value-type="float">
            <text:p>30,296</text:p>
          </table:table-cell>
          <table:table-cell office:value-type="float" office:value="29.177" calcext:value-type="float">
            <text:p>29,177</text:p>
          </table:table-cell>
          <table:table-cell office:value-type="float" office:value="28.697" calcext:value-type="float">
            <text:p>28,697</text:p>
          </table:table-cell>
          <table:table-cell table:number-columns-repeated="3" office:value-type="float" office:value="27.018" calcext:value-type="float">
            <text:p>27,01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702" calcext:value-type="float">
            <text:p>39,702</text:p>
          </table:table-cell>
          <table:table-cell office:value-type="float" office:value="38.956" calcext:value-type="float">
            <text:p>38,956</text:p>
          </table:table-cell>
          <table:table-cell office:value-type="float" office:value="37.97" calcext:value-type="float">
            <text:p>37,97</text:p>
          </table:table-cell>
          <table:table-cell office:value-type="float" office:value="37.65" calcext:value-type="float">
            <text:p>37,65</text:p>
          </table:table-cell>
          <table:table-cell office:value-type="float" office:value="37.357" calcext:value-type="float">
            <text:p>37,357</text:p>
          </table:table-cell>
          <table:table-cell office:value-type="float" office:value="37.383" calcext:value-type="float">
            <text:p>37,383</text:p>
          </table:table-cell>
          <table:table-cell table:number-columns-repeated="3" office:value-type="float" office:value="36.904" calcext:value-type="float">
            <text:p>36,904</text:p>
          </table:table-cell>
          <table:table-cell office:value-type="float" office:value="35.998" calcext:value-type="float">
            <text:p>35,998</text:p>
          </table:table-cell>
          <table:table-cell office:value-type="float" office:value="35.545" calcext:value-type="float">
            <text:p>35,545</text:p>
          </table:table-cell>
          <table:table-cell table:number-columns-repeated="3" office:value-type="float" office:value="33.973" calcext:value-type="float">
            <text:p>33,973</text:p>
          </table:table-cell>
          <table:table-cell table:number-columns-repeated="10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73" calcext:value-type="float">
            <text:p>173</text:p>
          </table:table-cell>
          <table:table-cell office:value-type="float" office:value="153" calcext:value-type="float">
            <text:p>153</text:p>
          </table:table-cell>
          <table:table-cell office:value-type="float" office:value="144" calcext:value-type="float">
            <text:p>144</text:p>
          </table:table-cell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173" calcext:value-type="float">
            <text:p>33,173</text:p>
          </table:table-cell>
          <table:table-cell office:value-type="float" office:value="32.134" calcext:value-type="float">
            <text:p>32,134</text:p>
          </table:table-cell>
          <table:table-cell office:value-type="float" office:value="31.175" calcext:value-type="float">
            <text:p>31,175</text:p>
          </table:table-cell>
          <table:table-cell office:value-type="float" office:value="30.855" calcext:value-type="float">
            <text:p>30,855</text:p>
          </table:table-cell>
          <table:table-cell office:value-type="float" office:value="30.536" calcext:value-type="float">
            <text:p>30,536</text:p>
          </table:table-cell>
          <table:table-cell office:value-type="float" office:value="30.296" calcext:value-type="float">
            <text:p>30,296</text:p>
          </table:table-cell>
          <table:table-cell table:number-columns-repeated="3" office:value-type="float" office:value="29.736" calcext:value-type="float">
            <text:p>29,736</text:p>
          </table:table-cell>
          <table:table-cell office:value-type="float" office:value="28.697" calcext:value-type="float">
            <text:p>28,697</text:p>
          </table:table-cell>
          <table:table-cell office:value-type="float" office:value="28.217" calcext:value-type="float">
            <text:p>28,217</text:p>
          </table:table-cell>
          <table:table-cell table:number-columns-repeated="3" office:value-type="float" office:value="27.018" calcext:value-type="float">
            <text:p>27,01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568" calcext:value-type="float">
            <text:p>39,568</text:p>
          </table:table-cell>
          <table:table-cell office:value-type="float" office:value="38.689" calcext:value-type="float">
            <text:p>38,689</text:p>
          </table:table-cell>
          <table:table-cell office:value-type="float" office:value="37.703" calcext:value-type="float">
            <text:p>37,703</text:p>
          </table:table-cell>
          <table:table-cell office:value-type="float" office:value="37.383" calcext:value-type="float">
            <text:p>37,383</text:p>
          </table:table-cell>
          <table:table-cell office:value-type="float" office:value="37.09" calcext:value-type="float">
            <text:p>37,09</text:p>
          </table:table-cell>
          <table:table-cell office:value-type="float" office:value="36.877" calcext:value-type="float">
            <text:p>36,877</text:p>
          </table:table-cell>
          <table:table-cell table:number-columns-repeated="3" office:value-type="float" office:value="36.398" calcext:value-type="float">
            <text:p>36,398</text:p>
          </table:table-cell>
          <table:table-cell office:value-type="float" office:value="35.492" calcext:value-type="float">
            <text:p>35,492</text:p>
          </table:table-cell>
          <table:table-cell office:value-type="float" office:value="35.039" calcext:value-type="float">
            <text:p>35,039</text:p>
          </table:table-cell>
          <table:table-cell table:number-columns-repeated="3" office:value-type="float" office:value="33.973" calcext:value-type="float">
            <text:p>33,973</text:p>
          </table:table-cell>
          <table:table-cell table:number-columns-repeated="10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62" calcext:value-type="float">
            <text:p>162</text:p>
          </table:table-cell>
          <table:table-cell office:value-type="float" office:value="142" calcext:value-type="float">
            <text:p>142</text:p>
          </table:table-cell>
          <table:table-cell office:value-type="float" office:value="133" calcext:value-type="float">
            <text:p>133</text:p>
          </table:table-cell>
          <table:table-cell office:value-type="float" office:value="126" calcext:value-type="float">
            <text:p>126</text:p>
          </table:table-cell>
          <table:table-cell office:value-type="float" office:value="113" calcext:value-type="float">
            <text:p>113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294" calcext:value-type="float">
            <text:p>32,294</text:p>
          </table:table-cell>
          <table:table-cell office:value-type="float" office:value="31.815" calcext:value-type="float">
            <text:p>31,815</text:p>
          </table:table-cell>
          <table:table-cell office:value-type="float" office:value="30.695" calcext:value-type="float">
            <text:p>30,695</text:p>
          </table:table-cell>
          <table:table-cell office:value-type="float" office:value="30.456" calcext:value-type="float">
            <text:p>30,456</text:p>
          </table:table-cell>
          <table:table-cell table:number-columns-repeated="2" office:value-type="float" office:value="30.296" calcext:value-type="float">
            <text:p>30,296</text:p>
          </table:table-cell>
          <table:table-cell table:number-columns-repeated="3" office:value-type="float" office:value="29.736" calcext:value-type="float">
            <text:p>29,736</text:p>
          </table:table-cell>
          <table:table-cell office:value-type="float" office:value="28.697" calcext:value-type="float">
            <text:p>28,697</text:p>
          </table:table-cell>
          <table:table-cell office:value-type="float" office:value="28.217" calcext:value-type="float">
            <text:p>28,217</text:p>
          </table:table-cell>
          <table:table-cell table:number-columns-repeated="3" office:value-type="float" office:value="27.018" calcext:value-type="float">
            <text:p>27,01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849" calcext:value-type="float">
            <text:p>38,849</text:p>
          </table:table-cell>
          <table:table-cell office:value-type="float" office:value="38.316" calcext:value-type="float">
            <text:p>38,316</text:p>
          </table:table-cell>
          <table:table-cell office:value-type="float" office:value="37.33" calcext:value-type="float">
            <text:p>37,33</text:p>
          </table:table-cell>
          <table:table-cell office:value-type="float" office:value="37.17" calcext:value-type="float">
            <text:p>37,17</text:p>
          </table:table-cell>
          <table:table-cell table:number-columns-repeated="2" office:value-type="float" office:value="36.877" calcext:value-type="float">
            <text:p>36,877</text:p>
          </table:table-cell>
          <table:table-cell table:number-columns-repeated="3" office:value-type="float" office:value="36.398" calcext:value-type="float">
            <text:p>36,398</text:p>
          </table:table-cell>
          <table:table-cell office:value-type="float" office:value="35.492" calcext:value-type="float">
            <text:p>35,492</text:p>
          </table:table-cell>
          <table:table-cell office:value-type="float" office:value="35.039" calcext:value-type="float">
            <text:p>35,039</text:p>
          </table:table-cell>
          <table:table-cell table:number-columns-repeated="3" office:value-type="float" office:value="33.973" calcext:value-type="float">
            <text:p>33,973</text:p>
          </table:table-cell>
          <table:table-cell table:number-columns-repeated="10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3" calcext:value-type="float">
            <text:p>143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294" calcext:value-type="float">
            <text:p>32,294</text:p>
          </table:table-cell>
          <table:table-cell office:value-type="float" office:value="31.815" calcext:value-type="float">
            <text:p>31,815</text:p>
          </table:table-cell>
          <table:table-cell office:value-type="float" office:value="30.695" calcext:value-type="float">
            <text:p>30,695</text:p>
          </table:table-cell>
          <table:table-cell office:value-type="float" office:value="30.456" calcext:value-type="float">
            <text:p>30,456</text:p>
          </table:table-cell>
          <table:table-cell table:number-columns-repeated="2" office:value-type="float" office:value="30.296" calcext:value-type="float">
            <text:p>30,296</text:p>
          </table:table-cell>
          <table:table-cell table:number-columns-repeated="3" office:value-type="float" office:value="29.736" calcext:value-type="float">
            <text:p>29,736</text:p>
          </table:table-cell>
          <table:table-cell office:value-type="float" office:value="28.697" calcext:value-type="float">
            <text:p>28,697</text:p>
          </table:table-cell>
          <table:table-cell office:value-type="float" office:value="28.217" calcext:value-type="float">
            <text:p>28,217</text:p>
          </table:table-cell>
          <table:table-cell table:number-columns-repeated="3" office:value-type="float" office:value="27.018" calcext:value-type="float">
            <text:p>27,01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849" calcext:value-type="float">
            <text:p>38,849</text:p>
          </table:table-cell>
          <table:table-cell office:value-type="float" office:value="38.316" calcext:value-type="float">
            <text:p>38,316</text:p>
          </table:table-cell>
          <table:table-cell office:value-type="float" office:value="37.33" calcext:value-type="float">
            <text:p>37,33</text:p>
          </table:table-cell>
          <table:table-cell office:value-type="float" office:value="37.17" calcext:value-type="float">
            <text:p>37,17</text:p>
          </table:table-cell>
          <table:table-cell table:number-columns-repeated="2" office:value-type="float" office:value="36.877" calcext:value-type="float">
            <text:p>36,877</text:p>
          </table:table-cell>
          <table:table-cell table:number-columns-repeated="3" office:value-type="float" office:value="36.398" calcext:value-type="float">
            <text:p>36,398</text:p>
          </table:table-cell>
          <table:table-cell office:value-type="float" office:value="35.492" calcext:value-type="float">
            <text:p>35,492</text:p>
          </table:table-cell>
          <table:table-cell office:value-type="float" office:value="35.039" calcext:value-type="float">
            <text:p>35,039</text:p>
          </table:table-cell>
          <table:table-cell table:number-columns-repeated="3" office:value-type="float" office:value="33.973" calcext:value-type="float">
            <text:p>33,973</text:p>
          </table:table-cell>
          <table:table-cell table:number-columns-repeated="10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3" calcext:value-type="float">
            <text:p>143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894" calcext:value-type="float">
            <text:p>31,894</text:p>
          </table:table-cell>
          <table:table-cell office:value-type="float" office:value="31.335" calcext:value-type="float">
            <text:p>31,335</text:p>
          </table:table-cell>
          <table:table-cell office:value-type="float" office:value="30.136" calcext:value-type="float">
            <text:p>30,136</text:p>
          </table:table-cell>
          <table:table-cell office:value-type="float" office:value="29.976" calcext:value-type="float">
            <text:p>29,976</text:p>
          </table:table-cell>
          <table:table-cell office:value-type="float" office:value="29.416" calcext:value-type="float">
            <text:p>29,416</text:p>
          </table:table-cell>
          <table:table-cell office:value-type="float" office:value="29.177" calcext:value-type="float">
            <text:p>29,177</text:p>
          </table:table-cell>
          <table:table-cell table:number-columns-repeated="3" office:value-type="float" office:value="28.697" calcext:value-type="float">
            <text:p>28,697</text:p>
          </table:table-cell>
          <table:table-cell table:number-columns-repeated="2" office:value-type="float" office:value="27.578" calcext:value-type="float">
            <text:p>27,578</text:p>
          </table:table-cell>
          <table:table-cell table:number-columns-repeated="3" office:value-type="float" office:value="27.018" calcext:value-type="float">
            <text:p>27,01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449" calcext:value-type="float">
            <text:p>38,449</text:p>
          </table:table-cell>
          <table:table-cell office:value-type="float" office:value="37.916" calcext:value-type="float">
            <text:p>37,916</text:p>
          </table:table-cell>
          <table:table-cell office:value-type="float" office:value="36.824" calcext:value-type="float">
            <text:p>36,824</text:p>
          </table:table-cell>
          <table:table-cell office:value-type="float" office:value="36.664" calcext:value-type="float">
            <text:p>36,664</text:p>
          </table:table-cell>
          <table:table-cell office:value-type="float" office:value="36.158" calcext:value-type="float">
            <text:p>36,158</text:p>
          </table:table-cell>
          <table:table-cell office:value-type="float" office:value="35.891" calcext:value-type="float">
            <text:p>35,891</text:p>
          </table:table-cell>
          <table:table-cell table:number-columns-repeated="3" office:value-type="float" office:value="35.412" calcext:value-type="float">
            <text:p>35,412</text:p>
          </table:table-cell>
          <table:table-cell table:number-columns-repeated="2" office:value-type="float" office:value="34.506" calcext:value-type="float">
            <text:p>34,506</text:p>
          </table:table-cell>
          <table:table-cell table:number-columns-repeated="3" office:value-type="float" office:value="33.973" calcext:value-type="float">
            <text:p>33,973</text:p>
          </table:table-cell>
          <table:table-cell table:number-columns-repeated="10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63" calcext:value-type="float">
            <text:p>6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894" calcext:value-type="float">
            <text:p>31,894</text:p>
          </table:table-cell>
          <table:table-cell office:value-type="float" office:value="31.335" calcext:value-type="float">
            <text:p>31,335</text:p>
          </table:table-cell>
          <table:table-cell office:value-type="float" office:value="30.136" calcext:value-type="float">
            <text:p>30,136</text:p>
          </table:table-cell>
          <table:table-cell office:value-type="float" office:value="29.976" calcext:value-type="float">
            <text:p>29,976</text:p>
          </table:table-cell>
          <table:table-cell office:value-type="float" office:value="29.416" calcext:value-type="float">
            <text:p>29,416</text:p>
          </table:table-cell>
          <table:table-cell office:value-type="float" office:value="29.177" calcext:value-type="float">
            <text:p>29,177</text:p>
          </table:table-cell>
          <table:table-cell table:number-columns-repeated="3" office:value-type="float" office:value="28.697" calcext:value-type="float">
            <text:p>28,697</text:p>
          </table:table-cell>
          <table:table-cell table:number-columns-repeated="2" office:value-type="float" office:value="27.578" calcext:value-type="float">
            <text:p>27,578</text:p>
          </table:table-cell>
          <table:table-cell table:number-columns-repeated="3" office:value-type="float" office:value="27.018" calcext:value-type="float">
            <text:p>27,01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449" calcext:value-type="float">
            <text:p>38,449</text:p>
          </table:table-cell>
          <table:table-cell office:value-type="float" office:value="37.916" calcext:value-type="float">
            <text:p>37,916</text:p>
          </table:table-cell>
          <table:table-cell office:value-type="float" office:value="36.824" calcext:value-type="float">
            <text:p>36,824</text:p>
          </table:table-cell>
          <table:table-cell office:value-type="float" office:value="36.664" calcext:value-type="float">
            <text:p>36,664</text:p>
          </table:table-cell>
          <table:table-cell office:value-type="float" office:value="36.158" calcext:value-type="float">
            <text:p>36,158</text:p>
          </table:table-cell>
          <table:table-cell office:value-type="float" office:value="35.891" calcext:value-type="float">
            <text:p>35,891</text:p>
          </table:table-cell>
          <table:table-cell table:number-columns-repeated="3" office:value-type="float" office:value="35.412" calcext:value-type="float">
            <text:p>35,412</text:p>
          </table:table-cell>
          <table:table-cell table:number-columns-repeated="2" office:value-type="float" office:value="34.506" calcext:value-type="float">
            <text:p>34,506</text:p>
          </table:table-cell>
          <table:table-cell table:number-columns-repeated="3" office:value-type="float" office:value="33.973" calcext:value-type="float">
            <text:p>33,973</text:p>
          </table:table-cell>
          <table:table-cell table:number-columns-repeated="10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63" calcext:value-type="float">
            <text:p>6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735" calcext:value-type="float">
            <text:p>31,735</text:p>
          </table:table-cell>
          <table:table-cell office:value-type="float" office:value="31.095" calcext:value-type="float">
            <text:p>31,095</text:p>
          </table:table-cell>
          <table:table-cell office:value-type="float" office:value="29.976" calcext:value-type="float">
            <text:p>29,976</text:p>
          </table:table-cell>
          <table:table-cell office:value-type="float" office:value="29.816" calcext:value-type="float">
            <text:p>29,816</text:p>
          </table:table-cell>
          <table:table-cell office:value-type="float" office:value="29.257" calcext:value-type="float">
            <text:p>29,257</text:p>
          </table:table-cell>
          <table:table-cell office:value-type="float" office:value="29.017" calcext:value-type="float">
            <text:p>29,017</text:p>
          </table:table-cell>
          <table:table-cell table:number-columns-repeated="3" office:value-type="float" office:value="28.697" calcext:value-type="float">
            <text:p>28,697</text:p>
          </table:table-cell>
          <table:table-cell table:number-columns-repeated="2" office:value-type="float" office:value="27.578" calcext:value-type="float">
            <text:p>27,578</text:p>
          </table:table-cell>
          <table:table-cell table:number-columns-repeated="3" office:value-type="float" office:value="27.018" calcext:value-type="float">
            <text:p>27,01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289" calcext:value-type="float">
            <text:p>38,289</text:p>
          </table:table-cell>
          <table:table-cell office:value-type="float" office:value="37.756" calcext:value-type="float">
            <text:p>37,756</text:p>
          </table:table-cell>
          <table:table-cell office:value-type="float" office:value="36.664" calcext:value-type="float">
            <text:p>36,664</text:p>
          </table:table-cell>
          <table:table-cell office:value-type="float" office:value="36.504" calcext:value-type="float">
            <text:p>36,504</text:p>
          </table:table-cell>
          <table:table-cell office:value-type="float" office:value="35.998" calcext:value-type="float">
            <text:p>35,998</text:p>
          </table:table-cell>
          <table:table-cell office:value-type="float" office:value="35.731" calcext:value-type="float">
            <text:p>35,731</text:p>
          </table:table-cell>
          <table:table-cell table:number-columns-repeated="3" office:value-type="float" office:value="35.412" calcext:value-type="float">
            <text:p>35,412</text:p>
          </table:table-cell>
          <table:table-cell table:number-columns-repeated="2" office:value-type="float" office:value="34.506" calcext:value-type="float">
            <text:p>34,506</text:p>
          </table:table-cell>
          <table:table-cell table:number-columns-repeated="3" office:value-type="float" office:value="33.973" calcext:value-type="float">
            <text:p>33,973</text:p>
          </table:table-cell>
          <table:table-cell table:number-columns-repeated="10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63" calcext:value-type="float">
            <text:p>6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655" calcext:value-type="float">
            <text:p>31,655</text:p>
          </table:table-cell>
          <table:table-cell office:value-type="float" office:value="30.935" calcext:value-type="float">
            <text:p>30,935</text:p>
          </table:table-cell>
          <table:table-cell office:value-type="float" office:value="29.816" calcext:value-type="float">
            <text:p>29,816</text:p>
          </table:table-cell>
          <table:table-cell office:value-type="float" office:value="29.656" calcext:value-type="float">
            <text:p>29,656</text:p>
          </table:table-cell>
          <table:table-cell office:value-type="float" office:value="28.617" calcext:value-type="float">
            <text:p>28,617</text:p>
          </table:table-cell>
          <table:table-cell office:value-type="float" office:value="28.297" calcext:value-type="float">
            <text:p>28,297</text:p>
          </table:table-cell>
          <table:table-cell table:number-columns-repeated="3" office:value-type="float" office:value="27.978" calcext:value-type="float">
            <text:p>27,978</text:p>
          </table:table-cell>
          <table:table-cell office:value-type="float" office:value="27.338" calcext:value-type="float">
            <text:p>27,338</text:p>
          </table:table-cell>
          <table:table-cell office:value-type="float" office:value="26.859" calcext:value-type="float">
            <text:p>26,8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236" calcext:value-type="float">
            <text:p>38,236</text:p>
          </table:table-cell>
          <table:table-cell office:value-type="float" office:value="37.597" calcext:value-type="float">
            <text:p>37,597</text:p>
          </table:table-cell>
          <table:table-cell office:value-type="float" office:value="36.611" calcext:value-type="float">
            <text:p>36,611</text:p>
          </table:table-cell>
          <table:table-cell office:value-type="float" office:value="36.451" calcext:value-type="float">
            <text:p>36,451</text:p>
          </table:table-cell>
          <table:table-cell office:value-type="float" office:value="35.412" calcext:value-type="float">
            <text:p>35,412</text:p>
          </table:table-cell>
          <table:table-cell office:value-type="float" office:value="35.145" calcext:value-type="float">
            <text:p>35,145</text:p>
          </table:table-cell>
          <table:table-cell table:number-columns-repeated="3" office:value-type="float" office:value="34.825" calcext:value-type="float">
            <text:p>34,825</text:p>
          </table:table-cell>
          <table:table-cell office:value-type="float" office:value="34.346" calcext:value-type="float">
            <text:p>34,346</text:p>
          </table:table-cell>
          <table:table-cell office:value-type="float" office:value="33.866" calcext:value-type="float">
            <text:p>33,866</text:p>
          </table:table-cell>
          <table:table-cell table:number-columns-repeated="13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0" calcext:value-type="float">
            <text:p>110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655" calcext:value-type="float">
            <text:p>31,655</text:p>
          </table:table-cell>
          <table:table-cell office:value-type="float" office:value="30.935" calcext:value-type="float">
            <text:p>30,935</text:p>
          </table:table-cell>
          <table:table-cell office:value-type="float" office:value="29.816" calcext:value-type="float">
            <text:p>29,816</text:p>
          </table:table-cell>
          <table:table-cell office:value-type="float" office:value="29.656" calcext:value-type="float">
            <text:p>29,656</text:p>
          </table:table-cell>
          <table:table-cell office:value-type="float" office:value="28.617" calcext:value-type="float">
            <text:p>28,617</text:p>
          </table:table-cell>
          <table:table-cell office:value-type="float" office:value="28.297" calcext:value-type="float">
            <text:p>28,297</text:p>
          </table:table-cell>
          <table:table-cell table:number-columns-repeated="3" office:value-type="float" office:value="27.978" calcext:value-type="float">
            <text:p>27,978</text:p>
          </table:table-cell>
          <table:table-cell office:value-type="float" office:value="27.338" calcext:value-type="float">
            <text:p>27,338</text:p>
          </table:table-cell>
          <table:table-cell office:value-type="float" office:value="26.859" calcext:value-type="float">
            <text:p>26,8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236" calcext:value-type="float">
            <text:p>38,236</text:p>
          </table:table-cell>
          <table:table-cell office:value-type="float" office:value="37.597" calcext:value-type="float">
            <text:p>37,597</text:p>
          </table:table-cell>
          <table:table-cell office:value-type="float" office:value="36.611" calcext:value-type="float">
            <text:p>36,611</text:p>
          </table:table-cell>
          <table:table-cell office:value-type="float" office:value="36.451" calcext:value-type="float">
            <text:p>36,451</text:p>
          </table:table-cell>
          <table:table-cell office:value-type="float" office:value="35.412" calcext:value-type="float">
            <text:p>35,412</text:p>
          </table:table-cell>
          <table:table-cell office:value-type="float" office:value="35.145" calcext:value-type="float">
            <text:p>35,145</text:p>
          </table:table-cell>
          <table:table-cell table:number-columns-repeated="3" office:value-type="float" office:value="34.825" calcext:value-type="float">
            <text:p>34,825</text:p>
          </table:table-cell>
          <table:table-cell office:value-type="float" office:value="34.346" calcext:value-type="float">
            <text:p>34,346</text:p>
          </table:table-cell>
          <table:table-cell office:value-type="float" office:value="33.866" calcext:value-type="float">
            <text:p>33,866</text:p>
          </table:table-cell>
          <table:table-cell table:number-columns-repeated="13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0" calcext:value-type="float">
            <text:p>110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175" calcext:value-type="float">
            <text:p>31,175</text:p>
          </table:table-cell>
          <table:table-cell office:value-type="float" office:value="30.456" calcext:value-type="float">
            <text:p>30,456</text:p>
          </table:table-cell>
          <table:table-cell office:value-type="float" office:value="29.337" calcext:value-type="float">
            <text:p>29,337</text:p>
          </table:table-cell>
          <table:table-cell office:value-type="float" office:value="29.177" calcext:value-type="float">
            <text:p>29,177</text:p>
          </table:table-cell>
          <table:table-cell office:value-type="float" office:value="27.978" calcext:value-type="float">
            <text:p>27,978</text:p>
          </table:table-cell>
          <table:table-cell office:value-type="float" office:value="27.738" calcext:value-type="float">
            <text:p>27,738</text:p>
          </table:table-cell>
          <table:table-cell table:number-columns-repeated="3" office:value-type="float" office:value="27.418" calcext:value-type="float">
            <text:p>27,418</text:p>
          </table:table-cell>
          <table:table-cell table:number-columns-repeated="2" office:value-type="float" office:value="26.859" calcext:value-type="float">
            <text:p>26,8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756" calcext:value-type="float">
            <text:p>37,756</text:p>
          </table:table-cell>
          <table:table-cell office:value-type="float" office:value="37.117" calcext:value-type="float">
            <text:p>37,117</text:p>
          </table:table-cell>
          <table:table-cell office:value-type="float" office:value="36.131" calcext:value-type="float">
            <text:p>36,131</text:p>
          </table:table-cell>
          <table:table-cell office:value-type="float" office:value="35.971" calcext:value-type="float">
            <text:p>35,971</text:p>
          </table:table-cell>
          <table:table-cell office:value-type="float" office:value="34.932" calcext:value-type="float">
            <text:p>34,932</text:p>
          </table:table-cell>
          <table:table-cell office:value-type="float" office:value="34.666" calcext:value-type="float">
            <text:p>34,666</text:p>
          </table:table-cell>
          <table:table-cell table:number-columns-repeated="3" office:value-type="float" office:value="34.346" calcext:value-type="float">
            <text:p>34,346</text:p>
          </table:table-cell>
          <table:table-cell table:number-columns-repeated="2" office:value-type="float" office:value="33.866" calcext:value-type="float">
            <text:p>33,866</text:p>
          </table:table-cell>
          <table:table-cell table:number-columns-repeated="13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175" calcext:value-type="float">
            <text:p>31,175</text:p>
          </table:table-cell>
          <table:table-cell office:value-type="float" office:value="30.456" calcext:value-type="float">
            <text:p>30,456</text:p>
          </table:table-cell>
          <table:table-cell office:value-type="float" office:value="29.337" calcext:value-type="float">
            <text:p>29,337</text:p>
          </table:table-cell>
          <table:table-cell office:value-type="float" office:value="29.177" calcext:value-type="float">
            <text:p>29,177</text:p>
          </table:table-cell>
          <table:table-cell office:value-type="float" office:value="27.978" calcext:value-type="float">
            <text:p>27,978</text:p>
          </table:table-cell>
          <table:table-cell office:value-type="float" office:value="27.738" calcext:value-type="float">
            <text:p>27,738</text:p>
          </table:table-cell>
          <table:table-cell table:number-columns-repeated="3" office:value-type="float" office:value="27.418" calcext:value-type="float">
            <text:p>27,418</text:p>
          </table:table-cell>
          <table:table-cell table:number-columns-repeated="2" office:value-type="float" office:value="26.859" calcext:value-type="float">
            <text:p>26,8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756" calcext:value-type="float">
            <text:p>37,756</text:p>
          </table:table-cell>
          <table:table-cell office:value-type="float" office:value="37.117" calcext:value-type="float">
            <text:p>37,117</text:p>
          </table:table-cell>
          <table:table-cell office:value-type="float" office:value="36.131" calcext:value-type="float">
            <text:p>36,131</text:p>
          </table:table-cell>
          <table:table-cell office:value-type="float" office:value="35.971" calcext:value-type="float">
            <text:p>35,971</text:p>
          </table:table-cell>
          <table:table-cell office:value-type="float" office:value="34.932" calcext:value-type="float">
            <text:p>34,932</text:p>
          </table:table-cell>
          <table:table-cell office:value-type="float" office:value="34.666" calcext:value-type="float">
            <text:p>34,666</text:p>
          </table:table-cell>
          <table:table-cell table:number-columns-repeated="3" office:value-type="float" office:value="34.346" calcext:value-type="float">
            <text:p>34,346</text:p>
          </table:table-cell>
          <table:table-cell table:number-columns-repeated="2" office:value-type="float" office:value="33.866" calcext:value-type="float">
            <text:p>33,866</text:p>
          </table:table-cell>
          <table:table-cell table:number-columns-repeated="13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896" calcext:value-type="float">
            <text:p>29,896</text:p>
          </table:table-cell>
          <table:table-cell office:value-type="float" office:value="29.097" calcext:value-type="float">
            <text:p>29,097</text:p>
          </table:table-cell>
          <table:table-cell office:value-type="float" office:value="28.617" calcext:value-type="float">
            <text:p>28,617</text:p>
          </table:table-cell>
          <table:table-cell office:value-type="float" office:value="28.457" calcext:value-type="float">
            <text:p>28,457</text:p>
          </table:table-cell>
          <table:table-cell table:number-columns-repeated="2" office:value-type="float" office:value="27.258" calcext:value-type="float">
            <text:p>27,258</text:p>
          </table:table-cell>
          <table:table-cell table:number-columns-repeated="3" office:value-type="float" office:value="26.938" calcext:value-type="float">
            <text:p>26,93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557" calcext:value-type="float">
            <text:p>36,557</text:p>
          </table:table-cell>
          <table:table-cell office:value-type="float" office:value="35.811" calcext:value-type="float">
            <text:p>35,811</text:p>
          </table:table-cell>
          <table:table-cell office:value-type="float" office:value="35.332" calcext:value-type="float">
            <text:p>35,332</text:p>
          </table:table-cell>
          <table:table-cell office:value-type="float" office:value="35.172" calcext:value-type="float">
            <text:p>35,172</text:p>
          </table:table-cell>
          <table:table-cell table:number-columns-repeated="2" office:value-type="float" office:value="34.133" calcext:value-type="float">
            <text:p>34,133</text:p>
          </table:table-cell>
          <table:table-cell table:number-columns-repeated="3" office:value-type="float" office:value="33.813" calcext:value-type="float">
            <text:p>33,813</text:p>
          </table:table-cell>
          <table:table-cell table:number-columns-repeated="15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896" calcext:value-type="float">
            <text:p>29,896</text:p>
          </table:table-cell>
          <table:table-cell office:value-type="float" office:value="29.097" calcext:value-type="float">
            <text:p>29,097</text:p>
          </table:table-cell>
          <table:table-cell office:value-type="float" office:value="28.617" calcext:value-type="float">
            <text:p>28,617</text:p>
          </table:table-cell>
          <table:table-cell office:value-type="float" office:value="28.457" calcext:value-type="float">
            <text:p>28,457</text:p>
          </table:table-cell>
          <table:table-cell table:number-columns-repeated="2" office:value-type="float" office:value="27.258" calcext:value-type="float">
            <text:p>27,258</text:p>
          </table:table-cell>
          <table:table-cell table:number-columns-repeated="3" office:value-type="float" office:value="26.938" calcext:value-type="float">
            <text:p>26,93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557" calcext:value-type="float">
            <text:p>36,557</text:p>
          </table:table-cell>
          <table:table-cell office:value-type="float" office:value="35.811" calcext:value-type="float">
            <text:p>35,811</text:p>
          </table:table-cell>
          <table:table-cell office:value-type="float" office:value="35.332" calcext:value-type="float">
            <text:p>35,332</text:p>
          </table:table-cell>
          <table:table-cell office:value-type="float" office:value="35.172" calcext:value-type="float">
            <text:p>35,172</text:p>
          </table:table-cell>
          <table:table-cell table:number-columns-repeated="2" office:value-type="float" office:value="34.133" calcext:value-type="float">
            <text:p>34,133</text:p>
          </table:table-cell>
          <table:table-cell table:number-columns-repeated="3" office:value-type="float" office:value="33.813" calcext:value-type="float">
            <text:p>33,813</text:p>
          </table:table-cell>
          <table:table-cell table:number-columns-repeated="15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576" calcext:value-type="float">
            <text:p>29,576</text:p>
          </table:table-cell>
          <table:table-cell office:value-type="float" office:value="28.857" calcext:value-type="float">
            <text:p>28,857</text:p>
          </table:table-cell>
          <table:table-cell office:value-type="float" office:value="28.297" calcext:value-type="float">
            <text:p>28,297</text:p>
          </table:table-cell>
          <table:table-cell office:value-type="float" office:value="28.058" calcext:value-type="float">
            <text:p>28,058</text:p>
          </table:table-cell>
          <table:table-cell table:number-columns-repeated="5" office:value-type="float" office:value="26.938" calcext:value-type="float">
            <text:p>26,93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238" calcext:value-type="float">
            <text:p>36,238</text:p>
          </table:table-cell>
          <table:table-cell office:value-type="float" office:value="35.492" calcext:value-type="float">
            <text:p>35,492</text:p>
          </table:table-cell>
          <table:table-cell office:value-type="float" office:value="35.012" calcext:value-type="float">
            <text:p>35,012</text:p>
          </table:table-cell>
          <table:table-cell office:value-type="float" office:value="34.852" calcext:value-type="float">
            <text:p>34,852</text:p>
          </table:table-cell>
          <table:table-cell table:number-columns-repeated="5" office:value-type="float" office:value="33.813" calcext:value-type="float">
            <text:p>33,813</text:p>
          </table:table-cell>
          <table:table-cell table:number-columns-repeated="15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12" calcext:value-type="float">
            <text:p>1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576" calcext:value-type="float">
            <text:p>29,576</text:p>
          </table:table-cell>
          <table:table-cell office:value-type="float" office:value="28.857" calcext:value-type="float">
            <text:p>28,857</text:p>
          </table:table-cell>
          <table:table-cell office:value-type="float" office:value="28.297" calcext:value-type="float">
            <text:p>28,297</text:p>
          </table:table-cell>
          <table:table-cell office:value-type="float" office:value="28.058" calcext:value-type="float">
            <text:p>28,058</text:p>
          </table:table-cell>
          <table:table-cell table:number-columns-repeated="5" office:value-type="float" office:value="26.938" calcext:value-type="float">
            <text:p>26,93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238" calcext:value-type="float">
            <text:p>36,238</text:p>
          </table:table-cell>
          <table:table-cell office:value-type="float" office:value="35.492" calcext:value-type="float">
            <text:p>35,492</text:p>
          </table:table-cell>
          <table:table-cell office:value-type="float" office:value="35.012" calcext:value-type="float">
            <text:p>35,012</text:p>
          </table:table-cell>
          <table:table-cell office:value-type="float" office:value="34.852" calcext:value-type="float">
            <text:p>34,852</text:p>
          </table:table-cell>
          <table:table-cell table:number-columns-repeated="5" office:value-type="float" office:value="33.813" calcext:value-type="float">
            <text:p>33,813</text:p>
          </table:table-cell>
          <table:table-cell table:number-columns-repeated="15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12" calcext:value-type="float">
            <text:p>1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576" calcext:value-type="float">
            <text:p>29,576</text:p>
          </table:table-cell>
          <table:table-cell office:value-type="float" office:value="28.857" calcext:value-type="float">
            <text:p>28,857</text:p>
          </table:table-cell>
          <table:table-cell office:value-type="float" office:value="28.297" calcext:value-type="float">
            <text:p>28,297</text:p>
          </table:table-cell>
          <table:table-cell office:value-type="float" office:value="28.058" calcext:value-type="float">
            <text:p>28,058</text:p>
          </table:table-cell>
          <table:table-cell table:number-columns-repeated="5" office:value-type="float" office:value="26.938" calcext:value-type="float">
            <text:p>26,93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238" calcext:value-type="float">
            <text:p>36,238</text:p>
          </table:table-cell>
          <table:table-cell office:value-type="float" office:value="35.492" calcext:value-type="float">
            <text:p>35,492</text:p>
          </table:table-cell>
          <table:table-cell office:value-type="float" office:value="35.012" calcext:value-type="float">
            <text:p>35,012</text:p>
          </table:table-cell>
          <table:table-cell office:value-type="float" office:value="34.852" calcext:value-type="float">
            <text:p>34,852</text:p>
          </table:table-cell>
          <table:table-cell table:number-columns-repeated="5" office:value-type="float" office:value="33.813" calcext:value-type="float">
            <text:p>33,813</text:p>
          </table:table-cell>
          <table:table-cell table:number-columns-repeated="15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12" calcext:value-type="float">
            <text:p>1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576" calcext:value-type="float">
            <text:p>29,576</text:p>
          </table:table-cell>
          <table:table-cell office:value-type="float" office:value="28.857" calcext:value-type="float">
            <text:p>28,857</text:p>
          </table:table-cell>
          <table:table-cell office:value-type="float" office:value="28.297" calcext:value-type="float">
            <text:p>28,297</text:p>
          </table:table-cell>
          <table:table-cell office:value-type="float" office:value="28.058" calcext:value-type="float">
            <text:p>28,058</text:p>
          </table:table-cell>
          <table:table-cell table:number-columns-repeated="5" office:value-type="float" office:value="26.938" calcext:value-type="float">
            <text:p>26,93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238" calcext:value-type="float">
            <text:p>36,238</text:p>
          </table:table-cell>
          <table:table-cell office:value-type="float" office:value="35.492" calcext:value-type="float">
            <text:p>35,492</text:p>
          </table:table-cell>
          <table:table-cell office:value-type="float" office:value="35.012" calcext:value-type="float">
            <text:p>35,012</text:p>
          </table:table-cell>
          <table:table-cell office:value-type="float" office:value="34.852" calcext:value-type="float">
            <text:p>34,852</text:p>
          </table:table-cell>
          <table:table-cell table:number-columns-repeated="5" office:value-type="float" office:value="33.813" calcext:value-type="float">
            <text:p>33,813</text:p>
          </table:table-cell>
          <table:table-cell table:number-columns-repeated="15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12" calcext:value-type="float">
            <text:p>1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576" calcext:value-type="float">
            <text:p>29,576</text:p>
          </table:table-cell>
          <table:table-cell office:value-type="float" office:value="28.857" calcext:value-type="float">
            <text:p>28,857</text:p>
          </table:table-cell>
          <table:table-cell office:value-type="float" office:value="28.297" calcext:value-type="float">
            <text:p>28,297</text:p>
          </table:table-cell>
          <table:table-cell office:value-type="float" office:value="28.058" calcext:value-type="float">
            <text:p>28,058</text:p>
          </table:table-cell>
          <table:table-cell table:number-columns-repeated="5" office:value-type="float" office:value="26.938" calcext:value-type="float">
            <text:p>26,93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238" calcext:value-type="float">
            <text:p>36,238</text:p>
          </table:table-cell>
          <table:table-cell office:value-type="float" office:value="35.492" calcext:value-type="float">
            <text:p>35,492</text:p>
          </table:table-cell>
          <table:table-cell office:value-type="float" office:value="35.012" calcext:value-type="float">
            <text:p>35,012</text:p>
          </table:table-cell>
          <table:table-cell office:value-type="float" office:value="34.852" calcext:value-type="float">
            <text:p>34,852</text:p>
          </table:table-cell>
          <table:table-cell table:number-columns-repeated="5" office:value-type="float" office:value="33.813" calcext:value-type="float">
            <text:p>33,813</text:p>
          </table:table-cell>
          <table:table-cell table:number-columns-repeated="15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12" calcext:value-type="float">
            <text:p>1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576" calcext:value-type="float">
            <text:p>29,576</text:p>
          </table:table-cell>
          <table:table-cell office:value-type="float" office:value="28.857" calcext:value-type="float">
            <text:p>28,857</text:p>
          </table:table-cell>
          <table:table-cell office:value-type="float" office:value="28.297" calcext:value-type="float">
            <text:p>28,297</text:p>
          </table:table-cell>
          <table:table-cell office:value-type="float" office:value="28.058" calcext:value-type="float">
            <text:p>28,058</text:p>
          </table:table-cell>
          <table:table-cell table:number-columns-repeated="5" office:value-type="float" office:value="26.938" calcext:value-type="float">
            <text:p>26,93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238" calcext:value-type="float">
            <text:p>36,238</text:p>
          </table:table-cell>
          <table:table-cell office:value-type="float" office:value="35.492" calcext:value-type="float">
            <text:p>35,492</text:p>
          </table:table-cell>
          <table:table-cell office:value-type="float" office:value="35.012" calcext:value-type="float">
            <text:p>35,012</text:p>
          </table:table-cell>
          <table:table-cell office:value-type="float" office:value="34.852" calcext:value-type="float">
            <text:p>34,852</text:p>
          </table:table-cell>
          <table:table-cell table:number-columns-repeated="5" office:value-type="float" office:value="33.813" calcext:value-type="float">
            <text:p>33,813</text:p>
          </table:table-cell>
          <table:table-cell table:number-columns-repeated="15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12" calcext:value-type="float">
            <text:p>1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097" calcext:value-type="float">
            <text:p>29,097</text:p>
          </table:table-cell>
          <table:table-cell office:value-type="float" office:value="28.297" calcext:value-type="float">
            <text:p>28,297</text:p>
          </table:table-cell>
          <table:table-cell office:value-type="float" office:value="27.738" calcext:value-type="float">
            <text:p>27,738</text:p>
          </table:table-cell>
          <table:table-cell office:value-type="float" office:value="27.258" calcext:value-type="float">
            <text:p>27,25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785" calcext:value-type="float">
            <text:p>35,785</text:p>
          </table:table-cell>
          <table:table-cell office:value-type="float" office:value="35.039" calcext:value-type="float">
            <text:p>35,039</text:p>
          </table:table-cell>
          <table:table-cell office:value-type="float" office:value="34.559" calcext:value-type="float">
            <text:p>34,559</text:p>
          </table:table-cell>
          <table:table-cell office:value-type="float" office:value="34.133" calcext:value-type="float">
            <text:p>34,133</text:p>
          </table:table-cell>
          <table:table-cell table:number-columns-repeated="20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097" calcext:value-type="float">
            <text:p>29,097</text:p>
          </table:table-cell>
          <table:table-cell office:value-type="float" office:value="28.297" calcext:value-type="float">
            <text:p>28,297</text:p>
          </table:table-cell>
          <table:table-cell office:value-type="float" office:value="27.738" calcext:value-type="float">
            <text:p>27,738</text:p>
          </table:table-cell>
          <table:table-cell office:value-type="float" office:value="27.258" calcext:value-type="float">
            <text:p>27,25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785" calcext:value-type="float">
            <text:p>35,785</text:p>
          </table:table-cell>
          <table:table-cell office:value-type="float" office:value="35.039" calcext:value-type="float">
            <text:p>35,039</text:p>
          </table:table-cell>
          <table:table-cell office:value-type="float" office:value="34.559" calcext:value-type="float">
            <text:p>34,559</text:p>
          </table:table-cell>
          <table:table-cell office:value-type="float" office:value="34.133" calcext:value-type="float">
            <text:p>34,133</text:p>
          </table:table-cell>
          <table:table-cell table:number-columns-repeated="20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097" calcext:value-type="float">
            <text:p>29,097</text:p>
          </table:table-cell>
          <table:table-cell office:value-type="float" office:value="28.297" calcext:value-type="float">
            <text:p>28,297</text:p>
          </table:table-cell>
          <table:table-cell office:value-type="float" office:value="27.738" calcext:value-type="float">
            <text:p>27,738</text:p>
          </table:table-cell>
          <table:table-cell office:value-type="float" office:value="27.258" calcext:value-type="float">
            <text:p>27,25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785" calcext:value-type="float">
            <text:p>35,785</text:p>
          </table:table-cell>
          <table:table-cell office:value-type="float" office:value="35.039" calcext:value-type="float">
            <text:p>35,039</text:p>
          </table:table-cell>
          <table:table-cell office:value-type="float" office:value="34.559" calcext:value-type="float">
            <text:p>34,559</text:p>
          </table:table-cell>
          <table:table-cell office:value-type="float" office:value="34.133" calcext:value-type="float">
            <text:p>34,133</text:p>
          </table:table-cell>
          <table:table-cell table:number-columns-repeated="20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097" calcext:value-type="float">
            <text:p>29,097</text:p>
          </table:table-cell>
          <table:table-cell office:value-type="float" office:value="28.297" calcext:value-type="float">
            <text:p>28,297</text:p>
          </table:table-cell>
          <table:table-cell office:value-type="float" office:value="27.738" calcext:value-type="float">
            <text:p>27,738</text:p>
          </table:table-cell>
          <table:table-cell office:value-type="float" office:value="27.258" calcext:value-type="float">
            <text:p>27,25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785" calcext:value-type="float">
            <text:p>35,785</text:p>
          </table:table-cell>
          <table:table-cell office:value-type="float" office:value="35.039" calcext:value-type="float">
            <text:p>35,039</text:p>
          </table:table-cell>
          <table:table-cell office:value-type="float" office:value="34.559" calcext:value-type="float">
            <text:p>34,559</text:p>
          </table:table-cell>
          <table:table-cell office:value-type="float" office:value="34.133" calcext:value-type="float">
            <text:p>34,133</text:p>
          </table:table-cell>
          <table:table-cell table:number-columns-repeated="20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097" calcext:value-type="float">
            <text:p>29,097</text:p>
          </table:table-cell>
          <table:table-cell office:value-type="float" office:value="28.297" calcext:value-type="float">
            <text:p>28,297</text:p>
          </table:table-cell>
          <table:table-cell office:value-type="float" office:value="27.738" calcext:value-type="float">
            <text:p>27,738</text:p>
          </table:table-cell>
          <table:table-cell office:value-type="float" office:value="27.258" calcext:value-type="float">
            <text:p>27,25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785" calcext:value-type="float">
            <text:p>35,785</text:p>
          </table:table-cell>
          <table:table-cell office:value-type="float" office:value="35.039" calcext:value-type="float">
            <text:p>35,039</text:p>
          </table:table-cell>
          <table:table-cell office:value-type="float" office:value="34.559" calcext:value-type="float">
            <text:p>34,559</text:p>
          </table:table-cell>
          <table:table-cell office:value-type="float" office:value="34.133" calcext:value-type="float">
            <text:p>34,133</text:p>
          </table:table-cell>
          <table:table-cell table:number-columns-repeated="20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097" calcext:value-type="float">
            <text:p>29,097</text:p>
          </table:table-cell>
          <table:table-cell office:value-type="float" office:value="28.297" calcext:value-type="float">
            <text:p>28,297</text:p>
          </table:table-cell>
          <table:table-cell office:value-type="float" office:value="27.738" calcext:value-type="float">
            <text:p>27,738</text:p>
          </table:table-cell>
          <table:table-cell office:value-type="float" office:value="27.258" calcext:value-type="float">
            <text:p>27,25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785" calcext:value-type="float">
            <text:p>35,785</text:p>
          </table:table-cell>
          <table:table-cell office:value-type="float" office:value="35.039" calcext:value-type="float">
            <text:p>35,039</text:p>
          </table:table-cell>
          <table:table-cell office:value-type="float" office:value="34.559" calcext:value-type="float">
            <text:p>34,559</text:p>
          </table:table-cell>
          <table:table-cell office:value-type="float" office:value="34.133" calcext:value-type="float">
            <text:p>34,133</text:p>
          </table:table-cell>
          <table:table-cell table:number-columns-repeated="20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097" calcext:value-type="float">
            <text:p>29,097</text:p>
          </table:table-cell>
          <table:table-cell office:value-type="float" office:value="28.297" calcext:value-type="float">
            <text:p>28,297</text:p>
          </table:table-cell>
          <table:table-cell office:value-type="float" office:value="27.738" calcext:value-type="float">
            <text:p>27,738</text:p>
          </table:table-cell>
          <table:table-cell office:value-type="float" office:value="27.258" calcext:value-type="float">
            <text:p>27,25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785" calcext:value-type="float">
            <text:p>35,785</text:p>
          </table:table-cell>
          <table:table-cell office:value-type="float" office:value="35.039" calcext:value-type="float">
            <text:p>35,039</text:p>
          </table:table-cell>
          <table:table-cell office:value-type="float" office:value="34.559" calcext:value-type="float">
            <text:p>34,559</text:p>
          </table:table-cell>
          <table:table-cell office:value-type="float" office:value="34.133" calcext:value-type="float">
            <text:p>34,133</text:p>
          </table:table-cell>
          <table:table-cell table:number-columns-repeated="20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097" calcext:value-type="float">
            <text:p>29,097</text:p>
          </table:table-cell>
          <table:table-cell office:value-type="float" office:value="28.297" calcext:value-type="float">
            <text:p>28,297</text:p>
          </table:table-cell>
          <table:table-cell office:value-type="float" office:value="27.738" calcext:value-type="float">
            <text:p>27,738</text:p>
          </table:table-cell>
          <table:table-cell office:value-type="float" office:value="27.258" calcext:value-type="float">
            <text:p>27,25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785" calcext:value-type="float">
            <text:p>35,785</text:p>
          </table:table-cell>
          <table:table-cell office:value-type="float" office:value="35.039" calcext:value-type="float">
            <text:p>35,039</text:p>
          </table:table-cell>
          <table:table-cell office:value-type="float" office:value="34.559" calcext:value-type="float">
            <text:p>34,559</text:p>
          </table:table-cell>
          <table:table-cell office:value-type="float" office:value="34.133" calcext:value-type="float">
            <text:p>34,133</text:p>
          </table:table-cell>
          <table:table-cell table:number-columns-repeated="20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097" calcext:value-type="float">
            <text:p>29,097</text:p>
          </table:table-cell>
          <table:table-cell office:value-type="float" office:value="28.297" calcext:value-type="float">
            <text:p>28,297</text:p>
          </table:table-cell>
          <table:table-cell office:value-type="float" office:value="27.738" calcext:value-type="float">
            <text:p>27,738</text:p>
          </table:table-cell>
          <table:table-cell office:value-type="float" office:value="27.258" calcext:value-type="float">
            <text:p>27,25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785" calcext:value-type="float">
            <text:p>35,785</text:p>
          </table:table-cell>
          <table:table-cell office:value-type="float" office:value="35.039" calcext:value-type="float">
            <text:p>35,039</text:p>
          </table:table-cell>
          <table:table-cell office:value-type="float" office:value="34.559" calcext:value-type="float">
            <text:p>34,559</text:p>
          </table:table-cell>
          <table:table-cell office:value-type="float" office:value="34.133" calcext:value-type="float">
            <text:p>34,133</text:p>
          </table:table-cell>
          <table:table-cell table:number-columns-repeated="20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097" calcext:value-type="float">
            <text:p>29,097</text:p>
          </table:table-cell>
          <table:table-cell office:value-type="float" office:value="28.297" calcext:value-type="float">
            <text:p>28,297</text:p>
          </table:table-cell>
          <table:table-cell office:value-type="float" office:value="27.738" calcext:value-type="float">
            <text:p>27,738</text:p>
          </table:table-cell>
          <table:table-cell office:value-type="float" office:value="27.258" calcext:value-type="float">
            <text:p>27,25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785" calcext:value-type="float">
            <text:p>35,785</text:p>
          </table:table-cell>
          <table:table-cell office:value-type="float" office:value="35.039" calcext:value-type="float">
            <text:p>35,039</text:p>
          </table:table-cell>
          <table:table-cell office:value-type="float" office:value="34.559" calcext:value-type="float">
            <text:p>34,559</text:p>
          </table:table-cell>
          <table:table-cell office:value-type="float" office:value="34.133" calcext:value-type="float">
            <text:p>34,133</text:p>
          </table:table-cell>
          <table:table-cell table:number-columns-repeated="20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097" calcext:value-type="float">
            <text:p>29,097</text:p>
          </table:table-cell>
          <table:table-cell office:value-type="float" office:value="28.297" calcext:value-type="float">
            <text:p>28,297</text:p>
          </table:table-cell>
          <table:table-cell office:value-type="float" office:value="27.738" calcext:value-type="float">
            <text:p>27,738</text:p>
          </table:table-cell>
          <table:table-cell office:value-type="float" office:value="27.258" calcext:value-type="float">
            <text:p>27,25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785" calcext:value-type="float">
            <text:p>35,785</text:p>
          </table:table-cell>
          <table:table-cell office:value-type="float" office:value="35.039" calcext:value-type="float">
            <text:p>35,039</text:p>
          </table:table-cell>
          <table:table-cell office:value-type="float" office:value="34.559" calcext:value-type="float">
            <text:p>34,559</text:p>
          </table:table-cell>
          <table:table-cell office:value-type="float" office:value="34.133" calcext:value-type="float">
            <text:p>34,133</text:p>
          </table:table-cell>
          <table:table-cell table:number-columns-repeated="20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097" calcext:value-type="float">
            <text:p>29,097</text:p>
          </table:table-cell>
          <table:table-cell office:value-type="float" office:value="28.297" calcext:value-type="float">
            <text:p>28,297</text:p>
          </table:table-cell>
          <table:table-cell office:value-type="float" office:value="27.738" calcext:value-type="float">
            <text:p>27,738</text:p>
          </table:table-cell>
          <table:table-cell office:value-type="float" office:value="27.258" calcext:value-type="float">
            <text:p>27,25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785" calcext:value-type="float">
            <text:p>35,785</text:p>
          </table:table-cell>
          <table:table-cell office:value-type="float" office:value="35.039" calcext:value-type="float">
            <text:p>35,039</text:p>
          </table:table-cell>
          <table:table-cell office:value-type="float" office:value="34.559" calcext:value-type="float">
            <text:p>34,559</text:p>
          </table:table-cell>
          <table:table-cell office:value-type="float" office:value="34.133" calcext:value-type="float">
            <text:p>34,133</text:p>
          </table:table-cell>
          <table:table-cell table:number-columns-repeated="20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097" calcext:value-type="float">
            <text:p>29,097</text:p>
          </table:table-cell>
          <table:table-cell office:value-type="float" office:value="28.297" calcext:value-type="float">
            <text:p>28,297</text:p>
          </table:table-cell>
          <table:table-cell office:value-type="float" office:value="27.738" calcext:value-type="float">
            <text:p>27,738</text:p>
          </table:table-cell>
          <table:table-cell office:value-type="float" office:value="27.258" calcext:value-type="float">
            <text:p>27,25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785" calcext:value-type="float">
            <text:p>35,785</text:p>
          </table:table-cell>
          <table:table-cell office:value-type="float" office:value="35.039" calcext:value-type="float">
            <text:p>35,039</text:p>
          </table:table-cell>
          <table:table-cell office:value-type="float" office:value="34.559" calcext:value-type="float">
            <text:p>34,559</text:p>
          </table:table-cell>
          <table:table-cell office:value-type="float" office:value="34.133" calcext:value-type="float">
            <text:p>34,133</text:p>
          </table:table-cell>
          <table:table-cell table:number-columns-repeated="20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097" calcext:value-type="float">
            <text:p>29,097</text:p>
          </table:table-cell>
          <table:table-cell office:value-type="float" office:value="28.297" calcext:value-type="float">
            <text:p>28,297</text:p>
          </table:table-cell>
          <table:table-cell office:value-type="float" office:value="27.738" calcext:value-type="float">
            <text:p>27,738</text:p>
          </table:table-cell>
          <table:table-cell office:value-type="float" office:value="27.258" calcext:value-type="float">
            <text:p>27,25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785" calcext:value-type="float">
            <text:p>35,785</text:p>
          </table:table-cell>
          <table:table-cell office:value-type="float" office:value="35.039" calcext:value-type="float">
            <text:p>35,039</text:p>
          </table:table-cell>
          <table:table-cell office:value-type="float" office:value="34.559" calcext:value-type="float">
            <text:p>34,559</text:p>
          </table:table-cell>
          <table:table-cell office:value-type="float" office:value="34.133" calcext:value-type="float">
            <text:p>34,133</text:p>
          </table:table-cell>
          <table:table-cell table:number-columns-repeated="20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097" calcext:value-type="float">
            <text:p>29,097</text:p>
          </table:table-cell>
          <table:table-cell office:value-type="float" office:value="28.297" calcext:value-type="float">
            <text:p>28,297</text:p>
          </table:table-cell>
          <table:table-cell office:value-type="float" office:value="27.738" calcext:value-type="float">
            <text:p>27,738</text:p>
          </table:table-cell>
          <table:table-cell office:value-type="float" office:value="27.258" calcext:value-type="float">
            <text:p>27,25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785" calcext:value-type="float">
            <text:p>35,785</text:p>
          </table:table-cell>
          <table:table-cell office:value-type="float" office:value="35.039" calcext:value-type="float">
            <text:p>35,039</text:p>
          </table:table-cell>
          <table:table-cell office:value-type="float" office:value="34.559" calcext:value-type="float">
            <text:p>34,559</text:p>
          </table:table-cell>
          <table:table-cell office:value-type="float" office:value="34.133" calcext:value-type="float">
            <text:p>34,133</text:p>
          </table:table-cell>
          <table:table-cell table:number-columns-repeated="20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097" calcext:value-type="float">
            <text:p>29,097</text:p>
          </table:table-cell>
          <table:table-cell office:value-type="float" office:value="28.297" calcext:value-type="float">
            <text:p>28,297</text:p>
          </table:table-cell>
          <table:table-cell office:value-type="float" office:value="27.738" calcext:value-type="float">
            <text:p>27,738</text:p>
          </table:table-cell>
          <table:table-cell office:value-type="float" office:value="27.258" calcext:value-type="float">
            <text:p>27,25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785" calcext:value-type="float">
            <text:p>35,785</text:p>
          </table:table-cell>
          <table:table-cell office:value-type="float" office:value="35.039" calcext:value-type="float">
            <text:p>35,039</text:p>
          </table:table-cell>
          <table:table-cell office:value-type="float" office:value="34.559" calcext:value-type="float">
            <text:p>34,559</text:p>
          </table:table-cell>
          <table:table-cell office:value-type="float" office:value="34.133" calcext:value-type="float">
            <text:p>34,133</text:p>
          </table:table-cell>
          <table:table-cell table:number-columns-repeated="20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8.11" calcext:value-type="float">
            <text:p>48,11</text:p>
          </table:table-cell>
          <table:table-cell office:value-type="float" office:value="48.797" calcext:value-type="float">
            <text:p>48,797</text:p>
          </table:table-cell>
          <table:table-cell office:value-type="float" office:value="52.062" calcext:value-type="float">
            <text:p>52,062</text:p>
          </table:table-cell>
          <table:table-cell office:value-type="float" office:value="51.632" calcext:value-type="float">
            <text:p>51,632</text:p>
          </table:table-cell>
          <table:table-cell office:value-type="float" office:value="53.093" calcext:value-type="float">
            <text:p>53,093</text:p>
          </table:table-cell>
          <table:table-cell office:value-type="float" office:value="53.694" calcext:value-type="float">
            <text:p>53,694</text:p>
          </table:table-cell>
          <table:table-cell office:value-type="float" office:value="55.412" calcext:value-type="float">
            <text:p>55,412</text:p>
          </table:table-cell>
          <table:table-cell office:value-type="float" office:value="56.529" calcext:value-type="float">
            <text:p>56,529</text:p>
          </table:table-cell>
          <table:table-cell office:value-type="float" office:value="56.186" calcext:value-type="float">
            <text:p>56,186</text:p>
          </table:table-cell>
          <table:table-cell office:value-type="float" office:value="56.014" calcext:value-type="float">
            <text:p>56,014</text:p>
          </table:table-cell>
          <table:table-cell office:value-type="float" office:value="55.498" calcext:value-type="float">
            <text:p>55,498</text:p>
          </table:table-cell>
          <table:table-cell office:value-type="float" office:value="55.412" calcext:value-type="float">
            <text:p>55,412</text:p>
          </table:table-cell>
          <table:table-cell office:value-type="float" office:value="55.326" calcext:value-type="float">
            <text:p>55,326</text:p>
          </table:table-cell>
          <table:table-cell office:value-type="float" office:value="55.069" calcext:value-type="float">
            <text:p>55,069</text:p>
          </table:table-cell>
          <table:table-cell table:number-columns-repeated="2" office:value-type="float" office:value="55.155" calcext:value-type="float">
            <text:p>55,155</text:p>
          </table:table-cell>
          <table:table-cell office:value-type="float" office:value="55.241" calcext:value-type="float">
            <text:p>55,241</text:p>
          </table:table-cell>
          <table:table-cell table:number-columns-repeated="5" office:value-type="float" office:value="53.78" calcext:value-type="float">
            <text:p>53,78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51.661" calcext:value-type="float">
            <text:p>51,661</text:p>
          </table:table-cell>
          <table:table-cell office:value-type="float" office:value="52.176" calcext:value-type="float">
            <text:p>52,176</text:p>
          </table:table-cell>
          <table:table-cell office:value-type="float" office:value="54.754" calcext:value-type="float">
            <text:p>54,754</text:p>
          </table:table-cell>
          <table:table-cell office:value-type="float" office:value="54.324" calcext:value-type="float">
            <text:p>54,324</text:p>
          </table:table-cell>
          <table:table-cell office:value-type="float" office:value="55.441" calcext:value-type="float">
            <text:p>55,441</text:p>
          </table:table-cell>
          <table:table-cell office:value-type="float" office:value="56.071" calcext:value-type="float">
            <text:p>56,071</text:p>
          </table:table-cell>
          <table:table-cell office:value-type="float" office:value="57.159" calcext:value-type="float">
            <text:p>57,159</text:p>
          </table:table-cell>
          <table:table-cell office:value-type="float" office:value="57.703" calcext:value-type="float">
            <text:p>57,703</text:p>
          </table:table-cell>
          <table:table-cell office:value-type="float" office:value="57.216" calcext:value-type="float">
            <text:p>57,216</text:p>
          </table:table-cell>
          <table:table-cell office:value-type="float" office:value="57.045" calcext:value-type="float">
            <text:p>57,045</text:p>
          </table:table-cell>
          <table:table-cell office:value-type="float" office:value="56.529" calcext:value-type="float">
            <text:p>56,529</text:p>
          </table:table-cell>
          <table:table-cell office:value-type="float" office:value="56.443" calcext:value-type="float">
            <text:p>56,443</text:p>
          </table:table-cell>
          <table:table-cell office:value-type="float" office:value="56.357" calcext:value-type="float">
            <text:p>56,357</text:p>
          </table:table-cell>
          <table:table-cell office:value-type="float" office:value="56.1" calcext:value-type="float">
            <text:p>56,1</text:p>
          </table:table-cell>
          <table:table-cell table:number-columns-repeated="2" office:value-type="float" office:value="56.214" calcext:value-type="float">
            <text:p>56,214</text:p>
          </table:table-cell>
          <table:table-cell office:value-type="float" office:value="56.271" calcext:value-type="float">
            <text:p>56,271</text:p>
          </table:table-cell>
          <table:table-cell table:number-columns-repeated="5" office:value-type="float" office:value="54.983" calcext:value-type="float">
            <text:p>54,983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368" calcext:value-type="float">
            <text:p>368</text:p>
          </table:table-cell>
          <table:table-cell office:value-type="float" office:value="434" calcext:value-type="float">
            <text:p>434</text:p>
          </table:table-cell>
          <table:table-cell office:value-type="float" office:value="587" calcext:value-type="float">
            <text:p>587</text:p>
          </table:table-cell>
          <table:table-cell office:value-type="float" office:value="605" calcext:value-type="float">
            <text:p>605</text:p>
          </table:table-cell>
          <table:table-cell office:value-type="float" office:value="704" calcext:value-type="float">
            <text:p>704</text:p>
          </table:table-cell>
          <table:table-cell office:value-type="float" office:value="736" calcext:value-type="float">
            <text:p>736</text:p>
          </table:table-cell>
          <table:table-cell office:value-type="float" office:value="872" calcext:value-type="float">
            <text:p>872</text:p>
          </table:table-cell>
          <table:table-cell office:value-type="float" office:value="943" calcext:value-type="float">
            <text:p>943</text:p>
          </table:table-cell>
          <table:table-cell table:number-columns-repeated="4" office:value-type="float" office:value="978" calcext:value-type="float">
            <text:p>978</text:p>
          </table:table-cell>
          <table:table-cell office:value-type="float" office:value="966" calcext:value-type="float">
            <text:p>966</text:p>
          </table:table-cell>
          <table:table-cell office:value-type="float" office:value="960" calcext:value-type="float">
            <text:p>960</text:p>
          </table:table-cell>
          <table:table-cell table:number-columns-repeated="2" office:value-type="float" office:value="959" calcext:value-type="float">
            <text:p>959</text:p>
          </table:table-cell>
          <table:table-cell office:value-type="float" office:value="954" calcext:value-type="float">
            <text:p>954</text:p>
          </table:table-cell>
          <table:table-cell table:number-columns-repeated="5" office:value-type="float" office:value="936" calcext:value-type="float">
            <text:p>936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8.11" calcext:value-type="float">
            <text:p>48,11</text:p>
          </table:table-cell>
          <table:table-cell office:value-type="float" office:value="48.797" calcext:value-type="float">
            <text:p>48,797</text:p>
          </table:table-cell>
          <table:table-cell office:value-type="float" office:value="52.062" calcext:value-type="float">
            <text:p>52,062</text:p>
          </table:table-cell>
          <table:table-cell office:value-type="float" office:value="51.632" calcext:value-type="float">
            <text:p>51,632</text:p>
          </table:table-cell>
          <table:table-cell office:value-type="float" office:value="53.093" calcext:value-type="float">
            <text:p>53,093</text:p>
          </table:table-cell>
          <table:table-cell office:value-type="float" office:value="53.694" calcext:value-type="float">
            <text:p>53,694</text:p>
          </table:table-cell>
          <table:table-cell office:value-type="float" office:value="55.412" calcext:value-type="float">
            <text:p>55,412</text:p>
          </table:table-cell>
          <table:table-cell office:value-type="float" office:value="56.529" calcext:value-type="float">
            <text:p>56,529</text:p>
          </table:table-cell>
          <table:table-cell office:value-type="float" office:value="55.498" calcext:value-type="float">
            <text:p>55,498</text:p>
          </table:table-cell>
          <table:table-cell office:value-type="float" office:value="55.326" calcext:value-type="float">
            <text:p>55,326</text:p>
          </table:table-cell>
          <table:table-cell office:value-type="float" office:value="54.21" calcext:value-type="float">
            <text:p>54,21</text:p>
          </table:table-cell>
          <table:table-cell office:value-type="float" office:value="54.124" calcext:value-type="float">
            <text:p>54,124</text:p>
          </table:table-cell>
          <table:table-cell office:value-type="float" office:value="54.038" calcext:value-type="float">
            <text:p>54,038</text:p>
          </table:table-cell>
          <table:table-cell office:value-type="float" office:value="53.351" calcext:value-type="float">
            <text:p>53,351</text:p>
          </table:table-cell>
          <table:table-cell table:number-columns-repeated="2" office:value-type="float" office:value="53.522" calcext:value-type="float">
            <text:p>53,522</text:p>
          </table:table-cell>
          <table:table-cell office:value-type="float" office:value="53.436" calcext:value-type="float">
            <text:p>53,436</text:p>
          </table:table-cell>
          <table:table-cell table:number-columns-repeated="5" office:value-type="float" office:value="52.663" calcext:value-type="float">
            <text:p>52,663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51.661" calcext:value-type="float">
            <text:p>51,661</text:p>
          </table:table-cell>
          <table:table-cell office:value-type="float" office:value="52.176" calcext:value-type="float">
            <text:p>52,176</text:p>
          </table:table-cell>
          <table:table-cell office:value-type="float" office:value="54.754" calcext:value-type="float">
            <text:p>54,754</text:p>
          </table:table-cell>
          <table:table-cell office:value-type="float" office:value="54.324" calcext:value-type="float">
            <text:p>54,324</text:p>
          </table:table-cell>
          <table:table-cell office:value-type="float" office:value="55.441" calcext:value-type="float">
            <text:p>55,441</text:p>
          </table:table-cell>
          <table:table-cell office:value-type="float" office:value="56.071" calcext:value-type="float">
            <text:p>56,071</text:p>
          </table:table-cell>
          <table:table-cell office:value-type="float" office:value="57.159" calcext:value-type="float">
            <text:p>57,159</text:p>
          </table:table-cell>
          <table:table-cell office:value-type="float" office:value="57.703" calcext:value-type="float">
            <text:p>57,703</text:p>
          </table:table-cell>
          <table:table-cell office:value-type="float" office:value="56.758" calcext:value-type="float">
            <text:p>56,758</text:p>
          </table:table-cell>
          <table:table-cell office:value-type="float" office:value="56.586" calcext:value-type="float">
            <text:p>56,586</text:p>
          </table:table-cell>
          <table:table-cell office:value-type="float" office:value="55.67" calcext:value-type="float">
            <text:p>55,67</text:p>
          </table:table-cell>
          <table:table-cell office:value-type="float" office:value="55.584" calcext:value-type="float">
            <text:p>55,584</text:p>
          </table:table-cell>
          <table:table-cell office:value-type="float" office:value="55.47" calcext:value-type="float">
            <text:p>55,47</text:p>
          </table:table-cell>
          <table:table-cell office:value-type="float" office:value="54.868" calcext:value-type="float">
            <text:p>54,868</text:p>
          </table:table-cell>
          <table:table-cell table:number-columns-repeated="3" office:value-type="float" office:value="54.983" calcext:value-type="float">
            <text:p>54,983</text:p>
          </table:table-cell>
          <table:table-cell table:number-columns-repeated="5" office:value-type="float" office:value="54.21" calcext:value-type="float">
            <text:p>54,21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368" calcext:value-type="float">
            <text:p>368</text:p>
          </table:table-cell>
          <table:table-cell office:value-type="float" office:value="434" calcext:value-type="float">
            <text:p>434</text:p>
          </table:table-cell>
          <table:table-cell office:value-type="float" office:value="587" calcext:value-type="float">
            <text:p>587</text:p>
          </table:table-cell>
          <table:table-cell office:value-type="float" office:value="605" calcext:value-type="float">
            <text:p>605</text:p>
          </table:table-cell>
          <table:table-cell office:value-type="float" office:value="704" calcext:value-type="float">
            <text:p>704</text:p>
          </table:table-cell>
          <table:table-cell office:value-type="float" office:value="736" calcext:value-type="float">
            <text:p>736</text:p>
          </table:table-cell>
          <table:table-cell office:value-type="float" office:value="872" calcext:value-type="float">
            <text:p>872</text:p>
          </table:table-cell>
          <table:table-cell office:value-type="float" office:value="943" calcext:value-type="float">
            <text:p>943</text:p>
          </table:table-cell>
          <table:table-cell table:number-columns-repeated="2" office:value-type="float" office:value="913" calcext:value-type="float">
            <text:p>913</text:p>
          </table:table-cell>
          <table:table-cell table:number-columns-repeated="2" office:value-type="float" office:value="888" calcext:value-type="float">
            <text:p>888</text:p>
          </table:table-cell>
          <table:table-cell office:value-type="float" office:value="883" calcext:value-type="float">
            <text:p>883</text:p>
          </table:table-cell>
          <table:table-cell office:value-type="float" office:value="856" calcext:value-type="float">
            <text:p>856</text:p>
          </table:table-cell>
          <table:table-cell table:number-columns-repeated="2" office:value-type="float" office:value="855" calcext:value-type="float">
            <text:p>855</text:p>
          </table:table-cell>
          <table:table-cell office:value-type="float" office:value="849" calcext:value-type="float">
            <text:p>849</text:p>
          </table:table-cell>
          <table:table-cell table:number-columns-repeated="5" office:value-type="float" office:value="843" calcext:value-type="float">
            <text:p>843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8.11" calcext:value-type="float">
            <text:p>48,11</text:p>
          </table:table-cell>
          <table:table-cell office:value-type="float" office:value="48.797" calcext:value-type="float">
            <text:p>48,797</text:p>
          </table:table-cell>
          <table:table-cell office:value-type="float" office:value="52.062" calcext:value-type="float">
            <text:p>52,062</text:p>
          </table:table-cell>
          <table:table-cell office:value-type="float" office:value="51.632" calcext:value-type="float">
            <text:p>51,632</text:p>
          </table:table-cell>
          <table:table-cell office:value-type="float" office:value="53.093" calcext:value-type="float">
            <text:p>53,093</text:p>
          </table:table-cell>
          <table:table-cell office:value-type="float" office:value="53.694" calcext:value-type="float">
            <text:p>53,694</text:p>
          </table:table-cell>
          <table:table-cell office:value-type="float" office:value="55.412" calcext:value-type="float">
            <text:p>55,412</text:p>
          </table:table-cell>
          <table:table-cell office:value-type="float" office:value="55.584" calcext:value-type="float">
            <text:p>55,584</text:p>
          </table:table-cell>
          <table:table-cell office:value-type="float" office:value="54.553" calcext:value-type="float">
            <text:p>54,553</text:p>
          </table:table-cell>
          <table:table-cell office:value-type="float" office:value="54.381" calcext:value-type="float">
            <text:p>54,381</text:p>
          </table:table-cell>
          <table:table-cell office:value-type="float" office:value="53.436" calcext:value-type="float">
            <text:p>53,436</text:p>
          </table:table-cell>
          <table:table-cell table:number-columns-repeated="2" office:value-type="float" office:value="53.093" calcext:value-type="float">
            <text:p>53,093</text:p>
          </table:table-cell>
          <table:table-cell table:number-columns-repeated="4" office:value-type="float" office:value="52.405" calcext:value-type="float">
            <text:p>52,405</text:p>
          </table:table-cell>
          <table:table-cell table:number-columns-repeated="5" office:value-type="float" office:value="51.546" calcext:value-type="float">
            <text:p>51,546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51.661" calcext:value-type="float">
            <text:p>51,661</text:p>
          </table:table-cell>
          <table:table-cell office:value-type="float" office:value="52.176" calcext:value-type="float">
            <text:p>52,176</text:p>
          </table:table-cell>
          <table:table-cell office:value-type="float" office:value="54.754" calcext:value-type="float">
            <text:p>54,754</text:p>
          </table:table-cell>
          <table:table-cell office:value-type="float" office:value="54.324" calcext:value-type="float">
            <text:p>54,324</text:p>
          </table:table-cell>
          <table:table-cell office:value-type="float" office:value="55.441" calcext:value-type="float">
            <text:p>55,441</text:p>
          </table:table-cell>
          <table:table-cell office:value-type="float" office:value="56.071" calcext:value-type="float">
            <text:p>56,071</text:p>
          </table:table-cell>
          <table:table-cell office:value-type="float" office:value="57.159" calcext:value-type="float">
            <text:p>57,159</text:p>
          </table:table-cell>
          <table:table-cell office:value-type="float" office:value="57.302" calcext:value-type="float">
            <text:p>57,302</text:p>
          </table:table-cell>
          <table:table-cell office:value-type="float" office:value="56.357" calcext:value-type="float">
            <text:p>56,357</text:p>
          </table:table-cell>
          <table:table-cell office:value-type="float" office:value="56.186" calcext:value-type="float">
            <text:p>56,186</text:p>
          </table:table-cell>
          <table:table-cell office:value-type="float" office:value="55.269" calcext:value-type="float">
            <text:p>55,269</text:p>
          </table:table-cell>
          <table:table-cell table:number-columns-repeated="2" office:value-type="float" office:value="54.983" calcext:value-type="float">
            <text:p>54,983</text:p>
          </table:table-cell>
          <table:table-cell office:value-type="float" office:value="54.381" calcext:value-type="float">
            <text:p>54,381</text:p>
          </table:table-cell>
          <table:table-cell office:value-type="float" office:value="54.41" calcext:value-type="float">
            <text:p>54,41</text:p>
          </table:table-cell>
          <table:table-cell table:number-columns-repeated="2" office:value-type="float" office:value="54.467" calcext:value-type="float">
            <text:p>54,467</text:p>
          </table:table-cell>
          <table:table-cell table:number-columns-repeated="5" office:value-type="float" office:value="53.694" calcext:value-type="float">
            <text:p>53,694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368" calcext:value-type="float">
            <text:p>368</text:p>
          </table:table-cell>
          <table:table-cell office:value-type="float" office:value="434" calcext:value-type="float">
            <text:p>434</text:p>
          </table:table-cell>
          <table:table-cell office:value-type="float" office:value="587" calcext:value-type="float">
            <text:p>587</text:p>
          </table:table-cell>
          <table:table-cell office:value-type="float" office:value="605" calcext:value-type="float">
            <text:p>605</text:p>
          </table:table-cell>
          <table:table-cell office:value-type="float" office:value="704" calcext:value-type="float">
            <text:p>704</text:p>
          </table:table-cell>
          <table:table-cell office:value-type="float" office:value="736" calcext:value-type="float">
            <text:p>736</text:p>
          </table:table-cell>
          <table:table-cell office:value-type="float" office:value="872" calcext:value-type="float">
            <text:p>872</text:p>
          </table:table-cell>
          <table:table-cell office:value-type="float" office:value="882" calcext:value-type="float">
            <text:p>882</text:p>
          </table:table-cell>
          <table:table-cell table:number-columns-repeated="2" office:value-type="float" office:value="852" calcext:value-type="float">
            <text:p>852</text:p>
          </table:table-cell>
          <table:table-cell office:value-type="float" office:value="827" calcext:value-type="float">
            <text:p>827</text:p>
          </table:table-cell>
          <table:table-cell table:number-columns-repeated="2" office:value-type="float" office:value="816" calcext:value-type="float">
            <text:p>816</text:p>
          </table:table-cell>
          <table:table-cell office:value-type="float" office:value="789" calcext:value-type="float">
            <text:p>789</text:p>
          </table:table-cell>
          <table:table-cell office:value-type="float" office:value="785" calcext:value-type="float">
            <text:p>785</text:p>
          </table:table-cell>
          <table:table-cell office:value-type="float" office:value="777" calcext:value-type="float">
            <text:p>777</text:p>
          </table:table-cell>
          <table:table-cell office:value-type="float" office:value="771" calcext:value-type="float">
            <text:p>771</text:p>
          </table:table-cell>
          <table:table-cell table:number-columns-repeated="5" office:value-type="float" office:value="765" calcext:value-type="float">
            <text:p>765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8.11" calcext:value-type="float">
            <text:p>48,11</text:p>
          </table:table-cell>
          <table:table-cell office:value-type="float" office:value="48.797" calcext:value-type="float">
            <text:p>48,797</text:p>
          </table:table-cell>
          <table:table-cell office:value-type="float" office:value="52.062" calcext:value-type="float">
            <text:p>52,062</text:p>
          </table:table-cell>
          <table:table-cell office:value-type="float" office:value="51.632" calcext:value-type="float">
            <text:p>51,632</text:p>
          </table:table-cell>
          <table:table-cell office:value-type="float" office:value="53.093" calcext:value-type="float">
            <text:p>53,093</text:p>
          </table:table-cell>
          <table:table-cell office:value-type="float" office:value="53.694" calcext:value-type="float">
            <text:p>53,694</text:p>
          </table:table-cell>
          <table:table-cell table:number-columns-repeated="2" office:value-type="float" office:value="54.811" calcext:value-type="float">
            <text:p>54,811</text:p>
          </table:table-cell>
          <table:table-cell office:value-type="float" office:value="54.124" calcext:value-type="float">
            <text:p>54,124</text:p>
          </table:table-cell>
          <table:table-cell office:value-type="float" office:value="53.952" calcext:value-type="float">
            <text:p>53,952</text:p>
          </table:table-cell>
          <table:table-cell office:value-type="float" office:value="53.436" calcext:value-type="float">
            <text:p>53,436</text:p>
          </table:table-cell>
          <table:table-cell table:number-columns-repeated="2" office:value-type="float" office:value="53.093" calcext:value-type="float">
            <text:p>53,093</text:p>
          </table:table-cell>
          <table:table-cell table:number-columns-repeated="2" office:value-type="float" office:value="52.405" calcext:value-type="float">
            <text:p>52,405</text:p>
          </table:table-cell>
          <table:table-cell table:number-columns-repeated="2" office:value-type="float" office:value="52.32" calcext:value-type="float">
            <text:p>52,32</text:p>
          </table:table-cell>
          <table:table-cell table:number-columns-repeated="5" office:value-type="float" office:value="51.546" calcext:value-type="float">
            <text:p>51,546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51.661" calcext:value-type="float">
            <text:p>51,661</text:p>
          </table:table-cell>
          <table:table-cell office:value-type="float" office:value="52.176" calcext:value-type="float">
            <text:p>52,176</text:p>
          </table:table-cell>
          <table:table-cell office:value-type="float" office:value="54.754" calcext:value-type="float">
            <text:p>54,754</text:p>
          </table:table-cell>
          <table:table-cell office:value-type="float" office:value="54.324" calcext:value-type="float">
            <text:p>54,324</text:p>
          </table:table-cell>
          <table:table-cell office:value-type="float" office:value="55.441" calcext:value-type="float">
            <text:p>55,441</text:p>
          </table:table-cell>
          <table:table-cell office:value-type="float" office:value="56.071" calcext:value-type="float">
            <text:p>56,071</text:p>
          </table:table-cell>
          <table:table-cell table:number-columns-repeated="2" office:value-type="float" office:value="56.873" calcext:value-type="float">
            <text:p>56,873</text:p>
          </table:table-cell>
          <table:table-cell office:value-type="float" office:value="56.329" calcext:value-type="float">
            <text:p>56,329</text:p>
          </table:table-cell>
          <table:table-cell office:value-type="float" office:value="56.157" calcext:value-type="float">
            <text:p>56,157</text:p>
          </table:table-cell>
          <table:table-cell office:value-type="float" office:value="55.641" calcext:value-type="float">
            <text:p>55,641</text:p>
          </table:table-cell>
          <table:table-cell table:number-columns-repeated="2" office:value-type="float" office:value="55.355" calcext:value-type="float">
            <text:p>55,355</text:p>
          </table:table-cell>
          <table:table-cell office:value-type="float" office:value="54.782" calcext:value-type="float">
            <text:p>54,782</text:p>
          </table:table-cell>
          <table:table-cell office:value-type="float" office:value="54.754" calcext:value-type="float">
            <text:p>54,754</text:p>
          </table:table-cell>
          <table:table-cell table:number-columns-repeated="2" office:value-type="float" office:value="54.725" calcext:value-type="float">
            <text:p>54,725</text:p>
          </table:table-cell>
          <table:table-cell table:number-columns-repeated="3" office:value-type="float" office:value="54.066" calcext:value-type="float">
            <text:p>54,066</text:p>
          </table:table-cell>
          <table:table-cell table:number-columns-repeated="2" office:value-type="float" office:value="54.009" calcext:value-type="float">
            <text:p>54,009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368" calcext:value-type="float">
            <text:p>368</text:p>
          </table:table-cell>
          <table:table-cell office:value-type="float" office:value="434" calcext:value-type="float">
            <text:p>434</text:p>
          </table:table-cell>
          <table:table-cell office:value-type="float" office:value="587" calcext:value-type="float">
            <text:p>587</text:p>
          </table:table-cell>
          <table:table-cell office:value-type="float" office:value="605" calcext:value-type="float">
            <text:p>605</text:p>
          </table:table-cell>
          <table:table-cell office:value-type="float" office:value="704" calcext:value-type="float">
            <text:p>704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float" office:value="786" calcext:value-type="float">
            <text:p>786</text:p>
          </table:table-cell>
          <table:table-cell table:number-columns-repeated="3" office:value-type="float" office:value="766" calcext:value-type="float">
            <text:p>766</text:p>
          </table:table-cell>
          <table:table-cell table:number-columns-repeated="2" office:value-type="float" office:value="755" calcext:value-type="float">
            <text:p>755</text:p>
          </table:table-cell>
          <table:table-cell office:value-type="float" office:value="727" calcext:value-type="float">
            <text:p>727</text:p>
          </table:table-cell>
          <table:table-cell office:value-type="float" office:value="722" calcext:value-type="float">
            <text:p>722</text:p>
          </table:table-cell>
          <table:table-cell office:value-type="float" office:value="720" calcext:value-type="float">
            <text:p>720</text:p>
          </table:table-cell>
          <table:table-cell office:value-type="float" office:value="714" calcext:value-type="float">
            <text:p>714</text:p>
          </table:table-cell>
          <table:table-cell table:number-columns-repeated="2" office:value-type="float" office:value="695" calcext:value-type="float">
            <text:p>695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float" office:value="688" calcext:value-type="float">
            <text:p>688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8.11" calcext:value-type="float">
            <text:p>48,11</text:p>
          </table:table-cell>
          <table:table-cell office:value-type="float" office:value="48.797" calcext:value-type="float">
            <text:p>48,797</text:p>
          </table:table-cell>
          <table:table-cell office:value-type="float" office:value="52.062" calcext:value-type="float">
            <text:p>52,062</text:p>
          </table:table-cell>
          <table:table-cell office:value-type="float" office:value="51.632" calcext:value-type="float">
            <text:p>51,632</text:p>
          </table:table-cell>
          <table:table-cell office:value-type="float" office:value="53.093" calcext:value-type="float">
            <text:p>53,093</text:p>
          </table:table-cell>
          <table:table-cell office:value-type="float" office:value="53.694" calcext:value-type="float">
            <text:p>53,694</text:p>
          </table:table-cell>
          <table:table-cell table:number-columns-repeated="2" office:value-type="float" office:value="53.866" calcext:value-type="float">
            <text:p>53,866</text:p>
          </table:table-cell>
          <table:table-cell office:value-type="float" office:value="53.007" calcext:value-type="float">
            <text:p>53,007</text:p>
          </table:table-cell>
          <table:table-cell office:value-type="float" office:value="52.835" calcext:value-type="float">
            <text:p>52,835</text:p>
          </table:table-cell>
          <table:table-cell office:value-type="float" office:value="52.32" calcext:value-type="float">
            <text:p>52,32</text:p>
          </table:table-cell>
          <table:table-cell table:number-columns-repeated="2" office:value-type="float" office:value="51.976" calcext:value-type="float">
            <text:p>51,976</text:p>
          </table:table-cell>
          <table:table-cell office:value-type="float" office:value="51.203" calcext:value-type="float">
            <text:p>51,203</text:p>
          </table:table-cell>
          <table:table-cell office:value-type="float" office:value="51.289" calcext:value-type="float">
            <text:p>51,289</text:p>
          </table:table-cell>
          <table:table-cell office:value-type="float" office:value="51.203" calcext:value-type="float">
            <text:p>51,203</text:p>
          </table:table-cell>
          <table:table-cell office:value-type="float" office:value="51.117" calcext:value-type="float">
            <text:p>51,117</text:p>
          </table:table-cell>
          <table:table-cell table:number-columns-repeated="5" office:value-type="float" office:value="50.344" calcext:value-type="float">
            <text:p>50,344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51.661" calcext:value-type="float">
            <text:p>51,661</text:p>
          </table:table-cell>
          <table:table-cell office:value-type="float" office:value="52.176" calcext:value-type="float">
            <text:p>52,176</text:p>
          </table:table-cell>
          <table:table-cell office:value-type="float" office:value="54.754" calcext:value-type="float">
            <text:p>54,754</text:p>
          </table:table-cell>
          <table:table-cell office:value-type="float" office:value="54.324" calcext:value-type="float">
            <text:p>54,324</text:p>
          </table:table-cell>
          <table:table-cell office:value-type="float" office:value="55.441" calcext:value-type="float">
            <text:p>55,441</text:p>
          </table:table-cell>
          <table:table-cell office:value-type="float" office:value="56.071" calcext:value-type="float">
            <text:p>56,071</text:p>
          </table:table-cell>
          <table:table-cell table:number-columns-repeated="2" office:value-type="float" office:value="56.214" calcext:value-type="float">
            <text:p>56,214</text:p>
          </table:table-cell>
          <table:table-cell office:value-type="float" office:value="55.47" calcext:value-type="float">
            <text:p>55,47</text:p>
          </table:table-cell>
          <table:table-cell office:value-type="float" office:value="55.298" calcext:value-type="float">
            <text:p>55,298</text:p>
          </table:table-cell>
          <table:table-cell office:value-type="float" office:value="54.782" calcext:value-type="float">
            <text:p>54,782</text:p>
          </table:table-cell>
          <table:table-cell table:number-columns-repeated="2" office:value-type="float" office:value="54.553" calcext:value-type="float">
            <text:p>54,553</text:p>
          </table:table-cell>
          <table:table-cell table:number-columns-repeated="2" office:value-type="float" office:value="53.866" calcext:value-type="float">
            <text:p>53,866</text:p>
          </table:table-cell>
          <table:table-cell table:number-columns-repeated="2" office:value-type="float" office:value="53.78" calcext:value-type="float">
            <text:p>53,78</text:p>
          </table:table-cell>
          <table:table-cell table:number-columns-repeated="3" office:value-type="float" office:value="53.064" calcext:value-type="float">
            <text:p>53,064</text:p>
          </table:table-cell>
          <table:table-cell table:number-columns-repeated="2" office:value-type="float" office:value="53.007" calcext:value-type="float">
            <text:p>53,007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368" calcext:value-type="float">
            <text:p>368</text:p>
          </table:table-cell>
          <table:table-cell office:value-type="float" office:value="434" calcext:value-type="float">
            <text:p>434</text:p>
          </table:table-cell>
          <table:table-cell office:value-type="float" office:value="587" calcext:value-type="float">
            <text:p>587</text:p>
          </table:table-cell>
          <table:table-cell office:value-type="float" office:value="605" calcext:value-type="float">
            <text:p>605</text:p>
          </table:table-cell>
          <table:table-cell office:value-type="float" office:value="704" calcext:value-type="float">
            <text:p>704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float" office:value="746" calcext:value-type="float">
            <text:p>746</text:p>
          </table:table-cell>
          <table:table-cell table:number-columns-repeated="3" office:value-type="float" office:value="715" calcext:value-type="float">
            <text:p>715</text:p>
          </table:table-cell>
          <table:table-cell table:number-columns-repeated="2" office:value-type="float" office:value="702" calcext:value-type="float">
            <text:p>702</text:p>
          </table:table-cell>
          <table:table-cell office:value-type="float" office:value="672" calcext:value-type="float">
            <text:p>672</text:p>
          </table:table-cell>
          <table:table-cell office:value-type="float" office:value="666" calcext:value-type="float">
            <text:p>666</text:p>
          </table:table-cell>
          <table:table-cell office:value-type="float" office:value="663" calcext:value-type="float">
            <text:p>663</text:p>
          </table:table-cell>
          <table:table-cell office:value-type="float" office:value="657" calcext:value-type="float">
            <text:p>657</text:p>
          </table:table-cell>
          <table:table-cell table:number-columns-repeated="2" office:value-type="float" office:value="634" calcext:value-type="float">
            <text:p>634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float" office:value="624" calcext:value-type="float">
            <text:p>624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8.11" calcext:value-type="float">
            <text:p>48,11</text:p>
          </table:table-cell>
          <table:table-cell office:value-type="float" office:value="48.797" calcext:value-type="float">
            <text:p>48,797</text:p>
          </table:table-cell>
          <table:table-cell office:value-type="float" office:value="52.062" calcext:value-type="float">
            <text:p>52,062</text:p>
          </table:table-cell>
          <table:table-cell office:value-type="float" office:value="51.632" calcext:value-type="float">
            <text:p>51,632</text:p>
          </table:table-cell>
          <table:table-cell office:value-type="float" office:value="53.093" calcext:value-type="float">
            <text:p>53,093</text:p>
          </table:table-cell>
          <table:table-cell office:value-type="float" office:value="53.694" calcext:value-type="float">
            <text:p>53,694</text:p>
          </table:table-cell>
          <table:table-cell table:number-columns-repeated="2" office:value-type="float" office:value="53.866" calcext:value-type="float">
            <text:p>53,866</text:p>
          </table:table-cell>
          <table:table-cell office:value-type="float" office:value="53.007" calcext:value-type="float">
            <text:p>53,007</text:p>
          </table:table-cell>
          <table:table-cell office:value-type="float" office:value="52.835" calcext:value-type="float">
            <text:p>52,835</text:p>
          </table:table-cell>
          <table:table-cell office:value-type="float" office:value="52.32" calcext:value-type="float">
            <text:p>52,32</text:p>
          </table:table-cell>
          <table:table-cell table:number-columns-repeated="2" office:value-type="float" office:value="52.062" calcext:value-type="float">
            <text:p>52,062</text:p>
          </table:table-cell>
          <table:table-cell table:number-columns-repeated="2" office:value-type="float" office:value="51.289" calcext:value-type="float">
            <text:p>51,289</text:p>
          </table:table-cell>
          <table:table-cell table:number-columns-repeated="2" office:value-type="float" office:value="51.117" calcext:value-type="float">
            <text:p>51,117</text:p>
          </table:table-cell>
          <table:table-cell table:number-columns-repeated="5" office:value-type="float" office:value="50.344" calcext:value-type="float">
            <text:p>50,344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51.661" calcext:value-type="float">
            <text:p>51,661</text:p>
          </table:table-cell>
          <table:table-cell office:value-type="float" office:value="52.176" calcext:value-type="float">
            <text:p>52,176</text:p>
          </table:table-cell>
          <table:table-cell office:value-type="float" office:value="54.754" calcext:value-type="float">
            <text:p>54,754</text:p>
          </table:table-cell>
          <table:table-cell office:value-type="float" office:value="54.324" calcext:value-type="float">
            <text:p>54,324</text:p>
          </table:table-cell>
          <table:table-cell office:value-type="float" office:value="55.441" calcext:value-type="float">
            <text:p>55,441</text:p>
          </table:table-cell>
          <table:table-cell office:value-type="float" office:value="56.071" calcext:value-type="float">
            <text:p>56,071</text:p>
          </table:table-cell>
          <table:table-cell table:number-columns-repeated="2" office:value-type="float" office:value="56.214" calcext:value-type="float">
            <text:p>56,214</text:p>
          </table:table-cell>
          <table:table-cell office:value-type="float" office:value="55.47" calcext:value-type="float">
            <text:p>55,47</text:p>
          </table:table-cell>
          <table:table-cell office:value-type="float" office:value="55.298" calcext:value-type="float">
            <text:p>55,298</text:p>
          </table:table-cell>
          <table:table-cell office:value-type="float" office:value="54.782" calcext:value-type="float">
            <text:p>54,782</text:p>
          </table:table-cell>
          <table:table-cell table:number-columns-repeated="2" office:value-type="float" office:value="54.553" calcext:value-type="float">
            <text:p>54,553</text:p>
          </table:table-cell>
          <table:table-cell table:number-columns-repeated="2" office:value-type="float" office:value="53.866" calcext:value-type="float">
            <text:p>53,866</text:p>
          </table:table-cell>
          <table:table-cell table:number-columns-repeated="2" office:value-type="float" office:value="53.78" calcext:value-type="float">
            <text:p>53,78</text:p>
          </table:table-cell>
          <table:table-cell table:number-columns-repeated="3" office:value-type="float" office:value="53.064" calcext:value-type="float">
            <text:p>53,064</text:p>
          </table:table-cell>
          <table:table-cell table:number-columns-repeated="2" office:value-type="float" office:value="53.007" calcext:value-type="float">
            <text:p>53,007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368" calcext:value-type="float">
            <text:p>368</text:p>
          </table:table-cell>
          <table:table-cell office:value-type="float" office:value="434" calcext:value-type="float">
            <text:p>434</text:p>
          </table:table-cell>
          <table:table-cell office:value-type="float" office:value="587" calcext:value-type="float">
            <text:p>587</text:p>
          </table:table-cell>
          <table:table-cell office:value-type="float" office:value="605" calcext:value-type="float">
            <text:p>605</text:p>
          </table:table-cell>
          <table:table-cell office:value-type="float" office:value="704" calcext:value-type="float">
            <text:p>704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float" office:value="740" calcext:value-type="float">
            <text:p>740</text:p>
          </table:table-cell>
          <table:table-cell table:number-columns-repeated="3" office:value-type="float" office:value="709" calcext:value-type="float">
            <text:p>709</text:p>
          </table:table-cell>
          <table:table-cell table:number-columns-repeated="2" office:value-type="float" office:value="696" calcext:value-type="float">
            <text:p>696</text:p>
          </table:table-cell>
          <table:table-cell office:value-type="float" office:value="666" calcext:value-type="float">
            <text:p>666</text:p>
          </table:table-cell>
          <table:table-cell office:value-type="float" office:value="660" calcext:value-type="float">
            <text:p>660</text:p>
          </table:table-cell>
          <table:table-cell table:number-columns-repeated="2" office:value-type="float" office:value="657" calcext:value-type="float">
            <text:p>657</text:p>
          </table:table-cell>
          <table:table-cell table:number-columns-repeated="2" office:value-type="float" office:value="634" calcext:value-type="float">
            <text:p>634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float" office:value="624" calcext:value-type="float">
            <text:p>624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8.11" calcext:value-type="float">
            <text:p>48,11</text:p>
          </table:table-cell>
          <table:table-cell office:value-type="float" office:value="48.797" calcext:value-type="float">
            <text:p>48,797</text:p>
          </table:table-cell>
          <table:table-cell office:value-type="float" office:value="52.062" calcext:value-type="float">
            <text:p>52,062</text:p>
          </table:table-cell>
          <table:table-cell office:value-type="float" office:value="51.632" calcext:value-type="float">
            <text:p>51,632</text:p>
          </table:table-cell>
          <table:table-cell office:value-type="float" office:value="53.093" calcext:value-type="float">
            <text:p>53,093</text:p>
          </table:table-cell>
          <table:table-cell table:number-columns-repeated="3" office:value-type="float" office:value="53.694" calcext:value-type="float">
            <text:p>53,694</text:p>
          </table:table-cell>
          <table:table-cell office:value-type="float" office:value="53.007" calcext:value-type="float">
            <text:p>53,007</text:p>
          </table:table-cell>
          <table:table-cell office:value-type="float" office:value="52.835" calcext:value-type="float">
            <text:p>52,835</text:p>
          </table:table-cell>
          <table:table-cell office:value-type="float" office:value="52.32" calcext:value-type="float">
            <text:p>52,32</text:p>
          </table:table-cell>
          <table:table-cell table:number-columns-repeated="2" office:value-type="float" office:value="52.062" calcext:value-type="float">
            <text:p>52,062</text:p>
          </table:table-cell>
          <table:table-cell table:number-columns-repeated="2" office:value-type="float" office:value="51.289" calcext:value-type="float">
            <text:p>51,289</text:p>
          </table:table-cell>
          <table:table-cell table:number-columns-repeated="2" office:value-type="float" office:value="51.117" calcext:value-type="float">
            <text:p>51,117</text:p>
          </table:table-cell>
          <table:table-cell table:number-columns-repeated="5" office:value-type="float" office:value="50.344" calcext:value-type="float">
            <text:p>50,344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51.661" calcext:value-type="float">
            <text:p>51,661</text:p>
          </table:table-cell>
          <table:table-cell office:value-type="float" office:value="52.176" calcext:value-type="float">
            <text:p>52,176</text:p>
          </table:table-cell>
          <table:table-cell office:value-type="float" office:value="54.754" calcext:value-type="float">
            <text:p>54,754</text:p>
          </table:table-cell>
          <table:table-cell office:value-type="float" office:value="54.324" calcext:value-type="float">
            <text:p>54,324</text:p>
          </table:table-cell>
          <table:table-cell office:value-type="float" office:value="55.441" calcext:value-type="float">
            <text:p>55,441</text:p>
          </table:table-cell>
          <table:table-cell office:value-type="float" office:value="56.071" calcext:value-type="float">
            <text:p>56,071</text:p>
          </table:table-cell>
          <table:table-cell table:number-columns-repeated="2" office:value-type="float" office:value="56.042" calcext:value-type="float">
            <text:p>56,042</text:p>
          </table:table-cell>
          <table:table-cell office:value-type="float" office:value="55.47" calcext:value-type="float">
            <text:p>55,47</text:p>
          </table:table-cell>
          <table:table-cell office:value-type="float" office:value="55.298" calcext:value-type="float">
            <text:p>55,298</text:p>
          </table:table-cell>
          <table:table-cell office:value-type="float" office:value="54.782" calcext:value-type="float">
            <text:p>54,782</text:p>
          </table:table-cell>
          <table:table-cell table:number-columns-repeated="2" office:value-type="float" office:value="54.553" calcext:value-type="float">
            <text:p>54,553</text:p>
          </table:table-cell>
          <table:table-cell table:number-columns-repeated="2" office:value-type="float" office:value="53.866" calcext:value-type="float">
            <text:p>53,866</text:p>
          </table:table-cell>
          <table:table-cell table:number-columns-repeated="2" office:value-type="float" office:value="53.78" calcext:value-type="float">
            <text:p>53,78</text:p>
          </table:table-cell>
          <table:table-cell table:number-columns-repeated="3" office:value-type="float" office:value="53.064" calcext:value-type="float">
            <text:p>53,064</text:p>
          </table:table-cell>
          <table:table-cell table:number-columns-repeated="2" office:value-type="float" office:value="53.007" calcext:value-type="float">
            <text:p>53,007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368" calcext:value-type="float">
            <text:p>368</text:p>
          </table:table-cell>
          <table:table-cell office:value-type="float" office:value="434" calcext:value-type="float">
            <text:p>434</text:p>
          </table:table-cell>
          <table:table-cell office:value-type="float" office:value="587" calcext:value-type="float">
            <text:p>587</text:p>
          </table:table-cell>
          <table:table-cell office:value-type="float" office:value="605" calcext:value-type="float">
            <text:p>605</text:p>
          </table:table-cell>
          <table:table-cell office:value-type="float" office:value="704" calcext:value-type="float">
            <text:p>704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float" office:value="734" calcext:value-type="float">
            <text:p>734</text:p>
          </table:table-cell>
          <table:table-cell table:number-columns-repeated="3" office:value-type="float" office:value="709" calcext:value-type="float">
            <text:p>709</text:p>
          </table:table-cell>
          <table:table-cell table:number-columns-repeated="2" office:value-type="float" office:value="696" calcext:value-type="float">
            <text:p>696</text:p>
          </table:table-cell>
          <table:table-cell office:value-type="float" office:value="666" calcext:value-type="float">
            <text:p>666</text:p>
          </table:table-cell>
          <table:table-cell office:value-type="float" office:value="660" calcext:value-type="float">
            <text:p>660</text:p>
          </table:table-cell>
          <table:table-cell table:number-columns-repeated="2" office:value-type="float" office:value="657" calcext:value-type="float">
            <text:p>657</text:p>
          </table:table-cell>
          <table:table-cell table:number-columns-repeated="2" office:value-type="float" office:value="634" calcext:value-type="float">
            <text:p>634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float" office:value="624" calcext:value-type="float">
            <text:p>624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8.11" calcext:value-type="float">
            <text:p>48,11</text:p>
          </table:table-cell>
          <table:table-cell office:value-type="float" office:value="48.797" calcext:value-type="float">
            <text:p>48,797</text:p>
          </table:table-cell>
          <table:table-cell office:value-type="float" office:value="52.062" calcext:value-type="float">
            <text:p>52,062</text:p>
          </table:table-cell>
          <table:table-cell office:value-type="float" office:value="51.632" calcext:value-type="float">
            <text:p>51,632</text:p>
          </table:table-cell>
          <table:table-cell office:value-type="float" office:value="53.093" calcext:value-type="float">
            <text:p>53,093</text:p>
          </table:table-cell>
          <table:table-cell office:value-type="float" office:value="53.78" calcext:value-type="float">
            <text:p>53,78</text:p>
          </table:table-cell>
          <table:table-cell table:number-columns-repeated="2" office:value-type="float" office:value="53.694" calcext:value-type="float">
            <text:p>53,694</text:p>
          </table:table-cell>
          <table:table-cell office:value-type="float" office:value="53.093" calcext:value-type="float">
            <text:p>53,093</text:p>
          </table:table-cell>
          <table:table-cell office:value-type="float" office:value="52.921" calcext:value-type="float">
            <text:p>52,921</text:p>
          </table:table-cell>
          <table:table-cell office:value-type="float" office:value="52.405" calcext:value-type="float">
            <text:p>52,405</text:p>
          </table:table-cell>
          <table:table-cell table:number-columns-repeated="2" office:value-type="float" office:value="52.062" calcext:value-type="float">
            <text:p>52,062</text:p>
          </table:table-cell>
          <table:table-cell table:number-columns-repeated="2" office:value-type="float" office:value="51.289" calcext:value-type="float">
            <text:p>51,289</text:p>
          </table:table-cell>
          <table:table-cell table:number-columns-repeated="2" office:value-type="float" office:value="51.117" calcext:value-type="float">
            <text:p>51,117</text:p>
          </table:table-cell>
          <table:table-cell table:number-columns-repeated="5" office:value-type="float" office:value="50.344" calcext:value-type="float">
            <text:p>50,344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51.661" calcext:value-type="float">
            <text:p>51,661</text:p>
          </table:table-cell>
          <table:table-cell office:value-type="float" office:value="52.176" calcext:value-type="float">
            <text:p>52,176</text:p>
          </table:table-cell>
          <table:table-cell office:value-type="float" office:value="54.754" calcext:value-type="float">
            <text:p>54,754</text:p>
          </table:table-cell>
          <table:table-cell office:value-type="float" office:value="54.324" calcext:value-type="float">
            <text:p>54,324</text:p>
          </table:table-cell>
          <table:table-cell office:value-type="float" office:value="55.441" calcext:value-type="float">
            <text:p>55,441</text:p>
          </table:table-cell>
          <table:table-cell office:value-type="float" office:value="56.1" calcext:value-type="float">
            <text:p>56,1</text:p>
          </table:table-cell>
          <table:table-cell table:number-columns-repeated="2" office:value-type="float" office:value="56.071" calcext:value-type="float">
            <text:p>56,071</text:p>
          </table:table-cell>
          <table:table-cell office:value-type="float" office:value="55.498" calcext:value-type="float">
            <text:p>55,498</text:p>
          </table:table-cell>
          <table:table-cell office:value-type="float" office:value="55.326" calcext:value-type="float">
            <text:p>55,326</text:p>
          </table:table-cell>
          <table:table-cell office:value-type="float" office:value="54.811" calcext:value-type="float">
            <text:p>54,811</text:p>
          </table:table-cell>
          <table:table-cell table:number-columns-repeated="2" office:value-type="float" office:value="54.553" calcext:value-type="float">
            <text:p>54,553</text:p>
          </table:table-cell>
          <table:table-cell table:number-columns-repeated="2" office:value-type="float" office:value="53.866" calcext:value-type="float">
            <text:p>53,866</text:p>
          </table:table-cell>
          <table:table-cell table:number-columns-repeated="2" office:value-type="float" office:value="53.78" calcext:value-type="float">
            <text:p>53,78</text:p>
          </table:table-cell>
          <table:table-cell table:number-columns-repeated="3" office:value-type="float" office:value="53.064" calcext:value-type="float">
            <text:p>53,064</text:p>
          </table:table-cell>
          <table:table-cell table:number-columns-repeated="2" office:value-type="float" office:value="53.007" calcext:value-type="float">
            <text:p>53,007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368" calcext:value-type="float">
            <text:p>368</text:p>
          </table:table-cell>
          <table:table-cell office:value-type="float" office:value="434" calcext:value-type="float">
            <text:p>434</text:p>
          </table:table-cell>
          <table:table-cell office:value-type="float" office:value="587" calcext:value-type="float">
            <text:p>587</text:p>
          </table:table-cell>
          <table:table-cell office:value-type="float" office:value="605" calcext:value-type="float">
            <text:p>605</text:p>
          </table:table-cell>
          <table:table-cell office:value-type="float" office:value="704" calcext:value-type="float">
            <text:p>704</text:p>
          </table:table-cell>
          <table:table-cell office:value-type="float" office:value="735" calcext:value-type="float">
            <text:p>735</text:p>
          </table:table-cell>
          <table:table-cell table:number-columns-repeated="2" office:value-type="float" office:value="733" calcext:value-type="float">
            <text:p>733</text:p>
          </table:table-cell>
          <table:table-cell table:number-columns-repeated="3" office:value-type="float" office:value="708" calcext:value-type="float">
            <text:p>708</text:p>
          </table:table-cell>
          <table:table-cell table:number-columns-repeated="2" office:value-type="float" office:value="696" calcext:value-type="float">
            <text:p>696</text:p>
          </table:table-cell>
          <table:table-cell office:value-type="float" office:value="666" calcext:value-type="float">
            <text:p>666</text:p>
          </table:table-cell>
          <table:table-cell office:value-type="float" office:value="660" calcext:value-type="float">
            <text:p>660</text:p>
          </table:table-cell>
          <table:table-cell table:number-columns-repeated="2" office:value-type="float" office:value="657" calcext:value-type="float">
            <text:p>657</text:p>
          </table:table-cell>
          <table:table-cell table:number-columns-repeated="2" office:value-type="float" office:value="634" calcext:value-type="float">
            <text:p>634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float" office:value="624" calcext:value-type="float">
            <text:p>624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8.11" calcext:value-type="float">
            <text:p>48,11</text:p>
          </table:table-cell>
          <table:table-cell office:value-type="float" office:value="48.797" calcext:value-type="float">
            <text:p>48,797</text:p>
          </table:table-cell>
          <table:table-cell office:value-type="float" office:value="52.062" calcext:value-type="float">
            <text:p>52,062</text:p>
          </table:table-cell>
          <table:table-cell office:value-type="float" office:value="51.632" calcext:value-type="float">
            <text:p>51,632</text:p>
          </table:table-cell>
          <table:table-cell office:value-type="float" office:value="53.093" calcext:value-type="float">
            <text:p>53,093</text:p>
          </table:table-cell>
          <table:table-cell table:number-columns-repeated="3" office:value-type="float" office:value="53.265" calcext:value-type="float">
            <text:p>53,265</text:p>
          </table:table-cell>
          <table:table-cell office:value-type="float" office:value="52.577" calcext:value-type="float">
            <text:p>52,577</text:p>
          </table:table-cell>
          <table:table-cell office:value-type="float" office:value="52.405" calcext:value-type="float">
            <text:p>52,405</text:p>
          </table:table-cell>
          <table:table-cell office:value-type="float" office:value="51.89" calcext:value-type="float">
            <text:p>51,89</text:p>
          </table:table-cell>
          <table:table-cell table:number-columns-repeated="2" office:value-type="float" office:value="51.632" calcext:value-type="float">
            <text:p>51,632</text:p>
          </table:table-cell>
          <table:table-cell table:number-columns-repeated="2" office:value-type="float" office:value="51.289" calcext:value-type="float">
            <text:p>51,289</text:p>
          </table:table-cell>
          <table:table-cell table:number-columns-repeated="2" office:value-type="float" office:value="51.117" calcext:value-type="float">
            <text:p>51,117</text:p>
          </table:table-cell>
          <table:table-cell table:number-columns-repeated="5" office:value-type="float" office:value="50.344" calcext:value-type="float">
            <text:p>50,344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51.661" calcext:value-type="float">
            <text:p>51,661</text:p>
          </table:table-cell>
          <table:table-cell office:value-type="float" office:value="52.176" calcext:value-type="float">
            <text:p>52,176</text:p>
          </table:table-cell>
          <table:table-cell office:value-type="float" office:value="54.754" calcext:value-type="float">
            <text:p>54,754</text:p>
          </table:table-cell>
          <table:table-cell office:value-type="float" office:value="54.324" calcext:value-type="float">
            <text:p>54,324</text:p>
          </table:table-cell>
          <table:table-cell office:value-type="float" office:value="55.441" calcext:value-type="float">
            <text:p>55,441</text:p>
          </table:table-cell>
          <table:table-cell office:value-type="float" office:value="55.699" calcext:value-type="float">
            <text:p>55,699</text:p>
          </table:table-cell>
          <table:table-cell table:number-columns-repeated="2" office:value-type="float" office:value="55.67" calcext:value-type="float">
            <text:p>55,67</text:p>
          </table:table-cell>
          <table:table-cell office:value-type="float" office:value="55.155" calcext:value-type="float">
            <text:p>55,155</text:p>
          </table:table-cell>
          <table:table-cell office:value-type="float" office:value="54.983" calcext:value-type="float">
            <text:p>54,983</text:p>
          </table:table-cell>
          <table:table-cell office:value-type="float" office:value="54.467" calcext:value-type="float">
            <text:p>54,467</text:p>
          </table:table-cell>
          <table:table-cell table:number-columns-repeated="2" office:value-type="float" office:value="54.21" calcext:value-type="float">
            <text:p>54,21</text:p>
          </table:table-cell>
          <table:table-cell table:number-columns-repeated="2" office:value-type="float" office:value="53.866" calcext:value-type="float">
            <text:p>53,866</text:p>
          </table:table-cell>
          <table:table-cell table:number-columns-repeated="2" office:value-type="float" office:value="53.78" calcext:value-type="float">
            <text:p>53,78</text:p>
          </table:table-cell>
          <table:table-cell table:number-columns-repeated="3" office:value-type="float" office:value="53.064" calcext:value-type="float">
            <text:p>53,064</text:p>
          </table:table-cell>
          <table:table-cell table:number-columns-repeated="2" office:value-type="float" office:value="53.007" calcext:value-type="float">
            <text:p>53,007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368" calcext:value-type="float">
            <text:p>368</text:p>
          </table:table-cell>
          <table:table-cell office:value-type="float" office:value="434" calcext:value-type="float">
            <text:p>434</text:p>
          </table:table-cell>
          <table:table-cell office:value-type="float" office:value="587" calcext:value-type="float">
            <text:p>587</text:p>
          </table:table-cell>
          <table:table-cell office:value-type="float" office:value="605" calcext:value-type="float">
            <text:p>605</text:p>
          </table:table-cell>
          <table:table-cell table:number-columns-repeated="2" office:value-type="float" office:value="704" calcext:value-type="float">
            <text:p>704</text:p>
          </table:table-cell>
          <table:table-cell table:number-columns-repeated="2" office:value-type="float" office:value="702" calcext:value-type="float">
            <text:p>702</text:p>
          </table:table-cell>
          <table:table-cell table:number-columns-repeated="3" office:value-type="float" office:value="687" calcext:value-type="float">
            <text:p>687</text:p>
          </table:table-cell>
          <table:table-cell table:number-columns-repeated="2" office:value-type="float" office:value="675" calcext:value-type="float">
            <text:p>675</text:p>
          </table:table-cell>
          <table:table-cell office:value-type="float" office:value="666" calcext:value-type="float">
            <text:p>666</text:p>
          </table:table-cell>
          <table:table-cell office:value-type="float" office:value="660" calcext:value-type="float">
            <text:p>660</text:p>
          </table:table-cell>
          <table:table-cell table:number-columns-repeated="2" office:value-type="float" office:value="657" calcext:value-type="float">
            <text:p>657</text:p>
          </table:table-cell>
          <table:table-cell table:number-columns-repeated="2" office:value-type="float" office:value="634" calcext:value-type="float">
            <text:p>634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float" office:value="624" calcext:value-type="float">
            <text:p>624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8.11" calcext:value-type="float">
            <text:p>48,11</text:p>
          </table:table-cell>
          <table:table-cell office:value-type="float" office:value="48.797" calcext:value-type="float">
            <text:p>48,797</text:p>
          </table:table-cell>
          <table:table-cell office:value-type="float" office:value="52.062" calcext:value-type="float">
            <text:p>52,062</text:p>
          </table:table-cell>
          <table:table-cell office:value-type="float" office:value="51.632" calcext:value-type="float">
            <text:p>51,632</text:p>
          </table:table-cell>
          <table:table-cell office:value-type="float" office:value="53.093" calcext:value-type="float">
            <text:p>53,093</text:p>
          </table:table-cell>
          <table:table-cell table:number-columns-repeated="3" office:value-type="float" office:value="53.007" calcext:value-type="float">
            <text:p>53,007</text:p>
          </table:table-cell>
          <table:table-cell office:value-type="float" office:value="52.405" calcext:value-type="float">
            <text:p>52,405</text:p>
          </table:table-cell>
          <table:table-cell office:value-type="float" office:value="52.234" calcext:value-type="float">
            <text:p>52,234</text:p>
          </table:table-cell>
          <table:table-cell office:value-type="float" office:value="51.718" calcext:value-type="float">
            <text:p>51,718</text:p>
          </table:table-cell>
          <table:table-cell table:number-columns-repeated="2" office:value-type="float" office:value="51.46" calcext:value-type="float">
            <text:p>51,46</text:p>
          </table:table-cell>
          <table:table-cell table:number-columns-repeated="2" office:value-type="float" office:value="51.203" calcext:value-type="float">
            <text:p>51,203</text:p>
          </table:table-cell>
          <table:table-cell table:number-columns-repeated="2" office:value-type="float" office:value="51.117" calcext:value-type="float">
            <text:p>51,117</text:p>
          </table:table-cell>
          <table:table-cell table:number-columns-repeated="5" office:value-type="float" office:value="50.344" calcext:value-type="float">
            <text:p>50,344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51.661" calcext:value-type="float">
            <text:p>51,661</text:p>
          </table:table-cell>
          <table:table-cell office:value-type="float" office:value="52.176" calcext:value-type="float">
            <text:p>52,176</text:p>
          </table:table-cell>
          <table:table-cell office:value-type="float" office:value="54.754" calcext:value-type="float">
            <text:p>54,754</text:p>
          </table:table-cell>
          <table:table-cell office:value-type="float" office:value="54.324" calcext:value-type="float">
            <text:p>54,324</text:p>
          </table:table-cell>
          <table:table-cell office:value-type="float" office:value="55.441" calcext:value-type="float">
            <text:p>55,441</text:p>
          </table:table-cell>
          <table:table-cell office:value-type="float" office:value="55.47" calcext:value-type="float">
            <text:p>55,47</text:p>
          </table:table-cell>
          <table:table-cell table:number-columns-repeated="2" office:value-type="float" office:value="55.441" calcext:value-type="float">
            <text:p>55,441</text:p>
          </table:table-cell>
          <table:table-cell office:value-type="float" office:value="54.926" calcext:value-type="float">
            <text:p>54,926</text:p>
          </table:table-cell>
          <table:table-cell office:value-type="float" office:value="54.754" calcext:value-type="float">
            <text:p>54,754</text:p>
          </table:table-cell>
          <table:table-cell office:value-type="float" office:value="54.238" calcext:value-type="float">
            <text:p>54,238</text:p>
          </table:table-cell>
          <table:table-cell table:number-columns-repeated="2" office:value-type="float" office:value="54.095" calcext:value-type="float">
            <text:p>54,095</text:p>
          </table:table-cell>
          <table:table-cell table:number-columns-repeated="2" office:value-type="float" office:value="53.809" calcext:value-type="float">
            <text:p>53,809</text:p>
          </table:table-cell>
          <table:table-cell table:number-columns-repeated="2" office:value-type="float" office:value="53.723" calcext:value-type="float">
            <text:p>53,723</text:p>
          </table:table-cell>
          <table:table-cell table:number-columns-repeated="3" office:value-type="float" office:value="53.064" calcext:value-type="float">
            <text:p>53,064</text:p>
          </table:table-cell>
          <table:table-cell table:number-columns-repeated="2" office:value-type="float" office:value="53.007" calcext:value-type="float">
            <text:p>53,007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368" calcext:value-type="float">
            <text:p>368</text:p>
          </table:table-cell>
          <table:table-cell office:value-type="float" office:value="434" calcext:value-type="float">
            <text:p>434</text:p>
          </table:table-cell>
          <table:table-cell office:value-type="float" office:value="587" calcext:value-type="float">
            <text:p>587</text:p>
          </table:table-cell>
          <table:table-cell office:value-type="float" office:value="605" calcext:value-type="float">
            <text:p>605</text:p>
          </table:table-cell>
          <table:table-cell office:value-type="float" office:value="704" calcext:value-type="float">
            <text:p>704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698" calcext:value-type="float">
            <text:p>698</text:p>
          </table:table-cell>
          <table:table-cell table:number-columns-repeated="3" office:value-type="float" office:value="683" calcext:value-type="float">
            <text:p>683</text:p>
          </table:table-cell>
          <table:table-cell table:number-columns-repeated="2" office:value-type="float" office:value="673" calcext:value-type="float">
            <text:p>673</text:p>
          </table:table-cell>
          <table:table-cell office:value-type="float" office:value="662" calcext:value-type="float">
            <text:p>662</text:p>
          </table:table-cell>
          <table:table-cell office:value-type="float" office:value="656" calcext:value-type="float">
            <text:p>656</text:p>
          </table:table-cell>
          <table:table-cell table:number-columns-repeated="2" office:value-type="float" office:value="653" calcext:value-type="float">
            <text:p>653</text:p>
          </table:table-cell>
          <table:table-cell table:number-columns-repeated="2" office:value-type="float" office:value="634" calcext:value-type="float">
            <text:p>634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float" office:value="624" calcext:value-type="float">
            <text:p>624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8.11" calcext:value-type="float">
            <text:p>48,11</text:p>
          </table:table-cell>
          <table:table-cell office:value-type="float" office:value="48.797" calcext:value-type="float">
            <text:p>48,797</text:p>
          </table:table-cell>
          <table:table-cell office:value-type="float" office:value="52.062" calcext:value-type="float">
            <text:p>52,062</text:p>
          </table:table-cell>
          <table:table-cell office:value-type="float" office:value="51.632" calcext:value-type="float">
            <text:p>51,632</text:p>
          </table:table-cell>
          <table:table-cell office:value-type="float" office:value="53.093" calcext:value-type="float">
            <text:p>53,093</text:p>
          </table:table-cell>
          <table:table-cell office:value-type="float" office:value="52.835" calcext:value-type="float">
            <text:p>52,835</text:p>
          </table:table-cell>
          <table:table-cell table:number-columns-repeated="2" office:value-type="float" office:value="52.921" calcext:value-type="float">
            <text:p>52,921</text:p>
          </table:table-cell>
          <table:table-cell office:value-type="float" office:value="52.234" calcext:value-type="float">
            <text:p>52,234</text:p>
          </table:table-cell>
          <table:table-cell office:value-type="float" office:value="51.976" calcext:value-type="float">
            <text:p>51,976</text:p>
          </table:table-cell>
          <table:table-cell office:value-type="float" office:value="51.46" calcext:value-type="float">
            <text:p>51,46</text:p>
          </table:table-cell>
          <table:table-cell table:number-columns-repeated="2" office:value-type="float" office:value="51.289" calcext:value-type="float">
            <text:p>51,289</text:p>
          </table:table-cell>
          <table:table-cell office:value-type="float" office:value="51.203" calcext:value-type="float">
            <text:p>51,203</text:p>
          </table:table-cell>
          <table:table-cell office:value-type="float" office:value="51.117" calcext:value-type="float">
            <text:p>51,117</text:p>
          </table:table-cell>
          <table:table-cell table:number-columns-repeated="2" office:value-type="float" office:value="51.031" calcext:value-type="float">
            <text:p>51,031</text:p>
          </table:table-cell>
          <table:table-cell table:number-columns-repeated="2" office:value-type="float" office:value="50.172" calcext:value-type="float">
            <text:p>50,172</text:p>
          </table:table-cell>
          <table:table-cell office:value-type="float" office:value="50.258" calcext:value-type="float">
            <text:p>50,258</text:p>
          </table:table-cell>
          <table:table-cell table:number-columns-repeated="2" office:value-type="float" office:value="50.172" calcext:value-type="float">
            <text:p>50,172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51.661" calcext:value-type="float">
            <text:p>51,661</text:p>
          </table:table-cell>
          <table:table-cell office:value-type="float" office:value="52.176" calcext:value-type="float">
            <text:p>52,176</text:p>
          </table:table-cell>
          <table:table-cell office:value-type="float" office:value="54.754" calcext:value-type="float">
            <text:p>54,754</text:p>
          </table:table-cell>
          <table:table-cell office:value-type="float" office:value="54.324" calcext:value-type="float">
            <text:p>54,324</text:p>
          </table:table-cell>
          <table:table-cell office:value-type="float" office:value="55.441" calcext:value-type="float">
            <text:p>55,441</text:p>
          </table:table-cell>
          <table:table-cell office:value-type="float" office:value="55.326" calcext:value-type="float">
            <text:p>55,326</text:p>
          </table:table-cell>
          <table:table-cell table:number-columns-repeated="2" office:value-type="float" office:value="55.298" calcext:value-type="float">
            <text:p>55,298</text:p>
          </table:table-cell>
          <table:table-cell office:value-type="float" office:value="54.782" calcext:value-type="float">
            <text:p>54,782</text:p>
          </table:table-cell>
          <table:table-cell office:value-type="float" office:value="54.582" calcext:value-type="float">
            <text:p>54,582</text:p>
          </table:table-cell>
          <table:table-cell office:value-type="float" office:value="54.066" calcext:value-type="float">
            <text:p>54,066</text:p>
          </table:table-cell>
          <table:table-cell table:number-columns-repeated="2" office:value-type="float" office:value="53.923" calcext:value-type="float">
            <text:p>53,923</text:p>
          </table:table-cell>
          <table:table-cell table:number-columns-repeated="2" office:value-type="float" office:value="53.78" calcext:value-type="float">
            <text:p>53,78</text:p>
          </table:table-cell>
          <table:table-cell table:number-columns-repeated="2" office:value-type="float" office:value="53.694" calcext:value-type="float">
            <text:p>53,694</text:p>
          </table:table-cell>
          <table:table-cell table:number-columns-repeated="3" office:value-type="float" office:value="52.95" calcext:value-type="float">
            <text:p>52,95</text:p>
          </table:table-cell>
          <table:table-cell table:number-columns-repeated="2" office:value-type="float" office:value="52.892" calcext:value-type="float">
            <text:p>52,892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368" calcext:value-type="float">
            <text:p>368</text:p>
          </table:table-cell>
          <table:table-cell office:value-type="float" office:value="434" calcext:value-type="float">
            <text:p>434</text:p>
          </table:table-cell>
          <table:table-cell office:value-type="float" office:value="587" calcext:value-type="float">
            <text:p>587</text:p>
          </table:table-cell>
          <table:table-cell office:value-type="float" office:value="605" calcext:value-type="float">
            <text:p>605</text:p>
          </table:table-cell>
          <table:table-cell office:value-type="float" office:value="704" calcext:value-type="float">
            <text:p>704</text:p>
          </table:table-cell>
          <table:table-cell office:value-type="float" office:value="693" calcext:value-type="float">
            <text:p>693</text:p>
          </table:table-cell>
          <table:table-cell table:number-columns-repeated="2" office:value-type="float" office:value="691" calcext:value-type="float">
            <text:p>691</text:p>
          </table:table-cell>
          <table:table-cell office:value-type="float" office:value="676" calcext:value-type="float">
            <text:p>676</text:p>
          </table:table-cell>
          <table:table-cell table:number-columns-repeated="2" office:value-type="float" office:value="674" calcext:value-type="float">
            <text:p>674</text:p>
          </table:table-cell>
          <table:table-cell table:number-columns-repeated="2" office:value-type="float" office:value="664" calcext:value-type="float">
            <text:p>664</text:p>
          </table:table-cell>
          <table:table-cell office:value-type="float" office:value="657" calcext:value-type="float">
            <text:p>657</text:p>
          </table:table-cell>
          <table:table-cell office:value-type="float" office:value="651" calcext:value-type="float">
            <text:p>651</text:p>
          </table:table-cell>
          <table:table-cell table:number-columns-repeated="2" office:value-type="float" office:value="648" calcext:value-type="float">
            <text:p>648</text:p>
          </table:table-cell>
          <table:table-cell table:number-columns-repeated="2" office:value-type="float" office:value="626" calcext:value-type="float">
            <text:p>626</text:p>
          </table:table-cell>
          <table:table-cell office:value-type="float" office:value="623" calcext:value-type="float">
            <text:p>623</text:p>
          </table:table-cell>
          <table:table-cell table:number-columns-repeated="2" office:value-type="float" office:value="616" calcext:value-type="float">
            <text:p>616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8.11" calcext:value-type="float">
            <text:p>48,11</text:p>
          </table:table-cell>
          <table:table-cell office:value-type="float" office:value="48.797" calcext:value-type="float">
            <text:p>48,797</text:p>
          </table:table-cell>
          <table:table-cell office:value-type="float" office:value="52.062" calcext:value-type="float">
            <text:p>52,062</text:p>
          </table:table-cell>
          <table:table-cell office:value-type="float" office:value="51.632" calcext:value-type="float">
            <text:p>51,632</text:p>
          </table:table-cell>
          <table:table-cell office:value-type="float" office:value="53.093" calcext:value-type="float">
            <text:p>53,093</text:p>
          </table:table-cell>
          <table:table-cell office:value-type="float" office:value="52.749" calcext:value-type="float">
            <text:p>52,749</text:p>
          </table:table-cell>
          <table:table-cell table:number-columns-repeated="2" office:value-type="float" office:value="52.405" calcext:value-type="float">
            <text:p>52,405</text:p>
          </table:table-cell>
          <table:table-cell office:value-type="float" office:value="51.804" calcext:value-type="float">
            <text:p>51,804</text:p>
          </table:table-cell>
          <table:table-cell office:value-type="float" office:value="51.718" calcext:value-type="float">
            <text:p>51,718</text:p>
          </table:table-cell>
          <table:table-cell office:value-type="float" office:value="51.203" calcext:value-type="float">
            <text:p>51,203</text:p>
          </table:table-cell>
          <table:table-cell table:number-columns-repeated="2" office:value-type="float" office:value="50.515" calcext:value-type="float">
            <text:p>50,515</text:p>
          </table:table-cell>
          <table:table-cell table:number-columns-repeated="2" office:value-type="float" office:value="49.485" calcext:value-type="float">
            <text:p>49,485</text:p>
          </table:table-cell>
          <table:table-cell table:number-columns-repeated="2" office:value-type="float" office:value="49.399" calcext:value-type="float">
            <text:p>49,399</text:p>
          </table:table-cell>
          <table:table-cell table:number-columns-repeated="3" office:value-type="float" office:value="48.797" calcext:value-type="float">
            <text:p>48,797</text:p>
          </table:table-cell>
          <table:table-cell table:number-columns-repeated="2" office:value-type="float" office:value="48.711" calcext:value-type="float">
            <text:p>48,711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51.661" calcext:value-type="float">
            <text:p>51,661</text:p>
          </table:table-cell>
          <table:table-cell office:value-type="float" office:value="52.176" calcext:value-type="float">
            <text:p>52,176</text:p>
          </table:table-cell>
          <table:table-cell office:value-type="float" office:value="54.754" calcext:value-type="float">
            <text:p>54,754</text:p>
          </table:table-cell>
          <table:table-cell office:value-type="float" office:value="54.324" calcext:value-type="float">
            <text:p>54,324</text:p>
          </table:table-cell>
          <table:table-cell office:value-type="float" office:value="55.412" calcext:value-type="float">
            <text:p>55,412</text:p>
          </table:table-cell>
          <table:table-cell office:value-type="float" office:value="55.269" calcext:value-type="float">
            <text:p>55,269</text:p>
          </table:table-cell>
          <table:table-cell table:number-columns-repeated="2" office:value-type="float" office:value="55.04" calcext:value-type="float">
            <text:p>55,04</text:p>
          </table:table-cell>
          <table:table-cell office:value-type="float" office:value="54.525" calcext:value-type="float">
            <text:p>54,525</text:p>
          </table:table-cell>
          <table:table-cell office:value-type="float" office:value="54.381" calcext:value-type="float">
            <text:p>54,381</text:p>
          </table:table-cell>
          <table:table-cell office:value-type="float" office:value="53.952" calcext:value-type="float">
            <text:p>53,952</text:p>
          </table:table-cell>
          <table:table-cell table:number-columns-repeated="2" office:value-type="float" office:value="53.408" calcext:value-type="float">
            <text:p>53,408</text:p>
          </table:table-cell>
          <table:table-cell table:number-columns-repeated="2" office:value-type="float" office:value="52.606" calcext:value-type="float">
            <text:p>52,606</text:p>
          </table:table-cell>
          <table:table-cell table:number-columns-repeated="2" office:value-type="float" office:value="52.577" calcext:value-type="float">
            <text:p>52,577</text:p>
          </table:table-cell>
          <table:table-cell table:number-columns-repeated="3" office:value-type="float" office:value="52.005" calcext:value-type="float">
            <text:p>52,005</text:p>
          </table:table-cell>
          <table:table-cell table:number-columns-repeated="2" office:value-type="float" office:value="51.947" calcext:value-type="float">
            <text:p>51,947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368" calcext:value-type="float">
            <text:p>368</text:p>
          </table:table-cell>
          <table:table-cell office:value-type="float" office:value="434" calcext:value-type="float">
            <text:p>434</text:p>
          </table:table-cell>
          <table:table-cell office:value-type="float" office:value="587" calcext:value-type="float">
            <text:p>587</text:p>
          </table:table-cell>
          <table:table-cell office:value-type="float" office:value="605" calcext:value-type="float">
            <text:p>605</text:p>
          </table:table-cell>
          <table:table-cell office:value-type="float" office:value="687" calcext:value-type="float">
            <text:p>687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667" calcext:value-type="float">
            <text:p>667</text:p>
          </table:table-cell>
          <table:table-cell office:value-type="float" office:value="652" calcext:value-type="float">
            <text:p>652</text:p>
          </table:table-cell>
          <table:table-cell office:value-type="float" office:value="648" calcext:value-type="float">
            <text:p>648</text:p>
          </table:table-cell>
          <table:table-cell office:value-type="float" office:value="642" calcext:value-type="float">
            <text:p>642</text:p>
          </table:table-cell>
          <table:table-cell table:number-columns-repeated="2" office:value-type="float" office:value="616" calcext:value-type="float">
            <text:p>616</text:p>
          </table:table-cell>
          <table:table-cell table:number-columns-repeated="2" office:value-type="float" office:value="581" calcext:value-type="float">
            <text:p>581</text:p>
          </table:table-cell>
          <table:table-cell table:number-columns-repeated="2" office:value-type="float" office:value="573" calcext:value-type="float">
            <text:p>573</text:p>
          </table:table-cell>
          <table:table-cell table:number-columns-repeated="2" office:value-type="float" office:value="545" calcext:value-type="float">
            <text:p>545</text:p>
          </table:table-cell>
          <table:table-cell office:value-type="float" office:value="542" calcext:value-type="float">
            <text:p>542</text:p>
          </table:table-cell>
          <table:table-cell table:number-columns-repeated="2" office:value-type="float" office:value="535" calcext:value-type="float">
            <text:p>535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8.11" calcext:value-type="float">
            <text:p>48,11</text:p>
          </table:table-cell>
          <table:table-cell office:value-type="float" office:value="48.797" calcext:value-type="float">
            <text:p>48,797</text:p>
          </table:table-cell>
          <table:table-cell office:value-type="float" office:value="52.062" calcext:value-type="float">
            <text:p>52,062</text:p>
          </table:table-cell>
          <table:table-cell office:value-type="float" office:value="51.632" calcext:value-type="float">
            <text:p>51,632</text:p>
          </table:table-cell>
          <table:table-cell office:value-type="float" office:value="52.148" calcext:value-type="float">
            <text:p>52,148</text:p>
          </table:table-cell>
          <table:table-cell office:value-type="float" office:value="51.976" calcext:value-type="float">
            <text:p>51,976</text:p>
          </table:table-cell>
          <table:table-cell table:number-columns-repeated="2" office:value-type="float" office:value="51.632" calcext:value-type="float">
            <text:p>51,632</text:p>
          </table:table-cell>
          <table:table-cell office:value-type="float" office:value="51.031" calcext:value-type="float">
            <text:p>51,031</text:p>
          </table:table-cell>
          <table:table-cell office:value-type="float" office:value="50.945" calcext:value-type="float">
            <text:p>50,945</text:p>
          </table:table-cell>
          <table:table-cell office:value-type="float" office:value="50.43" calcext:value-type="float">
            <text:p>50,43</text:p>
          </table:table-cell>
          <table:table-cell table:number-columns-repeated="2" office:value-type="float" office:value="49.656" calcext:value-type="float">
            <text:p>49,656</text:p>
          </table:table-cell>
          <table:table-cell table:number-columns-repeated="2" office:value-type="float" office:value="48.969" calcext:value-type="float">
            <text:p>48,969</text:p>
          </table:table-cell>
          <table:table-cell table:number-columns-repeated="2" office:value-type="float" office:value="48.883" calcext:value-type="float">
            <text:p>48,883</text:p>
          </table:table-cell>
          <table:table-cell table:number-columns-repeated="3" office:value-type="float" office:value="48.797" calcext:value-type="float">
            <text:p>48,797</text:p>
          </table:table-cell>
          <table:table-cell table:number-columns-repeated="2" office:value-type="float" office:value="48.711" calcext:value-type="float">
            <text:p>48,711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51.661" calcext:value-type="float">
            <text:p>51,661</text:p>
          </table:table-cell>
          <table:table-cell office:value-type="float" office:value="52.176" calcext:value-type="float">
            <text:p>52,176</text:p>
          </table:table-cell>
          <table:table-cell office:value-type="float" office:value="54.754" calcext:value-type="float">
            <text:p>54,754</text:p>
          </table:table-cell>
          <table:table-cell office:value-type="float" office:value="54.324" calcext:value-type="float">
            <text:p>54,324</text:p>
          </table:table-cell>
          <table:table-cell office:value-type="float" office:value="54.725" calcext:value-type="float">
            <text:p>54,725</text:p>
          </table:table-cell>
          <table:table-cell office:value-type="float" office:value="54.611" calcext:value-type="float">
            <text:p>54,611</text:p>
          </table:table-cell>
          <table:table-cell table:number-columns-repeated="2" office:value-type="float" office:value="54.381" calcext:value-type="float">
            <text:p>54,381</text:p>
          </table:table-cell>
          <table:table-cell office:value-type="float" office:value="53.866" calcext:value-type="float">
            <text:p>53,866</text:p>
          </table:table-cell>
          <table:table-cell office:value-type="float" office:value="53.723" calcext:value-type="float">
            <text:p>53,723</text:p>
          </table:table-cell>
          <table:table-cell office:value-type="float" office:value="53.293" calcext:value-type="float">
            <text:p>53,293</text:p>
          </table:table-cell>
          <table:table-cell table:number-columns-repeated="2" office:value-type="float" office:value="52.749" calcext:value-type="float">
            <text:p>52,749</text:p>
          </table:table-cell>
          <table:table-cell table:number-columns-repeated="2" office:value-type="float" office:value="52.119" calcext:value-type="float">
            <text:p>52,119</text:p>
          </table:table-cell>
          <table:table-cell table:number-columns-repeated="2" office:value-type="float" office:value="52.09" calcext:value-type="float">
            <text:p>52,09</text:p>
          </table:table-cell>
          <table:table-cell table:number-columns-repeated="3" office:value-type="float" office:value="52.005" calcext:value-type="float">
            <text:p>52,005</text:p>
          </table:table-cell>
          <table:table-cell table:number-columns-repeated="2" office:value-type="float" office:value="51.947" calcext:value-type="float">
            <text:p>51,947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368" calcext:value-type="float">
            <text:p>368</text:p>
          </table:table-cell>
          <table:table-cell office:value-type="float" office:value="434" calcext:value-type="float">
            <text:p>434</text:p>
          </table:table-cell>
          <table:table-cell office:value-type="float" office:value="587" calcext:value-type="float">
            <text:p>587</text:p>
          </table:table-cell>
          <table:table-cell office:value-type="float" office:value="605" calcext:value-type="float">
            <text:p>605</text:p>
          </table:table-cell>
          <table:table-cell office:value-type="float" office:value="651" calcext:value-type="float">
            <text:p>651</text:p>
          </table:table-cell>
          <table:table-cell office:value-type="float" office:value="646" calcext:value-type="float">
            <text:p>646</text:p>
          </table:table-cell>
          <table:table-cell table:number-columns-repeated="2" office:value-type="float" office:value="639" calcext:value-type="float">
            <text:p>639</text:p>
          </table:table-cell>
          <table:table-cell office:value-type="float" office:value="624" calcext:value-type="float">
            <text:p>624</text:p>
          </table:table-cell>
          <table:table-cell office:value-type="float" office:value="620" calcext:value-type="float">
            <text:p>620</text:p>
          </table:table-cell>
          <table:table-cell office:value-type="float" office:value="611" calcext:value-type="float">
            <text:p>611</text:p>
          </table:table-cell>
          <table:table-cell table:number-columns-repeated="2" office:value-type="float" office:value="582" calcext:value-type="float">
            <text:p>582</text:p>
          </table:table-cell>
          <table:table-cell table:number-columns-repeated="2" office:value-type="float" office:value="559" calcext:value-type="float">
            <text:p>559</text:p>
          </table:table-cell>
          <table:table-cell table:number-columns-repeated="2" office:value-type="float" office:value="551" calcext:value-type="float">
            <text:p>551</text:p>
          </table:table-cell>
          <table:table-cell table:number-columns-repeated="2" office:value-type="float" office:value="545" calcext:value-type="float">
            <text:p>545</text:p>
          </table:table-cell>
          <table:table-cell office:value-type="float" office:value="542" calcext:value-type="float">
            <text:p>542</text:p>
          </table:table-cell>
          <table:table-cell table:number-columns-repeated="2" office:value-type="float" office:value="535" calcext:value-type="float">
            <text:p>535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8.11" calcext:value-type="float">
            <text:p>48,11</text:p>
          </table:table-cell>
          <table:table-cell office:value-type="float" office:value="48.797" calcext:value-type="float">
            <text:p>48,797</text:p>
          </table:table-cell>
          <table:table-cell office:value-type="float" office:value="52.062" calcext:value-type="float">
            <text:p>52,062</text:p>
          </table:table-cell>
          <table:table-cell office:value-type="float" office:value="51.632" calcext:value-type="float">
            <text:p>51,632</text:p>
          </table:table-cell>
          <table:table-cell office:value-type="float" office:value="52.148" calcext:value-type="float">
            <text:p>52,148</text:p>
          </table:table-cell>
          <table:table-cell office:value-type="float" office:value="51.976" calcext:value-type="float">
            <text:p>51,976</text:p>
          </table:table-cell>
          <table:table-cell table:number-columns-repeated="2" office:value-type="float" office:value="51.632" calcext:value-type="float">
            <text:p>51,632</text:p>
          </table:table-cell>
          <table:table-cell office:value-type="float" office:value="51.031" calcext:value-type="float">
            <text:p>51,031</text:p>
          </table:table-cell>
          <table:table-cell office:value-type="float" office:value="50.945" calcext:value-type="float">
            <text:p>50,945</text:p>
          </table:table-cell>
          <table:table-cell office:value-type="float" office:value="50.43" calcext:value-type="float">
            <text:p>50,43</text:p>
          </table:table-cell>
          <table:table-cell table:number-columns-repeated="2" office:value-type="float" office:value="49.656" calcext:value-type="float">
            <text:p>49,656</text:p>
          </table:table-cell>
          <table:table-cell table:number-columns-repeated="2" office:value-type="float" office:value="48.969" calcext:value-type="float">
            <text:p>48,969</text:p>
          </table:table-cell>
          <table:table-cell table:number-columns-repeated="2" office:value-type="float" office:value="48.883" calcext:value-type="float">
            <text:p>48,883</text:p>
          </table:table-cell>
          <table:table-cell table:number-columns-repeated="3" office:value-type="float" office:value="48.797" calcext:value-type="float">
            <text:p>48,797</text:p>
          </table:table-cell>
          <table:table-cell table:number-columns-repeated="2" office:value-type="float" office:value="48.711" calcext:value-type="float">
            <text:p>48,711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51.661" calcext:value-type="float">
            <text:p>51,661</text:p>
          </table:table-cell>
          <table:table-cell office:value-type="float" office:value="52.176" calcext:value-type="float">
            <text:p>52,176</text:p>
          </table:table-cell>
          <table:table-cell office:value-type="float" office:value="54.754" calcext:value-type="float">
            <text:p>54,754</text:p>
          </table:table-cell>
          <table:table-cell office:value-type="float" office:value="54.324" calcext:value-type="float">
            <text:p>54,324</text:p>
          </table:table-cell>
          <table:table-cell office:value-type="float" office:value="54.725" calcext:value-type="float">
            <text:p>54,725</text:p>
          </table:table-cell>
          <table:table-cell office:value-type="float" office:value="54.611" calcext:value-type="float">
            <text:p>54,611</text:p>
          </table:table-cell>
          <table:table-cell table:number-columns-repeated="2" office:value-type="float" office:value="54.381" calcext:value-type="float">
            <text:p>54,381</text:p>
          </table:table-cell>
          <table:table-cell office:value-type="float" office:value="53.866" calcext:value-type="float">
            <text:p>53,866</text:p>
          </table:table-cell>
          <table:table-cell office:value-type="float" office:value="53.723" calcext:value-type="float">
            <text:p>53,723</text:p>
          </table:table-cell>
          <table:table-cell office:value-type="float" office:value="53.293" calcext:value-type="float">
            <text:p>53,293</text:p>
          </table:table-cell>
          <table:table-cell table:number-columns-repeated="2" office:value-type="float" office:value="52.749" calcext:value-type="float">
            <text:p>52,749</text:p>
          </table:table-cell>
          <table:table-cell table:number-columns-repeated="2" office:value-type="float" office:value="52.119" calcext:value-type="float">
            <text:p>52,119</text:p>
          </table:table-cell>
          <table:table-cell table:number-columns-repeated="2" office:value-type="float" office:value="52.09" calcext:value-type="float">
            <text:p>52,09</text:p>
          </table:table-cell>
          <table:table-cell table:number-columns-repeated="3" office:value-type="float" office:value="52.005" calcext:value-type="float">
            <text:p>52,005</text:p>
          </table:table-cell>
          <table:table-cell table:number-columns-repeated="2" office:value-type="float" office:value="51.947" calcext:value-type="float">
            <text:p>51,947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368" calcext:value-type="float">
            <text:p>368</text:p>
          </table:table-cell>
          <table:table-cell office:value-type="float" office:value="434" calcext:value-type="float">
            <text:p>434</text:p>
          </table:table-cell>
          <table:table-cell office:value-type="float" office:value="587" calcext:value-type="float">
            <text:p>587</text:p>
          </table:table-cell>
          <table:table-cell office:value-type="float" office:value="605" calcext:value-type="float">
            <text:p>605</text:p>
          </table:table-cell>
          <table:table-cell office:value-type="float" office:value="651" calcext:value-type="float">
            <text:p>651</text:p>
          </table:table-cell>
          <table:table-cell office:value-type="float" office:value="646" calcext:value-type="float">
            <text:p>646</text:p>
          </table:table-cell>
          <table:table-cell table:number-columns-repeated="2" office:value-type="float" office:value="639" calcext:value-type="float">
            <text:p>639</text:p>
          </table:table-cell>
          <table:table-cell office:value-type="float" office:value="624" calcext:value-type="float">
            <text:p>624</text:p>
          </table:table-cell>
          <table:table-cell office:value-type="float" office:value="620" calcext:value-type="float">
            <text:p>620</text:p>
          </table:table-cell>
          <table:table-cell office:value-type="float" office:value="611" calcext:value-type="float">
            <text:p>611</text:p>
          </table:table-cell>
          <table:table-cell table:number-columns-repeated="2" office:value-type="float" office:value="582" calcext:value-type="float">
            <text:p>582</text:p>
          </table:table-cell>
          <table:table-cell table:number-columns-repeated="2" office:value-type="float" office:value="559" calcext:value-type="float">
            <text:p>559</text:p>
          </table:table-cell>
          <table:table-cell table:number-columns-repeated="2" office:value-type="float" office:value="551" calcext:value-type="float">
            <text:p>551</text:p>
          </table:table-cell>
          <table:table-cell table:number-columns-repeated="2" office:value-type="float" office:value="545" calcext:value-type="float">
            <text:p>545</text:p>
          </table:table-cell>
          <table:table-cell office:value-type="float" office:value="542" calcext:value-type="float">
            <text:p>542</text:p>
          </table:table-cell>
          <table:table-cell table:number-columns-repeated="2" office:value-type="float" office:value="535" calcext:value-type="float">
            <text:p>535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8.11" calcext:value-type="float">
            <text:p>48,11</text:p>
          </table:table-cell>
          <table:table-cell office:value-type="float" office:value="48.797" calcext:value-type="float">
            <text:p>48,797</text:p>
          </table:table-cell>
          <table:table-cell office:value-type="float" office:value="52.062" calcext:value-type="float">
            <text:p>52,062</text:p>
          </table:table-cell>
          <table:table-cell office:value-type="float" office:value="51.632" calcext:value-type="float">
            <text:p>51,632</text:p>
          </table:table-cell>
          <table:table-cell office:value-type="float" office:value="51.89" calcext:value-type="float">
            <text:p>51,89</text:p>
          </table:table-cell>
          <table:table-cell office:value-type="float" office:value="51.289" calcext:value-type="float">
            <text:p>51,289</text:p>
          </table:table-cell>
          <table:table-cell table:number-columns-repeated="2" office:value-type="float" office:value="50.945" calcext:value-type="float">
            <text:p>50,945</text:p>
          </table:table-cell>
          <table:table-cell office:value-type="float" office:value="50.344" calcext:value-type="float">
            <text:p>50,344</text:p>
          </table:table-cell>
          <table:table-cell office:value-type="float" office:value="50.172" calcext:value-type="float">
            <text:p>50,172</text:p>
          </table:table-cell>
          <table:table-cell office:value-type="float" office:value="49.742" calcext:value-type="float">
            <text:p>49,742</text:p>
          </table:table-cell>
          <table:table-cell table:number-columns-repeated="2" office:value-type="float" office:value="49.656" calcext:value-type="float">
            <text:p>49,656</text:p>
          </table:table-cell>
          <table:table-cell table:number-columns-repeated="2" office:value-type="float" office:value="48.969" calcext:value-type="float">
            <text:p>48,969</text:p>
          </table:table-cell>
          <table:table-cell table:number-columns-repeated="2" office:value-type="float" office:value="48.883" calcext:value-type="float">
            <text:p>48,883</text:p>
          </table:table-cell>
          <table:table-cell table:number-columns-repeated="3" office:value-type="float" office:value="48.797" calcext:value-type="float">
            <text:p>48,797</text:p>
          </table:table-cell>
          <table:table-cell table:number-columns-repeated="2" office:value-type="float" office:value="48.711" calcext:value-type="float">
            <text:p>48,711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51.661" calcext:value-type="float">
            <text:p>51,661</text:p>
          </table:table-cell>
          <table:table-cell office:value-type="float" office:value="52.176" calcext:value-type="float">
            <text:p>52,176</text:p>
          </table:table-cell>
          <table:table-cell office:value-type="float" office:value="54.754" calcext:value-type="float">
            <text:p>54,754</text:p>
          </table:table-cell>
          <table:table-cell office:value-type="float" office:value="54.324" calcext:value-type="float">
            <text:p>54,324</text:p>
          </table:table-cell>
          <table:table-cell office:value-type="float" office:value="54.496" calcext:value-type="float">
            <text:p>54,496</text:p>
          </table:table-cell>
          <table:table-cell office:value-type="float" office:value="54.038" calcext:value-type="float">
            <text:p>54,038</text:p>
          </table:table-cell>
          <table:table-cell table:number-columns-repeated="2" office:value-type="float" office:value="53.809" calcext:value-type="float">
            <text:p>53,809</text:p>
          </table:table-cell>
          <table:table-cell office:value-type="float" office:value="53.293" calcext:value-type="float">
            <text:p>53,293</text:p>
          </table:table-cell>
          <table:table-cell office:value-type="float" office:value="53.15" calcext:value-type="float">
            <text:p>53,15</text:p>
          </table:table-cell>
          <table:table-cell office:value-type="float" office:value="52.721" calcext:value-type="float">
            <text:p>52,721</text:p>
          </table:table-cell>
          <table:table-cell table:number-columns-repeated="2" office:value-type="float" office:value="52.749" calcext:value-type="float">
            <text:p>52,749</text:p>
          </table:table-cell>
          <table:table-cell table:number-columns-repeated="2" office:value-type="float" office:value="52.119" calcext:value-type="float">
            <text:p>52,119</text:p>
          </table:table-cell>
          <table:table-cell table:number-columns-repeated="2" office:value-type="float" office:value="52.09" calcext:value-type="float">
            <text:p>52,09</text:p>
          </table:table-cell>
          <table:table-cell table:number-columns-repeated="3" office:value-type="float" office:value="52.005" calcext:value-type="float">
            <text:p>52,005</text:p>
          </table:table-cell>
          <table:table-cell table:number-columns-repeated="2" office:value-type="float" office:value="51.947" calcext:value-type="float">
            <text:p>51,947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368" calcext:value-type="float">
            <text:p>368</text:p>
          </table:table-cell>
          <table:table-cell office:value-type="float" office:value="434" calcext:value-type="float">
            <text:p>434</text:p>
          </table:table-cell>
          <table:table-cell office:value-type="float" office:value="587" calcext:value-type="float">
            <text:p>587</text:p>
          </table:table-cell>
          <table:table-cell office:value-type="float" office:value="605" calcext:value-type="float">
            <text:p>605</text:p>
          </table:table-cell>
          <table:table-cell office:value-type="float" office:value="641" calcext:value-type="float">
            <text:p>641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617" calcext:value-type="float">
            <text:p>617</text:p>
          </table:table-cell>
          <table:table-cell office:value-type="float" office:value="602" calcext:value-type="float">
            <text:p>602</text:p>
          </table:table-cell>
          <table:table-cell office:value-type="float" office:value="598" calcext:value-type="float">
            <text:p>598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582" calcext:value-type="float">
            <text:p>582</text:p>
          </table:table-cell>
          <table:table-cell table:number-columns-repeated="2" office:value-type="float" office:value="559" calcext:value-type="float">
            <text:p>559</text:p>
          </table:table-cell>
          <table:table-cell table:number-columns-repeated="2" office:value-type="float" office:value="551" calcext:value-type="float">
            <text:p>551</text:p>
          </table:table-cell>
          <table:table-cell table:number-columns-repeated="2" office:value-type="float" office:value="545" calcext:value-type="float">
            <text:p>545</text:p>
          </table:table-cell>
          <table:table-cell office:value-type="float" office:value="542" calcext:value-type="float">
            <text:p>542</text:p>
          </table:table-cell>
          <table:table-cell table:number-columns-repeated="2" office:value-type="float" office:value="535" calcext:value-type="float">
            <text:p>535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8.11" calcext:value-type="float">
            <text:p>48,11</text:p>
          </table:table-cell>
          <table:table-cell office:value-type="float" office:value="48.797" calcext:value-type="float">
            <text:p>48,797</text:p>
          </table:table-cell>
          <table:table-cell office:value-type="float" office:value="52.062" calcext:value-type="float">
            <text:p>52,062</text:p>
          </table:table-cell>
          <table:table-cell office:value-type="float" office:value="51.632" calcext:value-type="float">
            <text:p>51,632</text:p>
          </table:table-cell>
          <table:table-cell office:value-type="float" office:value="51.289" calcext:value-type="float">
            <text:p>51,289</text:p>
          </table:table-cell>
          <table:table-cell office:value-type="float" office:value="50.258" calcext:value-type="float">
            <text:p>50,258</text:p>
          </table:table-cell>
          <table:table-cell office:value-type="float" office:value="49.914" calcext:value-type="float">
            <text:p>49,914</text:p>
          </table:table-cell>
          <table:table-cell office:value-type="float" office:value="49.485" calcext:value-type="float">
            <text:p>49,485</text:p>
          </table:table-cell>
          <table:table-cell office:value-type="float" office:value="48.883" calcext:value-type="float">
            <text:p>48,883</text:p>
          </table:table-cell>
          <table:table-cell office:value-type="float" office:value="48.797" calcext:value-type="float">
            <text:p>48,797</text:p>
          </table:table-cell>
          <table:table-cell table:number-columns-repeated="5" office:value-type="float" office:value="48.282" calcext:value-type="float">
            <text:p>48,282</text:p>
          </table:table-cell>
          <table:table-cell table:number-columns-repeated="2" office:value-type="float" office:value="48.11" calcext:value-type="float">
            <text:p>48,11</text:p>
          </table:table-cell>
          <table:table-cell table:number-columns-repeated="3" office:value-type="float" office:value="48.024" calcext:value-type="float">
            <text:p>48,024</text:p>
          </table:table-cell>
          <table:table-cell table:number-columns-repeated="2" office:value-type="float" office:value="47.766" calcext:value-type="float">
            <text:p>47,766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51.661" calcext:value-type="float">
            <text:p>51,661</text:p>
          </table:table-cell>
          <table:table-cell office:value-type="float" office:value="52.176" calcext:value-type="float">
            <text:p>52,176</text:p>
          </table:table-cell>
          <table:table-cell office:value-type="float" office:value="54.754" calcext:value-type="float">
            <text:p>54,754</text:p>
          </table:table-cell>
          <table:table-cell office:value-type="float" office:value="54.324" calcext:value-type="float">
            <text:p>54,324</text:p>
          </table:table-cell>
          <table:table-cell office:value-type="float" office:value="53.981" calcext:value-type="float">
            <text:p>53,981</text:p>
          </table:table-cell>
          <table:table-cell office:value-type="float" office:value="53.121" calcext:value-type="float">
            <text:p>53,121</text:p>
          </table:table-cell>
          <table:table-cell office:value-type="float" office:value="52.892" calcext:value-type="float">
            <text:p>52,892</text:p>
          </table:table-cell>
          <table:table-cell office:value-type="float" office:value="52.434" calcext:value-type="float">
            <text:p>52,434</text:p>
          </table:table-cell>
          <table:table-cell office:value-type="float" office:value="51.919" calcext:value-type="float">
            <text:p>51,919</text:p>
          </table:table-cell>
          <table:table-cell office:value-type="float" office:value="51.804" calcext:value-type="float">
            <text:p>51,804</text:p>
          </table:table-cell>
          <table:table-cell office:value-type="float" office:value="51.375" calcext:value-type="float">
            <text:p>51,375</text:p>
          </table:table-cell>
          <table:table-cell table:number-columns-repeated="4" office:value-type="float" office:value="51.403" calcext:value-type="float">
            <text:p>51,403</text:p>
          </table:table-cell>
          <table:table-cell table:number-columns-repeated="2" office:value-type="float" office:value="51.375" calcext:value-type="float">
            <text:p>51,375</text:p>
          </table:table-cell>
          <table:table-cell table:number-columns-repeated="3" office:value-type="float" office:value="51.289" calcext:value-type="float">
            <text:p>51,289</text:p>
          </table:table-cell>
          <table:table-cell table:number-columns-repeated="2" office:value-type="float" office:value="51.145" calcext:value-type="float">
            <text:p>51,145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368" calcext:value-type="float">
            <text:p>368</text:p>
          </table:table-cell>
          <table:table-cell office:value-type="float" office:value="434" calcext:value-type="float">
            <text:p>434</text:p>
          </table:table-cell>
          <table:table-cell office:value-type="float" office:value="587" calcext:value-type="float">
            <text:p>587</text:p>
          </table:table-cell>
          <table:table-cell office:value-type="float" office:value="605" calcext:value-type="float">
            <text:p>605</text:p>
          </table:table-cell>
          <table:table-cell office:value-type="float" office:value="614" calcext:value-type="float">
            <text:p>614</text:p>
          </table:table-cell>
          <table:table-cell office:value-type="float" office:value="587" calcext:value-type="float">
            <text:p>587</text:p>
          </table:table-cell>
          <table:table-cell office:value-type="float" office:value="580" calcext:value-type="float">
            <text:p>580</text:p>
          </table:table-cell>
          <table:table-cell office:value-type="float" office:value="566" calcext:value-type="float">
            <text:p>566</text:p>
          </table:table-cell>
          <table:table-cell office:value-type="float" office:value="551" calcext:value-type="float">
            <text:p>551</text:p>
          </table:table-cell>
          <table:table-cell office:value-type="float" office:value="546" calcext:value-type="float">
            <text:p>546</text:p>
          </table:table-cell>
          <table:table-cell office:value-type="float" office:value="537" calcext:value-type="float">
            <text:p>537</text:p>
          </table:table-cell>
          <table:table-cell table:number-columns-repeated="4" office:value-type="float" office:value="530" calcext:value-type="float">
            <text:p>530</text:p>
          </table:table-cell>
          <table:table-cell table:number-columns-repeated="2" office:value-type="float" office:value="522" calcext:value-type="float">
            <text:p>522</text:p>
          </table:table-cell>
          <table:table-cell table:number-columns-repeated="2" office:value-type="float" office:value="516" calcext:value-type="float">
            <text:p>516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float" office:value="503" calcext:value-type="float">
            <text:p>503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8.11" calcext:value-type="float">
            <text:p>48,11</text:p>
          </table:table-cell>
          <table:table-cell office:value-type="float" office:value="48.797" calcext:value-type="float">
            <text:p>48,797</text:p>
          </table:table-cell>
          <table:table-cell office:value-type="float" office:value="52.062" calcext:value-type="float">
            <text:p>52,062</text:p>
          </table:table-cell>
          <table:table-cell office:value-type="float" office:value="51.632" calcext:value-type="float">
            <text:p>51,632</text:p>
          </table:table-cell>
          <table:table-cell office:value-type="float" office:value="51.289" calcext:value-type="float">
            <text:p>51,289</text:p>
          </table:table-cell>
          <table:table-cell office:value-type="float" office:value="50.258" calcext:value-type="float">
            <text:p>50,258</text:p>
          </table:table-cell>
          <table:table-cell office:value-type="float" office:value="49.914" calcext:value-type="float">
            <text:p>49,914</text:p>
          </table:table-cell>
          <table:table-cell office:value-type="float" office:value="49.485" calcext:value-type="float">
            <text:p>49,485</text:p>
          </table:table-cell>
          <table:table-cell office:value-type="float" office:value="48.883" calcext:value-type="float">
            <text:p>48,883</text:p>
          </table:table-cell>
          <table:table-cell office:value-type="float" office:value="48.797" calcext:value-type="float">
            <text:p>48,797</text:p>
          </table:table-cell>
          <table:table-cell table:number-columns-repeated="5" office:value-type="float" office:value="48.282" calcext:value-type="float">
            <text:p>48,282</text:p>
          </table:table-cell>
          <table:table-cell table:number-columns-repeated="2" office:value-type="float" office:value="48.11" calcext:value-type="float">
            <text:p>48,11</text:p>
          </table:table-cell>
          <table:table-cell table:number-columns-repeated="3" office:value-type="float" office:value="48.024" calcext:value-type="float">
            <text:p>48,024</text:p>
          </table:table-cell>
          <table:table-cell table:number-columns-repeated="2" office:value-type="float" office:value="47.766" calcext:value-type="float">
            <text:p>47,766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51.661" calcext:value-type="float">
            <text:p>51,661</text:p>
          </table:table-cell>
          <table:table-cell office:value-type="float" office:value="52.176" calcext:value-type="float">
            <text:p>52,176</text:p>
          </table:table-cell>
          <table:table-cell office:value-type="float" office:value="54.754" calcext:value-type="float">
            <text:p>54,754</text:p>
          </table:table-cell>
          <table:table-cell office:value-type="float" office:value="54.324" calcext:value-type="float">
            <text:p>54,324</text:p>
          </table:table-cell>
          <table:table-cell office:value-type="float" office:value="53.981" calcext:value-type="float">
            <text:p>53,981</text:p>
          </table:table-cell>
          <table:table-cell office:value-type="float" office:value="53.121" calcext:value-type="float">
            <text:p>53,121</text:p>
          </table:table-cell>
          <table:table-cell office:value-type="float" office:value="52.892" calcext:value-type="float">
            <text:p>52,892</text:p>
          </table:table-cell>
          <table:table-cell office:value-type="float" office:value="52.434" calcext:value-type="float">
            <text:p>52,434</text:p>
          </table:table-cell>
          <table:table-cell office:value-type="float" office:value="51.919" calcext:value-type="float">
            <text:p>51,919</text:p>
          </table:table-cell>
          <table:table-cell office:value-type="float" office:value="51.804" calcext:value-type="float">
            <text:p>51,804</text:p>
          </table:table-cell>
          <table:table-cell office:value-type="float" office:value="51.375" calcext:value-type="float">
            <text:p>51,375</text:p>
          </table:table-cell>
          <table:table-cell table:number-columns-repeated="4" office:value-type="float" office:value="51.403" calcext:value-type="float">
            <text:p>51,403</text:p>
          </table:table-cell>
          <table:table-cell table:number-columns-repeated="2" office:value-type="float" office:value="51.375" calcext:value-type="float">
            <text:p>51,375</text:p>
          </table:table-cell>
          <table:table-cell table:number-columns-repeated="3" office:value-type="float" office:value="51.289" calcext:value-type="float">
            <text:p>51,289</text:p>
          </table:table-cell>
          <table:table-cell table:number-columns-repeated="2" office:value-type="float" office:value="51.145" calcext:value-type="float">
            <text:p>51,145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368" calcext:value-type="float">
            <text:p>368</text:p>
          </table:table-cell>
          <table:table-cell office:value-type="float" office:value="434" calcext:value-type="float">
            <text:p>434</text:p>
          </table:table-cell>
          <table:table-cell office:value-type="float" office:value="587" calcext:value-type="float">
            <text:p>587</text:p>
          </table:table-cell>
          <table:table-cell office:value-type="float" office:value="605" calcext:value-type="float">
            <text:p>605</text:p>
          </table:table-cell>
          <table:table-cell office:value-type="float" office:value="614" calcext:value-type="float">
            <text:p>614</text:p>
          </table:table-cell>
          <table:table-cell office:value-type="float" office:value="587" calcext:value-type="float">
            <text:p>587</text:p>
          </table:table-cell>
          <table:table-cell office:value-type="float" office:value="580" calcext:value-type="float">
            <text:p>580</text:p>
          </table:table-cell>
          <table:table-cell office:value-type="float" office:value="566" calcext:value-type="float">
            <text:p>566</text:p>
          </table:table-cell>
          <table:table-cell office:value-type="float" office:value="551" calcext:value-type="float">
            <text:p>551</text:p>
          </table:table-cell>
          <table:table-cell office:value-type="float" office:value="546" calcext:value-type="float">
            <text:p>546</text:p>
          </table:table-cell>
          <table:table-cell office:value-type="float" office:value="537" calcext:value-type="float">
            <text:p>537</text:p>
          </table:table-cell>
          <table:table-cell table:number-columns-repeated="4" office:value-type="float" office:value="530" calcext:value-type="float">
            <text:p>530</text:p>
          </table:table-cell>
          <table:table-cell table:number-columns-repeated="2" office:value-type="float" office:value="522" calcext:value-type="float">
            <text:p>522</text:p>
          </table:table-cell>
          <table:table-cell table:number-columns-repeated="2" office:value-type="float" office:value="516" calcext:value-type="float">
            <text:p>516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float" office:value="503" calcext:value-type="float">
            <text:p>503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8.11" calcext:value-type="float">
            <text:p>48,11</text:p>
          </table:table-cell>
          <table:table-cell office:value-type="float" office:value="48.797" calcext:value-type="float">
            <text:p>48,797</text:p>
          </table:table-cell>
          <table:table-cell office:value-type="float" office:value="52.062" calcext:value-type="float">
            <text:p>52,062</text:p>
          </table:table-cell>
          <table:table-cell office:value-type="float" office:value="51.632" calcext:value-type="float">
            <text:p>51,632</text:p>
          </table:table-cell>
          <table:table-cell office:value-type="float" office:value="50.687" calcext:value-type="float">
            <text:p>50,687</text:p>
          </table:table-cell>
          <table:table-cell office:value-type="float" office:value="50.086" calcext:value-type="float">
            <text:p>50,086</text:p>
          </table:table-cell>
          <table:table-cell office:value-type="float" office:value="49.742" calcext:value-type="float">
            <text:p>49,742</text:p>
          </table:table-cell>
          <table:table-cell office:value-type="float" office:value="49.227" calcext:value-type="float">
            <text:p>49,227</text:p>
          </table:table-cell>
          <table:table-cell table:number-columns-repeated="2" office:value-type="float" office:value="48.625" calcext:value-type="float">
            <text:p>48,625</text:p>
          </table:table-cell>
          <table:table-cell table:number-columns-repeated="5" office:value-type="float" office:value="48.11" calcext:value-type="float">
            <text:p>48,11</text:p>
          </table:table-cell>
          <table:table-cell table:number-columns-repeated="5" office:value-type="float" office:value="48.024" calcext:value-type="float">
            <text:p>48,024</text:p>
          </table:table-cell>
          <table:table-cell table:number-columns-repeated="2" office:value-type="float" office:value="47.766" calcext:value-type="float">
            <text:p>47,766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51.661" calcext:value-type="float">
            <text:p>51,661</text:p>
          </table:table-cell>
          <table:table-cell office:value-type="float" office:value="52.176" calcext:value-type="float">
            <text:p>52,176</text:p>
          </table:table-cell>
          <table:table-cell office:value-type="float" office:value="54.754" calcext:value-type="float">
            <text:p>54,754</text:p>
          </table:table-cell>
          <table:table-cell office:value-type="float" office:value="54.324" calcext:value-type="float">
            <text:p>54,324</text:p>
          </table:table-cell>
          <table:table-cell office:value-type="float" office:value="53.436" calcext:value-type="float">
            <text:p>53,436</text:p>
          </table:table-cell>
          <table:table-cell office:value-type="float" office:value="52.921" calcext:value-type="float">
            <text:p>52,921</text:p>
          </table:table-cell>
          <table:table-cell office:value-type="float" office:value="52.692" calcext:value-type="float">
            <text:p>52,692</text:p>
          </table:table-cell>
          <table:table-cell office:value-type="float" office:value="52.234" calcext:value-type="float">
            <text:p>52,234</text:p>
          </table:table-cell>
          <table:table-cell table:number-columns-repeated="2" office:value-type="float" office:value="51.718" calcext:value-type="float">
            <text:p>51,718</text:p>
          </table:table-cell>
          <table:table-cell office:value-type="float" office:value="51.289" calcext:value-type="float">
            <text:p>51,289</text:p>
          </table:table-cell>
          <table:table-cell table:number-columns-repeated="4" office:value-type="float" office:value="51.317" calcext:value-type="float">
            <text:p>51,317</text:p>
          </table:table-cell>
          <table:table-cell table:number-columns-repeated="5" office:value-type="float" office:value="51.289" calcext:value-type="float">
            <text:p>51,289</text:p>
          </table:table-cell>
          <table:table-cell table:number-columns-repeated="2" office:value-type="float" office:value="51.145" calcext:value-type="float">
            <text:p>51,145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368" calcext:value-type="float">
            <text:p>368</text:p>
          </table:table-cell>
          <table:table-cell office:value-type="float" office:value="434" calcext:value-type="float">
            <text:p>434</text:p>
          </table:table-cell>
          <table:table-cell office:value-type="float" office:value="587" calcext:value-type="float">
            <text:p>587</text:p>
          </table:table-cell>
          <table:table-cell office:value-type="float" office:value="605" calcext:value-type="float">
            <text:p>605</text:p>
          </table:table-cell>
          <table:table-cell office:value-type="float" office:value="591" calcext:value-type="float">
            <text:p>591</text:p>
          </table:table-cell>
          <table:table-cell office:value-type="float" office:value="576" calcext:value-type="float">
            <text:p>576</text:p>
          </table:table-cell>
          <table:table-cell office:value-type="float" office:value="569" calcext:value-type="float">
            <text:p>569</text:p>
          </table:table-cell>
          <table:table-cell office:value-type="float" office:value="555" calcext:value-type="float">
            <text:p>555</text:p>
          </table:table-cell>
          <table:table-cell table:number-columns-repeated="2" office:value-type="float" office:value="540" calcext:value-type="float">
            <text:p>540</text:p>
          </table:table-cell>
          <table:table-cell office:value-type="float" office:value="531" calcext:value-type="float">
            <text:p>531</text:p>
          </table:table-cell>
          <table:table-cell table:number-columns-repeated="4" office:value-type="float" office:value="524" calcext:value-type="float">
            <text:p>524</text:p>
          </table:table-cell>
          <table:table-cell table:number-columns-repeated="4" office:value-type="float" office:value="516" calcext:value-type="float">
            <text:p>516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float" office:value="503" calcext:value-type="float">
            <text:p>503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8.11" calcext:value-type="float">
            <text:p>48,11</text:p>
          </table:table-cell>
          <table:table-cell office:value-type="float" office:value="48.797" calcext:value-type="float">
            <text:p>48,797</text:p>
          </table:table-cell>
          <table:table-cell office:value-type="float" office:value="52.062" calcext:value-type="float">
            <text:p>52,062</text:p>
          </table:table-cell>
          <table:table-cell office:value-type="float" office:value="51.632" calcext:value-type="float">
            <text:p>51,632</text:p>
          </table:table-cell>
          <table:table-cell office:value-type="float" office:value="50.687" calcext:value-type="float">
            <text:p>50,687</text:p>
          </table:table-cell>
          <table:table-cell office:value-type="float" office:value="50.086" calcext:value-type="float">
            <text:p>50,086</text:p>
          </table:table-cell>
          <table:table-cell office:value-type="float" office:value="49.742" calcext:value-type="float">
            <text:p>49,742</text:p>
          </table:table-cell>
          <table:table-cell office:value-type="float" office:value="49.227" calcext:value-type="float">
            <text:p>49,227</text:p>
          </table:table-cell>
          <table:table-cell table:number-columns-repeated="2" office:value-type="float" office:value="48.625" calcext:value-type="float">
            <text:p>48,625</text:p>
          </table:table-cell>
          <table:table-cell table:number-columns-repeated="5" office:value-type="float" office:value="48.11" calcext:value-type="float">
            <text:p>48,11</text:p>
          </table:table-cell>
          <table:table-cell table:number-columns-repeated="5" office:value-type="float" office:value="48.024" calcext:value-type="float">
            <text:p>48,024</text:p>
          </table:table-cell>
          <table:table-cell table:number-columns-repeated="2" office:value-type="float" office:value="47.766" calcext:value-type="float">
            <text:p>47,766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51.661" calcext:value-type="float">
            <text:p>51,661</text:p>
          </table:table-cell>
          <table:table-cell office:value-type="float" office:value="52.176" calcext:value-type="float">
            <text:p>52,176</text:p>
          </table:table-cell>
          <table:table-cell office:value-type="float" office:value="54.754" calcext:value-type="float">
            <text:p>54,754</text:p>
          </table:table-cell>
          <table:table-cell office:value-type="float" office:value="54.324" calcext:value-type="float">
            <text:p>54,324</text:p>
          </table:table-cell>
          <table:table-cell office:value-type="float" office:value="53.436" calcext:value-type="float">
            <text:p>53,436</text:p>
          </table:table-cell>
          <table:table-cell office:value-type="float" office:value="52.921" calcext:value-type="float">
            <text:p>52,921</text:p>
          </table:table-cell>
          <table:table-cell office:value-type="float" office:value="52.692" calcext:value-type="float">
            <text:p>52,692</text:p>
          </table:table-cell>
          <table:table-cell office:value-type="float" office:value="52.234" calcext:value-type="float">
            <text:p>52,234</text:p>
          </table:table-cell>
          <table:table-cell table:number-columns-repeated="2" office:value-type="float" office:value="51.718" calcext:value-type="float">
            <text:p>51,718</text:p>
          </table:table-cell>
          <table:table-cell office:value-type="float" office:value="51.289" calcext:value-type="float">
            <text:p>51,289</text:p>
          </table:table-cell>
          <table:table-cell table:number-columns-repeated="4" office:value-type="float" office:value="51.317" calcext:value-type="float">
            <text:p>51,317</text:p>
          </table:table-cell>
          <table:table-cell table:number-columns-repeated="5" office:value-type="float" office:value="51.289" calcext:value-type="float">
            <text:p>51,289</text:p>
          </table:table-cell>
          <table:table-cell table:number-columns-repeated="2" office:value-type="float" office:value="51.145" calcext:value-type="float">
            <text:p>51,145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368" calcext:value-type="float">
            <text:p>368</text:p>
          </table:table-cell>
          <table:table-cell office:value-type="float" office:value="434" calcext:value-type="float">
            <text:p>434</text:p>
          </table:table-cell>
          <table:table-cell office:value-type="float" office:value="587" calcext:value-type="float">
            <text:p>587</text:p>
          </table:table-cell>
          <table:table-cell office:value-type="float" office:value="605" calcext:value-type="float">
            <text:p>605</text:p>
          </table:table-cell>
          <table:table-cell office:value-type="float" office:value="591" calcext:value-type="float">
            <text:p>591</text:p>
          </table:table-cell>
          <table:table-cell office:value-type="float" office:value="576" calcext:value-type="float">
            <text:p>576</text:p>
          </table:table-cell>
          <table:table-cell office:value-type="float" office:value="569" calcext:value-type="float">
            <text:p>569</text:p>
          </table:table-cell>
          <table:table-cell office:value-type="float" office:value="555" calcext:value-type="float">
            <text:p>555</text:p>
          </table:table-cell>
          <table:table-cell table:number-columns-repeated="2" office:value-type="float" office:value="540" calcext:value-type="float">
            <text:p>540</text:p>
          </table:table-cell>
          <table:table-cell office:value-type="float" office:value="531" calcext:value-type="float">
            <text:p>531</text:p>
          </table:table-cell>
          <table:table-cell table:number-columns-repeated="4" office:value-type="float" office:value="524" calcext:value-type="float">
            <text:p>524</text:p>
          </table:table-cell>
          <table:table-cell table:number-columns-repeated="4" office:value-type="float" office:value="516" calcext:value-type="float">
            <text:p>516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float" office:value="503" calcext:value-type="float">
            <text:p>503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8.11" calcext:value-type="float">
            <text:p>48,11</text:p>
          </table:table-cell>
          <table:table-cell office:value-type="float" office:value="48.797" calcext:value-type="float">
            <text:p>48,797</text:p>
          </table:table-cell>
          <table:table-cell office:value-type="float" office:value="52.062" calcext:value-type="float">
            <text:p>52,062</text:p>
          </table:table-cell>
          <table:table-cell office:value-type="float" office:value="51.546" calcext:value-type="float">
            <text:p>51,546</text:p>
          </table:table-cell>
          <table:table-cell office:value-type="float" office:value="50.601" calcext:value-type="float">
            <text:p>50,601</text:p>
          </table:table-cell>
          <table:table-cell office:value-type="float" office:value="50" calcext:value-type="float">
            <text:p>50</text:p>
          </table:table-cell>
          <table:table-cell office:value-type="float" office:value="49.57" calcext:value-type="float">
            <text:p>49,57</text:p>
          </table:table-cell>
          <table:table-cell office:value-type="float" office:value="49.055" calcext:value-type="float">
            <text:p>49,055</text:p>
          </table:table-cell>
          <table:table-cell office:value-type="float" office:value="48.368" calcext:value-type="float">
            <text:p>48,368</text:p>
          </table:table-cell>
          <table:table-cell office:value-type="float" office:value="48.282" calcext:value-type="float">
            <text:p>48,282</text:p>
          </table:table-cell>
          <table:table-cell table:number-columns-repeated="10" office:value-type="float" office:value="47.68" calcext:value-type="float">
            <text:p>47,68</text:p>
          </table:table-cell>
          <table:table-cell table:number-columns-repeated="2" office:value-type="float" office:value="47.423" calcext:value-type="float">
            <text:p>47,423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51.661" calcext:value-type="float">
            <text:p>51,661</text:p>
          </table:table-cell>
          <table:table-cell office:value-type="float" office:value="52.176" calcext:value-type="float">
            <text:p>52,176</text:p>
          </table:table-cell>
          <table:table-cell office:value-type="float" office:value="54.754" calcext:value-type="float">
            <text:p>54,754</text:p>
          </table:table-cell>
          <table:table-cell office:value-type="float" office:value="54.381" calcext:value-type="float">
            <text:p>54,381</text:p>
          </table:table-cell>
          <table:table-cell office:value-type="float" office:value="53.494" calcext:value-type="float">
            <text:p>53,494</text:p>
          </table:table-cell>
          <table:table-cell office:value-type="float" office:value="52.978" calcext:value-type="float">
            <text:p>52,978</text:p>
          </table:table-cell>
          <table:table-cell office:value-type="float" office:value="52.749" calcext:value-type="float">
            <text:p>52,749</text:p>
          </table:table-cell>
          <table:table-cell office:value-type="float" office:value="52.205" calcext:value-type="float">
            <text:p>52,205</text:p>
          </table:table-cell>
          <table:table-cell office:value-type="float" office:value="51.518" calcext:value-type="float">
            <text:p>51,518</text:p>
          </table:table-cell>
          <table:table-cell office:value-type="float" office:value="51.375" calcext:value-type="float">
            <text:p>51,375</text:p>
          </table:table-cell>
          <table:table-cell office:value-type="float" office:value="50.945" calcext:value-type="float">
            <text:p>50,945</text:p>
          </table:table-cell>
          <table:table-cell table:number-columns-repeated="4" office:value-type="float" office:value="50.974" calcext:value-type="float">
            <text:p>50,974</text:p>
          </table:table-cell>
          <table:table-cell table:number-columns-repeated="5" office:value-type="float" office:value="50.945" calcext:value-type="float">
            <text:p>50,945</text:p>
          </table:table-cell>
          <table:table-cell table:number-columns-repeated="2" office:value-type="float" office:value="50.802" calcext:value-type="float">
            <text:p>50,802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368" calcext:value-type="float">
            <text:p>368</text:p>
          </table:table-cell>
          <table:table-cell office:value-type="float" office:value="434" calcext:value-type="float">
            <text:p>434</text:p>
          </table:table-cell>
          <table:table-cell office:value-type="float" office:value="587" calcext:value-type="float">
            <text:p>587</text:p>
          </table:table-cell>
          <table:table-cell office:value-type="float" office:value="582" calcext:value-type="float">
            <text:p>582</text:p>
          </table:table-cell>
          <table:table-cell office:value-type="float" office:value="568" calcext:value-type="float">
            <text:p>568</text:p>
          </table:table-cell>
          <table:table-cell office:value-type="float" office:value="553" calcext:value-type="float">
            <text:p>553</text:p>
          </table:table-cell>
          <table:table-cell office:value-type="float" office:value="546" calcext:value-type="float">
            <text:p>546</text:p>
          </table:table-cell>
          <table:table-cell office:value-type="float" office:value="526" calcext:value-type="float">
            <text:p>526</text:p>
          </table:table-cell>
          <table:table-cell office:value-type="float" office:value="508" calcext:value-type="float">
            <text:p>508</text:p>
          </table:table-cell>
          <table:table-cell office:value-type="float" office:value="501" calcext:value-type="float">
            <text:p>501</text:p>
          </table:table-cell>
          <table:table-cell office:value-type="float" office:value="492" calcext:value-type="float">
            <text:p>492</text:p>
          </table:table-cell>
          <table:table-cell table:number-columns-repeated="4" office:value-type="float" office:value="485" calcext:value-type="float">
            <text:p>485</text:p>
          </table:table-cell>
          <table:table-cell table:number-columns-repeated="4" office:value-type="float" office:value="477" calcext:value-type="float">
            <text:p>477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float" office:value="464" calcext:value-type="float">
            <text:p>464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8.11" calcext:value-type="float">
            <text:p>48,11</text:p>
          </table:table-cell>
          <table:table-cell office:value-type="float" office:value="48.797" calcext:value-type="float">
            <text:p>48,797</text:p>
          </table:table-cell>
          <table:table-cell office:value-type="float" office:value="52.062" calcext:value-type="float">
            <text:p>52,062</text:p>
          </table:table-cell>
          <table:table-cell office:value-type="float" office:value="51.632" calcext:value-type="float">
            <text:p>51,632</text:p>
          </table:table-cell>
          <table:table-cell office:value-type="float" office:value="50.687" calcext:value-type="float">
            <text:p>50,687</text:p>
          </table:table-cell>
          <table:table-cell office:value-type="float" office:value="50" calcext:value-type="float">
            <text:p>50</text:p>
          </table:table-cell>
          <table:table-cell office:value-type="float" office:value="49.57" calcext:value-type="float">
            <text:p>49,57</text:p>
          </table:table-cell>
          <table:table-cell office:value-type="float" office:value="49.055" calcext:value-type="float">
            <text:p>49,055</text:p>
          </table:table-cell>
          <table:table-cell office:value-type="float" office:value="48.368" calcext:value-type="float">
            <text:p>48,368</text:p>
          </table:table-cell>
          <table:table-cell office:value-type="float" office:value="48.282" calcext:value-type="float">
            <text:p>48,282</text:p>
          </table:table-cell>
          <table:table-cell table:number-columns-repeated="10" office:value-type="float" office:value="47.68" calcext:value-type="float">
            <text:p>47,68</text:p>
          </table:table-cell>
          <table:table-cell table:number-columns-repeated="2" office:value-type="float" office:value="47.423" calcext:value-type="float">
            <text:p>47,423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51.661" calcext:value-type="float">
            <text:p>51,661</text:p>
          </table:table-cell>
          <table:table-cell office:value-type="float" office:value="52.176" calcext:value-type="float">
            <text:p>52,176</text:p>
          </table:table-cell>
          <table:table-cell office:value-type="float" office:value="54.754" calcext:value-type="float">
            <text:p>54,754</text:p>
          </table:table-cell>
          <table:table-cell office:value-type="float" office:value="54.41" calcext:value-type="float">
            <text:p>54,41</text:p>
          </table:table-cell>
          <table:table-cell office:value-type="float" office:value="53.522" calcext:value-type="float">
            <text:p>53,522</text:p>
          </table:table-cell>
          <table:table-cell office:value-type="float" office:value="53.007" calcext:value-type="float">
            <text:p>53,007</text:p>
          </table:table-cell>
          <table:table-cell office:value-type="float" office:value="52.749" calcext:value-type="float">
            <text:p>52,749</text:p>
          </table:table-cell>
          <table:table-cell office:value-type="float" office:value="52.205" calcext:value-type="float">
            <text:p>52,205</text:p>
          </table:table-cell>
          <table:table-cell office:value-type="float" office:value="51.518" calcext:value-type="float">
            <text:p>51,518</text:p>
          </table:table-cell>
          <table:table-cell office:value-type="float" office:value="51.375" calcext:value-type="float">
            <text:p>51,375</text:p>
          </table:table-cell>
          <table:table-cell office:value-type="float" office:value="50.945" calcext:value-type="float">
            <text:p>50,945</text:p>
          </table:table-cell>
          <table:table-cell table:number-columns-repeated="4" office:value-type="float" office:value="50.974" calcext:value-type="float">
            <text:p>50,974</text:p>
          </table:table-cell>
          <table:table-cell table:number-columns-repeated="5" office:value-type="float" office:value="50.945" calcext:value-type="float">
            <text:p>50,945</text:p>
          </table:table-cell>
          <table:table-cell table:number-columns-repeated="2" office:value-type="float" office:value="50.802" calcext:value-type="float">
            <text:p>50,802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368" calcext:value-type="float">
            <text:p>368</text:p>
          </table:table-cell>
          <table:table-cell office:value-type="float" office:value="434" calcext:value-type="float">
            <text:p>434</text:p>
          </table:table-cell>
          <table:table-cell office:value-type="float" office:value="587" calcext:value-type="float">
            <text:p>587</text:p>
          </table:table-cell>
          <table:table-cell office:value-type="float" office:value="581" calcext:value-type="float">
            <text:p>581</text:p>
          </table:table-cell>
          <table:table-cell office:value-type="float" office:value="567" calcext:value-type="float">
            <text:p>567</text:p>
          </table:table-cell>
          <table:table-cell office:value-type="float" office:value="552" calcext:value-type="float">
            <text:p>552</text:p>
          </table:table-cell>
          <table:table-cell office:value-type="float" office:value="546" calcext:value-type="float">
            <text:p>546</text:p>
          </table:table-cell>
          <table:table-cell office:value-type="float" office:value="526" calcext:value-type="float">
            <text:p>526</text:p>
          </table:table-cell>
          <table:table-cell office:value-type="float" office:value="508" calcext:value-type="float">
            <text:p>508</text:p>
          </table:table-cell>
          <table:table-cell office:value-type="float" office:value="501" calcext:value-type="float">
            <text:p>501</text:p>
          </table:table-cell>
          <table:table-cell office:value-type="float" office:value="492" calcext:value-type="float">
            <text:p>492</text:p>
          </table:table-cell>
          <table:table-cell table:number-columns-repeated="4" office:value-type="float" office:value="485" calcext:value-type="float">
            <text:p>485</text:p>
          </table:table-cell>
          <table:table-cell table:number-columns-repeated="4" office:value-type="float" office:value="477" calcext:value-type="float">
            <text:p>477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float" office:value="464" calcext:value-type="float">
            <text:p>464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8.11" calcext:value-type="float">
            <text:p>48,11</text:p>
          </table:table-cell>
          <table:table-cell office:value-type="float" office:value="48.797" calcext:value-type="float">
            <text:p>48,797</text:p>
          </table:table-cell>
          <table:table-cell office:value-type="float" office:value="50.945" calcext:value-type="float">
            <text:p>50,945</text:p>
          </table:table-cell>
          <table:table-cell office:value-type="float" office:value="50.515" calcext:value-type="float">
            <text:p>50,515</text:p>
          </table:table-cell>
          <table:table-cell office:value-type="float" office:value="49.914" calcext:value-type="float">
            <text:p>49,914</text:p>
          </table:table-cell>
          <table:table-cell office:value-type="float" office:value="49.055" calcext:value-type="float">
            <text:p>49,055</text:p>
          </table:table-cell>
          <table:table-cell office:value-type="float" office:value="48.54" calcext:value-type="float">
            <text:p>48,54</text:p>
          </table:table-cell>
          <table:table-cell office:value-type="float" office:value="47.852" calcext:value-type="float">
            <text:p>47,852</text:p>
          </table:table-cell>
          <table:table-cell office:value-type="float" office:value="46.993" calcext:value-type="float">
            <text:p>46,993</text:p>
          </table:table-cell>
          <table:table-cell office:value-type="float" office:value="46.564" calcext:value-type="float">
            <text:p>46,564</text:p>
          </table:table-cell>
          <table:table-cell table:number-columns-repeated="4" office:value-type="float" office:value="46.134" calcext:value-type="float">
            <text:p>46,134</text:p>
          </table:table-cell>
          <table:table-cell office:value-type="float" office:value="45.103" calcext:value-type="float">
            <text:p>45,103</text:p>
          </table:table-cell>
          <table:table-cell table:number-columns-repeated="5" office:value-type="float" office:value="45.017" calcext:value-type="float">
            <text:p>45,017</text:p>
          </table:table-cell>
          <table:table-cell table:number-columns-repeated="2" office:value-type="float" office:value="44.845" calcext:value-type="float">
            <text:p>44,845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51.661" calcext:value-type="float">
            <text:p>51,661</text:p>
          </table:table-cell>
          <table:table-cell office:value-type="float" office:value="52.176" calcext:value-type="float">
            <text:p>52,176</text:p>
          </table:table-cell>
          <table:table-cell office:value-type="float" office:value="54.066" calcext:value-type="float">
            <text:p>54,066</text:p>
          </table:table-cell>
          <table:table-cell office:value-type="float" office:value="53.723" calcext:value-type="float">
            <text:p>53,723</text:p>
          </table:table-cell>
          <table:table-cell office:value-type="float" office:value="53.064" calcext:value-type="float">
            <text:p>53,064</text:p>
          </table:table-cell>
          <table:table-cell office:value-type="float" office:value="52.262" calcext:value-type="float">
            <text:p>52,262</text:p>
          </table:table-cell>
          <table:table-cell office:value-type="float" office:value="51.947" calcext:value-type="float">
            <text:p>51,947</text:p>
          </table:table-cell>
          <table:table-cell office:value-type="float" office:value="51.231" calcext:value-type="float">
            <text:p>51,231</text:p>
          </table:table-cell>
          <table:table-cell office:value-type="float" office:value="50.544" calcext:value-type="float">
            <text:p>50,544</text:p>
          </table:table-cell>
          <table:table-cell office:value-type="float" office:value="49.943" calcext:value-type="float">
            <text:p>49,943</text:p>
          </table:table-cell>
          <table:table-cell table:number-columns-repeated="4" office:value-type="float" office:value="49.628" calcext:value-type="float">
            <text:p>49,628</text:p>
          </table:table-cell>
          <table:table-cell office:value-type="float" office:value="48.826" calcext:value-type="float">
            <text:p>48,826</text:p>
          </table:table-cell>
          <table:table-cell table:number-columns-repeated="5" office:value-type="float" office:value="48.797" calcext:value-type="float">
            <text:p>48,797</text:p>
          </table:table-cell>
          <table:table-cell table:number-columns-repeated="2" office:value-type="float" office:value="48.654" calcext:value-type="float">
            <text:p>48,654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368" calcext:value-type="float">
            <text:p>368</text:p>
          </table:table-cell>
          <table:table-cell office:value-type="float" office:value="434" calcext:value-type="float">
            <text:p>434</text:p>
          </table:table-cell>
          <table:table-cell office:value-type="float" office:value="536" calcext:value-type="float">
            <text:p>536</text:p>
          </table:table-cell>
          <table:table-cell office:value-type="float" office:value="530" calcext:value-type="float">
            <text:p>530</text:p>
          </table:table-cell>
          <table:table-cell office:value-type="float" office:value="520" calcext:value-type="float">
            <text:p>520</text:p>
          </table:table-cell>
          <table:table-cell office:value-type="float" office:value="500" calcext:value-type="float">
            <text:p>500</text:p>
          </table:table-cell>
          <table:table-cell office:value-type="float" office:value="493" calcext:value-type="float">
            <text:p>493</text:p>
          </table:table-cell>
          <table:table-cell office:value-type="float" office:value="470" calcext:value-type="float">
            <text:p>470</text:p>
          </table:table-cell>
          <table:table-cell office:value-type="float" office:value="452" calcext:value-type="float">
            <text:p>452</text:p>
          </table:table-cell>
          <table:table-cell office:value-type="float" office:value="434" calcext:value-type="float">
            <text:p>434</text:p>
          </table:table-cell>
          <table:table-cell table:number-columns-repeated="4" office:value-type="float" office:value="421" calcext:value-type="float">
            <text:p>421</text:p>
          </table:table-cell>
          <table:table-cell office:value-type="float" office:value="398" calcext:value-type="float">
            <text:p>398</text:p>
          </table:table-cell>
          <table:table-cell table:number-columns-repeated="4" office:value-type="float" office:value="390" calcext:value-type="float">
            <text:p>390</text:p>
          </table:table-cell>
          <table:table-cell office:value-type="float" office:value="387" calcext:value-type="float">
            <text:p>387</text:p>
          </table:table-cell>
          <table:table-cell table:number-columns-repeated="2" office:value-type="float" office:value="377" calcext:value-type="float">
            <text:p>377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8.11" calcext:value-type="float">
            <text:p>48,11</text:p>
          </table:table-cell>
          <table:table-cell office:value-type="float" office:value="48.797" calcext:value-type="float">
            <text:p>48,797</text:p>
          </table:table-cell>
          <table:table-cell office:value-type="float" office:value="50.687" calcext:value-type="float">
            <text:p>50,687</text:p>
          </table:table-cell>
          <table:table-cell office:value-type="float" office:value="50.258" calcext:value-type="float">
            <text:p>50,258</text:p>
          </table:table-cell>
          <table:table-cell office:value-type="float" office:value="49.313" calcext:value-type="float">
            <text:p>49,313</text:p>
          </table:table-cell>
          <table:table-cell office:value-type="float" office:value="48.368" calcext:value-type="float">
            <text:p>48,368</text:p>
          </table:table-cell>
          <table:table-cell office:value-type="float" office:value="47.852" calcext:value-type="float">
            <text:p>47,852</text:p>
          </table:table-cell>
          <table:table-cell office:value-type="float" office:value="47.165" calcext:value-type="float">
            <text:p>47,165</text:p>
          </table:table-cell>
          <table:table-cell office:value-type="float" office:value="46.478" calcext:value-type="float">
            <text:p>46,478</text:p>
          </table:table-cell>
          <table:table-cell office:value-type="float" office:value="45.876" calcext:value-type="float">
            <text:p>45,876</text:p>
          </table:table-cell>
          <table:table-cell table:number-columns-repeated="4" office:value-type="float" office:value="45.619" calcext:value-type="float">
            <text:p>45,619</text:p>
          </table:table-cell>
          <table:table-cell office:value-type="float" office:value="44.588" calcext:value-type="float">
            <text:p>44,588</text:p>
          </table:table-cell>
          <table:table-cell table:number-columns-repeated="5" office:value-type="float" office:value="44.502" calcext:value-type="float">
            <text:p>44,502</text:p>
          </table:table-cell>
          <table:table-cell table:number-columns-repeated="2" office:value-type="float" office:value="43.986" calcext:value-type="float">
            <text:p>43,986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51.661" calcext:value-type="float">
            <text:p>51,661</text:p>
          </table:table-cell>
          <table:table-cell office:value-type="float" office:value="52.176" calcext:value-type="float">
            <text:p>52,176</text:p>
          </table:table-cell>
          <table:table-cell office:value-type="float" office:value="53.723" calcext:value-type="float">
            <text:p>53,723</text:p>
          </table:table-cell>
          <table:table-cell office:value-type="float" office:value="53.379" calcext:value-type="float">
            <text:p>53,379</text:p>
          </table:table-cell>
          <table:table-cell office:value-type="float" office:value="52.52" calcext:value-type="float">
            <text:p>52,52</text:p>
          </table:table-cell>
          <table:table-cell office:value-type="float" office:value="51.718" calcext:value-type="float">
            <text:p>51,718</text:p>
          </table:table-cell>
          <table:table-cell office:value-type="float" office:value="51.317" calcext:value-type="float">
            <text:p>51,317</text:p>
          </table:table-cell>
          <table:table-cell office:value-type="float" office:value="50.687" calcext:value-type="float">
            <text:p>50,687</text:p>
          </table:table-cell>
          <table:table-cell office:value-type="float" office:value="50" calcext:value-type="float">
            <text:p>50</text:p>
          </table:table-cell>
          <table:table-cell office:value-type="float" office:value="49.399" calcext:value-type="float">
            <text:p>49,399</text:p>
          </table:table-cell>
          <table:table-cell table:number-columns-repeated="4" office:value-type="float" office:value="49.084" calcext:value-type="float">
            <text:p>49,084</text:p>
          </table:table-cell>
          <table:table-cell office:value-type="float" office:value="48.282" calcext:value-type="float">
            <text:p>48,282</text:p>
          </table:table-cell>
          <table:table-cell table:number-columns-repeated="5" office:value-type="float" office:value="48.253" calcext:value-type="float">
            <text:p>48,253</text:p>
          </table:table-cell>
          <table:table-cell table:number-columns-repeated="2" office:value-type="float" office:value="47.824" calcext:value-type="float">
            <text:p>47,824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368" calcext:value-type="float">
            <text:p>368</text:p>
          </table:table-cell>
          <table:table-cell office:value-type="float" office:value="434" calcext:value-type="float">
            <text:p>434</text:p>
          </table:table-cell>
          <table:table-cell office:value-type="float" office:value="515" calcext:value-type="float">
            <text:p>515</text:p>
          </table:table-cell>
          <table:table-cell office:value-type="float" office:value="509" calcext:value-type="float">
            <text:p>509</text:p>
          </table:table-cell>
          <table:table-cell office:value-type="float" office:value="494" calcext:value-type="float">
            <text:p>494</text:p>
          </table:table-cell>
          <table:table-cell office:value-type="float" office:value="474" calcext:value-type="float">
            <text:p>474</text:p>
          </table:table-cell>
          <table:table-cell office:value-type="float" office:value="464" calcext:value-type="float">
            <text:p>464</text:p>
          </table:table-cell>
          <table:table-cell office:value-type="float" office:value="444" calcext:value-type="float">
            <text:p>444</text:p>
          </table:table-cell>
          <table:table-cell office:value-type="float" office:value="426" calcext:value-type="float">
            <text:p>426</text:p>
          </table:table-cell>
          <table:table-cell office:value-type="float" office:value="408" calcext:value-type="float">
            <text:p>408</text:p>
          </table:table-cell>
          <table:table-cell table:number-columns-repeated="4" office:value-type="float" office:value="395" calcext:value-type="float">
            <text:p>395</text:p>
          </table:table-cell>
          <table:table-cell office:value-type="float" office:value="372" calcext:value-type="float">
            <text:p>372</text:p>
          </table:table-cell>
          <table:table-cell table:number-columns-repeated="4" office:value-type="float" office:value="364" calcext:value-type="float">
            <text:p>364</text:p>
          </table:table-cell>
          <table:table-cell office:value-type="float" office:value="361" calcext:value-type="float">
            <text:p>361</text:p>
          </table:table-cell>
          <table:table-cell table:number-columns-repeated="2" office:value-type="float" office:value="346" calcext:value-type="float">
            <text:p>346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8.11" calcext:value-type="float">
            <text:p>48,11</text:p>
          </table:table-cell>
          <table:table-cell office:value-type="float" office:value="48.797" calcext:value-type="float">
            <text:p>48,797</text:p>
          </table:table-cell>
          <table:table-cell office:value-type="float" office:value="49.828" calcext:value-type="float">
            <text:p>49,828</text:p>
          </table:table-cell>
          <table:table-cell office:value-type="float" office:value="49.399" calcext:value-type="float">
            <text:p>49,399</text:p>
          </table:table-cell>
          <table:table-cell office:value-type="float" office:value="48.625" calcext:value-type="float">
            <text:p>48,625</text:p>
          </table:table-cell>
          <table:table-cell office:value-type="float" office:value="48.11" calcext:value-type="float">
            <text:p>48,11</text:p>
          </table:table-cell>
          <table:table-cell office:value-type="float" office:value="47.509" calcext:value-type="float">
            <text:p>47,509</text:p>
          </table:table-cell>
          <table:table-cell office:value-type="float" office:value="46.993" calcext:value-type="float">
            <text:p>46,993</text:p>
          </table:table-cell>
          <table:table-cell office:value-type="float" office:value="46.134" calcext:value-type="float">
            <text:p>46,134</text:p>
          </table:table-cell>
          <table:table-cell table:number-columns-repeated="5" office:value-type="float" office:value="45.619" calcext:value-type="float">
            <text:p>45,619</text:p>
          </table:table-cell>
          <table:table-cell office:value-type="float" office:value="44.588" calcext:value-type="float">
            <text:p>44,588</text:p>
          </table:table-cell>
          <table:table-cell table:number-columns-repeated="5" office:value-type="float" office:value="44.502" calcext:value-type="float">
            <text:p>44,502</text:p>
          </table:table-cell>
          <table:table-cell table:number-columns-repeated="2" office:value-type="float" office:value="43.986" calcext:value-type="float">
            <text:p>43,986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51.661" calcext:value-type="float">
            <text:p>51,661</text:p>
          </table:table-cell>
          <table:table-cell office:value-type="float" office:value="52.176" calcext:value-type="float">
            <text:p>52,176</text:p>
          </table:table-cell>
          <table:table-cell office:value-type="float" office:value="52.978" calcext:value-type="float">
            <text:p>52,978</text:p>
          </table:table-cell>
          <table:table-cell office:value-type="float" office:value="52.635" calcext:value-type="float">
            <text:p>52,635</text:p>
          </table:table-cell>
          <table:table-cell office:value-type="float" office:value="51.804" calcext:value-type="float">
            <text:p>51,804</text:p>
          </table:table-cell>
          <table:table-cell office:value-type="float" office:value="51.403" calcext:value-type="float">
            <text:p>51,403</text:p>
          </table:table-cell>
          <table:table-cell office:value-type="float" office:value="51.002" calcext:value-type="float">
            <text:p>51,002</text:p>
          </table:table-cell>
          <table:table-cell office:value-type="float" office:value="50.372" calcext:value-type="float">
            <text:p>50,372</text:p>
          </table:table-cell>
          <table:table-cell office:value-type="float" office:value="49.685" calcext:value-type="float">
            <text:p>49,685</text:p>
          </table:table-cell>
          <table:table-cell table:number-columns-repeated="5" office:value-type="float" office:value="49.084" calcext:value-type="float">
            <text:p>49,084</text:p>
          </table:table-cell>
          <table:table-cell office:value-type="float" office:value="48.282" calcext:value-type="float">
            <text:p>48,282</text:p>
          </table:table-cell>
          <table:table-cell table:number-columns-repeated="5" office:value-type="float" office:value="48.253" calcext:value-type="float">
            <text:p>48,253</text:p>
          </table:table-cell>
          <table:table-cell table:number-columns-repeated="2" office:value-type="float" office:value="47.824" calcext:value-type="float">
            <text:p>47,824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368" calcext:value-type="float">
            <text:p>368</text:p>
          </table:table-cell>
          <table:table-cell office:value-type="float" office:value="434" calcext:value-type="float">
            <text:p>434</text:p>
          </table:table-cell>
          <table:table-cell office:value-type="float" office:value="493" calcext:value-type="float">
            <text:p>493</text:p>
          </table:table-cell>
          <table:table-cell office:value-type="float" office:value="487" calcext:value-type="float">
            <text:p>487</text:p>
          </table:table-cell>
          <table:table-cell office:value-type="float" office:value="471" calcext:value-type="float">
            <text:p>471</text:p>
          </table:table-cell>
          <table:table-cell office:value-type="float" office:value="461" calcext:value-type="float">
            <text:p>461</text:p>
          </table:table-cell>
          <table:table-cell office:value-type="float" office:value="451" calcext:value-type="float">
            <text:p>451</text:p>
          </table:table-cell>
          <table:table-cell office:value-type="float" office:value="431" calcext:value-type="float">
            <text:p>431</text:p>
          </table:table-cell>
          <table:table-cell office:value-type="float" office:value="413" calcext:value-type="float">
            <text:p>413</text:p>
          </table:table-cell>
          <table:table-cell table:number-columns-repeated="5" office:value-type="float" office:value="395" calcext:value-type="float">
            <text:p>395</text:p>
          </table:table-cell>
          <table:table-cell office:value-type="float" office:value="372" calcext:value-type="float">
            <text:p>372</text:p>
          </table:table-cell>
          <table:table-cell table:number-columns-repeated="4" office:value-type="float" office:value="364" calcext:value-type="float">
            <text:p>364</text:p>
          </table:table-cell>
          <table:table-cell office:value-type="float" office:value="361" calcext:value-type="float">
            <text:p>361</text:p>
          </table:table-cell>
          <table:table-cell table:number-columns-repeated="2" office:value-type="float" office:value="346" calcext:value-type="float">
            <text:p>346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8.11" calcext:value-type="float">
            <text:p>48,11</text:p>
          </table:table-cell>
          <table:table-cell office:value-type="float" office:value="48.797" calcext:value-type="float">
            <text:p>48,797</text:p>
          </table:table-cell>
          <table:table-cell office:value-type="float" office:value="48.368" calcext:value-type="float">
            <text:p>48,368</text:p>
          </table:table-cell>
          <table:table-cell office:value-type="float" office:value="47.938" calcext:value-type="float">
            <text:p>47,938</text:p>
          </table:table-cell>
          <table:table-cell office:value-type="float" office:value="46.993" calcext:value-type="float">
            <text:p>46,993</text:p>
          </table:table-cell>
          <table:table-cell office:value-type="float" office:value="46.478" calcext:value-type="float">
            <text:p>46,478</text:p>
          </table:table-cell>
          <table:table-cell office:value-type="float" office:value="45.962" calcext:value-type="float">
            <text:p>45,962</text:p>
          </table:table-cell>
          <table:table-cell office:value-type="float" office:value="45.361" calcext:value-type="float">
            <text:p>45,361</text:p>
          </table:table-cell>
          <table:table-cell office:value-type="float" office:value="45.189" calcext:value-type="float">
            <text:p>45,189</text:p>
          </table:table-cell>
          <table:table-cell table:number-columns-repeated="6" office:value-type="float" office:value="44.588" calcext:value-type="float">
            <text:p>44,588</text:p>
          </table:table-cell>
          <table:table-cell table:number-columns-repeated="5" office:value-type="float" office:value="44.502" calcext:value-type="float">
            <text:p>44,502</text:p>
          </table:table-cell>
          <table:table-cell table:number-columns-repeated="2" office:value-type="float" office:value="43.986" calcext:value-type="float">
            <text:p>43,986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51.661" calcext:value-type="float">
            <text:p>51,661</text:p>
          </table:table-cell>
          <table:table-cell office:value-type="float" office:value="52.176" calcext:value-type="float">
            <text:p>52,176</text:p>
          </table:table-cell>
          <table:table-cell office:value-type="float" office:value="51.661" calcext:value-type="float">
            <text:p>51,661</text:p>
          </table:table-cell>
          <table:table-cell office:value-type="float" office:value="51.317" calcext:value-type="float">
            <text:p>51,317</text:p>
          </table:table-cell>
          <table:table-cell office:value-type="float" office:value="50.487" calcext:value-type="float">
            <text:p>50,487</text:p>
          </table:table-cell>
          <table:table-cell office:value-type="float" office:value="50.086" calcext:value-type="float">
            <text:p>50,086</text:p>
          </table:table-cell>
          <table:table-cell office:value-type="float" office:value="49.685" calcext:value-type="float">
            <text:p>49,685</text:p>
          </table:table-cell>
          <table:table-cell office:value-type="float" office:value="49.055" calcext:value-type="float">
            <text:p>49,055</text:p>
          </table:table-cell>
          <table:table-cell office:value-type="float" office:value="48.883" calcext:value-type="float">
            <text:p>48,883</text:p>
          </table:table-cell>
          <table:table-cell table:number-columns-repeated="6" office:value-type="float" office:value="48.282" calcext:value-type="float">
            <text:p>48,282</text:p>
          </table:table-cell>
          <table:table-cell table:number-columns-repeated="5" office:value-type="float" office:value="48.253" calcext:value-type="float">
            <text:p>48,253</text:p>
          </table:table-cell>
          <table:table-cell table:number-columns-repeated="2" office:value-type="float" office:value="47.824" calcext:value-type="float">
            <text:p>47,824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368" calcext:value-type="float">
            <text:p>368</text:p>
          </table:table-cell>
          <table:table-cell office:value-type="float" office:value="434" calcext:value-type="float">
            <text:p>434</text:p>
          </table:table-cell>
          <table:table-cell office:value-type="float" office:value="452" calcext:value-type="float">
            <text:p>452</text:p>
          </table:table-cell>
          <table:table-cell office:value-type="float" office:value="446" calcext:value-type="float">
            <text:p>446</text:p>
          </table:table-cell>
          <table:table-cell office:value-type="float" office:value="430" calcext:value-type="float">
            <text:p>430</text:p>
          </table:table-cell>
          <table:table-cell office:value-type="float" office:value="420" calcext:value-type="float">
            <text:p>420</text:p>
          </table:table-cell>
          <table:table-cell office:value-type="float" office:value="410" calcext:value-type="float">
            <text:p>410</text:p>
          </table:table-cell>
          <table:table-cell office:value-type="float" office:value="390" calcext:value-type="float">
            <text:p>390</text:p>
          </table:table-cell>
          <table:table-cell office:value-type="float" office:value="387" calcext:value-type="float">
            <text:p>387</text:p>
          </table:table-cell>
          <table:table-cell table:number-columns-repeated="6" office:value-type="float" office:value="369" calcext:value-type="float">
            <text:p>369</text:p>
          </table:table-cell>
          <table:table-cell table:number-columns-repeated="5" office:value-type="float" office:value="361" calcext:value-type="float">
            <text:p>361</text:p>
          </table:table-cell>
          <table:table-cell table:number-columns-repeated="2" office:value-type="float" office:value="346" calcext:value-type="float">
            <text:p>346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8.11" calcext:value-type="float">
            <text:p>48,11</text:p>
          </table:table-cell>
          <table:table-cell office:value-type="float" office:value="48.797" calcext:value-type="float">
            <text:p>48,797</text:p>
          </table:table-cell>
          <table:table-cell office:value-type="float" office:value="48.196" calcext:value-type="float">
            <text:p>48,196</text:p>
          </table:table-cell>
          <table:table-cell office:value-type="float" office:value="47.766" calcext:value-type="float">
            <text:p>47,766</text:p>
          </table:table-cell>
          <table:table-cell office:value-type="float" office:value="46.649" calcext:value-type="float">
            <text:p>46,649</text:p>
          </table:table-cell>
          <table:table-cell office:value-type="float" office:value="46.134" calcext:value-type="float">
            <text:p>46,134</text:p>
          </table:table-cell>
          <table:table-cell office:value-type="float" office:value="45.619" calcext:value-type="float">
            <text:p>45,619</text:p>
          </table:table-cell>
          <table:table-cell office:value-type="float" office:value="44.845" calcext:value-type="float">
            <text:p>44,845</text:p>
          </table:table-cell>
          <table:table-cell office:value-type="float" office:value="44.674" calcext:value-type="float">
            <text:p>44,674</text:p>
          </table:table-cell>
          <table:table-cell table:number-columns-repeated="6" office:value-type="float" office:value="44.072" calcext:value-type="float">
            <text:p>44,072</text:p>
          </table:table-cell>
          <table:table-cell table:number-columns-repeated="7" office:value-type="float" office:value="43.986" calcext:value-type="float">
            <text:p>43,986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51.661" calcext:value-type="float">
            <text:p>51,661</text:p>
          </table:table-cell>
          <table:table-cell office:value-type="float" office:value="52.176" calcext:value-type="float">
            <text:p>52,176</text:p>
          </table:table-cell>
          <table:table-cell office:value-type="float" office:value="51.604" calcext:value-type="float">
            <text:p>51,604</text:p>
          </table:table-cell>
          <table:table-cell office:value-type="float" office:value="51.26" calcext:value-type="float">
            <text:p>51,26</text:p>
          </table:table-cell>
          <table:table-cell office:value-type="float" office:value="50.258" calcext:value-type="float">
            <text:p>50,258</text:p>
          </table:table-cell>
          <table:table-cell office:value-type="float" office:value="49.857" calcext:value-type="float">
            <text:p>49,857</text:p>
          </table:table-cell>
          <table:table-cell office:value-type="float" office:value="49.37" calcext:value-type="float">
            <text:p>49,37</text:p>
          </table:table-cell>
          <table:table-cell office:value-type="float" office:value="48.625" calcext:value-type="float">
            <text:p>48,625</text:p>
          </table:table-cell>
          <table:table-cell office:value-type="float" office:value="48.454" calcext:value-type="float">
            <text:p>48,454</text:p>
          </table:table-cell>
          <table:table-cell table:number-columns-repeated="6" office:value-type="float" office:value="47.852" calcext:value-type="float">
            <text:p>47,852</text:p>
          </table:table-cell>
          <table:table-cell table:number-columns-repeated="7" office:value-type="float" office:value="47.824" calcext:value-type="float">
            <text:p>47,824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368" calcext:value-type="float">
            <text:p>368</text:p>
          </table:table-cell>
          <table:table-cell office:value-type="float" office:value="434" calcext:value-type="float">
            <text:p>434</text:p>
          </table:table-cell>
          <table:table-cell office:value-type="float" office:value="445" calcext:value-type="float">
            <text:p>445</text:p>
          </table:table-cell>
          <table:table-cell office:value-type="float" office:value="439" calcext:value-type="float">
            <text:p>439</text:p>
          </table:table-cell>
          <table:table-cell office:value-type="float" office:value="420" calcext:value-type="float">
            <text:p>420</text:p>
          </table:table-cell>
          <table:table-cell office:value-type="float" office:value="410" calcext:value-type="float">
            <text:p>410</text:p>
          </table:table-cell>
          <table:table-cell office:value-type="float" office:value="397" calcext:value-type="float">
            <text:p>397</text:p>
          </table:table-cell>
          <table:table-cell office:value-type="float" office:value="375" calcext:value-type="float">
            <text:p>375</text:p>
          </table:table-cell>
          <table:table-cell office:value-type="float" office:value="372" calcext:value-type="float">
            <text:p>372</text:p>
          </table:table-cell>
          <table:table-cell table:number-columns-repeated="6" office:value-type="float" office:value="354" calcext:value-type="float">
            <text:p>354</text:p>
          </table:table-cell>
          <table:table-cell table:number-columns-repeated="7" office:value-type="float" office:value="346" calcext:value-type="float">
            <text:p>346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8.11" calcext:value-type="float">
            <text:p>48,11</text:p>
          </table:table-cell>
          <table:table-cell office:value-type="float" office:value="48.797" calcext:value-type="float">
            <text:p>48,797</text:p>
          </table:table-cell>
          <table:table-cell office:value-type="float" office:value="48.196" calcext:value-type="float">
            <text:p>48,196</text:p>
          </table:table-cell>
          <table:table-cell office:value-type="float" office:value="47.766" calcext:value-type="float">
            <text:p>47,766</text:p>
          </table:table-cell>
          <table:table-cell office:value-type="float" office:value="46.649" calcext:value-type="float">
            <text:p>46,649</text:p>
          </table:table-cell>
          <table:table-cell office:value-type="float" office:value="46.134" calcext:value-type="float">
            <text:p>46,134</text:p>
          </table:table-cell>
          <table:table-cell office:value-type="float" office:value="45.619" calcext:value-type="float">
            <text:p>45,619</text:p>
          </table:table-cell>
          <table:table-cell office:value-type="float" office:value="44.845" calcext:value-type="float">
            <text:p>44,845</text:p>
          </table:table-cell>
          <table:table-cell office:value-type="float" office:value="44.674" calcext:value-type="float">
            <text:p>44,674</text:p>
          </table:table-cell>
          <table:table-cell table:number-columns-repeated="6" office:value-type="float" office:value="44.072" calcext:value-type="float">
            <text:p>44,072</text:p>
          </table:table-cell>
          <table:table-cell table:number-columns-repeated="7" office:value-type="float" office:value="43.986" calcext:value-type="float">
            <text:p>43,986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51.661" calcext:value-type="float">
            <text:p>51,661</text:p>
          </table:table-cell>
          <table:table-cell office:value-type="float" office:value="52.176" calcext:value-type="float">
            <text:p>52,176</text:p>
          </table:table-cell>
          <table:table-cell office:value-type="float" office:value="51.604" calcext:value-type="float">
            <text:p>51,604</text:p>
          </table:table-cell>
          <table:table-cell office:value-type="float" office:value="51.26" calcext:value-type="float">
            <text:p>51,26</text:p>
          </table:table-cell>
          <table:table-cell office:value-type="float" office:value="50.258" calcext:value-type="float">
            <text:p>50,258</text:p>
          </table:table-cell>
          <table:table-cell office:value-type="float" office:value="49.857" calcext:value-type="float">
            <text:p>49,857</text:p>
          </table:table-cell>
          <table:table-cell office:value-type="float" office:value="49.37" calcext:value-type="float">
            <text:p>49,37</text:p>
          </table:table-cell>
          <table:table-cell office:value-type="float" office:value="48.625" calcext:value-type="float">
            <text:p>48,625</text:p>
          </table:table-cell>
          <table:table-cell office:value-type="float" office:value="48.454" calcext:value-type="float">
            <text:p>48,454</text:p>
          </table:table-cell>
          <table:table-cell table:number-columns-repeated="6" office:value-type="float" office:value="47.852" calcext:value-type="float">
            <text:p>47,852</text:p>
          </table:table-cell>
          <table:table-cell table:number-columns-repeated="7" office:value-type="float" office:value="47.824" calcext:value-type="float">
            <text:p>47,824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368" calcext:value-type="float">
            <text:p>368</text:p>
          </table:table-cell>
          <table:table-cell office:value-type="float" office:value="434" calcext:value-type="float">
            <text:p>434</text:p>
          </table:table-cell>
          <table:table-cell office:value-type="float" office:value="445" calcext:value-type="float">
            <text:p>445</text:p>
          </table:table-cell>
          <table:table-cell office:value-type="float" office:value="439" calcext:value-type="float">
            <text:p>439</text:p>
          </table:table-cell>
          <table:table-cell office:value-type="float" office:value="420" calcext:value-type="float">
            <text:p>420</text:p>
          </table:table-cell>
          <table:table-cell office:value-type="float" office:value="410" calcext:value-type="float">
            <text:p>410</text:p>
          </table:table-cell>
          <table:table-cell office:value-type="float" office:value="397" calcext:value-type="float">
            <text:p>397</text:p>
          </table:table-cell>
          <table:table-cell office:value-type="float" office:value="375" calcext:value-type="float">
            <text:p>375</text:p>
          </table:table-cell>
          <table:table-cell office:value-type="float" office:value="372" calcext:value-type="float">
            <text:p>372</text:p>
          </table:table-cell>
          <table:table-cell table:number-columns-repeated="6" office:value-type="float" office:value="354" calcext:value-type="float">
            <text:p>354</text:p>
          </table:table-cell>
          <table:table-cell table:number-columns-repeated="7" office:value-type="float" office:value="346" calcext:value-type="float">
            <text:p>346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8.11" calcext:value-type="float">
            <text:p>48,11</text:p>
          </table:table-cell>
          <table:table-cell office:value-type="float" office:value="48.797" calcext:value-type="float">
            <text:p>48,797</text:p>
          </table:table-cell>
          <table:table-cell office:value-type="float" office:value="47.938" calcext:value-type="float">
            <text:p>47,938</text:p>
          </table:table-cell>
          <table:table-cell office:value-type="float" office:value="47.509" calcext:value-type="float">
            <text:p>47,509</text:p>
          </table:table-cell>
          <table:table-cell office:value-type="float" office:value="46.392" calcext:value-type="float">
            <text:p>46,392</text:p>
          </table:table-cell>
          <table:table-cell office:value-type="float" office:value="45.79" calcext:value-type="float">
            <text:p>45,79</text:p>
          </table:table-cell>
          <table:table-cell office:value-type="float" office:value="44.588" calcext:value-type="float">
            <text:p>44,588</text:p>
          </table:table-cell>
          <table:table-cell office:value-type="float" office:value="44.244" calcext:value-type="float">
            <text:p>44,244</text:p>
          </table:table-cell>
          <table:table-cell office:value-type="float" office:value="44.072" calcext:value-type="float">
            <text:p>44,072</text:p>
          </table:table-cell>
          <table:table-cell office:value-type="float" office:value="43.471" calcext:value-type="float">
            <text:p>43,471</text:p>
          </table:table-cell>
          <table:table-cell table:number-columns-repeated="5" office:value-type="float" office:value="42.784" calcext:value-type="float">
            <text:p>42,784</text:p>
          </table:table-cell>
          <table:table-cell table:number-columns-repeated="7" office:value-type="float" office:value="42.698" calcext:value-type="float">
            <text:p>42,698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51.661" calcext:value-type="float">
            <text:p>51,661</text:p>
          </table:table-cell>
          <table:table-cell office:value-type="float" office:value="52.176" calcext:value-type="float">
            <text:p>52,176</text:p>
          </table:table-cell>
          <table:table-cell office:value-type="float" office:value="51.432" calcext:value-type="float">
            <text:p>51,432</text:p>
          </table:table-cell>
          <table:table-cell office:value-type="float" office:value="51.088" calcext:value-type="float">
            <text:p>51,088</text:p>
          </table:table-cell>
          <table:table-cell office:value-type="float" office:value="49.971" calcext:value-type="float">
            <text:p>49,971</text:p>
          </table:table-cell>
          <table:table-cell office:value-type="float" office:value="49.513" calcext:value-type="float">
            <text:p>49,513</text:p>
          </table:table-cell>
          <table:table-cell office:value-type="float" office:value="48.368" calcext:value-type="float">
            <text:p>48,368</text:p>
          </table:table-cell>
          <table:table-cell office:value-type="float" office:value="48.024" calcext:value-type="float">
            <text:p>48,024</text:p>
          </table:table-cell>
          <table:table-cell office:value-type="float" office:value="47.852" calcext:value-type="float">
            <text:p>47,852</text:p>
          </table:table-cell>
          <table:table-cell office:value-type="float" office:value="47.251" calcext:value-type="float">
            <text:p>47,251</text:p>
          </table:table-cell>
          <table:table-cell table:number-columns-repeated="5" office:value-type="float" office:value="46.592" calcext:value-type="float">
            <text:p>46,592</text:p>
          </table:table-cell>
          <table:table-cell table:number-columns-repeated="7" office:value-type="float" office:value="46.564" calcext:value-type="float">
            <text:p>46,564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368" calcext:value-type="float">
            <text:p>368</text:p>
          </table:table-cell>
          <table:table-cell office:value-type="float" office:value="434" calcext:value-type="float">
            <text:p>434</text:p>
          </table:table-cell>
          <table:table-cell office:value-type="float" office:value="427" calcext:value-type="float">
            <text:p>427</text:p>
          </table:table-cell>
          <table:table-cell office:value-type="float" office:value="421" calcext:value-type="float">
            <text:p>421</text:p>
          </table:table-cell>
          <table:table-cell office:value-type="float" office:value="400" calcext:value-type="float">
            <text:p>400</text:p>
          </table:table-cell>
          <table:table-cell office:value-type="float" office:value="389" calcext:value-type="float">
            <text:p>389</text:p>
          </table:table-cell>
          <table:table-cell office:value-type="float" office:value="363" calcext:value-type="float">
            <text:p>363</text:p>
          </table:table-cell>
          <table:table-cell office:value-type="float" office:value="357" calcext:value-type="float">
            <text:p>357</text:p>
          </table:table-cell>
          <table:table-cell office:value-type="float" office:value="354" calcext:value-type="float">
            <text:p>354</text:p>
          </table:table-cell>
          <table:table-cell office:value-type="float" office:value="336" calcext:value-type="float">
            <text:p>336</text:p>
          </table:table-cell>
          <table:table-cell table:number-columns-repeated="5" office:value-type="float" office:value="320" calcext:value-type="float">
            <text:p>320</text:p>
          </table:table-cell>
          <table:table-cell table:number-columns-repeated="7" office:value-type="float" office:value="312" calcext:value-type="float">
            <text:p>312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8.11" calcext:value-type="float">
            <text:p>48,11</text:p>
          </table:table-cell>
          <table:table-cell office:value-type="float" office:value="48.368" calcext:value-type="float">
            <text:p>48,368</text:p>
          </table:table-cell>
          <table:table-cell office:value-type="float" office:value="47.509" calcext:value-type="float">
            <text:p>47,509</text:p>
          </table:table-cell>
          <table:table-cell office:value-type="float" office:value="47.165" calcext:value-type="float">
            <text:p>47,165</text:p>
          </table:table-cell>
          <table:table-cell office:value-type="float" office:value="45.962" calcext:value-type="float">
            <text:p>45,962</text:p>
          </table:table-cell>
          <table:table-cell office:value-type="float" office:value="45.189" calcext:value-type="float">
            <text:p>45,189</text:p>
          </table:table-cell>
          <table:table-cell office:value-type="float" office:value="43.9" calcext:value-type="float">
            <text:p>43,9</text:p>
          </table:table-cell>
          <table:table-cell office:value-type="float" office:value="43.557" calcext:value-type="float">
            <text:p>43,557</text:p>
          </table:table-cell>
          <table:table-cell office:value-type="float" office:value="43.213" calcext:value-type="float">
            <text:p>43,213</text:p>
          </table:table-cell>
          <table:table-cell office:value-type="float" office:value="42.526" calcext:value-type="float">
            <text:p>42,526</text:p>
          </table:table-cell>
          <table:table-cell table:number-columns-repeated="3" office:value-type="float" office:value="41.838" calcext:value-type="float">
            <text:p>41,838</text:p>
          </table:table-cell>
          <table:table-cell table:number-columns-repeated="2" office:value-type="float" office:value="41.409" calcext:value-type="float">
            <text:p>41,409</text:p>
          </table:table-cell>
          <table:table-cell table:number-columns-repeated="5" office:value-type="float" office:value="41.323" calcext:value-type="float">
            <text:p>41,323</text:p>
          </table:table-cell>
          <table:table-cell table:number-columns-repeated="2" office:value-type="float" office:value="40.808" calcext:value-type="float">
            <text:p>40,808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51.661" calcext:value-type="float">
            <text:p>51,661</text:p>
          </table:table-cell>
          <table:table-cell office:value-type="float" office:value="51.804" calcext:value-type="float">
            <text:p>51,804</text:p>
          </table:table-cell>
          <table:table-cell office:value-type="float" office:value="51.031" calcext:value-type="float">
            <text:p>51,031</text:p>
          </table:table-cell>
          <table:table-cell office:value-type="float" office:value="50.687" calcext:value-type="float">
            <text:p>50,687</text:p>
          </table:table-cell>
          <table:table-cell office:value-type="float" office:value="49.57" calcext:value-type="float">
            <text:p>49,57</text:p>
          </table:table-cell>
          <table:table-cell office:value-type="float" office:value="48.94" calcext:value-type="float">
            <text:p>48,94</text:p>
          </table:table-cell>
          <table:table-cell office:value-type="float" office:value="47.795" calcext:value-type="float">
            <text:p>47,795</text:p>
          </table:table-cell>
          <table:table-cell office:value-type="float" office:value="47.451" calcext:value-type="float">
            <text:p>47,451</text:p>
          </table:table-cell>
          <table:table-cell office:value-type="float" office:value="47.05" calcext:value-type="float">
            <text:p>47,05</text:p>
          </table:table-cell>
          <table:table-cell office:value-type="float" office:value="46.449" calcext:value-type="float">
            <text:p>46,449</text:p>
          </table:table-cell>
          <table:table-cell table:number-columns-repeated="3" office:value-type="float" office:value="45.676" calcext:value-type="float">
            <text:p>45,676</text:p>
          </table:table-cell>
          <table:table-cell table:number-columns-repeated="2" office:value-type="float" office:value="45.275" calcext:value-type="float">
            <text:p>45,275</text:p>
          </table:table-cell>
          <table:table-cell table:number-columns-repeated="5" office:value-type="float" office:value="45.246" calcext:value-type="float">
            <text:p>45,246</text:p>
          </table:table-cell>
          <table:table-cell table:number-columns-repeated="2" office:value-type="float" office:value="44.674" calcext:value-type="float">
            <text:p>44,674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368" calcext:value-type="float">
            <text:p>368</text:p>
          </table:table-cell>
          <table:table-cell office:value-type="float" office:value="411" calcext:value-type="float">
            <text:p>411</text:p>
          </table:table-cell>
          <table:table-cell office:value-type="float" office:value="402" calcext:value-type="float">
            <text:p>402</text:p>
          </table:table-cell>
          <table:table-cell office:value-type="float" office:value="396" calcext:value-type="float">
            <text:p>396</text:p>
          </table:table-cell>
          <table:table-cell office:value-type="float" office:value="372" calcext:value-type="float">
            <text:p>372</text:p>
          </table:table-cell>
          <table:table-cell office:value-type="float" office:value="358" calcext:value-type="float">
            <text:p>358</text:p>
          </table:table-cell>
          <table:table-cell office:value-type="float" office:value="332" calcext:value-type="float">
            <text:p>332</text:p>
          </table:table-cell>
          <table:table-cell office:value-type="float" office:value="326" calcext:value-type="float">
            <text:p>326</text:p>
          </table:table-cell>
          <table:table-cell office:value-type="float" office:value="319" calcext:value-type="float">
            <text:p>319</text:p>
          </table:table-cell>
          <table:table-cell office:value-type="float" office:value="301" calcext:value-type="float">
            <text:p>301</text:p>
          </table:table-cell>
          <table:table-cell table:number-columns-repeated="3" office:value-type="float" office:value="280" calcext:value-type="float">
            <text:p>280</text:p>
          </table:table-cell>
          <table:table-cell table:number-columns-repeated="2" office:value-type="float" office:value="267" calcext:value-type="float">
            <text:p>267</text:p>
          </table:table-cell>
          <table:table-cell table:number-columns-repeated="5" office:value-type="float" office:value="259" calcext:value-type="float">
            <text:p>259</text:p>
          </table:table-cell>
          <table:table-cell table:number-columns-repeated="2" office:value-type="float" office:value="246" calcext:value-type="float">
            <text:p>246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8.11" calcext:value-type="float">
            <text:p>48,11</text:p>
          </table:table-cell>
          <table:table-cell office:value-type="float" office:value="48.368" calcext:value-type="float">
            <text:p>48,368</text:p>
          </table:table-cell>
          <table:table-cell office:value-type="float" office:value="47.595" calcext:value-type="float">
            <text:p>47,595</text:p>
          </table:table-cell>
          <table:table-cell office:value-type="float" office:value="47.251" calcext:value-type="float">
            <text:p>47,251</text:p>
          </table:table-cell>
          <table:table-cell office:value-type="float" office:value="46.048" calcext:value-type="float">
            <text:p>46,048</text:p>
          </table:table-cell>
          <table:table-cell office:value-type="float" office:value="45.361" calcext:value-type="float">
            <text:p>45,361</text:p>
          </table:table-cell>
          <table:table-cell office:value-type="float" office:value="43.814" calcext:value-type="float">
            <text:p>43,814</text:p>
          </table:table-cell>
          <table:table-cell office:value-type="float" office:value="43.471" calcext:value-type="float">
            <text:p>43,471</text:p>
          </table:table-cell>
          <table:table-cell office:value-type="float" office:value="43.127" calcext:value-type="float">
            <text:p>43,127</text:p>
          </table:table-cell>
          <table:table-cell office:value-type="float" office:value="42.44" calcext:value-type="float">
            <text:p>42,44</text:p>
          </table:table-cell>
          <table:table-cell table:number-columns-repeated="3" office:value-type="float" office:value="41.667" calcext:value-type="float">
            <text:p>41,667</text:p>
          </table:table-cell>
          <table:table-cell table:number-columns-repeated="7" office:value-type="float" office:value="41.323" calcext:value-type="float">
            <text:p>41,323</text:p>
          </table:table-cell>
          <table:table-cell table:number-columns-repeated="2" office:value-type="float" office:value="40.808" calcext:value-type="float">
            <text:p>40,808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51.661" calcext:value-type="float">
            <text:p>51,661</text:p>
          </table:table-cell>
          <table:table-cell office:value-type="float" office:value="51.804" calcext:value-type="float">
            <text:p>51,804</text:p>
          </table:table-cell>
          <table:table-cell office:value-type="float" office:value="51.145" calcext:value-type="float">
            <text:p>51,145</text:p>
          </table:table-cell>
          <table:table-cell office:value-type="float" office:value="50.802" calcext:value-type="float">
            <text:p>50,802</text:p>
          </table:table-cell>
          <table:table-cell office:value-type="float" office:value="49.714" calcext:value-type="float">
            <text:p>49,714</text:p>
          </table:table-cell>
          <table:table-cell office:value-type="float" office:value="49.084" calcext:value-type="float">
            <text:p>49,084</text:p>
          </table:table-cell>
          <table:table-cell office:value-type="float" office:value="47.766" calcext:value-type="float">
            <text:p>47,766</text:p>
          </table:table-cell>
          <table:table-cell office:value-type="float" office:value="47.423" calcext:value-type="float">
            <text:p>47,423</text:p>
          </table:table-cell>
          <table:table-cell office:value-type="float" office:value="47.022" calcext:value-type="float">
            <text:p>47,022</text:p>
          </table:table-cell>
          <table:table-cell office:value-type="float" office:value="46.42" calcext:value-type="float">
            <text:p>46,42</text:p>
          </table:table-cell>
          <table:table-cell table:number-columns-repeated="3" office:value-type="float" office:value="45.647" calcext:value-type="float">
            <text:p>45,647</text:p>
          </table:table-cell>
          <table:table-cell table:number-columns-repeated="7" office:value-type="float" office:value="45.246" calcext:value-type="float">
            <text:p>45,246</text:p>
          </table:table-cell>
          <table:table-cell table:number-columns-repeated="2" office:value-type="float" office:value="44.674" calcext:value-type="float">
            <text:p>44,674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368" calcext:value-type="float">
            <text:p>368</text:p>
          </table:table-cell>
          <table:table-cell office:value-type="float" office:value="411" calcext:value-type="float">
            <text:p>411</text:p>
          </table:table-cell>
          <table:table-cell office:value-type="float" office:value="398" calcext:value-type="float">
            <text:p>398</text:p>
          </table:table-cell>
          <table:table-cell office:value-type="float" office:value="392" calcext:value-type="float">
            <text:p>392</text:p>
          </table:table-cell>
          <table:table-cell office:value-type="float" office:value="367" calcext:value-type="float">
            <text:p>367</text:p>
          </table:table-cell>
          <table:table-cell office:value-type="float" office:value="353" calcext:value-type="float">
            <text:p>353</text:p>
          </table:table-cell>
          <table:table-cell office:value-type="float" office:value="324" calcext:value-type="float">
            <text:p>324</text:p>
          </table:table-cell>
          <table:table-cell office:value-type="float" office:value="318" calcext:value-type="float">
            <text:p>318</text:p>
          </table:table-cell>
          <table:table-cell office:value-type="float" office:value="311" calcext:value-type="float">
            <text:p>311</text:p>
          </table:table-cell>
          <table:table-cell office:value-type="float" office:value="293" calcext:value-type="float">
            <text:p>293</text:p>
          </table:table-cell>
          <table:table-cell table:number-columns-repeated="3" office:value-type="float" office:value="272" calcext:value-type="float">
            <text:p>272</text:p>
          </table:table-cell>
          <table:table-cell table:number-columns-repeated="7" office:value-type="float" office:value="259" calcext:value-type="float">
            <text:p>259</text:p>
          </table:table-cell>
          <table:table-cell table:number-columns-repeated="2" office:value-type="float" office:value="246" calcext:value-type="float">
            <text:p>246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8.11" calcext:value-type="float">
            <text:p>48,11</text:p>
          </table:table-cell>
          <table:table-cell office:value-type="float" office:value="47.852" calcext:value-type="float">
            <text:p>47,852</text:p>
          </table:table-cell>
          <table:table-cell office:value-type="float" office:value="47.079" calcext:value-type="float">
            <text:p>47,079</text:p>
          </table:table-cell>
          <table:table-cell office:value-type="float" office:value="46.649" calcext:value-type="float">
            <text:p>46,649</text:p>
          </table:table-cell>
          <table:table-cell office:value-type="float" office:value="45.619" calcext:value-type="float">
            <text:p>45,619</text:p>
          </table:table-cell>
          <table:table-cell office:value-type="float" office:value="44.588" calcext:value-type="float">
            <text:p>44,588</text:p>
          </table:table-cell>
          <table:table-cell office:value-type="float" office:value="43.127" calcext:value-type="float">
            <text:p>43,127</text:p>
          </table:table-cell>
          <table:table-cell office:value-type="float" office:value="42.784" calcext:value-type="float">
            <text:p>42,784</text:p>
          </table:table-cell>
          <table:table-cell office:value-type="float" office:value="42.354" calcext:value-type="float">
            <text:p>42,354</text:p>
          </table:table-cell>
          <table:table-cell office:value-type="float" office:value="41.753" calcext:value-type="float">
            <text:p>41,753</text:p>
          </table:table-cell>
          <table:table-cell table:number-columns-repeated="2" office:value-type="float" office:value="40.893" calcext:value-type="float">
            <text:p>40,893</text:p>
          </table:table-cell>
          <table:table-cell office:value-type="float" office:value="40.808" calcext:value-type="float">
            <text:p>40,808</text:p>
          </table:table-cell>
          <table:table-cell table:number-columns-repeated="2" office:value-type="float" office:value="40.378" calcext:value-type="float">
            <text:p>40,378</text:p>
          </table:table-cell>
          <table:table-cell table:number-columns-repeated="5" office:value-type="float" office:value="40.292" calcext:value-type="float">
            <text:p>40,292</text:p>
          </table:table-cell>
          <table:table-cell table:number-columns-repeated="2" office:value-type="float" office:value="39.691" calcext:value-type="float">
            <text:p>39,691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51.661" calcext:value-type="float">
            <text:p>51,661</text:p>
          </table:table-cell>
          <table:table-cell office:value-type="float" office:value="51.317" calcext:value-type="float">
            <text:p>51,317</text:p>
          </table:table-cell>
          <table:table-cell office:value-type="float" office:value="50.659" calcext:value-type="float">
            <text:p>50,659</text:p>
          </table:table-cell>
          <table:table-cell office:value-type="float" office:value="50.315" calcext:value-type="float">
            <text:p>50,315</text:p>
          </table:table-cell>
          <table:table-cell office:value-type="float" office:value="49.227" calcext:value-type="float">
            <text:p>49,227</text:p>
          </table:table-cell>
          <table:table-cell office:value-type="float" office:value="48.425" calcext:value-type="float">
            <text:p>48,425</text:p>
          </table:table-cell>
          <table:table-cell office:value-type="float" office:value="47.108" calcext:value-type="float">
            <text:p>47,108</text:p>
          </table:table-cell>
          <table:table-cell office:value-type="float" office:value="46.764" calcext:value-type="float">
            <text:p>46,764</text:p>
          </table:table-cell>
          <table:table-cell office:value-type="float" office:value="46.306" calcext:value-type="float">
            <text:p>46,306</text:p>
          </table:table-cell>
          <table:table-cell office:value-type="float" office:value="45.704" calcext:value-type="float">
            <text:p>45,704</text:p>
          </table:table-cell>
          <table:table-cell table:number-columns-repeated="2" office:value-type="float" office:value="44.931" calcext:value-type="float">
            <text:p>44,931</text:p>
          </table:table-cell>
          <table:table-cell office:value-type="float" office:value="44.817" calcext:value-type="float">
            <text:p>44,817</text:p>
          </table:table-cell>
          <table:table-cell table:number-columns-repeated="2" office:value-type="float" office:value="44.416" calcext:value-type="float">
            <text:p>44,416</text:p>
          </table:table-cell>
          <table:table-cell table:number-columns-repeated="5" office:value-type="float" office:value="44.273" calcext:value-type="float">
            <text:p>44,273</text:p>
          </table:table-cell>
          <table:table-cell table:number-columns-repeated="2" office:value-type="float" office:value="43.7" calcext:value-type="float">
            <text:p>43,7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368" calcext:value-type="float">
            <text:p>368</text:p>
          </table:table-cell>
          <table:table-cell office:value-type="float" office:value="386" calcext:value-type="float">
            <text:p>386</text:p>
          </table:table-cell>
          <table:table-cell office:value-type="float" office:value="373" calcext:value-type="float">
            <text:p>373</text:p>
          </table:table-cell>
          <table:table-cell office:value-type="float" office:value="367" calcext:value-type="float">
            <text:p>367</text:p>
          </table:table-cell>
          <table:table-cell office:value-type="float" office:value="342" calcext:value-type="float">
            <text:p>342</text:p>
          </table:table-cell>
          <table:table-cell office:value-type="float" office:value="325" calcext:value-type="float">
            <text:p>325</text:p>
          </table:table-cell>
          <table:table-cell office:value-type="float" office:value="296" calcext:value-type="float">
            <text:p>296</text:p>
          </table:table-cell>
          <table:table-cell office:value-type="float" office:value="290" calcext:value-type="float">
            <text:p>290</text:p>
          </table:table-cell>
          <table:table-cell office:value-type="float" office:value="282" calcext:value-type="float">
            <text:p>282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243" calcext:value-type="float">
            <text:p>243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225" calcext:value-type="float">
            <text:p>225</text:p>
          </table:table-cell>
          <table:table-cell table:number-columns-repeated="5" office:value-type="float" office:value="221" calcext:value-type="float">
            <text:p>221</text:p>
          </table:table-cell>
          <table:table-cell table:number-columns-repeated="2"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8.11" calcext:value-type="float">
            <text:p>48,11</text:p>
          </table:table-cell>
          <table:table-cell office:value-type="float" office:value="47.079" calcext:value-type="float">
            <text:p>47,079</text:p>
          </table:table-cell>
          <table:table-cell office:value-type="float" office:value="46.134" calcext:value-type="float">
            <text:p>46,134</text:p>
          </table:table-cell>
          <table:table-cell office:value-type="float" office:value="45.704" calcext:value-type="float">
            <text:p>45,704</text:p>
          </table:table-cell>
          <table:table-cell office:value-type="float" office:value="44.502" calcext:value-type="float">
            <text:p>44,502</text:p>
          </table:table-cell>
          <table:table-cell office:value-type="float" office:value="44.072" calcext:value-type="float">
            <text:p>44,072</text:p>
          </table:table-cell>
          <table:table-cell office:value-type="float" office:value="42.612" calcext:value-type="float">
            <text:p>42,612</text:p>
          </table:table-cell>
          <table:table-cell office:value-type="float" office:value="42.268" calcext:value-type="float">
            <text:p>42,268</text:p>
          </table:table-cell>
          <table:table-cell office:value-type="float" office:value="41.838" calcext:value-type="float">
            <text:p>41,838</text:p>
          </table:table-cell>
          <table:table-cell office:value-type="float" office:value="41.409" calcext:value-type="float">
            <text:p>41,409</text:p>
          </table:table-cell>
          <table:table-cell table:number-columns-repeated="2" office:value-type="float" office:value="40.55" calcext:value-type="float">
            <text:p>40,55</text:p>
          </table:table-cell>
          <table:table-cell table:number-columns-repeated="3" office:value-type="float" office:value="40.378" calcext:value-type="float">
            <text:p>40,378</text:p>
          </table:table-cell>
          <table:table-cell table:number-columns-repeated="5" office:value-type="float" office:value="40.292" calcext:value-type="float">
            <text:p>40,292</text:p>
          </table:table-cell>
          <table:table-cell table:number-columns-repeated="2" office:value-type="float" office:value="39.691" calcext:value-type="float">
            <text:p>39,691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51.661" calcext:value-type="float">
            <text:p>51,661</text:p>
          </table:table-cell>
          <table:table-cell office:value-type="float" office:value="50.716" calcext:value-type="float">
            <text:p>50,716</text:p>
          </table:table-cell>
          <table:table-cell office:value-type="float" office:value="49.771" calcext:value-type="float">
            <text:p>49,771</text:p>
          </table:table-cell>
          <table:table-cell office:value-type="float" office:value="49.427" calcext:value-type="float">
            <text:p>49,427</text:p>
          </table:table-cell>
          <table:table-cell office:value-type="float" office:value="48.339" calcext:value-type="float">
            <text:p>48,339</text:p>
          </table:table-cell>
          <table:table-cell office:value-type="float" office:value="47.938" calcext:value-type="float">
            <text:p>47,938</text:p>
          </table:table-cell>
          <table:table-cell office:value-type="float" office:value="46.621" calcext:value-type="float">
            <text:p>46,621</text:p>
          </table:table-cell>
          <table:table-cell office:value-type="float" office:value="46.277" calcext:value-type="float">
            <text:p>46,277</text:p>
          </table:table-cell>
          <table:table-cell office:value-type="float" office:value="45.819" calcext:value-type="float">
            <text:p>45,819</text:p>
          </table:table-cell>
          <table:table-cell office:value-type="float" office:value="45.361" calcext:value-type="float">
            <text:p>45,361</text:p>
          </table:table-cell>
          <table:table-cell table:number-columns-repeated="2" office:value-type="float" office:value="44.53" calcext:value-type="float">
            <text:p>44,53</text:p>
          </table:table-cell>
          <table:table-cell table:number-columns-repeated="3" office:value-type="float" office:value="44.416" calcext:value-type="float">
            <text:p>44,416</text:p>
          </table:table-cell>
          <table:table-cell table:number-columns-repeated="5" office:value-type="float" office:value="44.273" calcext:value-type="float">
            <text:p>44,273</text:p>
          </table:table-cell>
          <table:table-cell table:number-columns-repeated="2" office:value-type="float" office:value="43.7" calcext:value-type="float">
            <text:p>43,7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368" calcext:value-type="float">
            <text:p>368</text:p>
          </table:table-cell>
          <table:table-cell office:value-type="float" office:value="362" calcext:value-type="float">
            <text:p>362</text:p>
          </table:table-cell>
          <table:table-cell office:value-type="float" office:value="344" calcext:value-type="float">
            <text:p>344</text:p>
          </table:table-cell>
          <table:table-cell office:value-type="float" office:value="338" calcext:value-type="float">
            <text:p>338</text:p>
          </table:table-cell>
          <table:table-cell office:value-type="float" office:value="313" calcext:value-type="float">
            <text:p>313</text:p>
          </table:table-cell>
          <table:table-cell office:value-type="float" office:value="306" calcext:value-type="float">
            <text:p>306</text:p>
          </table:table-cell>
          <table:table-cell office:value-type="float" office:value="277" calcext:value-type="float">
            <text:p>277</text:p>
          </table:table-cell>
          <table:table-cell office:value-type="float" office:value="271" calcext:value-type="float">
            <text:p>271</text:p>
          </table:table-cell>
          <table:table-cell office:value-type="float" office:value="263" calcext:value-type="float">
            <text:p>263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230" calcext:value-type="float">
            <text:p>230</text:p>
          </table:table-cell>
          <table:table-cell table:number-columns-repeated="3" office:value-type="float" office:value="225" calcext:value-type="float">
            <text:p>225</text:p>
          </table:table-cell>
          <table:table-cell table:number-columns-repeated="5" office:value-type="float" office:value="221" calcext:value-type="float">
            <text:p>221</text:p>
          </table:table-cell>
          <table:table-cell table:number-columns-repeated="2"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8.11" calcext:value-type="float">
            <text:p>48,11</text:p>
          </table:table-cell>
          <table:table-cell office:value-type="float" office:value="47.079" calcext:value-type="float">
            <text:p>47,079</text:p>
          </table:table-cell>
          <table:table-cell office:value-type="float" office:value="45.704" calcext:value-type="float">
            <text:p>45,704</text:p>
          </table:table-cell>
          <table:table-cell office:value-type="float" office:value="45.275" calcext:value-type="float">
            <text:p>45,275</text:p>
          </table:table-cell>
          <table:table-cell office:value-type="float" office:value="43.557" calcext:value-type="float">
            <text:p>43,557</text:p>
          </table:table-cell>
          <table:table-cell office:value-type="float" office:value="43.127" calcext:value-type="float">
            <text:p>43,127</text:p>
          </table:table-cell>
          <table:table-cell office:value-type="float" office:value="42.268" calcext:value-type="float">
            <text:p>42,268</text:p>
          </table:table-cell>
          <table:table-cell office:value-type="float" office:value="41.667" calcext:value-type="float">
            <text:p>41,667</text:p>
          </table:table-cell>
          <table:table-cell office:value-type="float" office:value="41.151" calcext:value-type="float">
            <text:p>41,151</text:p>
          </table:table-cell>
          <table:table-cell office:value-type="float" office:value="40.722" calcext:value-type="float">
            <text:p>40,722</text:p>
          </table:table-cell>
          <table:table-cell table:number-columns-repeated="2" office:value-type="float" office:value="40.55" calcext:value-type="float">
            <text:p>40,55</text:p>
          </table:table-cell>
          <table:table-cell table:number-columns-repeated="3" office:value-type="float" office:value="40.378" calcext:value-type="float">
            <text:p>40,378</text:p>
          </table:table-cell>
          <table:table-cell table:number-columns-repeated="5" office:value-type="float" office:value="40.292" calcext:value-type="float">
            <text:p>40,292</text:p>
          </table:table-cell>
          <table:table-cell table:number-columns-repeated="2" office:value-type="float" office:value="39.691" calcext:value-type="float">
            <text:p>39,691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51.661" calcext:value-type="float">
            <text:p>51,661</text:p>
          </table:table-cell>
          <table:table-cell office:value-type="float" office:value="50.601" calcext:value-type="float">
            <text:p>50,601</text:p>
          </table:table-cell>
          <table:table-cell office:value-type="float" office:value="49.399" calcext:value-type="float">
            <text:p>49,399</text:p>
          </table:table-cell>
          <table:table-cell office:value-type="float" office:value="49.055" calcext:value-type="float">
            <text:p>49,055</text:p>
          </table:table-cell>
          <table:table-cell office:value-type="float" office:value="47.365" calcext:value-type="float">
            <text:p>47,365</text:p>
          </table:table-cell>
          <table:table-cell office:value-type="float" office:value="46.964" calcext:value-type="float">
            <text:p>46,964</text:p>
          </table:table-cell>
          <table:table-cell office:value-type="float" office:value="46.191" calcext:value-type="float">
            <text:p>46,191</text:p>
          </table:table-cell>
          <table:table-cell office:value-type="float" office:value="45.619" calcext:value-type="float">
            <text:p>45,619</text:p>
          </table:table-cell>
          <table:table-cell office:value-type="float" office:value="45.16" calcext:value-type="float">
            <text:p>45,16</text:p>
          </table:table-cell>
          <table:table-cell office:value-type="float" office:value="44.702" calcext:value-type="float">
            <text:p>44,702</text:p>
          </table:table-cell>
          <table:table-cell table:number-columns-repeated="2" office:value-type="float" office:value="44.53" calcext:value-type="float">
            <text:p>44,53</text:p>
          </table:table-cell>
          <table:table-cell table:number-columns-repeated="3" office:value-type="float" office:value="44.416" calcext:value-type="float">
            <text:p>44,416</text:p>
          </table:table-cell>
          <table:table-cell table:number-columns-repeated="5" office:value-type="float" office:value="44.273" calcext:value-type="float">
            <text:p>44,273</text:p>
          </table:table-cell>
          <table:table-cell table:number-columns-repeated="2" office:value-type="float" office:value="43.7" calcext:value-type="float">
            <text:p>43,7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368" calcext:value-type="float">
            <text:p>368</text:p>
          </table:table-cell>
          <table:table-cell office:value-type="float" office:value="354" calcext:value-type="float">
            <text:p>354</text:p>
          </table:table-cell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  <table:table-cell office:value-type="float" office:value="287" calcext:value-type="float">
            <text:p>287</text:p>
          </table:table-cell>
          <table:table-cell office:value-type="float" office:value="280" calcext:value-type="float">
            <text:p>280</text:p>
          </table:table-cell>
          <table:table-cell office:value-type="float" office:value="265" calcext:value-type="float">
            <text:p>265</text:p>
          </table:table-cell>
          <table:table-cell office:value-type="float" office:value="255" calcext:value-type="float">
            <text:p>255</text:p>
          </table:table-cell>
          <table:table-cell office:value-type="float" office:value="247" calcext:value-type="float">
            <text:p>247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0" calcext:value-type="float">
            <text:p>230</text:p>
          </table:table-cell>
          <table:table-cell table:number-columns-repeated="3" office:value-type="float" office:value="225" calcext:value-type="float">
            <text:p>225</text:p>
          </table:table-cell>
          <table:table-cell table:number-columns-repeated="5" office:value-type="float" office:value="221" calcext:value-type="float">
            <text:p>221</text:p>
          </table:table-cell>
          <table:table-cell table:number-columns-repeated="2"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8.11" calcext:value-type="float">
            <text:p>48,11</text:p>
          </table:table-cell>
          <table:table-cell office:value-type="float" office:value="47.079" calcext:value-type="float">
            <text:p>47,079</text:p>
          </table:table-cell>
          <table:table-cell office:value-type="float" office:value="45.704" calcext:value-type="float">
            <text:p>45,704</text:p>
          </table:table-cell>
          <table:table-cell office:value-type="float" office:value="45.275" calcext:value-type="float">
            <text:p>45,275</text:p>
          </table:table-cell>
          <table:table-cell office:value-type="float" office:value="43.557" calcext:value-type="float">
            <text:p>43,557</text:p>
          </table:table-cell>
          <table:table-cell office:value-type="float" office:value="43.127" calcext:value-type="float">
            <text:p>43,127</text:p>
          </table:table-cell>
          <table:table-cell office:value-type="float" office:value="42.268" calcext:value-type="float">
            <text:p>42,268</text:p>
          </table:table-cell>
          <table:table-cell office:value-type="float" office:value="41.667" calcext:value-type="float">
            <text:p>41,667</text:p>
          </table:table-cell>
          <table:table-cell office:value-type="float" office:value="41.151" calcext:value-type="float">
            <text:p>41,151</text:p>
          </table:table-cell>
          <table:table-cell office:value-type="float" office:value="40.722" calcext:value-type="float">
            <text:p>40,722</text:p>
          </table:table-cell>
          <table:table-cell table:number-columns-repeated="2" office:value-type="float" office:value="40.55" calcext:value-type="float">
            <text:p>40,55</text:p>
          </table:table-cell>
          <table:table-cell table:number-columns-repeated="3" office:value-type="float" office:value="40.378" calcext:value-type="float">
            <text:p>40,378</text:p>
          </table:table-cell>
          <table:table-cell table:number-columns-repeated="5" office:value-type="float" office:value="40.292" calcext:value-type="float">
            <text:p>40,292</text:p>
          </table:table-cell>
          <table:table-cell table:number-columns-repeated="2" office:value-type="float" office:value="39.691" calcext:value-type="float">
            <text:p>39,691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51.661" calcext:value-type="float">
            <text:p>51,661</text:p>
          </table:table-cell>
          <table:table-cell office:value-type="float" office:value="50.601" calcext:value-type="float">
            <text:p>50,601</text:p>
          </table:table-cell>
          <table:table-cell office:value-type="float" office:value="49.399" calcext:value-type="float">
            <text:p>49,399</text:p>
          </table:table-cell>
          <table:table-cell office:value-type="float" office:value="49.055" calcext:value-type="float">
            <text:p>49,055</text:p>
          </table:table-cell>
          <table:table-cell office:value-type="float" office:value="47.365" calcext:value-type="float">
            <text:p>47,365</text:p>
          </table:table-cell>
          <table:table-cell office:value-type="float" office:value="46.964" calcext:value-type="float">
            <text:p>46,964</text:p>
          </table:table-cell>
          <table:table-cell office:value-type="float" office:value="46.191" calcext:value-type="float">
            <text:p>46,191</text:p>
          </table:table-cell>
          <table:table-cell office:value-type="float" office:value="45.619" calcext:value-type="float">
            <text:p>45,619</text:p>
          </table:table-cell>
          <table:table-cell office:value-type="float" office:value="45.16" calcext:value-type="float">
            <text:p>45,16</text:p>
          </table:table-cell>
          <table:table-cell office:value-type="float" office:value="44.702" calcext:value-type="float">
            <text:p>44,702</text:p>
          </table:table-cell>
          <table:table-cell table:number-columns-repeated="2" office:value-type="float" office:value="44.53" calcext:value-type="float">
            <text:p>44,53</text:p>
          </table:table-cell>
          <table:table-cell table:number-columns-repeated="3" office:value-type="float" office:value="44.416" calcext:value-type="float">
            <text:p>44,416</text:p>
          </table:table-cell>
          <table:table-cell table:number-columns-repeated="5" office:value-type="float" office:value="44.273" calcext:value-type="float">
            <text:p>44,273</text:p>
          </table:table-cell>
          <table:table-cell table:number-columns-repeated="2" office:value-type="float" office:value="43.7" calcext:value-type="float">
            <text:p>43,7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368" calcext:value-type="float">
            <text:p>368</text:p>
          </table:table-cell>
          <table:table-cell office:value-type="float" office:value="354" calcext:value-type="float">
            <text:p>354</text:p>
          </table:table-cell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  <table:table-cell office:value-type="float" office:value="287" calcext:value-type="float">
            <text:p>287</text:p>
          </table:table-cell>
          <table:table-cell office:value-type="float" office:value="280" calcext:value-type="float">
            <text:p>280</text:p>
          </table:table-cell>
          <table:table-cell office:value-type="float" office:value="265" calcext:value-type="float">
            <text:p>265</text:p>
          </table:table-cell>
          <table:table-cell office:value-type="float" office:value="255" calcext:value-type="float">
            <text:p>255</text:p>
          </table:table-cell>
          <table:table-cell office:value-type="float" office:value="247" calcext:value-type="float">
            <text:p>247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0" calcext:value-type="float">
            <text:p>230</text:p>
          </table:table-cell>
          <table:table-cell table:number-columns-repeated="3" office:value-type="float" office:value="225" calcext:value-type="float">
            <text:p>225</text:p>
          </table:table-cell>
          <table:table-cell table:number-columns-repeated="5" office:value-type="float" office:value="221" calcext:value-type="float">
            <text:p>221</text:p>
          </table:table-cell>
          <table:table-cell table:number-columns-repeated="2"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8.11" calcext:value-type="float">
            <text:p>48,11</text:p>
          </table:table-cell>
          <table:table-cell office:value-type="float" office:value="46.735" calcext:value-type="float">
            <text:p>46,735</text:p>
          </table:table-cell>
          <table:table-cell office:value-type="float" office:value="45.704" calcext:value-type="float">
            <text:p>45,704</text:p>
          </table:table-cell>
          <table:table-cell office:value-type="float" office:value="45.275" calcext:value-type="float">
            <text:p>45,275</text:p>
          </table:table-cell>
          <table:table-cell office:value-type="float" office:value="43.557" calcext:value-type="float">
            <text:p>43,557</text:p>
          </table:table-cell>
          <table:table-cell office:value-type="float" office:value="43.127" calcext:value-type="float">
            <text:p>43,127</text:p>
          </table:table-cell>
          <table:table-cell office:value-type="float" office:value="42.268" calcext:value-type="float">
            <text:p>42,268</text:p>
          </table:table-cell>
          <table:table-cell office:value-type="float" office:value="41.667" calcext:value-type="float">
            <text:p>41,667</text:p>
          </table:table-cell>
          <table:table-cell office:value-type="float" office:value="41.151" calcext:value-type="float">
            <text:p>41,151</text:p>
          </table:table-cell>
          <table:table-cell office:value-type="float" office:value="40.722" calcext:value-type="float">
            <text:p>40,722</text:p>
          </table:table-cell>
          <table:table-cell table:number-columns-repeated="2" office:value-type="float" office:value="40.55" calcext:value-type="float">
            <text:p>40,55</text:p>
          </table:table-cell>
          <table:table-cell table:number-columns-repeated="3" office:value-type="float" office:value="40.378" calcext:value-type="float">
            <text:p>40,378</text:p>
          </table:table-cell>
          <table:table-cell table:number-columns-repeated="5" office:value-type="float" office:value="40.292" calcext:value-type="float">
            <text:p>40,292</text:p>
          </table:table-cell>
          <table:table-cell table:number-columns-repeated="2" office:value-type="float" office:value="39.691" calcext:value-type="float">
            <text:p>39,691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51.661" calcext:value-type="float">
            <text:p>51,661</text:p>
          </table:table-cell>
          <table:table-cell office:value-type="float" office:value="50.286" calcext:value-type="float">
            <text:p>50,286</text:p>
          </table:table-cell>
          <table:table-cell office:value-type="float" office:value="49.399" calcext:value-type="float">
            <text:p>49,399</text:p>
          </table:table-cell>
          <table:table-cell office:value-type="float" office:value="49.055" calcext:value-type="float">
            <text:p>49,055</text:p>
          </table:table-cell>
          <table:table-cell office:value-type="float" office:value="47.365" calcext:value-type="float">
            <text:p>47,365</text:p>
          </table:table-cell>
          <table:table-cell office:value-type="float" office:value="46.964" calcext:value-type="float">
            <text:p>46,964</text:p>
          </table:table-cell>
          <table:table-cell office:value-type="float" office:value="46.191" calcext:value-type="float">
            <text:p>46,191</text:p>
          </table:table-cell>
          <table:table-cell office:value-type="float" office:value="45.619" calcext:value-type="float">
            <text:p>45,619</text:p>
          </table:table-cell>
          <table:table-cell office:value-type="float" office:value="45.16" calcext:value-type="float">
            <text:p>45,16</text:p>
          </table:table-cell>
          <table:table-cell office:value-type="float" office:value="44.702" calcext:value-type="float">
            <text:p>44,702</text:p>
          </table:table-cell>
          <table:table-cell table:number-columns-repeated="2" office:value-type="float" office:value="44.53" calcext:value-type="float">
            <text:p>44,53</text:p>
          </table:table-cell>
          <table:table-cell table:number-columns-repeated="3" office:value-type="float" office:value="44.416" calcext:value-type="float">
            <text:p>44,416</text:p>
          </table:table-cell>
          <table:table-cell table:number-columns-repeated="5" office:value-type="float" office:value="44.273" calcext:value-type="float">
            <text:p>44,273</text:p>
          </table:table-cell>
          <table:table-cell table:number-columns-repeated="2" office:value-type="float" office:value="43.7" calcext:value-type="float">
            <text:p>43,7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368" calcext:value-type="float">
            <text:p>368</text:p>
          </table:table-cell>
          <table:table-cell office:value-type="float" office:value="344" calcext:value-type="float">
            <text:p>344</text:p>
          </table:table-cell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  <table:table-cell office:value-type="float" office:value="287" calcext:value-type="float">
            <text:p>287</text:p>
          </table:table-cell>
          <table:table-cell office:value-type="float" office:value="280" calcext:value-type="float">
            <text:p>280</text:p>
          </table:table-cell>
          <table:table-cell office:value-type="float" office:value="265" calcext:value-type="float">
            <text:p>265</text:p>
          </table:table-cell>
          <table:table-cell office:value-type="float" office:value="255" calcext:value-type="float">
            <text:p>255</text:p>
          </table:table-cell>
          <table:table-cell office:value-type="float" office:value="247" calcext:value-type="float">
            <text:p>247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0" calcext:value-type="float">
            <text:p>230</text:p>
          </table:table-cell>
          <table:table-cell table:number-columns-repeated="3" office:value-type="float" office:value="225" calcext:value-type="float">
            <text:p>225</text:p>
          </table:table-cell>
          <table:table-cell table:number-columns-repeated="5" office:value-type="float" office:value="221" calcext:value-type="float">
            <text:p>221</text:p>
          </table:table-cell>
          <table:table-cell table:number-columns-repeated="2"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8.11" calcext:value-type="float">
            <text:p>48,11</text:p>
          </table:table-cell>
          <table:table-cell office:value-type="float" office:value="46.735" calcext:value-type="float">
            <text:p>46,735</text:p>
          </table:table-cell>
          <table:table-cell office:value-type="float" office:value="45.704" calcext:value-type="float">
            <text:p>45,704</text:p>
          </table:table-cell>
          <table:table-cell office:value-type="float" office:value="45.275" calcext:value-type="float">
            <text:p>45,275</text:p>
          </table:table-cell>
          <table:table-cell office:value-type="float" office:value="43.557" calcext:value-type="float">
            <text:p>43,557</text:p>
          </table:table-cell>
          <table:table-cell office:value-type="float" office:value="43.127" calcext:value-type="float">
            <text:p>43,127</text:p>
          </table:table-cell>
          <table:table-cell office:value-type="float" office:value="42.268" calcext:value-type="float">
            <text:p>42,268</text:p>
          </table:table-cell>
          <table:table-cell office:value-type="float" office:value="41.667" calcext:value-type="float">
            <text:p>41,667</text:p>
          </table:table-cell>
          <table:table-cell office:value-type="float" office:value="41.151" calcext:value-type="float">
            <text:p>41,151</text:p>
          </table:table-cell>
          <table:table-cell office:value-type="float" office:value="40.722" calcext:value-type="float">
            <text:p>40,722</text:p>
          </table:table-cell>
          <table:table-cell table:number-columns-repeated="2" office:value-type="float" office:value="40.55" calcext:value-type="float">
            <text:p>40,55</text:p>
          </table:table-cell>
          <table:table-cell table:number-columns-repeated="3" office:value-type="float" office:value="40.378" calcext:value-type="float">
            <text:p>40,378</text:p>
          </table:table-cell>
          <table:table-cell table:number-columns-repeated="5" office:value-type="float" office:value="40.292" calcext:value-type="float">
            <text:p>40,292</text:p>
          </table:table-cell>
          <table:table-cell table:number-columns-repeated="2" office:value-type="float" office:value="39.691" calcext:value-type="float">
            <text:p>39,691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51.661" calcext:value-type="float">
            <text:p>51,661</text:p>
          </table:table-cell>
          <table:table-cell office:value-type="float" office:value="50.286" calcext:value-type="float">
            <text:p>50,286</text:p>
          </table:table-cell>
          <table:table-cell office:value-type="float" office:value="49.399" calcext:value-type="float">
            <text:p>49,399</text:p>
          </table:table-cell>
          <table:table-cell office:value-type="float" office:value="49.055" calcext:value-type="float">
            <text:p>49,055</text:p>
          </table:table-cell>
          <table:table-cell office:value-type="float" office:value="47.365" calcext:value-type="float">
            <text:p>47,365</text:p>
          </table:table-cell>
          <table:table-cell office:value-type="float" office:value="46.964" calcext:value-type="float">
            <text:p>46,964</text:p>
          </table:table-cell>
          <table:table-cell office:value-type="float" office:value="46.191" calcext:value-type="float">
            <text:p>46,191</text:p>
          </table:table-cell>
          <table:table-cell office:value-type="float" office:value="45.619" calcext:value-type="float">
            <text:p>45,619</text:p>
          </table:table-cell>
          <table:table-cell office:value-type="float" office:value="45.16" calcext:value-type="float">
            <text:p>45,16</text:p>
          </table:table-cell>
          <table:table-cell office:value-type="float" office:value="44.702" calcext:value-type="float">
            <text:p>44,702</text:p>
          </table:table-cell>
          <table:table-cell table:number-columns-repeated="2" office:value-type="float" office:value="44.53" calcext:value-type="float">
            <text:p>44,53</text:p>
          </table:table-cell>
          <table:table-cell table:number-columns-repeated="3" office:value-type="float" office:value="44.416" calcext:value-type="float">
            <text:p>44,416</text:p>
          </table:table-cell>
          <table:table-cell table:number-columns-repeated="5" office:value-type="float" office:value="44.273" calcext:value-type="float">
            <text:p>44,273</text:p>
          </table:table-cell>
          <table:table-cell table:number-columns-repeated="2" office:value-type="float" office:value="43.7" calcext:value-type="float">
            <text:p>43,7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368" calcext:value-type="float">
            <text:p>368</text:p>
          </table:table-cell>
          <table:table-cell office:value-type="float" office:value="344" calcext:value-type="float">
            <text:p>344</text:p>
          </table:table-cell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  <table:table-cell office:value-type="float" office:value="287" calcext:value-type="float">
            <text:p>287</text:p>
          </table:table-cell>
          <table:table-cell office:value-type="float" office:value="280" calcext:value-type="float">
            <text:p>280</text:p>
          </table:table-cell>
          <table:table-cell office:value-type="float" office:value="265" calcext:value-type="float">
            <text:p>265</text:p>
          </table:table-cell>
          <table:table-cell office:value-type="float" office:value="255" calcext:value-type="float">
            <text:p>255</text:p>
          </table:table-cell>
          <table:table-cell office:value-type="float" office:value="247" calcext:value-type="float">
            <text:p>247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0" calcext:value-type="float">
            <text:p>230</text:p>
          </table:table-cell>
          <table:table-cell table:number-columns-repeated="3" office:value-type="float" office:value="225" calcext:value-type="float">
            <text:p>225</text:p>
          </table:table-cell>
          <table:table-cell table:number-columns-repeated="5" office:value-type="float" office:value="221" calcext:value-type="float">
            <text:p>221</text:p>
          </table:table-cell>
          <table:table-cell table:number-columns-repeated="2"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8.11" calcext:value-type="float">
            <text:p>48,11</text:p>
          </table:table-cell>
          <table:table-cell office:value-type="float" office:value="46.649" calcext:value-type="float">
            <text:p>46,649</text:p>
          </table:table-cell>
          <table:table-cell office:value-type="float" office:value="45.619" calcext:value-type="float">
            <text:p>45,619</text:p>
          </table:table-cell>
          <table:table-cell office:value-type="float" office:value="45.189" calcext:value-type="float">
            <text:p>45,189</text:p>
          </table:table-cell>
          <table:table-cell office:value-type="float" office:value="43.557" calcext:value-type="float">
            <text:p>43,557</text:p>
          </table:table-cell>
          <table:table-cell office:value-type="float" office:value="42.698" calcext:value-type="float">
            <text:p>42,698</text:p>
          </table:table-cell>
          <table:table-cell office:value-type="float" office:value="41.753" calcext:value-type="float">
            <text:p>41,753</text:p>
          </table:table-cell>
          <table:table-cell office:value-type="float" office:value="41.151" calcext:value-type="float">
            <text:p>41,151</text:p>
          </table:table-cell>
          <table:table-cell table:number-columns-repeated="2" office:value-type="float" office:value="40.722" calcext:value-type="float">
            <text:p>40,722</text:p>
          </table:table-cell>
          <table:table-cell table:number-columns-repeated="2" office:value-type="float" office:value="40.55" calcext:value-type="float">
            <text:p>40,55</text:p>
          </table:table-cell>
          <table:table-cell table:number-columns-repeated="3" office:value-type="float" office:value="40.378" calcext:value-type="float">
            <text:p>40,378</text:p>
          </table:table-cell>
          <table:table-cell table:number-columns-repeated="5" office:value-type="float" office:value="40.292" calcext:value-type="float">
            <text:p>40,292</text:p>
          </table:table-cell>
          <table:table-cell table:number-columns-repeated="2" office:value-type="float" office:value="39.691" calcext:value-type="float">
            <text:p>39,691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51.661" calcext:value-type="float">
            <text:p>51,661</text:p>
          </table:table-cell>
          <table:table-cell office:value-type="float" office:value="50.286" calcext:value-type="float">
            <text:p>50,286</text:p>
          </table:table-cell>
          <table:table-cell office:value-type="float" office:value="49.399" calcext:value-type="float">
            <text:p>49,399</text:p>
          </table:table-cell>
          <table:table-cell office:value-type="float" office:value="49.055" calcext:value-type="float">
            <text:p>49,055</text:p>
          </table:table-cell>
          <table:table-cell office:value-type="float" office:value="47.365" calcext:value-type="float">
            <text:p>47,365</text:p>
          </table:table-cell>
          <table:table-cell office:value-type="float" office:value="46.506" calcext:value-type="float">
            <text:p>46,506</text:p>
          </table:table-cell>
          <table:table-cell office:value-type="float" office:value="45.733" calcext:value-type="float">
            <text:p>45,733</text:p>
          </table:table-cell>
          <table:table-cell office:value-type="float" office:value="45.16" calcext:value-type="float">
            <text:p>45,16</text:p>
          </table:table-cell>
          <table:table-cell table:number-columns-repeated="2" office:value-type="float" office:value="44.702" calcext:value-type="float">
            <text:p>44,702</text:p>
          </table:table-cell>
          <table:table-cell table:number-columns-repeated="2" office:value-type="float" office:value="44.53" calcext:value-type="float">
            <text:p>44,53</text:p>
          </table:table-cell>
          <table:table-cell table:number-columns-repeated="3" office:value-type="float" office:value="44.416" calcext:value-type="float">
            <text:p>44,416</text:p>
          </table:table-cell>
          <table:table-cell table:number-columns-repeated="5" office:value-type="float" office:value="44.273" calcext:value-type="float">
            <text:p>44,273</text:p>
          </table:table-cell>
          <table:table-cell table:number-columns-repeated="2" office:value-type="float" office:value="43.7" calcext:value-type="float">
            <text:p>43,7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365" calcext:value-type="float">
            <text:p>365</text:p>
          </table:table-cell>
          <table:table-cell office:value-type="float" office:value="341" calcext:value-type="float">
            <text:p>341</text:p>
          </table:table-cell>
          <table:table-cell office:value-type="float" office:value="327" calcext:value-type="float">
            <text:p>327</text:p>
          </table:table-cell>
          <table:table-cell office:value-type="float" office:value="321" calcext:value-type="float">
            <text:p>321</text:p>
          </table:table-cell>
          <table:table-cell office:value-type="float" office:value="284" calcext:value-type="float">
            <text:p>284</text:p>
          </table:table-cell>
          <table:table-cell office:value-type="float" office:value="269" calcext:value-type="float">
            <text:p>269</text:p>
          </table:table-cell>
          <table:table-cell office:value-type="float" office:value="254" calcext:value-type="float">
            <text:p>254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2" office:value-type="float" office:value="230" calcext:value-type="float">
            <text:p>230</text:p>
          </table:table-cell>
          <table:table-cell table:number-columns-repeated="3" office:value-type="float" office:value="225" calcext:value-type="float">
            <text:p>225</text:p>
          </table:table-cell>
          <table:table-cell table:number-columns-repeated="5" office:value-type="float" office:value="221" calcext:value-type="float">
            <text:p>221</text:p>
          </table:table-cell>
          <table:table-cell table:number-columns-repeated="2" office:value-type="float" office:value="208" calcext:value-type="float">
            <text:p>208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7.938" calcext:value-type="float">
            <text:p>47,938</text:p>
          </table:table-cell>
          <table:table-cell office:value-type="float" office:value="46.478" calcext:value-type="float">
            <text:p>46,478</text:p>
          </table:table-cell>
          <table:table-cell office:value-type="float" office:value="45.447" calcext:value-type="float">
            <text:p>45,447</text:p>
          </table:table-cell>
          <table:table-cell office:value-type="float" office:value="45.017" calcext:value-type="float">
            <text:p>45,017</text:p>
          </table:table-cell>
          <table:table-cell office:value-type="float" office:value="43.385" calcext:value-type="float">
            <text:p>43,385</text:p>
          </table:table-cell>
          <table:table-cell office:value-type="float" office:value="42.526" calcext:value-type="float">
            <text:p>42,526</text:p>
          </table:table-cell>
          <table:table-cell office:value-type="float" office:value="41.667" calcext:value-type="float">
            <text:p>41,667</text:p>
          </table:table-cell>
          <table:table-cell office:value-type="float" office:value="41.065" calcext:value-type="float">
            <text:p>41,065</text:p>
          </table:table-cell>
          <table:table-cell table:number-columns-repeated="2" office:value-type="float" office:value="40.55" calcext:value-type="float">
            <text:p>40,55</text:p>
          </table:table-cell>
          <table:table-cell table:number-columns-repeated="2" office:value-type="float" office:value="40.12" calcext:value-type="float">
            <text:p>40,12</text:p>
          </table:table-cell>
          <table:table-cell table:number-columns-repeated="3" office:value-type="float" office:value="39.948" calcext:value-type="float">
            <text:p>39,948</text:p>
          </table:table-cell>
          <table:table-cell office:value-type="float" office:value="39.863" calcext:value-type="float">
            <text:p>39,863</text:p>
          </table:table-cell>
          <table:table-cell office:value-type="float" office:value="39.175" calcext:value-type="float">
            <text:p>39,175</text:p>
          </table:table-cell>
          <table:table-cell table:number-columns-repeated="3" office:value-type="float" office:value="38.488" calcext:value-type="float">
            <text:p>38,488</text:p>
          </table:table-cell>
          <table:table-cell office:value-type="float" office:value="37.973" calcext:value-type="float">
            <text:p>37,973</text:p>
          </table:table-cell>
          <table:table-cell office:value-type="float" office:value="36.77" calcext:value-type="float">
            <text:p>36,77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51.46" calcext:value-type="float">
            <text:p>51,46</text:p>
          </table:table-cell>
          <table:table-cell office:value-type="float" office:value="50.086" calcext:value-type="float">
            <text:p>50,086</text:p>
          </table:table-cell>
          <table:table-cell office:value-type="float" office:value="49.198" calcext:value-type="float">
            <text:p>49,198</text:p>
          </table:table-cell>
          <table:table-cell office:value-type="float" office:value="48.855" calcext:value-type="float">
            <text:p>48,855</text:p>
          </table:table-cell>
          <table:table-cell office:value-type="float" office:value="47.222" calcext:value-type="float">
            <text:p>47,222</text:p>
          </table:table-cell>
          <table:table-cell office:value-type="float" office:value="46.392" calcext:value-type="float">
            <text:p>46,392</text:p>
          </table:table-cell>
          <table:table-cell office:value-type="float" office:value="45.619" calcext:value-type="float">
            <text:p>45,619</text:p>
          </table:table-cell>
          <table:table-cell office:value-type="float" office:value="45.046" calcext:value-type="float">
            <text:p>45,046</text:p>
          </table:table-cell>
          <table:table-cell table:number-columns-repeated="2" office:value-type="float" office:value="44.588" calcext:value-type="float">
            <text:p>44,588</text:p>
          </table:table-cell>
          <table:table-cell table:number-columns-repeated="2" office:value-type="float" office:value="44.129" calcext:value-type="float">
            <text:p>44,129</text:p>
          </table:table-cell>
          <table:table-cell table:number-columns-repeated="3" office:value-type="float" office:value="44.015" calcext:value-type="float">
            <text:p>44,015</text:p>
          </table:table-cell>
          <table:table-cell office:value-type="float" office:value="43.872" calcext:value-type="float">
            <text:p>43,872</text:p>
          </table:table-cell>
          <table:table-cell office:value-type="float" office:value="43.099" calcext:value-type="float">
            <text:p>43,099</text:p>
          </table:table-cell>
          <table:table-cell table:number-columns-repeated="3" office:value-type="float" office:value="42.497" calcext:value-type="float">
            <text:p>42,497</text:p>
          </table:table-cell>
          <table:table-cell office:value-type="float" office:value="41.924" calcext:value-type="float">
            <text:p>41,924</text:p>
          </table:table-cell>
          <table:table-cell office:value-type="float" office:value="40.636" calcext:value-type="float">
            <text:p>40,636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357" calcext:value-type="float">
            <text:p>357</text:p>
          </table:table-cell>
          <table:table-cell office:value-type="float" office:value="333" calcext:value-type="float">
            <text:p>333</text:p>
          </table:table-cell>
          <table:table-cell office:value-type="float" office:value="319" calcext:value-type="float">
            <text:p>319</text:p>
          </table:table-cell>
          <table:table-cell office:value-type="float" office:value="313" calcext:value-type="float">
            <text:p>313</text:p>
          </table:table-cell>
          <table:table-cell office:value-type="float" office:value="274" calcext:value-type="float">
            <text:p>274</text:p>
          </table:table-cell>
          <table:table-cell office:value-type="float" office:value="258" calcext:value-type="float">
            <text:p>258</text:p>
          </table:table-cell>
          <table:table-cell office:value-type="float" office:value="243" calcext:value-type="float">
            <text:p>243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225" calcext:value-type="float">
            <text:p>225</text:p>
          </table:table-cell>
          <table:table-cell table:number-columns-repeated="2" office:value-type="float" office:value="217" calcext:value-type="float">
            <text:p>217</text:p>
          </table:table-cell>
          <table:table-cell table:number-columns-repeated="3" office:value-type="float" office:value="212" calcext:value-type="float">
            <text:p>212</text:p>
          </table:table-cell>
          <table:table-cell office:value-type="float" office:value="208" calcext:value-type="float">
            <text:p>208</text:p>
          </table:table-cell>
          <table:table-cell office:value-type="float" office:value="193" calcext:value-type="float">
            <text:p>193</text:p>
          </table:table-cell>
          <table:table-cell table:number-columns-repeated="3" office:value-type="float" office:value="181" calcext:value-type="float">
            <text:p>181</text:p>
          </table:table-cell>
          <table:table-cell office:value-type="float" office:value="168" calcext:value-type="float">
            <text:p>16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6.735" calcext:value-type="float">
            <text:p>46,735</text:p>
          </table:table-cell>
          <table:table-cell office:value-type="float" office:value="45.189" calcext:value-type="float">
            <text:p>45,189</text:p>
          </table:table-cell>
          <table:table-cell office:value-type="float" office:value="44.244" calcext:value-type="float">
            <text:p>44,244</text:p>
          </table:table-cell>
          <table:table-cell office:value-type="float" office:value="43.9" calcext:value-type="float">
            <text:p>43,9</text:p>
          </table:table-cell>
          <table:table-cell office:value-type="float" office:value="43.385" calcext:value-type="float">
            <text:p>43,385</text:p>
          </table:table-cell>
          <table:table-cell office:value-type="float" office:value="42.526" calcext:value-type="float">
            <text:p>42,526</text:p>
          </table:table-cell>
          <table:table-cell office:value-type="float" office:value="41.667" calcext:value-type="float">
            <text:p>41,667</text:p>
          </table:table-cell>
          <table:table-cell office:value-type="float" office:value="41.065" calcext:value-type="float">
            <text:p>41,065</text:p>
          </table:table-cell>
          <table:table-cell table:number-columns-repeated="2" office:value-type="float" office:value="40.55" calcext:value-type="float">
            <text:p>40,55</text:p>
          </table:table-cell>
          <table:table-cell table:number-columns-repeated="2" office:value-type="float" office:value="40.12" calcext:value-type="float">
            <text:p>40,12</text:p>
          </table:table-cell>
          <table:table-cell table:number-columns-repeated="3" office:value-type="float" office:value="39.948" calcext:value-type="float">
            <text:p>39,948</text:p>
          </table:table-cell>
          <table:table-cell office:value-type="float" office:value="39.863" calcext:value-type="float">
            <text:p>39,863</text:p>
          </table:table-cell>
          <table:table-cell office:value-type="float" office:value="39.175" calcext:value-type="float">
            <text:p>39,175</text:p>
          </table:table-cell>
          <table:table-cell table:number-columns-repeated="3" office:value-type="float" office:value="38.488" calcext:value-type="float">
            <text:p>38,488</text:p>
          </table:table-cell>
          <table:table-cell office:value-type="float" office:value="37.973" calcext:value-type="float">
            <text:p>37,973</text:p>
          </table:table-cell>
          <table:table-cell office:value-type="float" office:value="36.77" calcext:value-type="float">
            <text:p>36,77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50.315" calcext:value-type="float">
            <text:p>50,315</text:p>
          </table:table-cell>
          <table:table-cell office:value-type="float" office:value="48.94" calcext:value-type="float">
            <text:p>48,94</text:p>
          </table:table-cell>
          <table:table-cell office:value-type="float" office:value="48.081" calcext:value-type="float">
            <text:p>48,081</text:p>
          </table:table-cell>
          <table:table-cell office:value-type="float" office:value="47.738" calcext:value-type="float">
            <text:p>47,738</text:p>
          </table:table-cell>
          <table:table-cell office:value-type="float" office:value="47.222" calcext:value-type="float">
            <text:p>47,222</text:p>
          </table:table-cell>
          <table:table-cell office:value-type="float" office:value="46.392" calcext:value-type="float">
            <text:p>46,392</text:p>
          </table:table-cell>
          <table:table-cell office:value-type="float" office:value="45.619" calcext:value-type="float">
            <text:p>45,619</text:p>
          </table:table-cell>
          <table:table-cell office:value-type="float" office:value="45.046" calcext:value-type="float">
            <text:p>45,046</text:p>
          </table:table-cell>
          <table:table-cell table:number-columns-repeated="2" office:value-type="float" office:value="44.588" calcext:value-type="float">
            <text:p>44,588</text:p>
          </table:table-cell>
          <table:table-cell table:number-columns-repeated="2" office:value-type="float" office:value="44.129" calcext:value-type="float">
            <text:p>44,129</text:p>
          </table:table-cell>
          <table:table-cell table:number-columns-repeated="3" office:value-type="float" office:value="44.015" calcext:value-type="float">
            <text:p>44,015</text:p>
          </table:table-cell>
          <table:table-cell office:value-type="float" office:value="43.872" calcext:value-type="float">
            <text:p>43,872</text:p>
          </table:table-cell>
          <table:table-cell office:value-type="float" office:value="43.099" calcext:value-type="float">
            <text:p>43,099</text:p>
          </table:table-cell>
          <table:table-cell table:number-columns-repeated="3" office:value-type="float" office:value="42.497" calcext:value-type="float">
            <text:p>42,497</text:p>
          </table:table-cell>
          <table:table-cell office:value-type="float" office:value="41.924" calcext:value-type="float">
            <text:p>41,924</text:p>
          </table:table-cell>
          <table:table-cell office:value-type="float" office:value="40.636" calcext:value-type="float">
            <text:p>40,636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328" calcext:value-type="float">
            <text:p>328</text:p>
          </table:table-cell>
          <table:table-cell office:value-type="float" office:value="304" calcext:value-type="float">
            <text:p>304</text:p>
          </table:table-cell>
          <table:table-cell office:value-type="float" office:value="289" calcext:value-type="float">
            <text:p>289</text:p>
          </table:table-cell>
          <table:table-cell office:value-type="float" office:value="283" calcext:value-type="float">
            <text:p>283</text:p>
          </table:table-cell>
          <table:table-cell office:value-type="float" office:value="274" calcext:value-type="float">
            <text:p>274</text:p>
          </table:table-cell>
          <table:table-cell office:value-type="float" office:value="258" calcext:value-type="float">
            <text:p>258</text:p>
          </table:table-cell>
          <table:table-cell office:value-type="float" office:value="243" calcext:value-type="float">
            <text:p>243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225" calcext:value-type="float">
            <text:p>225</text:p>
          </table:table-cell>
          <table:table-cell table:number-columns-repeated="2" office:value-type="float" office:value="217" calcext:value-type="float">
            <text:p>217</text:p>
          </table:table-cell>
          <table:table-cell table:number-columns-repeated="3" office:value-type="float" office:value="212" calcext:value-type="float">
            <text:p>212</text:p>
          </table:table-cell>
          <table:table-cell office:value-type="float" office:value="208" calcext:value-type="float">
            <text:p>208</text:p>
          </table:table-cell>
          <table:table-cell office:value-type="float" office:value="193" calcext:value-type="float">
            <text:p>193</text:p>
          </table:table-cell>
          <table:table-cell table:number-columns-repeated="3" office:value-type="float" office:value="181" calcext:value-type="float">
            <text:p>181</text:p>
          </table:table-cell>
          <table:table-cell office:value-type="float" office:value="168" calcext:value-type="float">
            <text:p>16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5.704" calcext:value-type="float">
            <text:p>45,704</text:p>
          </table:table-cell>
          <table:table-cell office:value-type="float" office:value="43.986" calcext:value-type="float">
            <text:p>43,986</text:p>
          </table:table-cell>
          <table:table-cell office:value-type="float" office:value="43.041" calcext:value-type="float">
            <text:p>43,041</text:p>
          </table:table-cell>
          <table:table-cell office:value-type="float" office:value="42.698" calcext:value-type="float">
            <text:p>42,698</text:p>
          </table:table-cell>
          <table:table-cell office:value-type="float" office:value="41.753" calcext:value-type="float">
            <text:p>41,753</text:p>
          </table:table-cell>
          <table:table-cell office:value-type="float" office:value="40.893" calcext:value-type="float">
            <text:p>40,893</text:p>
          </table:table-cell>
          <table:table-cell office:value-type="float" office:value="39.948" calcext:value-type="float">
            <text:p>39,948</text:p>
          </table:table-cell>
          <table:table-cell office:value-type="float" office:value="39.347" calcext:value-type="float">
            <text:p>39,347</text:p>
          </table:table-cell>
          <table:table-cell table:number-columns-repeated="2" office:value-type="float" office:value="38.746" calcext:value-type="float">
            <text:p>38,746</text:p>
          </table:table-cell>
          <table:table-cell table:number-columns-repeated="5" office:value-type="float" office:value="38.316" calcext:value-type="float">
            <text:p>38,316</text:p>
          </table:table-cell>
          <table:table-cell office:value-type="float" office:value="38.144" calcext:value-type="float">
            <text:p>38,144</text:p>
          </table:table-cell>
          <table:table-cell office:value-type="float" office:value="37.457" calcext:value-type="float">
            <text:p>37,457</text:p>
          </table:table-cell>
          <table:table-cell table:number-columns-repeated="3" office:value-type="float" office:value="36.34" calcext:value-type="float">
            <text:p>36,34</text:p>
          </table:table-cell>
          <table:table-cell table:number-columns-repeated="2" office:value-type="float" office:value="35.137" calcext:value-type="float">
            <text:p>35,137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49.284" calcext:value-type="float">
            <text:p>49,284</text:p>
          </table:table-cell>
          <table:table-cell office:value-type="float" office:value="47.68" calcext:value-type="float">
            <text:p>47,68</text:p>
          </table:table-cell>
          <table:table-cell office:value-type="float" office:value="46.821" calcext:value-type="float">
            <text:p>46,821</text:p>
          </table:table-cell>
          <table:table-cell office:value-type="float" office:value="46.478" calcext:value-type="float">
            <text:p>46,478</text:p>
          </table:table-cell>
          <table:table-cell office:value-type="float" office:value="45.561" calcext:value-type="float">
            <text:p>45,561</text:p>
          </table:table-cell>
          <table:table-cell office:value-type="float" office:value="44.702" calcext:value-type="float">
            <text:p>44,702</text:p>
          </table:table-cell>
          <table:table-cell office:value-type="float" office:value="43.929" calcext:value-type="float">
            <text:p>43,929</text:p>
          </table:table-cell>
          <table:table-cell office:value-type="float" office:value="43.356" calcext:value-type="float">
            <text:p>43,356</text:p>
          </table:table-cell>
          <table:table-cell table:number-columns-repeated="2" office:value-type="float" office:value="42.726" calcext:value-type="float">
            <text:p>42,726</text:p>
          </table:table-cell>
          <table:table-cell table:number-columns-repeated="5" office:value-type="float" office:value="42.268" calcext:value-type="float">
            <text:p>42,268</text:p>
          </table:table-cell>
          <table:table-cell office:value-type="float" office:value="42.125" calcext:value-type="float">
            <text:p>42,125</text:p>
          </table:table-cell>
          <table:table-cell office:value-type="float" office:value="41.352" calcext:value-type="float">
            <text:p>41,352</text:p>
          </table:table-cell>
          <table:table-cell table:number-columns-repeated="3" office:value-type="float" office:value="40.235" calcext:value-type="float">
            <text:p>40,235</text:p>
          </table:table-cell>
          <table:table-cell table:number-columns-repeated="2" office:value-type="float" office:value="38.975" calcext:value-type="float">
            <text:p>38,975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295" calcext:value-type="float">
            <text:p>295</text:p>
          </table:table-cell>
          <table:table-cell office:value-type="float" office:value="267" calcext:value-type="float">
            <text:p>267</text:p>
          </table:table-cell>
          <table:table-cell office:value-type="float" office:value="252" calcext:value-type="float">
            <text:p>252</text:p>
          </table:table-cell>
          <table:table-cell office:value-type="float" office:value="246" calcext:value-type="float">
            <text:p>246</text:p>
          </table:table-cell>
          <table:table-cell office:value-type="float" office:value="230" calcext:value-type="float">
            <text:p>230</text:p>
          </table:table-cell>
          <table:table-cell office:value-type="float" office:value="215" calcext:value-type="float">
            <text:p>215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79" calcext:value-type="float">
            <text:p>179</text:p>
          </table:table-cell>
          <table:table-cell table:number-columns-repeated="5" office:value-type="float" office:value="171" calcext:value-type="float">
            <text:p>171</text:p>
          </table:table-cell>
          <table:table-cell office:value-type="float" office:value="167" calcext:value-type="float">
            <text:p>167</text:p>
          </table:table-cell>
          <table:table-cell office:value-type="float" office:value="152" calcext:value-type="float">
            <text:p>152</text:p>
          </table:table-cell>
          <table:table-cell table:number-columns-repeated="3" office:value-type="float" office:value="131" calcext:value-type="float">
            <text:p>131</text:p>
          </table:table-cell>
          <table:table-cell table:number-columns-repeated="2" office:value-type="float" office:value="106" calcext:value-type="float">
            <text:p>106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5.704" calcext:value-type="float">
            <text:p>45,704</text:p>
          </table:table-cell>
          <table:table-cell office:value-type="float" office:value="43.986" calcext:value-type="float">
            <text:p>43,986</text:p>
          </table:table-cell>
          <table:table-cell office:value-type="float" office:value="43.041" calcext:value-type="float">
            <text:p>43,041</text:p>
          </table:table-cell>
          <table:table-cell office:value-type="float" office:value="42.698" calcext:value-type="float">
            <text:p>42,698</text:p>
          </table:table-cell>
          <table:table-cell office:value-type="float" office:value="41.753" calcext:value-type="float">
            <text:p>41,753</text:p>
          </table:table-cell>
          <table:table-cell office:value-type="float" office:value="40.893" calcext:value-type="float">
            <text:p>40,893</text:p>
          </table:table-cell>
          <table:table-cell office:value-type="float" office:value="39.948" calcext:value-type="float">
            <text:p>39,948</text:p>
          </table:table-cell>
          <table:table-cell office:value-type="float" office:value="39.347" calcext:value-type="float">
            <text:p>39,347</text:p>
          </table:table-cell>
          <table:table-cell table:number-columns-repeated="2" office:value-type="float" office:value="38.746" calcext:value-type="float">
            <text:p>38,746</text:p>
          </table:table-cell>
          <table:table-cell table:number-columns-repeated="5" office:value-type="float" office:value="38.316" calcext:value-type="float">
            <text:p>38,316</text:p>
          </table:table-cell>
          <table:table-cell office:value-type="float" office:value="38.144" calcext:value-type="float">
            <text:p>38,144</text:p>
          </table:table-cell>
          <table:table-cell office:value-type="float" office:value="37.457" calcext:value-type="float">
            <text:p>37,457</text:p>
          </table:table-cell>
          <table:table-cell table:number-columns-repeated="3" office:value-type="float" office:value="36.34" calcext:value-type="float">
            <text:p>36,34</text:p>
          </table:table-cell>
          <table:table-cell table:number-columns-repeated="2" office:value-type="float" office:value="35.137" calcext:value-type="float">
            <text:p>35,137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49.284" calcext:value-type="float">
            <text:p>49,284</text:p>
          </table:table-cell>
          <table:table-cell office:value-type="float" office:value="47.68" calcext:value-type="float">
            <text:p>47,68</text:p>
          </table:table-cell>
          <table:table-cell office:value-type="float" office:value="46.821" calcext:value-type="float">
            <text:p>46,821</text:p>
          </table:table-cell>
          <table:table-cell office:value-type="float" office:value="46.478" calcext:value-type="float">
            <text:p>46,478</text:p>
          </table:table-cell>
          <table:table-cell office:value-type="float" office:value="45.561" calcext:value-type="float">
            <text:p>45,561</text:p>
          </table:table-cell>
          <table:table-cell office:value-type="float" office:value="44.702" calcext:value-type="float">
            <text:p>44,702</text:p>
          </table:table-cell>
          <table:table-cell office:value-type="float" office:value="43.929" calcext:value-type="float">
            <text:p>43,929</text:p>
          </table:table-cell>
          <table:table-cell office:value-type="float" office:value="43.356" calcext:value-type="float">
            <text:p>43,356</text:p>
          </table:table-cell>
          <table:table-cell table:number-columns-repeated="2" office:value-type="float" office:value="42.726" calcext:value-type="float">
            <text:p>42,726</text:p>
          </table:table-cell>
          <table:table-cell table:number-columns-repeated="5" office:value-type="float" office:value="42.268" calcext:value-type="float">
            <text:p>42,268</text:p>
          </table:table-cell>
          <table:table-cell office:value-type="float" office:value="42.125" calcext:value-type="float">
            <text:p>42,125</text:p>
          </table:table-cell>
          <table:table-cell office:value-type="float" office:value="41.352" calcext:value-type="float">
            <text:p>41,352</text:p>
          </table:table-cell>
          <table:table-cell table:number-columns-repeated="3" office:value-type="float" office:value="40.235" calcext:value-type="float">
            <text:p>40,235</text:p>
          </table:table-cell>
          <table:table-cell table:number-columns-repeated="2" office:value-type="float" office:value="38.975" calcext:value-type="float">
            <text:p>38,975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295" calcext:value-type="float">
            <text:p>295</text:p>
          </table:table-cell>
          <table:table-cell office:value-type="float" office:value="267" calcext:value-type="float">
            <text:p>267</text:p>
          </table:table-cell>
          <table:table-cell office:value-type="float" office:value="252" calcext:value-type="float">
            <text:p>252</text:p>
          </table:table-cell>
          <table:table-cell office:value-type="float" office:value="246" calcext:value-type="float">
            <text:p>246</text:p>
          </table:table-cell>
          <table:table-cell office:value-type="float" office:value="230" calcext:value-type="float">
            <text:p>230</text:p>
          </table:table-cell>
          <table:table-cell office:value-type="float" office:value="215" calcext:value-type="float">
            <text:p>215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79" calcext:value-type="float">
            <text:p>179</text:p>
          </table:table-cell>
          <table:table-cell table:number-columns-repeated="5" office:value-type="float" office:value="171" calcext:value-type="float">
            <text:p>171</text:p>
          </table:table-cell>
          <table:table-cell office:value-type="float" office:value="167" calcext:value-type="float">
            <text:p>167</text:p>
          </table:table-cell>
          <table:table-cell office:value-type="float" office:value="152" calcext:value-type="float">
            <text:p>152</text:p>
          </table:table-cell>
          <table:table-cell table:number-columns-repeated="3" office:value-type="float" office:value="131" calcext:value-type="float">
            <text:p>131</text:p>
          </table:table-cell>
          <table:table-cell table:number-columns-repeated="2" office:value-type="float" office:value="106" calcext:value-type="float">
            <text:p>106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5.533" calcext:value-type="float">
            <text:p>45,533</text:p>
          </table:table-cell>
          <table:table-cell office:value-type="float" office:value="43.299" calcext:value-type="float">
            <text:p>43,299</text:p>
          </table:table-cell>
          <table:table-cell office:value-type="float" office:value="42.354" calcext:value-type="float">
            <text:p>42,354</text:p>
          </table:table-cell>
          <table:table-cell office:value-type="float" office:value="42.01" calcext:value-type="float">
            <text:p>42,01</text:p>
          </table:table-cell>
          <table:table-cell office:value-type="float" office:value="41.065" calcext:value-type="float">
            <text:p>41,065</text:p>
          </table:table-cell>
          <table:table-cell office:value-type="float" office:value="40.292" calcext:value-type="float">
            <text:p>40,292</text:p>
          </table:table-cell>
          <table:table-cell office:value-type="float" office:value="39.948" calcext:value-type="float">
            <text:p>39,948</text:p>
          </table:table-cell>
          <table:table-cell office:value-type="float" office:value="39.347" calcext:value-type="float">
            <text:p>39,347</text:p>
          </table:table-cell>
          <table:table-cell table:number-columns-repeated="2" office:value-type="float" office:value="38.746" calcext:value-type="float">
            <text:p>38,746</text:p>
          </table:table-cell>
          <table:table-cell table:number-columns-repeated="5" office:value-type="float" office:value="38.316" calcext:value-type="float">
            <text:p>38,316</text:p>
          </table:table-cell>
          <table:table-cell office:value-type="float" office:value="38.144" calcext:value-type="float">
            <text:p>38,144</text:p>
          </table:table-cell>
          <table:table-cell office:value-type="float" office:value="37.457" calcext:value-type="float">
            <text:p>37,457</text:p>
          </table:table-cell>
          <table:table-cell table:number-columns-repeated="3" office:value-type="float" office:value="36.34" calcext:value-type="float">
            <text:p>36,34</text:p>
          </table:table-cell>
          <table:table-cell table:number-columns-repeated="2" office:value-type="float" office:value="35.137" calcext:value-type="float">
            <text:p>35,137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49.141" calcext:value-type="float">
            <text:p>49,141</text:p>
          </table:table-cell>
          <table:table-cell office:value-type="float" office:value="47.194" calcext:value-type="float">
            <text:p>47,194</text:p>
          </table:table-cell>
          <table:table-cell office:value-type="float" office:value="46.334" calcext:value-type="float">
            <text:p>46,334</text:p>
          </table:table-cell>
          <table:table-cell office:value-type="float" office:value="45.991" calcext:value-type="float">
            <text:p>45,991</text:p>
          </table:table-cell>
          <table:table-cell office:value-type="float" office:value="45.074" calcext:value-type="float">
            <text:p>45,074</text:p>
          </table:table-cell>
          <table:table-cell office:value-type="float" office:value="44.215" calcext:value-type="float">
            <text:p>44,215</text:p>
          </table:table-cell>
          <table:table-cell office:value-type="float" office:value="43.929" calcext:value-type="float">
            <text:p>43,929</text:p>
          </table:table-cell>
          <table:table-cell office:value-type="float" office:value="43.356" calcext:value-type="float">
            <text:p>43,356</text:p>
          </table:table-cell>
          <table:table-cell table:number-columns-repeated="2" office:value-type="float" office:value="42.726" calcext:value-type="float">
            <text:p>42,726</text:p>
          </table:table-cell>
          <table:table-cell table:number-columns-repeated="5" office:value-type="float" office:value="42.268" calcext:value-type="float">
            <text:p>42,268</text:p>
          </table:table-cell>
          <table:table-cell office:value-type="float" office:value="42.125" calcext:value-type="float">
            <text:p>42,125</text:p>
          </table:table-cell>
          <table:table-cell office:value-type="float" office:value="41.352" calcext:value-type="float">
            <text:p>41,352</text:p>
          </table:table-cell>
          <table:table-cell table:number-columns-repeated="3" office:value-type="float" office:value="40.235" calcext:value-type="float">
            <text:p>40,235</text:p>
          </table:table-cell>
          <table:table-cell table:number-columns-repeated="2" office:value-type="float" office:value="38.975" calcext:value-type="float">
            <text:p>38,975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291" calcext:value-type="float">
            <text:p>291</text:p>
          </table:table-cell>
          <table:table-cell office:value-type="float" office:value="257" calcext:value-type="float">
            <text:p>257</text:p>
          </table:table-cell>
          <table:table-cell office:value-type="float" office:value="242" calcext:value-type="float">
            <text:p>242</text:p>
          </table:table-cell>
          <table:table-cell office:value-type="float" office:value="236" calcext:value-type="float">
            <text:p>236</text:p>
          </table:table-cell>
          <table:table-cell office:value-type="float" office:value="220" calcext:value-type="float">
            <text:p>220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79" calcext:value-type="float">
            <text:p>179</text:p>
          </table:table-cell>
          <table:table-cell table:number-columns-repeated="5" office:value-type="float" office:value="171" calcext:value-type="float">
            <text:p>171</text:p>
          </table:table-cell>
          <table:table-cell office:value-type="float" office:value="167" calcext:value-type="float">
            <text:p>167</text:p>
          </table:table-cell>
          <table:table-cell office:value-type="float" office:value="152" calcext:value-type="float">
            <text:p>152</text:p>
          </table:table-cell>
          <table:table-cell table:number-columns-repeated="3" office:value-type="float" office:value="131" calcext:value-type="float">
            <text:p>131</text:p>
          </table:table-cell>
          <table:table-cell table:number-columns-repeated="2" office:value-type="float" office:value="106" calcext:value-type="float">
            <text:p>106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5.533" calcext:value-type="float">
            <text:p>45,533</text:p>
          </table:table-cell>
          <table:table-cell office:value-type="float" office:value="43.299" calcext:value-type="float">
            <text:p>43,299</text:p>
          </table:table-cell>
          <table:table-cell office:value-type="float" office:value="42.354" calcext:value-type="float">
            <text:p>42,354</text:p>
          </table:table-cell>
          <table:table-cell office:value-type="float" office:value="42.01" calcext:value-type="float">
            <text:p>42,01</text:p>
          </table:table-cell>
          <table:table-cell office:value-type="float" office:value="41.065" calcext:value-type="float">
            <text:p>41,065</text:p>
          </table:table-cell>
          <table:table-cell office:value-type="float" office:value="40.292" calcext:value-type="float">
            <text:p>40,292</text:p>
          </table:table-cell>
          <table:table-cell office:value-type="float" office:value="39.948" calcext:value-type="float">
            <text:p>39,948</text:p>
          </table:table-cell>
          <table:table-cell office:value-type="float" office:value="39.347" calcext:value-type="float">
            <text:p>39,347</text:p>
          </table:table-cell>
          <table:table-cell table:number-columns-repeated="2" office:value-type="float" office:value="38.746" calcext:value-type="float">
            <text:p>38,746</text:p>
          </table:table-cell>
          <table:table-cell table:number-columns-repeated="5" office:value-type="float" office:value="38.316" calcext:value-type="float">
            <text:p>38,316</text:p>
          </table:table-cell>
          <table:table-cell office:value-type="float" office:value="38.144" calcext:value-type="float">
            <text:p>38,144</text:p>
          </table:table-cell>
          <table:table-cell office:value-type="float" office:value="37.457" calcext:value-type="float">
            <text:p>37,457</text:p>
          </table:table-cell>
          <table:table-cell table:number-columns-repeated="3" office:value-type="float" office:value="36.34" calcext:value-type="float">
            <text:p>36,34</text:p>
          </table:table-cell>
          <table:table-cell table:number-columns-repeated="2" office:value-type="float" office:value="35.137" calcext:value-type="float">
            <text:p>35,137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49.141" calcext:value-type="float">
            <text:p>49,141</text:p>
          </table:table-cell>
          <table:table-cell office:value-type="float" office:value="47.194" calcext:value-type="float">
            <text:p>47,194</text:p>
          </table:table-cell>
          <table:table-cell office:value-type="float" office:value="46.334" calcext:value-type="float">
            <text:p>46,334</text:p>
          </table:table-cell>
          <table:table-cell office:value-type="float" office:value="45.991" calcext:value-type="float">
            <text:p>45,991</text:p>
          </table:table-cell>
          <table:table-cell office:value-type="float" office:value="45.074" calcext:value-type="float">
            <text:p>45,074</text:p>
          </table:table-cell>
          <table:table-cell office:value-type="float" office:value="44.215" calcext:value-type="float">
            <text:p>44,215</text:p>
          </table:table-cell>
          <table:table-cell office:value-type="float" office:value="43.929" calcext:value-type="float">
            <text:p>43,929</text:p>
          </table:table-cell>
          <table:table-cell office:value-type="float" office:value="43.356" calcext:value-type="float">
            <text:p>43,356</text:p>
          </table:table-cell>
          <table:table-cell table:number-columns-repeated="2" office:value-type="float" office:value="42.726" calcext:value-type="float">
            <text:p>42,726</text:p>
          </table:table-cell>
          <table:table-cell table:number-columns-repeated="5" office:value-type="float" office:value="42.268" calcext:value-type="float">
            <text:p>42,268</text:p>
          </table:table-cell>
          <table:table-cell office:value-type="float" office:value="42.125" calcext:value-type="float">
            <text:p>42,125</text:p>
          </table:table-cell>
          <table:table-cell office:value-type="float" office:value="41.352" calcext:value-type="float">
            <text:p>41,352</text:p>
          </table:table-cell>
          <table:table-cell table:number-columns-repeated="3" office:value-type="float" office:value="40.235" calcext:value-type="float">
            <text:p>40,235</text:p>
          </table:table-cell>
          <table:table-cell table:number-columns-repeated="2" office:value-type="float" office:value="38.975" calcext:value-type="float">
            <text:p>38,975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291" calcext:value-type="float">
            <text:p>291</text:p>
          </table:table-cell>
          <table:table-cell office:value-type="float" office:value="257" calcext:value-type="float">
            <text:p>257</text:p>
          </table:table-cell>
          <table:table-cell office:value-type="float" office:value="242" calcext:value-type="float">
            <text:p>242</text:p>
          </table:table-cell>
          <table:table-cell office:value-type="float" office:value="236" calcext:value-type="float">
            <text:p>236</text:p>
          </table:table-cell>
          <table:table-cell office:value-type="float" office:value="220" calcext:value-type="float">
            <text:p>220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79" calcext:value-type="float">
            <text:p>179</text:p>
          </table:table-cell>
          <table:table-cell table:number-columns-repeated="5" office:value-type="float" office:value="171" calcext:value-type="float">
            <text:p>171</text:p>
          </table:table-cell>
          <table:table-cell office:value-type="float" office:value="167" calcext:value-type="float">
            <text:p>167</text:p>
          </table:table-cell>
          <table:table-cell office:value-type="float" office:value="152" calcext:value-type="float">
            <text:p>152</text:p>
          </table:table-cell>
          <table:table-cell table:number-columns-repeated="3" office:value-type="float" office:value="131" calcext:value-type="float">
            <text:p>131</text:p>
          </table:table-cell>
          <table:table-cell table:number-columns-repeated="2" office:value-type="float" office:value="106" calcext:value-type="float">
            <text:p>106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4.931" calcext:value-type="float">
            <text:p>44,931</text:p>
          </table:table-cell>
          <table:table-cell office:value-type="float" office:value="42.698" calcext:value-type="float">
            <text:p>42,698</text:p>
          </table:table-cell>
          <table:table-cell office:value-type="float" office:value="41.753" calcext:value-type="float">
            <text:p>41,753</text:p>
          </table:table-cell>
          <table:table-cell office:value-type="float" office:value="41.409" calcext:value-type="float">
            <text:p>41,409</text:p>
          </table:table-cell>
          <table:table-cell office:value-type="float" office:value="40.464" calcext:value-type="float">
            <text:p>40,464</text:p>
          </table:table-cell>
          <table:table-cell office:value-type="float" office:value="39.691" calcext:value-type="float">
            <text:p>39,691</text:p>
          </table:table-cell>
          <table:table-cell office:value-type="float" office:value="39.433" calcext:value-type="float">
            <text:p>39,433</text:p>
          </table:table-cell>
          <table:table-cell office:value-type="float" office:value="38.832" calcext:value-type="float">
            <text:p>38,832</text:p>
          </table:table-cell>
          <table:table-cell table:number-columns-repeated="2" office:value-type="float" office:value="38.23" calcext:value-type="float">
            <text:p>38,23</text:p>
          </table:table-cell>
          <table:table-cell table:number-columns-repeated="5" office:value-type="float" office:value="37.801" calcext:value-type="float">
            <text:p>37,801</text:p>
          </table:table-cell>
          <table:table-cell office:value-type="float" office:value="36.942" calcext:value-type="float">
            <text:p>36,942</text:p>
          </table:table-cell>
          <table:table-cell office:value-type="float" office:value="36.168" calcext:value-type="float">
            <text:p>36,168</text:p>
          </table:table-cell>
          <table:table-cell table:number-columns-repeated="5" office:value-type="float" office:value="35.137" calcext:value-type="float">
            <text:p>35,137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48.568" calcext:value-type="float">
            <text:p>48,568</text:p>
          </table:table-cell>
          <table:table-cell office:value-type="float" office:value="46.621" calcext:value-type="float">
            <text:p>46,621</text:p>
          </table:table-cell>
          <table:table-cell office:value-type="float" office:value="45.762" calcext:value-type="float">
            <text:p>45,762</text:p>
          </table:table-cell>
          <table:table-cell office:value-type="float" office:value="45.418" calcext:value-type="float">
            <text:p>45,418</text:p>
          </table:table-cell>
          <table:table-cell office:value-type="float" office:value="44.502" calcext:value-type="float">
            <text:p>44,502</text:p>
          </table:table-cell>
          <table:table-cell office:value-type="float" office:value="43.643" calcext:value-type="float">
            <text:p>43,643</text:p>
          </table:table-cell>
          <table:table-cell office:value-type="float" office:value="43.356" calcext:value-type="float">
            <text:p>43,356</text:p>
          </table:table-cell>
          <table:table-cell office:value-type="float" office:value="42.784" calcext:value-type="float">
            <text:p>42,784</text:p>
          </table:table-cell>
          <table:table-cell table:number-columns-repeated="2" office:value-type="float" office:value="42.153" calcext:value-type="float">
            <text:p>42,153</text:p>
          </table:table-cell>
          <table:table-cell table:number-columns-repeated="5" office:value-type="float" office:value="41.695" calcext:value-type="float">
            <text:p>41,695</text:p>
          </table:table-cell>
          <table:table-cell office:value-type="float" office:value="40.865" calcext:value-type="float">
            <text:p>40,865</text:p>
          </table:table-cell>
          <table:table-cell office:value-type="float" office:value="40.092" calcext:value-type="float">
            <text:p>40,092</text:p>
          </table:table-cell>
          <table:table-cell table:number-columns-repeated="5" office:value-type="float" office:value="38.975" calcext:value-type="float">
            <text:p>38,975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278" calcext:value-type="float">
            <text:p>278</text:p>
          </table:table-cell>
          <table:table-cell office:value-type="float" office:value="244" calcext:value-type="float">
            <text:p>244</text:p>
          </table:table-cell>
          <table:table-cell office:value-type="float" office:value="229" calcext:value-type="float">
            <text:p>229</text:p>
          </table:table-cell>
          <table:table-cell office:value-type="float" office:value="223" calcext:value-type="float">
            <text:p>223</text:p>
          </table:table-cell>
          <table:table-cell office:value-type="float" office:value="207" calcext:value-type="float">
            <text:p>207</text:p>
          </table:table-cell>
          <table:table-cell office:value-type="float" office:value="192" calcext:value-type="float">
            <text:p>192</text:p>
          </table:table-cell>
          <table:table-cell office:value-type="float" office:value="187" calcext:value-type="float">
            <text:p>187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66" calcext:value-type="float">
            <text:p>166</text:p>
          </table:table-cell>
          <table:table-cell table:number-columns-repeated="5" office:value-type="float" office:value="158" calcext:value-type="float">
            <text:p>158</text:p>
          </table:table-cell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  <table:table-cell table:number-columns-repeated="5" office:value-type="float" office:value="106" calcext:value-type="float">
            <text:p>106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4.931" calcext:value-type="float">
            <text:p>44,931</text:p>
          </table:table-cell>
          <table:table-cell office:value-type="float" office:value="42.698" calcext:value-type="float">
            <text:p>42,698</text:p>
          </table:table-cell>
          <table:table-cell office:value-type="float" office:value="41.753" calcext:value-type="float">
            <text:p>41,753</text:p>
          </table:table-cell>
          <table:table-cell office:value-type="float" office:value="41.409" calcext:value-type="float">
            <text:p>41,409</text:p>
          </table:table-cell>
          <table:table-cell office:value-type="float" office:value="40.464" calcext:value-type="float">
            <text:p>40,464</text:p>
          </table:table-cell>
          <table:table-cell office:value-type="float" office:value="39.691" calcext:value-type="float">
            <text:p>39,691</text:p>
          </table:table-cell>
          <table:table-cell office:value-type="float" office:value="39.433" calcext:value-type="float">
            <text:p>39,433</text:p>
          </table:table-cell>
          <table:table-cell office:value-type="float" office:value="38.832" calcext:value-type="float">
            <text:p>38,832</text:p>
          </table:table-cell>
          <table:table-cell table:number-columns-repeated="2" office:value-type="float" office:value="38.23" calcext:value-type="float">
            <text:p>38,23</text:p>
          </table:table-cell>
          <table:table-cell table:number-columns-repeated="5" office:value-type="float" office:value="37.801" calcext:value-type="float">
            <text:p>37,801</text:p>
          </table:table-cell>
          <table:table-cell office:value-type="float" office:value="36.942" calcext:value-type="float">
            <text:p>36,942</text:p>
          </table:table-cell>
          <table:table-cell office:value-type="float" office:value="36.168" calcext:value-type="float">
            <text:p>36,168</text:p>
          </table:table-cell>
          <table:table-cell table:number-columns-repeated="5" office:value-type="float" office:value="35.137" calcext:value-type="float">
            <text:p>35,137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48.568" calcext:value-type="float">
            <text:p>48,568</text:p>
          </table:table-cell>
          <table:table-cell office:value-type="float" office:value="46.621" calcext:value-type="float">
            <text:p>46,621</text:p>
          </table:table-cell>
          <table:table-cell office:value-type="float" office:value="45.762" calcext:value-type="float">
            <text:p>45,762</text:p>
          </table:table-cell>
          <table:table-cell office:value-type="float" office:value="45.418" calcext:value-type="float">
            <text:p>45,418</text:p>
          </table:table-cell>
          <table:table-cell office:value-type="float" office:value="44.502" calcext:value-type="float">
            <text:p>44,502</text:p>
          </table:table-cell>
          <table:table-cell office:value-type="float" office:value="43.643" calcext:value-type="float">
            <text:p>43,643</text:p>
          </table:table-cell>
          <table:table-cell office:value-type="float" office:value="43.356" calcext:value-type="float">
            <text:p>43,356</text:p>
          </table:table-cell>
          <table:table-cell office:value-type="float" office:value="42.784" calcext:value-type="float">
            <text:p>42,784</text:p>
          </table:table-cell>
          <table:table-cell table:number-columns-repeated="2" office:value-type="float" office:value="42.153" calcext:value-type="float">
            <text:p>42,153</text:p>
          </table:table-cell>
          <table:table-cell table:number-columns-repeated="5" office:value-type="float" office:value="41.695" calcext:value-type="float">
            <text:p>41,695</text:p>
          </table:table-cell>
          <table:table-cell office:value-type="float" office:value="40.865" calcext:value-type="float">
            <text:p>40,865</text:p>
          </table:table-cell>
          <table:table-cell office:value-type="float" office:value="40.092" calcext:value-type="float">
            <text:p>40,092</text:p>
          </table:table-cell>
          <table:table-cell table:number-columns-repeated="5" office:value-type="float" office:value="38.975" calcext:value-type="float">
            <text:p>38,975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278" calcext:value-type="float">
            <text:p>278</text:p>
          </table:table-cell>
          <table:table-cell office:value-type="float" office:value="244" calcext:value-type="float">
            <text:p>244</text:p>
          </table:table-cell>
          <table:table-cell office:value-type="float" office:value="229" calcext:value-type="float">
            <text:p>229</text:p>
          </table:table-cell>
          <table:table-cell office:value-type="float" office:value="223" calcext:value-type="float">
            <text:p>223</text:p>
          </table:table-cell>
          <table:table-cell office:value-type="float" office:value="207" calcext:value-type="float">
            <text:p>207</text:p>
          </table:table-cell>
          <table:table-cell office:value-type="float" office:value="192" calcext:value-type="float">
            <text:p>192</text:p>
          </table:table-cell>
          <table:table-cell office:value-type="float" office:value="187" calcext:value-type="float">
            <text:p>187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66" calcext:value-type="float">
            <text:p>166</text:p>
          </table:table-cell>
          <table:table-cell table:number-columns-repeated="5" office:value-type="float" office:value="158" calcext:value-type="float">
            <text:p>158</text:p>
          </table:table-cell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  <table:table-cell table:number-columns-repeated="5" office:value-type="float" office:value="106" calcext:value-type="float">
            <text:p>106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4.845" calcext:value-type="float">
            <text:p>44,845</text:p>
          </table:table-cell>
          <table:table-cell office:value-type="float" office:value="42.526" calcext:value-type="float">
            <text:p>42,526</text:p>
          </table:table-cell>
          <table:table-cell office:value-type="float" office:value="41.667" calcext:value-type="float">
            <text:p>41,667</text:p>
          </table:table-cell>
          <table:table-cell office:value-type="float" office:value="41.237" calcext:value-type="float">
            <text:p>41,237</text:p>
          </table:table-cell>
          <table:table-cell office:value-type="float" office:value="40.378" calcext:value-type="float">
            <text:p>40,378</text:p>
          </table:table-cell>
          <table:table-cell office:value-type="float" office:value="39.519" calcext:value-type="float">
            <text:p>39,519</text:p>
          </table:table-cell>
          <table:table-cell office:value-type="float" office:value="39.175" calcext:value-type="float">
            <text:p>39,175</text:p>
          </table:table-cell>
          <table:table-cell office:value-type="float" office:value="38.574" calcext:value-type="float">
            <text:p>38,574</text:p>
          </table:table-cell>
          <table:table-cell office:value-type="float" office:value="37.973" calcext:value-type="float">
            <text:p>37,973</text:p>
          </table:table-cell>
          <table:table-cell office:value-type="float" office:value="37.285" calcext:value-type="float">
            <text:p>37,285</text:p>
          </table:table-cell>
          <table:table-cell table:number-columns-repeated="6" office:value-type="float" office:value="36.856" calcext:value-type="float">
            <text:p>36,856</text:p>
          </table:table-cell>
          <table:table-cell office:value-type="float" office:value="36.082" calcext:value-type="float">
            <text:p>36,082</text:p>
          </table:table-cell>
          <table:table-cell table:number-columns-repeated="3" office:value-type="float" office:value="34.536" calcext:value-type="float">
            <text:p>34,536</text:p>
          </table:table-cell>
          <table:table-cell office:value-type="float" office:value="33.333" calcext:value-type="float">
            <text:p>33,333</text:p>
          </table:table-cell>
          <table:table-cell office:value-type="float" office:value="32.646" calcext:value-type="float">
            <text:p>32,646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48.482" calcext:value-type="float">
            <text:p>48,482</text:p>
          </table:table-cell>
          <table:table-cell office:value-type="float" office:value="46.535" calcext:value-type="float">
            <text:p>46,535</text:p>
          </table:table-cell>
          <table:table-cell office:value-type="float" office:value="45.676" calcext:value-type="float">
            <text:p>45,676</text:p>
          </table:table-cell>
          <table:table-cell office:value-type="float" office:value="45.332" calcext:value-type="float">
            <text:p>45,332</text:p>
          </table:table-cell>
          <table:table-cell office:value-type="float" office:value="44.416" calcext:value-type="float">
            <text:p>44,416</text:p>
          </table:table-cell>
          <table:table-cell office:value-type="float" office:value="43.499" calcext:value-type="float">
            <text:p>43,499</text:p>
          </table:table-cell>
          <table:table-cell office:value-type="float" office:value="43.156" calcext:value-type="float">
            <text:p>43,156</text:p>
          </table:table-cell>
          <table:table-cell office:value-type="float" office:value="42.583" calcext:value-type="float">
            <text:p>42,583</text:p>
          </table:table-cell>
          <table:table-cell office:value-type="float" office:value="41.953" calcext:value-type="float">
            <text:p>41,953</text:p>
          </table:table-cell>
          <table:table-cell office:value-type="float" office:value="41.266" calcext:value-type="float">
            <text:p>41,266</text:p>
          </table:table-cell>
          <table:table-cell table:number-columns-repeated="6" office:value-type="float" office:value="40.808" calcext:value-type="float">
            <text:p>40,808</text:p>
          </table:table-cell>
          <table:table-cell office:value-type="float" office:value="40.034" calcext:value-type="float">
            <text:p>40,034</text:p>
          </table:table-cell>
          <table:table-cell table:number-columns-repeated="3" office:value-type="float" office:value="38.459" calcext:value-type="float">
            <text:p>38,459</text:p>
          </table:table-cell>
          <table:table-cell office:value-type="float" office:value="37.314" calcext:value-type="float">
            <text:p>37,314</text:p>
          </table:table-cell>
          <table:table-cell office:value-type="float" office:value="36.627" calcext:value-type="float">
            <text:p>36,627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269" calcext:value-type="float">
            <text:p>269</text:p>
          </table:table-cell>
          <table:table-cell office:value-type="float" office:value="235" calcext:value-type="float">
            <text:p>235</text:p>
          </table:table-cell>
          <table:table-cell office:value-type="float" office:value="220" calcext:value-type="float">
            <text:p>220</text:p>
          </table:table-cell>
          <table:table-cell office:value-type="float" office:value="214" calcext:value-type="float">
            <text:p>214</text:p>
          </table:table-cell>
          <table:table-cell office:value-type="float" office:value="198" calcext:value-type="float">
            <text:p>198</text:p>
          </table:table-cell>
          <table:table-cell office:value-type="float" office:value="182" calcext:value-type="float">
            <text:p>182</text:p>
          </table:table-cell>
          <table:table-cell office:value-type="float" office:value="176" calcext:value-type="float">
            <text:p>176</text:p>
          </table:table-cell>
          <table:table-cell office:value-type="float" office:value="166" calcext:value-type="float">
            <text:p>166</text:p>
          </table:table-cell>
          <table:table-cell office:value-type="float" office:value="155" calcext:value-type="float">
            <text:p>155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35" calcext:value-type="float">
            <text:p>135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4.416" calcext:value-type="float">
            <text:p>44,416</text:p>
          </table:table-cell>
          <table:table-cell office:value-type="float" office:value="41.838" calcext:value-type="float">
            <text:p>41,838</text:p>
          </table:table-cell>
          <table:table-cell office:value-type="float" office:value="40.636" calcext:value-type="float">
            <text:p>40,636</text:p>
          </table:table-cell>
          <table:table-cell office:value-type="float" office:value="40.206" calcext:value-type="float">
            <text:p>40,206</text:p>
          </table:table-cell>
          <table:table-cell office:value-type="float" office:value="39.347" calcext:value-type="float">
            <text:p>39,347</text:p>
          </table:table-cell>
          <table:table-cell office:value-type="float" office:value="38.488" calcext:value-type="float">
            <text:p>38,488</text:p>
          </table:table-cell>
          <table:table-cell office:value-type="float" office:value="37.543" calcext:value-type="float">
            <text:p>37,543</text:p>
          </table:table-cell>
          <table:table-cell office:value-type="float" office:value="36.942" calcext:value-type="float">
            <text:p>36,942</text:p>
          </table:table-cell>
          <table:table-cell office:value-type="float" office:value="36.34" calcext:value-type="float">
            <text:p>36,34</text:p>
          </table:table-cell>
          <table:table-cell office:value-type="float" office:value="35.653" calcext:value-type="float">
            <text:p>35,653</text:p>
          </table:table-cell>
          <table:table-cell table:number-columns-repeated="7" office:value-type="float" office:value="34.966" calcext:value-type="float">
            <text:p>34,966</text:p>
          </table:table-cell>
          <table:table-cell table:number-columns-repeated="3" office:value-type="float" office:value="34.536" calcext:value-type="float">
            <text:p>34,536</text:p>
          </table:table-cell>
          <table:table-cell office:value-type="float" office:value="33.333" calcext:value-type="float">
            <text:p>33,333</text:p>
          </table:table-cell>
          <table:table-cell office:value-type="float" office:value="32.646" calcext:value-type="float">
            <text:p>32,646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48.081" calcext:value-type="float">
            <text:p>48,081</text:p>
          </table:table-cell>
          <table:table-cell office:value-type="float" office:value="45.733" calcext:value-type="float">
            <text:p>45,733</text:p>
          </table:table-cell>
          <table:table-cell office:value-type="float" office:value="44.588" calcext:value-type="float">
            <text:p>44,588</text:p>
          </table:table-cell>
          <table:table-cell office:value-type="float" office:value="44.244" calcext:value-type="float">
            <text:p>44,244</text:p>
          </table:table-cell>
          <table:table-cell office:value-type="float" office:value="43.328" calcext:value-type="float">
            <text:p>43,328</text:p>
          </table:table-cell>
          <table:table-cell office:value-type="float" office:value="42.411" calcext:value-type="float">
            <text:p>42,411</text:p>
          </table:table-cell>
          <table:table-cell office:value-type="float" office:value="41.552" calcext:value-type="float">
            <text:p>41,552</text:p>
          </table:table-cell>
          <table:table-cell office:value-type="float" office:value="40.979" calcext:value-type="float">
            <text:p>40,979</text:p>
          </table:table-cell>
          <table:table-cell office:value-type="float" office:value="40.349" calcext:value-type="float">
            <text:p>40,349</text:p>
          </table:table-cell>
          <table:table-cell office:value-type="float" office:value="39.662" calcext:value-type="float">
            <text:p>39,662</text:p>
          </table:table-cell>
          <table:table-cell table:number-columns-repeated="7" office:value-type="float" office:value="38.918" calcext:value-type="float">
            <text:p>38,918</text:p>
          </table:table-cell>
          <table:table-cell table:number-columns-repeated="3" office:value-type="float" office:value="38.459" calcext:value-type="float">
            <text:p>38,459</text:p>
          </table:table-cell>
          <table:table-cell office:value-type="float" office:value="37.314" calcext:value-type="float">
            <text:p>37,314</text:p>
          </table:table-cell>
          <table:table-cell office:value-type="float" office:value="36.627" calcext:value-type="float">
            <text:p>36,627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218" calcext:value-type="float">
            <text:p>218</text:p>
          </table:table-cell>
          <table:table-cell office:value-type="float" office:value="198" calcext:value-type="float">
            <text:p>198</text:p>
          </table:table-cell>
          <table:table-cell office:value-type="float" office:value="192" calcext:value-type="float">
            <text:p>192</text:p>
          </table:table-cell>
          <table:table-cell office:value-type="float" office:value="176" calcext:value-type="float">
            <text:p>176</text:p>
          </table:table-cell>
          <table:table-cell office:value-type="float" office:value="160" calcext:value-type="float">
            <text:p>160</text:p>
          </table:table-cell>
          <table:table-cell office:value-type="float" office:value="145" calcext:value-type="float">
            <text:p>145</text:p>
          </table:table-cell>
          <table:table-cell office:value-type="float" office:value="135" calcext:value-type="float">
            <text:p>135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table:number-columns-repeated="7" office:value-type="float" office:value="99" calcext:value-type="float">
            <text:p>99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4.33" calcext:value-type="float">
            <text:p>44,33</text:p>
          </table:table-cell>
          <table:table-cell office:value-type="float" office:value="41.581" calcext:value-type="float">
            <text:p>41,581</text:p>
          </table:table-cell>
          <table:table-cell office:value-type="float" office:value="40.378" calcext:value-type="float">
            <text:p>40,378</text:p>
          </table:table-cell>
          <table:table-cell office:value-type="float" office:value="39.948" calcext:value-type="float">
            <text:p>39,948</text:p>
          </table:table-cell>
          <table:table-cell office:value-type="float" office:value="39.003" calcext:value-type="float">
            <text:p>39,003</text:p>
          </table:table-cell>
          <table:table-cell office:value-type="float" office:value="37.715" calcext:value-type="float">
            <text:p>37,715</text:p>
          </table:table-cell>
          <table:table-cell office:value-type="float" office:value="36.77" calcext:value-type="float">
            <text:p>36,77</text:p>
          </table:table-cell>
          <table:table-cell office:value-type="float" office:value="36.168" calcext:value-type="float">
            <text:p>36,168</text:p>
          </table:table-cell>
          <table:table-cell office:value-type="float" office:value="35.567" calcext:value-type="float">
            <text:p>35,567</text:p>
          </table:table-cell>
          <table:table-cell office:value-type="float" office:value="34.536" calcext:value-type="float">
            <text:p>34,536</text:p>
          </table:table-cell>
          <table:table-cell table:number-columns-repeated="2" office:value-type="float" office:value="33.763" calcext:value-type="float">
            <text:p>33,763</text:p>
          </table:table-cell>
          <table:table-cell table:number-columns-repeated="5" office:value-type="float" office:value="32.646" calcext:value-type="float">
            <text:p>32,646</text:p>
          </table:table-cell>
          <table:table-cell table:number-columns-repeated="3" office:value-type="float" office:value="32.216" calcext:value-type="float">
            <text:p>32,216</text:p>
          </table:table-cell>
          <table:table-cell office:value-type="float" office:value="31.014" calcext:value-type="float">
            <text:p>31,014</text:p>
          </table:table-cell>
          <table:table-cell office:value-type="float" office:value="30.326" calcext:value-type="float">
            <text:p>30,326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48.053" calcext:value-type="float">
            <text:p>48,053</text:p>
          </table:table-cell>
          <table:table-cell office:value-type="float" office:value="45.533" calcext:value-type="float">
            <text:p>45,533</text:p>
          </table:table-cell>
          <table:table-cell office:value-type="float" office:value="44.33" calcext:value-type="float">
            <text:p>44,33</text:p>
          </table:table-cell>
          <table:table-cell office:value-type="float" office:value="43.986" calcext:value-type="float">
            <text:p>43,986</text:p>
          </table:table-cell>
          <table:table-cell office:value-type="float" office:value="43.07" calcext:value-type="float">
            <text:p>43,07</text:p>
          </table:table-cell>
          <table:table-cell office:value-type="float" office:value="41.867" calcext:value-type="float">
            <text:p>41,867</text:p>
          </table:table-cell>
          <table:table-cell office:value-type="float" office:value="41.008" calcext:value-type="float">
            <text:p>41,008</text:p>
          </table:table-cell>
          <table:table-cell office:value-type="float" office:value="40.435" calcext:value-type="float">
            <text:p>40,435</text:p>
          </table:table-cell>
          <table:table-cell office:value-type="float" office:value="39.805" calcext:value-type="float">
            <text:p>39,805</text:p>
          </table:table-cell>
          <table:table-cell office:value-type="float" office:value="38.832" calcext:value-type="float">
            <text:p>38,832</text:p>
          </table:table-cell>
          <table:table-cell table:number-columns-repeated="2" office:value-type="float" office:value="38.087" calcext:value-type="float">
            <text:p>38,087</text:p>
          </table:table-cell>
          <table:table-cell table:number-columns-repeated="5" office:value-type="float" office:value="37.228" calcext:value-type="float">
            <text:p>37,228</text:p>
          </table:table-cell>
          <table:table-cell table:number-columns-repeated="3" office:value-type="float" office:value="36.77" calcext:value-type="float">
            <text:p>36,77</text:p>
          </table:table-cell>
          <table:table-cell office:value-type="float" office:value="35.624" calcext:value-type="float">
            <text:p>35,624</text:p>
          </table:table-cell>
          <table:table-cell office:value-type="float" office:value="34.937" calcext:value-type="float">
            <text:p>34,937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257" calcext:value-type="float">
            <text:p>257</text:p>
          </table:table-cell>
          <table:table-cell office:value-type="float" office:value="213" calcext:value-type="float">
            <text:p>213</text:p>
          </table:table-cell>
          <table:table-cell office:value-type="float" office:value="192" calcext:value-type="float">
            <text:p>192</text:p>
          </table:table-cell>
          <table:table-cell office:value-type="float" office:value="186" calcext:value-type="float">
            <text:p>186</text:p>
          </table:table-cell>
          <table:table-cell office:value-type="float" office:value="170" calcext:value-type="float">
            <text:p>170</text:p>
          </table:table-cell>
          <table:table-cell office:value-type="float" office:value="149" calcext:value-type="float">
            <text:p>149</text:p>
          </table:table-cell>
          <table:table-cell office:value-type="float" office:value="134" calcext:value-type="float">
            <text:p>134</text:p>
          </table:table-cell>
          <table:table-cell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5" office:value-type="float" office:value="68" calcext:value-type="float">
            <text:p>68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4.33" calcext:value-type="float">
            <text:p>44,33</text:p>
          </table:table-cell>
          <table:table-cell office:value-type="float" office:value="41.581" calcext:value-type="float">
            <text:p>41,581</text:p>
          </table:table-cell>
          <table:table-cell office:value-type="float" office:value="40.378" calcext:value-type="float">
            <text:p>40,378</text:p>
          </table:table-cell>
          <table:table-cell office:value-type="float" office:value="39.948" calcext:value-type="float">
            <text:p>39,948</text:p>
          </table:table-cell>
          <table:table-cell office:value-type="float" office:value="39.003" calcext:value-type="float">
            <text:p>39,003</text:p>
          </table:table-cell>
          <table:table-cell office:value-type="float" office:value="37.715" calcext:value-type="float">
            <text:p>37,715</text:p>
          </table:table-cell>
          <table:table-cell office:value-type="float" office:value="36.77" calcext:value-type="float">
            <text:p>36,77</text:p>
          </table:table-cell>
          <table:table-cell office:value-type="float" office:value="36.168" calcext:value-type="float">
            <text:p>36,168</text:p>
          </table:table-cell>
          <table:table-cell office:value-type="float" office:value="35.567" calcext:value-type="float">
            <text:p>35,567</text:p>
          </table:table-cell>
          <table:table-cell office:value-type="float" office:value="34.536" calcext:value-type="float">
            <text:p>34,536</text:p>
          </table:table-cell>
          <table:table-cell table:number-columns-repeated="2" office:value-type="float" office:value="33.763" calcext:value-type="float">
            <text:p>33,763</text:p>
          </table:table-cell>
          <table:table-cell table:number-columns-repeated="5" office:value-type="float" office:value="32.646" calcext:value-type="float">
            <text:p>32,646</text:p>
          </table:table-cell>
          <table:table-cell table:number-columns-repeated="3" office:value-type="float" office:value="32.216" calcext:value-type="float">
            <text:p>32,216</text:p>
          </table:table-cell>
          <table:table-cell office:value-type="float" office:value="31.014" calcext:value-type="float">
            <text:p>31,014</text:p>
          </table:table-cell>
          <table:table-cell office:value-type="float" office:value="30.326" calcext:value-type="float">
            <text:p>30,326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48.053" calcext:value-type="float">
            <text:p>48,053</text:p>
          </table:table-cell>
          <table:table-cell office:value-type="float" office:value="45.533" calcext:value-type="float">
            <text:p>45,533</text:p>
          </table:table-cell>
          <table:table-cell office:value-type="float" office:value="44.33" calcext:value-type="float">
            <text:p>44,33</text:p>
          </table:table-cell>
          <table:table-cell office:value-type="float" office:value="43.986" calcext:value-type="float">
            <text:p>43,986</text:p>
          </table:table-cell>
          <table:table-cell office:value-type="float" office:value="43.07" calcext:value-type="float">
            <text:p>43,07</text:p>
          </table:table-cell>
          <table:table-cell office:value-type="float" office:value="41.867" calcext:value-type="float">
            <text:p>41,867</text:p>
          </table:table-cell>
          <table:table-cell office:value-type="float" office:value="41.008" calcext:value-type="float">
            <text:p>41,008</text:p>
          </table:table-cell>
          <table:table-cell office:value-type="float" office:value="40.435" calcext:value-type="float">
            <text:p>40,435</text:p>
          </table:table-cell>
          <table:table-cell office:value-type="float" office:value="39.805" calcext:value-type="float">
            <text:p>39,805</text:p>
          </table:table-cell>
          <table:table-cell office:value-type="float" office:value="38.832" calcext:value-type="float">
            <text:p>38,832</text:p>
          </table:table-cell>
          <table:table-cell table:number-columns-repeated="2" office:value-type="float" office:value="38.087" calcext:value-type="float">
            <text:p>38,087</text:p>
          </table:table-cell>
          <table:table-cell table:number-columns-repeated="5" office:value-type="float" office:value="37.228" calcext:value-type="float">
            <text:p>37,228</text:p>
          </table:table-cell>
          <table:table-cell table:number-columns-repeated="3" office:value-type="float" office:value="36.77" calcext:value-type="float">
            <text:p>36,77</text:p>
          </table:table-cell>
          <table:table-cell office:value-type="float" office:value="35.624" calcext:value-type="float">
            <text:p>35,624</text:p>
          </table:table-cell>
          <table:table-cell office:value-type="float" office:value="34.937" calcext:value-type="float">
            <text:p>34,937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257" calcext:value-type="float">
            <text:p>257</text:p>
          </table:table-cell>
          <table:table-cell office:value-type="float" office:value="213" calcext:value-type="float">
            <text:p>213</text:p>
          </table:table-cell>
          <table:table-cell office:value-type="float" office:value="192" calcext:value-type="float">
            <text:p>192</text:p>
          </table:table-cell>
          <table:table-cell office:value-type="float" office:value="186" calcext:value-type="float">
            <text:p>186</text:p>
          </table:table-cell>
          <table:table-cell office:value-type="float" office:value="170" calcext:value-type="float">
            <text:p>170</text:p>
          </table:table-cell>
          <table:table-cell office:value-type="float" office:value="149" calcext:value-type="float">
            <text:p>149</text:p>
          </table:table-cell>
          <table:table-cell office:value-type="float" office:value="134" calcext:value-type="float">
            <text:p>134</text:p>
          </table:table-cell>
          <table:table-cell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5" office:value-type="float" office:value="68" calcext:value-type="float">
            <text:p>68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float" office:value="45.876" calcext:value-type="float">
            <text:p>45,876</text:p>
          </table:table-cell>
          <table:table-cell office:value-type="float" office:value="44.33" calcext:value-type="float">
            <text:p>44,33</text:p>
          </table:table-cell>
          <table:table-cell office:value-type="float" office:value="41.581" calcext:value-type="float">
            <text:p>41,581</text:p>
          </table:table-cell>
          <table:table-cell office:value-type="float" office:value="40.378" calcext:value-type="float">
            <text:p>40,378</text:p>
          </table:table-cell>
          <table:table-cell office:value-type="float" office:value="39.948" calcext:value-type="float">
            <text:p>39,948</text:p>
          </table:table-cell>
          <table:table-cell office:value-type="float" office:value="39.003" calcext:value-type="float">
            <text:p>39,003</text:p>
          </table:table-cell>
          <table:table-cell office:value-type="float" office:value="37.715" calcext:value-type="float">
            <text:p>37,715</text:p>
          </table:table-cell>
          <table:table-cell office:value-type="float" office:value="36.77" calcext:value-type="float">
            <text:p>36,77</text:p>
          </table:table-cell>
          <table:table-cell office:value-type="float" office:value="36.168" calcext:value-type="float">
            <text:p>36,168</text:p>
          </table:table-cell>
          <table:table-cell office:value-type="float" office:value="35.567" calcext:value-type="float">
            <text:p>35,567</text:p>
          </table:table-cell>
          <table:table-cell office:value-type="float" office:value="34.536" calcext:value-type="float">
            <text:p>34,536</text:p>
          </table:table-cell>
          <table:table-cell table:number-columns-repeated="2" office:value-type="float" office:value="33.763" calcext:value-type="float">
            <text:p>33,763</text:p>
          </table:table-cell>
          <table:table-cell table:number-columns-repeated="5" office:value-type="float" office:value="32.646" calcext:value-type="float">
            <text:p>32,646</text:p>
          </table:table-cell>
          <table:table-cell table:number-columns-repeated="3" office:value-type="float" office:value="32.216" calcext:value-type="float">
            <text:p>32,216</text:p>
          </table:table-cell>
          <table:table-cell office:value-type="float" office:value="31.014" calcext:value-type="float">
            <text:p>31,014</text:p>
          </table:table-cell>
          <table:table-cell office:value-type="float" office:value="30.326" calcext:value-type="float">
            <text:p>30,326</text:p>
          </table:table-cell>
        </table:table-row>
        <table:table-row table:style-name="ro1">
          <table:table-cell table:number-columns-repeated="2" office:value-type="float" office:value="49.485" calcext:value-type="float">
            <text:p>49,485</text:p>
          </table:table-cell>
          <table:table-cell office:value-type="float" office:value="48.053" calcext:value-type="float">
            <text:p>48,053</text:p>
          </table:table-cell>
          <table:table-cell office:value-type="float" office:value="45.533" calcext:value-type="float">
            <text:p>45,533</text:p>
          </table:table-cell>
          <table:table-cell office:value-type="float" office:value="44.33" calcext:value-type="float">
            <text:p>44,33</text:p>
          </table:table-cell>
          <table:table-cell office:value-type="float" office:value="43.986" calcext:value-type="float">
            <text:p>43,986</text:p>
          </table:table-cell>
          <table:table-cell office:value-type="float" office:value="43.07" calcext:value-type="float">
            <text:p>43,07</text:p>
          </table:table-cell>
          <table:table-cell office:value-type="float" office:value="41.867" calcext:value-type="float">
            <text:p>41,867</text:p>
          </table:table-cell>
          <table:table-cell office:value-type="float" office:value="41.008" calcext:value-type="float">
            <text:p>41,008</text:p>
          </table:table-cell>
          <table:table-cell office:value-type="float" office:value="40.435" calcext:value-type="float">
            <text:p>40,435</text:p>
          </table:table-cell>
          <table:table-cell office:value-type="float" office:value="39.805" calcext:value-type="float">
            <text:p>39,805</text:p>
          </table:table-cell>
          <table:table-cell office:value-type="float" office:value="38.832" calcext:value-type="float">
            <text:p>38,832</text:p>
          </table:table-cell>
          <table:table-cell table:number-columns-repeated="2" office:value-type="float" office:value="38.087" calcext:value-type="float">
            <text:p>38,087</text:p>
          </table:table-cell>
          <table:table-cell table:number-columns-repeated="5" office:value-type="float" office:value="37.228" calcext:value-type="float">
            <text:p>37,228</text:p>
          </table:table-cell>
          <table:table-cell table:number-columns-repeated="3" office:value-type="float" office:value="36.77" calcext:value-type="float">
            <text:p>36,77</text:p>
          </table:table-cell>
          <table:table-cell office:value-type="float" office:value="35.624" calcext:value-type="float">
            <text:p>35,624</text:p>
          </table:table-cell>
          <table:table-cell office:value-type="float" office:value="34.937" calcext:value-type="float">
            <text:p>34,937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float" office:value="257" calcext:value-type="float">
            <text:p>257</text:p>
          </table:table-cell>
          <table:table-cell office:value-type="float" office:value="213" calcext:value-type="float">
            <text:p>213</text:p>
          </table:table-cell>
          <table:table-cell office:value-type="float" office:value="192" calcext:value-type="float">
            <text:p>192</text:p>
          </table:table-cell>
          <table:table-cell office:value-type="float" office:value="186" calcext:value-type="float">
            <text:p>186</text:p>
          </table:table-cell>
          <table:table-cell office:value-type="float" office:value="170" calcext:value-type="float">
            <text:p>170</text:p>
          </table:table-cell>
          <table:table-cell office:value-type="float" office:value="149" calcext:value-type="float">
            <text:p>149</text:p>
          </table:table-cell>
          <table:table-cell office:value-type="float" office:value="134" calcext:value-type="float">
            <text:p>134</text:p>
          </table:table-cell>
          <table:table-cell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5" office:value-type="float" office:value="68" calcext:value-type="float">
            <text:p>68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41.394" calcext:value-type="float">
            <text:p>41,394</text:p>
          </table:table-cell>
          <table:table-cell table:number-columns-repeated="2" office:value-type="float" office:value="40.103" calcext:value-type="float">
            <text:p>40,103</text:p>
          </table:table-cell>
          <table:table-cell office:value-type="float" office:value="39.501" calcext:value-type="float">
            <text:p>39,501</text:p>
          </table:table-cell>
          <table:table-cell table:number-columns-repeated="2" office:value-type="float" office:value="39.243" calcext:value-type="float">
            <text:p>39,243</text:p>
          </table:table-cell>
          <table:table-cell office:value-type="float" office:value="38.985" calcext:value-type="float">
            <text:p>38,985</text:p>
          </table:table-cell>
          <table:table-cell office:value-type="float" office:value="38.64" calcext:value-type="float">
            <text:p>38,64</text:p>
          </table:table-cell>
          <table:table-cell table:number-columns-repeated="2" office:value-type="float" office:value="38.21" calcext:value-type="float">
            <text:p>38,21</text:p>
          </table:table-cell>
          <table:table-cell table:number-columns-repeated="12" office:value-type="float" office:value="37.522" calcext:value-type="float">
            <text:p>37,522</text:p>
          </table:table-cell>
          <table:table-cell table:number-columns-repeated="2" office:value-type="float" office:value="37.177" calcext:value-type="float">
            <text:p>37,177</text:p>
          </table:table-cell>
        </table:table-row>
        <table:table-row table:style-name="ro1">
          <table:table-cell office:value-type="float" office:value="45.582" calcext:value-type="float">
            <text:p>45,582</text:p>
          </table:table-cell>
          <table:table-cell table:number-columns-repeated="2" office:value-type="float" office:value="44.234" calcext:value-type="float">
            <text:p>44,234</text:p>
          </table:table-cell>
          <table:table-cell office:value-type="float" office:value="43.689" calcext:value-type="float">
            <text:p>43,689</text:p>
          </table:table-cell>
          <table:table-cell table:number-columns-repeated="2" office:value-type="float" office:value="43.546" calcext:value-type="float">
            <text:p>43,546</text:p>
          </table:table-cell>
          <table:table-cell office:value-type="float" office:value="43.287" calcext:value-type="float">
            <text:p>43,287</text:p>
          </table:table-cell>
          <table:table-cell office:value-type="float" office:value="42.972" calcext:value-type="float">
            <text:p>42,972</text:p>
          </table:table-cell>
          <table:table-cell table:number-columns-repeated="2" office:value-type="float" office:value="42.628" calcext:value-type="float">
            <text:p>42,628</text:p>
          </table:table-cell>
          <table:table-cell table:number-columns-repeated="12" office:value-type="float" office:value="41.939" calcext:value-type="float">
            <text:p>41,939</text:p>
          </table:table-cell>
          <table:table-cell table:number-columns-repeated="2" office:value-type="float" office:value="41.566" calcext:value-type="float">
            <text:p>41,56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 office:value-type="float" office:value="460" calcext:value-type="float">
            <text:p>460</text:p>
          </table:table-cell>
          <table:table-cell office:value-type="float" office:value="443" calcext:value-type="float">
            <text:p>443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424" calcext:value-type="float">
            <text:p>424</text:p>
          </table:table-cell>
          <table:table-cell office:value-type="float" office:value="402" calcext:value-type="float">
            <text:p>402</text:p>
          </table:table-cell>
          <table:table-cell table:number-columns-repeated="14" office:value-type="float" office:value="387" calcext:value-type="float">
            <text:p>387</text:p>
          </table:table-cell>
          <table:table-cell table:number-columns-repeated="2"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1.136" calcext:value-type="float">
            <text:p>41,136</text:p>
          </table:table-cell>
          <table:table-cell table:number-columns-repeated="2" office:value-type="float" office:value="39.415" calcext:value-type="float">
            <text:p>39,415</text:p>
          </table:table-cell>
          <table:table-cell table:number-columns-repeated="3" office:value-type="float" office:value="38.898" calcext:value-type="float">
            <text:p>38,898</text:p>
          </table:table-cell>
          <table:table-cell table:number-columns-repeated="2" office:value-type="float" office:value="38.64" calcext:value-type="float">
            <text:p>38,64</text:p>
          </table:table-cell>
          <table:table-cell table:number-columns-repeated="2" office:value-type="float" office:value="38.21" calcext:value-type="float">
            <text:p>38,21</text:p>
          </table:table-cell>
          <table:table-cell table:number-columns-repeated="12" office:value-type="float" office:value="37.522" calcext:value-type="float">
            <text:p>37,522</text:p>
          </table:table-cell>
          <table:table-cell table:number-columns-repeated="2" office:value-type="float" office:value="37.177" calcext:value-type="float">
            <text:p>37,177</text:p>
          </table:table-cell>
        </table:table-row>
        <table:table-row table:style-name="ro1">
          <table:table-cell office:value-type="float" office:value="45.382" calcext:value-type="float">
            <text:p>45,382</text:p>
          </table:table-cell>
          <table:table-cell table:number-columns-repeated="2" office:value-type="float" office:value="43.861" calcext:value-type="float">
            <text:p>43,861</text:p>
          </table:table-cell>
          <table:table-cell table:number-columns-repeated="3" office:value-type="float" office:value="43.316" calcext:value-type="float">
            <text:p>43,316</text:p>
          </table:table-cell>
          <table:table-cell office:value-type="float" office:value="43.058" calcext:value-type="float">
            <text:p>43,058</text:p>
          </table:table-cell>
          <table:table-cell office:value-type="float" office:value="42.972" calcext:value-type="float">
            <text:p>42,972</text:p>
          </table:table-cell>
          <table:table-cell table:number-columns-repeated="2" office:value-type="float" office:value="42.628" calcext:value-type="float">
            <text:p>42,628</text:p>
          </table:table-cell>
          <table:table-cell table:number-columns-repeated="12" office:value-type="float" office:value="41.939" calcext:value-type="float">
            <text:p>41,939</text:p>
          </table:table-cell>
          <table:table-cell table:number-columns-repeated="2" office:value-type="float" office:value="41.566" calcext:value-type="float">
            <text:p>41,56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 office:value-type="float" office:value="431" calcext:value-type="float">
            <text:p>431</text:p>
          </table:table-cell>
          <table:table-cell table:number-columns-repeated="3" office:value-type="float" office:value="414" calcext:value-type="float">
            <text:p>414</text:p>
          </table:table-cell>
          <table:table-cell office:value-type="float" office:value="408" calcext:value-type="float">
            <text:p>408</text:p>
          </table:table-cell>
          <table:table-cell office:value-type="float" office:value="402" calcext:value-type="float">
            <text:p>402</text:p>
          </table:table-cell>
          <table:table-cell table:number-columns-repeated="14" office:value-type="float" office:value="387" calcext:value-type="float">
            <text:p>387</text:p>
          </table:table-cell>
          <table:table-cell table:number-columns-repeated="2"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1.136" calcext:value-type="float">
            <text:p>41,136</text:p>
          </table:table-cell>
          <table:table-cell table:number-columns-repeated="2" office:value-type="float" office:value="39.415" calcext:value-type="float">
            <text:p>39,415</text:p>
          </table:table-cell>
          <table:table-cell table:number-columns-repeated="3" office:value-type="float" office:value="38.898" calcext:value-type="float">
            <text:p>38,898</text:p>
          </table:table-cell>
          <table:table-cell table:number-columns-repeated="2" office:value-type="float" office:value="38.64" calcext:value-type="float">
            <text:p>38,64</text:p>
          </table:table-cell>
          <table:table-cell table:number-columns-repeated="2" office:value-type="float" office:value="38.21" calcext:value-type="float">
            <text:p>38,21</text:p>
          </table:table-cell>
          <table:table-cell table:number-columns-repeated="12" office:value-type="float" office:value="37.522" calcext:value-type="float">
            <text:p>37,522</text:p>
          </table:table-cell>
          <table:table-cell table:number-columns-repeated="2" office:value-type="float" office:value="37.177" calcext:value-type="float">
            <text:p>37,177</text:p>
          </table:table-cell>
        </table:table-row>
        <table:table-row table:style-name="ro1">
          <table:table-cell office:value-type="float" office:value="45.382" calcext:value-type="float">
            <text:p>45,382</text:p>
          </table:table-cell>
          <table:table-cell table:number-columns-repeated="2" office:value-type="float" office:value="43.861" calcext:value-type="float">
            <text:p>43,861</text:p>
          </table:table-cell>
          <table:table-cell table:number-columns-repeated="3" office:value-type="float" office:value="43.316" calcext:value-type="float">
            <text:p>43,316</text:p>
          </table:table-cell>
          <table:table-cell office:value-type="float" office:value="43.058" calcext:value-type="float">
            <text:p>43,058</text:p>
          </table:table-cell>
          <table:table-cell office:value-type="float" office:value="42.972" calcext:value-type="float">
            <text:p>42,972</text:p>
          </table:table-cell>
          <table:table-cell table:number-columns-repeated="2" office:value-type="float" office:value="42.628" calcext:value-type="float">
            <text:p>42,628</text:p>
          </table:table-cell>
          <table:table-cell table:number-columns-repeated="12" office:value-type="float" office:value="41.939" calcext:value-type="float">
            <text:p>41,939</text:p>
          </table:table-cell>
          <table:table-cell table:number-columns-repeated="2" office:value-type="float" office:value="41.566" calcext:value-type="float">
            <text:p>41,56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 office:value-type="float" office:value="431" calcext:value-type="float">
            <text:p>431</text:p>
          </table:table-cell>
          <table:table-cell table:number-columns-repeated="3" office:value-type="float" office:value="414" calcext:value-type="float">
            <text:p>414</text:p>
          </table:table-cell>
          <table:table-cell office:value-type="float" office:value="408" calcext:value-type="float">
            <text:p>408</text:p>
          </table:table-cell>
          <table:table-cell office:value-type="float" office:value="402" calcext:value-type="float">
            <text:p>402</text:p>
          </table:table-cell>
          <table:table-cell table:number-columns-repeated="14" office:value-type="float" office:value="387" calcext:value-type="float">
            <text:p>387</text:p>
          </table:table-cell>
          <table:table-cell table:number-columns-repeated="2"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1.136" calcext:value-type="float">
            <text:p>41,136</text:p>
          </table:table-cell>
          <table:table-cell table:number-columns-repeated="2" office:value-type="float" office:value="39.415" calcext:value-type="float">
            <text:p>39,415</text:p>
          </table:table-cell>
          <table:table-cell table:number-columns-repeated="3" office:value-type="float" office:value="38.898" calcext:value-type="float">
            <text:p>38,898</text:p>
          </table:table-cell>
          <table:table-cell table:number-columns-repeated="2" office:value-type="float" office:value="38.64" calcext:value-type="float">
            <text:p>38,64</text:p>
          </table:table-cell>
          <table:table-cell table:number-columns-repeated="2" office:value-type="float" office:value="38.21" calcext:value-type="float">
            <text:p>38,21</text:p>
          </table:table-cell>
          <table:table-cell table:number-columns-repeated="12" office:value-type="float" office:value="37.522" calcext:value-type="float">
            <text:p>37,522</text:p>
          </table:table-cell>
          <table:table-cell table:number-columns-repeated="2" office:value-type="float" office:value="37.177" calcext:value-type="float">
            <text:p>37,177</text:p>
          </table:table-cell>
        </table:table-row>
        <table:table-row table:style-name="ro1">
          <table:table-cell office:value-type="float" office:value="45.382" calcext:value-type="float">
            <text:p>45,382</text:p>
          </table:table-cell>
          <table:table-cell table:number-columns-repeated="2" office:value-type="float" office:value="43.861" calcext:value-type="float">
            <text:p>43,861</text:p>
          </table:table-cell>
          <table:table-cell table:number-columns-repeated="3" office:value-type="float" office:value="43.316" calcext:value-type="float">
            <text:p>43,316</text:p>
          </table:table-cell>
          <table:table-cell office:value-type="float" office:value="43.058" calcext:value-type="float">
            <text:p>43,058</text:p>
          </table:table-cell>
          <table:table-cell office:value-type="float" office:value="42.972" calcext:value-type="float">
            <text:p>42,972</text:p>
          </table:table-cell>
          <table:table-cell table:number-columns-repeated="2" office:value-type="float" office:value="42.628" calcext:value-type="float">
            <text:p>42,628</text:p>
          </table:table-cell>
          <table:table-cell table:number-columns-repeated="12" office:value-type="float" office:value="41.939" calcext:value-type="float">
            <text:p>41,939</text:p>
          </table:table-cell>
          <table:table-cell table:number-columns-repeated="2" office:value-type="float" office:value="41.566" calcext:value-type="float">
            <text:p>41,56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 office:value-type="float" office:value="431" calcext:value-type="float">
            <text:p>431</text:p>
          </table:table-cell>
          <table:table-cell table:number-columns-repeated="3" office:value-type="float" office:value="414" calcext:value-type="float">
            <text:p>414</text:p>
          </table:table-cell>
          <table:table-cell office:value-type="float" office:value="408" calcext:value-type="float">
            <text:p>408</text:p>
          </table:table-cell>
          <table:table-cell office:value-type="float" office:value="402" calcext:value-type="float">
            <text:p>402</text:p>
          </table:table-cell>
          <table:table-cell table:number-columns-repeated="14" office:value-type="float" office:value="387" calcext:value-type="float">
            <text:p>387</text:p>
          </table:table-cell>
          <table:table-cell table:number-columns-repeated="2"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1.136" calcext:value-type="float">
            <text:p>41,136</text:p>
          </table:table-cell>
          <table:table-cell table:number-columns-repeated="2" office:value-type="float" office:value="39.415" calcext:value-type="float">
            <text:p>39,415</text:p>
          </table:table-cell>
          <table:table-cell table:number-columns-repeated="3" office:value-type="float" office:value="38.898" calcext:value-type="float">
            <text:p>38,898</text:p>
          </table:table-cell>
          <table:table-cell table:number-columns-repeated="2" office:value-type="float" office:value="38.64" calcext:value-type="float">
            <text:p>38,64</text:p>
          </table:table-cell>
          <table:table-cell table:number-columns-repeated="2" office:value-type="float" office:value="38.21" calcext:value-type="float">
            <text:p>38,21</text:p>
          </table:table-cell>
          <table:table-cell table:number-columns-repeated="12" office:value-type="float" office:value="37.522" calcext:value-type="float">
            <text:p>37,522</text:p>
          </table:table-cell>
          <table:table-cell table:number-columns-repeated="2" office:value-type="float" office:value="37.177" calcext:value-type="float">
            <text:p>37,177</text:p>
          </table:table-cell>
        </table:table-row>
        <table:table-row table:style-name="ro1">
          <table:table-cell office:value-type="float" office:value="45.382" calcext:value-type="float">
            <text:p>45,382</text:p>
          </table:table-cell>
          <table:table-cell table:number-columns-repeated="2" office:value-type="float" office:value="43.861" calcext:value-type="float">
            <text:p>43,861</text:p>
          </table:table-cell>
          <table:table-cell table:number-columns-repeated="3" office:value-type="float" office:value="43.316" calcext:value-type="float">
            <text:p>43,316</text:p>
          </table:table-cell>
          <table:table-cell office:value-type="float" office:value="43.058" calcext:value-type="float">
            <text:p>43,058</text:p>
          </table:table-cell>
          <table:table-cell office:value-type="float" office:value="42.972" calcext:value-type="float">
            <text:p>42,972</text:p>
          </table:table-cell>
          <table:table-cell table:number-columns-repeated="2" office:value-type="float" office:value="42.628" calcext:value-type="float">
            <text:p>42,628</text:p>
          </table:table-cell>
          <table:table-cell table:number-columns-repeated="12" office:value-type="float" office:value="41.939" calcext:value-type="float">
            <text:p>41,939</text:p>
          </table:table-cell>
          <table:table-cell table:number-columns-repeated="2" office:value-type="float" office:value="41.566" calcext:value-type="float">
            <text:p>41,56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 office:value-type="float" office:value="431" calcext:value-type="float">
            <text:p>431</text:p>
          </table:table-cell>
          <table:table-cell table:number-columns-repeated="3" office:value-type="float" office:value="414" calcext:value-type="float">
            <text:p>414</text:p>
          </table:table-cell>
          <table:table-cell office:value-type="float" office:value="408" calcext:value-type="float">
            <text:p>408</text:p>
          </table:table-cell>
          <table:table-cell office:value-type="float" office:value="402" calcext:value-type="float">
            <text:p>402</text:p>
          </table:table-cell>
          <table:table-cell table:number-columns-repeated="14" office:value-type="float" office:value="387" calcext:value-type="float">
            <text:p>387</text:p>
          </table:table-cell>
          <table:table-cell table:number-columns-repeated="2"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1.136" calcext:value-type="float">
            <text:p>41,136</text:p>
          </table:table-cell>
          <table:table-cell table:number-columns-repeated="2" office:value-type="float" office:value="39.415" calcext:value-type="float">
            <text:p>39,415</text:p>
          </table:table-cell>
          <table:table-cell table:number-columns-repeated="3" office:value-type="float" office:value="38.898" calcext:value-type="float">
            <text:p>38,898</text:p>
          </table:table-cell>
          <table:table-cell table:number-columns-repeated="2" office:value-type="float" office:value="38.64" calcext:value-type="float">
            <text:p>38,64</text:p>
          </table:table-cell>
          <table:table-cell table:number-columns-repeated="2" office:value-type="float" office:value="38.21" calcext:value-type="float">
            <text:p>38,21</text:p>
          </table:table-cell>
          <table:table-cell table:number-columns-repeated="12" office:value-type="float" office:value="37.522" calcext:value-type="float">
            <text:p>37,522</text:p>
          </table:table-cell>
          <table:table-cell table:number-columns-repeated="2" office:value-type="float" office:value="37.177" calcext:value-type="float">
            <text:p>37,177</text:p>
          </table:table-cell>
        </table:table-row>
        <table:table-row table:style-name="ro1">
          <table:table-cell office:value-type="float" office:value="45.382" calcext:value-type="float">
            <text:p>45,382</text:p>
          </table:table-cell>
          <table:table-cell table:number-columns-repeated="2" office:value-type="float" office:value="43.861" calcext:value-type="float">
            <text:p>43,861</text:p>
          </table:table-cell>
          <table:table-cell table:number-columns-repeated="3" office:value-type="float" office:value="43.316" calcext:value-type="float">
            <text:p>43,316</text:p>
          </table:table-cell>
          <table:table-cell office:value-type="float" office:value="43.058" calcext:value-type="float">
            <text:p>43,058</text:p>
          </table:table-cell>
          <table:table-cell office:value-type="float" office:value="42.972" calcext:value-type="float">
            <text:p>42,972</text:p>
          </table:table-cell>
          <table:table-cell table:number-columns-repeated="2" office:value-type="float" office:value="42.628" calcext:value-type="float">
            <text:p>42,628</text:p>
          </table:table-cell>
          <table:table-cell table:number-columns-repeated="12" office:value-type="float" office:value="41.939" calcext:value-type="float">
            <text:p>41,939</text:p>
          </table:table-cell>
          <table:table-cell table:number-columns-repeated="2" office:value-type="float" office:value="41.566" calcext:value-type="float">
            <text:p>41,56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 office:value-type="float" office:value="431" calcext:value-type="float">
            <text:p>431</text:p>
          </table:table-cell>
          <table:table-cell table:number-columns-repeated="3" office:value-type="float" office:value="414" calcext:value-type="float">
            <text:p>414</text:p>
          </table:table-cell>
          <table:table-cell office:value-type="float" office:value="408" calcext:value-type="float">
            <text:p>408</text:p>
          </table:table-cell>
          <table:table-cell office:value-type="float" office:value="402" calcext:value-type="float">
            <text:p>402</text:p>
          </table:table-cell>
          <table:table-cell table:number-columns-repeated="14" office:value-type="float" office:value="387" calcext:value-type="float">
            <text:p>387</text:p>
          </table:table-cell>
          <table:table-cell table:number-columns-repeated="2"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0.706" calcext:value-type="float">
            <text:p>40,706</text:p>
          </table:table-cell>
          <table:table-cell table:number-columns-repeated="2" office:value-type="float" office:value="39.157" calcext:value-type="float">
            <text:p>39,157</text:p>
          </table:table-cell>
          <table:table-cell table:number-columns-repeated="3" office:value-type="float" office:value="38.468" calcext:value-type="float">
            <text:p>38,468</text:p>
          </table:table-cell>
          <table:table-cell office:value-type="float" office:value="38.21" calcext:value-type="float">
            <text:p>38,21</text:p>
          </table:table-cell>
          <table:table-cell office:value-type="float" office:value="37.952" calcext:value-type="float">
            <text:p>37,952</text:p>
          </table:table-cell>
          <table:table-cell table:number-columns-repeated="2" office:value-type="float" office:value="37.694" calcext:value-type="float">
            <text:p>37,694</text:p>
          </table:table-cell>
          <table:table-cell table:number-columns-repeated="12" office:value-type="float" office:value="37.005" calcext:value-type="float">
            <text:p>37,005</text:p>
          </table:table-cell>
          <table:table-cell table:number-columns-repeated="2" office:value-type="float" office:value="36.489" calcext:value-type="float">
            <text:p>36,489</text:p>
          </table:table-cell>
        </table:table-row>
        <table:table-row table:style-name="ro1">
          <table:table-cell office:value-type="float" office:value="45.095" calcext:value-type="float">
            <text:p>45,095</text:p>
          </table:table-cell>
          <table:table-cell table:number-columns-repeated="2" office:value-type="float" office:value="43.66" calcext:value-type="float">
            <text:p>43,66</text:p>
          </table:table-cell>
          <table:table-cell table:number-columns-repeated="3" office:value-type="float" office:value="43.144" calcext:value-type="float">
            <text:p>43,144</text:p>
          </table:table-cell>
          <table:table-cell office:value-type="float" office:value="42.886" calcext:value-type="float">
            <text:p>42,886</text:p>
          </table:table-cell>
          <table:table-cell office:value-type="float" office:value="42.656" calcext:value-type="float">
            <text:p>42,656</text:p>
          </table:table-cell>
          <table:table-cell table:number-columns-repeated="2" office:value-type="float" office:value="42.312" calcext:value-type="float">
            <text:p>42,312</text:p>
          </table:table-cell>
          <table:table-cell table:number-columns-repeated="12" office:value-type="float" office:value="41.624" calcext:value-type="float">
            <text:p>41,624</text:p>
          </table:table-cell>
          <table:table-cell table:number-columns-repeated="2" office:value-type="float" office:value="41.021" calcext:value-type="float">
            <text:p>41,02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 office:value-type="float" office:value="378" calcext:value-type="float">
            <text:p>378</text:p>
          </table:table-cell>
          <table:table-cell table:number-columns-repeated="3" office:value-type="float" office:value="360" calcext:value-type="float">
            <text:p>360</text:p>
          </table:table-cell>
          <table:table-cell office:value-type="float" office:value="354" calcext:value-type="float">
            <text:p>354</text:p>
          </table:table-cell>
          <table:table-cell office:value-type="float" office:value="341" calcext:value-type="float">
            <text:p>341</text:p>
          </table:table-cell>
          <table:table-cell table:number-columns-repeated="14" office:value-type="float" office:value="326" calcext:value-type="float">
            <text:p>326</text:p>
          </table:table-cell>
          <table:table-cell table:number-columns-repeated="2"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40.706" calcext:value-type="float">
            <text:p>40,706</text:p>
          </table:table-cell>
          <table:table-cell table:number-columns-repeated="2" office:value-type="float" office:value="39.157" calcext:value-type="float">
            <text:p>39,157</text:p>
          </table:table-cell>
          <table:table-cell table:number-columns-repeated="3" office:value-type="float" office:value="38.468" calcext:value-type="float">
            <text:p>38,468</text:p>
          </table:table-cell>
          <table:table-cell office:value-type="float" office:value="38.21" calcext:value-type="float">
            <text:p>38,21</text:p>
          </table:table-cell>
          <table:table-cell office:value-type="float" office:value="37.952" calcext:value-type="float">
            <text:p>37,952</text:p>
          </table:table-cell>
          <table:table-cell table:number-columns-repeated="2" office:value-type="float" office:value="37.694" calcext:value-type="float">
            <text:p>37,694</text:p>
          </table:table-cell>
          <table:table-cell table:number-columns-repeated="12" office:value-type="float" office:value="37.005" calcext:value-type="float">
            <text:p>37,005</text:p>
          </table:table-cell>
          <table:table-cell table:number-columns-repeated="2" office:value-type="float" office:value="36.489" calcext:value-type="float">
            <text:p>36,489</text:p>
          </table:table-cell>
        </table:table-row>
        <table:table-row table:style-name="ro1">
          <table:table-cell office:value-type="float" office:value="45.095" calcext:value-type="float">
            <text:p>45,095</text:p>
          </table:table-cell>
          <table:table-cell table:number-columns-repeated="2" office:value-type="float" office:value="43.66" calcext:value-type="float">
            <text:p>43,66</text:p>
          </table:table-cell>
          <table:table-cell table:number-columns-repeated="3" office:value-type="float" office:value="43.144" calcext:value-type="float">
            <text:p>43,144</text:p>
          </table:table-cell>
          <table:table-cell office:value-type="float" office:value="42.886" calcext:value-type="float">
            <text:p>42,886</text:p>
          </table:table-cell>
          <table:table-cell office:value-type="float" office:value="42.656" calcext:value-type="float">
            <text:p>42,656</text:p>
          </table:table-cell>
          <table:table-cell table:number-columns-repeated="2" office:value-type="float" office:value="42.312" calcext:value-type="float">
            <text:p>42,312</text:p>
          </table:table-cell>
          <table:table-cell table:number-columns-repeated="12" office:value-type="float" office:value="41.624" calcext:value-type="float">
            <text:p>41,624</text:p>
          </table:table-cell>
          <table:table-cell table:number-columns-repeated="2" office:value-type="float" office:value="41.021" calcext:value-type="float">
            <text:p>41,02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 office:value-type="float" office:value="378" calcext:value-type="float">
            <text:p>378</text:p>
          </table:table-cell>
          <table:table-cell table:number-columns-repeated="3" office:value-type="float" office:value="360" calcext:value-type="float">
            <text:p>360</text:p>
          </table:table-cell>
          <table:table-cell office:value-type="float" office:value="354" calcext:value-type="float">
            <text:p>354</text:p>
          </table:table-cell>
          <table:table-cell office:value-type="float" office:value="341" calcext:value-type="float">
            <text:p>341</text:p>
          </table:table-cell>
          <table:table-cell table:number-columns-repeated="14" office:value-type="float" office:value="326" calcext:value-type="float">
            <text:p>326</text:p>
          </table:table-cell>
          <table:table-cell table:number-columns-repeated="2"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40.706" calcext:value-type="float">
            <text:p>40,706</text:p>
          </table:table-cell>
          <table:table-cell table:number-columns-repeated="2" office:value-type="float" office:value="38.812" calcext:value-type="float">
            <text:p>38,812</text:p>
          </table:table-cell>
          <table:table-cell table:number-columns-repeated="3" office:value-type="float" office:value="38.21" calcext:value-type="float">
            <text:p>38,21</text:p>
          </table:table-cell>
          <table:table-cell table:number-columns-repeated="2" office:value-type="float" office:value="37.952" calcext:value-type="float">
            <text:p>37,952</text:p>
          </table:table-cell>
          <table:table-cell table:number-columns-repeated="2" office:value-type="float" office:value="37.694" calcext:value-type="float">
            <text:p>37,694</text:p>
          </table:table-cell>
          <table:table-cell table:number-columns-repeated="12" office:value-type="float" office:value="37.005" calcext:value-type="float">
            <text:p>37,005</text:p>
          </table:table-cell>
          <table:table-cell table:number-columns-repeated="2" office:value-type="float" office:value="36.489" calcext:value-type="float">
            <text:p>36,489</text:p>
          </table:table-cell>
        </table:table-row>
        <table:table-row table:style-name="ro1">
          <table:table-cell office:value-type="float" office:value="45.123" calcext:value-type="float">
            <text:p>45,123</text:p>
          </table:table-cell>
          <table:table-cell table:number-columns-repeated="2" office:value-type="float" office:value="43.431" calcext:value-type="float">
            <text:p>43,431</text:p>
          </table:table-cell>
          <table:table-cell table:number-columns-repeated="3" office:value-type="float" office:value="42.915" calcext:value-type="float">
            <text:p>42,915</text:p>
          </table:table-cell>
          <table:table-cell table:number-columns-repeated="2" office:value-type="float" office:value="42.656" calcext:value-type="float">
            <text:p>42,656</text:p>
          </table:table-cell>
          <table:table-cell table:number-columns-repeated="2" office:value-type="float" office:value="42.312" calcext:value-type="float">
            <text:p>42,312</text:p>
          </table:table-cell>
          <table:table-cell table:number-columns-repeated="12" office:value-type="float" office:value="41.624" calcext:value-type="float">
            <text:p>41,624</text:p>
          </table:table-cell>
          <table:table-cell table:number-columns-repeated="2" office:value-type="float" office:value="41.021" calcext:value-type="float">
            <text:p>41,02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 office:value-type="float" office:value="365" calcext:value-type="float">
            <text:p>365</text:p>
          </table:table-cell>
          <table:table-cell table:number-columns-repeated="3" office:value-type="float" office:value="347" calcext:value-type="float">
            <text:p>347</text:p>
          </table:table-cell>
          <table:table-cell table:number-columns-repeated="2" office:value-type="float" office:value="341" calcext:value-type="float">
            <text:p>341</text:p>
          </table:table-cell>
          <table:table-cell table:number-columns-repeated="14" office:value-type="float" office:value="326" calcext:value-type="float">
            <text:p>326</text:p>
          </table:table-cell>
          <table:table-cell table:number-columns-repeated="2"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40.448" calcext:value-type="float">
            <text:p>40,448</text:p>
          </table:table-cell>
          <table:table-cell table:number-columns-repeated="2" office:value-type="float" office:value="38.554" calcext:value-type="float">
            <text:p>38,554</text:p>
          </table:table-cell>
          <table:table-cell table:number-columns-repeated="3" office:value-type="float" office:value="37.952" calcext:value-type="float">
            <text:p>37,952</text:p>
          </table:table-cell>
          <table:table-cell table:number-columns-repeated="2" office:value-type="float" office:value="37.78" calcext:value-type="float">
            <text:p>37,78</text:p>
          </table:table-cell>
          <table:table-cell table:number-columns-repeated="2" office:value-type="float" office:value="37.435" calcext:value-type="float">
            <text:p>37,435</text:p>
          </table:table-cell>
          <table:table-cell table:number-columns-repeated="7" office:value-type="float" office:value="36.747" calcext:value-type="float">
            <text:p>36,747</text:p>
          </table:table-cell>
          <table:table-cell table:number-columns-repeated="5" office:value-type="float" office:value="35.886" calcext:value-type="float">
            <text:p>35,886</text:p>
          </table:table-cell>
          <table:table-cell table:number-columns-repeated="2" office:value-type="float" office:value="35.37" calcext:value-type="float">
            <text:p>35,37</text:p>
          </table:table-cell>
        </table:table-row>
        <table:table-row table:style-name="ro1">
          <table:table-cell office:value-type="float" office:value="44.923" calcext:value-type="float">
            <text:p>44,923</text:p>
          </table:table-cell>
          <table:table-cell table:number-columns-repeated="2" office:value-type="float" office:value="43.23" calcext:value-type="float">
            <text:p>43,23</text:p>
          </table:table-cell>
          <table:table-cell table:number-columns-repeated="3" office:value-type="float" office:value="42.714" calcext:value-type="float">
            <text:p>42,714</text:p>
          </table:table-cell>
          <table:table-cell table:number-columns-repeated="2" office:value-type="float" office:value="42.456" calcext:value-type="float">
            <text:p>42,456</text:p>
          </table:table-cell>
          <table:table-cell table:number-columns-repeated="2" office:value-type="float" office:value="42.111" calcext:value-type="float">
            <text:p>42,111</text:p>
          </table:table-cell>
          <table:table-cell table:number-columns-repeated="7" office:value-type="float" office:value="41.423" calcext:value-type="float">
            <text:p>41,423</text:p>
          </table:table-cell>
          <table:table-cell table:number-columns-repeated="5" office:value-type="float" office:value="40.591" calcext:value-type="float">
            <text:p>40,591</text:p>
          </table:table-cell>
          <table:table-cell table:number-columns-repeated="2" office:value-type="float" office:value="40.017" calcext:value-type="float">
            <text:p>40,01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 office:value-type="float" office:value="336" calcext:value-type="float">
            <text:p>336</text:p>
          </table:table-cell>
          <table:table-cell table:number-columns-repeated="3" office:value-type="float" office:value="318" calcext:value-type="float">
            <text:p>318</text:p>
          </table:table-cell>
          <table:table-cell table:number-columns-repeated="2" office:value-type="float" office:value="312" calcext:value-type="float">
            <text:p>312</text:p>
          </table:table-cell>
          <table:table-cell table:number-columns-repeated="9" office:value-type="float" office:value="297" calcext:value-type="float">
            <text:p>297</text:p>
          </table:table-cell>
          <table:table-cell table:number-columns-repeated="5" office:value-type="float" office:value="272" calcext:value-type="float">
            <text:p>272</text:p>
          </table:table-cell>
          <table:table-cell table:number-columns-repeated="2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40.103" calcext:value-type="float">
            <text:p>40,103</text:p>
          </table:table-cell>
          <table:table-cell table:number-columns-repeated="2" office:value-type="float" office:value="38.124" calcext:value-type="float">
            <text:p>38,124</text:p>
          </table:table-cell>
          <table:table-cell office:value-type="float" office:value="37.522" calcext:value-type="float">
            <text:p>37,522</text:p>
          </table:table-cell>
          <table:table-cell table:number-columns-repeated="2" office:value-type="float" office:value="37.435" calcext:value-type="float">
            <text:p>37,435</text:p>
          </table:table-cell>
          <table:table-cell table:number-columns-repeated="2" office:value-type="float" office:value="37.263" calcext:value-type="float">
            <text:p>37,263</text:p>
          </table:table-cell>
          <table:table-cell table:number-columns-repeated="2" office:value-type="float" office:value="36.919" calcext:value-type="float">
            <text:p>36,919</text:p>
          </table:table-cell>
          <table:table-cell table:number-columns-repeated="7" office:value-type="float" office:value="35.8" calcext:value-type="float">
            <text:p>35,8</text:p>
          </table:table-cell>
          <table:table-cell table:number-columns-repeated="5" office:value-type="float" office:value="34.94" calcext:value-type="float">
            <text:p>34,94</text:p>
          </table:table-cell>
          <table:table-cell table:number-columns-repeated="2" office:value-type="float" office:value="34.251" calcext:value-type="float">
            <text:p>34,251</text:p>
          </table:table-cell>
        </table:table-row>
        <table:table-row table:style-name="ro1">
          <table:table-cell office:value-type="float" office:value="44.607" calcext:value-type="float">
            <text:p>44,607</text:p>
          </table:table-cell>
          <table:table-cell table:number-columns-repeated="2" office:value-type="float" office:value="42.8" calcext:value-type="float">
            <text:p>42,8</text:p>
          </table:table-cell>
          <table:table-cell office:value-type="float" office:value="42.283" calcext:value-type="float">
            <text:p>42,283</text:p>
          </table:table-cell>
          <table:table-cell table:number-columns-repeated="2" office:value-type="float" office:value="42.169" calcext:value-type="float">
            <text:p>42,169</text:p>
          </table:table-cell>
          <table:table-cell table:number-columns-repeated="2" office:value-type="float" office:value="41.91" calcext:value-type="float">
            <text:p>41,91</text:p>
          </table:table-cell>
          <table:table-cell table:number-columns-repeated="2" office:value-type="float" office:value="41.566" calcext:value-type="float">
            <text:p>41,566</text:p>
          </table:table-cell>
          <table:table-cell table:number-columns-repeated="7" office:value-type="float" office:value="40.39" calcext:value-type="float">
            <text:p>40,39</text:p>
          </table:table-cell>
          <table:table-cell table:number-columns-repeated="5" office:value-type="float" office:value="39.558" calcext:value-type="float">
            <text:p>39,558</text:p>
          </table:table-cell>
          <table:table-cell table:number-columns-repeated="2" office:value-type="float" office:value="38.784" calcext:value-type="float">
            <text:p>38,78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float" office:value="289" calcext:value-type="float">
            <text:p>289</text:p>
          </table:table-cell>
          <table:table-cell table:number-columns-repeated="2" office:value-type="float" office:value="283" calcext:value-type="float">
            <text:p>283</text:p>
          </table:table-cell>
          <table:table-cell table:number-columns-repeated="2" office:value-type="float" office:value="268" calcext:value-type="float">
            <text:p>268</text:p>
          </table:table-cell>
          <table:table-cell table:number-columns-repeated="7" office:value-type="float" office:value="252" calcext:value-type="float">
            <text:p>252</text:p>
          </table:table-cell>
          <table:table-cell table:number-columns-repeated="5" office:value-type="float" office:value="227" calcext:value-type="float">
            <text:p>227</text:p>
          </table:table-cell>
          <table:table-cell table:number-columns-repeated="2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8.726" calcext:value-type="float">
            <text:p>38,726</text:p>
          </table:table-cell>
          <table:table-cell table:number-columns-repeated="2" office:value-type="float" office:value="36.919" calcext:value-type="float">
            <text:p>36,919</text:p>
          </table:table-cell>
          <table:table-cell office:value-type="float" office:value="36.403" calcext:value-type="float">
            <text:p>36,403</text:p>
          </table:table-cell>
          <table:table-cell table:number-columns-repeated="2" office:value-type="float" office:value="36.317" calcext:value-type="float">
            <text:p>36,317</text:p>
          </table:table-cell>
          <table:table-cell table:number-columns-repeated="2" office:value-type="float" office:value="36.059" calcext:value-type="float">
            <text:p>36,059</text:p>
          </table:table-cell>
          <table:table-cell table:number-columns-repeated="2" office:value-type="float" office:value="35.628" calcext:value-type="float">
            <text:p>35,628</text:p>
          </table:table-cell>
          <table:table-cell table:number-columns-repeated="7" office:value-type="float" office:value="34.423" calcext:value-type="float">
            <text:p>34,423</text:p>
          </table:table-cell>
          <table:table-cell table:number-columns-repeated="5" office:value-type="float" office:value="33.563" calcext:value-type="float">
            <text:p>33,563</text:p>
          </table:table-cell>
          <table:table-cell table:number-columns-repeated="2" office:value-type="float" office:value="32.874" calcext:value-type="float">
            <text:p>32,874</text:p>
          </table:table-cell>
        </table:table-row>
        <table:table-row table:style-name="ro1">
          <table:table-cell office:value-type="float" office:value="43.201" calcext:value-type="float">
            <text:p>43,201</text:p>
          </table:table-cell>
          <table:table-cell table:number-columns-repeated="2" office:value-type="float" office:value="41.538" calcext:value-type="float">
            <text:p>41,538</text:p>
          </table:table-cell>
          <table:table-cell office:value-type="float" office:value="41.021" calcext:value-type="float">
            <text:p>41,021</text:p>
          </table:table-cell>
          <table:table-cell table:number-columns-repeated="2" office:value-type="float" office:value="40.906" calcext:value-type="float">
            <text:p>40,906</text:p>
          </table:table-cell>
          <table:table-cell table:number-columns-repeated="2" office:value-type="float" office:value="40.648" calcext:value-type="float">
            <text:p>40,648</text:p>
          </table:table-cell>
          <table:table-cell table:number-columns-repeated="2" office:value-type="float" office:value="40.218" calcext:value-type="float">
            <text:p>40,218</text:p>
          </table:table-cell>
          <table:table-cell table:number-columns-repeated="7" office:value-type="float" office:value="39.042" calcext:value-type="float">
            <text:p>39,042</text:p>
          </table:table-cell>
          <table:table-cell table:number-columns-repeated="5" office:value-type="float" office:value="38.21" calcext:value-type="float">
            <text:p>38,21</text:p>
          </table:table-cell>
          <table:table-cell table:number-columns-repeated="2" office:value-type="float" office:value="37.435" calcext:value-type="float">
            <text:p>37,43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28" calcext:value-type="float">
            <text:p>228</text:p>
          </table:table-cell>
          <table:table-cell table:number-columns-repeated="2" office:value-type="float" office:value="222" calcext:value-type="float">
            <text:p>222</text:p>
          </table:table-cell>
          <table:table-cell table:number-columns-repeated="2" office:value-type="float" office:value="210" calcext:value-type="float">
            <text:p>210</text:p>
          </table:table-cell>
          <table:table-cell table:number-columns-repeated="7" office:value-type="float" office:value="194" calcext:value-type="float">
            <text:p>194</text:p>
          </table:table-cell>
          <table:table-cell table:number-columns-repeated="5" office:value-type="float" office:value="169" calcext:value-type="float">
            <text:p>169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8.726" calcext:value-type="float">
            <text:p>38,726</text:p>
          </table:table-cell>
          <table:table-cell table:number-columns-repeated="2" office:value-type="float" office:value="36.919" calcext:value-type="float">
            <text:p>36,919</text:p>
          </table:table-cell>
          <table:table-cell office:value-type="float" office:value="36.403" calcext:value-type="float">
            <text:p>36,403</text:p>
          </table:table-cell>
          <table:table-cell table:number-columns-repeated="2" office:value-type="float" office:value="36.317" calcext:value-type="float">
            <text:p>36,317</text:p>
          </table:table-cell>
          <table:table-cell table:number-columns-repeated="2" office:value-type="float" office:value="36.059" calcext:value-type="float">
            <text:p>36,059</text:p>
          </table:table-cell>
          <table:table-cell table:number-columns-repeated="2" office:value-type="float" office:value="35.628" calcext:value-type="float">
            <text:p>35,628</text:p>
          </table:table-cell>
          <table:table-cell table:number-columns-repeated="7" office:value-type="float" office:value="34.423" calcext:value-type="float">
            <text:p>34,423</text:p>
          </table:table-cell>
          <table:table-cell table:number-columns-repeated="5" office:value-type="float" office:value="33.563" calcext:value-type="float">
            <text:p>33,563</text:p>
          </table:table-cell>
          <table:table-cell table:number-columns-repeated="2" office:value-type="float" office:value="32.874" calcext:value-type="float">
            <text:p>32,874</text:p>
          </table:table-cell>
        </table:table-row>
        <table:table-row table:style-name="ro1">
          <table:table-cell office:value-type="float" office:value="43.201" calcext:value-type="float">
            <text:p>43,201</text:p>
          </table:table-cell>
          <table:table-cell table:number-columns-repeated="2" office:value-type="float" office:value="41.538" calcext:value-type="float">
            <text:p>41,538</text:p>
          </table:table-cell>
          <table:table-cell office:value-type="float" office:value="41.021" calcext:value-type="float">
            <text:p>41,021</text:p>
          </table:table-cell>
          <table:table-cell table:number-columns-repeated="2" office:value-type="float" office:value="40.906" calcext:value-type="float">
            <text:p>40,906</text:p>
          </table:table-cell>
          <table:table-cell table:number-columns-repeated="2" office:value-type="float" office:value="40.648" calcext:value-type="float">
            <text:p>40,648</text:p>
          </table:table-cell>
          <table:table-cell table:number-columns-repeated="2" office:value-type="float" office:value="40.218" calcext:value-type="float">
            <text:p>40,218</text:p>
          </table:table-cell>
          <table:table-cell table:number-columns-repeated="7" office:value-type="float" office:value="39.042" calcext:value-type="float">
            <text:p>39,042</text:p>
          </table:table-cell>
          <table:table-cell table:number-columns-repeated="5" office:value-type="float" office:value="38.21" calcext:value-type="float">
            <text:p>38,21</text:p>
          </table:table-cell>
          <table:table-cell table:number-columns-repeated="2" office:value-type="float" office:value="37.435" calcext:value-type="float">
            <text:p>37,43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28" calcext:value-type="float">
            <text:p>228</text:p>
          </table:table-cell>
          <table:table-cell table:number-columns-repeated="2" office:value-type="float" office:value="222" calcext:value-type="float">
            <text:p>222</text:p>
          </table:table-cell>
          <table:table-cell table:number-columns-repeated="2" office:value-type="float" office:value="210" calcext:value-type="float">
            <text:p>210</text:p>
          </table:table-cell>
          <table:table-cell table:number-columns-repeated="7" office:value-type="float" office:value="194" calcext:value-type="float">
            <text:p>194</text:p>
          </table:table-cell>
          <table:table-cell table:number-columns-repeated="5" office:value-type="float" office:value="169" calcext:value-type="float">
            <text:p>169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8.468" calcext:value-type="float">
            <text:p>38,468</text:p>
          </table:table-cell>
          <table:table-cell table:number-columns-repeated="2" office:value-type="float" office:value="36.661" calcext:value-type="float">
            <text:p>36,661</text:p>
          </table:table-cell>
          <table:table-cell office:value-type="float" office:value="36.403" calcext:value-type="float">
            <text:p>36,403</text:p>
          </table:table-cell>
          <table:table-cell table:number-columns-repeated="2" office:value-type="float" office:value="36.317" calcext:value-type="float">
            <text:p>36,317</text:p>
          </table:table-cell>
          <table:table-cell table:number-columns-repeated="2" office:value-type="float" office:value="36.059" calcext:value-type="float">
            <text:p>36,059</text:p>
          </table:table-cell>
          <table:table-cell table:number-columns-repeated="2" office:value-type="float" office:value="35.628" calcext:value-type="float">
            <text:p>35,628</text:p>
          </table:table-cell>
          <table:table-cell table:number-columns-repeated="7" office:value-type="float" office:value="34.423" calcext:value-type="float">
            <text:p>34,423</text:p>
          </table:table-cell>
          <table:table-cell table:number-columns-repeated="5" office:value-type="float" office:value="33.563" calcext:value-type="float">
            <text:p>33,563</text:p>
          </table:table-cell>
          <table:table-cell table:number-columns-repeated="2" office:value-type="float" office:value="32.874" calcext:value-type="float">
            <text:p>32,874</text:p>
          </table:table-cell>
        </table:table-row>
        <table:table-row table:style-name="ro1">
          <table:table-cell office:value-type="float" office:value="43.001" calcext:value-type="float">
            <text:p>43,001</text:p>
          </table:table-cell>
          <table:table-cell table:number-columns-repeated="2" office:value-type="float" office:value="41.337" calcext:value-type="float">
            <text:p>41,337</text:p>
          </table:table-cell>
          <table:table-cell office:value-type="float" office:value="41.021" calcext:value-type="float">
            <text:p>41,021</text:p>
          </table:table-cell>
          <table:table-cell table:number-columns-repeated="2" office:value-type="float" office:value="40.906" calcext:value-type="float">
            <text:p>40,906</text:p>
          </table:table-cell>
          <table:table-cell table:number-columns-repeated="2" office:value-type="float" office:value="40.648" calcext:value-type="float">
            <text:p>40,648</text:p>
          </table:table-cell>
          <table:table-cell table:number-columns-repeated="2" office:value-type="float" office:value="40.218" calcext:value-type="float">
            <text:p>40,218</text:p>
          </table:table-cell>
          <table:table-cell table:number-columns-repeated="7" office:value-type="float" office:value="39.042" calcext:value-type="float">
            <text:p>39,042</text:p>
          </table:table-cell>
          <table:table-cell table:number-columns-repeated="5" office:value-type="float" office:value="38.21" calcext:value-type="float">
            <text:p>38,21</text:p>
          </table:table-cell>
          <table:table-cell table:number-columns-repeated="2" office:value-type="float" office:value="37.435" calcext:value-type="float">
            <text:p>37,43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28" calcext:value-type="float">
            <text:p>228</text:p>
          </table:table-cell>
          <table:table-cell table:number-columns-repeated="2" office:value-type="float" office:value="222" calcext:value-type="float">
            <text:p>222</text:p>
          </table:table-cell>
          <table:table-cell table:number-columns-repeated="2" office:value-type="float" office:value="210" calcext:value-type="float">
            <text:p>210</text:p>
          </table:table-cell>
          <table:table-cell table:number-columns-repeated="7" office:value-type="float" office:value="194" calcext:value-type="float">
            <text:p>194</text:p>
          </table:table-cell>
          <table:table-cell table:number-columns-repeated="5" office:value-type="float" office:value="169" calcext:value-type="float">
            <text:p>169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8.468" calcext:value-type="float">
            <text:p>38,468</text:p>
          </table:table-cell>
          <table:table-cell table:number-columns-repeated="2" office:value-type="float" office:value="36.661" calcext:value-type="float">
            <text:p>36,661</text:p>
          </table:table-cell>
          <table:table-cell office:value-type="float" office:value="36.403" calcext:value-type="float">
            <text:p>36,403</text:p>
          </table:table-cell>
          <table:table-cell table:number-columns-repeated="2" office:value-type="float" office:value="36.317" calcext:value-type="float">
            <text:p>36,317</text:p>
          </table:table-cell>
          <table:table-cell table:number-columns-repeated="2" office:value-type="float" office:value="36.059" calcext:value-type="float">
            <text:p>36,059</text:p>
          </table:table-cell>
          <table:table-cell table:number-columns-repeated="2" office:value-type="float" office:value="35.628" calcext:value-type="float">
            <text:p>35,628</text:p>
          </table:table-cell>
          <table:table-cell table:number-columns-repeated="7" office:value-type="float" office:value="34.423" calcext:value-type="float">
            <text:p>34,423</text:p>
          </table:table-cell>
          <table:table-cell table:number-columns-repeated="5" office:value-type="float" office:value="33.563" calcext:value-type="float">
            <text:p>33,563</text:p>
          </table:table-cell>
          <table:table-cell table:number-columns-repeated="2" office:value-type="float" office:value="32.874" calcext:value-type="float">
            <text:p>32,874</text:p>
          </table:table-cell>
        </table:table-row>
        <table:table-row table:style-name="ro1">
          <table:table-cell office:value-type="float" office:value="43.001" calcext:value-type="float">
            <text:p>43,001</text:p>
          </table:table-cell>
          <table:table-cell table:number-columns-repeated="2" office:value-type="float" office:value="41.337" calcext:value-type="float">
            <text:p>41,337</text:p>
          </table:table-cell>
          <table:table-cell office:value-type="float" office:value="41.021" calcext:value-type="float">
            <text:p>41,021</text:p>
          </table:table-cell>
          <table:table-cell table:number-columns-repeated="2" office:value-type="float" office:value="40.906" calcext:value-type="float">
            <text:p>40,906</text:p>
          </table:table-cell>
          <table:table-cell table:number-columns-repeated="2" office:value-type="float" office:value="40.648" calcext:value-type="float">
            <text:p>40,648</text:p>
          </table:table-cell>
          <table:table-cell table:number-columns-repeated="2" office:value-type="float" office:value="40.218" calcext:value-type="float">
            <text:p>40,218</text:p>
          </table:table-cell>
          <table:table-cell table:number-columns-repeated="7" office:value-type="float" office:value="39.042" calcext:value-type="float">
            <text:p>39,042</text:p>
          </table:table-cell>
          <table:table-cell table:number-columns-repeated="5" office:value-type="float" office:value="38.21" calcext:value-type="float">
            <text:p>38,21</text:p>
          </table:table-cell>
          <table:table-cell table:number-columns-repeated="2" office:value-type="float" office:value="37.435" calcext:value-type="float">
            <text:p>37,43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28" calcext:value-type="float">
            <text:p>228</text:p>
          </table:table-cell>
          <table:table-cell table:number-columns-repeated="2" office:value-type="float" office:value="222" calcext:value-type="float">
            <text:p>222</text:p>
          </table:table-cell>
          <table:table-cell table:number-columns-repeated="2" office:value-type="float" office:value="210" calcext:value-type="float">
            <text:p>210</text:p>
          </table:table-cell>
          <table:table-cell table:number-columns-repeated="7" office:value-type="float" office:value="194" calcext:value-type="float">
            <text:p>194</text:p>
          </table:table-cell>
          <table:table-cell table:number-columns-repeated="5" office:value-type="float" office:value="169" calcext:value-type="float">
            <text:p>169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8.468" calcext:value-type="float">
            <text:p>38,468</text:p>
          </table:table-cell>
          <table:table-cell table:number-columns-repeated="2" office:value-type="float" office:value="36.661" calcext:value-type="float">
            <text:p>36,661</text:p>
          </table:table-cell>
          <table:table-cell office:value-type="float" office:value="36.403" calcext:value-type="float">
            <text:p>36,403</text:p>
          </table:table-cell>
          <table:table-cell table:number-columns-repeated="2" office:value-type="float" office:value="36.317" calcext:value-type="float">
            <text:p>36,317</text:p>
          </table:table-cell>
          <table:table-cell table:number-columns-repeated="2" office:value-type="float" office:value="36.059" calcext:value-type="float">
            <text:p>36,059</text:p>
          </table:table-cell>
          <table:table-cell table:number-columns-repeated="2" office:value-type="float" office:value="35.628" calcext:value-type="float">
            <text:p>35,628</text:p>
          </table:table-cell>
          <table:table-cell table:number-columns-repeated="7" office:value-type="float" office:value="34.423" calcext:value-type="float">
            <text:p>34,423</text:p>
          </table:table-cell>
          <table:table-cell table:number-columns-repeated="5" office:value-type="float" office:value="33.563" calcext:value-type="float">
            <text:p>33,563</text:p>
          </table:table-cell>
          <table:table-cell table:number-columns-repeated="2" office:value-type="float" office:value="32.874" calcext:value-type="float">
            <text:p>32,874</text:p>
          </table:table-cell>
        </table:table-row>
        <table:table-row table:style-name="ro1">
          <table:table-cell office:value-type="float" office:value="43.001" calcext:value-type="float">
            <text:p>43,001</text:p>
          </table:table-cell>
          <table:table-cell table:number-columns-repeated="2" office:value-type="float" office:value="41.337" calcext:value-type="float">
            <text:p>41,337</text:p>
          </table:table-cell>
          <table:table-cell office:value-type="float" office:value="41.021" calcext:value-type="float">
            <text:p>41,021</text:p>
          </table:table-cell>
          <table:table-cell table:number-columns-repeated="2" office:value-type="float" office:value="40.906" calcext:value-type="float">
            <text:p>40,906</text:p>
          </table:table-cell>
          <table:table-cell table:number-columns-repeated="2" office:value-type="float" office:value="40.648" calcext:value-type="float">
            <text:p>40,648</text:p>
          </table:table-cell>
          <table:table-cell table:number-columns-repeated="2" office:value-type="float" office:value="40.218" calcext:value-type="float">
            <text:p>40,218</text:p>
          </table:table-cell>
          <table:table-cell table:number-columns-repeated="7" office:value-type="float" office:value="39.042" calcext:value-type="float">
            <text:p>39,042</text:p>
          </table:table-cell>
          <table:table-cell table:number-columns-repeated="5" office:value-type="float" office:value="38.21" calcext:value-type="float">
            <text:p>38,21</text:p>
          </table:table-cell>
          <table:table-cell table:number-columns-repeated="2" office:value-type="float" office:value="37.435" calcext:value-type="float">
            <text:p>37,43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28" calcext:value-type="float">
            <text:p>228</text:p>
          </table:table-cell>
          <table:table-cell table:number-columns-repeated="2" office:value-type="float" office:value="222" calcext:value-type="float">
            <text:p>222</text:p>
          </table:table-cell>
          <table:table-cell table:number-columns-repeated="2" office:value-type="float" office:value="210" calcext:value-type="float">
            <text:p>210</text:p>
          </table:table-cell>
          <table:table-cell table:number-columns-repeated="7" office:value-type="float" office:value="194" calcext:value-type="float">
            <text:p>194</text:p>
          </table:table-cell>
          <table:table-cell table:number-columns-repeated="5" office:value-type="float" office:value="169" calcext:value-type="float">
            <text:p>169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7.177" calcext:value-type="float">
            <text:p>37,177</text:p>
          </table:table-cell>
          <table:table-cell table:number-columns-repeated="2" office:value-type="float" office:value="35.37" calcext:value-type="float">
            <text:p>35,37</text:p>
          </table:table-cell>
          <table:table-cell office:value-type="float" office:value="34.94" calcext:value-type="float">
            <text:p>34,94</text:p>
          </table:table-cell>
          <table:table-cell table:number-columns-repeated="2" office:value-type="float" office:value="34.854" calcext:value-type="float">
            <text:p>34,854</text:p>
          </table:table-cell>
          <table:table-cell office:value-type="float" office:value="34.251" calcext:value-type="float">
            <text:p>34,251</text:p>
          </table:table-cell>
          <table:table-cell office:value-type="float" office:value="33.821" calcext:value-type="float">
            <text:p>33,821</text:p>
          </table:table-cell>
          <table:table-cell table:number-columns-repeated="2" office:value-type="float" office:value="33.477" calcext:value-type="float">
            <text:p>33,477</text:p>
          </table:table-cell>
          <table:table-cell table:number-columns-repeated="7" office:value-type="float" office:value="32.358" calcext:value-type="float">
            <text:p>32,358</text:p>
          </table:table-cell>
          <table:table-cell table:number-columns-repeated="5" office:value-type="float" office:value="31.497" calcext:value-type="float">
            <text:p>31,497</text:p>
          </table:table-cell>
          <table:table-cell table:number-columns-repeated="2" office:value-type="float" office:value="30.379" calcext:value-type="float">
            <text:p>30,379</text:p>
          </table:table-cell>
        </table:table-row>
        <table:table-row table:style-name="ro1">
          <table:table-cell office:value-type="float" office:value="41.652" calcext:value-type="float">
            <text:p>41,652</text:p>
          </table:table-cell>
          <table:table-cell table:number-columns-repeated="2" office:value-type="float" office:value="39.989" calcext:value-type="float">
            <text:p>39,989</text:p>
          </table:table-cell>
          <table:table-cell office:value-type="float" office:value="39.415" calcext:value-type="float">
            <text:p>39,415</text:p>
          </table:table-cell>
          <table:table-cell table:number-columns-repeated="2" office:value-type="float" office:value="39.3" calcext:value-type="float">
            <text:p>39,3</text:p>
          </table:table-cell>
          <table:table-cell office:value-type="float" office:value="38.755" calcext:value-type="float">
            <text:p>38,755</text:p>
          </table:table-cell>
          <table:table-cell office:value-type="float" office:value="38.411" calcext:value-type="float">
            <text:p>38,411</text:p>
          </table:table-cell>
          <table:table-cell table:number-columns-repeated="2" office:value-type="float" office:value="37.98" calcext:value-type="float">
            <text:p>37,98</text:p>
          </table:table-cell>
          <table:table-cell table:number-columns-repeated="7" office:value-type="float" office:value="36.919" calcext:value-type="float">
            <text:p>36,919</text:p>
          </table:table-cell>
          <table:table-cell table:number-columns-repeated="5" office:value-type="float" office:value="36.087" calcext:value-type="float">
            <text:p>36,087</text:p>
          </table:table-cell>
          <table:table-cell table:number-columns-repeated="2" office:value-type="float" office:value="34.911" calcext:value-type="float">
            <text:p>34,91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68" calcext:value-type="float">
            <text:p>168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7" office:value-type="float" office:value="109" calcext:value-type="float">
            <text:p>109</text:p>
          </table:table-cell>
          <table:table-cell table:number-columns-repeated="5" office:value-type="float" office:value="84" calcext:value-type="float">
            <text:p>84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5.886" calcext:value-type="float">
            <text:p>35,886</text:p>
          </table:table-cell>
          <table:table-cell table:number-columns-repeated="2" office:value-type="float" office:value="34.509" calcext:value-type="float">
            <text:p>34,509</text:p>
          </table:table-cell>
          <table:table-cell office:value-type="float" office:value="33.993" calcext:value-type="float">
            <text:p>33,993</text:p>
          </table:table-cell>
          <table:table-cell table:number-columns-repeated="2" office:value-type="float" office:value="33.907" calcext:value-type="float">
            <text:p>33,907</text:p>
          </table:table-cell>
          <table:table-cell table:number-columns-repeated="2" office:value-type="float" office:value="33.305" calcext:value-type="float">
            <text:p>33,305</text:p>
          </table:table-cell>
          <table:table-cell table:number-columns-repeated="2" office:value-type="float" office:value="32.874" calcext:value-type="float">
            <text:p>32,874</text:p>
          </table:table-cell>
          <table:table-cell table:number-columns-repeated="7" office:value-type="float" office:value="32.358" calcext:value-type="float">
            <text:p>32,358</text:p>
          </table:table-cell>
          <table:table-cell table:number-columns-repeated="5" office:value-type="float" office:value="31.497" calcext:value-type="float">
            <text:p>31,497</text:p>
          </table:table-cell>
          <table:table-cell table:number-columns-repeated="2" office:value-type="float" office:value="30.379" calcext:value-type="float">
            <text:p>30,379</text:p>
          </table:table-cell>
        </table:table-row>
        <table:table-row table:style-name="ro1">
          <table:table-cell office:value-type="float" office:value="40.419" calcext:value-type="float">
            <text:p>40,419</text:p>
          </table:table-cell>
          <table:table-cell table:number-columns-repeated="2" office:value-type="float" office:value="39.157" calcext:value-type="float">
            <text:p>39,157</text:p>
          </table:table-cell>
          <table:table-cell office:value-type="float" office:value="38.554" calcext:value-type="float">
            <text:p>38,554</text:p>
          </table:table-cell>
          <table:table-cell table:number-columns-repeated="2" office:value-type="float" office:value="38.439" calcext:value-type="float">
            <text:p>38,439</text:p>
          </table:table-cell>
          <table:table-cell table:number-columns-repeated="2" office:value-type="float" office:value="37.894" calcext:value-type="float">
            <text:p>37,894</text:p>
          </table:table-cell>
          <table:table-cell table:number-columns-repeated="2" office:value-type="float" office:value="37.464" calcext:value-type="float">
            <text:p>37,464</text:p>
          </table:table-cell>
          <table:table-cell table:number-columns-repeated="7" office:value-type="float" office:value="36.919" calcext:value-type="float">
            <text:p>36,919</text:p>
          </table:table-cell>
          <table:table-cell table:number-columns-repeated="5" office:value-type="float" office:value="36.087" calcext:value-type="float">
            <text:p>36,087</text:p>
          </table:table-cell>
          <table:table-cell table:number-columns-repeated="2" office:value-type="float" office:value="34.911" calcext:value-type="float">
            <text:p>34,9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7" office:value-type="float" office:value="109" calcext:value-type="float">
            <text:p>109</text:p>
          </table:table-cell>
          <table:table-cell table:number-columns-repeated="5" office:value-type="float" office:value="84" calcext:value-type="float">
            <text:p>84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5.284" calcext:value-type="float">
            <text:p>35,284</text:p>
          </table:table-cell>
          <table:table-cell table:number-columns-repeated="2" office:value-type="float" office:value="33.993" calcext:value-type="float">
            <text:p>33,993</text:p>
          </table:table-cell>
          <table:table-cell office:value-type="float" office:value="33.391" calcext:value-type="float">
            <text:p>33,391</text:p>
          </table:table-cell>
          <table:table-cell table:number-columns-repeated="2" office:value-type="float" office:value="33.133" calcext:value-type="float">
            <text:p>33,133</text:p>
          </table:table-cell>
          <table:table-cell table:number-columns-repeated="2" office:value-type="float" office:value="32.444" calcext:value-type="float">
            <text:p>32,444</text:p>
          </table:table-cell>
          <table:table-cell table:number-columns-repeated="2" office:value-type="float" office:value="32.014" calcext:value-type="float">
            <text:p>32,014</text:p>
          </table:table-cell>
          <table:table-cell table:number-columns-repeated="2" office:value-type="float" office:value="31.583" calcext:value-type="float">
            <text:p>31,583</text:p>
          </table:table-cell>
          <table:table-cell table:number-columns-repeated="5" office:value-type="float" office:value="30.981" calcext:value-type="float">
            <text:p>30,981</text:p>
          </table:table-cell>
          <table:table-cell table:number-columns-repeated="5" office:value-type="float" office:value="30.12" calcext:value-type="float">
            <text:p>30,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874" calcext:value-type="float">
            <text:p>39,874</text:p>
          </table:table-cell>
          <table:table-cell table:number-columns-repeated="2" office:value-type="float" office:value="38.612" calcext:value-type="float">
            <text:p>38,612</text:p>
          </table:table-cell>
          <table:table-cell office:value-type="float" office:value="37.894" calcext:value-type="float">
            <text:p>37,894</text:p>
          </table:table-cell>
          <table:table-cell table:number-columns-repeated="2" office:value-type="float" office:value="37.608" calcext:value-type="float">
            <text:p>37,608</text:p>
          </table:table-cell>
          <table:table-cell table:number-columns-repeated="2" office:value-type="float" office:value="36.948" calcext:value-type="float">
            <text:p>36,948</text:p>
          </table:table-cell>
          <table:table-cell table:number-columns-repeated="2" office:value-type="float" office:value="36.517" calcext:value-type="float">
            <text:p>36,517</text:p>
          </table:table-cell>
          <table:table-cell table:number-columns-repeated="2" office:value-type="float" office:value="35.972" calcext:value-type="float">
            <text:p>35,972</text:p>
          </table:table-cell>
          <table:table-cell table:number-columns-repeated="5" office:value-type="float" office:value="35.341" calcext:value-type="float">
            <text:p>35,341</text:p>
          </table:table-cell>
          <table:table-cell table:number-columns-repeated="5" office:value-type="float" office:value="34.509" calcext:value-type="float">
            <text:p>34,509</text:p>
          </table:table-cell>
          <table:table-cell table:number-columns-repeated="2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18" calcext:value-type="float">
            <text:p>118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5" office:value-type="float" office:value="56" calcext:value-type="float">
            <text:p>56</text:p>
          </table:table-cell>
          <table:table-cell table:number-columns-repeated="5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284" calcext:value-type="float">
            <text:p>35,284</text:p>
          </table:table-cell>
          <table:table-cell table:number-columns-repeated="2" office:value-type="float" office:value="33.993" calcext:value-type="float">
            <text:p>33,993</text:p>
          </table:table-cell>
          <table:table-cell office:value-type="float" office:value="33.391" calcext:value-type="float">
            <text:p>33,391</text:p>
          </table:table-cell>
          <table:table-cell table:number-columns-repeated="2" office:value-type="float" office:value="33.133" calcext:value-type="float">
            <text:p>33,133</text:p>
          </table:table-cell>
          <table:table-cell table:number-columns-repeated="2" office:value-type="float" office:value="32.444" calcext:value-type="float">
            <text:p>32,444</text:p>
          </table:table-cell>
          <table:table-cell table:number-columns-repeated="2" office:value-type="float" office:value="32.014" calcext:value-type="float">
            <text:p>32,014</text:p>
          </table:table-cell>
          <table:table-cell table:number-columns-repeated="2" office:value-type="float" office:value="31.583" calcext:value-type="float">
            <text:p>31,583</text:p>
          </table:table-cell>
          <table:table-cell table:number-columns-repeated="5" office:value-type="float" office:value="30.981" calcext:value-type="float">
            <text:p>30,981</text:p>
          </table:table-cell>
          <table:table-cell table:number-columns-repeated="5" office:value-type="float" office:value="30.12" calcext:value-type="float">
            <text:p>30,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874" calcext:value-type="float">
            <text:p>39,874</text:p>
          </table:table-cell>
          <table:table-cell table:number-columns-repeated="2" office:value-type="float" office:value="38.612" calcext:value-type="float">
            <text:p>38,612</text:p>
          </table:table-cell>
          <table:table-cell office:value-type="float" office:value="37.894" calcext:value-type="float">
            <text:p>37,894</text:p>
          </table:table-cell>
          <table:table-cell table:number-columns-repeated="2" office:value-type="float" office:value="37.608" calcext:value-type="float">
            <text:p>37,608</text:p>
          </table:table-cell>
          <table:table-cell table:number-columns-repeated="2" office:value-type="float" office:value="36.948" calcext:value-type="float">
            <text:p>36,948</text:p>
          </table:table-cell>
          <table:table-cell table:number-columns-repeated="2" office:value-type="float" office:value="36.517" calcext:value-type="float">
            <text:p>36,517</text:p>
          </table:table-cell>
          <table:table-cell table:number-columns-repeated="2" office:value-type="float" office:value="35.972" calcext:value-type="float">
            <text:p>35,972</text:p>
          </table:table-cell>
          <table:table-cell table:number-columns-repeated="5" office:value-type="float" office:value="35.341" calcext:value-type="float">
            <text:p>35,341</text:p>
          </table:table-cell>
          <table:table-cell table:number-columns-repeated="5" office:value-type="float" office:value="34.509" calcext:value-type="float">
            <text:p>34,509</text:p>
          </table:table-cell>
          <table:table-cell table:number-columns-repeated="2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18" calcext:value-type="float">
            <text:p>118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5" office:value-type="float" office:value="56" calcext:value-type="float">
            <text:p>56</text:p>
          </table:table-cell>
          <table:table-cell table:number-columns-repeated="5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284" calcext:value-type="float">
            <text:p>35,284</text:p>
          </table:table-cell>
          <table:table-cell table:number-columns-repeated="2" office:value-type="float" office:value="33.993" calcext:value-type="float">
            <text:p>33,993</text:p>
          </table:table-cell>
          <table:table-cell office:value-type="float" office:value="33.391" calcext:value-type="float">
            <text:p>33,391</text:p>
          </table:table-cell>
          <table:table-cell table:number-columns-repeated="2" office:value-type="float" office:value="33.133" calcext:value-type="float">
            <text:p>33,133</text:p>
          </table:table-cell>
          <table:table-cell table:number-columns-repeated="2" office:value-type="float" office:value="32.444" calcext:value-type="float">
            <text:p>32,444</text:p>
          </table:table-cell>
          <table:table-cell table:number-columns-repeated="2" office:value-type="float" office:value="32.014" calcext:value-type="float">
            <text:p>32,014</text:p>
          </table:table-cell>
          <table:table-cell table:number-columns-repeated="2" office:value-type="float" office:value="31.583" calcext:value-type="float">
            <text:p>31,583</text:p>
          </table:table-cell>
          <table:table-cell table:number-columns-repeated="5" office:value-type="float" office:value="30.981" calcext:value-type="float">
            <text:p>30,981</text:p>
          </table:table-cell>
          <table:table-cell table:number-columns-repeated="5" office:value-type="float" office:value="30.12" calcext:value-type="float">
            <text:p>30,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874" calcext:value-type="float">
            <text:p>39,874</text:p>
          </table:table-cell>
          <table:table-cell table:number-columns-repeated="2" office:value-type="float" office:value="38.612" calcext:value-type="float">
            <text:p>38,612</text:p>
          </table:table-cell>
          <table:table-cell office:value-type="float" office:value="37.894" calcext:value-type="float">
            <text:p>37,894</text:p>
          </table:table-cell>
          <table:table-cell table:number-columns-repeated="2" office:value-type="float" office:value="37.608" calcext:value-type="float">
            <text:p>37,608</text:p>
          </table:table-cell>
          <table:table-cell table:number-columns-repeated="2" office:value-type="float" office:value="36.948" calcext:value-type="float">
            <text:p>36,948</text:p>
          </table:table-cell>
          <table:table-cell table:number-columns-repeated="2" office:value-type="float" office:value="36.517" calcext:value-type="float">
            <text:p>36,517</text:p>
          </table:table-cell>
          <table:table-cell table:number-columns-repeated="2" office:value-type="float" office:value="35.972" calcext:value-type="float">
            <text:p>35,972</text:p>
          </table:table-cell>
          <table:table-cell table:number-columns-repeated="5" office:value-type="float" office:value="35.341" calcext:value-type="float">
            <text:p>35,341</text:p>
          </table:table-cell>
          <table:table-cell table:number-columns-repeated="5" office:value-type="float" office:value="34.509" calcext:value-type="float">
            <text:p>34,509</text:p>
          </table:table-cell>
          <table:table-cell table:number-columns-repeated="2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18" calcext:value-type="float">
            <text:p>118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5" office:value-type="float" office:value="56" calcext:value-type="float">
            <text:p>56</text:p>
          </table:table-cell>
          <table:table-cell table:number-columns-repeated="5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284" calcext:value-type="float">
            <text:p>35,284</text:p>
          </table:table-cell>
          <table:table-cell table:number-columns-repeated="2" office:value-type="float" office:value="33.993" calcext:value-type="float">
            <text:p>33,993</text:p>
          </table:table-cell>
          <table:table-cell office:value-type="float" office:value="33.305" calcext:value-type="float">
            <text:p>33,305</text:p>
          </table:table-cell>
          <table:table-cell table:number-columns-repeated="2" office:value-type="float" office:value="33.046" calcext:value-type="float">
            <text:p>33,046</text:p>
          </table:table-cell>
          <table:table-cell table:number-columns-repeated="2" office:value-type="float" office:value="32.358" calcext:value-type="float">
            <text:p>32,358</text:p>
          </table:table-cell>
          <table:table-cell table:number-columns-repeated="4" office:value-type="float" office:value="31.583" calcext:value-type="float">
            <text:p>31,583</text:p>
          </table:table-cell>
          <table:table-cell table:number-columns-repeated="5" office:value-type="float" office:value="30.981" calcext:value-type="float">
            <text:p>30,981</text:p>
          </table:table-cell>
          <table:table-cell table:number-columns-repeated="5" office:value-type="float" office:value="30.12" calcext:value-type="float">
            <text:p>30,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874" calcext:value-type="float">
            <text:p>39,874</text:p>
          </table:table-cell>
          <table:table-cell table:number-columns-repeated="2" office:value-type="float" office:value="38.583" calcext:value-type="float">
            <text:p>38,583</text:p>
          </table:table-cell>
          <table:table-cell office:value-type="float" office:value="37.866" calcext:value-type="float">
            <text:p>37,866</text:p>
          </table:table-cell>
          <table:table-cell table:number-columns-repeated="2" office:value-type="float" office:value="37.579" calcext:value-type="float">
            <text:p>37,579</text:p>
          </table:table-cell>
          <table:table-cell table:number-columns-repeated="2" office:value-type="float" office:value="36.862" calcext:value-type="float">
            <text:p>36,862</text:p>
          </table:table-cell>
          <table:table-cell table:number-columns-repeated="4" office:value-type="float" office:value="35.972" calcext:value-type="float">
            <text:p>35,972</text:p>
          </table:table-cell>
          <table:table-cell table:number-columns-repeated="5" office:value-type="float" office:value="35.341" calcext:value-type="float">
            <text:p>35,341</text:p>
          </table:table-cell>
          <table:table-cell table:number-columns-repeated="5" office:value-type="float" office:value="34.509" calcext:value-type="float">
            <text:p>34,509</text:p>
          </table:table-cell>
          <table:table-cell table:number-columns-repeated="2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4" office:value-type="float" office:value="73" calcext:value-type="float">
            <text:p>73</text:p>
          </table:table-cell>
          <table:table-cell table:number-columns-repeated="5" office:value-type="float" office:value="56" calcext:value-type="float">
            <text:p>56</text:p>
          </table:table-cell>
          <table:table-cell table:number-columns-repeated="5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026" calcext:value-type="float">
            <text:p>35,026</text:p>
          </table:table-cell>
          <table:table-cell table:number-columns-repeated="2" office:value-type="float" office:value="33.821" calcext:value-type="float">
            <text:p>33,821</text:p>
          </table:table-cell>
          <table:table-cell office:value-type="float" office:value="33.305" calcext:value-type="float">
            <text:p>33,305</text:p>
          </table:table-cell>
          <table:table-cell table:number-columns-repeated="2" office:value-type="float" office:value="33.046" calcext:value-type="float">
            <text:p>33,046</text:p>
          </table:table-cell>
          <table:table-cell table:number-columns-repeated="2" office:value-type="float" office:value="32.358" calcext:value-type="float">
            <text:p>32,358</text:p>
          </table:table-cell>
          <table:table-cell table:number-columns-repeated="4" office:value-type="float" office:value="31.583" calcext:value-type="float">
            <text:p>31,583</text:p>
          </table:table-cell>
          <table:table-cell table:number-columns-repeated="5" office:value-type="float" office:value="30.981" calcext:value-type="float">
            <text:p>30,981</text:p>
          </table:table-cell>
          <table:table-cell table:number-columns-repeated="5" office:value-type="float" office:value="30.12" calcext:value-type="float">
            <text:p>30,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644" calcext:value-type="float">
            <text:p>39,644</text:p>
          </table:table-cell>
          <table:table-cell table:number-columns-repeated="2" office:value-type="float" office:value="38.353" calcext:value-type="float">
            <text:p>38,353</text:p>
          </table:table-cell>
          <table:table-cell office:value-type="float" office:value="37.866" calcext:value-type="float">
            <text:p>37,866</text:p>
          </table:table-cell>
          <table:table-cell table:number-columns-repeated="2" office:value-type="float" office:value="37.579" calcext:value-type="float">
            <text:p>37,579</text:p>
          </table:table-cell>
          <table:table-cell table:number-columns-repeated="2" office:value-type="float" office:value="36.862" calcext:value-type="float">
            <text:p>36,862</text:p>
          </table:table-cell>
          <table:table-cell table:number-columns-repeated="4" office:value-type="float" office:value="35.972" calcext:value-type="float">
            <text:p>35,972</text:p>
          </table:table-cell>
          <table:table-cell table:number-columns-repeated="5" office:value-type="float" office:value="35.341" calcext:value-type="float">
            <text:p>35,341</text:p>
          </table:table-cell>
          <table:table-cell table:number-columns-repeated="5" office:value-type="float" office:value="34.509" calcext:value-type="float">
            <text:p>34,509</text:p>
          </table:table-cell>
          <table:table-cell table:number-columns-repeated="2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4" office:value-type="float" office:value="73" calcext:value-type="float">
            <text:p>73</text:p>
          </table:table-cell>
          <table:table-cell table:number-columns-repeated="5" office:value-type="float" office:value="56" calcext:value-type="float">
            <text:p>56</text:p>
          </table:table-cell>
          <table:table-cell table:number-columns-repeated="5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251" calcext:value-type="float">
            <text:p>34,251</text:p>
          </table:table-cell>
          <table:table-cell table:number-columns-repeated="2" office:value-type="float" office:value="33.046" calcext:value-type="float">
            <text:p>33,046</text:p>
          </table:table-cell>
          <table:table-cell office:value-type="float" office:value="32.444" calcext:value-type="float">
            <text:p>32,444</text:p>
          </table:table-cell>
          <table:table-cell table:number-columns-repeated="2" office:value-type="float" office:value="32.186" calcext:value-type="float">
            <text:p>32,186</text:p>
          </table:table-cell>
          <table:table-cell table:number-columns-repeated="2" office:value-type="float" office:value="31.497" calcext:value-type="float">
            <text:p>31,497</text:p>
          </table:table-cell>
          <table:table-cell table:number-columns-repeated="4" office:value-type="float" office:value="30.723" calcext:value-type="float">
            <text:p>30,723</text:p>
          </table:table-cell>
          <table:table-cell table:number-columns-repeated="10" office:value-type="float" office:value="30.12" calcext:value-type="float">
            <text:p>30,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812" calcext:value-type="float">
            <text:p>38,812</text:p>
          </table:table-cell>
          <table:table-cell table:number-columns-repeated="2" office:value-type="float" office:value="37.522" calcext:value-type="float">
            <text:p>37,522</text:p>
          </table:table-cell>
          <table:table-cell office:value-type="float" office:value="37.034" calcext:value-type="float">
            <text:p>37,034</text:p>
          </table:table-cell>
          <table:table-cell table:number-columns-repeated="2" office:value-type="float" office:value="36.747" calcext:value-type="float">
            <text:p>36,747</text:p>
          </table:table-cell>
          <table:table-cell table:number-columns-repeated="2" office:value-type="float" office:value="36.03" calcext:value-type="float">
            <text:p>36,03</text:p>
          </table:table-cell>
          <table:table-cell table:number-columns-repeated="4" office:value-type="float" office:value="35.141" calcext:value-type="float">
            <text:p>35,141</text:p>
          </table:table-cell>
          <table:table-cell table:number-columns-repeated="10" office:value-type="float" office:value="34.509" calcext:value-type="float">
            <text:p>34,509</text:p>
          </table:table-cell>
          <table:table-cell table:number-columns-repeated="2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10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251" calcext:value-type="float">
            <text:p>34,251</text:p>
          </table:table-cell>
          <table:table-cell table:number-columns-repeated="2" office:value-type="float" office:value="33.046" calcext:value-type="float">
            <text:p>33,046</text:p>
          </table:table-cell>
          <table:table-cell office:value-type="float" office:value="32.444" calcext:value-type="float">
            <text:p>32,444</text:p>
          </table:table-cell>
          <table:table-cell table:number-columns-repeated="2" office:value-type="float" office:value="32.186" calcext:value-type="float">
            <text:p>32,186</text:p>
          </table:table-cell>
          <table:table-cell table:number-columns-repeated="2" office:value-type="float" office:value="31.497" calcext:value-type="float">
            <text:p>31,497</text:p>
          </table:table-cell>
          <table:table-cell table:number-columns-repeated="4" office:value-type="float" office:value="30.723" calcext:value-type="float">
            <text:p>30,723</text:p>
          </table:table-cell>
          <table:table-cell table:number-columns-repeated="10" office:value-type="float" office:value="30.12" calcext:value-type="float">
            <text:p>30,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812" calcext:value-type="float">
            <text:p>38,812</text:p>
          </table:table-cell>
          <table:table-cell table:number-columns-repeated="2" office:value-type="float" office:value="37.522" calcext:value-type="float">
            <text:p>37,522</text:p>
          </table:table-cell>
          <table:table-cell office:value-type="float" office:value="37.034" calcext:value-type="float">
            <text:p>37,034</text:p>
          </table:table-cell>
          <table:table-cell table:number-columns-repeated="2" office:value-type="float" office:value="36.747" calcext:value-type="float">
            <text:p>36,747</text:p>
          </table:table-cell>
          <table:table-cell table:number-columns-repeated="2" office:value-type="float" office:value="36.03" calcext:value-type="float">
            <text:p>36,03</text:p>
          </table:table-cell>
          <table:table-cell table:number-columns-repeated="4" office:value-type="float" office:value="35.141" calcext:value-type="float">
            <text:p>35,141</text:p>
          </table:table-cell>
          <table:table-cell table:number-columns-repeated="10" office:value-type="float" office:value="34.509" calcext:value-type="float">
            <text:p>34,509</text:p>
          </table:table-cell>
          <table:table-cell table:number-columns-repeated="2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10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251" calcext:value-type="float">
            <text:p>34,251</text:p>
          </table:table-cell>
          <table:table-cell table:number-columns-repeated="2" office:value-type="float" office:value="33.046" calcext:value-type="float">
            <text:p>33,046</text:p>
          </table:table-cell>
          <table:table-cell office:value-type="float" office:value="32.444" calcext:value-type="float">
            <text:p>32,444</text:p>
          </table:table-cell>
          <table:table-cell table:number-columns-repeated="2" office:value-type="float" office:value="32.186" calcext:value-type="float">
            <text:p>32,186</text:p>
          </table:table-cell>
          <table:table-cell table:number-columns-repeated="2" office:value-type="float" office:value="31.497" calcext:value-type="float">
            <text:p>31,497</text:p>
          </table:table-cell>
          <table:table-cell table:number-columns-repeated="4" office:value-type="float" office:value="30.723" calcext:value-type="float">
            <text:p>30,723</text:p>
          </table:table-cell>
          <table:table-cell table:number-columns-repeated="10" office:value-type="float" office:value="30.12" calcext:value-type="float">
            <text:p>30,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812" calcext:value-type="float">
            <text:p>38,812</text:p>
          </table:table-cell>
          <table:table-cell table:number-columns-repeated="2" office:value-type="float" office:value="37.522" calcext:value-type="float">
            <text:p>37,522</text:p>
          </table:table-cell>
          <table:table-cell office:value-type="float" office:value="37.034" calcext:value-type="float">
            <text:p>37,034</text:p>
          </table:table-cell>
          <table:table-cell table:number-columns-repeated="2" office:value-type="float" office:value="36.747" calcext:value-type="float">
            <text:p>36,747</text:p>
          </table:table-cell>
          <table:table-cell table:number-columns-repeated="2" office:value-type="float" office:value="36.03" calcext:value-type="float">
            <text:p>36,03</text:p>
          </table:table-cell>
          <table:table-cell table:number-columns-repeated="4" office:value-type="float" office:value="35.141" calcext:value-type="float">
            <text:p>35,141</text:p>
          </table:table-cell>
          <table:table-cell table:number-columns-repeated="10" office:value-type="float" office:value="34.509" calcext:value-type="float">
            <text:p>34,509</text:p>
          </table:table-cell>
          <table:table-cell table:number-columns-repeated="2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10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305" calcext:value-type="float">
            <text:p>33,305</text:p>
          </table:table-cell>
          <table:table-cell table:number-columns-repeated="2" office:value-type="float" office:value="32.358" calcext:value-type="float">
            <text:p>32,358</text:p>
          </table:table-cell>
          <table:table-cell table:number-columns-repeated="3" office:value-type="float" office:value="31.842" calcext:value-type="float">
            <text:p>31,842</text:p>
          </table:table-cell>
          <table:table-cell table:number-columns-repeated="2" office:value-type="float" office:value="31.067" calcext:value-type="float">
            <text:p>31,067</text:p>
          </table:table-cell>
          <table:table-cell table:number-columns-repeated="4" office:value-type="float" office:value="30.723" calcext:value-type="float">
            <text:p>30,723</text:p>
          </table:table-cell>
          <table:table-cell table:number-columns-repeated="10" office:value-type="float" office:value="30.12" calcext:value-type="float">
            <text:p>30,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78" calcext:value-type="float">
            <text:p>37,78</text:p>
          </table:table-cell>
          <table:table-cell table:number-columns-repeated="2" office:value-type="float" office:value="36.804" calcext:value-type="float">
            <text:p>36,804</text:p>
          </table:table-cell>
          <table:table-cell table:number-columns-repeated="3" office:value-type="float" office:value="36.317" calcext:value-type="float">
            <text:p>36,317</text:p>
          </table:table-cell>
          <table:table-cell table:number-columns-repeated="2" office:value-type="float" office:value="35.6" calcext:value-type="float">
            <text:p>35,6</text:p>
          </table:table-cell>
          <table:table-cell table:number-columns-repeated="4" office:value-type="float" office:value="35.141" calcext:value-type="float">
            <text:p>35,141</text:p>
          </table:table-cell>
          <table:table-cell table:number-columns-repeated="10" office:value-type="float" office:value="34.509" calcext:value-type="float">
            <text:p>34,509</text:p>
          </table:table-cell>
          <table:table-cell table:number-columns-repeated="2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3" office:value-type="float" office:value="76" calcext:value-type="float">
            <text:p>76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10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788" calcext:value-type="float">
            <text:p>32,788</text:p>
          </table:table-cell>
          <table:table-cell table:number-columns-repeated="2" office:value-type="float" office:value="31.842" calcext:value-type="float">
            <text:p>31,842</text:p>
          </table:table-cell>
          <table:table-cell table:number-columns-repeated="3" office:value-type="float" office:value="31.239" calcext:value-type="float">
            <text:p>31,239</text:p>
          </table:table-cell>
          <table:table-cell table:number-columns-repeated="2" office:value-type="float" office:value="30.465" calcext:value-type="float">
            <text:p>30,465</text:p>
          </table:table-cell>
          <table:table-cell table:number-columns-repeated="14" office:value-type="float" office:value="30.12" calcext:value-type="float">
            <text:p>30,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263" calcext:value-type="float">
            <text:p>37,263</text:p>
          </table:table-cell>
          <table:table-cell table:number-columns-repeated="2" office:value-type="float" office:value="36.288" calcext:value-type="float">
            <text:p>36,288</text:p>
          </table:table-cell>
          <table:table-cell table:number-columns-repeated="3" office:value-type="float" office:value="35.686" calcext:value-type="float">
            <text:p>35,686</text:p>
          </table:table-cell>
          <table:table-cell table:number-columns-repeated="2" office:value-type="float" office:value="34.968" calcext:value-type="float">
            <text:p>34,968</text:p>
          </table:table-cell>
          <table:table-cell table:number-columns-repeated="14" office:value-type="float" office:value="34.509" calcext:value-type="float">
            <text:p>34,509</text:p>
          </table:table-cell>
          <table:table-cell table:number-columns-repeated="2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14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186" calcext:value-type="float">
            <text:p>32,186</text:p>
          </table:table-cell>
          <table:table-cell table:number-columns-repeated="2" office:value-type="float" office:value="31.153" calcext:value-type="float">
            <text:p>31,153</text:p>
          </table:table-cell>
          <table:table-cell office:value-type="float" office:value="30.465" calcext:value-type="float">
            <text:p>30,465</text:p>
          </table:table-cell>
          <table:table-cell table:number-columns-repeated="2" office:value-type="float" office:value="30.207" calcext:value-type="float">
            <text:p>30,207</text:p>
          </table:table-cell>
          <table:table-cell office:value-type="float" office:value="29.862" calcext:value-type="float">
            <text:p>29,862</text:p>
          </table:table-cell>
          <table:table-cell office:value-type="float" office:value="29.432" calcext:value-type="float">
            <text:p>29,43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69" calcext:value-type="float">
            <text:p>36,69</text:p>
          </table:table-cell>
          <table:table-cell table:number-columns-repeated="2" office:value-type="float" office:value="35.485" calcext:value-type="float">
            <text:p>35,485</text:p>
          </table:table-cell>
          <table:table-cell office:value-type="float" office:value="34.882" calcext:value-type="float">
            <text:p>34,882</text:p>
          </table:table-cell>
          <table:table-cell table:number-columns-repeated="2" office:value-type="float" office:value="34.567" calcext:value-type="float">
            <text:p>34,567</text:p>
          </table:table-cell>
          <table:table-cell office:value-type="float" office:value="34.194" calcext:value-type="float">
            <text:p>34,194</text:p>
          </table:table-cell>
          <table:table-cell office:value-type="float" office:value="33.792" calcext:value-type="float">
            <text:p>33,792</text:p>
          </table:table-cell>
          <table:table-cell table:number-columns-repeated="16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186" calcext:value-type="float">
            <text:p>32,186</text:p>
          </table:table-cell>
          <table:table-cell table:number-columns-repeated="2" office:value-type="float" office:value="31.153" calcext:value-type="float">
            <text:p>31,153</text:p>
          </table:table-cell>
          <table:table-cell office:value-type="float" office:value="30.465" calcext:value-type="float">
            <text:p>30,465</text:p>
          </table:table-cell>
          <table:table-cell table:number-columns-repeated="2" office:value-type="float" office:value="30.207" calcext:value-type="float">
            <text:p>30,207</text:p>
          </table:table-cell>
          <table:table-cell office:value-type="float" office:value="29.862" calcext:value-type="float">
            <text:p>29,862</text:p>
          </table:table-cell>
          <table:table-cell office:value-type="float" office:value="29.432" calcext:value-type="float">
            <text:p>29,43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69" calcext:value-type="float">
            <text:p>36,69</text:p>
          </table:table-cell>
          <table:table-cell table:number-columns-repeated="2" office:value-type="float" office:value="35.485" calcext:value-type="float">
            <text:p>35,485</text:p>
          </table:table-cell>
          <table:table-cell office:value-type="float" office:value="34.882" calcext:value-type="float">
            <text:p>34,882</text:p>
          </table:table-cell>
          <table:table-cell table:number-columns-repeated="2" office:value-type="float" office:value="34.567" calcext:value-type="float">
            <text:p>34,567</text:p>
          </table:table-cell>
          <table:table-cell office:value-type="float" office:value="34.194" calcext:value-type="float">
            <text:p>34,194</text:p>
          </table:table-cell>
          <table:table-cell office:value-type="float" office:value="33.792" calcext:value-type="float">
            <text:p>33,792</text:p>
          </table:table-cell>
          <table:table-cell table:number-columns-repeated="16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186" calcext:value-type="float">
            <text:p>32,186</text:p>
          </table:table-cell>
          <table:table-cell table:number-columns-repeated="2" office:value-type="float" office:value="31.153" calcext:value-type="float">
            <text:p>31,153</text:p>
          </table:table-cell>
          <table:table-cell office:value-type="float" office:value="30.465" calcext:value-type="float">
            <text:p>30,465</text:p>
          </table:table-cell>
          <table:table-cell table:number-columns-repeated="2" office:value-type="float" office:value="30.207" calcext:value-type="float">
            <text:p>30,207</text:p>
          </table:table-cell>
          <table:table-cell office:value-type="float" office:value="29.862" calcext:value-type="float">
            <text:p>29,862</text:p>
          </table:table-cell>
          <table:table-cell office:value-type="float" office:value="29.432" calcext:value-type="float">
            <text:p>29,43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69" calcext:value-type="float">
            <text:p>36,69</text:p>
          </table:table-cell>
          <table:table-cell table:number-columns-repeated="2" office:value-type="float" office:value="35.485" calcext:value-type="float">
            <text:p>35,485</text:p>
          </table:table-cell>
          <table:table-cell office:value-type="float" office:value="34.882" calcext:value-type="float">
            <text:p>34,882</text:p>
          </table:table-cell>
          <table:table-cell table:number-columns-repeated="2" office:value-type="float" office:value="34.567" calcext:value-type="float">
            <text:p>34,567</text:p>
          </table:table-cell>
          <table:table-cell office:value-type="float" office:value="34.194" calcext:value-type="float">
            <text:p>34,194</text:p>
          </table:table-cell>
          <table:table-cell office:value-type="float" office:value="33.792" calcext:value-type="float">
            <text:p>33,792</text:p>
          </table:table-cell>
          <table:table-cell table:number-columns-repeated="16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67" calcext:value-type="float">
            <text:p>31,67</text:p>
          </table:table-cell>
          <table:table-cell table:number-columns-repeated="2" office:value-type="float" office:value="30.293" calcext:value-type="float">
            <text:p>30,293</text:p>
          </table:table-cell>
          <table:table-cell office:value-type="float" office:value="30.12" calcext:value-type="float">
            <text:p>30,12</text:p>
          </table:table-cell>
          <table:table-cell table:number-columns-repeated="2" office:value-type="float" office:value="29.776" calcext:value-type="float">
            <text:p>29,776</text:p>
          </table:table-cell>
          <table:table-cell table:number-columns-repeated="2" office:value-type="float" office:value="29.432" calcext:value-type="float">
            <text:p>29,43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202" calcext:value-type="float">
            <text:p>36,202</text:p>
          </table:table-cell>
          <table:table-cell table:number-columns-repeated="2" office:value-type="float" office:value="34.71" calcext:value-type="float">
            <text:p>34,71</text:p>
          </table:table-cell>
          <table:table-cell office:value-type="float" office:value="34.481" calcext:value-type="float">
            <text:p>34,481</text:p>
          </table:table-cell>
          <table:table-cell table:number-columns-repeated="2" office:value-type="float" office:value="34.165" calcext:value-type="float">
            <text:p>34,165</text:p>
          </table:table-cell>
          <table:table-cell table:number-columns-repeated="2" office:value-type="float" office:value="33.792" calcext:value-type="float">
            <text:p>33,792</text:p>
          </table:table-cell>
          <table:table-cell table:number-columns-repeated="16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239" calcext:value-type="float">
            <text:p>31,239</text:p>
          </table:table-cell>
          <table:table-cell table:number-columns-repeated="2" office:value-type="float" office:value="29.862" calcext:value-type="float">
            <text:p>29,862</text:p>
          </table:table-cell>
          <table:table-cell office:value-type="float" office:value="29.604" calcext:value-type="float">
            <text:p>29,604</text:p>
          </table:table-cell>
          <table:table-cell table:number-columns-repeated="2" office:value-type="float" office:value="29.432" calcext:value-type="float">
            <text:p>29,43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743" calcext:value-type="float">
            <text:p>35,743</text:p>
          </table:table-cell>
          <table:table-cell table:number-columns-repeated="2" office:value-type="float" office:value="34.251" calcext:value-type="float">
            <text:p>34,251</text:p>
          </table:table-cell>
          <table:table-cell office:value-type="float" office:value="34.022" calcext:value-type="float">
            <text:p>34,022</text:p>
          </table:table-cell>
          <table:table-cell table:number-columns-repeated="2" office:value-type="float" office:value="33.706" calcext:value-type="float">
            <text:p>33,706</text:p>
          </table:table-cell>
          <table:table-cell table:number-columns-repeated="18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239" calcext:value-type="float">
            <text:p>31,239</text:p>
          </table:table-cell>
          <table:table-cell table:number-columns-repeated="2" office:value-type="float" office:value="29.862" calcext:value-type="float">
            <text:p>29,862</text:p>
          </table:table-cell>
          <table:table-cell office:value-type="float" office:value="29.604" calcext:value-type="float">
            <text:p>29,604</text:p>
          </table:table-cell>
          <table:table-cell table:number-columns-repeated="2" office:value-type="float" office:value="29.432" calcext:value-type="float">
            <text:p>29,43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743" calcext:value-type="float">
            <text:p>35,743</text:p>
          </table:table-cell>
          <table:table-cell table:number-columns-repeated="2" office:value-type="float" office:value="34.251" calcext:value-type="float">
            <text:p>34,251</text:p>
          </table:table-cell>
          <table:table-cell office:value-type="float" office:value="34.022" calcext:value-type="float">
            <text:p>34,022</text:p>
          </table:table-cell>
          <table:table-cell table:number-columns-repeated="2" office:value-type="float" office:value="33.706" calcext:value-type="float">
            <text:p>33,706</text:p>
          </table:table-cell>
          <table:table-cell table:number-columns-repeated="18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239" calcext:value-type="float">
            <text:p>31,239</text:p>
          </table:table-cell>
          <table:table-cell table:number-columns-repeated="2" office:value-type="float" office:value="29.862" calcext:value-type="float">
            <text:p>29,862</text:p>
          </table:table-cell>
          <table:table-cell office:value-type="float" office:value="29.604" calcext:value-type="float">
            <text:p>29,604</text:p>
          </table:table-cell>
          <table:table-cell table:number-columns-repeated="2" office:value-type="float" office:value="29.432" calcext:value-type="float">
            <text:p>29,43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743" calcext:value-type="float">
            <text:p>35,743</text:p>
          </table:table-cell>
          <table:table-cell table:number-columns-repeated="2" office:value-type="float" office:value="34.251" calcext:value-type="float">
            <text:p>34,251</text:p>
          </table:table-cell>
          <table:table-cell office:value-type="float" office:value="34.022" calcext:value-type="float">
            <text:p>34,022</text:p>
          </table:table-cell>
          <table:table-cell table:number-columns-repeated="2" office:value-type="float" office:value="33.706" calcext:value-type="float">
            <text:p>33,706</text:p>
          </table:table-cell>
          <table:table-cell table:number-columns-repeated="18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239" calcext:value-type="float">
            <text:p>31,239</text:p>
          </table:table-cell>
          <table:table-cell table:number-columns-repeated="2" office:value-type="float" office:value="29.862" calcext:value-type="float">
            <text:p>29,862</text:p>
          </table:table-cell>
          <table:table-cell office:value-type="float" office:value="29.604" calcext:value-type="float">
            <text:p>29,604</text:p>
          </table:table-cell>
          <table:table-cell table:number-columns-repeated="2" office:value-type="float" office:value="29.432" calcext:value-type="float">
            <text:p>29,43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743" calcext:value-type="float">
            <text:p>35,743</text:p>
          </table:table-cell>
          <table:table-cell table:number-columns-repeated="2" office:value-type="float" office:value="34.251" calcext:value-type="float">
            <text:p>34,251</text:p>
          </table:table-cell>
          <table:table-cell office:value-type="float" office:value="34.022" calcext:value-type="float">
            <text:p>34,022</text:p>
          </table:table-cell>
          <table:table-cell table:number-columns-repeated="2" office:value-type="float" office:value="33.706" calcext:value-type="float">
            <text:p>33,706</text:p>
          </table:table-cell>
          <table:table-cell table:number-columns-repeated="18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067" calcext:value-type="float">
            <text:p>31,067</text:p>
          </table:table-cell>
          <table:table-cell table:number-columns-repeated="2" office:value-type="float" office:value="29.604" calcext:value-type="float">
            <text:p>29,604</text:p>
          </table:table-cell>
          <table:table-cell table:number-columns-repeated="3" office:value-type="float" office:value="29.432" calcext:value-type="float">
            <text:p>29,43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542" calcext:value-type="float">
            <text:p>35,542</text:p>
          </table:table-cell>
          <table:table-cell table:number-columns-repeated="2" office:value-type="float" office:value="33.936" calcext:value-type="float">
            <text:p>33,936</text:p>
          </table:table-cell>
          <table:table-cell table:number-columns-repeated="3" office:value-type="float" office:value="33.706" calcext:value-type="float">
            <text:p>33,706</text:p>
          </table:table-cell>
          <table:table-cell table:number-columns-repeated="18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067" calcext:value-type="float">
            <text:p>31,067</text:p>
          </table:table-cell>
          <table:table-cell table:number-columns-repeated="2" office:value-type="float" office:value="29.604" calcext:value-type="float">
            <text:p>29,604</text:p>
          </table:table-cell>
          <table:table-cell table:number-columns-repeated="3" office:value-type="float" office:value="29.432" calcext:value-type="float">
            <text:p>29,43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542" calcext:value-type="float">
            <text:p>35,542</text:p>
          </table:table-cell>
          <table:table-cell table:number-columns-repeated="2" office:value-type="float" office:value="33.936" calcext:value-type="float">
            <text:p>33,936</text:p>
          </table:table-cell>
          <table:table-cell table:number-columns-repeated="3" office:value-type="float" office:value="33.706" calcext:value-type="float">
            <text:p>33,706</text:p>
          </table:table-cell>
          <table:table-cell table:number-columns-repeated="18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809" calcext:value-type="float">
            <text:p>30,809</text:p>
          </table:table-cell>
          <table:table-cell table:number-columns-repeated="2" office:value-type="float" office:value="29.26" calcext:value-type="float">
            <text:p>29,26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284" calcext:value-type="float">
            <text:p>35,284</text:p>
          </table:table-cell>
          <table:table-cell table:number-columns-repeated="2" office:value-type="float" office:value="33.563" calcext:value-type="float">
            <text:p>33,563</text:p>
          </table:table-cell>
          <table:table-cell table:number-columns-repeated="2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809" calcext:value-type="float">
            <text:p>30,809</text:p>
          </table:table-cell>
          <table:table-cell table:number-columns-repeated="2" office:value-type="float" office:value="29.26" calcext:value-type="float">
            <text:p>29,26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284" calcext:value-type="float">
            <text:p>35,284</text:p>
          </table:table-cell>
          <table:table-cell table:number-columns-repeated="2" office:value-type="float" office:value="33.563" calcext:value-type="float">
            <text:p>33,563</text:p>
          </table:table-cell>
          <table:table-cell table:number-columns-repeated="2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809" calcext:value-type="float">
            <text:p>30,809</text:p>
          </table:table-cell>
          <table:table-cell table:number-columns-repeated="2" office:value-type="float" office:value="29.26" calcext:value-type="float">
            <text:p>29,26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284" calcext:value-type="float">
            <text:p>35,284</text:p>
          </table:table-cell>
          <table:table-cell table:number-columns-repeated="2" office:value-type="float" office:value="33.563" calcext:value-type="float">
            <text:p>33,563</text:p>
          </table:table-cell>
          <table:table-cell table:number-columns-repeated="2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809" calcext:value-type="float">
            <text:p>30,809</text:p>
          </table:table-cell>
          <table:table-cell table:number-columns-repeated="2" office:value-type="float" office:value="29.26" calcext:value-type="float">
            <text:p>29,26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284" calcext:value-type="float">
            <text:p>35,284</text:p>
          </table:table-cell>
          <table:table-cell table:number-columns-repeated="2" office:value-type="float" office:value="33.563" calcext:value-type="float">
            <text:p>33,563</text:p>
          </table:table-cell>
          <table:table-cell table:number-columns-repeated="2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809" calcext:value-type="float">
            <text:p>30,809</text:p>
          </table:table-cell>
          <table:table-cell table:number-columns-repeated="2" office:value-type="float" office:value="29.26" calcext:value-type="float">
            <text:p>29,26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284" calcext:value-type="float">
            <text:p>35,284</text:p>
          </table:table-cell>
          <table:table-cell table:number-columns-repeated="2" office:value-type="float" office:value="33.563" calcext:value-type="float">
            <text:p>33,563</text:p>
          </table:table-cell>
          <table:table-cell table:number-columns-repeated="2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809" calcext:value-type="float">
            <text:p>30,809</text:p>
          </table:table-cell>
          <table:table-cell table:number-columns-repeated="2" office:value-type="float" office:value="29.26" calcext:value-type="float">
            <text:p>29,26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284" calcext:value-type="float">
            <text:p>35,284</text:p>
          </table:table-cell>
          <table:table-cell table:number-columns-repeated="2" office:value-type="float" office:value="33.563" calcext:value-type="float">
            <text:p>33,563</text:p>
          </table:table-cell>
          <table:table-cell table:number-columns-repeated="2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809" calcext:value-type="float">
            <text:p>30,809</text:p>
          </table:table-cell>
          <table:table-cell table:number-columns-repeated="2" office:value-type="float" office:value="29.26" calcext:value-type="float">
            <text:p>29,26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284" calcext:value-type="float">
            <text:p>35,284</text:p>
          </table:table-cell>
          <table:table-cell table:number-columns-repeated="2" office:value-type="float" office:value="33.563" calcext:value-type="float">
            <text:p>33,563</text:p>
          </table:table-cell>
          <table:table-cell table:number-columns-repeated="2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809" calcext:value-type="float">
            <text:p>30,809</text:p>
          </table:table-cell>
          <table:table-cell table:number-columns-repeated="2" office:value-type="float" office:value="29.26" calcext:value-type="float">
            <text:p>29,26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284" calcext:value-type="float">
            <text:p>35,284</text:p>
          </table:table-cell>
          <table:table-cell table:number-columns-repeated="2" office:value-type="float" office:value="33.563" calcext:value-type="float">
            <text:p>33,563</text:p>
          </table:table-cell>
          <table:table-cell table:number-columns-repeated="2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809" calcext:value-type="float">
            <text:p>30,809</text:p>
          </table:table-cell>
          <table:table-cell table:number-columns-repeated="2" office:value-type="float" office:value="29.26" calcext:value-type="float">
            <text:p>29,26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284" calcext:value-type="float">
            <text:p>35,284</text:p>
          </table:table-cell>
          <table:table-cell table:number-columns-repeated="2" office:value-type="float" office:value="33.563" calcext:value-type="float">
            <text:p>33,563</text:p>
          </table:table-cell>
          <table:table-cell table:number-columns-repeated="2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809" calcext:value-type="float">
            <text:p>30,809</text:p>
          </table:table-cell>
          <table:table-cell table:number-columns-repeated="2" office:value-type="float" office:value="29.26" calcext:value-type="float">
            <text:p>29,26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284" calcext:value-type="float">
            <text:p>35,284</text:p>
          </table:table-cell>
          <table:table-cell table:number-columns-repeated="2" office:value-type="float" office:value="33.563" calcext:value-type="float">
            <text:p>33,563</text:p>
          </table:table-cell>
          <table:table-cell table:number-columns-repeated="2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809" calcext:value-type="float">
            <text:p>30,809</text:p>
          </table:table-cell>
          <table:table-cell table:number-columns-repeated="2" office:value-type="float" office:value="29.26" calcext:value-type="float">
            <text:p>29,26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284" calcext:value-type="float">
            <text:p>35,284</text:p>
          </table:table-cell>
          <table:table-cell table:number-columns-repeated="2" office:value-type="float" office:value="33.563" calcext:value-type="float">
            <text:p>33,563</text:p>
          </table:table-cell>
          <table:table-cell table:number-columns-repeated="2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809" calcext:value-type="float">
            <text:p>30,809</text:p>
          </table:table-cell>
          <table:table-cell table:number-columns-repeated="2" office:value-type="float" office:value="29.26" calcext:value-type="float">
            <text:p>29,26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284" calcext:value-type="float">
            <text:p>35,284</text:p>
          </table:table-cell>
          <table:table-cell table:number-columns-repeated="2" office:value-type="float" office:value="33.563" calcext:value-type="float">
            <text:p>33,563</text:p>
          </table:table-cell>
          <table:table-cell table:number-columns-repeated="2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37.431" calcext:value-type="float">
            <text:p>37,431</text:p>
          </table:table-cell>
          <table:table-cell office:value-type="float" office:value="40.367" calcext:value-type="float">
            <text:p>40,367</text:p>
          </table:table-cell>
          <table:table-cell office:value-type="float" office:value="42.477" calcext:value-type="float">
            <text:p>42,477</text:p>
          </table:table-cell>
          <table:table-cell office:value-type="float" office:value="43.211" calcext:value-type="float">
            <text:p>43,211</text:p>
          </table:table-cell>
          <table:table-cell office:value-type="float" office:value="43.853" calcext:value-type="float">
            <text:p>43,853</text:p>
          </table:table-cell>
          <table:table-cell office:value-type="float" office:value="43.394" calcext:value-type="float">
            <text:p>43,394</text:p>
          </table:table-cell>
          <table:table-cell office:value-type="float" office:value="41.927" calcext:value-type="float">
            <text:p>41,927</text:p>
          </table:table-cell>
          <table:table-cell office:value-type="float" office:value="41.101" calcext:value-type="float">
            <text:p>41,101</text:p>
          </table:table-cell>
          <table:table-cell office:value-type="float" office:value="40.367" calcext:value-type="float">
            <text:p>40,367</text:p>
          </table:table-cell>
          <table:table-cell office:value-type="float" office:value="40.092" calcext:value-type="float">
            <text:p>40,09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9.817" calcext:value-type="float">
            <text:p>39,817</text:p>
          </table:table-cell>
          <table:table-cell office:value-type="float" office:value="37.89" calcext:value-type="float">
            <text:p>37,89</text:p>
          </table:table-cell>
          <table:table-cell office:value-type="float" office:value="37.706" calcext:value-type="float">
            <text:p>37,706</text:p>
          </table:table-cell>
          <table:table-cell office:value-type="float" office:value="36.606" calcext:value-type="float">
            <text:p>36,606</text:p>
          </table:table-cell>
          <table:table-cell office:value-type="float" office:value="35.138" calcext:value-type="float">
            <text:p>35,138</text:p>
          </table:table-cell>
          <table:table-cell table:number-columns-repeated="3" office:value-type="float" office:value="33.67" calcext:value-type="float">
            <text:p>33,67</text:p>
          </table:table-cell>
          <table:table-cell table:number-columns-repeated="4" office:value-type="float" office:value="33.303" calcext:value-type="float">
            <text:p>33,303</text:p>
          </table:table-cell>
        </table:table-row>
        <table:table-row table:style-name="ro1">
          <table:table-cell office:value-type="float" office:value="41.988" calcext:value-type="float">
            <text:p>41,988</text:p>
          </table:table-cell>
          <table:table-cell office:value-type="float" office:value="44.709" calcext:value-type="float">
            <text:p>44,709</text:p>
          </table:table-cell>
          <table:table-cell office:value-type="float" office:value="46.147" calcext:value-type="float">
            <text:p>46,147</text:p>
          </table:table-cell>
          <table:table-cell office:value-type="float" office:value="46.483" calcext:value-type="float">
            <text:p>46,483</text:p>
          </table:table-cell>
          <table:table-cell office:value-type="float" office:value="46.85" calcext:value-type="float">
            <text:p>46,85</text:p>
          </table:table-cell>
          <table:table-cell office:value-type="float" office:value="46.208" calcext:value-type="float">
            <text:p>46,208</text:p>
          </table:table-cell>
          <table:table-cell office:value-type="float" office:value="45.168" calcext:value-type="float">
            <text:p>45,168</text:p>
          </table:table-cell>
          <table:table-cell office:value-type="float" office:value="44.19" calcext:value-type="float">
            <text:p>44,19</text:p>
          </table:table-cell>
          <table:table-cell office:value-type="float" office:value="43.67" calcext:value-type="float">
            <text:p>43,67</text:p>
          </table:table-cell>
          <table:table-cell office:value-type="float" office:value="43.303" calcext:value-type="float">
            <text:p>43,303</text:p>
          </table:table-cell>
          <table:table-cell table:number-columns-repeated="2" office:value-type="float" office:value="43.211" calcext:value-type="float">
            <text:p>43,211</text:p>
          </table:table-cell>
          <table:table-cell office:value-type="float" office:value="43.119" calcext:value-type="float">
            <text:p>43,119</text:p>
          </table:table-cell>
          <table:table-cell office:value-type="float" office:value="41.529" calcext:value-type="float">
            <text:p>41,529</text:p>
          </table:table-cell>
          <table:table-cell office:value-type="float" office:value="41.193" calcext:value-type="float">
            <text:p>41,193</text:p>
          </table:table-cell>
          <table:table-cell office:value-type="float" office:value="40.367" calcext:value-type="float">
            <text:p>40,367</text:p>
          </table:table-cell>
          <table:table-cell office:value-type="float" office:value="39.205" calcext:value-type="float">
            <text:p>39,205</text:p>
          </table:table-cell>
          <table:table-cell table:number-columns-repeated="3" office:value-type="float" office:value="38.043" calcext:value-type="float">
            <text:p>38,043</text:p>
          </table:table-cell>
          <table:table-cell table:number-columns-repeated="4" office:value-type="float" office:value="37.829" calcext:value-type="float">
            <text:p>37,82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09" calcext:value-type="float">
            <text:p>309</text:p>
          </table:table-cell>
          <table:table-cell office:value-type="float" office:value="439" calcext:value-type="float">
            <text:p>439</text:p>
          </table:table-cell>
          <table:table-cell office:value-type="float" office:value="518" calcext:value-type="float">
            <text:p>518</text:p>
          </table:table-cell>
          <table:table-cell office:value-type="float" office:value="602" calcext:value-type="float">
            <text:p>602</text:p>
          </table:table-cell>
          <table:table-cell office:value-type="float" office:value="608" calcext:value-type="float">
            <text:p>608</text:p>
          </table:table-cell>
          <table:table-cell office:value-type="float" office:value="555" calcext:value-type="float">
            <text:p>555</text:p>
          </table:table-cell>
          <table:table-cell office:value-type="float" office:value="524" calcext:value-type="float">
            <text:p>524</text:p>
          </table:table-cell>
          <table:table-cell office:value-type="float" office:value="502" calcext:value-type="float">
            <text:p>502</text:p>
          </table:table-cell>
          <table:table-cell table:number-columns-repeated="3" office:value-type="float" office:value="496" calcext:value-type="float">
            <text:p>496</text:p>
          </table:table-cell>
          <table:table-cell office:value-type="float" office:value="484" calcext:value-type="float">
            <text:p>484</text:p>
          </table:table-cell>
          <table:table-cell office:value-type="float" office:value="422" calcext:value-type="float">
            <text:p>422</text:p>
          </table:table-cell>
          <table:table-cell office:value-type="float" office:value="406" calcext:value-type="float">
            <text:p>406</text:p>
          </table:table-cell>
          <table:table-cell office:value-type="float" office:value="370" calcext:value-type="float">
            <text:p>370</text:p>
          </table:table-cell>
          <table:table-cell office:value-type="float" office:value="321" calcext:value-type="float">
            <text:p>321</text:p>
          </table:table-cell>
          <table:table-cell table:number-columns-repeated="3" office:value-type="float" office:value="272" calcext:value-type="float">
            <text:p>272</text:p>
          </table:table-cell>
          <table:table-cell table:number-columns-repeated="4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7.431" calcext:value-type="float">
            <text:p>37,431</text:p>
          </table:table-cell>
          <table:table-cell office:value-type="float" office:value="40.367" calcext:value-type="float">
            <text:p>40,367</text:p>
          </table:table-cell>
          <table:table-cell office:value-type="float" office:value="42.477" calcext:value-type="float">
            <text:p>42,477</text:p>
          </table:table-cell>
          <table:table-cell office:value-type="float" office:value="43.211" calcext:value-type="float">
            <text:p>43,211</text:p>
          </table:table-cell>
          <table:table-cell office:value-type="float" office:value="43.853" calcext:value-type="float">
            <text:p>43,853</text:p>
          </table:table-cell>
          <table:table-cell office:value-type="float" office:value="42.477" calcext:value-type="float">
            <text:p>42,477</text:p>
          </table:table-cell>
          <table:table-cell office:value-type="float" office:value="41.743" calcext:value-type="float">
            <text:p>41,743</text:p>
          </table:table-cell>
          <table:table-cell office:value-type="float" office:value="40.917" calcext:value-type="float">
            <text:p>40,917</text:p>
          </table:table-cell>
          <table:table-cell office:value-type="float" office:value="40.367" calcext:value-type="float">
            <text:p>40,367</text:p>
          </table:table-cell>
          <table:table-cell office:value-type="float" office:value="40" calcext:value-type="float">
            <text:p>40</text:p>
          </table:table-cell>
          <table:table-cell office:value-type="float" office:value="39.908" calcext:value-type="float">
            <text:p>39,908</text:p>
          </table:table-cell>
          <table:table-cell office:value-type="float" office:value="39.817" calcext:value-type="float">
            <text:p>39,817</text:p>
          </table:table-cell>
          <table:table-cell office:value-type="float" office:value="39.633" calcext:value-type="float">
            <text:p>39,633</text:p>
          </table:table-cell>
          <table:table-cell office:value-type="float" office:value="37.706" calcext:value-type="float">
            <text:p>37,706</text:p>
          </table:table-cell>
          <table:table-cell office:value-type="float" office:value="37.431" calcext:value-type="float">
            <text:p>37,431</text:p>
          </table:table-cell>
          <table:table-cell office:value-type="float" office:value="36.33" calcext:value-type="float">
            <text:p>36,33</text:p>
          </table:table-cell>
          <table:table-cell office:value-type="float" office:value="34.862" calcext:value-type="float">
            <text:p>34,862</text:p>
          </table:table-cell>
          <table:table-cell table:number-columns-repeated="3" office:value-type="float" office:value="33.303" calcext:value-type="float">
            <text:p>33,303</text:p>
          </table:table-cell>
          <table:table-cell table:number-columns-repeated="2" office:value-type="float" office:value="33.211" calcext:value-type="float">
            <text:p>33,211</text:p>
          </table:table-cell>
          <table:table-cell table:number-columns-repeated="2" office:value-type="float" office:value="32.202" calcext:value-type="float">
            <text:p>32,202</text:p>
          </table:table-cell>
        </table:table-row>
        <table:table-row table:style-name="ro1">
          <table:table-cell office:value-type="float" office:value="41.988" calcext:value-type="float">
            <text:p>41,988</text:p>
          </table:table-cell>
          <table:table-cell office:value-type="float" office:value="44.709" calcext:value-type="float">
            <text:p>44,709</text:p>
          </table:table-cell>
          <table:table-cell office:value-type="float" office:value="46.147" calcext:value-type="float">
            <text:p>46,147</text:p>
          </table:table-cell>
          <table:table-cell office:value-type="float" office:value="46.483" calcext:value-type="float">
            <text:p>46,483</text:p>
          </table:table-cell>
          <table:table-cell office:value-type="float" office:value="46.758" calcext:value-type="float">
            <text:p>46,758</text:p>
          </table:table-cell>
          <table:table-cell office:value-type="float" office:value="45.688" calcext:value-type="float">
            <text:p>45,688</text:p>
          </table:table-cell>
          <table:table-cell office:value-type="float" office:value="44.954" calcext:value-type="float">
            <text:p>44,954</text:p>
          </table:table-cell>
          <table:table-cell office:value-type="float" office:value="44.098" calcext:value-type="float">
            <text:p>44,098</text:p>
          </table:table-cell>
          <table:table-cell office:value-type="float" office:value="43.578" calcext:value-type="float">
            <text:p>43,578</text:p>
          </table:table-cell>
          <table:table-cell office:value-type="float" office:value="43.211" calcext:value-type="float">
            <text:p>43,211</text:p>
          </table:table-cell>
          <table:table-cell office:value-type="float" office:value="43.119" calcext:value-type="float">
            <text:p>43,119</text:p>
          </table:table-cell>
          <table:table-cell office:value-type="float" office:value="43.089" calcext:value-type="float">
            <text:p>43,089</text:p>
          </table:table-cell>
          <table:table-cell office:value-type="float" office:value="42.997" calcext:value-type="float">
            <text:p>42,997</text:p>
          </table:table-cell>
          <table:table-cell office:value-type="float" office:value="41.407" calcext:value-type="float">
            <text:p>41,407</text:p>
          </table:table-cell>
          <table:table-cell office:value-type="float" office:value="41.07" calcext:value-type="float">
            <text:p>41,07</text:p>
          </table:table-cell>
          <table:table-cell office:value-type="float" office:value="40.245" calcext:value-type="float">
            <text:p>40,245</text:p>
          </table:table-cell>
          <table:table-cell office:value-type="float" office:value="39.083" calcext:value-type="float">
            <text:p>39,083</text:p>
          </table:table-cell>
          <table:table-cell table:number-columns-repeated="3" office:value-type="float" office:value="37.92" calcext:value-type="float">
            <text:p>37,92</text:p>
          </table:table-cell>
          <table:table-cell table:number-columns-repeated="2" office:value-type="float" office:value="37.706" calcext:value-type="float">
            <text:p>37,706</text:p>
          </table:table-cell>
          <table:table-cell table:number-columns-repeated="2" office:value-type="float" office:value="36.881" calcext:value-type="float">
            <text:p>36,88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09" calcext:value-type="float">
            <text:p>309</text:p>
          </table:table-cell>
          <table:table-cell office:value-type="float" office:value="439" calcext:value-type="float">
            <text:p>439</text:p>
          </table:table-cell>
          <table:table-cell office:value-type="float" office:value="518" calcext:value-type="float">
            <text:p>518</text:p>
          </table:table-cell>
          <table:table-cell office:value-type="float" office:value="587" calcext:value-type="float">
            <text:p>587</text:p>
          </table:table-cell>
          <table:table-cell office:value-type="float" office:value="556" calcext:value-type="float">
            <text:p>556</text:p>
          </table:table-cell>
          <table:table-cell office:value-type="float" office:value="523" calcext:value-type="float">
            <text:p>523</text:p>
          </table:table-cell>
          <table:table-cell office:value-type="float" office:value="509" calcext:value-type="float">
            <text:p>509</text:p>
          </table:table-cell>
          <table:table-cell office:value-type="float" office:value="487" calcext:value-type="float">
            <text:p>487</text:p>
          </table:table-cell>
          <table:table-cell table:number-columns-repeated="2" office:value-type="float" office:value="481" calcext:value-type="float">
            <text:p>481</text:p>
          </table:table-cell>
          <table:table-cell office:value-type="float" office:value="479" calcext:value-type="float">
            <text:p>479</text:p>
          </table:table-cell>
          <table:table-cell office:value-type="float" office:value="467" calcext:value-type="float">
            <text:p>467</text:p>
          </table:table-cell>
          <table:table-cell office:value-type="float" office:value="405" calcext:value-type="float">
            <text:p>405</text:p>
          </table:table-cell>
          <table:table-cell office:value-type="float" office:value="389" calcext:value-type="float">
            <text:p>389</text:p>
          </table:table-cell>
          <table:table-cell office:value-type="float" office:value="353" calcext:value-type="float">
            <text:p>353</text:p>
          </table:table-cell>
          <table:table-cell office:value-type="float" office:value="304" calcext:value-type="float">
            <text:p>304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2" office:value-type="float" office:value="229" calcext:value-type="float">
            <text:p>229</text:p>
          </table:table-cell>
          <table:table-cell table:number-columns-repeated="2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37.431" calcext:value-type="float">
            <text:p>37,431</text:p>
          </table:table-cell>
          <table:table-cell office:value-type="float" office:value="40.367" calcext:value-type="float">
            <text:p>40,367</text:p>
          </table:table-cell>
          <table:table-cell office:value-type="float" office:value="42.477" calcext:value-type="float">
            <text:p>42,477</text:p>
          </table:table-cell>
          <table:table-cell office:value-type="float" office:value="43.211" calcext:value-type="float">
            <text:p>43,211</text:p>
          </table:table-cell>
          <table:table-cell office:value-type="float" office:value="42.477" calcext:value-type="float">
            <text:p>42,477</text:p>
          </table:table-cell>
          <table:table-cell office:value-type="float" office:value="41.193" calcext:value-type="float">
            <text:p>41,193</text:p>
          </table:table-cell>
          <table:table-cell office:value-type="float" office:value="40.459" calcext:value-type="float">
            <text:p>40,459</text:p>
          </table:table-cell>
          <table:table-cell office:value-type="float" office:value="39.45" calcext:value-type="float">
            <text:p>39,45</text:p>
          </table:table-cell>
          <table:table-cell office:value-type="float" office:value="38.899" calcext:value-type="float">
            <text:p>38,899</text:p>
          </table:table-cell>
          <table:table-cell office:value-type="float" office:value="38.532" calcext:value-type="float">
            <text:p>38,532</text:p>
          </table:table-cell>
          <table:table-cell office:value-type="float" office:value="38.44" calcext:value-type="float">
            <text:p>38,44</text:p>
          </table:table-cell>
          <table:table-cell table:number-columns-repeated="2" office:value-type="float" office:value="38.349" calcext:value-type="float">
            <text:p>38,349</text:p>
          </table:table-cell>
          <table:table-cell office:value-type="float" office:value="36.789" calcext:value-type="float">
            <text:p>36,789</text:p>
          </table:table-cell>
          <table:table-cell office:value-type="float" office:value="36.33" calcext:value-type="float">
            <text:p>36,33</text:p>
          </table:table-cell>
          <table:table-cell office:value-type="float" office:value="35.321" calcext:value-type="float">
            <text:p>35,321</text:p>
          </table:table-cell>
          <table:table-cell office:value-type="float" office:value="34.587" calcext:value-type="float">
            <text:p>34,587</text:p>
          </table:table-cell>
          <table:table-cell table:number-columns-repeated="5" office:value-type="float" office:value="33.211" calcext:value-type="float">
            <text:p>33,211</text:p>
          </table:table-cell>
          <table:table-cell table:number-columns-repeated="2" office:value-type="float" office:value="32.202" calcext:value-type="float">
            <text:p>32,202</text:p>
          </table:table-cell>
        </table:table-row>
        <table:table-row table:style-name="ro1">
          <table:table-cell office:value-type="float" office:value="41.988" calcext:value-type="float">
            <text:p>41,988</text:p>
          </table:table-cell>
          <table:table-cell office:value-type="float" office:value="44.709" calcext:value-type="float">
            <text:p>44,709</text:p>
          </table:table-cell>
          <table:table-cell office:value-type="float" office:value="46.147" calcext:value-type="float">
            <text:p>46,147</text:p>
          </table:table-cell>
          <table:table-cell office:value-type="float" office:value="46.483" calcext:value-type="float">
            <text:p>46,483</text:p>
          </table:table-cell>
          <table:table-cell office:value-type="float" office:value="45.81" calcext:value-type="float">
            <text:p>45,81</text:p>
          </table:table-cell>
          <table:table-cell office:value-type="float" office:value="44.74" calcext:value-type="float">
            <text:p>44,74</text:p>
          </table:table-cell>
          <table:table-cell office:value-type="float" office:value="44.006" calcext:value-type="float">
            <text:p>44,006</text:p>
          </table:table-cell>
          <table:table-cell office:value-type="float" office:value="43.119" calcext:value-type="float">
            <text:p>43,119</text:p>
          </table:table-cell>
          <table:table-cell office:value-type="float" office:value="42.599" calcext:value-type="float">
            <text:p>42,599</text:p>
          </table:table-cell>
          <table:table-cell office:value-type="float" office:value="42.232" calcext:value-type="float">
            <text:p>42,232</text:p>
          </table:table-cell>
          <table:table-cell office:value-type="float" office:value="42.141" calcext:value-type="float">
            <text:p>42,141</text:p>
          </table:table-cell>
          <table:table-cell office:value-type="float" office:value="42.11" calcext:value-type="float">
            <text:p>42,11</text:p>
          </table:table-cell>
          <table:table-cell office:value-type="float" office:value="42.018" calcext:value-type="float">
            <text:p>42,018</text:p>
          </table:table-cell>
          <table:table-cell office:value-type="float" office:value="40.703" calcext:value-type="float">
            <text:p>40,703</text:p>
          </table:table-cell>
          <table:table-cell office:value-type="float" office:value="40.367" calcext:value-type="float">
            <text:p>40,367</text:p>
          </table:table-cell>
          <table:table-cell office:value-type="float" office:value="39.511" calcext:value-type="float">
            <text:p>39,511</text:p>
          </table:table-cell>
          <table:table-cell office:value-type="float" office:value="38.899" calcext:value-type="float">
            <text:p>38,899</text:p>
          </table:table-cell>
          <table:table-cell table:number-columns-repeated="5" office:value-type="float" office:value="37.706" calcext:value-type="float">
            <text:p>37,706</text:p>
          </table:table-cell>
          <table:table-cell table:number-columns-repeated="2" office:value-type="float" office:value="36.881" calcext:value-type="float">
            <text:p>36,88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09" calcext:value-type="float">
            <text:p>309</text:p>
          </table:table-cell>
          <table:table-cell office:value-type="float" office:value="439" calcext:value-type="float">
            <text:p>439</text:p>
          </table:table-cell>
          <table:table-cell office:value-type="float" office:value="518" calcext:value-type="float">
            <text:p>518</text:p>
          </table:table-cell>
          <table:table-cell office:value-type="float" office:value="528" calcext:value-type="float">
            <text:p>528</text:p>
          </table:table-cell>
          <table:table-cell office:value-type="float" office:value="497" calcext:value-type="float">
            <text:p>497</text:p>
          </table:table-cell>
          <table:table-cell office:value-type="float" office:value="464" calcext:value-type="float">
            <text:p>464</text:p>
          </table:table-cell>
          <table:table-cell office:value-type="float" office:value="433" calcext:value-type="float">
            <text:p>433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float" office:value="403" calcext:value-type="float">
            <text:p>403</text:p>
          </table:table-cell>
          <table:table-cell office:value-type="float" office:value="391" calcext:value-type="float">
            <text:p>391</text:p>
          </table:table-cell>
          <table:table-cell office:value-type="float" office:value="353" calcext:value-type="float">
            <text:p>353</text:p>
          </table:table-cell>
          <table:table-cell office:value-type="float" office:value="337" calcext:value-type="float">
            <text:p>337</text:p>
          </table:table-cell>
          <table:table-cell office:value-type="float" office:value="299" calcext:value-type="float">
            <text:p>299</text:p>
          </table:table-cell>
          <table:table-cell office:value-type="float" office:value="283" calcext:value-type="float">
            <text:p>283</text:p>
          </table:table-cell>
          <table:table-cell table:number-columns-repeated="5" office:value-type="float" office:value="229" calcext:value-type="float">
            <text:p>229</text:p>
          </table:table-cell>
          <table:table-cell table:number-columns-repeated="2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37.431" calcext:value-type="float">
            <text:p>37,431</text:p>
          </table:table-cell>
          <table:table-cell office:value-type="float" office:value="40.367" calcext:value-type="float">
            <text:p>40,367</text:p>
          </table:table-cell>
          <table:table-cell office:value-type="float" office:value="42.477" calcext:value-type="float">
            <text:p>42,477</text:p>
          </table:table-cell>
          <table:table-cell office:value-type="float" office:value="43.211" calcext:value-type="float">
            <text:p>43,211</text:p>
          </table:table-cell>
          <table:table-cell office:value-type="float" office:value="42.477" calcext:value-type="float">
            <text:p>42,477</text:p>
          </table:table-cell>
          <table:table-cell office:value-type="float" office:value="40.826" calcext:value-type="float">
            <text:p>40,826</text:p>
          </table:table-cell>
          <table:table-cell office:value-type="float" office:value="39.817" calcext:value-type="float">
            <text:p>39,817</text:p>
          </table:table-cell>
          <table:table-cell office:value-type="float" office:value="38.991" calcext:value-type="float">
            <text:p>38,991</text:p>
          </table:table-cell>
          <table:table-cell office:value-type="float" office:value="38.807" calcext:value-type="float">
            <text:p>38,807</text:p>
          </table:table-cell>
          <table:table-cell office:value-type="float" office:value="38.44" calcext:value-type="float">
            <text:p>38,44</text:p>
          </table:table-cell>
          <table:table-cell table:number-columns-repeated="3" office:value-type="float" office:value="38.349" calcext:value-type="float">
            <text:p>38,349</text:p>
          </table:table-cell>
          <table:table-cell office:value-type="float" office:value="36.881" calcext:value-type="float">
            <text:p>36,881</text:p>
          </table:table-cell>
          <table:table-cell office:value-type="float" office:value="36.239" calcext:value-type="float">
            <text:p>36,239</text:p>
          </table:table-cell>
          <table:table-cell office:value-type="float" office:value="35.138" calcext:value-type="float">
            <text:p>35,138</text:p>
          </table:table-cell>
          <table:table-cell office:value-type="float" office:value="34.495" calcext:value-type="float">
            <text:p>34,495</text:p>
          </table:table-cell>
          <table:table-cell table:number-columns-repeated="4" office:value-type="float" office:value="32.844" calcext:value-type="float">
            <text:p>32,844</text:p>
          </table:table-cell>
          <table:table-cell office:value-type="float" office:value="32.294" calcext:value-type="float">
            <text:p>32,294</text:p>
          </table:table-cell>
          <table:table-cell table:number-columns-repeated="2" office:value-type="float" office:value="31.376" calcext:value-type="float">
            <text:p>31,376</text:p>
          </table:table-cell>
        </table:table-row>
        <table:table-row table:style-name="ro1">
          <table:table-cell office:value-type="float" office:value="41.988" calcext:value-type="float">
            <text:p>41,988</text:p>
          </table:table-cell>
          <table:table-cell office:value-type="float" office:value="44.709" calcext:value-type="float">
            <text:p>44,709</text:p>
          </table:table-cell>
          <table:table-cell office:value-type="float" office:value="46.147" calcext:value-type="float">
            <text:p>46,147</text:p>
          </table:table-cell>
          <table:table-cell office:value-type="float" office:value="46.483" calcext:value-type="float">
            <text:p>46,483</text:p>
          </table:table-cell>
          <table:table-cell office:value-type="float" office:value="45.81" calcext:value-type="float">
            <text:p>45,81</text:p>
          </table:table-cell>
          <table:table-cell office:value-type="float" office:value="44.404" calcext:value-type="float">
            <text:p>44,404</text:p>
          </table:table-cell>
          <table:table-cell office:value-type="float" office:value="43.578" calcext:value-type="float">
            <text:p>43,578</text:p>
          </table:table-cell>
          <table:table-cell office:value-type="float" office:value="42.691" calcext:value-type="float">
            <text:p>42,691</text:p>
          </table:table-cell>
          <table:table-cell office:value-type="float" office:value="42.508" calcext:value-type="float">
            <text:p>42,508</text:p>
          </table:table-cell>
          <table:table-cell office:value-type="float" office:value="42.141" calcext:value-type="float">
            <text:p>42,141</text:p>
          </table:table-cell>
          <table:table-cell office:value-type="float" office:value="42.049" calcext:value-type="float">
            <text:p>42,049</text:p>
          </table:table-cell>
          <table:table-cell table:number-columns-repeated="2" office:value-type="float" office:value="42.018" calcext:value-type="float">
            <text:p>42,018</text:p>
          </table:table-cell>
          <table:table-cell office:value-type="float" office:value="40.795" calcext:value-type="float">
            <text:p>40,795</text:p>
          </table:table-cell>
          <table:table-cell office:value-type="float" office:value="40.245" calcext:value-type="float">
            <text:p>40,245</text:p>
          </table:table-cell>
          <table:table-cell office:value-type="float" office:value="39.327" calcext:value-type="float">
            <text:p>39,327</text:p>
          </table:table-cell>
          <table:table-cell office:value-type="float" office:value="38.654" calcext:value-type="float">
            <text:p>38,654</text:p>
          </table:table-cell>
          <table:table-cell table:number-columns-repeated="4" office:value-type="float" office:value="37.401" calcext:value-type="float">
            <text:p>37,401</text:p>
          </table:table-cell>
          <table:table-cell office:value-type="float" office:value="36.911" calcext:value-type="float">
            <text:p>36,911</text:p>
          </table:table-cell>
          <table:table-cell table:number-columns-repeated="2" office:value-type="float" office:value="36.086" calcext:value-type="float">
            <text:p>36,08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09" calcext:value-type="float">
            <text:p>309</text:p>
          </table:table-cell>
          <table:table-cell office:value-type="float" office:value="439" calcext:value-type="float">
            <text:p>439</text:p>
          </table:table-cell>
          <table:table-cell office:value-type="float" office:value="518" calcext:value-type="float">
            <text:p>518</text:p>
          </table:table-cell>
          <table:table-cell office:value-type="float" office:value="522" calcext:value-type="float">
            <text:p>522</text:p>
          </table:table-cell>
          <table:table-cell office:value-type="float" office:value="481" calcext:value-type="float">
            <text:p>481</text:p>
          </table:table-cell>
          <table:table-cell office:value-type="float" office:value="442" calcext:value-type="float">
            <text:p>442</text:p>
          </table:table-cell>
          <table:table-cell office:value-type="float" office:value="411" calcext:value-type="float">
            <text:p>411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float" office:value="393" calcext:value-type="float">
            <text:p>393</text:p>
          </table:table-cell>
          <table:table-cell table:number-columns-repeated="2" office:value-type="float" office:value="391" calcext:value-type="float">
            <text:p>391</text:p>
          </table:table-cell>
          <table:table-cell office:value-type="float" office:value="350" calcext:value-type="float">
            <text:p>350</text:p>
          </table:table-cell>
          <table:table-cell office:value-type="float" office:value="320" calcext:value-type="float">
            <text:p>320</text:p>
          </table:table-cell>
          <table:table-cell office:value-type="float" office:value="278" calcext:value-type="float">
            <text:p>278</text:p>
          </table:table-cell>
          <table:table-cell office:value-type="float" office:value="252" calcext:value-type="float">
            <text:p>252</text:p>
          </table:table-cell>
          <table:table-cell table:number-columns-repeated="4" office:value-type="float" office:value="188" calcext:value-type="float">
            <text:p>188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7.431" calcext:value-type="float">
            <text:p>37,431</text:p>
          </table:table-cell>
          <table:table-cell office:value-type="float" office:value="40.367" calcext:value-type="float">
            <text:p>40,367</text:p>
          </table:table-cell>
          <table:table-cell office:value-type="float" office:value="42.477" calcext:value-type="float">
            <text:p>42,477</text:p>
          </table:table-cell>
          <table:table-cell office:value-type="float" office:value="43.119" calcext:value-type="float">
            <text:p>43,119</text:p>
          </table:table-cell>
          <table:table-cell office:value-type="float" office:value="42.11" calcext:value-type="float">
            <text:p>42,11</text:p>
          </table:table-cell>
          <table:table-cell office:value-type="float" office:value="39.908" calcext:value-type="float">
            <text:p>39,908</text:p>
          </table:table-cell>
          <table:table-cell office:value-type="float" office:value="39.45" calcext:value-type="float">
            <text:p>39,45</text:p>
          </table:table-cell>
          <table:table-cell office:value-type="float" office:value="38.716" calcext:value-type="float">
            <text:p>38,716</text:p>
          </table:table-cell>
          <table:table-cell office:value-type="float" office:value="38.349" calcext:value-type="float">
            <text:p>38,349</text:p>
          </table:table-cell>
          <table:table-cell office:value-type="float" office:value="37.982" calcext:value-type="float">
            <text:p>37,982</text:p>
          </table:table-cell>
          <table:table-cell office:value-type="float" office:value="37.89" calcext:value-type="float">
            <text:p>37,89</text:p>
          </table:table-cell>
          <table:table-cell office:value-type="float" office:value="37.798" calcext:value-type="float">
            <text:p>37,798</text:p>
          </table:table-cell>
          <table:table-cell office:value-type="float" office:value="37.523" calcext:value-type="float">
            <text:p>37,523</text:p>
          </table:table-cell>
          <table:table-cell office:value-type="float" office:value="35.78" calcext:value-type="float">
            <text:p>35,78</text:p>
          </table:table-cell>
          <table:table-cell office:value-type="float" office:value="35.138" calcext:value-type="float">
            <text:p>35,138</text:p>
          </table:table-cell>
          <table:table-cell office:value-type="float" office:value="34.679" calcext:value-type="float">
            <text:p>34,679</text:p>
          </table:table-cell>
          <table:table-cell office:value-type="float" office:value="33.945" calcext:value-type="float">
            <text:p>33,945</text:p>
          </table:table-cell>
          <table:table-cell table:number-columns-repeated="4" office:value-type="float" office:value="32.294" calcext:value-type="float">
            <text:p>32,294</text:p>
          </table:table-cell>
          <table:table-cell office:value-type="float" office:value="31.743" calcext:value-type="float">
            <text:p>31,743</text:p>
          </table:table-cell>
          <table:table-cell table:number-columns-repeated="2" office:value-type="float" office:value="30.734" calcext:value-type="float">
            <text:p>30,734</text:p>
          </table:table-cell>
        </table:table-row>
        <table:table-row table:style-name="ro1">
          <table:table-cell office:value-type="float" office:value="41.988" calcext:value-type="float">
            <text:p>41,988</text:p>
          </table:table-cell>
          <table:table-cell office:value-type="float" office:value="44.709" calcext:value-type="float">
            <text:p>44,709</text:p>
          </table:table-cell>
          <table:table-cell office:value-type="float" office:value="46.147" calcext:value-type="float">
            <text:p>46,147</text:p>
          </table:table-cell>
          <table:table-cell office:value-type="float" office:value="46.483" calcext:value-type="float">
            <text:p>46,483</text:p>
          </table:table-cell>
          <table:table-cell office:value-type="float" office:value="45.474" calcext:value-type="float">
            <text:p>45,474</text:p>
          </table:table-cell>
          <table:table-cell office:value-type="float" office:value="43.67" calcext:value-type="float">
            <text:p>43,67</text:p>
          </table:table-cell>
          <table:table-cell office:value-type="float" office:value="43.272" calcext:value-type="float">
            <text:p>43,272</text:p>
          </table:table-cell>
          <table:table-cell office:value-type="float" office:value="42.477" calcext:value-type="float">
            <text:p>42,477</text:p>
          </table:table-cell>
          <table:table-cell office:value-type="float" office:value="42.11" calcext:value-type="float">
            <text:p>42,11</text:p>
          </table:table-cell>
          <table:table-cell office:value-type="float" office:value="41.743" calcext:value-type="float">
            <text:p>41,743</text:p>
          </table:table-cell>
          <table:table-cell office:value-type="float" office:value="41.651" calcext:value-type="float">
            <text:p>41,651</text:p>
          </table:table-cell>
          <table:table-cell office:value-type="float" office:value="41.621" calcext:value-type="float">
            <text:p>41,621</text:p>
          </table:table-cell>
          <table:table-cell office:value-type="float" office:value="41.254" calcext:value-type="float">
            <text:p>41,254</text:p>
          </table:table-cell>
          <table:table-cell office:value-type="float" office:value="39.847" calcext:value-type="float">
            <text:p>39,847</text:p>
          </table:table-cell>
          <table:table-cell office:value-type="float" office:value="39.235" calcext:value-type="float">
            <text:p>39,235</text:p>
          </table:table-cell>
          <table:table-cell office:value-type="float" office:value="38.777" calcext:value-type="float">
            <text:p>38,777</text:p>
          </table:table-cell>
          <table:table-cell office:value-type="float" office:value="38.104" calcext:value-type="float">
            <text:p>38,104</text:p>
          </table:table-cell>
          <table:table-cell table:number-columns-repeated="4" office:value-type="float" office:value="36.85" calcext:value-type="float">
            <text:p>36,85</text:p>
          </table:table-cell>
          <table:table-cell office:value-type="float" office:value="36.33" calcext:value-type="float">
            <text:p>36,33</text:p>
          </table:table-cell>
          <table:table-cell table:number-columns-repeated="2" office:value-type="float" office:value="35.505" calcext:value-type="float">
            <text:p>35,5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09" calcext:value-type="float">
            <text:p>309</text:p>
          </table:table-cell>
          <table:table-cell office:value-type="float" office:value="439" calcext:value-type="float">
            <text:p>439</text:p>
          </table:table-cell>
          <table:table-cell office:value-type="float" office:value="512" calcext:value-type="float">
            <text:p>512</text:p>
          </table:table-cell>
          <table:table-cell office:value-type="float" office:value="494" calcext:value-type="float">
            <text:p>494</text:p>
          </table:table-cell>
          <table:table-cell office:value-type="float" office:value="430" calcext:value-type="float">
            <text:p>430</text:p>
          </table:table-cell>
          <table:table-cell office:value-type="float" office:value="413" calcext:value-type="float">
            <text:p>413</text:p>
          </table:table-cell>
          <table:table-cell office:value-type="float" office:value="394" calcext:value-type="float">
            <text:p>394</text:p>
          </table:table-cell>
          <table:table-cell office:value-type="float" office:value="379" calcext:value-type="float">
            <text:p>379</text:p>
          </table:table-cell>
          <table:table-cell table:number-columns-repeated="2" office:value-type="float" office:value="373" calcext:value-type="float">
            <text:p>373</text:p>
          </table:table-cell>
          <table:table-cell office:value-type="float" office:value="371" calcext:value-type="float">
            <text:p>371</text:p>
          </table:table-cell>
          <table:table-cell office:value-type="float" office:value="365" calcext:value-type="float">
            <text:p>365</text:p>
          </table:table-cell>
          <table:table-cell office:value-type="float" office:value="306" calcext:value-type="float">
            <text:p>306</text:p>
          </table:table-cell>
          <table:table-cell office:value-type="float" office:value="284" calcext:value-type="float">
            <text:p>284</text:p>
          </table:table-cell>
          <table:table-cell office:value-type="float" office:value="257" calcext:value-type="float">
            <text:p>257</text:p>
          </table:table-cell>
          <table:table-cell office:value-type="float" office:value="231" calcext:value-type="float">
            <text:p>231</text:p>
          </table:table-cell>
          <table:table-cell table:number-columns-repeated="4" office:value-type="float" office:value="167" calcext:value-type="float">
            <text:p>167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7.431" calcext:value-type="float">
            <text:p>37,431</text:p>
          </table:table-cell>
          <table:table-cell office:value-type="float" office:value="40.367" calcext:value-type="float">
            <text:p>40,367</text:p>
          </table:table-cell>
          <table:table-cell office:value-type="float" office:value="42.477" calcext:value-type="float">
            <text:p>42,477</text:p>
          </table:table-cell>
          <table:table-cell office:value-type="float" office:value="42.294" calcext:value-type="float">
            <text:p>42,294</text:p>
          </table:table-cell>
          <table:table-cell office:value-type="float" office:value="41.101" calcext:value-type="float">
            <text:p>41,101</text:p>
          </table:table-cell>
          <table:table-cell office:value-type="float" office:value="39.266" calcext:value-type="float">
            <text:p>39,266</text:p>
          </table:table-cell>
          <table:table-cell office:value-type="float" office:value="38.991" calcext:value-type="float">
            <text:p>38,991</text:p>
          </table:table-cell>
          <table:table-cell office:value-type="float" office:value="38.165" calcext:value-type="float">
            <text:p>38,165</text:p>
          </table:table-cell>
          <table:table-cell office:value-type="float" office:value="37.339" calcext:value-type="float">
            <text:p>37,339</text:p>
          </table:table-cell>
          <table:table-cell office:value-type="float" office:value="36.606" calcext:value-type="float">
            <text:p>36,606</text:p>
          </table:table-cell>
          <table:table-cell office:value-type="float" office:value="36.33" calcext:value-type="float">
            <text:p>36,33</text:p>
          </table:table-cell>
          <table:table-cell office:value-type="float" office:value="35.963" calcext:value-type="float">
            <text:p>35,963</text:p>
          </table:table-cell>
          <table:table-cell office:value-type="float" office:value="35.229" calcext:value-type="float">
            <text:p>35,229</text:p>
          </table:table-cell>
          <table:table-cell office:value-type="float" office:value="32.477" calcext:value-type="float">
            <text:p>32,477</text:p>
          </table:table-cell>
          <table:table-cell office:value-type="float" office:value="31.927" calcext:value-type="float">
            <text:p>31,927</text:p>
          </table:table-cell>
          <table:table-cell office:value-type="float" office:value="31.101" calcext:value-type="float">
            <text:p>31,101</text:p>
          </table:table-cell>
          <table:table-cell table:number-columns-repeated="5" office:value-type="float" office:value="30.459" calcext:value-type="float">
            <text:p>30,459</text:p>
          </table:table-cell>
          <table:table-cell table:number-columns-repeated="3" office:value-type="float" office:value="29.725" calcext:value-type="float">
            <text:p>29,725</text:p>
          </table:table-cell>
        </table:table-row>
        <table:table-row table:style-name="ro1">
          <table:table-cell office:value-type="float" office:value="41.988" calcext:value-type="float">
            <text:p>41,988</text:p>
          </table:table-cell>
          <table:table-cell office:value-type="float" office:value="44.709" calcext:value-type="float">
            <text:p>44,709</text:p>
          </table:table-cell>
          <table:table-cell office:value-type="float" office:value="46.147" calcext:value-type="float">
            <text:p>46,147</text:p>
          </table:table-cell>
          <table:table-cell office:value-type="float" office:value="45.78" calcext:value-type="float">
            <text:p>45,78</text:p>
          </table:table-cell>
          <table:table-cell office:value-type="float" office:value="44.771" calcext:value-type="float">
            <text:p>44,771</text:p>
          </table:table-cell>
          <table:table-cell office:value-type="float" office:value="43.18" calcext:value-type="float">
            <text:p>43,18</text:p>
          </table:table-cell>
          <table:table-cell office:value-type="float" office:value="42.783" calcext:value-type="float">
            <text:p>42,783</text:p>
          </table:table-cell>
          <table:table-cell office:value-type="float" office:value="41.957" calcext:value-type="float">
            <text:p>41,957</text:p>
          </table:table-cell>
          <table:table-cell office:value-type="float" office:value="41.346" calcext:value-type="float">
            <text:p>41,346</text:p>
          </table:table-cell>
          <table:table-cell office:value-type="float" office:value="40.581" calcext:value-type="float">
            <text:p>40,581</text:p>
          </table:table-cell>
          <table:table-cell office:value-type="float" office:value="40.306" calcext:value-type="float">
            <text:p>40,306</text:p>
          </table:table-cell>
          <table:table-cell office:value-type="float" office:value="39.908" calcext:value-type="float">
            <text:p>39,908</text:p>
          </table:table-cell>
          <table:table-cell office:value-type="float" office:value="39.144" calcext:value-type="float">
            <text:p>39,144</text:p>
          </table:table-cell>
          <table:table-cell office:value-type="float" office:value="36.972" calcext:value-type="float">
            <text:p>36,972</text:p>
          </table:table-cell>
          <table:table-cell office:value-type="float" office:value="36.391" calcext:value-type="float">
            <text:p>36,391</text:p>
          </table:table-cell>
          <table:table-cell office:value-type="float" office:value="35.81" calcext:value-type="float">
            <text:p>35,81</text:p>
          </table:table-cell>
          <table:table-cell table:number-columns-repeated="5" office:value-type="float" office:value="35.138" calcext:value-type="float">
            <text:p>35,138</text:p>
          </table:table-cell>
          <table:table-cell table:number-columns-repeated="3" office:value-type="float" office:value="34.465" calcext:value-type="float">
            <text:p>34,46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09" calcext:value-type="float">
            <text:p>309</text:p>
          </table:table-cell>
          <table:table-cell office:value-type="float" office:value="439" calcext:value-type="float">
            <text:p>439</text:p>
          </table:table-cell>
          <table:table-cell office:value-type="float" office:value="451" calcext:value-type="float">
            <text:p>451</text:p>
          </table:table-cell>
          <table:table-cell office:value-type="float" office:value="430" calcext:value-type="float">
            <text:p>430</text:p>
          </table:table-cell>
          <table:table-cell office:value-type="float" office:value="377" calcext:value-type="float">
            <text:p>377</text:p>
          </table:table-cell>
          <table:table-cell office:value-type="float" office:value="360" calcext:value-type="float">
            <text:p>360</text:p>
          </table:table-cell>
          <table:table-cell office:value-type="float" office:value="336" calcext:value-type="float">
            <text:p>336</text:p>
          </table:table-cell>
          <table:table-cell office:value-type="float" office:value="317" calcext:value-type="float">
            <text:p>317</text:p>
          </table:table-cell>
          <table:table-cell office:value-type="float" office:value="300" calcext:value-type="float">
            <text:p>300</text:p>
          </table:table-cell>
          <table:table-cell office:value-type="float" office:value="291" calcext:value-type="float">
            <text:p>291</text:p>
          </table:table-cell>
          <table:table-cell office:value-type="float" office:value="280" calcext:value-type="float">
            <text:p>280</text:p>
          </table:table-cell>
          <table:table-cell office:value-type="float" office:value="260" calcext:value-type="float">
            <text:p>260</text:p>
          </table:table-cell>
          <table:table-cell office:value-type="float" office:value="160" calcext:value-type="float">
            <text:p>160</text:p>
          </table:table-cell>
          <table:table-cell office:value-type="float" office:value="134" calcext:value-type="float">
            <text:p>134</text:p>
          </table:table-cell>
          <table:table-cell office:value-type="float" office:value="105" calcext:value-type="float">
            <text:p>105</text:p>
          </table:table-cell>
          <table:table-cell table:number-columns-repeated="5" office:value-type="float" office:value="76" calcext:value-type="float">
            <text:p>76</text:p>
          </table:table-cell>
          <table:table-cell table:number-columns-repeated="3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7.431" calcext:value-type="float">
            <text:p>37,431</text:p>
          </table:table-cell>
          <table:table-cell office:value-type="float" office:value="40.367" calcext:value-type="float">
            <text:p>40,367</text:p>
          </table:table-cell>
          <table:table-cell office:value-type="float" office:value="42.477" calcext:value-type="float">
            <text:p>42,477</text:p>
          </table:table-cell>
          <table:table-cell office:value-type="float" office:value="41.927" calcext:value-type="float">
            <text:p>41,927</text:p>
          </table:table-cell>
          <table:table-cell office:value-type="float" office:value="40.917" calcext:value-type="float">
            <text:p>40,917</text:p>
          </table:table-cell>
          <table:table-cell office:value-type="float" office:value="39.174" calcext:value-type="float">
            <text:p>39,174</text:p>
          </table:table-cell>
          <table:table-cell office:value-type="float" office:value="38.257" calcext:value-type="float">
            <text:p>38,257</text:p>
          </table:table-cell>
          <table:table-cell office:value-type="float" office:value="37.339" calcext:value-type="float">
            <text:p>37,339</text:p>
          </table:table-cell>
          <table:table-cell office:value-type="float" office:value="36.514" calcext:value-type="float">
            <text:p>36,514</text:p>
          </table:table-cell>
          <table:table-cell office:value-type="float" office:value="35.688" calcext:value-type="float">
            <text:p>35,688</text:p>
          </table:table-cell>
          <table:table-cell office:value-type="float" office:value="35.321" calcext:value-type="float">
            <text:p>35,321</text:p>
          </table:table-cell>
          <table:table-cell office:value-type="float" office:value="34.954" calcext:value-type="float">
            <text:p>34,954</text:p>
          </table:table-cell>
          <table:table-cell office:value-type="float" office:value="34.22" calcext:value-type="float">
            <text:p>34,22</text:p>
          </table:table-cell>
          <table:table-cell office:value-type="float" office:value="31.009" calcext:value-type="float">
            <text:p>31,009</text:p>
          </table:table-cell>
          <table:table-cell table:number-columns-repeated="2" office:value-type="float" office:value="30.459" calcext:value-type="float">
            <text:p>30,459</text:p>
          </table:table-cell>
          <table:table-cell table:number-columns-repeated="8" office:value-type="float" office:value="29.725" calcext:value-type="float">
            <text:p>29,725</text:p>
          </table:table-cell>
        </table:table-row>
        <table:table-row table:style-name="ro1">
          <table:table-cell office:value-type="float" office:value="41.988" calcext:value-type="float">
            <text:p>41,988</text:p>
          </table:table-cell>
          <table:table-cell office:value-type="float" office:value="44.709" calcext:value-type="float">
            <text:p>44,709</text:p>
          </table:table-cell>
          <table:table-cell office:value-type="float" office:value="46.147" calcext:value-type="float">
            <text:p>46,147</text:p>
          </table:table-cell>
          <table:table-cell office:value-type="float" office:value="45.505" calcext:value-type="float">
            <text:p>45,505</text:p>
          </table:table-cell>
          <table:table-cell office:value-type="float" office:value="44.526" calcext:value-type="float">
            <text:p>44,526</text:p>
          </table:table-cell>
          <table:table-cell office:value-type="float" office:value="43.058" calcext:value-type="float">
            <text:p>43,058</text:p>
          </table:table-cell>
          <table:table-cell office:value-type="float" office:value="42.355" calcext:value-type="float">
            <text:p>42,355</text:p>
          </table:table-cell>
          <table:table-cell office:value-type="float" office:value="41.468" calcext:value-type="float">
            <text:p>41,468</text:p>
          </table:table-cell>
          <table:table-cell office:value-type="float" office:value="40.673" calcext:value-type="float">
            <text:p>40,673</text:p>
          </table:table-cell>
          <table:table-cell office:value-type="float" office:value="39.786" calcext:value-type="float">
            <text:p>39,786</text:p>
          </table:table-cell>
          <table:table-cell office:value-type="float" office:value="39.48" calcext:value-type="float">
            <text:p>39,48</text:p>
          </table:table-cell>
          <table:table-cell office:value-type="float" office:value="39.083" calcext:value-type="float">
            <text:p>39,083</text:p>
          </table:table-cell>
          <table:table-cell office:value-type="float" office:value="38.287" calcext:value-type="float">
            <text:p>38,287</text:p>
          </table:table-cell>
          <table:table-cell office:value-type="float" office:value="35.719" calcext:value-type="float">
            <text:p>35,719</text:p>
          </table:table-cell>
          <table:table-cell table:number-columns-repeated="2" office:value-type="float" office:value="35.138" calcext:value-type="float">
            <text:p>35,138</text:p>
          </table:table-cell>
          <table:table-cell table:number-columns-repeated="8" office:value-type="float" office:value="34.465" calcext:value-type="float">
            <text:p>34,46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09" calcext:value-type="float">
            <text:p>309</text:p>
          </table:table-cell>
          <table:table-cell office:value-type="float" office:value="439" calcext:value-type="float">
            <text:p>439</text:p>
          </table:table-cell>
          <table:table-cell office:value-type="float" office:value="442" calcext:value-type="float">
            <text:p>442</text:p>
          </table:table-cell>
          <table:table-cell office:value-type="float" office:value="423" calcext:value-type="float">
            <text:p>423</text:p>
          </table:table-cell>
          <table:table-cell office:value-type="float" office:value="360" calcext:value-type="float">
            <text:p>36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279" calcext:value-type="float">
            <text:p>279</text:p>
          </table:table-cell>
          <table:table-cell office:value-type="float" office:value="260" calcext:value-type="float">
            <text:p>260</text:p>
          </table:table-cell>
          <table:table-cell office:value-type="float" office:value="249" calcext:value-type="float">
            <text:p>249</text:p>
          </table:table-cell>
          <table:table-cell office:value-type="float" office:value="238" calcext:value-type="float">
            <text:p>238</text:p>
          </table:table-cell>
          <table:table-cell office:value-type="float" office:value="213" calcext:value-type="float">
            <text:p>213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8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7.431" calcext:value-type="float">
            <text:p>37,431</text:p>
          </table:table-cell>
          <table:table-cell office:value-type="float" office:value="40.367" calcext:value-type="float">
            <text:p>40,367</text:p>
          </table:table-cell>
          <table:table-cell office:value-type="float" office:value="42.477" calcext:value-type="float">
            <text:p>42,477</text:p>
          </table:table-cell>
          <table:table-cell office:value-type="float" office:value="41.376" calcext:value-type="float">
            <text:p>41,376</text:p>
          </table:table-cell>
          <table:table-cell office:value-type="float" office:value="40.367" calcext:value-type="float">
            <text:p>40,367</text:p>
          </table:table-cell>
          <table:table-cell office:value-type="float" office:value="38.349" calcext:value-type="float">
            <text:p>38,349</text:p>
          </table:table-cell>
          <table:table-cell office:value-type="float" office:value="37.431" calcext:value-type="float">
            <text:p>37,431</text:p>
          </table:table-cell>
          <table:table-cell office:value-type="float" office:value="36.514" calcext:value-type="float">
            <text:p>36,514</text:p>
          </table:table-cell>
          <table:table-cell office:value-type="float" office:value="35.229" calcext:value-type="float">
            <text:p>35,229</text:p>
          </table:table-cell>
          <table:table-cell office:value-type="float" office:value="34.22" calcext:value-type="float">
            <text:p>34,22</text:p>
          </table:table-cell>
          <table:table-cell office:value-type="float" office:value="34.037" calcext:value-type="float">
            <text:p>34,037</text:p>
          </table:table-cell>
          <table:table-cell table:number-columns-repeated="2" office:value-type="float" office:value="33.67" calcext:value-type="float">
            <text:p>33,67</text:p>
          </table:table-cell>
          <table:table-cell office:value-type="float" office:value="31.009" calcext:value-type="float">
            <text:p>31,009</text:p>
          </table:table-cell>
          <table:table-cell table:number-columns-repeated="2" office:value-type="float" office:value="30.459" calcext:value-type="float">
            <text:p>30,459</text:p>
          </table:table-cell>
          <table:table-cell table:number-columns-repeated="8" office:value-type="float" office:value="29.725" calcext:value-type="float">
            <text:p>29,725</text:p>
          </table:table-cell>
        </table:table-row>
        <table:table-row table:style-name="ro1">
          <table:table-cell office:value-type="float" office:value="41.988" calcext:value-type="float">
            <text:p>41,988</text:p>
          </table:table-cell>
          <table:table-cell office:value-type="float" office:value="44.709" calcext:value-type="float">
            <text:p>44,709</text:p>
          </table:table-cell>
          <table:table-cell office:value-type="float" office:value="46.147" calcext:value-type="float">
            <text:p>46,147</text:p>
          </table:table-cell>
          <table:table-cell office:value-type="float" office:value="45.199" calcext:value-type="float">
            <text:p>45,199</text:p>
          </table:table-cell>
          <table:table-cell office:value-type="float" office:value="44.098" calcext:value-type="float">
            <text:p>44,098</text:p>
          </table:table-cell>
          <table:table-cell office:value-type="float" office:value="42.385" calcext:value-type="float">
            <text:p>42,385</text:p>
          </table:table-cell>
          <table:table-cell office:value-type="float" office:value="41.682" calcext:value-type="float">
            <text:p>41,682</text:p>
          </table:table-cell>
          <table:table-cell office:value-type="float" office:value="40.673" calcext:value-type="float">
            <text:p>40,673</text:p>
          </table:table-cell>
          <table:table-cell office:value-type="float" office:value="39.541" calcext:value-type="float">
            <text:p>39,541</text:p>
          </table:table-cell>
          <table:table-cell office:value-type="float" office:value="38.593" calcext:value-type="float">
            <text:p>38,593</text:p>
          </table:table-cell>
          <table:table-cell office:value-type="float" office:value="38.318" calcext:value-type="float">
            <text:p>38,318</text:p>
          </table:table-cell>
          <table:table-cell table:number-columns-repeated="2" office:value-type="float" office:value="37.92" calcext:value-type="float">
            <text:p>37,92</text:p>
          </table:table-cell>
          <table:table-cell office:value-type="float" office:value="35.719" calcext:value-type="float">
            <text:p>35,719</text:p>
          </table:table-cell>
          <table:table-cell table:number-columns-repeated="2" office:value-type="float" office:value="35.138" calcext:value-type="float">
            <text:p>35,138</text:p>
          </table:table-cell>
          <table:table-cell table:number-columns-repeated="8" office:value-type="float" office:value="34.465" calcext:value-type="float">
            <text:p>34,46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09" calcext:value-type="float">
            <text:p>309</text:p>
          </table:table-cell>
          <table:table-cell office:value-type="float" office:value="439" calcext:value-type="float">
            <text:p>439</text:p>
          </table:table-cell>
          <table:table-cell office:value-type="float" office:value="416" calcext:value-type="float">
            <text:p>416</text:p>
          </table:table-cell>
          <table:table-cell office:value-type="float" office:value="395" calcext:value-type="float">
            <text:p>395</text:p>
          </table:table-cell>
          <table:table-cell office:value-type="float" office:value="325" calcext:value-type="float">
            <text:p>325</text:p>
          </table:table-cell>
          <table:table-cell office:value-type="float" office:value="297" calcext:value-type="float">
            <text:p>297</text:p>
          </table:table-cell>
          <table:table-cell office:value-type="float" office:value="264" calcext:value-type="float">
            <text:p>264</text:p>
          </table:table-cell>
          <table:table-cell office:value-type="float" office:value="229" calcext:value-type="float">
            <text:p>229</text:p>
          </table:table-cell>
          <table:table-cell office:value-type="float" office:value="209" calcext:value-type="float">
            <text:p>209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8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7.431" calcext:value-type="float">
            <text:p>37,431</text:p>
          </table:table-cell>
          <table:table-cell office:value-type="float" office:value="40.367" calcext:value-type="float">
            <text:p>40,367</text:p>
          </table:table-cell>
          <table:table-cell office:value-type="float" office:value="41.835" calcext:value-type="float">
            <text:p>41,835</text:p>
          </table:table-cell>
          <table:table-cell office:value-type="float" office:value="41.009" calcext:value-type="float">
            <text:p>41,009</text:p>
          </table:table-cell>
          <table:table-cell office:value-type="float" office:value="39.817" calcext:value-type="float">
            <text:p>39,817</text:p>
          </table:table-cell>
          <table:table-cell office:value-type="float" office:value="37.431" calcext:value-type="float">
            <text:p>37,431</text:p>
          </table:table-cell>
          <table:table-cell office:value-type="float" office:value="36.697" calcext:value-type="float">
            <text:p>36,697</text:p>
          </table:table-cell>
          <table:table-cell office:value-type="float" office:value="35.688" calcext:value-type="float">
            <text:p>35,688</text:p>
          </table:table-cell>
          <table:table-cell office:value-type="float" office:value="34.404" calcext:value-type="float">
            <text:p>34,404</text:p>
          </table:table-cell>
          <table:table-cell table:number-columns-repeated="2" office:value-type="float" office:value="33.486" calcext:value-type="float">
            <text:p>33,486</text:p>
          </table:table-cell>
          <table:table-cell table:number-columns-repeated="2" office:value-type="float" office:value="33.119" calcext:value-type="float">
            <text:p>33,119</text:p>
          </table:table-cell>
          <table:table-cell table:number-columns-repeated="3" office:value-type="float" office:value="30.459" calcext:value-type="float">
            <text:p>30,459</text:p>
          </table:table-cell>
          <table:table-cell table:number-columns-repeated="8" office:value-type="float" office:value="29.725" calcext:value-type="float">
            <text:p>29,725</text:p>
          </table:table-cell>
        </table:table-row>
        <table:table-row table:style-name="ro1">
          <table:table-cell office:value-type="float" office:value="41.988" calcext:value-type="float">
            <text:p>41,988</text:p>
          </table:table-cell>
          <table:table-cell office:value-type="float" office:value="44.709" calcext:value-type="float">
            <text:p>44,709</text:p>
          </table:table-cell>
          <table:table-cell office:value-type="float" office:value="45.596" calcext:value-type="float">
            <text:p>45,596</text:p>
          </table:table-cell>
          <table:table-cell office:value-type="float" office:value="44.771" calcext:value-type="float">
            <text:p>44,771</text:p>
          </table:table-cell>
          <table:table-cell office:value-type="float" office:value="43.67" calcext:value-type="float">
            <text:p>43,67</text:p>
          </table:table-cell>
          <table:table-cell office:value-type="float" office:value="41.59" calcext:value-type="float">
            <text:p>41,59</text:p>
          </table:table-cell>
          <table:table-cell office:value-type="float" office:value="40.887" calcext:value-type="float">
            <text:p>40,887</text:p>
          </table:table-cell>
          <table:table-cell office:value-type="float" office:value="40.031" calcext:value-type="float">
            <text:p>40,031</text:p>
          </table:table-cell>
          <table:table-cell office:value-type="float" office:value="38.746" calcext:value-type="float">
            <text:p>38,746</text:p>
          </table:table-cell>
          <table:table-cell table:number-columns-repeated="2" office:value-type="float" office:value="37.798" calcext:value-type="float">
            <text:p>37,798</text:p>
          </table:table-cell>
          <table:table-cell table:number-columns-repeated="2" office:value-type="float" office:value="37.401" calcext:value-type="float">
            <text:p>37,401</text:p>
          </table:table-cell>
          <table:table-cell table:number-columns-repeated="3" office:value-type="float" office:value="35.138" calcext:value-type="float">
            <text:p>35,138</text:p>
          </table:table-cell>
          <table:table-cell table:number-columns-repeated="8" office:value-type="float" office:value="34.465" calcext:value-type="float">
            <text:p>34,46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09" calcext:value-type="float">
            <text:p>309</text:p>
          </table:table-cell>
          <table:table-cell office:value-type="float" office:value="412" calcext:value-type="float">
            <text:p>412</text:p>
          </table:table-cell>
          <table:table-cell office:value-type="float" office:value="394" calcext:value-type="float">
            <text:p>394</text:p>
          </table:table-cell>
          <table:table-cell office:value-type="float" office:value="373" calcext:value-type="float">
            <text:p>373</text:p>
          </table:table-cell>
          <table:table-cell office:value-type="float" office:value="291" calcext:value-type="float">
            <text:p>291</text:p>
          </table:table-cell>
          <table:table-cell office:value-type="float" office:value="260" calcext:value-type="float">
            <text:p>260</text:p>
          </table:table-cell>
          <table:table-cell office:value-type="float" office:value="234" calcext:value-type="float">
            <text:p>234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75" calcext:value-type="float">
            <text:p>175</text:p>
          </table:table-cell>
          <table:table-cell table:number-columns-repeated="2" office:value-type="float" office:value="164" calcext:value-type="float">
            <text:p>164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8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7.431" calcext:value-type="float">
            <text:p>37,431</text:p>
          </table:table-cell>
          <table:table-cell office:value-type="float" office:value="40.367" calcext:value-type="float">
            <text:p>40,367</text:p>
          </table:table-cell>
          <table:table-cell office:value-type="float" office:value="41.468" calcext:value-type="float">
            <text:p>41,468</text:p>
          </table:table-cell>
          <table:table-cell office:value-type="float" office:value="40.642" calcext:value-type="float">
            <text:p>40,642</text:p>
          </table:table-cell>
          <table:table-cell office:value-type="float" office:value="39.358" calcext:value-type="float">
            <text:p>39,358</text:p>
          </table:table-cell>
          <table:table-cell office:value-type="float" office:value="36.972" calcext:value-type="float">
            <text:p>36,972</text:p>
          </table:table-cell>
          <table:table-cell office:value-type="float" office:value="36.422" calcext:value-type="float">
            <text:p>36,422</text:p>
          </table:table-cell>
          <table:table-cell office:value-type="float" office:value="35.229" calcext:value-type="float">
            <text:p>35,229</text:p>
          </table:table-cell>
          <table:table-cell office:value-type="float" office:value="33.945" calcext:value-type="float">
            <text:p>33,945</text:p>
          </table:table-cell>
          <table:table-cell table:number-columns-repeated="2" office:value-type="float" office:value="33.028" calcext:value-type="float">
            <text:p>33,028</text:p>
          </table:table-cell>
          <table:table-cell table:number-columns-repeated="2" office:value-type="float" office:value="32.569" calcext:value-type="float">
            <text:p>32,569</text:p>
          </table:table-cell>
          <table:table-cell table:number-columns-repeated="2" office:value-type="float" office:value="29.266" calcext:value-type="float">
            <text:p>29,26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988" calcext:value-type="float">
            <text:p>41,988</text:p>
          </table:table-cell>
          <table:table-cell office:value-type="float" office:value="44.709" calcext:value-type="float">
            <text:p>44,709</text:p>
          </table:table-cell>
          <table:table-cell office:value-type="float" office:value="45.413" calcext:value-type="float">
            <text:p>45,413</text:p>
          </table:table-cell>
          <table:table-cell office:value-type="float" office:value="44.526" calcext:value-type="float">
            <text:p>44,526</text:p>
          </table:table-cell>
          <table:table-cell office:value-type="float" office:value="43.303" calcext:value-type="float">
            <text:p>43,303</text:p>
          </table:table-cell>
          <table:table-cell office:value-type="float" office:value="41.131" calcext:value-type="float">
            <text:p>41,131</text:p>
          </table:table-cell>
          <table:table-cell office:value-type="float" office:value="40.673" calcext:value-type="float">
            <text:p>40,673</text:p>
          </table:table-cell>
          <table:table-cell office:value-type="float" office:value="39.602" calcext:value-type="float">
            <text:p>39,602</text:p>
          </table:table-cell>
          <table:table-cell office:value-type="float" office:value="38.318" calcext:value-type="float">
            <text:p>38,318</text:p>
          </table:table-cell>
          <table:table-cell table:number-columns-repeated="2" office:value-type="float" office:value="37.37" calcext:value-type="float">
            <text:p>37,37</text:p>
          </table:table-cell>
          <table:table-cell table:number-columns-repeated="2" office:value-type="float" office:value="36.942" calcext:value-type="float">
            <text:p>36,942</text:p>
          </table:table-cell>
          <table:table-cell table:number-columns-repeated="2" office:value-type="float" office:value="34.037" calcext:value-type="float">
            <text:p>34,037</text:p>
          </table:table-cell>
          <table:table-cell table:number-columns-repeated="9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09" calcext:value-type="float">
            <text:p>309</text:p>
          </table:table-cell>
          <table:table-cell office:value-type="float" office:value="397" calcext:value-type="float">
            <text:p>397</text:p>
          </table:table-cell>
          <table:table-cell office:value-type="float" office:value="369" calcext:value-type="float">
            <text:p>369</text:p>
          </table:table-cell>
          <table:table-cell office:value-type="float" office:value="346" calcext:value-type="float">
            <text:p>346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203" calcext:value-type="float">
            <text:p>203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431" calcext:value-type="float">
            <text:p>37,431</text:p>
          </table:table-cell>
          <table:table-cell office:value-type="float" office:value="40.367" calcext:value-type="float">
            <text:p>40,367</text:p>
          </table:table-cell>
          <table:table-cell office:value-type="float" office:value="41.468" calcext:value-type="float">
            <text:p>41,468</text:p>
          </table:table-cell>
          <table:table-cell office:value-type="float" office:value="40.642" calcext:value-type="float">
            <text:p>40,642</text:p>
          </table:table-cell>
          <table:table-cell office:value-type="float" office:value="39.358" calcext:value-type="float">
            <text:p>39,358</text:p>
          </table:table-cell>
          <table:table-cell office:value-type="float" office:value="36.972" calcext:value-type="float">
            <text:p>36,972</text:p>
          </table:table-cell>
          <table:table-cell office:value-type="float" office:value="36.422" calcext:value-type="float">
            <text:p>36,422</text:p>
          </table:table-cell>
          <table:table-cell office:value-type="float" office:value="35.229" calcext:value-type="float">
            <text:p>35,229</text:p>
          </table:table-cell>
          <table:table-cell office:value-type="float" office:value="33.945" calcext:value-type="float">
            <text:p>33,945</text:p>
          </table:table-cell>
          <table:table-cell table:number-columns-repeated="2" office:value-type="float" office:value="33.028" calcext:value-type="float">
            <text:p>33,028</text:p>
          </table:table-cell>
          <table:table-cell table:number-columns-repeated="2" office:value-type="float" office:value="32.569" calcext:value-type="float">
            <text:p>32,569</text:p>
          </table:table-cell>
          <table:table-cell table:number-columns-repeated="2" office:value-type="float" office:value="29.266" calcext:value-type="float">
            <text:p>29,26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988" calcext:value-type="float">
            <text:p>41,988</text:p>
          </table:table-cell>
          <table:table-cell office:value-type="float" office:value="44.709" calcext:value-type="float">
            <text:p>44,709</text:p>
          </table:table-cell>
          <table:table-cell office:value-type="float" office:value="45.413" calcext:value-type="float">
            <text:p>45,413</text:p>
          </table:table-cell>
          <table:table-cell office:value-type="float" office:value="44.526" calcext:value-type="float">
            <text:p>44,526</text:p>
          </table:table-cell>
          <table:table-cell office:value-type="float" office:value="43.303" calcext:value-type="float">
            <text:p>43,303</text:p>
          </table:table-cell>
          <table:table-cell office:value-type="float" office:value="41.131" calcext:value-type="float">
            <text:p>41,131</text:p>
          </table:table-cell>
          <table:table-cell office:value-type="float" office:value="40.673" calcext:value-type="float">
            <text:p>40,673</text:p>
          </table:table-cell>
          <table:table-cell office:value-type="float" office:value="39.602" calcext:value-type="float">
            <text:p>39,602</text:p>
          </table:table-cell>
          <table:table-cell office:value-type="float" office:value="38.318" calcext:value-type="float">
            <text:p>38,318</text:p>
          </table:table-cell>
          <table:table-cell table:number-columns-repeated="2" office:value-type="float" office:value="37.37" calcext:value-type="float">
            <text:p>37,37</text:p>
          </table:table-cell>
          <table:table-cell table:number-columns-repeated="2" office:value-type="float" office:value="36.942" calcext:value-type="float">
            <text:p>36,942</text:p>
          </table:table-cell>
          <table:table-cell table:number-columns-repeated="2" office:value-type="float" office:value="34.037" calcext:value-type="float">
            <text:p>34,037</text:p>
          </table:table-cell>
          <table:table-cell table:number-columns-repeated="9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09" calcext:value-type="float">
            <text:p>309</text:p>
          </table:table-cell>
          <table:table-cell office:value-type="float" office:value="397" calcext:value-type="float">
            <text:p>397</text:p>
          </table:table-cell>
          <table:table-cell office:value-type="float" office:value="369" calcext:value-type="float">
            <text:p>369</text:p>
          </table:table-cell>
          <table:table-cell office:value-type="float" office:value="346" calcext:value-type="float">
            <text:p>346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203" calcext:value-type="float">
            <text:p>203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431" calcext:value-type="float">
            <text:p>37,431</text:p>
          </table:table-cell>
          <table:table-cell office:value-type="float" office:value="40.367" calcext:value-type="float">
            <text:p>40,367</text:p>
          </table:table-cell>
          <table:table-cell office:value-type="float" office:value="39.725" calcext:value-type="float">
            <text:p>39,725</text:p>
          </table:table-cell>
          <table:table-cell office:value-type="float" office:value="38.899" calcext:value-type="float">
            <text:p>38,899</text:p>
          </table:table-cell>
          <table:table-cell office:value-type="float" office:value="37.064" calcext:value-type="float">
            <text:p>37,064</text:p>
          </table:table-cell>
          <table:table-cell office:value-type="float" office:value="36.147" calcext:value-type="float">
            <text:p>36,147</text:p>
          </table:table-cell>
          <table:table-cell office:value-type="float" office:value="35.505" calcext:value-type="float">
            <text:p>35,505</text:p>
          </table:table-cell>
          <table:table-cell office:value-type="float" office:value="33.945" calcext:value-type="float">
            <text:p>33,945</text:p>
          </table:table-cell>
          <table:table-cell office:value-type="float" office:value="32.661" calcext:value-type="float">
            <text:p>32,661</text:p>
          </table:table-cell>
          <table:table-cell table:number-columns-repeated="2" office:value-type="float" office:value="31.651" calcext:value-type="float">
            <text:p>31,651</text:p>
          </table:table-cell>
          <table:table-cell table:number-columns-repeated="2" office:value-type="float" office:value="31.284" calcext:value-type="float">
            <text:p>31,284</text:p>
          </table:table-cell>
          <table:table-cell table:number-columns-repeated="2" office:value-type="float" office:value="29.266" calcext:value-type="float">
            <text:p>29,26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988" calcext:value-type="float">
            <text:p>41,988</text:p>
          </table:table-cell>
          <table:table-cell office:value-type="float" office:value="44.709" calcext:value-type="float">
            <text:p>44,709</text:p>
          </table:table-cell>
          <table:table-cell office:value-type="float" office:value="43.884" calcext:value-type="float">
            <text:p>43,884</text:p>
          </table:table-cell>
          <table:table-cell office:value-type="float" office:value="42.997" calcext:value-type="float">
            <text:p>42,997</text:p>
          </table:table-cell>
          <table:table-cell office:value-type="float" office:value="41.315" calcext:value-type="float">
            <text:p>41,315</text:p>
          </table:table-cell>
          <table:table-cell office:value-type="float" office:value="40.489" calcext:value-type="float">
            <text:p>40,489</text:p>
          </table:table-cell>
          <table:table-cell office:value-type="float" office:value="40.031" calcext:value-type="float">
            <text:p>40,031</text:p>
          </table:table-cell>
          <table:table-cell office:value-type="float" office:value="38.624" calcext:value-type="float">
            <text:p>38,624</text:p>
          </table:table-cell>
          <table:table-cell office:value-type="float" office:value="37.339" calcext:value-type="float">
            <text:p>37,339</text:p>
          </table:table-cell>
          <table:table-cell table:number-columns-repeated="2" office:value-type="float" office:value="36.3" calcext:value-type="float">
            <text:p>36,3</text:p>
          </table:table-cell>
          <table:table-cell table:number-columns-repeated="2" office:value-type="float" office:value="35.872" calcext:value-type="float">
            <text:p>35,872</text:p>
          </table:table-cell>
          <table:table-cell table:number-columns-repeated="2" office:value-type="float" office:value="34.037" calcext:value-type="float">
            <text:p>34,037</text:p>
          </table:table-cell>
          <table:table-cell table:number-columns-repeated="9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09" calcext:value-type="float">
            <text:p>309</text:p>
          </table:table-cell>
          <table:table-cell office:value-type="float" office:value="333" calcext:value-type="float">
            <text:p>333</text:p>
          </table:table-cell>
          <table:table-cell office:value-type="float" office:value="305" calcext:value-type="float">
            <text:p>305</text:p>
          </table:table-cell>
          <table:table-cell office:value-type="float" office:value="267" calcext:value-type="float">
            <text:p>267</text:p>
          </table:table-cell>
          <table:table-cell office:value-type="float" office:value="231" calcext:value-type="float">
            <text:p>231</text:p>
          </table:table-cell>
          <table:table-cell office:value-type="float" office:value="213" calcext:value-type="float">
            <text:p>213</text:p>
          </table:table-cell>
          <table:table-cell office:value-type="float" office:value="166" calcext:value-type="float">
            <text:p>166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431" calcext:value-type="float">
            <text:p>37,431</text:p>
          </table:table-cell>
          <table:table-cell office:value-type="float" office:value="40.367" calcext:value-type="float">
            <text:p>40,367</text:p>
          </table:table-cell>
          <table:table-cell office:value-type="float" office:value="39.817" calcext:value-type="float">
            <text:p>39,817</text:p>
          </table:table-cell>
          <table:table-cell office:value-type="float" office:value="38.807" calcext:value-type="float">
            <text:p>38,807</text:p>
          </table:table-cell>
          <table:table-cell office:value-type="float" office:value="36.697" calcext:value-type="float">
            <text:p>36,697</text:p>
          </table:table-cell>
          <table:table-cell office:value-type="float" office:value="35.505" calcext:value-type="float">
            <text:p>35,505</text:p>
          </table:table-cell>
          <table:table-cell office:value-type="float" office:value="35.046" calcext:value-type="float">
            <text:p>35,046</text:p>
          </table:table-cell>
          <table:table-cell office:value-type="float" office:value="33.945" calcext:value-type="float">
            <text:p>33,945</text:p>
          </table:table-cell>
          <table:table-cell office:value-type="float" office:value="32.661" calcext:value-type="float">
            <text:p>32,661</text:p>
          </table:table-cell>
          <table:table-cell table:number-columns-repeated="2" office:value-type="float" office:value="31.651" calcext:value-type="float">
            <text:p>31,651</text:p>
          </table:table-cell>
          <table:table-cell table:number-columns-repeated="2" office:value-type="float" office:value="31.284" calcext:value-type="float">
            <text:p>31,284</text:p>
          </table:table-cell>
          <table:table-cell table:number-columns-repeated="2" office:value-type="float" office:value="29.266" calcext:value-type="float">
            <text:p>29,26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988" calcext:value-type="float">
            <text:p>41,988</text:p>
          </table:table-cell>
          <table:table-cell office:value-type="float" office:value="44.709" calcext:value-type="float">
            <text:p>44,709</text:p>
          </table:table-cell>
          <table:table-cell office:value-type="float" office:value="43.976" calcext:value-type="float">
            <text:p>43,976</text:p>
          </table:table-cell>
          <table:table-cell office:value-type="float" office:value="42.905" calcext:value-type="float">
            <text:p>42,905</text:p>
          </table:table-cell>
          <table:table-cell office:value-type="float" office:value="41.101" calcext:value-type="float">
            <text:p>41,101</text:p>
          </table:table-cell>
          <table:table-cell office:value-type="float" office:value="40" calcext:value-type="float">
            <text:p>40</text:p>
          </table:table-cell>
          <table:table-cell office:value-type="float" office:value="39.541" calcext:value-type="float">
            <text:p>39,541</text:p>
          </table:table-cell>
          <table:table-cell office:value-type="float" office:value="38.624" calcext:value-type="float">
            <text:p>38,624</text:p>
          </table:table-cell>
          <table:table-cell office:value-type="float" office:value="37.339" calcext:value-type="float">
            <text:p>37,339</text:p>
          </table:table-cell>
          <table:table-cell table:number-columns-repeated="2" office:value-type="float" office:value="36.3" calcext:value-type="float">
            <text:p>36,3</text:p>
          </table:table-cell>
          <table:table-cell table:number-columns-repeated="2" office:value-type="float" office:value="35.872" calcext:value-type="float">
            <text:p>35,872</text:p>
          </table:table-cell>
          <table:table-cell table:number-columns-repeated="2" office:value-type="float" office:value="34.037" calcext:value-type="float">
            <text:p>34,037</text:p>
          </table:table-cell>
          <table:table-cell table:number-columns-repeated="9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09" calcext:value-type="float">
            <text:p>309</text:p>
          </table:table-cell>
          <table:table-cell office:value-type="float" office:value="330" calcext:value-type="float">
            <text:p>330</text:p>
          </table:table-cell>
          <table:table-cell office:value-type="float" office:value="299" calcext:value-type="float">
            <text:p>299</text:p>
          </table:table-cell>
          <table:table-cell office:value-type="float" office:value="253" calcext:value-type="float">
            <text:p>253</text:p>
          </table:table-cell>
          <table:table-cell office:value-type="float" office:value="211" calcext:value-type="float">
            <text:p>211</text:p>
          </table:table-cell>
          <table:table-cell office:value-type="float" office:value="193" calcext:value-type="float">
            <text:p>193</text:p>
          </table:table-cell>
          <table:table-cell office:value-type="float" office:value="166" calcext:value-type="float">
            <text:p>166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431" calcext:value-type="float">
            <text:p>37,431</text:p>
          </table:table-cell>
          <table:table-cell office:value-type="float" office:value="40.367" calcext:value-type="float">
            <text:p>40,367</text:p>
          </table:table-cell>
          <table:table-cell office:value-type="float" office:value="39.266" calcext:value-type="float">
            <text:p>39,266</text:p>
          </table:table-cell>
          <table:table-cell office:value-type="float" office:value="37.89" calcext:value-type="float">
            <text:p>37,89</text:p>
          </table:table-cell>
          <table:table-cell office:value-type="float" office:value="36.697" calcext:value-type="float">
            <text:p>36,697</text:p>
          </table:table-cell>
          <table:table-cell office:value-type="float" office:value="35.505" calcext:value-type="float">
            <text:p>35,505</text:p>
          </table:table-cell>
          <table:table-cell office:value-type="float" office:value="35.046" calcext:value-type="float">
            <text:p>35,046</text:p>
          </table:table-cell>
          <table:table-cell office:value-type="float" office:value="33.945" calcext:value-type="float">
            <text:p>33,945</text:p>
          </table:table-cell>
          <table:table-cell office:value-type="float" office:value="32.661" calcext:value-type="float">
            <text:p>32,661</text:p>
          </table:table-cell>
          <table:table-cell table:number-columns-repeated="2" office:value-type="float" office:value="31.651" calcext:value-type="float">
            <text:p>31,651</text:p>
          </table:table-cell>
          <table:table-cell table:number-columns-repeated="2" office:value-type="float" office:value="31.284" calcext:value-type="float">
            <text:p>31,284</text:p>
          </table:table-cell>
          <table:table-cell table:number-columns-repeated="2" office:value-type="float" office:value="29.266" calcext:value-type="float">
            <text:p>29,26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988" calcext:value-type="float">
            <text:p>41,988</text:p>
          </table:table-cell>
          <table:table-cell office:value-type="float" office:value="44.709" calcext:value-type="float">
            <text:p>44,709</text:p>
          </table:table-cell>
          <table:table-cell office:value-type="float" office:value="43.425" calcext:value-type="float">
            <text:p>43,425</text:p>
          </table:table-cell>
          <table:table-cell office:value-type="float" office:value="42.141" calcext:value-type="float">
            <text:p>42,141</text:p>
          </table:table-cell>
          <table:table-cell office:value-type="float" office:value="41.101" calcext:value-type="float">
            <text:p>41,101</text:p>
          </table:table-cell>
          <table:table-cell office:value-type="float" office:value="40" calcext:value-type="float">
            <text:p>40</text:p>
          </table:table-cell>
          <table:table-cell office:value-type="float" office:value="39.541" calcext:value-type="float">
            <text:p>39,541</text:p>
          </table:table-cell>
          <table:table-cell office:value-type="float" office:value="38.624" calcext:value-type="float">
            <text:p>38,624</text:p>
          </table:table-cell>
          <table:table-cell office:value-type="float" office:value="37.339" calcext:value-type="float">
            <text:p>37,339</text:p>
          </table:table-cell>
          <table:table-cell table:number-columns-repeated="2" office:value-type="float" office:value="36.3" calcext:value-type="float">
            <text:p>36,3</text:p>
          </table:table-cell>
          <table:table-cell table:number-columns-repeated="2" office:value-type="float" office:value="35.872" calcext:value-type="float">
            <text:p>35,872</text:p>
          </table:table-cell>
          <table:table-cell table:number-columns-repeated="2" office:value-type="float" office:value="34.037" calcext:value-type="float">
            <text:p>34,037</text:p>
          </table:table-cell>
          <table:table-cell table:number-columns-repeated="9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09" calcext:value-type="float">
            <text:p>309</text:p>
          </table:table-cell>
          <table:table-cell office:value-type="float" office:value="312" calcext:value-type="float">
            <text:p>312</text:p>
          </table:table-cell>
          <table:table-cell office:value-type="float" office:value="273" calcext:value-type="float">
            <text:p>273</text:p>
          </table:table-cell>
          <table:table-cell office:value-type="float" office:value="253" calcext:value-type="float">
            <text:p>253</text:p>
          </table:table-cell>
          <table:table-cell office:value-type="float" office:value="211" calcext:value-type="float">
            <text:p>211</text:p>
          </table:table-cell>
          <table:table-cell office:value-type="float" office:value="193" calcext:value-type="float">
            <text:p>193</text:p>
          </table:table-cell>
          <table:table-cell office:value-type="float" office:value="166" calcext:value-type="float">
            <text:p>166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431" calcext:value-type="float">
            <text:p>37,431</text:p>
          </table:table-cell>
          <table:table-cell office:value-type="float" office:value="40.367" calcext:value-type="float">
            <text:p>40,367</text:p>
          </table:table-cell>
          <table:table-cell office:value-type="float" office:value="38.716" calcext:value-type="float">
            <text:p>38,716</text:p>
          </table:table-cell>
          <table:table-cell office:value-type="float" office:value="37.431" calcext:value-type="float">
            <text:p>37,431</text:p>
          </table:table-cell>
          <table:table-cell office:value-type="float" office:value="36.147" calcext:value-type="float">
            <text:p>36,147</text:p>
          </table:table-cell>
          <table:table-cell table:number-columns-repeated="2" office:value-type="float" office:value="34.954" calcext:value-type="float">
            <text:p>34,954</text:p>
          </table:table-cell>
          <table:table-cell office:value-type="float" office:value="33.945" calcext:value-type="float">
            <text:p>33,945</text:p>
          </table:table-cell>
          <table:table-cell office:value-type="float" office:value="32.294" calcext:value-type="float">
            <text:p>32,294</text:p>
          </table:table-cell>
          <table:table-cell table:number-columns-repeated="2" office:value-type="float" office:value="31.284" calcext:value-type="float">
            <text:p>31,284</text:p>
          </table:table-cell>
          <table:table-cell table:number-columns-repeated="2" office:value-type="float" office:value="30.826" calcext:value-type="float">
            <text:p>30,826</text:p>
          </table:table-cell>
          <table:table-cell table:number-columns-repeated="2" office:value-type="float" office:value="29.266" calcext:value-type="float">
            <text:p>29,26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988" calcext:value-type="float">
            <text:p>41,988</text:p>
          </table:table-cell>
          <table:table-cell office:value-type="float" office:value="44.709" calcext:value-type="float">
            <text:p>44,709</text:p>
          </table:table-cell>
          <table:table-cell office:value-type="float" office:value="43.058" calcext:value-type="float">
            <text:p>43,058</text:p>
          </table:table-cell>
          <table:table-cell office:value-type="float" office:value="41.774" calcext:value-type="float">
            <text:p>41,774</text:p>
          </table:table-cell>
          <table:table-cell office:value-type="float" office:value="40.734" calcext:value-type="float">
            <text:p>40,734</text:p>
          </table:table-cell>
          <table:table-cell table:number-columns-repeated="2" office:value-type="float" office:value="39.45" calcext:value-type="float">
            <text:p>39,45</text:p>
          </table:table-cell>
          <table:table-cell office:value-type="float" office:value="38.532" calcext:value-type="float">
            <text:p>38,532</text:p>
          </table:table-cell>
          <table:table-cell office:value-type="float" office:value="36.942" calcext:value-type="float">
            <text:p>36,942</text:p>
          </table:table-cell>
          <table:table-cell table:number-columns-repeated="2" office:value-type="float" office:value="35.902" calcext:value-type="float">
            <text:p>35,902</text:p>
          </table:table-cell>
          <table:table-cell table:number-columns-repeated="2" office:value-type="float" office:value="35.352" calcext:value-type="float">
            <text:p>35,352</text:p>
          </table:table-cell>
          <table:table-cell table:number-columns-repeated="2" office:value-type="float" office:value="34.037" calcext:value-type="float">
            <text:p>34,037</text:p>
          </table:table-cell>
          <table:table-cell table:number-columns-repeated="9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09" calcext:value-type="float">
            <text:p>309</text:p>
          </table:table-cell>
          <table:table-cell office:value-type="float" office:value="294" calcext:value-type="float">
            <text:p>294</text:p>
          </table:table-cell>
          <table:table-cell office:value-type="float" office:value="255" calcext:value-type="float">
            <text:p>255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431" calcext:value-type="float">
            <text:p>37,431</text:p>
          </table:table-cell>
          <table:table-cell office:value-type="float" office:value="40.367" calcext:value-type="float">
            <text:p>40,367</text:p>
          </table:table-cell>
          <table:table-cell office:value-type="float" office:value="38.532" calcext:value-type="float">
            <text:p>38,532</text:p>
          </table:table-cell>
          <table:table-cell office:value-type="float" office:value="37.064" calcext:value-type="float">
            <text:p>37,064</text:p>
          </table:table-cell>
          <table:table-cell office:value-type="float" office:value="35.872" calcext:value-type="float">
            <text:p>35,872</text:p>
          </table:table-cell>
          <table:table-cell table:number-columns-repeated="2" office:value-type="float" office:value="34.128" calcext:value-type="float">
            <text:p>34,128</text:p>
          </table:table-cell>
          <table:table-cell office:value-type="float" office:value="33.211" calcext:value-type="float">
            <text:p>33,211</text:p>
          </table:table-cell>
          <table:table-cell office:value-type="float" office:value="31.56" calcext:value-type="float">
            <text:p>31,56</text:p>
          </table:table-cell>
          <table:table-cell table:number-columns-repeated="2" office:value-type="float" office:value="30.55" calcext:value-type="float">
            <text:p>30,55</text:p>
          </table:table-cell>
          <table:table-cell table:number-columns-repeated="2" office:value-type="float" office:value="30.092" calcext:value-type="float">
            <text:p>30,09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988" calcext:value-type="float">
            <text:p>41,988</text:p>
          </table:table-cell>
          <table:table-cell office:value-type="float" office:value="44.709" calcext:value-type="float">
            <text:p>44,709</text:p>
          </table:table-cell>
          <table:table-cell office:value-type="float" office:value="42.813" calcext:value-type="float">
            <text:p>42,813</text:p>
          </table:table-cell>
          <table:table-cell office:value-type="float" office:value="41.529" calcext:value-type="float">
            <text:p>41,529</text:p>
          </table:table-cell>
          <table:table-cell office:value-type="float" office:value="40.489" calcext:value-type="float">
            <text:p>40,489</text:p>
          </table:table-cell>
          <table:table-cell table:number-columns-repeated="2" office:value-type="float" office:value="38.746" calcext:value-type="float">
            <text:p>38,746</text:p>
          </table:table-cell>
          <table:table-cell office:value-type="float" office:value="37.829" calcext:value-type="float">
            <text:p>37,829</text:p>
          </table:table-cell>
          <table:table-cell office:value-type="float" office:value="36.239" calcext:value-type="float">
            <text:p>36,239</text:p>
          </table:table-cell>
          <table:table-cell table:number-columns-repeated="2" office:value-type="float" office:value="35.199" calcext:value-type="float">
            <text:p>35,199</text:p>
          </table:table-cell>
          <table:table-cell table:number-columns-repeated="2" office:value-type="float" office:value="34.648" calcext:value-type="float">
            <text:p>34,648</text:p>
          </table:table-cell>
          <table:table-cell table:number-columns-repeated="1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09" calcext:value-type="float">
            <text:p>309</text:p>
          </table:table-cell>
          <table:table-cell office:value-type="float" office:value="281" calcext:value-type="float">
            <text:p>281</text:p>
          </table:table-cell>
          <table:table-cell office:value-type="float" office:value="242" calcext:value-type="float">
            <text:p>242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431" calcext:value-type="float">
            <text:p>37,431</text:p>
          </table:table-cell>
          <table:table-cell office:value-type="float" office:value="40.367" calcext:value-type="float">
            <text:p>40,367</text:p>
          </table:table-cell>
          <table:table-cell office:value-type="float" office:value="38.532" calcext:value-type="float">
            <text:p>38,532</text:p>
          </table:table-cell>
          <table:table-cell office:value-type="float" office:value="37.064" calcext:value-type="float">
            <text:p>37,064</text:p>
          </table:table-cell>
          <table:table-cell office:value-type="float" office:value="35.872" calcext:value-type="float">
            <text:p>35,872</text:p>
          </table:table-cell>
          <table:table-cell table:number-columns-repeated="2" office:value-type="float" office:value="34.128" calcext:value-type="float">
            <text:p>34,128</text:p>
          </table:table-cell>
          <table:table-cell office:value-type="float" office:value="33.211" calcext:value-type="float">
            <text:p>33,211</text:p>
          </table:table-cell>
          <table:table-cell office:value-type="float" office:value="31.56" calcext:value-type="float">
            <text:p>31,56</text:p>
          </table:table-cell>
          <table:table-cell table:number-columns-repeated="2" office:value-type="float" office:value="30.55" calcext:value-type="float">
            <text:p>30,55</text:p>
          </table:table-cell>
          <table:table-cell table:number-columns-repeated="2" office:value-type="float" office:value="30.092" calcext:value-type="float">
            <text:p>30,09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988" calcext:value-type="float">
            <text:p>41,988</text:p>
          </table:table-cell>
          <table:table-cell office:value-type="float" office:value="44.709" calcext:value-type="float">
            <text:p>44,709</text:p>
          </table:table-cell>
          <table:table-cell office:value-type="float" office:value="42.813" calcext:value-type="float">
            <text:p>42,813</text:p>
          </table:table-cell>
          <table:table-cell office:value-type="float" office:value="41.529" calcext:value-type="float">
            <text:p>41,529</text:p>
          </table:table-cell>
          <table:table-cell office:value-type="float" office:value="40.489" calcext:value-type="float">
            <text:p>40,489</text:p>
          </table:table-cell>
          <table:table-cell table:number-columns-repeated="2" office:value-type="float" office:value="38.746" calcext:value-type="float">
            <text:p>38,746</text:p>
          </table:table-cell>
          <table:table-cell office:value-type="float" office:value="37.829" calcext:value-type="float">
            <text:p>37,829</text:p>
          </table:table-cell>
          <table:table-cell office:value-type="float" office:value="36.239" calcext:value-type="float">
            <text:p>36,239</text:p>
          </table:table-cell>
          <table:table-cell table:number-columns-repeated="2" office:value-type="float" office:value="35.199" calcext:value-type="float">
            <text:p>35,199</text:p>
          </table:table-cell>
          <table:table-cell table:number-columns-repeated="2" office:value-type="float" office:value="34.648" calcext:value-type="float">
            <text:p>34,648</text:p>
          </table:table-cell>
          <table:table-cell table:number-columns-repeated="1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09" calcext:value-type="float">
            <text:p>309</text:p>
          </table:table-cell>
          <table:table-cell office:value-type="float" office:value="281" calcext:value-type="float">
            <text:p>281</text:p>
          </table:table-cell>
          <table:table-cell office:value-type="float" office:value="242" calcext:value-type="float">
            <text:p>242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431" calcext:value-type="float">
            <text:p>37,431</text:p>
          </table:table-cell>
          <table:table-cell office:value-type="float" office:value="39.266" calcext:value-type="float">
            <text:p>39,266</text:p>
          </table:table-cell>
          <table:table-cell office:value-type="float" office:value="35.78" calcext:value-type="float">
            <text:p>35,78</text:p>
          </table:table-cell>
          <table:table-cell office:value-type="float" office:value="35.688" calcext:value-type="float">
            <text:p>35,688</text:p>
          </table:table-cell>
          <table:table-cell office:value-type="float" office:value="34.495" calcext:value-type="float">
            <text:p>34,495</text:p>
          </table:table-cell>
          <table:table-cell table:number-columns-repeated="2" office:value-type="float" office:value="33.761" calcext:value-type="float">
            <text:p>33,761</text:p>
          </table:table-cell>
          <table:table-cell office:value-type="float" office:value="32.752" calcext:value-type="float">
            <text:p>32,752</text:p>
          </table:table-cell>
          <table:table-cell office:value-type="float" office:value="30.917" calcext:value-type="float">
            <text:p>30,917</text:p>
          </table:table-cell>
          <table:table-cell table:number-columns-repeated="4" office:value-type="float" office:value="29.358" calcext:value-type="float">
            <text:p>29,358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988" calcext:value-type="float">
            <text:p>41,988</text:p>
          </table:table-cell>
          <table:table-cell office:value-type="float" office:value="43.609" calcext:value-type="float">
            <text:p>43,609</text:p>
          </table:table-cell>
          <table:table-cell office:value-type="float" office:value="40.275" calcext:value-type="float">
            <text:p>40,275</text:p>
          </table:table-cell>
          <table:table-cell office:value-type="float" office:value="40.183" calcext:value-type="float">
            <text:p>40,183</text:p>
          </table:table-cell>
          <table:table-cell office:value-type="float" office:value="39.144" calcext:value-type="float">
            <text:p>39,144</text:p>
          </table:table-cell>
          <table:table-cell table:number-columns-repeated="2" office:value-type="float" office:value="38.41" calcext:value-type="float">
            <text:p>38,41</text:p>
          </table:table-cell>
          <table:table-cell office:value-type="float" office:value="37.37" calcext:value-type="float">
            <text:p>37,37</text:p>
          </table:table-cell>
          <table:table-cell office:value-type="float" office:value="35.535" calcext:value-type="float">
            <text:p>35,535</text:p>
          </table:table-cell>
          <table:table-cell table:number-columns-repeated="4" office:value-type="float" office:value="34.006" calcext:value-type="float">
            <text:p>34,006</text:p>
          </table:table-cell>
          <table:table-cell table:number-columns-repeated="1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61" calcext:value-type="float">
            <text:p>261</text:p>
          </table:table-cell>
          <table:table-cell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431" calcext:value-type="float">
            <text:p>37,431</text:p>
          </table:table-cell>
          <table:table-cell office:value-type="float" office:value="39.266" calcext:value-type="float">
            <text:p>39,266</text:p>
          </table:table-cell>
          <table:table-cell office:value-type="float" office:value="35.78" calcext:value-type="float">
            <text:p>35,78</text:p>
          </table:table-cell>
          <table:table-cell office:value-type="float" office:value="35.688" calcext:value-type="float">
            <text:p>35,688</text:p>
          </table:table-cell>
          <table:table-cell office:value-type="float" office:value="34.495" calcext:value-type="float">
            <text:p>34,495</text:p>
          </table:table-cell>
          <table:table-cell table:number-columns-repeated="2" office:value-type="float" office:value="33.761" calcext:value-type="float">
            <text:p>33,761</text:p>
          </table:table-cell>
          <table:table-cell office:value-type="float" office:value="32.752" calcext:value-type="float">
            <text:p>32,752</text:p>
          </table:table-cell>
          <table:table-cell office:value-type="float" office:value="30.917" calcext:value-type="float">
            <text:p>30,917</text:p>
          </table:table-cell>
          <table:table-cell table:number-columns-repeated="4" office:value-type="float" office:value="29.358" calcext:value-type="float">
            <text:p>29,358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988" calcext:value-type="float">
            <text:p>41,988</text:p>
          </table:table-cell>
          <table:table-cell office:value-type="float" office:value="43.609" calcext:value-type="float">
            <text:p>43,609</text:p>
          </table:table-cell>
          <table:table-cell office:value-type="float" office:value="40.275" calcext:value-type="float">
            <text:p>40,275</text:p>
          </table:table-cell>
          <table:table-cell office:value-type="float" office:value="40.183" calcext:value-type="float">
            <text:p>40,183</text:p>
          </table:table-cell>
          <table:table-cell office:value-type="float" office:value="39.144" calcext:value-type="float">
            <text:p>39,144</text:p>
          </table:table-cell>
          <table:table-cell table:number-columns-repeated="2" office:value-type="float" office:value="38.41" calcext:value-type="float">
            <text:p>38,41</text:p>
          </table:table-cell>
          <table:table-cell office:value-type="float" office:value="37.37" calcext:value-type="float">
            <text:p>37,37</text:p>
          </table:table-cell>
          <table:table-cell office:value-type="float" office:value="35.535" calcext:value-type="float">
            <text:p>35,535</text:p>
          </table:table-cell>
          <table:table-cell table:number-columns-repeated="4" office:value-type="float" office:value="34.006" calcext:value-type="float">
            <text:p>34,006</text:p>
          </table:table-cell>
          <table:table-cell table:number-columns-repeated="1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61" calcext:value-type="float">
            <text:p>261</text:p>
          </table:table-cell>
          <table:table-cell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431" calcext:value-type="float">
            <text:p>37,431</text:p>
          </table:table-cell>
          <table:table-cell office:value-type="float" office:value="39.266" calcext:value-type="float">
            <text:p>39,266</text:p>
          </table:table-cell>
          <table:table-cell office:value-type="float" office:value="35.78" calcext:value-type="float">
            <text:p>35,78</text:p>
          </table:table-cell>
          <table:table-cell office:value-type="float" office:value="35.688" calcext:value-type="float">
            <text:p>35,688</text:p>
          </table:table-cell>
          <table:table-cell office:value-type="float" office:value="34.495" calcext:value-type="float">
            <text:p>34,495</text:p>
          </table:table-cell>
          <table:table-cell table:number-columns-repeated="2" office:value-type="float" office:value="33.761" calcext:value-type="float">
            <text:p>33,761</text:p>
          </table:table-cell>
          <table:table-cell office:value-type="float" office:value="32.752" calcext:value-type="float">
            <text:p>32,752</text:p>
          </table:table-cell>
          <table:table-cell office:value-type="float" office:value="30.917" calcext:value-type="float">
            <text:p>30,917</text:p>
          </table:table-cell>
          <table:table-cell table:number-columns-repeated="4" office:value-type="float" office:value="29.358" calcext:value-type="float">
            <text:p>29,358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988" calcext:value-type="float">
            <text:p>41,988</text:p>
          </table:table-cell>
          <table:table-cell office:value-type="float" office:value="43.609" calcext:value-type="float">
            <text:p>43,609</text:p>
          </table:table-cell>
          <table:table-cell office:value-type="float" office:value="40.275" calcext:value-type="float">
            <text:p>40,275</text:p>
          </table:table-cell>
          <table:table-cell office:value-type="float" office:value="40.183" calcext:value-type="float">
            <text:p>40,183</text:p>
          </table:table-cell>
          <table:table-cell office:value-type="float" office:value="39.144" calcext:value-type="float">
            <text:p>39,144</text:p>
          </table:table-cell>
          <table:table-cell table:number-columns-repeated="2" office:value-type="float" office:value="38.41" calcext:value-type="float">
            <text:p>38,41</text:p>
          </table:table-cell>
          <table:table-cell office:value-type="float" office:value="37.37" calcext:value-type="float">
            <text:p>37,37</text:p>
          </table:table-cell>
          <table:table-cell office:value-type="float" office:value="35.535" calcext:value-type="float">
            <text:p>35,535</text:p>
          </table:table-cell>
          <table:table-cell table:number-columns-repeated="4" office:value-type="float" office:value="34.006" calcext:value-type="float">
            <text:p>34,006</text:p>
          </table:table-cell>
          <table:table-cell table:number-columns-repeated="1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61" calcext:value-type="float">
            <text:p>261</text:p>
          </table:table-cell>
          <table:table-cell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431" calcext:value-type="float">
            <text:p>37,431</text:p>
          </table:table-cell>
          <table:table-cell office:value-type="float" office:value="38.807" calcext:value-type="float">
            <text:p>38,807</text:p>
          </table:table-cell>
          <table:table-cell office:value-type="float" office:value="34.862" calcext:value-type="float">
            <text:p>34,862</text:p>
          </table:table-cell>
          <table:table-cell office:value-type="float" office:value="34.679" calcext:value-type="float">
            <text:p>34,679</text:p>
          </table:table-cell>
          <table:table-cell office:value-type="float" office:value="33.486" calcext:value-type="float">
            <text:p>33,486</text:p>
          </table:table-cell>
          <table:table-cell table:number-columns-repeated="2" office:value-type="float" office:value="32.752" calcext:value-type="float">
            <text:p>32,752</text:p>
          </table:table-cell>
          <table:table-cell office:value-type="float" office:value="31.468" calcext:value-type="float">
            <text:p>31,468</text:p>
          </table:table-cell>
          <table:table-cell office:value-type="float" office:value="30.917" calcext:value-type="float">
            <text:p>30,917</text:p>
          </table:table-cell>
          <table:table-cell table:number-columns-repeated="4" office:value-type="float" office:value="29.358" calcext:value-type="float">
            <text:p>29,358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988" calcext:value-type="float">
            <text:p>41,988</text:p>
          </table:table-cell>
          <table:table-cell office:value-type="float" office:value="43.028" calcext:value-type="float">
            <text:p>43,028</text:p>
          </table:table-cell>
          <table:table-cell office:value-type="float" office:value="39.297" calcext:value-type="float">
            <text:p>39,297</text:p>
          </table:table-cell>
          <table:table-cell office:value-type="float" office:value="39.205" calcext:value-type="float">
            <text:p>39,205</text:p>
          </table:table-cell>
          <table:table-cell office:value-type="float" office:value="38.165" calcext:value-type="float">
            <text:p>38,165</text:p>
          </table:table-cell>
          <table:table-cell table:number-columns-repeated="2" office:value-type="float" office:value="37.431" calcext:value-type="float">
            <text:p>37,431</text:p>
          </table:table-cell>
          <table:table-cell office:value-type="float" office:value="36.086" calcext:value-type="float">
            <text:p>36,086</text:p>
          </table:table-cell>
          <table:table-cell office:value-type="float" office:value="35.535" calcext:value-type="float">
            <text:p>35,535</text:p>
          </table:table-cell>
          <table:table-cell table:number-columns-repeated="4" office:value-type="float" office:value="34.006" calcext:value-type="float">
            <text:p>34,006</text:p>
          </table:table-cell>
          <table:table-cell table:number-columns-repeated="11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38" calcext:value-type="float">
            <text:p>238</text:p>
          </table:table-cell>
          <table:table-cell office:value-type="float" office:value="159" calcext:value-type="float">
            <text:p>159</text:p>
          </table:table-cell>
          <table:table-cell office:value-type="float" office:value="156" calcext:value-type="float">
            <text:p>156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431" calcext:value-type="float">
            <text:p>37,431</text:p>
          </table:table-cell>
          <table:table-cell office:value-type="float" office:value="38.532" calcext:value-type="float">
            <text:p>38,532</text:p>
          </table:table-cell>
          <table:table-cell office:value-type="float" office:value="34.587" calcext:value-type="float">
            <text:p>34,587</text:p>
          </table:table-cell>
          <table:table-cell office:value-type="float" office:value="34.404" calcext:value-type="float">
            <text:p>34,404</text:p>
          </table:table-cell>
          <table:table-cell office:value-type="float" office:value="33.211" calcext:value-type="float">
            <text:p>33,211</text:p>
          </table:table-cell>
          <table:table-cell table:number-columns-repeated="2" office:value-type="float" office:value="32.477" calcext:value-type="float">
            <text:p>32,477</text:p>
          </table:table-cell>
          <table:table-cell office:value-type="float" office:value="30.55" calcext:value-type="float">
            <text:p>30,55</text:p>
          </table:table-cell>
          <table:table-cell office:value-type="float" office:value="30.092" calcext:value-type="float">
            <text:p>30,09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988" calcext:value-type="float">
            <text:p>41,988</text:p>
          </table:table-cell>
          <table:table-cell office:value-type="float" office:value="42.905" calcext:value-type="float">
            <text:p>42,905</text:p>
          </table:table-cell>
          <table:table-cell office:value-type="float" office:value="38.991" calcext:value-type="float">
            <text:p>38,991</text:p>
          </table:table-cell>
          <table:table-cell office:value-type="float" office:value="38.899" calcext:value-type="float">
            <text:p>38,899</text:p>
          </table:table-cell>
          <table:table-cell office:value-type="float" office:value="37.89" calcext:value-type="float">
            <text:p>37,89</text:p>
          </table:table-cell>
          <table:table-cell table:number-columns-repeated="2" office:value-type="float" office:value="37.156" calcext:value-type="float">
            <text:p>37,156</text:p>
          </table:table-cell>
          <table:table-cell office:value-type="float" office:value="35.413" calcext:value-type="float">
            <text:p>35,413</text:p>
          </table:table-cell>
          <table:table-cell office:value-type="float" office:value="34.862" calcext:value-type="float">
            <text:p>34,862</text:p>
          </table:table-cell>
          <table:table-cell table:number-columns-repeated="15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33" calcext:value-type="float">
            <text:p>233</text:p>
          </table:table-cell>
          <table:table-cell office:value-type="float" office:value="151" calcext:value-type="float">
            <text:p>151</text:p>
          </table:table-cell>
          <table:table-cell office:value-type="float" office:value="148" calcext:value-type="float">
            <text:p>148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7.431" calcext:value-type="float">
            <text:p>37,431</text:p>
          </table:table-cell>
          <table:table-cell office:value-type="float" office:value="33.486" calcext:value-type="float">
            <text:p>33,486</text:p>
          </table:table-cell>
          <table:table-cell office:value-type="float" office:value="33.394" calcext:value-type="float">
            <text:p>33,394</text:p>
          </table:table-cell>
          <table:table-cell office:value-type="float" office:value="33.028" calcext:value-type="float">
            <text:p>33,028</text:p>
          </table:table-cell>
          <table:table-cell table:number-columns-repeated="2" office:value-type="float" office:value="32.294" calcext:value-type="float">
            <text:p>32,294</text:p>
          </table:table-cell>
          <table:table-cell office:value-type="float" office:value="30.092" calcext:value-type="float">
            <text:p>30,092</text:p>
          </table:table-cell>
          <table:table-cell office:value-type="float" office:value="29.541" calcext:value-type="float">
            <text:p>29,54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988" calcext:value-type="float">
            <text:p>41,988</text:p>
          </table:table-cell>
          <table:table-cell office:value-type="float" office:value="42.018" calcext:value-type="float">
            <text:p>42,018</text:p>
          </table:table-cell>
          <table:table-cell office:value-type="float" office:value="38.104" calcext:value-type="float">
            <text:p>38,104</text:p>
          </table:table-cell>
          <table:table-cell office:value-type="float" office:value="38.012" calcext:value-type="float">
            <text:p>38,012</text:p>
          </table:table-cell>
          <table:table-cell office:value-type="float" office:value="37.706" calcext:value-type="float">
            <text:p>37,706</text:p>
          </table:table-cell>
          <table:table-cell table:number-columns-repeated="2" office:value-type="float" office:value="36.942" calcext:value-type="float">
            <text:p>36,942</text:p>
          </table:table-cell>
          <table:table-cell office:value-type="float" office:value="34.924" calcext:value-type="float">
            <text:p>34,924</text:p>
          </table:table-cell>
          <table:table-cell office:value-type="float" office:value="34.373" calcext:value-type="float">
            <text:p>34,373</text:p>
          </table:table-cell>
          <table:table-cell table:number-columns-repeated="15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5" calcext:value-type="float">
            <text:p>205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431" calcext:value-type="float">
            <text:p>37,431</text:p>
          </table:table-cell>
          <table:table-cell office:value-type="float" office:value="37.248" calcext:value-type="float">
            <text:p>37,248</text:p>
          </table:table-cell>
          <table:table-cell office:value-type="float" office:value="33.028" calcext:value-type="float">
            <text:p>33,028</text:p>
          </table:table-cell>
          <table:table-cell office:value-type="float" office:value="32.661" calcext:value-type="float">
            <text:p>32,661</text:p>
          </table:table-cell>
          <table:table-cell office:value-type="float" office:value="32.018" calcext:value-type="float">
            <text:p>32,018</text:p>
          </table:table-cell>
          <table:table-cell office:value-type="float" office:value="31.193" calcext:value-type="float">
            <text:p>31,193</text:p>
          </table:table-cell>
          <table:table-cell office:value-type="float" office:value="30.55" calcext:value-type="float">
            <text:p>30,55</text:p>
          </table:table-cell>
          <table:table-cell office:value-type="float" office:value="30.092" calcext:value-type="float">
            <text:p>30,092</text:p>
          </table:table-cell>
          <table:table-cell office:value-type="float" office:value="29.541" calcext:value-type="float">
            <text:p>29,54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988" calcext:value-type="float">
            <text:p>41,988</text:p>
          </table:table-cell>
          <table:table-cell office:value-type="float" office:value="41.865" calcext:value-type="float">
            <text:p>41,865</text:p>
          </table:table-cell>
          <table:table-cell office:value-type="float" office:value="37.768" calcext:value-type="float">
            <text:p>37,768</text:p>
          </table:table-cell>
          <table:table-cell office:value-type="float" office:value="37.431" calcext:value-type="float">
            <text:p>37,431</text:p>
          </table:table-cell>
          <table:table-cell office:value-type="float" office:value="36.85" calcext:value-type="float">
            <text:p>36,85</text:p>
          </table:table-cell>
          <table:table-cell office:value-type="float" office:value="36.086" calcext:value-type="float">
            <text:p>36,086</text:p>
          </table:table-cell>
          <table:table-cell office:value-type="float" office:value="35.352" calcext:value-type="float">
            <text:p>35,352</text:p>
          </table:table-cell>
          <table:table-cell office:value-type="float" office:value="34.924" calcext:value-type="float">
            <text:p>34,924</text:p>
          </table:table-cell>
          <table:table-cell office:value-type="float" office:value="34.373" calcext:value-type="float">
            <text:p>34,373</text:p>
          </table:table-cell>
          <table:table-cell table:number-columns-repeated="15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431" calcext:value-type="float">
            <text:p>37,431</text:p>
          </table:table-cell>
          <table:table-cell office:value-type="float" office:value="37.248" calcext:value-type="float">
            <text:p>37,248</text:p>
          </table:table-cell>
          <table:table-cell office:value-type="float" office:value="33.028" calcext:value-type="float">
            <text:p>33,028</text:p>
          </table:table-cell>
          <table:table-cell office:value-type="float" office:value="32.661" calcext:value-type="float">
            <text:p>32,661</text:p>
          </table:table-cell>
          <table:table-cell office:value-type="float" office:value="32.018" calcext:value-type="float">
            <text:p>32,018</text:p>
          </table:table-cell>
          <table:table-cell office:value-type="float" office:value="31.193" calcext:value-type="float">
            <text:p>31,193</text:p>
          </table:table-cell>
          <table:table-cell office:value-type="float" office:value="30.55" calcext:value-type="float">
            <text:p>30,55</text:p>
          </table:table-cell>
          <table:table-cell office:value-type="float" office:value="30.092" calcext:value-type="float">
            <text:p>30,092</text:p>
          </table:table-cell>
          <table:table-cell office:value-type="float" office:value="29.541" calcext:value-type="float">
            <text:p>29,54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988" calcext:value-type="float">
            <text:p>41,988</text:p>
          </table:table-cell>
          <table:table-cell office:value-type="float" office:value="41.865" calcext:value-type="float">
            <text:p>41,865</text:p>
          </table:table-cell>
          <table:table-cell office:value-type="float" office:value="37.768" calcext:value-type="float">
            <text:p>37,768</text:p>
          </table:table-cell>
          <table:table-cell office:value-type="float" office:value="37.431" calcext:value-type="float">
            <text:p>37,431</text:p>
          </table:table-cell>
          <table:table-cell office:value-type="float" office:value="36.85" calcext:value-type="float">
            <text:p>36,85</text:p>
          </table:table-cell>
          <table:table-cell office:value-type="float" office:value="36.086" calcext:value-type="float">
            <text:p>36,086</text:p>
          </table:table-cell>
          <table:table-cell office:value-type="float" office:value="35.352" calcext:value-type="float">
            <text:p>35,352</text:p>
          </table:table-cell>
          <table:table-cell office:value-type="float" office:value="34.924" calcext:value-type="float">
            <text:p>34,924</text:p>
          </table:table-cell>
          <table:table-cell office:value-type="float" office:value="34.373" calcext:value-type="float">
            <text:p>34,373</text:p>
          </table:table-cell>
          <table:table-cell table:number-columns-repeated="15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431" calcext:value-type="float">
            <text:p>37,431</text:p>
          </table:table-cell>
          <table:table-cell office:value-type="float" office:value="37.248" calcext:value-type="float">
            <text:p>37,248</text:p>
          </table:table-cell>
          <table:table-cell office:value-type="float" office:value="33.028" calcext:value-type="float">
            <text:p>33,028</text:p>
          </table:table-cell>
          <table:table-cell office:value-type="float" office:value="32.661" calcext:value-type="float">
            <text:p>32,661</text:p>
          </table:table-cell>
          <table:table-cell office:value-type="float" office:value="32.018" calcext:value-type="float">
            <text:p>32,018</text:p>
          </table:table-cell>
          <table:table-cell office:value-type="float" office:value="31.193" calcext:value-type="float">
            <text:p>31,193</text:p>
          </table:table-cell>
          <table:table-cell office:value-type="float" office:value="30.55" calcext:value-type="float">
            <text:p>30,55</text:p>
          </table:table-cell>
          <table:table-cell office:value-type="float" office:value="30.092" calcext:value-type="float">
            <text:p>30,092</text:p>
          </table:table-cell>
          <table:table-cell office:value-type="float" office:value="29.541" calcext:value-type="float">
            <text:p>29,54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988" calcext:value-type="float">
            <text:p>41,988</text:p>
          </table:table-cell>
          <table:table-cell office:value-type="float" office:value="41.865" calcext:value-type="float">
            <text:p>41,865</text:p>
          </table:table-cell>
          <table:table-cell office:value-type="float" office:value="37.768" calcext:value-type="float">
            <text:p>37,768</text:p>
          </table:table-cell>
          <table:table-cell office:value-type="float" office:value="37.431" calcext:value-type="float">
            <text:p>37,431</text:p>
          </table:table-cell>
          <table:table-cell office:value-type="float" office:value="36.85" calcext:value-type="float">
            <text:p>36,85</text:p>
          </table:table-cell>
          <table:table-cell office:value-type="float" office:value="36.086" calcext:value-type="float">
            <text:p>36,086</text:p>
          </table:table-cell>
          <table:table-cell office:value-type="float" office:value="35.352" calcext:value-type="float">
            <text:p>35,352</text:p>
          </table:table-cell>
          <table:table-cell office:value-type="float" office:value="34.924" calcext:value-type="float">
            <text:p>34,924</text:p>
          </table:table-cell>
          <table:table-cell office:value-type="float" office:value="34.373" calcext:value-type="float">
            <text:p>34,373</text:p>
          </table:table-cell>
          <table:table-cell table:number-columns-repeated="15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431" calcext:value-type="float">
            <text:p>37,431</text:p>
          </table:table-cell>
          <table:table-cell office:value-type="float" office:value="34.862" calcext:value-type="float">
            <text:p>34,862</text:p>
          </table:table-cell>
          <table:table-cell office:value-type="float" office:value="32.844" calcext:value-type="float">
            <text:p>32,844</text:p>
          </table:table-cell>
          <table:table-cell office:value-type="float" office:value="32.294" calcext:value-type="float">
            <text:p>32,294</text:p>
          </table:table-cell>
          <table:table-cell office:value-type="float" office:value="31.56" calcext:value-type="float">
            <text:p>31,56</text:p>
          </table:table-cell>
          <table:table-cell office:value-type="float" office:value="31.193" calcext:value-type="float">
            <text:p>31,193</text:p>
          </table:table-cell>
          <table:table-cell office:value-type="float" office:value="30.55" calcext:value-type="float">
            <text:p>30,55</text:p>
          </table:table-cell>
          <table:table-cell office:value-type="float" office:value="30.092" calcext:value-type="float">
            <text:p>30,092</text:p>
          </table:table-cell>
          <table:table-cell office:value-type="float" office:value="29.541" calcext:value-type="float">
            <text:p>29,54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988" calcext:value-type="float">
            <text:p>41,988</text:p>
          </table:table-cell>
          <table:table-cell office:value-type="float" office:value="39.541" calcext:value-type="float">
            <text:p>39,541</text:p>
          </table:table-cell>
          <table:table-cell office:value-type="float" office:value="37.554" calcext:value-type="float">
            <text:p>37,554</text:p>
          </table:table-cell>
          <table:table-cell office:value-type="float" office:value="37.003" calcext:value-type="float">
            <text:p>37,003</text:p>
          </table:table-cell>
          <table:table-cell office:value-type="float" office:value="36.422" calcext:value-type="float">
            <text:p>36,422</text:p>
          </table:table-cell>
          <table:table-cell office:value-type="float" office:value="36.086" calcext:value-type="float">
            <text:p>36,086</text:p>
          </table:table-cell>
          <table:table-cell office:value-type="float" office:value="35.352" calcext:value-type="float">
            <text:p>35,352</text:p>
          </table:table-cell>
          <table:table-cell office:value-type="float" office:value="34.924" calcext:value-type="float">
            <text:p>34,924</text:p>
          </table:table-cell>
          <table:table-cell office:value-type="float" office:value="34.373" calcext:value-type="float">
            <text:p>34,373</text:p>
          </table:table-cell>
          <table:table-cell table:number-columns-repeated="15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0" calcext:value-type="float">
            <text:p>130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431" calcext:value-type="float">
            <text:p>37,431</text:p>
          </table:table-cell>
          <table:table-cell office:value-type="float" office:value="34.404" calcext:value-type="float">
            <text:p>34,404</text:p>
          </table:table-cell>
          <table:table-cell office:value-type="float" office:value="32.202" calcext:value-type="float">
            <text:p>32,202</text:p>
          </table:table-cell>
          <table:table-cell office:value-type="float" office:value="31.651" calcext:value-type="float">
            <text:p>31,651</text:p>
          </table:table-cell>
          <table:table-cell office:value-type="float" office:value="30.917" calcext:value-type="float">
            <text:p>30,917</text:p>
          </table:table-cell>
          <table:table-cell office:value-type="float" office:value="30.734" calcext:value-type="float">
            <text:p>30,734</text:p>
          </table:table-cell>
          <table:table-cell office:value-type="float" office:value="29.908" calcext:value-type="float">
            <text:p>29,908</text:p>
          </table:table-cell>
          <table:table-cell office:value-type="float" office:value="29.541" calcext:value-type="float">
            <text:p>29,54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988" calcext:value-type="float">
            <text:p>41,988</text:p>
          </table:table-cell>
          <table:table-cell office:value-type="float" office:value="39.052" calcext:value-type="float">
            <text:p>39,052</text:p>
          </table:table-cell>
          <table:table-cell office:value-type="float" office:value="36.942" calcext:value-type="float">
            <text:p>36,942</text:p>
          </table:table-cell>
          <table:table-cell office:value-type="float" office:value="36.391" calcext:value-type="float">
            <text:p>36,391</text:p>
          </table:table-cell>
          <table:table-cell office:value-type="float" office:value="35.81" calcext:value-type="float">
            <text:p>35,81</text:p>
          </table:table-cell>
          <table:table-cell office:value-type="float" office:value="35.474" calcext:value-type="float">
            <text:p>35,474</text:p>
          </table:table-cell>
          <table:table-cell office:value-type="float" office:value="34.74" calcext:value-type="float">
            <text:p>34,74</text:p>
          </table:table-cell>
          <table:table-cell office:value-type="float" office:value="34.312" calcext:value-type="float">
            <text:p>34,312</text:p>
          </table:table-cell>
          <table:table-cell table:number-columns-repeated="16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431" calcext:value-type="float">
            <text:p>37,431</text:p>
          </table:table-cell>
          <table:table-cell office:value-type="float" office:value="33.945" calcext:value-type="float">
            <text:p>33,945</text:p>
          </table:table-cell>
          <table:table-cell office:value-type="float" office:value="31.835" calcext:value-type="float">
            <text:p>31,835</text:p>
          </table:table-cell>
          <table:table-cell office:value-type="float" office:value="31.193" calcext:value-type="float">
            <text:p>31,193</text:p>
          </table:table-cell>
          <table:table-cell office:value-type="float" office:value="30.275" calcext:value-type="float">
            <text:p>30,275</text:p>
          </table:table-cell>
          <table:table-cell table:number-columns-repeated="2" office:value-type="float" office:value="29.908" calcext:value-type="float">
            <text:p>29,908</text:p>
          </table:table-cell>
          <table:table-cell office:value-type="float" office:value="29.541" calcext:value-type="float">
            <text:p>29,54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988" calcext:value-type="float">
            <text:p>41,988</text:p>
          </table:table-cell>
          <table:table-cell office:value-type="float" office:value="38.685" calcext:value-type="float">
            <text:p>38,685</text:p>
          </table:table-cell>
          <table:table-cell office:value-type="float" office:value="36.606" calcext:value-type="float">
            <text:p>36,606</text:p>
          </table:table-cell>
          <table:table-cell office:value-type="float" office:value="35.933" calcext:value-type="float">
            <text:p>35,933</text:p>
          </table:table-cell>
          <table:table-cell office:value-type="float" office:value="35.076" calcext:value-type="float">
            <text:p>35,076</text:p>
          </table:table-cell>
          <table:table-cell table:number-columns-repeated="2" office:value-type="float" office:value="34.74" calcext:value-type="float">
            <text:p>34,74</text:p>
          </table:table-cell>
          <table:table-cell office:value-type="float" office:value="34.312" calcext:value-type="float">
            <text:p>34,312</text:p>
          </table:table-cell>
          <table:table-cell table:number-columns-repeated="16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4" calcext:value-type="float">
            <text:p>104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431" calcext:value-type="float">
            <text:p>37,431</text:p>
          </table:table-cell>
          <table:table-cell office:value-type="float" office:value="33.945" calcext:value-type="float">
            <text:p>33,945</text:p>
          </table:table-cell>
          <table:table-cell office:value-type="float" office:value="31.835" calcext:value-type="float">
            <text:p>31,835</text:p>
          </table:table-cell>
          <table:table-cell office:value-type="float" office:value="31.193" calcext:value-type="float">
            <text:p>31,193</text:p>
          </table:table-cell>
          <table:table-cell office:value-type="float" office:value="30.275" calcext:value-type="float">
            <text:p>30,275</text:p>
          </table:table-cell>
          <table:table-cell table:number-columns-repeated="2" office:value-type="float" office:value="29.908" calcext:value-type="float">
            <text:p>29,908</text:p>
          </table:table-cell>
          <table:table-cell office:value-type="float" office:value="29.541" calcext:value-type="float">
            <text:p>29,54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988" calcext:value-type="float">
            <text:p>41,988</text:p>
          </table:table-cell>
          <table:table-cell office:value-type="float" office:value="38.685" calcext:value-type="float">
            <text:p>38,685</text:p>
          </table:table-cell>
          <table:table-cell office:value-type="float" office:value="36.606" calcext:value-type="float">
            <text:p>36,606</text:p>
          </table:table-cell>
          <table:table-cell office:value-type="float" office:value="35.933" calcext:value-type="float">
            <text:p>35,933</text:p>
          </table:table-cell>
          <table:table-cell office:value-type="float" office:value="35.076" calcext:value-type="float">
            <text:p>35,076</text:p>
          </table:table-cell>
          <table:table-cell table:number-columns-repeated="2" office:value-type="float" office:value="34.74" calcext:value-type="float">
            <text:p>34,74</text:p>
          </table:table-cell>
          <table:table-cell office:value-type="float" office:value="34.312" calcext:value-type="float">
            <text:p>34,312</text:p>
          </table:table-cell>
          <table:table-cell table:number-columns-repeated="16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4" calcext:value-type="float">
            <text:p>104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431" calcext:value-type="float">
            <text:p>37,431</text:p>
          </table:table-cell>
          <table:table-cell office:value-type="float" office:value="33.945" calcext:value-type="float">
            <text:p>33,945</text:p>
          </table:table-cell>
          <table:table-cell office:value-type="float" office:value="31.835" calcext:value-type="float">
            <text:p>31,835</text:p>
          </table:table-cell>
          <table:table-cell office:value-type="float" office:value="31.193" calcext:value-type="float">
            <text:p>31,193</text:p>
          </table:table-cell>
          <table:table-cell office:value-type="float" office:value="30.275" calcext:value-type="float">
            <text:p>30,275</text:p>
          </table:table-cell>
          <table:table-cell table:number-columns-repeated="2" office:value-type="float" office:value="29.908" calcext:value-type="float">
            <text:p>29,908</text:p>
          </table:table-cell>
          <table:table-cell office:value-type="float" office:value="29.541" calcext:value-type="float">
            <text:p>29,54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988" calcext:value-type="float">
            <text:p>41,988</text:p>
          </table:table-cell>
          <table:table-cell office:value-type="float" office:value="38.685" calcext:value-type="float">
            <text:p>38,685</text:p>
          </table:table-cell>
          <table:table-cell office:value-type="float" office:value="36.606" calcext:value-type="float">
            <text:p>36,606</text:p>
          </table:table-cell>
          <table:table-cell office:value-type="float" office:value="35.933" calcext:value-type="float">
            <text:p>35,933</text:p>
          </table:table-cell>
          <table:table-cell office:value-type="float" office:value="35.076" calcext:value-type="float">
            <text:p>35,076</text:p>
          </table:table-cell>
          <table:table-cell table:number-columns-repeated="2" office:value-type="float" office:value="34.74" calcext:value-type="float">
            <text:p>34,74</text:p>
          </table:table-cell>
          <table:table-cell office:value-type="float" office:value="34.312" calcext:value-type="float">
            <text:p>34,312</text:p>
          </table:table-cell>
          <table:table-cell table:number-columns-repeated="16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4" calcext:value-type="float">
            <text:p>104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248" calcext:value-type="float">
            <text:p>37,248</text:p>
          </table:table-cell>
          <table:table-cell office:value-type="float" office:value="33.578" calcext:value-type="float">
            <text:p>33,578</text:p>
          </table:table-cell>
          <table:table-cell office:value-type="float" office:value="31.009" calcext:value-type="float">
            <text:p>31,009</text:p>
          </table:table-cell>
          <table:table-cell office:value-type="float" office:value="30.734" calcext:value-type="float">
            <text:p>30,734</text:p>
          </table:table-cell>
          <table:table-cell office:value-type="float" office:value="29.817" calcext:value-type="float">
            <text:p>29,817</text:p>
          </table:table-cell>
          <table:table-cell table:number-columns-repeated="3" office:value-type="float" office:value="29.541" calcext:value-type="float">
            <text:p>29,54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804" calcext:value-type="float">
            <text:p>41,804</text:p>
          </table:table-cell>
          <table:table-cell office:value-type="float" office:value="38.196" calcext:value-type="float">
            <text:p>38,196</text:p>
          </table:table-cell>
          <table:table-cell office:value-type="float" office:value="35.749" calcext:value-type="float">
            <text:p>35,749</text:p>
          </table:table-cell>
          <table:table-cell office:value-type="float" office:value="35.505" calcext:value-type="float">
            <text:p>35,505</text:p>
          </table:table-cell>
          <table:table-cell office:value-type="float" office:value="34.648" calcext:value-type="float">
            <text:p>34,648</text:p>
          </table:table-cell>
          <table:table-cell table:number-columns-repeated="3" office:value-type="float" office:value="34.312" calcext:value-type="float">
            <text:p>34,312</text:p>
          </table:table-cell>
          <table:table-cell table:number-columns-repeated="16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248" calcext:value-type="float">
            <text:p>37,248</text:p>
          </table:table-cell>
          <table:table-cell office:value-type="float" office:value="33.486" calcext:value-type="float">
            <text:p>33,486</text:p>
          </table:table-cell>
          <table:table-cell office:value-type="float" office:value="30.734" calcext:value-type="float">
            <text:p>30,734</text:p>
          </table:table-cell>
          <table:table-cell office:value-type="float" office:value="30.459" calcext:value-type="float">
            <text:p>30,459</text:p>
          </table:table-cell>
          <table:table-cell office:value-type="float" office:value="29.266" calcext:value-type="float">
            <text:p>29,266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713" calcext:value-type="float">
            <text:p>41,713</text:p>
          </table:table-cell>
          <table:table-cell office:value-type="float" office:value="38.104" calcext:value-type="float">
            <text:p>38,104</text:p>
          </table:table-cell>
          <table:table-cell office:value-type="float" office:value="35.474" calcext:value-type="float">
            <text:p>35,474</text:p>
          </table:table-cell>
          <table:table-cell office:value-type="float" office:value="35.168" calcext:value-type="float">
            <text:p>35,168</text:p>
          </table:table-cell>
          <table:table-cell office:value-type="float" office:value="34.037" calcext:value-type="float">
            <text:p>34,037</text:p>
          </table:table-cell>
          <table:table-cell table:number-columns-repeated="19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248" calcext:value-type="float">
            <text:p>37,248</text:p>
          </table:table-cell>
          <table:table-cell office:value-type="float" office:value="33.486" calcext:value-type="float">
            <text:p>33,486</text:p>
          </table:table-cell>
          <table:table-cell office:value-type="float" office:value="30.734" calcext:value-type="float">
            <text:p>30,734</text:p>
          </table:table-cell>
          <table:table-cell office:value-type="float" office:value="30.459" calcext:value-type="float">
            <text:p>30,459</text:p>
          </table:table-cell>
          <table:table-cell office:value-type="float" office:value="29.266" calcext:value-type="float">
            <text:p>29,266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713" calcext:value-type="float">
            <text:p>41,713</text:p>
          </table:table-cell>
          <table:table-cell office:value-type="float" office:value="38.104" calcext:value-type="float">
            <text:p>38,104</text:p>
          </table:table-cell>
          <table:table-cell office:value-type="float" office:value="35.474" calcext:value-type="float">
            <text:p>35,474</text:p>
          </table:table-cell>
          <table:table-cell office:value-type="float" office:value="35.168" calcext:value-type="float">
            <text:p>35,168</text:p>
          </table:table-cell>
          <table:table-cell office:value-type="float" office:value="34.037" calcext:value-type="float">
            <text:p>34,037</text:p>
          </table:table-cell>
          <table:table-cell table:number-columns-repeated="19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422" calcext:value-type="float">
            <text:p>36,422</text:p>
          </table:table-cell>
          <table:table-cell office:value-type="float" office:value="32.844" calcext:value-type="float">
            <text:p>32,844</text:p>
          </table:table-cell>
          <table:table-cell office:value-type="float" office:value="29.817" calcext:value-type="float">
            <text:p>29,817</text:p>
          </table:table-cell>
          <table:table-cell office:value-type="float" office:value="29.541" calcext:value-type="float">
            <text:p>29,541</text:p>
          </table:table-cell>
          <table:table-cell office:value-type="float" office:value="29.266" calcext:value-type="float">
            <text:p>29,266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131" calcext:value-type="float">
            <text:p>41,131</text:p>
          </table:table-cell>
          <table:table-cell office:value-type="float" office:value="37.462" calcext:value-type="float">
            <text:p>37,462</text:p>
          </table:table-cell>
          <table:table-cell office:value-type="float" office:value="34.648" calcext:value-type="float">
            <text:p>34,648</text:p>
          </table:table-cell>
          <table:table-cell office:value-type="float" office:value="34.343" calcext:value-type="float">
            <text:p>34,343</text:p>
          </table:table-cell>
          <table:table-cell office:value-type="float" office:value="34.037" calcext:value-type="float">
            <text:p>34,037</text:p>
          </table:table-cell>
          <table:table-cell table:number-columns-repeated="19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422" calcext:value-type="float">
            <text:p>36,422</text:p>
          </table:table-cell>
          <table:table-cell office:value-type="float" office:value="32.844" calcext:value-type="float">
            <text:p>32,844</text:p>
          </table:table-cell>
          <table:table-cell office:value-type="float" office:value="29.817" calcext:value-type="float">
            <text:p>29,817</text:p>
          </table:table-cell>
          <table:table-cell office:value-type="float" office:value="29.541" calcext:value-type="float">
            <text:p>29,541</text:p>
          </table:table-cell>
          <table:table-cell office:value-type="float" office:value="29.266" calcext:value-type="float">
            <text:p>29,266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131" calcext:value-type="float">
            <text:p>41,131</text:p>
          </table:table-cell>
          <table:table-cell office:value-type="float" office:value="37.462" calcext:value-type="float">
            <text:p>37,462</text:p>
          </table:table-cell>
          <table:table-cell office:value-type="float" office:value="34.648" calcext:value-type="float">
            <text:p>34,648</text:p>
          </table:table-cell>
          <table:table-cell office:value-type="float" office:value="34.343" calcext:value-type="float">
            <text:p>34,343</text:p>
          </table:table-cell>
          <table:table-cell office:value-type="float" office:value="34.037" calcext:value-type="float">
            <text:p>34,037</text:p>
          </table:table-cell>
          <table:table-cell table:number-columns-repeated="19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239" calcext:value-type="float">
            <text:p>36,239</text:p>
          </table:table-cell>
          <table:table-cell office:value-type="float" office:value="32.477" calcext:value-type="float">
            <text:p>32,477</text:p>
          </table:table-cell>
          <table:table-cell office:value-type="float" office:value="29.633" calcext:value-type="float">
            <text:p>29,633</text:p>
          </table:table-cell>
          <table:table-cell office:value-type="float" office:value="29.266" calcext:value-type="float">
            <text:p>29,266</text:p>
          </table:table-cell>
          <table:table-cell office:value-type="float" office:value="28.899" calcext:value-type="float">
            <text:p>28,899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795" calcext:value-type="float">
            <text:p>40,795</text:p>
          </table:table-cell>
          <table:table-cell office:value-type="float" office:value="37.125" calcext:value-type="float">
            <text:p>37,125</text:p>
          </table:table-cell>
          <table:table-cell office:value-type="float" office:value="34.312" calcext:value-type="float">
            <text:p>34,312</text:p>
          </table:table-cell>
          <table:table-cell office:value-type="float" office:value="34.006" calcext:value-type="float">
            <text:p>34,006</text:p>
          </table:table-cell>
          <table:table-cell office:value-type="float" office:value="33.7" calcext:value-type="float">
            <text:p>33,7</text:p>
          </table:table-cell>
          <table:table-cell table:number-columns-repeated="19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239" calcext:value-type="float">
            <text:p>36,239</text:p>
          </table:table-cell>
          <table:table-cell office:value-type="float" office:value="32.477" calcext:value-type="float">
            <text:p>32,477</text:p>
          </table:table-cell>
          <table:table-cell office:value-type="float" office:value="29.633" calcext:value-type="float">
            <text:p>29,633</text:p>
          </table:table-cell>
          <table:table-cell office:value-type="float" office:value="29.266" calcext:value-type="float">
            <text:p>29,266</text:p>
          </table:table-cell>
          <table:table-cell office:value-type="float" office:value="28.899" calcext:value-type="float">
            <text:p>28,899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795" calcext:value-type="float">
            <text:p>40,795</text:p>
          </table:table-cell>
          <table:table-cell office:value-type="float" office:value="37.125" calcext:value-type="float">
            <text:p>37,125</text:p>
          </table:table-cell>
          <table:table-cell office:value-type="float" office:value="34.312" calcext:value-type="float">
            <text:p>34,312</text:p>
          </table:table-cell>
          <table:table-cell office:value-type="float" office:value="34.006" calcext:value-type="float">
            <text:p>34,006</text:p>
          </table:table-cell>
          <table:table-cell office:value-type="float" office:value="33.7" calcext:value-type="float">
            <text:p>33,7</text:p>
          </table:table-cell>
          <table:table-cell table:number-columns-repeated="19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239" calcext:value-type="float">
            <text:p>36,239</text:p>
          </table:table-cell>
          <table:table-cell office:value-type="float" office:value="32.477" calcext:value-type="float">
            <text:p>32,477</text:p>
          </table:table-cell>
          <table:table-cell office:value-type="float" office:value="29.633" calcext:value-type="float">
            <text:p>29,633</text:p>
          </table:table-cell>
          <table:table-cell office:value-type="float" office:value="29.266" calcext:value-type="float">
            <text:p>29,266</text:p>
          </table:table-cell>
          <table:table-cell office:value-type="float" office:value="28.899" calcext:value-type="float">
            <text:p>28,899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795" calcext:value-type="float">
            <text:p>40,795</text:p>
          </table:table-cell>
          <table:table-cell office:value-type="float" office:value="37.125" calcext:value-type="float">
            <text:p>37,125</text:p>
          </table:table-cell>
          <table:table-cell office:value-type="float" office:value="34.312" calcext:value-type="float">
            <text:p>34,312</text:p>
          </table:table-cell>
          <table:table-cell office:value-type="float" office:value="34.006" calcext:value-type="float">
            <text:p>34,006</text:p>
          </table:table-cell>
          <table:table-cell office:value-type="float" office:value="33.7" calcext:value-type="float">
            <text:p>33,7</text:p>
          </table:table-cell>
          <table:table-cell table:number-columns-repeated="19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239" calcext:value-type="float">
            <text:p>36,239</text:p>
          </table:table-cell>
          <table:table-cell office:value-type="float" office:value="32.477" calcext:value-type="float">
            <text:p>32,477</text:p>
          </table:table-cell>
          <table:table-cell office:value-type="float" office:value="29.633" calcext:value-type="float">
            <text:p>29,633</text:p>
          </table:table-cell>
          <table:table-cell office:value-type="float" office:value="29.266" calcext:value-type="float">
            <text:p>29,266</text:p>
          </table:table-cell>
          <table:table-cell office:value-type="float" office:value="28.899" calcext:value-type="float">
            <text:p>28,899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795" calcext:value-type="float">
            <text:p>40,795</text:p>
          </table:table-cell>
          <table:table-cell office:value-type="float" office:value="37.125" calcext:value-type="float">
            <text:p>37,125</text:p>
          </table:table-cell>
          <table:table-cell office:value-type="float" office:value="34.312" calcext:value-type="float">
            <text:p>34,312</text:p>
          </table:table-cell>
          <table:table-cell office:value-type="float" office:value="34.006" calcext:value-type="float">
            <text:p>34,006</text:p>
          </table:table-cell>
          <table:table-cell office:value-type="float" office:value="33.7" calcext:value-type="float">
            <text:p>33,7</text:p>
          </table:table-cell>
          <table:table-cell table:number-columns-repeated="19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239" calcext:value-type="float">
            <text:p>36,239</text:p>
          </table:table-cell>
          <table:table-cell office:value-type="float" office:value="32.477" calcext:value-type="float">
            <text:p>32,477</text:p>
          </table:table-cell>
          <table:table-cell office:value-type="float" office:value="29.633" calcext:value-type="float">
            <text:p>29,633</text:p>
          </table:table-cell>
          <table:table-cell office:value-type="float" office:value="29.266" calcext:value-type="float">
            <text:p>29,266</text:p>
          </table:table-cell>
          <table:table-cell office:value-type="float" office:value="28.899" calcext:value-type="float">
            <text:p>28,899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795" calcext:value-type="float">
            <text:p>40,795</text:p>
          </table:table-cell>
          <table:table-cell office:value-type="float" office:value="37.125" calcext:value-type="float">
            <text:p>37,125</text:p>
          </table:table-cell>
          <table:table-cell office:value-type="float" office:value="34.312" calcext:value-type="float">
            <text:p>34,312</text:p>
          </table:table-cell>
          <table:table-cell office:value-type="float" office:value="34.006" calcext:value-type="float">
            <text:p>34,006</text:p>
          </table:table-cell>
          <table:table-cell office:value-type="float" office:value="33.7" calcext:value-type="float">
            <text:p>33,7</text:p>
          </table:table-cell>
          <table:table-cell table:number-columns-repeated="19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239" calcext:value-type="float">
            <text:p>36,239</text:p>
          </table:table-cell>
          <table:table-cell office:value-type="float" office:value="32.477" calcext:value-type="float">
            <text:p>32,477</text:p>
          </table:table-cell>
          <table:table-cell office:value-type="float" office:value="29.633" calcext:value-type="float">
            <text:p>29,633</text:p>
          </table:table-cell>
          <table:table-cell office:value-type="float" office:value="29.266" calcext:value-type="float">
            <text:p>29,266</text:p>
          </table:table-cell>
          <table:table-cell office:value-type="float" office:value="28.899" calcext:value-type="float">
            <text:p>28,899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795" calcext:value-type="float">
            <text:p>40,795</text:p>
          </table:table-cell>
          <table:table-cell office:value-type="float" office:value="37.125" calcext:value-type="float">
            <text:p>37,125</text:p>
          </table:table-cell>
          <table:table-cell office:value-type="float" office:value="34.312" calcext:value-type="float">
            <text:p>34,312</text:p>
          </table:table-cell>
          <table:table-cell office:value-type="float" office:value="34.006" calcext:value-type="float">
            <text:p>34,006</text:p>
          </table:table-cell>
          <table:table-cell office:value-type="float" office:value="33.7" calcext:value-type="float">
            <text:p>33,7</text:p>
          </table:table-cell>
          <table:table-cell table:number-columns-repeated="19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239" calcext:value-type="float">
            <text:p>36,239</text:p>
          </table:table-cell>
          <table:table-cell office:value-type="float" office:value="32.477" calcext:value-type="float">
            <text:p>32,477</text:p>
          </table:table-cell>
          <table:table-cell office:value-type="float" office:value="29.633" calcext:value-type="float">
            <text:p>29,633</text:p>
          </table:table-cell>
          <table:table-cell office:value-type="float" office:value="29.266" calcext:value-type="float">
            <text:p>29,266</text:p>
          </table:table-cell>
          <table:table-cell office:value-type="float" office:value="28.899" calcext:value-type="float">
            <text:p>28,899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795" calcext:value-type="float">
            <text:p>40,795</text:p>
          </table:table-cell>
          <table:table-cell office:value-type="float" office:value="37.125" calcext:value-type="float">
            <text:p>37,125</text:p>
          </table:table-cell>
          <table:table-cell office:value-type="float" office:value="34.312" calcext:value-type="float">
            <text:p>34,312</text:p>
          </table:table-cell>
          <table:table-cell office:value-type="float" office:value="34.006" calcext:value-type="float">
            <text:p>34,006</text:p>
          </table:table-cell>
          <table:table-cell office:value-type="float" office:value="33.7" calcext:value-type="float">
            <text:p>33,7</text:p>
          </table:table-cell>
          <table:table-cell table:number-columns-repeated="19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239" calcext:value-type="float">
            <text:p>36,239</text:p>
          </table:table-cell>
          <table:table-cell office:value-type="float" office:value="32.477" calcext:value-type="float">
            <text:p>32,477</text:p>
          </table:table-cell>
          <table:table-cell office:value-type="float" office:value="29.633" calcext:value-type="float">
            <text:p>29,633</text:p>
          </table:table-cell>
          <table:table-cell office:value-type="float" office:value="29.266" calcext:value-type="float">
            <text:p>29,266</text:p>
          </table:table-cell>
          <table:table-cell office:value-type="float" office:value="28.899" calcext:value-type="float">
            <text:p>28,899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795" calcext:value-type="float">
            <text:p>40,795</text:p>
          </table:table-cell>
          <table:table-cell office:value-type="float" office:value="37.125" calcext:value-type="float">
            <text:p>37,125</text:p>
          </table:table-cell>
          <table:table-cell office:value-type="float" office:value="34.312" calcext:value-type="float">
            <text:p>34,312</text:p>
          </table:table-cell>
          <table:table-cell office:value-type="float" office:value="34.006" calcext:value-type="float">
            <text:p>34,006</text:p>
          </table:table-cell>
          <table:table-cell office:value-type="float" office:value="33.7" calcext:value-type="float">
            <text:p>33,7</text:p>
          </table:table-cell>
          <table:table-cell table:number-columns-repeated="19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239" calcext:value-type="float">
            <text:p>36,239</text:p>
          </table:table-cell>
          <table:table-cell office:value-type="float" office:value="32.477" calcext:value-type="float">
            <text:p>32,477</text:p>
          </table:table-cell>
          <table:table-cell office:value-type="float" office:value="29.633" calcext:value-type="float">
            <text:p>29,633</text:p>
          </table:table-cell>
          <table:table-cell office:value-type="float" office:value="29.266" calcext:value-type="float">
            <text:p>29,266</text:p>
          </table:table-cell>
          <table:table-cell office:value-type="float" office:value="28.899" calcext:value-type="float">
            <text:p>28,899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795" calcext:value-type="float">
            <text:p>40,795</text:p>
          </table:table-cell>
          <table:table-cell office:value-type="float" office:value="37.125" calcext:value-type="float">
            <text:p>37,125</text:p>
          </table:table-cell>
          <table:table-cell office:value-type="float" office:value="34.312" calcext:value-type="float">
            <text:p>34,312</text:p>
          </table:table-cell>
          <table:table-cell office:value-type="float" office:value="34.006" calcext:value-type="float">
            <text:p>34,006</text:p>
          </table:table-cell>
          <table:table-cell office:value-type="float" office:value="33.7" calcext:value-type="float">
            <text:p>33,7</text:p>
          </table:table-cell>
          <table:table-cell table:number-columns-repeated="19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239" calcext:value-type="float">
            <text:p>36,239</text:p>
          </table:table-cell>
          <table:table-cell office:value-type="float" office:value="32.477" calcext:value-type="float">
            <text:p>32,477</text:p>
          </table:table-cell>
          <table:table-cell office:value-type="float" office:value="29.633" calcext:value-type="float">
            <text:p>29,633</text:p>
          </table:table-cell>
          <table:table-cell office:value-type="float" office:value="29.266" calcext:value-type="float">
            <text:p>29,266</text:p>
          </table:table-cell>
          <table:table-cell office:value-type="float" office:value="28.899" calcext:value-type="float">
            <text:p>28,899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795" calcext:value-type="float">
            <text:p>40,795</text:p>
          </table:table-cell>
          <table:table-cell office:value-type="float" office:value="37.125" calcext:value-type="float">
            <text:p>37,125</text:p>
          </table:table-cell>
          <table:table-cell office:value-type="float" office:value="34.312" calcext:value-type="float">
            <text:p>34,312</text:p>
          </table:table-cell>
          <table:table-cell office:value-type="float" office:value="34.006" calcext:value-type="float">
            <text:p>34,006</text:p>
          </table:table-cell>
          <table:table-cell office:value-type="float" office:value="33.7" calcext:value-type="float">
            <text:p>33,7</text:p>
          </table:table-cell>
          <table:table-cell table:number-columns-repeated="19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239" calcext:value-type="float">
            <text:p>36,239</text:p>
          </table:table-cell>
          <table:table-cell office:value-type="float" office:value="32.477" calcext:value-type="float">
            <text:p>32,477</text:p>
          </table:table-cell>
          <table:table-cell office:value-type="float" office:value="29.633" calcext:value-type="float">
            <text:p>29,633</text:p>
          </table:table-cell>
          <table:table-cell office:value-type="float" office:value="29.266" calcext:value-type="float">
            <text:p>29,266</text:p>
          </table:table-cell>
          <table:table-cell office:value-type="float" office:value="28.899" calcext:value-type="float">
            <text:p>28,899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795" calcext:value-type="float">
            <text:p>40,795</text:p>
          </table:table-cell>
          <table:table-cell office:value-type="float" office:value="37.125" calcext:value-type="float">
            <text:p>37,125</text:p>
          </table:table-cell>
          <table:table-cell office:value-type="float" office:value="34.312" calcext:value-type="float">
            <text:p>34,312</text:p>
          </table:table-cell>
          <table:table-cell office:value-type="float" office:value="34.006" calcext:value-type="float">
            <text:p>34,006</text:p>
          </table:table-cell>
          <table:table-cell office:value-type="float" office:value="33.7" calcext:value-type="float">
            <text:p>33,7</text:p>
          </table:table-cell>
          <table:table-cell table:number-columns-repeated="19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239" calcext:value-type="float">
            <text:p>36,239</text:p>
          </table:table-cell>
          <table:table-cell office:value-type="float" office:value="32.477" calcext:value-type="float">
            <text:p>32,477</text:p>
          </table:table-cell>
          <table:table-cell office:value-type="float" office:value="29.633" calcext:value-type="float">
            <text:p>29,633</text:p>
          </table:table-cell>
          <table:table-cell office:value-type="float" office:value="29.266" calcext:value-type="float">
            <text:p>29,266</text:p>
          </table:table-cell>
          <table:table-cell office:value-type="float" office:value="28.899" calcext:value-type="float">
            <text:p>28,899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795" calcext:value-type="float">
            <text:p>40,795</text:p>
          </table:table-cell>
          <table:table-cell office:value-type="float" office:value="37.125" calcext:value-type="float">
            <text:p>37,125</text:p>
          </table:table-cell>
          <table:table-cell office:value-type="float" office:value="34.312" calcext:value-type="float">
            <text:p>34,312</text:p>
          </table:table-cell>
          <table:table-cell office:value-type="float" office:value="34.006" calcext:value-type="float">
            <text:p>34,006</text:p>
          </table:table-cell>
          <table:table-cell office:value-type="float" office:value="33.7" calcext:value-type="float">
            <text:p>33,7</text:p>
          </table:table-cell>
          <table:table-cell table:number-columns-repeated="19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239" calcext:value-type="float">
            <text:p>36,239</text:p>
          </table:table-cell>
          <table:table-cell office:value-type="float" office:value="32.477" calcext:value-type="float">
            <text:p>32,477</text:p>
          </table:table-cell>
          <table:table-cell office:value-type="float" office:value="29.633" calcext:value-type="float">
            <text:p>29,633</text:p>
          </table:table-cell>
          <table:table-cell office:value-type="float" office:value="29.266" calcext:value-type="float">
            <text:p>29,266</text:p>
          </table:table-cell>
          <table:table-cell office:value-type="float" office:value="28.899" calcext:value-type="float">
            <text:p>28,899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795" calcext:value-type="float">
            <text:p>40,795</text:p>
          </table:table-cell>
          <table:table-cell office:value-type="float" office:value="37.125" calcext:value-type="float">
            <text:p>37,125</text:p>
          </table:table-cell>
          <table:table-cell office:value-type="float" office:value="34.312" calcext:value-type="float">
            <text:p>34,312</text:p>
          </table:table-cell>
          <table:table-cell office:value-type="float" office:value="34.006" calcext:value-type="float">
            <text:p>34,006</text:p>
          </table:table-cell>
          <table:table-cell office:value-type="float" office:value="33.7" calcext:value-type="float">
            <text:p>33,7</text:p>
          </table:table-cell>
          <table:table-cell table:number-columns-repeated="19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239" calcext:value-type="float">
            <text:p>36,239</text:p>
          </table:table-cell>
          <table:table-cell office:value-type="float" office:value="32.477" calcext:value-type="float">
            <text:p>32,477</text:p>
          </table:table-cell>
          <table:table-cell office:value-type="float" office:value="29.633" calcext:value-type="float">
            <text:p>29,633</text:p>
          </table:table-cell>
          <table:table-cell office:value-type="float" office:value="29.266" calcext:value-type="float">
            <text:p>29,266</text:p>
          </table:table-cell>
          <table:table-cell office:value-type="float" office:value="28.899" calcext:value-type="float">
            <text:p>28,899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795" calcext:value-type="float">
            <text:p>40,795</text:p>
          </table:table-cell>
          <table:table-cell office:value-type="float" office:value="37.125" calcext:value-type="float">
            <text:p>37,125</text:p>
          </table:table-cell>
          <table:table-cell office:value-type="float" office:value="34.312" calcext:value-type="float">
            <text:p>34,312</text:p>
          </table:table-cell>
          <table:table-cell office:value-type="float" office:value="34.006" calcext:value-type="float">
            <text:p>34,006</text:p>
          </table:table-cell>
          <table:table-cell office:value-type="float" office:value="33.7" calcext:value-type="float">
            <text:p>33,7</text:p>
          </table:table-cell>
          <table:table-cell table:number-columns-repeated="19" office:value-type="float" office:value="33.333" calcext:value-type="float">
            <text:p>33,33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 office:value-type="float" office:value="45.527" calcext:value-type="float">
            <text:p>45,527</text:p>
          </table:table-cell>
          <table:table-cell table:number-columns-repeated="2" office:value-type="float" office:value="45.03" calcext:value-type="float">
            <text:p>45,03</text:p>
          </table:table-cell>
          <table:table-cell table:number-columns-repeated="8" office:value-type="float" office:value="44.732" calcext:value-type="float">
            <text:p>44,732</text:p>
          </table:table-cell>
          <table:table-cell table:number-columns-repeated="12" office:value-type="float" office:value="43.539" calcext:value-type="float">
            <text:p>43,539</text:p>
          </table:table-cell>
        </table:table-row>
        <table:table-row table:style-name="ro1">
          <table:table-cell table:number-columns-repeated="2" office:value-type="float" office:value="46.62" calcext:value-type="float">
            <text:p>46,62</text:p>
          </table:table-cell>
          <table:table-cell table:number-columns-repeated="2" office:value-type="float" office:value="46.156" calcext:value-type="float">
            <text:p>46,156</text:p>
          </table:table-cell>
          <table:table-cell table:number-columns-repeated="8" office:value-type="float" office:value="45.958" calcext:value-type="float">
            <text:p>45,958</text:p>
          </table:table-cell>
          <table:table-cell table:number-columns-repeated="12" office:value-type="float" office:value="45.162" calcext:value-type="float">
            <text:p>45,162</text:p>
          </table:table-cell>
        </table:table-row>
        <table:table-row table:style-name="ro1">
          <table:table-cell table:number-columns-repeated="2" office:value-type="float" office:value="454" calcext:value-type="float">
            <text:p>454</text:p>
          </table:table-cell>
          <table:table-cell table:number-columns-repeated="2" office:value-type="float" office:value="432" calcext:value-type="float">
            <text:p>432</text:p>
          </table:table-cell>
          <table:table-cell table:number-columns-repeated="8" office:value-type="float" office:value="423" calcext:value-type="float">
            <text:p>423</text:p>
          </table:table-cell>
          <table:table-cell table:number-columns-repeated="12" office:value-type="float" office:value="408" calcext:value-type="float">
            <text:p>408</text:p>
          </table:table-cell>
        </table:table-row>
        <table:table-row table:style-name="ro1">
          <table:table-cell table:number-columns-repeated="2" office:value-type="float" office:value="45.427" calcext:value-type="float">
            <text:p>45,427</text:p>
          </table:table-cell>
          <table:table-cell table:number-columns-repeated="2" office:value-type="float" office:value="45.03" calcext:value-type="float">
            <text:p>45,03</text:p>
          </table:table-cell>
          <table:table-cell table:number-columns-repeated="8" office:value-type="float" office:value="44.732" calcext:value-type="float">
            <text:p>44,732</text:p>
          </table:table-cell>
          <table:table-cell table:number-columns-repeated="12" office:value-type="float" office:value="43.539" calcext:value-type="float">
            <text:p>43,539</text:p>
          </table:table-cell>
        </table:table-row>
        <table:table-row table:style-name="ro1">
          <table:table-cell table:number-columns-repeated="2" office:value-type="float" office:value="46.488" calcext:value-type="float">
            <text:p>46,488</text:p>
          </table:table-cell>
          <table:table-cell table:number-columns-repeated="2" office:value-type="float" office:value="46.156" calcext:value-type="float">
            <text:p>46,156</text:p>
          </table:table-cell>
          <table:table-cell table:number-columns-repeated="8" office:value-type="float" office:value="45.958" calcext:value-type="float">
            <text:p>45,958</text:p>
          </table:table-cell>
          <table:table-cell table:number-columns-repeated="12" office:value-type="float" office:value="45.162" calcext:value-type="float">
            <text:p>45,162</text:p>
          </table:table-cell>
        </table:table-row>
        <table:table-row table:style-name="ro1">
          <table:table-cell table:number-columns-repeated="2" office:value-type="float" office:value="443" calcext:value-type="float">
            <text:p>443</text:p>
          </table:table-cell>
          <table:table-cell table:number-columns-repeated="2" office:value-type="float" office:value="432" calcext:value-type="float">
            <text:p>432</text:p>
          </table:table-cell>
          <table:table-cell table:number-columns-repeated="8" office:value-type="float" office:value="423" calcext:value-type="float">
            <text:p>423</text:p>
          </table:table-cell>
          <table:table-cell table:number-columns-repeated="12" office:value-type="float" office:value="408" calcext:value-type="float">
            <text:p>408</text:p>
          </table:table-cell>
        </table:table-row>
        <table:table-row table:style-name="ro1">
          <table:table-cell table:number-columns-repeated="2" office:value-type="float" office:value="45.427" calcext:value-type="float">
            <text:p>45,427</text:p>
          </table:table-cell>
          <table:table-cell table:number-columns-repeated="2" office:value-type="float" office:value="45.03" calcext:value-type="float">
            <text:p>45,03</text:p>
          </table:table-cell>
          <table:table-cell table:number-columns-repeated="8" office:value-type="float" office:value="44.732" calcext:value-type="float">
            <text:p>44,732</text:p>
          </table:table-cell>
          <table:table-cell table:number-columns-repeated="12" office:value-type="float" office:value="43.539" calcext:value-type="float">
            <text:p>43,539</text:p>
          </table:table-cell>
        </table:table-row>
        <table:table-row table:style-name="ro1">
          <table:table-cell table:number-columns-repeated="2" office:value-type="float" office:value="46.488" calcext:value-type="float">
            <text:p>46,488</text:p>
          </table:table-cell>
          <table:table-cell table:number-columns-repeated="2" office:value-type="float" office:value="46.156" calcext:value-type="float">
            <text:p>46,156</text:p>
          </table:table-cell>
          <table:table-cell table:number-columns-repeated="8" office:value-type="float" office:value="45.958" calcext:value-type="float">
            <text:p>45,958</text:p>
          </table:table-cell>
          <table:table-cell table:number-columns-repeated="12" office:value-type="float" office:value="45.162" calcext:value-type="float">
            <text:p>45,162</text:p>
          </table:table-cell>
        </table:table-row>
        <table:table-row table:style-name="ro1">
          <table:table-cell table:number-columns-repeated="2" office:value-type="float" office:value="443" calcext:value-type="float">
            <text:p>443</text:p>
          </table:table-cell>
          <table:table-cell table:number-columns-repeated="2" office:value-type="float" office:value="432" calcext:value-type="float">
            <text:p>432</text:p>
          </table:table-cell>
          <table:table-cell table:number-columns-repeated="8" office:value-type="float" office:value="423" calcext:value-type="float">
            <text:p>423</text:p>
          </table:table-cell>
          <table:table-cell table:number-columns-repeated="12" office:value-type="float" office:value="408" calcext:value-type="float">
            <text:p>408</text:p>
          </table:table-cell>
        </table:table-row>
        <table:table-row table:style-name="ro1">
          <table:table-cell table:number-columns-repeated="2" office:value-type="float" office:value="45.427" calcext:value-type="float">
            <text:p>45,427</text:p>
          </table:table-cell>
          <table:table-cell table:number-columns-repeated="2" office:value-type="float" office:value="45.03" calcext:value-type="float">
            <text:p>45,03</text:p>
          </table:table-cell>
          <table:table-cell table:number-columns-repeated="8" office:value-type="float" office:value="44.732" calcext:value-type="float">
            <text:p>44,732</text:p>
          </table:table-cell>
          <table:table-cell table:number-columns-repeated="12" office:value-type="float" office:value="43.539" calcext:value-type="float">
            <text:p>43,539</text:p>
          </table:table-cell>
        </table:table-row>
        <table:table-row table:style-name="ro1">
          <table:table-cell table:number-columns-repeated="2" office:value-type="float" office:value="46.488" calcext:value-type="float">
            <text:p>46,488</text:p>
          </table:table-cell>
          <table:table-cell table:number-columns-repeated="2" office:value-type="float" office:value="46.156" calcext:value-type="float">
            <text:p>46,156</text:p>
          </table:table-cell>
          <table:table-cell table:number-columns-repeated="8" office:value-type="float" office:value="45.958" calcext:value-type="float">
            <text:p>45,958</text:p>
          </table:table-cell>
          <table:table-cell table:number-columns-repeated="12" office:value-type="float" office:value="45.162" calcext:value-type="float">
            <text:p>45,162</text:p>
          </table:table-cell>
        </table:table-row>
        <table:table-row table:style-name="ro1">
          <table:table-cell table:number-columns-repeated="2" office:value-type="float" office:value="443" calcext:value-type="float">
            <text:p>443</text:p>
          </table:table-cell>
          <table:table-cell table:number-columns-repeated="2" office:value-type="float" office:value="432" calcext:value-type="float">
            <text:p>432</text:p>
          </table:table-cell>
          <table:table-cell table:number-columns-repeated="8" office:value-type="float" office:value="423" calcext:value-type="float">
            <text:p>423</text:p>
          </table:table-cell>
          <table:table-cell table:number-columns-repeated="12" office:value-type="float" office:value="408" calcext:value-type="float">
            <text:p>408</text:p>
          </table:table-cell>
        </table:table-row>
        <table:table-row table:style-name="ro1">
          <table:table-cell table:number-columns-repeated="2" office:value-type="float" office:value="45.427" calcext:value-type="float">
            <text:p>45,427</text:p>
          </table:table-cell>
          <table:table-cell table:number-columns-repeated="2" office:value-type="float" office:value="45.03" calcext:value-type="float">
            <text:p>45,03</text:p>
          </table:table-cell>
          <table:table-cell table:number-columns-repeated="8" office:value-type="float" office:value="44.732" calcext:value-type="float">
            <text:p>44,732</text:p>
          </table:table-cell>
          <table:table-cell table:number-columns-repeated="12" office:value-type="float" office:value="43.539" calcext:value-type="float">
            <text:p>43,539</text:p>
          </table:table-cell>
        </table:table-row>
        <table:table-row table:style-name="ro1">
          <table:table-cell table:number-columns-repeated="2" office:value-type="float" office:value="46.488" calcext:value-type="float">
            <text:p>46,488</text:p>
          </table:table-cell>
          <table:table-cell table:number-columns-repeated="2" office:value-type="float" office:value="46.156" calcext:value-type="float">
            <text:p>46,156</text:p>
          </table:table-cell>
          <table:table-cell table:number-columns-repeated="8" office:value-type="float" office:value="45.958" calcext:value-type="float">
            <text:p>45,958</text:p>
          </table:table-cell>
          <table:table-cell table:number-columns-repeated="12" office:value-type="float" office:value="45.162" calcext:value-type="float">
            <text:p>45,162</text:p>
          </table:table-cell>
        </table:table-row>
        <table:table-row table:style-name="ro1">
          <table:table-cell table:number-columns-repeated="2" office:value-type="float" office:value="443" calcext:value-type="float">
            <text:p>443</text:p>
          </table:table-cell>
          <table:table-cell table:number-columns-repeated="2" office:value-type="float" office:value="432" calcext:value-type="float">
            <text:p>432</text:p>
          </table:table-cell>
          <table:table-cell table:number-columns-repeated="8" office:value-type="float" office:value="423" calcext:value-type="float">
            <text:p>423</text:p>
          </table:table-cell>
          <table:table-cell table:number-columns-repeated="12" office:value-type="float" office:value="408" calcext:value-type="float">
            <text:p>408</text:p>
          </table:table-cell>
        </table:table-row>
        <table:table-row table:style-name="ro1">
          <table:table-cell table:number-columns-repeated="2" office:value-type="float" office:value="45.427" calcext:value-type="float">
            <text:p>45,427</text:p>
          </table:table-cell>
          <table:table-cell table:number-columns-repeated="2" office:value-type="float" office:value="45.03" calcext:value-type="float">
            <text:p>45,03</text:p>
          </table:table-cell>
          <table:table-cell table:number-columns-repeated="8" office:value-type="float" office:value="44.732" calcext:value-type="float">
            <text:p>44,732</text:p>
          </table:table-cell>
          <table:table-cell table:number-columns-repeated="12" office:value-type="float" office:value="43.539" calcext:value-type="float">
            <text:p>43,539</text:p>
          </table:table-cell>
        </table:table-row>
        <table:table-row table:style-name="ro1">
          <table:table-cell table:number-columns-repeated="2" office:value-type="float" office:value="46.488" calcext:value-type="float">
            <text:p>46,488</text:p>
          </table:table-cell>
          <table:table-cell table:number-columns-repeated="2" office:value-type="float" office:value="46.156" calcext:value-type="float">
            <text:p>46,156</text:p>
          </table:table-cell>
          <table:table-cell table:number-columns-repeated="8" office:value-type="float" office:value="45.958" calcext:value-type="float">
            <text:p>45,958</text:p>
          </table:table-cell>
          <table:table-cell table:number-columns-repeated="12" office:value-type="float" office:value="45.162" calcext:value-type="float">
            <text:p>45,162</text:p>
          </table:table-cell>
        </table:table-row>
        <table:table-row table:style-name="ro1">
          <table:table-cell table:number-columns-repeated="2" office:value-type="float" office:value="443" calcext:value-type="float">
            <text:p>443</text:p>
          </table:table-cell>
          <table:table-cell table:number-columns-repeated="2" office:value-type="float" office:value="432" calcext:value-type="float">
            <text:p>432</text:p>
          </table:table-cell>
          <table:table-cell table:number-columns-repeated="8" office:value-type="float" office:value="423" calcext:value-type="float">
            <text:p>423</text:p>
          </table:table-cell>
          <table:table-cell table:number-columns-repeated="12" office:value-type="float" office:value="408" calcext:value-type="float">
            <text:p>408</text:p>
          </table:table-cell>
        </table:table-row>
        <table:table-row table:style-name="ro1">
          <table:table-cell table:number-columns-repeated="2" office:value-type="float" office:value="44.732" calcext:value-type="float">
            <text:p>44,732</text:p>
          </table:table-cell>
          <table:table-cell table:number-columns-repeated="4" office:value-type="float" office:value="44.334" calcext:value-type="float">
            <text:p>44,334</text:p>
          </table:table-cell>
          <table:table-cell table:number-columns-repeated="2" office:value-type="float" office:value="44.036" calcext:value-type="float">
            <text:p>44,036</text:p>
          </table:table-cell>
          <table:table-cell table:number-columns-repeated="4" office:value-type="float" office:value="43.638" calcext:value-type="float">
            <text:p>43,638</text:p>
          </table:table-cell>
          <table:table-cell table:number-columns-repeated="12" office:value-type="float" office:value="42.445" calcext:value-type="float">
            <text:p>42,445</text:p>
          </table:table-cell>
        </table:table-row>
        <table:table-row table:style-name="ro1">
          <table:table-cell table:number-columns-repeated="2" office:value-type="float" office:value="45.825" calcext:value-type="float">
            <text:p>45,825</text:p>
          </table:table-cell>
          <table:table-cell table:number-columns-repeated="4" office:value-type="float" office:value="45.494" calcext:value-type="float">
            <text:p>45,494</text:p>
          </table:table-cell>
          <table:table-cell table:number-columns-repeated="2" office:value-type="float" office:value="45.162" calcext:value-type="float">
            <text:p>45,162</text:p>
          </table:table-cell>
          <table:table-cell table:number-columns-repeated="4" office:value-type="float" office:value="44.765" calcext:value-type="float">
            <text:p>44,765</text:p>
          </table:table-cell>
          <table:table-cell table:number-columns-repeated="12" office:value-type="float" office:value="43.97" calcext:value-type="float">
            <text:p>43,97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table:number-columns-repeated="4" office:value-type="float" office:value="389" calcext:value-type="float">
            <text:p>389</text:p>
          </table:table-cell>
          <table:table-cell table:number-columns-repeated="2" office:value-type="float" office:value="378" calcext:value-type="float">
            <text:p>378</text:p>
          </table:table-cell>
          <table:table-cell table:number-columns-repeated="4" office:value-type="float" office:value="363" calcext:value-type="float">
            <text:p>363</text:p>
          </table:table-cell>
          <table:table-cell table:number-columns-repeated="12" office:value-type="float" office:value="348" calcext:value-type="float">
            <text:p>348</text:p>
          </table:table-cell>
        </table:table-row>
        <table:table-row table:style-name="ro1">
          <table:table-cell table:number-columns-repeated="2" office:value-type="float" office:value="44.732" calcext:value-type="float">
            <text:p>44,732</text:p>
          </table:table-cell>
          <table:table-cell table:number-columns-repeated="4" office:value-type="float" office:value="44.334" calcext:value-type="float">
            <text:p>44,334</text:p>
          </table:table-cell>
          <table:table-cell table:number-columns-repeated="2" office:value-type="float" office:value="44.036" calcext:value-type="float">
            <text:p>44,036</text:p>
          </table:table-cell>
          <table:table-cell table:number-columns-repeated="4" office:value-type="float" office:value="43.638" calcext:value-type="float">
            <text:p>43,638</text:p>
          </table:table-cell>
          <table:table-cell table:number-columns-repeated="12" office:value-type="float" office:value="42.445" calcext:value-type="float">
            <text:p>42,445</text:p>
          </table:table-cell>
        </table:table-row>
        <table:table-row table:style-name="ro1">
          <table:table-cell table:number-columns-repeated="2" office:value-type="float" office:value="45.825" calcext:value-type="float">
            <text:p>45,825</text:p>
          </table:table-cell>
          <table:table-cell table:number-columns-repeated="4" office:value-type="float" office:value="45.494" calcext:value-type="float">
            <text:p>45,494</text:p>
          </table:table-cell>
          <table:table-cell table:number-columns-repeated="2" office:value-type="float" office:value="45.162" calcext:value-type="float">
            <text:p>45,162</text:p>
          </table:table-cell>
          <table:table-cell table:number-columns-repeated="4" office:value-type="float" office:value="44.765" calcext:value-type="float">
            <text:p>44,765</text:p>
          </table:table-cell>
          <table:table-cell table:number-columns-repeated="12" office:value-type="float" office:value="43.97" calcext:value-type="float">
            <text:p>43,97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table:number-columns-repeated="4" office:value-type="float" office:value="389" calcext:value-type="float">
            <text:p>389</text:p>
          </table:table-cell>
          <table:table-cell table:number-columns-repeated="2" office:value-type="float" office:value="378" calcext:value-type="float">
            <text:p>378</text:p>
          </table:table-cell>
          <table:table-cell table:number-columns-repeated="4" office:value-type="float" office:value="363" calcext:value-type="float">
            <text:p>363</text:p>
          </table:table-cell>
          <table:table-cell table:number-columns-repeated="12" office:value-type="float" office:value="348" calcext:value-type="float">
            <text:p>348</text:p>
          </table:table-cell>
        </table:table-row>
        <table:table-row table:style-name="ro1">
          <table:table-cell table:number-columns-repeated="2" office:value-type="float" office:value="44.433" calcext:value-type="float">
            <text:p>44,433</text:p>
          </table:table-cell>
          <table:table-cell table:number-columns-repeated="4" office:value-type="float" office:value="44.334" calcext:value-type="float">
            <text:p>44,334</text:p>
          </table:table-cell>
          <table:table-cell table:number-columns-repeated="2" office:value-type="float" office:value="44.036" calcext:value-type="float">
            <text:p>44,036</text:p>
          </table:table-cell>
          <table:table-cell table:number-columns-repeated="4" office:value-type="float" office:value="43.638" calcext:value-type="float">
            <text:p>43,638</text:p>
          </table:table-cell>
          <table:table-cell table:number-columns-repeated="12" office:value-type="float" office:value="42.445" calcext:value-type="float">
            <text:p>42,445</text:p>
          </table:table-cell>
        </table:table-row>
        <table:table-row table:style-name="ro1">
          <table:table-cell table:number-columns-repeated="2" office:value-type="float" office:value="45.659" calcext:value-type="float">
            <text:p>45,659</text:p>
          </table:table-cell>
          <table:table-cell table:number-columns-repeated="4" office:value-type="float" office:value="45.494" calcext:value-type="float">
            <text:p>45,494</text:p>
          </table:table-cell>
          <table:table-cell table:number-columns-repeated="2" office:value-type="float" office:value="45.162" calcext:value-type="float">
            <text:p>45,162</text:p>
          </table:table-cell>
          <table:table-cell table:number-columns-repeated="4" office:value-type="float" office:value="44.765" calcext:value-type="float">
            <text:p>44,765</text:p>
          </table:table-cell>
          <table:table-cell table:number-columns-repeated="12" office:value-type="float" office:value="43.97" calcext:value-type="float">
            <text:p>43,97</text:p>
          </table:table-cell>
        </table:table-row>
        <table:table-row table:style-name="ro1">
          <table:table-cell table:number-columns-repeated="2" office:value-type="float" office:value="393" calcext:value-type="float">
            <text:p>393</text:p>
          </table:table-cell>
          <table:table-cell table:number-columns-repeated="4" office:value-type="float" office:value="389" calcext:value-type="float">
            <text:p>389</text:p>
          </table:table-cell>
          <table:table-cell table:number-columns-repeated="2" office:value-type="float" office:value="378" calcext:value-type="float">
            <text:p>378</text:p>
          </table:table-cell>
          <table:table-cell table:number-columns-repeated="4" office:value-type="float" office:value="363" calcext:value-type="float">
            <text:p>363</text:p>
          </table:table-cell>
          <table:table-cell table:number-columns-repeated="12" office:value-type="float" office:value="348" calcext:value-type="float">
            <text:p>348</text:p>
          </table:table-cell>
        </table:table-row>
        <table:table-row table:style-name="ro1">
          <table:table-cell table:number-columns-repeated="2" office:value-type="float" office:value="42.545" calcext:value-type="float">
            <text:p>42,545</text:p>
          </table:table-cell>
          <table:table-cell table:number-columns-repeated="4" office:value-type="float" office:value="42.247" calcext:value-type="float">
            <text:p>42,247</text:p>
          </table:table-cell>
          <table:table-cell table:number-columns-repeated="2" office:value-type="float" office:value="41.948" calcext:value-type="float">
            <text:p>41,948</text:p>
          </table:table-cell>
          <table:table-cell table:number-columns-repeated="4" office:value-type="float" office:value="41.551" calcext:value-type="float">
            <text:p>41,551</text:p>
          </table:table-cell>
          <table:table-cell table:number-columns-repeated="2" office:value-type="float" office:value="40.358" calcext:value-type="float">
            <text:p>40,358</text:p>
          </table:table-cell>
          <table:table-cell table:number-columns-repeated="10" office:value-type="float" office:value="39.463" calcext:value-type="float">
            <text:p>39,463</text:p>
          </table:table-cell>
        </table:table-row>
        <table:table-row table:style-name="ro1">
          <table:table-cell table:number-columns-repeated="2" office:value-type="float" office:value="43.671" calcext:value-type="float">
            <text:p>43,671</text:p>
          </table:table-cell>
          <table:table-cell table:number-columns-repeated="4" office:value-type="float" office:value="43.506" calcext:value-type="float">
            <text:p>43,506</text:p>
          </table:table-cell>
          <table:table-cell table:number-columns-repeated="2" office:value-type="float" office:value="43.174" calcext:value-type="float">
            <text:p>43,174</text:p>
          </table:table-cell>
          <table:table-cell table:number-columns-repeated="4" office:value-type="float" office:value="42.777" calcext:value-type="float">
            <text:p>42,777</text:p>
          </table:table-cell>
          <table:table-cell table:number-columns-repeated="2" office:value-type="float" office:value="41.981" calcext:value-type="float">
            <text:p>41,981</text:p>
          </table:table-cell>
          <table:table-cell table:number-columns-repeated="10" office:value-type="float" office:value="40.987" calcext:value-type="float">
            <text:p>40,987</text:p>
          </table:table-cell>
        </table:table-row>
        <table:table-row table:style-name="ro1">
          <table:table-cell table:number-columns-repeated="2" office:value-type="float" office:value="294" calcext:value-type="float">
            <text:p>294</text:p>
          </table:table-cell>
          <table:table-cell table:number-columns-repeated="4" office:value-type="float" office:value="290" calcext:value-type="float">
            <text:p>290</text:p>
          </table:table-cell>
          <table:table-cell table:number-columns-repeated="2" office:value-type="float" office:value="279" calcext:value-type="float">
            <text:p>279</text:p>
          </table:table-cell>
          <table:table-cell table:number-columns-repeated="4" office:value-type="float" office:value="264" calcext:value-type="float">
            <text:p>264</text:p>
          </table:table-cell>
          <table:table-cell table:number-columns-repeated="2" office:value-type="float" office:value="249" calcext:value-type="float">
            <text:p>249</text:p>
          </table:table-cell>
          <table:table-cell table:number-columns-repeated="10" office:value-type="float" office:value="231" calcext:value-type="float">
            <text:p>231</text:p>
          </table:table-cell>
        </table:table-row>
        <table:table-row table:style-name="ro1">
          <table:table-cell table:number-columns-repeated="2" office:value-type="float" office:value="42.545" calcext:value-type="float">
            <text:p>42,545</text:p>
          </table:table-cell>
          <table:table-cell table:number-columns-repeated="4" office:value-type="float" office:value="42.247" calcext:value-type="float">
            <text:p>42,247</text:p>
          </table:table-cell>
          <table:table-cell table:number-columns-repeated="2" office:value-type="float" office:value="41.948" calcext:value-type="float">
            <text:p>41,948</text:p>
          </table:table-cell>
          <table:table-cell table:number-columns-repeated="4" office:value-type="float" office:value="41.551" calcext:value-type="float">
            <text:p>41,551</text:p>
          </table:table-cell>
          <table:table-cell table:number-columns-repeated="2" office:value-type="float" office:value="40.358" calcext:value-type="float">
            <text:p>40,358</text:p>
          </table:table-cell>
          <table:table-cell table:number-columns-repeated="10" office:value-type="float" office:value="39.463" calcext:value-type="float">
            <text:p>39,463</text:p>
          </table:table-cell>
        </table:table-row>
        <table:table-row table:style-name="ro1">
          <table:table-cell table:number-columns-repeated="2" office:value-type="float" office:value="43.671" calcext:value-type="float">
            <text:p>43,671</text:p>
          </table:table-cell>
          <table:table-cell table:number-columns-repeated="4" office:value-type="float" office:value="43.506" calcext:value-type="float">
            <text:p>43,506</text:p>
          </table:table-cell>
          <table:table-cell table:number-columns-repeated="2" office:value-type="float" office:value="43.174" calcext:value-type="float">
            <text:p>43,174</text:p>
          </table:table-cell>
          <table:table-cell table:number-columns-repeated="4" office:value-type="float" office:value="42.777" calcext:value-type="float">
            <text:p>42,777</text:p>
          </table:table-cell>
          <table:table-cell table:number-columns-repeated="2" office:value-type="float" office:value="41.981" calcext:value-type="float">
            <text:p>41,981</text:p>
          </table:table-cell>
          <table:table-cell table:number-columns-repeated="10" office:value-type="float" office:value="40.987" calcext:value-type="float">
            <text:p>40,987</text:p>
          </table:table-cell>
        </table:table-row>
        <table:table-row table:style-name="ro1">
          <table:table-cell table:number-columns-repeated="2" office:value-type="float" office:value="294" calcext:value-type="float">
            <text:p>294</text:p>
          </table:table-cell>
          <table:table-cell table:number-columns-repeated="4" office:value-type="float" office:value="290" calcext:value-type="float">
            <text:p>290</text:p>
          </table:table-cell>
          <table:table-cell table:number-columns-repeated="2" office:value-type="float" office:value="279" calcext:value-type="float">
            <text:p>279</text:p>
          </table:table-cell>
          <table:table-cell table:number-columns-repeated="4" office:value-type="float" office:value="264" calcext:value-type="float">
            <text:p>264</text:p>
          </table:table-cell>
          <table:table-cell table:number-columns-repeated="2" office:value-type="float" office:value="249" calcext:value-type="float">
            <text:p>249</text:p>
          </table:table-cell>
          <table:table-cell table:number-columns-repeated="10" office:value-type="float" office:value="231" calcext:value-type="float">
            <text:p>231</text:p>
          </table:table-cell>
        </table:table-row>
        <table:table-row table:style-name="ro1">
          <table:table-cell table:number-columns-repeated="2" office:value-type="float" office:value="40.457" calcext:value-type="float">
            <text:p>40,457</text:p>
          </table:table-cell>
          <table:table-cell table:number-columns-repeated="4" office:value-type="float" office:value="40.258" calcext:value-type="float">
            <text:p>40,258</text:p>
          </table:table-cell>
          <table:table-cell table:number-columns-repeated="6" office:value-type="float" office:value="39.96" calcext:value-type="float">
            <text:p>39,96</text:p>
          </table:table-cell>
          <table:table-cell table:number-columns-repeated="2" office:value-type="float" office:value="38.767" calcext:value-type="float">
            <text:p>38,767</text:p>
          </table:table-cell>
          <table:table-cell table:number-columns-repeated="10" office:value-type="float" office:value="37.773" calcext:value-type="float">
            <text:p>37,773</text:p>
          </table:table-cell>
        </table:table-row>
        <table:table-row table:style-name="ro1">
          <table:table-cell table:number-columns-repeated="2" office:value-type="float" office:value="41.65" calcext:value-type="float">
            <text:p>41,65</text:p>
          </table:table-cell>
          <table:table-cell table:number-columns-repeated="4" office:value-type="float" office:value="41.484" calcext:value-type="float">
            <text:p>41,484</text:p>
          </table:table-cell>
          <table:table-cell table:number-columns-repeated="6" office:value-type="float" office:value="41.153" calcext:value-type="float">
            <text:p>41,153</text:p>
          </table:table-cell>
          <table:table-cell table:number-columns-repeated="2" office:value-type="float" office:value="40.358" calcext:value-type="float">
            <text:p>40,358</text:p>
          </table:table-cell>
          <table:table-cell table:number-columns-repeated="10" office:value-type="float" office:value="39.364" calcext:value-type="float">
            <text:p>39,364</text:p>
          </table:table-cell>
        </table:table-row>
        <table:table-row table:style-name="ro1">
          <table:table-cell table:number-columns-repeated="2" office:value-type="float" office:value="193" calcext:value-type="float">
            <text:p>193</text:p>
          </table:table-cell>
          <table:table-cell table:number-columns-repeated="4" office:value-type="float" office:value="189" calcext:value-type="float">
            <text:p>189</text:p>
          </table:table-cell>
          <table:table-cell table:number-columns-repeated="6" office:value-type="float" office:value="178" calcext:value-type="float">
            <text:p>178</text:p>
          </table:table-cell>
          <table:table-cell table:number-columns-repeated="2" office:value-type="float" office:value="163" calcext:value-type="float">
            <text:p>163</text:p>
          </table:table-cell>
          <table:table-cell table:number-columns-repeated="10" office:value-type="float" office:value="145" calcext:value-type="float">
            <text:p>145</text:p>
          </table:table-cell>
        </table:table-row>
        <table:table-row table:style-name="ro1">
          <table:table-cell table:number-columns-repeated="2" office:value-type="float" office:value="38.668" calcext:value-type="float">
            <text:p>38,668</text:p>
          </table:table-cell>
          <table:table-cell table:number-columns-repeated="4" office:value-type="float" office:value="38.37" calcext:value-type="float">
            <text:p>38,37</text:p>
          </table:table-cell>
          <table:table-cell table:number-columns-repeated="6" office:value-type="float" office:value="38.072" calcext:value-type="float">
            <text:p>38,072</text:p>
          </table:table-cell>
          <table:table-cell table:number-columns-repeated="2" office:value-type="float" office:value="36.978" calcext:value-type="float">
            <text:p>36,978</text:p>
          </table:table-cell>
          <table:table-cell table:number-columns-repeated="10" office:value-type="float" office:value="36.083" calcext:value-type="float">
            <text:p>36,083</text:p>
          </table:table-cell>
        </table:table-row>
        <table:table-row table:style-name="ro1">
          <table:table-cell table:number-columns-repeated="2" office:value-type="float" office:value="39.695" calcext:value-type="float">
            <text:p>39,695</text:p>
          </table:table-cell>
          <table:table-cell table:number-columns-repeated="4" office:value-type="float" office:value="39.529" calcext:value-type="float">
            <text:p>39,529</text:p>
          </table:table-cell>
          <table:table-cell table:number-columns-repeated="6" office:value-type="float" office:value="39.198" calcext:value-type="float">
            <text:p>39,198</text:p>
          </table:table-cell>
          <table:table-cell table:number-columns-repeated="2" office:value-type="float" office:value="38.403" calcext:value-type="float">
            <text:p>38,403</text:p>
          </table:table-cell>
          <table:table-cell table:number-columns-repeated="10" office:value-type="float" office:value="37.409" calcext:value-type="float">
            <text:p>37,409</text:p>
          </table:table-cell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table:number-columns-repeated="4" office:value-type="float" office:value="119" calcext:value-type="float">
            <text:p>119</text:p>
          </table:table-cell>
          <table:table-cell table:number-columns-repeated="6" office:value-type="float" office:value="108" calcext:value-type="float">
            <text:p>108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10"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38.668" calcext:value-type="float">
            <text:p>38,668</text:p>
          </table:table-cell>
          <table:table-cell table:number-columns-repeated="4" office:value-type="float" office:value="38.37" calcext:value-type="float">
            <text:p>38,37</text:p>
          </table:table-cell>
          <table:table-cell table:number-columns-repeated="6" office:value-type="float" office:value="38.072" calcext:value-type="float">
            <text:p>38,072</text:p>
          </table:table-cell>
          <table:table-cell table:number-columns-repeated="2" office:value-type="float" office:value="36.978" calcext:value-type="float">
            <text:p>36,978</text:p>
          </table:table-cell>
          <table:table-cell table:number-columns-repeated="10" office:value-type="float" office:value="36.083" calcext:value-type="float">
            <text:p>36,083</text:p>
          </table:table-cell>
        </table:table-row>
        <table:table-row table:style-name="ro1">
          <table:table-cell table:number-columns-repeated="2" office:value-type="float" office:value="39.695" calcext:value-type="float">
            <text:p>39,695</text:p>
          </table:table-cell>
          <table:table-cell table:number-columns-repeated="4" office:value-type="float" office:value="39.529" calcext:value-type="float">
            <text:p>39,529</text:p>
          </table:table-cell>
          <table:table-cell table:number-columns-repeated="6" office:value-type="float" office:value="39.198" calcext:value-type="float">
            <text:p>39,198</text:p>
          </table:table-cell>
          <table:table-cell table:number-columns-repeated="2" office:value-type="float" office:value="38.403" calcext:value-type="float">
            <text:p>38,403</text:p>
          </table:table-cell>
          <table:table-cell table:number-columns-repeated="10" office:value-type="float" office:value="37.409" calcext:value-type="float">
            <text:p>37,409</text:p>
          </table:table-cell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table:number-columns-repeated="4" office:value-type="float" office:value="119" calcext:value-type="float">
            <text:p>119</text:p>
          </table:table-cell>
          <table:table-cell table:number-columns-repeated="6" office:value-type="float" office:value="108" calcext:value-type="float">
            <text:p>108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10"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38.27" calcext:value-type="float">
            <text:p>38,27</text:p>
          </table:table-cell>
          <table:table-cell table:number-columns-repeated="10" office:value-type="float" office:value="38.072" calcext:value-type="float">
            <text:p>38,072</text:p>
          </table:table-cell>
          <table:table-cell table:number-columns-repeated="2" office:value-type="float" office:value="36.978" calcext:value-type="float">
            <text:p>36,978</text:p>
          </table:table-cell>
          <table:table-cell table:number-columns-repeated="10" office:value-type="float" office:value="36.083" calcext:value-type="float">
            <text:p>36,083</text:p>
          </table:table-cell>
        </table:table-row>
        <table:table-row table:style-name="ro1">
          <table:table-cell table:number-columns-repeated="2" office:value-type="float" office:value="39.364" calcext:value-type="float">
            <text:p>39,364</text:p>
          </table:table-cell>
          <table:table-cell table:number-columns-repeated="10" office:value-type="float" office:value="39.198" calcext:value-type="float">
            <text:p>39,198</text:p>
          </table:table-cell>
          <table:table-cell table:number-columns-repeated="2" office:value-type="float" office:value="38.403" calcext:value-type="float">
            <text:p>38,403</text:p>
          </table:table-cell>
          <table:table-cell table:number-columns-repeated="10" office:value-type="float" office:value="37.409" calcext:value-type="float">
            <text:p>37,409</text:p>
          </table:table-cell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table:number-columns-repeated="10" office:value-type="float" office:value="108" calcext:value-type="float">
            <text:p>108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10"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38.27" calcext:value-type="float">
            <text:p>38,27</text:p>
          </table:table-cell>
          <table:table-cell table:number-columns-repeated="10" office:value-type="float" office:value="38.072" calcext:value-type="float">
            <text:p>38,072</text:p>
          </table:table-cell>
          <table:table-cell table:number-columns-repeated="2" office:value-type="float" office:value="36.978" calcext:value-type="float">
            <text:p>36,978</text:p>
          </table:table-cell>
          <table:table-cell table:number-columns-repeated="10" office:value-type="float" office:value="36.083" calcext:value-type="float">
            <text:p>36,083</text:p>
          </table:table-cell>
        </table:table-row>
        <table:table-row table:style-name="ro1">
          <table:table-cell table:number-columns-repeated="2" office:value-type="float" office:value="39.364" calcext:value-type="float">
            <text:p>39,364</text:p>
          </table:table-cell>
          <table:table-cell table:number-columns-repeated="10" office:value-type="float" office:value="39.198" calcext:value-type="float">
            <text:p>39,198</text:p>
          </table:table-cell>
          <table:table-cell table:number-columns-repeated="2" office:value-type="float" office:value="38.403" calcext:value-type="float">
            <text:p>38,403</text:p>
          </table:table-cell>
          <table:table-cell table:number-columns-repeated="10" office:value-type="float" office:value="37.409" calcext:value-type="float">
            <text:p>37,409</text:p>
          </table:table-cell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table:number-columns-repeated="10" office:value-type="float" office:value="108" calcext:value-type="float">
            <text:p>108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10"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38.27" calcext:value-type="float">
            <text:p>38,27</text:p>
          </table:table-cell>
          <table:table-cell table:number-columns-repeated="10" office:value-type="float" office:value="38.072" calcext:value-type="float">
            <text:p>38,072</text:p>
          </table:table-cell>
          <table:table-cell table:number-columns-repeated="2" office:value-type="float" office:value="36.978" calcext:value-type="float">
            <text:p>36,978</text:p>
          </table:table-cell>
          <table:table-cell table:number-columns-repeated="10" office:value-type="float" office:value="36.083" calcext:value-type="float">
            <text:p>36,083</text:p>
          </table:table-cell>
        </table:table-row>
        <table:table-row table:style-name="ro1">
          <table:table-cell table:number-columns-repeated="2" office:value-type="float" office:value="39.364" calcext:value-type="float">
            <text:p>39,364</text:p>
          </table:table-cell>
          <table:table-cell table:number-columns-repeated="10" office:value-type="float" office:value="39.198" calcext:value-type="float">
            <text:p>39,198</text:p>
          </table:table-cell>
          <table:table-cell table:number-columns-repeated="2" office:value-type="float" office:value="38.403" calcext:value-type="float">
            <text:p>38,403</text:p>
          </table:table-cell>
          <table:table-cell table:number-columns-repeated="10" office:value-type="float" office:value="37.409" calcext:value-type="float">
            <text:p>37,409</text:p>
          </table:table-cell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table:number-columns-repeated="10" office:value-type="float" office:value="108" calcext:value-type="float">
            <text:p>108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10"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38.27" calcext:value-type="float">
            <text:p>38,27</text:p>
          </table:table-cell>
          <table:table-cell table:number-columns-repeated="10" office:value-type="float" office:value="38.072" calcext:value-type="float">
            <text:p>38,072</text:p>
          </table:table-cell>
          <table:table-cell table:number-columns-repeated="2" office:value-type="float" office:value="36.978" calcext:value-type="float">
            <text:p>36,978</text:p>
          </table:table-cell>
          <table:table-cell table:number-columns-repeated="10" office:value-type="float" office:value="36.083" calcext:value-type="float">
            <text:p>36,083</text:p>
          </table:table-cell>
        </table:table-row>
        <table:table-row table:style-name="ro1">
          <table:table-cell table:number-columns-repeated="2" office:value-type="float" office:value="39.364" calcext:value-type="float">
            <text:p>39,364</text:p>
          </table:table-cell>
          <table:table-cell table:number-columns-repeated="10" office:value-type="float" office:value="39.198" calcext:value-type="float">
            <text:p>39,198</text:p>
          </table:table-cell>
          <table:table-cell table:number-columns-repeated="2" office:value-type="float" office:value="38.403" calcext:value-type="float">
            <text:p>38,403</text:p>
          </table:table-cell>
          <table:table-cell table:number-columns-repeated="10" office:value-type="float" office:value="37.409" calcext:value-type="float">
            <text:p>37,409</text:p>
          </table:table-cell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table:number-columns-repeated="10" office:value-type="float" office:value="108" calcext:value-type="float">
            <text:p>108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10"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38.27" calcext:value-type="float">
            <text:p>38,27</text:p>
          </table:table-cell>
          <table:table-cell table:number-columns-repeated="10" office:value-type="float" office:value="38.072" calcext:value-type="float">
            <text:p>38,072</text:p>
          </table:table-cell>
          <table:table-cell table:number-columns-repeated="2" office:value-type="float" office:value="36.978" calcext:value-type="float">
            <text:p>36,978</text:p>
          </table:table-cell>
          <table:table-cell table:number-columns-repeated="10" office:value-type="float" office:value="36.083" calcext:value-type="float">
            <text:p>36,083</text:p>
          </table:table-cell>
        </table:table-row>
        <table:table-row table:style-name="ro1">
          <table:table-cell table:number-columns-repeated="2" office:value-type="float" office:value="39.364" calcext:value-type="float">
            <text:p>39,364</text:p>
          </table:table-cell>
          <table:table-cell table:number-columns-repeated="10" office:value-type="float" office:value="39.198" calcext:value-type="float">
            <text:p>39,198</text:p>
          </table:table-cell>
          <table:table-cell table:number-columns-repeated="2" office:value-type="float" office:value="38.403" calcext:value-type="float">
            <text:p>38,403</text:p>
          </table:table-cell>
          <table:table-cell table:number-columns-repeated="10" office:value-type="float" office:value="37.409" calcext:value-type="float">
            <text:p>37,409</text:p>
          </table:table-cell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table:number-columns-repeated="10" office:value-type="float" office:value="108" calcext:value-type="float">
            <text:p>108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10"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38.27" calcext:value-type="float">
            <text:p>38,27</text:p>
          </table:table-cell>
          <table:table-cell table:number-columns-repeated="10" office:value-type="float" office:value="38.072" calcext:value-type="float">
            <text:p>38,072</text:p>
          </table:table-cell>
          <table:table-cell table:number-columns-repeated="2" office:value-type="float" office:value="36.978" calcext:value-type="float">
            <text:p>36,978</text:p>
          </table:table-cell>
          <table:table-cell table:number-columns-repeated="10" office:value-type="float" office:value="36.083" calcext:value-type="float">
            <text:p>36,083</text:p>
          </table:table-cell>
        </table:table-row>
        <table:table-row table:style-name="ro1">
          <table:table-cell table:number-columns-repeated="2" office:value-type="float" office:value="39.364" calcext:value-type="float">
            <text:p>39,364</text:p>
          </table:table-cell>
          <table:table-cell table:number-columns-repeated="10" office:value-type="float" office:value="39.198" calcext:value-type="float">
            <text:p>39,198</text:p>
          </table:table-cell>
          <table:table-cell table:number-columns-repeated="2" office:value-type="float" office:value="38.403" calcext:value-type="float">
            <text:p>38,403</text:p>
          </table:table-cell>
          <table:table-cell table:number-columns-repeated="10" office:value-type="float" office:value="37.409" calcext:value-type="float">
            <text:p>37,409</text:p>
          </table:table-cell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table:number-columns-repeated="10" office:value-type="float" office:value="108" calcext:value-type="float">
            <text:p>108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10"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38.27" calcext:value-type="float">
            <text:p>38,27</text:p>
          </table:table-cell>
          <table:table-cell table:number-columns-repeated="10" office:value-type="float" office:value="38.072" calcext:value-type="float">
            <text:p>38,072</text:p>
          </table:table-cell>
          <table:table-cell table:number-columns-repeated="2" office:value-type="float" office:value="36.978" calcext:value-type="float">
            <text:p>36,978</text:p>
          </table:table-cell>
          <table:table-cell table:number-columns-repeated="10" office:value-type="float" office:value="36.083" calcext:value-type="float">
            <text:p>36,083</text:p>
          </table:table-cell>
        </table:table-row>
        <table:table-row table:style-name="ro1">
          <table:table-cell table:number-columns-repeated="2" office:value-type="float" office:value="39.364" calcext:value-type="float">
            <text:p>39,364</text:p>
          </table:table-cell>
          <table:table-cell table:number-columns-repeated="10" office:value-type="float" office:value="39.198" calcext:value-type="float">
            <text:p>39,198</text:p>
          </table:table-cell>
          <table:table-cell table:number-columns-repeated="2" office:value-type="float" office:value="38.403" calcext:value-type="float">
            <text:p>38,403</text:p>
          </table:table-cell>
          <table:table-cell table:number-columns-repeated="10" office:value-type="float" office:value="37.409" calcext:value-type="float">
            <text:p>37,409</text:p>
          </table:table-cell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table:number-columns-repeated="10" office:value-type="float" office:value="108" calcext:value-type="float">
            <text:p>108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10"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38.27" calcext:value-type="float">
            <text:p>38,27</text:p>
          </table:table-cell>
          <table:table-cell table:number-columns-repeated="10" office:value-type="float" office:value="38.072" calcext:value-type="float">
            <text:p>38,072</text:p>
          </table:table-cell>
          <table:table-cell table:number-columns-repeated="2" office:value-type="float" office:value="36.978" calcext:value-type="float">
            <text:p>36,978</text:p>
          </table:table-cell>
          <table:table-cell table:number-columns-repeated="10" office:value-type="float" office:value="36.083" calcext:value-type="float">
            <text:p>36,083</text:p>
          </table:table-cell>
        </table:table-row>
        <table:table-row table:style-name="ro1">
          <table:table-cell table:number-columns-repeated="2" office:value-type="float" office:value="39.364" calcext:value-type="float">
            <text:p>39,364</text:p>
          </table:table-cell>
          <table:table-cell table:number-columns-repeated="10" office:value-type="float" office:value="39.198" calcext:value-type="float">
            <text:p>39,198</text:p>
          </table:table-cell>
          <table:table-cell table:number-columns-repeated="2" office:value-type="float" office:value="38.403" calcext:value-type="float">
            <text:p>38,403</text:p>
          </table:table-cell>
          <table:table-cell table:number-columns-repeated="10" office:value-type="float" office:value="37.409" calcext:value-type="float">
            <text:p>37,409</text:p>
          </table:table-cell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table:number-columns-repeated="10" office:value-type="float" office:value="108" calcext:value-type="float">
            <text:p>108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10"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38.27" calcext:value-type="float">
            <text:p>38,27</text:p>
          </table:table-cell>
          <table:table-cell table:number-columns-repeated="10" office:value-type="float" office:value="38.072" calcext:value-type="float">
            <text:p>38,072</text:p>
          </table:table-cell>
          <table:table-cell table:number-columns-repeated="2" office:value-type="float" office:value="36.978" calcext:value-type="float">
            <text:p>36,978</text:p>
          </table:table-cell>
          <table:table-cell table:number-columns-repeated="10" office:value-type="float" office:value="36.083" calcext:value-type="float">
            <text:p>36,083</text:p>
          </table:table-cell>
        </table:table-row>
        <table:table-row table:style-name="ro1">
          <table:table-cell table:number-columns-repeated="2" office:value-type="float" office:value="39.364" calcext:value-type="float">
            <text:p>39,364</text:p>
          </table:table-cell>
          <table:table-cell table:number-columns-repeated="10" office:value-type="float" office:value="39.198" calcext:value-type="float">
            <text:p>39,198</text:p>
          </table:table-cell>
          <table:table-cell table:number-columns-repeated="2" office:value-type="float" office:value="38.403" calcext:value-type="float">
            <text:p>38,403</text:p>
          </table:table-cell>
          <table:table-cell table:number-columns-repeated="10" office:value-type="float" office:value="37.409" calcext:value-type="float">
            <text:p>37,409</text:p>
          </table:table-cell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table:number-columns-repeated="10" office:value-type="float" office:value="108" calcext:value-type="float">
            <text:p>108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10"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38.27" calcext:value-type="float">
            <text:p>38,27</text:p>
          </table:table-cell>
          <table:table-cell table:number-columns-repeated="10" office:value-type="float" office:value="38.072" calcext:value-type="float">
            <text:p>38,072</text:p>
          </table:table-cell>
          <table:table-cell table:number-columns-repeated="2" office:value-type="float" office:value="36.978" calcext:value-type="float">
            <text:p>36,978</text:p>
          </table:table-cell>
          <table:table-cell table:number-columns-repeated="10" office:value-type="float" office:value="36.083" calcext:value-type="float">
            <text:p>36,083</text:p>
          </table:table-cell>
        </table:table-row>
        <table:table-row table:style-name="ro1">
          <table:table-cell table:number-columns-repeated="2" office:value-type="float" office:value="39.364" calcext:value-type="float">
            <text:p>39,364</text:p>
          </table:table-cell>
          <table:table-cell table:number-columns-repeated="10" office:value-type="float" office:value="39.198" calcext:value-type="float">
            <text:p>39,198</text:p>
          </table:table-cell>
          <table:table-cell table:number-columns-repeated="2" office:value-type="float" office:value="38.403" calcext:value-type="float">
            <text:p>38,403</text:p>
          </table:table-cell>
          <table:table-cell table:number-columns-repeated="10" office:value-type="float" office:value="37.409" calcext:value-type="float">
            <text:p>37,409</text:p>
          </table:table-cell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table:number-columns-repeated="10" office:value-type="float" office:value="108" calcext:value-type="float">
            <text:p>108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10"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38.27" calcext:value-type="float">
            <text:p>38,27</text:p>
          </table:table-cell>
          <table:table-cell table:number-columns-repeated="10" office:value-type="float" office:value="38.072" calcext:value-type="float">
            <text:p>38,072</text:p>
          </table:table-cell>
          <table:table-cell table:number-columns-repeated="2" office:value-type="float" office:value="36.978" calcext:value-type="float">
            <text:p>36,978</text:p>
          </table:table-cell>
          <table:table-cell table:number-columns-repeated="10" office:value-type="float" office:value="36.083" calcext:value-type="float">
            <text:p>36,083</text:p>
          </table:table-cell>
        </table:table-row>
        <table:table-row table:style-name="ro1">
          <table:table-cell table:number-columns-repeated="2" office:value-type="float" office:value="39.364" calcext:value-type="float">
            <text:p>39,364</text:p>
          </table:table-cell>
          <table:table-cell table:number-columns-repeated="10" office:value-type="float" office:value="39.198" calcext:value-type="float">
            <text:p>39,198</text:p>
          </table:table-cell>
          <table:table-cell table:number-columns-repeated="2" office:value-type="float" office:value="38.403" calcext:value-type="float">
            <text:p>38,403</text:p>
          </table:table-cell>
          <table:table-cell table:number-columns-repeated="10" office:value-type="float" office:value="37.409" calcext:value-type="float">
            <text:p>37,409</text:p>
          </table:table-cell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table:number-columns-repeated="10" office:value-type="float" office:value="108" calcext:value-type="float">
            <text:p>108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10" office:value-type="float" office:value="75" calcext:value-type="float">
            <text:p>75</text:p>
          </table:table-cell>
        </table:table-row>
        <table:table-row table:style-name="ro1">
          <table:table-cell table:number-columns-repeated="2" office:value-type="float" office:value="38.27" calcext:value-type="float">
            <text:p>38,27</text:p>
          </table:table-cell>
          <table:table-cell table:number-columns-repeated="10" office:value-type="float" office:value="38.072" calcext:value-type="float">
            <text:p>38,072</text:p>
          </table:table-cell>
          <table:table-cell table:number-columns-repeated="2" office:value-type="float" office:value="36.978" calcext:value-type="float">
            <text:p>36,978</text:p>
          </table:table-cell>
          <table:table-cell table:number-columns-repeated="10" office:value-type="float" office:value="36.083" calcext:value-type="float">
            <text:p>36,083</text:p>
          </table:table-cell>
        </table:table-row>
        <table:table-row table:style-name="ro1">
          <table:table-cell table:number-columns-repeated="2" office:value-type="float" office:value="39.364" calcext:value-type="float">
            <text:p>39,364</text:p>
          </table:table-cell>
          <table:table-cell table:number-columns-repeated="10" office:value-type="float" office:value="39.198" calcext:value-type="float">
            <text:p>39,198</text:p>
          </table:table-cell>
          <table:table-cell table:number-columns-repeated="2" office:value-type="float" office:value="38.403" calcext:value-type="float">
            <text:p>38,403</text:p>
          </table:table-cell>
          <table:table-cell table:number-columns-repeated="10" office:value-type="float" office:value="37.409" calcext:value-type="float">
            <text:p>37,409</text:p>
          </table:table-cell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table:number-columns-repeated="10" office:value-type="float" office:value="108" calcext:value-type="float">
            <text:p>108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10" office:value-type="float" office:value="75" calcext:value-type="float">
            <text:p>75</text:p>
          </table:table-cell>
        </table:table-row>
        <table:table-row table:style-name="ro1">
          <table:table-cell table:number-columns-repeated="12" office:value-type="float" office:value="38.072" calcext:value-type="float">
            <text:p>38,072</text:p>
          </table:table-cell>
          <table:table-cell table:number-columns-repeated="2" office:value-type="float" office:value="36.978" calcext:value-type="float">
            <text:p>36,978</text:p>
          </table:table-cell>
          <table:table-cell table:number-columns-repeated="10" office:value-type="float" office:value="36.083" calcext:value-type="float">
            <text:p>36,083</text:p>
          </table:table-cell>
        </table:table-row>
        <table:table-row table:style-name="ro1">
          <table:table-cell table:number-columns-repeated="12" office:value-type="float" office:value="39.198" calcext:value-type="float">
            <text:p>39,198</text:p>
          </table:table-cell>
          <table:table-cell table:number-columns-repeated="2" office:value-type="float" office:value="38.403" calcext:value-type="float">
            <text:p>38,403</text:p>
          </table:table-cell>
          <table:table-cell table:number-columns-repeated="10" office:value-type="float" office:value="37.409" calcext:value-type="float">
            <text:p>37,409</text:p>
          </table:table-cell>
        </table:table-row>
        <table:table-row table:style-name="ro1">
          <table:table-cell table:number-columns-repeated="12" office:value-type="float" office:value="108" calcext:value-type="float">
            <text:p>108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10" office:value-type="float" office:value="75" calcext:value-type="float">
            <text:p>75</text:p>
          </table:table-cell>
        </table:table-row>
        <table:table-row table:style-name="ro1">
          <table:table-cell table:number-columns-repeated="12" office:value-type="float" office:value="38.072" calcext:value-type="float">
            <text:p>38,072</text:p>
          </table:table-cell>
          <table:table-cell table:number-columns-repeated="2" office:value-type="float" office:value="36.978" calcext:value-type="float">
            <text:p>36,978</text:p>
          </table:table-cell>
          <table:table-cell table:number-columns-repeated="10" office:value-type="float" office:value="36.083" calcext:value-type="float">
            <text:p>36,083</text:p>
          </table:table-cell>
        </table:table-row>
        <table:table-row table:style-name="ro1">
          <table:table-cell table:number-columns-repeated="12" office:value-type="float" office:value="39.198" calcext:value-type="float">
            <text:p>39,198</text:p>
          </table:table-cell>
          <table:table-cell table:number-columns-repeated="2" office:value-type="float" office:value="38.403" calcext:value-type="float">
            <text:p>38,403</text:p>
          </table:table-cell>
          <table:table-cell table:number-columns-repeated="10" office:value-type="float" office:value="37.409" calcext:value-type="float">
            <text:p>37,409</text:p>
          </table:table-cell>
        </table:table-row>
        <table:table-row table:style-name="ro1">
          <table:table-cell table:number-columns-repeated="12" office:value-type="float" office:value="108" calcext:value-type="float">
            <text:p>108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10" office:value-type="float" office:value="75" calcext:value-type="float">
            <text:p>75</text:p>
          </table:table-cell>
        </table:table-row>
        <table:table-row table:style-name="ro1">
          <table:table-cell table:number-columns-repeated="12" office:value-type="float" office:value="38.072" calcext:value-type="float">
            <text:p>38,072</text:p>
          </table:table-cell>
          <table:table-cell table:number-columns-repeated="2" office:value-type="float" office:value="36.978" calcext:value-type="float">
            <text:p>36,978</text:p>
          </table:table-cell>
          <table:table-cell table:number-columns-repeated="10" office:value-type="float" office:value="36.083" calcext:value-type="float">
            <text:p>36,083</text:p>
          </table:table-cell>
        </table:table-row>
        <table:table-row table:style-name="ro1">
          <table:table-cell table:number-columns-repeated="12" office:value-type="float" office:value="39.198" calcext:value-type="float">
            <text:p>39,198</text:p>
          </table:table-cell>
          <table:table-cell table:number-columns-repeated="2" office:value-type="float" office:value="38.403" calcext:value-type="float">
            <text:p>38,403</text:p>
          </table:table-cell>
          <table:table-cell table:number-columns-repeated="10" office:value-type="float" office:value="37.409" calcext:value-type="float">
            <text:p>37,409</text:p>
          </table:table-cell>
        </table:table-row>
        <table:table-row table:style-name="ro1">
          <table:table-cell table:number-columns-repeated="12" office:value-type="float" office:value="108" calcext:value-type="float">
            <text:p>108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10" office:value-type="float" office:value="75" calcext:value-type="float">
            <text:p>75</text:p>
          </table:table-cell>
        </table:table-row>
        <table:table-row table:style-name="ro1">
          <table:table-cell table:number-columns-repeated="12" office:value-type="float" office:value="36.779" calcext:value-type="float">
            <text:p>36,779</text:p>
          </table:table-cell>
          <table:table-cell table:number-columns-repeated="2" office:value-type="float" office:value="35.686" calcext:value-type="float">
            <text:p>35,686</text:p>
          </table:table-cell>
          <table:table-cell table:number-columns-repeated="10" office:value-type="float" office:value="34.791" calcext:value-type="float">
            <text:p>34,791</text:p>
          </table:table-cell>
        </table:table-row>
        <table:table-row table:style-name="ro1">
          <table:table-cell table:number-columns-repeated="12" office:value-type="float" office:value="37.773" calcext:value-type="float">
            <text:p>37,773</text:p>
          </table:table-cell>
          <table:table-cell table:number-columns-repeated="2" office:value-type="float" office:value="36.978" calcext:value-type="float">
            <text:p>36,978</text:p>
          </table:table-cell>
          <table:table-cell table:number-columns-repeated="10" office:value-type="float" office:value="35.984" calcext:value-type="float">
            <text:p>35,984</text:p>
          </table:table-cell>
        </table:table-row>
        <table:table-row table:style-name="ro1">
          <table:table-cell table:number-columns-repeated="12" office:value-type="float" office:value="76" calcext:value-type="float">
            <text:p>76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10" office:value-type="float" office:value="43" calcext:value-type="float">
            <text:p>43</text:p>
          </table:table-cell>
        </table:table-row>
        <table:table-row table:style-name="ro1">
          <table:table-cell table:number-columns-repeated="12" office:value-type="float" office:value="36.779" calcext:value-type="float">
            <text:p>36,779</text:p>
          </table:table-cell>
          <table:table-cell table:number-columns-repeated="2" office:value-type="float" office:value="35.686" calcext:value-type="float">
            <text:p>35,686</text:p>
          </table:table-cell>
          <table:table-cell table:number-columns-repeated="10" office:value-type="float" office:value="34.791" calcext:value-type="float">
            <text:p>34,791</text:p>
          </table:table-cell>
        </table:table-row>
        <table:table-row table:style-name="ro1">
          <table:table-cell table:number-columns-repeated="12" office:value-type="float" office:value="37.773" calcext:value-type="float">
            <text:p>37,773</text:p>
          </table:table-cell>
          <table:table-cell table:number-columns-repeated="2" office:value-type="float" office:value="36.978" calcext:value-type="float">
            <text:p>36,978</text:p>
          </table:table-cell>
          <table:table-cell table:number-columns-repeated="10" office:value-type="float" office:value="35.984" calcext:value-type="float">
            <text:p>35,984</text:p>
          </table:table-cell>
        </table:table-row>
        <table:table-row table:style-name="ro1">
          <table:table-cell table:number-columns-repeated="12" office:value-type="float" office:value="76" calcext:value-type="float">
            <text:p>76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10" office:value-type="float" office:value="43" calcext:value-type="float">
            <text:p>43</text:p>
          </table:table-cell>
        </table:table-row>
        <table:table-row table:style-name="ro1">
          <table:table-cell table:number-columns-repeated="12" office:value-type="float" office:value="36.779" calcext:value-type="float">
            <text:p>36,779</text:p>
          </table:table-cell>
          <table:table-cell table:number-columns-repeated="2" office:value-type="float" office:value="35.686" calcext:value-type="float">
            <text:p>35,686</text:p>
          </table:table-cell>
          <table:table-cell table:number-columns-repeated="10" office:value-type="float" office:value="34.791" calcext:value-type="float">
            <text:p>34,791</text:p>
          </table:table-cell>
        </table:table-row>
        <table:table-row table:style-name="ro1">
          <table:table-cell table:number-columns-repeated="12" office:value-type="float" office:value="37.773" calcext:value-type="float">
            <text:p>37,773</text:p>
          </table:table-cell>
          <table:table-cell table:number-columns-repeated="2" office:value-type="float" office:value="36.978" calcext:value-type="float">
            <text:p>36,978</text:p>
          </table:table-cell>
          <table:table-cell table:number-columns-repeated="10" office:value-type="float" office:value="35.984" calcext:value-type="float">
            <text:p>35,984</text:p>
          </table:table-cell>
        </table:table-row>
        <table:table-row table:style-name="ro1">
          <table:table-cell table:number-columns-repeated="12" office:value-type="float" office:value="76" calcext:value-type="float">
            <text:p>76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10" office:value-type="float" office:value="43" calcext:value-type="float">
            <text:p>43</text:p>
          </table:table-cell>
        </table:table-row>
        <table:table-row table:style-name="ro1">
          <table:table-cell table:number-columns-repeated="12" office:value-type="float" office:value="36.779" calcext:value-type="float">
            <text:p>36,779</text:p>
          </table:table-cell>
          <table:table-cell table:number-columns-repeated="2" office:value-type="float" office:value="35.686" calcext:value-type="float">
            <text:p>35,686</text:p>
          </table:table-cell>
          <table:table-cell table:number-columns-repeated="10" office:value-type="float" office:value="34.791" calcext:value-type="float">
            <text:p>34,791</text:p>
          </table:table-cell>
        </table:table-row>
        <table:table-row table:style-name="ro1">
          <table:table-cell table:number-columns-repeated="12" office:value-type="float" office:value="37.773" calcext:value-type="float">
            <text:p>37,773</text:p>
          </table:table-cell>
          <table:table-cell table:number-columns-repeated="2" office:value-type="float" office:value="36.978" calcext:value-type="float">
            <text:p>36,978</text:p>
          </table:table-cell>
          <table:table-cell table:number-columns-repeated="10" office:value-type="float" office:value="35.984" calcext:value-type="float">
            <text:p>35,984</text:p>
          </table:table-cell>
        </table:table-row>
        <table:table-row table:style-name="ro1">
          <table:table-cell table:number-columns-repeated="12" office:value-type="float" office:value="76" calcext:value-type="float">
            <text:p>76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10" office:value-type="float" office:value="43" calcext:value-type="float">
            <text:p>43</text:p>
          </table:table-cell>
        </table:table-row>
        <table:table-row table:style-name="ro1">
          <table:table-cell table:number-columns-repeated="12" office:value-type="float" office:value="36.779" calcext:value-type="float">
            <text:p>36,779</text:p>
          </table:table-cell>
          <table:table-cell table:number-columns-repeated="2" office:value-type="float" office:value="35.686" calcext:value-type="float">
            <text:p>35,686</text:p>
          </table:table-cell>
          <table:table-cell table:number-columns-repeated="10" office:value-type="float" office:value="34.791" calcext:value-type="float">
            <text:p>34,791</text:p>
          </table:table-cell>
        </table:table-row>
        <table:table-row table:style-name="ro1">
          <table:table-cell table:number-columns-repeated="12" office:value-type="float" office:value="37.773" calcext:value-type="float">
            <text:p>37,773</text:p>
          </table:table-cell>
          <table:table-cell table:number-columns-repeated="2" office:value-type="float" office:value="36.978" calcext:value-type="float">
            <text:p>36,978</text:p>
          </table:table-cell>
          <table:table-cell table:number-columns-repeated="10" office:value-type="float" office:value="35.984" calcext:value-type="float">
            <text:p>35,984</text:p>
          </table:table-cell>
        </table:table-row>
        <table:table-row table:style-name="ro1">
          <table:table-cell table:number-columns-repeated="12" office:value-type="float" office:value="76" calcext:value-type="float">
            <text:p>76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10" office:value-type="float" office:value="43" calcext:value-type="float">
            <text:p>43</text:p>
          </table:table-cell>
        </table:table-row>
        <table:table-row table:style-name="ro1">
          <table:table-cell table:number-columns-repeated="12" office:value-type="float" office:value="36.779" calcext:value-type="float">
            <text:p>36,779</text:p>
          </table:table-cell>
          <table:table-cell table:number-columns-repeated="2" office:value-type="float" office:value="35.686" calcext:value-type="float">
            <text:p>35,686</text:p>
          </table:table-cell>
          <table:table-cell table:number-columns-repeated="10" office:value-type="float" office:value="34.791" calcext:value-type="float">
            <text:p>34,791</text:p>
          </table:table-cell>
        </table:table-row>
        <table:table-row table:style-name="ro1">
          <table:table-cell table:number-columns-repeated="12" office:value-type="float" office:value="37.773" calcext:value-type="float">
            <text:p>37,773</text:p>
          </table:table-cell>
          <table:table-cell table:number-columns-repeated="2" office:value-type="float" office:value="36.978" calcext:value-type="float">
            <text:p>36,978</text:p>
          </table:table-cell>
          <table:table-cell table:number-columns-repeated="10" office:value-type="float" office:value="35.984" calcext:value-type="float">
            <text:p>35,984</text:p>
          </table:table-cell>
        </table:table-row>
        <table:table-row table:style-name="ro1">
          <table:table-cell table:number-columns-repeated="12" office:value-type="float" office:value="76" calcext:value-type="float">
            <text:p>76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10" office:value-type="float" office:value="43" calcext:value-type="float">
            <text:p>43</text:p>
          </table:table-cell>
        </table:table-row>
        <table:table-row table:style-name="ro1">
          <table:table-cell table:number-columns-repeated="12" office:value-type="float" office:value="36.779" calcext:value-type="float">
            <text:p>36,779</text:p>
          </table:table-cell>
          <table:table-cell table:number-columns-repeated="2" office:value-type="float" office:value="35.686" calcext:value-type="float">
            <text:p>35,686</text:p>
          </table:table-cell>
          <table:table-cell table:number-columns-repeated="10" office:value-type="float" office:value="34.791" calcext:value-type="float">
            <text:p>34,791</text:p>
          </table:table-cell>
        </table:table-row>
        <table:table-row table:style-name="ro1">
          <table:table-cell table:number-columns-repeated="12" office:value-type="float" office:value="37.773" calcext:value-type="float">
            <text:p>37,773</text:p>
          </table:table-cell>
          <table:table-cell table:number-columns-repeated="2" office:value-type="float" office:value="36.978" calcext:value-type="float">
            <text:p>36,978</text:p>
          </table:table-cell>
          <table:table-cell table:number-columns-repeated="10" office:value-type="float" office:value="35.984" calcext:value-type="float">
            <text:p>35,984</text:p>
          </table:table-cell>
        </table:table-row>
        <table:table-row table:style-name="ro1">
          <table:table-cell table:number-columns-repeated="12" office:value-type="float" office:value="76" calcext:value-type="float">
            <text:p>76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10" office:value-type="float" office:value="43" calcext:value-type="float">
            <text:p>43</text:p>
          </table:table-cell>
        </table:table-row>
        <table:table-row table:style-name="ro1">
          <table:table-cell table:number-columns-repeated="12" office:value-type="float" office:value="36.779" calcext:value-type="float">
            <text:p>36,779</text:p>
          </table:table-cell>
          <table:table-cell table:number-columns-repeated="2" office:value-type="float" office:value="35.686" calcext:value-type="float">
            <text:p>35,686</text:p>
          </table:table-cell>
          <table:table-cell table:number-columns-repeated="10" office:value-type="float" office:value="34.791" calcext:value-type="float">
            <text:p>34,791</text:p>
          </table:table-cell>
        </table:table-row>
        <table:table-row table:style-name="ro1">
          <table:table-cell table:number-columns-repeated="12" office:value-type="float" office:value="37.773" calcext:value-type="float">
            <text:p>37,773</text:p>
          </table:table-cell>
          <table:table-cell table:number-columns-repeated="2" office:value-type="float" office:value="36.978" calcext:value-type="float">
            <text:p>36,978</text:p>
          </table:table-cell>
          <table:table-cell table:number-columns-repeated="10" office:value-type="float" office:value="35.984" calcext:value-type="float">
            <text:p>35,984</text:p>
          </table:table-cell>
        </table:table-row>
        <table:table-row table:style-name="ro1">
          <table:table-cell table:number-columns-repeated="12" office:value-type="float" office:value="76" calcext:value-type="float">
            <text:p>76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10" office:value-type="float" office:value="43" calcext:value-type="float">
            <text:p>43</text:p>
          </table:table-cell>
        </table:table-row>
        <table:table-row table:style-name="ro1">
          <table:table-cell table:number-columns-repeated="14" office:value-type="float" office:value="35.686" calcext:value-type="float">
            <text:p>35,686</text:p>
          </table:table-cell>
          <table:table-cell table:number-columns-repeated="10" office:value-type="float" office:value="34.791" calcext:value-type="float">
            <text:p>34,791</text:p>
          </table:table-cell>
        </table:table-row>
        <table:table-row table:style-name="ro1">
          <table:table-cell table:number-columns-repeated="14" office:value-type="float" office:value="36.978" calcext:value-type="float">
            <text:p>36,978</text:p>
          </table:table-cell>
          <table:table-cell table:number-columns-repeated="10" office:value-type="float" office:value="35.984" calcext:value-type="float">
            <text:p>35,984</text:p>
          </table:table-cell>
        </table:table-row>
        <table:table-row table:style-name="ro1">
          <table:table-cell table:number-columns-repeated="14" office:value-type="float" office:value="61" calcext:value-type="float">
            <text:p>61</text:p>
          </table:table-cell>
          <table:table-cell table:number-columns-repeated="10" office:value-type="float" office:value="43" calcext:value-type="float">
            <text:p>43</text:p>
          </table:table-cell>
        </table:table-row>
        <table:table-row table:style-name="ro1">
          <table:table-cell table:number-columns-repeated="14" office:value-type="float" office:value="35.686" calcext:value-type="float">
            <text:p>35,686</text:p>
          </table:table-cell>
          <table:table-cell table:number-columns-repeated="10" office:value-type="float" office:value="34.791" calcext:value-type="float">
            <text:p>34,791</text:p>
          </table:table-cell>
        </table:table-row>
        <table:table-row table:style-name="ro1">
          <table:table-cell table:number-columns-repeated="14" office:value-type="float" office:value="36.978" calcext:value-type="float">
            <text:p>36,978</text:p>
          </table:table-cell>
          <table:table-cell table:number-columns-repeated="10" office:value-type="float" office:value="35.984" calcext:value-type="float">
            <text:p>35,984</text:p>
          </table:table-cell>
        </table:table-row>
        <table:table-row table:style-name="ro1">
          <table:table-cell table:number-columns-repeated="14" office:value-type="float" office:value="61" calcext:value-type="float">
            <text:p>61</text:p>
          </table:table-cell>
          <table:table-cell table:number-columns-repeated="10" office:value-type="float" office:value="43" calcext:value-type="float">
            <text:p>43</text:p>
          </table:table-cell>
        </table:table-row>
        <table:table-row table:style-name="ro1">
          <table:table-cell table:number-columns-repeated="24" office:value-type="float" office:value="34.791" calcext:value-type="float">
            <text:p>34,791</text:p>
          </table:table-cell>
        </table:table-row>
        <table:table-row table:style-name="ro1">
          <table:table-cell table:number-columns-repeated="24" office:value-type="float" office:value="35.984" calcext:value-type="float">
            <text:p>35,984</text:p>
          </table:table-cell>
        </table:table-row>
        <table:table-row table:style-name="ro1">
          <table:table-cell table:number-columns-repeated="24" office:value-type="float" office:value="43" calcext:value-type="float">
            <text:p>43</text:p>
          </table:table-cell>
        </table:table-row>
        <table:table-row table:style-name="ro1">
          <table:table-cell table:number-columns-repeated="24" office:value-type="float" office:value="34.791" calcext:value-type="float">
            <text:p>34,791</text:p>
          </table:table-cell>
        </table:table-row>
        <table:table-row table:style-name="ro1">
          <table:table-cell table:number-columns-repeated="24" office:value-type="float" office:value="35.984" calcext:value-type="float">
            <text:p>35,984</text:p>
          </table:table-cell>
        </table:table-row>
        <table:table-row table:style-name="ro1">
          <table:table-cell table:number-columns-repeated="24" office:value-type="float" office:value="43" calcext:value-type="float">
            <text:p>43</text:p>
          </table:table-cell>
        </table:table-row>
        <table:table-row table:style-name="ro1">
          <table:table-cell table:number-columns-repeated="24" office:value-type="float" office:value="34.791" calcext:value-type="float">
            <text:p>34,791</text:p>
          </table:table-cell>
        </table:table-row>
        <table:table-row table:style-name="ro1">
          <table:table-cell table:number-columns-repeated="24" office:value-type="float" office:value="35.984" calcext:value-type="float">
            <text:p>35,984</text:p>
          </table:table-cell>
        </table:table-row>
        <table:table-row table:style-name="ro1">
          <table:table-cell table:number-columns-repeated="24" office:value-type="float" office:value="43" calcext:value-type="float">
            <text:p>43</text:p>
          </table:table-cell>
        </table:table-row>
        <table:table-row table:style-name="ro1">
          <table:table-cell table:number-columns-repeated="24" office:value-type="float" office:value="34.791" calcext:value-type="float">
            <text:p>34,791</text:p>
          </table:table-cell>
        </table:table-row>
        <table:table-row table:style-name="ro1">
          <table:table-cell table:number-columns-repeated="24" office:value-type="float" office:value="35.984" calcext:value-type="float">
            <text:p>35,984</text:p>
          </table:table-cell>
        </table:table-row>
        <table:table-row table:style-name="ro1">
          <table:table-cell table:number-columns-repeated="24" office:value-type="float" office:value="43" calcext:value-type="float">
            <text:p>43</text:p>
          </table:table-cell>
        </table:table-row>
        <table:table-row table:style-name="ro1">
          <table:table-cell table:number-columns-repeated="24" office:value-type="float" office:value="34.791" calcext:value-type="float">
            <text:p>34,791</text:p>
          </table:table-cell>
        </table:table-row>
        <table:table-row table:style-name="ro1">
          <table:table-cell table:number-columns-repeated="24" office:value-type="float" office:value="35.984" calcext:value-type="float">
            <text:p>35,984</text:p>
          </table:table-cell>
        </table:table-row>
        <table:table-row table:style-name="ro1">
          <table:table-cell table:number-columns-repeated="24" office:value-type="float" office:value="43" calcext:value-type="float">
            <text:p>43</text:p>
          </table:table-cell>
        </table:table-row>
        <table:table-row table:style-name="ro1">
          <table:table-cell table:number-columns-repeated="24" office:value-type="float" office:value="34.791" calcext:value-type="float">
            <text:p>34,791</text:p>
          </table:table-cell>
        </table:table-row>
        <table:table-row table:style-name="ro1">
          <table:table-cell table:number-columns-repeated="24" office:value-type="float" office:value="35.984" calcext:value-type="float">
            <text:p>35,984</text:p>
          </table:table-cell>
        </table:table-row>
        <table:table-row table:style-name="ro1">
          <table:table-cell table:number-columns-repeated="24" office:value-type="float" office:value="43" calcext:value-type="float">
            <text:p>43</text:p>
          </table:table-cell>
        </table:table-row>
        <table:table-row table:style-name="ro1">
          <table:table-cell table:number-columns-repeated="24" office:value-type="float" office:value="34.791" calcext:value-type="float">
            <text:p>34,791</text:p>
          </table:table-cell>
        </table:table-row>
        <table:table-row table:style-name="ro1">
          <table:table-cell table:number-columns-repeated="24" office:value-type="float" office:value="35.984" calcext:value-type="float">
            <text:p>35,984</text:p>
          </table:table-cell>
        </table:table-row>
        <table:table-row table:style-name="ro1">
          <table:table-cell table:number-columns-repeated="24" office:value-type="float" office:value="43" calcext:value-type="float">
            <text:p>43</text:p>
          </table:table-cell>
        </table:table-row>
        <table:table-row table:style-name="ro1">
          <table:table-cell table:number-columns-repeated="2" office:value-type="float" office:value="33.499" calcext:value-type="float">
            <text:p>33,499</text:p>
          </table:table-cell>
          <table:table-cell table:number-columns-repeated="3" office:value-type="float" office:value="33.201" calcext:value-type="float">
            <text:p>33,201</text:p>
          </table:table-cell>
          <table:table-cell table:number-columns-repeated="4" office:value-type="float" office:value="32.803" calcext:value-type="float">
            <text:p>32,80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4.659" calcext:value-type="float">
            <text:p>34,659</text:p>
          </table:table-cell>
          <table:table-cell table:number-columns-repeated="3" office:value-type="float" office:value="34.394" calcext:value-type="float">
            <text:p>34,394</text:p>
          </table:table-cell>
          <table:table-cell table:number-columns-repeated="4" office:value-type="float" office:value="33.996" calcext:value-type="float">
            <text:p>33,996</text:p>
          </table:table-cell>
          <table:table-cell table:number-columns-repeated="15" office:value-type="float" office:value="33.333" calcext:value-type="float">
            <text:p>33,333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.499" calcext:value-type="float">
            <text:p>33,499</text:p>
          </table:table-cell>
          <table:table-cell table:number-columns-repeated="3" office:value-type="float" office:value="33.201" calcext:value-type="float">
            <text:p>33,201</text:p>
          </table:table-cell>
          <table:table-cell table:number-columns-repeated="4" office:value-type="float" office:value="32.803" calcext:value-type="float">
            <text:p>32,80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4.659" calcext:value-type="float">
            <text:p>34,659</text:p>
          </table:table-cell>
          <table:table-cell table:number-columns-repeated="3" office:value-type="float" office:value="34.394" calcext:value-type="float">
            <text:p>34,394</text:p>
          </table:table-cell>
          <table:table-cell table:number-columns-repeated="4" office:value-type="float" office:value="33.996" calcext:value-type="float">
            <text:p>33,996</text:p>
          </table:table-cell>
          <table:table-cell table:number-columns-repeated="15" office:value-type="float" office:value="33.333" calcext:value-type="float">
            <text:p>33,333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.499" calcext:value-type="float">
            <text:p>33,499</text:p>
          </table:table-cell>
          <table:table-cell table:number-columns-repeated="3" office:value-type="float" office:value="33.201" calcext:value-type="float">
            <text:p>33,201</text:p>
          </table:table-cell>
          <table:table-cell table:number-columns-repeated="4" office:value-type="float" office:value="32.803" calcext:value-type="float">
            <text:p>32,80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4.659" calcext:value-type="float">
            <text:p>34,659</text:p>
          </table:table-cell>
          <table:table-cell table:number-columns-repeated="3" office:value-type="float" office:value="34.394" calcext:value-type="float">
            <text:p>34,394</text:p>
          </table:table-cell>
          <table:table-cell table:number-columns-repeated="4" office:value-type="float" office:value="33.996" calcext:value-type="float">
            <text:p>33,996</text:p>
          </table:table-cell>
          <table:table-cell table:number-columns-repeated="15" office:value-type="float" office:value="33.333" calcext:value-type="float">
            <text:p>33,333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.499" calcext:value-type="float">
            <text:p>33,499</text:p>
          </table:table-cell>
          <table:table-cell table:number-columns-repeated="3" office:value-type="float" office:value="33.201" calcext:value-type="float">
            <text:p>33,201</text:p>
          </table:table-cell>
          <table:table-cell table:number-columns-repeated="4" office:value-type="float" office:value="32.803" calcext:value-type="float">
            <text:p>32,80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4.659" calcext:value-type="float">
            <text:p>34,659</text:p>
          </table:table-cell>
          <table:table-cell table:number-columns-repeated="3" office:value-type="float" office:value="34.394" calcext:value-type="float">
            <text:p>34,394</text:p>
          </table:table-cell>
          <table:table-cell table:number-columns-repeated="4" office:value-type="float" office:value="33.996" calcext:value-type="float">
            <text:p>33,996</text:p>
          </table:table-cell>
          <table:table-cell table:number-columns-repeated="15" office:value-type="float" office:value="33.333" calcext:value-type="float">
            <text:p>33,333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6000" meta:object-count="0"/>
    <meta:generator>LibreOffice/6.2.3.2$Windows_X86_64 LibreOffice_project/aecc05fe267cc68dde00352a451aa867b3b546ac</meta:generator>
  </office:meta>
</office:document-meta>
</file>